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1" svg:font-family="'Liberation Mono'" style:font-family-generic="system" style:font-pitch="variable"/>
    <style:font-face style:name="Liberation Sans2" svg:font-family="'Liberation Sans'" style:font-family-generic="system" style:font-pitch="variable"/>
    <style:font-face style:name="OpenSymbol1" svg:font-family="OpenSymbo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0.1665in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top="0in" fo:margin-bottom="0in" style:contextual-spacing="false" fo:line-height="0.1665in"/>
      <style:text-properties style:text-line-through-style="none" style:text-line-through-type="none" style:font-name="Liberation Sans1" fo:font-size="12pt" fo:letter-spacing="normal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scale="100%"/>
    </style:style>
    <style:style style:name="P3" style:family="paragraph" style:parent-style-name="Standard">
      <style:paragraph-properties fo:margin-top="0in" fo:margin-bottom="0in" style:contextual-spacing="false" fo:line-height="0.139in"/>
      <style:text-properties style:text-line-through-style="none" style:text-line-through-type="none" style:font-name="Liberation Sans1" fo:font-size="10pt" fo:letter-spacing="normal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P4" style:family="paragraph" style:parent-style-name="Standard">
      <style:paragraph-properties fo:margin-top="0in" fo:margin-bottom="0in" style:contextual-spacing="false" fo:line-height="0.0972in"/>
      <style:text-properties style:text-line-through-style="none" style:text-line-through-type="none" style:font-name="Liberation Sans1" fo:font-size="7pt" fo:letter-spacing="normal" fo:font-style="normal" style:text-underline-style="none" fo:font-weight="normal" style:font-name-asian="Liberation Sans2" style:font-size-asian="7pt" style:font-style-asian="normal" style:font-weight-asian="normal" style:font-name-complex="Liberation Sans2" style:font-size-complex="7pt" style:font-style-complex="normal" style:font-weight-complex="normal" style:text-scale="100%"/>
    </style:style>
    <style:style style:name="P5" style:family="paragraph" style:parent-style-name="Standard">
      <style:paragraph-properties fo:margin-top="0in" fo:margin-bottom="0in" style:contextual-spacing="false" fo:line-height="0.0835in"/>
      <style:text-properties style:text-line-through-style="none" style:text-line-through-type="none" style:font-name="Liberation Sans1" fo:font-size="6pt" fo:letter-spacing="normal" fo:font-style="normal" style:text-underline-style="none" fo:font-weight="normal" style:font-name-asian="Liberation Sans2" style:font-size-asian="6pt" style:font-style-asian="normal" style:font-weight-asian="normal" style:font-name-complex="Liberation Sans2" style:font-size-complex="6pt" style:font-style-complex="normal" style:font-weight-complex="normal" style:text-scale="100%"/>
    </style:style>
    <style:style style:name="P6" style:family="paragraph" style:parent-style-name="Standard">
      <style:paragraph-properties fo:margin-top="0in" fo:margin-bottom="0in" style:contextual-spacing="false" fo:line-height="0.0835in"/>
      <style:text-properties style:text-line-through-style="none" style:text-line-through-type="none" style:font-name="Liberation Mono" fo:font-size="6pt" fo:letter-spacing="normal" fo:font-style="normal" style:text-underline-style="none" fo:font-weight="normal" style:font-name-asian="Liberation Mono1" style:font-size-asian="6pt" style:font-style-asian="normal" style:font-weight-asian="normal" style:font-name-complex="Liberation Mono1" style:font-size-complex="6pt" style:font-style-complex="normal" style:font-weight-complex="normal" style:text-scale="100%"/>
    </style:style>
    <style:style style:name="P7" style:family="paragraph" style:parent-style-name="Standard">
      <style:paragraph-properties fo:margin-top="0in" fo:margin-bottom="0in" style:contextual-spacing="false" fo:line-height="0.0807in"/>
      <style:text-properties style:text-line-through-style="none" style:text-line-through-type="none" style:font-name="Liberation Mono" fo:font-size="5.5pt" fo:letter-spacing="normal" fo:font-style="normal" style:text-underline-style="none" fo:font-weight="normal" style:font-name-asian="Liberation Mono1" style:font-size-asian="5.5pt" style:font-style-asian="normal" style:font-weight-asian="normal" style:font-name-complex="Liberation Mono1" style:font-size-complex="5.5pt" style:font-style-complex="normal" style:font-weight-complex="normal" style:text-scale="100%"/>
    </style:style>
    <style:style style:name="P8" style:family="paragraph" style:parent-style-name="Standard">
      <style:paragraph-properties fo:margin-top="0in" fo:margin-bottom="0in" style:contextual-spacing="false" fo:line-height="0.1665in"/>
      <style:text-properties style:text-line-through-style="none" style:text-line-through-type="none" style:font-name="Arial" fo:font-size="12pt" fo:letter-spacing="0.0071in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0%"/>
    </style:style>
    <style:style style:name="P9" style:family="paragraph" style:parent-style-name="Standard">
      <style:paragraph-properties fo:margin-top="0in" fo:margin-bottom="0in" style:contextual-spacing="false" fo:line-height="0.1665in"/>
      <style:text-properties style:text-line-through-style="none" style:text-line-through-type="none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83%"/>
    </style:style>
    <style:style style:name="P10" style:family="paragraph" style:parent-style-name="Standard">
      <style:paragraph-properties fo:margin-top="0in" fo:margin-bottom="0in" style:contextual-spacing="false" fo:line-height="0.1665in"/>
      <style:text-properties style:text-line-through-style="none" style:text-line-through-type="none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8%"/>
    </style:style>
    <style:style style:name="P11" style:family="paragraph" style:parent-style-name="Standard">
      <style:paragraph-properties fo:margin-top="0in" fo:margin-bottom="0in" style:contextual-spacing="false" fo:line-height="0.1665in"/>
      <style:text-properties style:text-line-through-style="none" style:text-line-through-type="none" style:font-name="Arial" fo:font-size="12pt" fo:letter-spacing="-0.0043in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8%"/>
    </style:style>
    <style:style style:name="P12" style:family="paragraph" style:parent-style-name="Standard">
      <style:paragraph-properties fo:margin-top="0in" fo:margin-bottom="0in" style:contextual-spacing="false" fo:line-height="0.1665in"/>
      <style:text-properties style:text-line-through-style="none" style:text-line-through-type="none" style:font-name="Arial" fo:font-size="12pt" fo:letter-spacing="0.0146in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0%"/>
    </style:style>
    <style:style style:name="P13" style:family="paragraph" style:parent-style-name="Standard">
      <style:paragraph-properties fo:margin-top="0in" fo:margin-bottom="0in" style:contextual-spacing="false" fo:line-height="0.1665in"/>
      <style:text-properties style:text-line-through-style="none" style:text-line-through-type="none" style:font-name="Arial" fo:font-size="12pt" fo:letter-spacing="-0.0016in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8%"/>
    </style:style>
    <style:style style:name="P14" style:family="paragraph" style:parent-style-name="Standard">
      <style:paragraph-properties fo:margin-top="0in" fo:margin-bottom="0in" style:contextual-spacing="false" fo:line-height="0.1665in"/>
      <style:text-properties style:text-line-through-style="none" style:text-line-through-type="none" style:font-name="Arial" fo:font-size="12pt" fo:letter-spacing="0.0291in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0%"/>
    </style:style>
    <style:style style:name="P15" style:family="paragraph" style:parent-style-name="Standard">
      <style:paragraph-properties fo:margin-top="0in" fo:margin-bottom="0in" style:contextual-spacing="false" fo:line-height="0.1665in"/>
      <style:text-properties style:text-line-through-style="none" style:text-line-through-type="none" style:font-name="Arial" fo:font-size="12pt" fo:letter-spacing="0.0189in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83%"/>
    </style:style>
    <style:style style:name="P16" style:family="paragraph" style:parent-style-name="Standard">
      <style:paragraph-properties fo:margin-top="0in" fo:margin-bottom="0in" style:contextual-spacing="false" fo:line-height="0.1665in"/>
      <style:text-properties style:text-line-through-style="none" style:text-line-through-type="none" style:font-name="Arial" fo:font-size="12pt" fo:letter-spacing="0.0189in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8%"/>
    </style:style>
    <style:style style:name="P17" style:family="paragraph" style:parent-style-name="Standard">
      <style:paragraph-properties fo:margin-top="0in" fo:margin-bottom="0in" style:contextual-spacing="false" fo:line-height="0.1665in"/>
      <style:text-properties style:text-line-through-style="none" style:text-line-through-type="none" style:font-name="Arial" fo:font-size="12pt" fo:letter-spacing="0.0047in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0%"/>
    </style:style>
    <style:style style:name="P18" style:family="paragraph" style:parent-style-name="Standard">
      <style:paragraph-properties fo:margin-top="0in" fo:margin-bottom="0in" style:contextual-spacing="false" fo:line-height="0.1665in"/>
      <style:text-properties style:text-line-through-style="none" style:text-line-through-type="none" style:font-name="Arial" fo:font-size="12pt" fo:letter-spacing="0.0075in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8%"/>
    </style:style>
    <style:style style:name="P19" style:family="paragraph" style:parent-style-name="Standard" style:master-page-name="Standard">
      <style:paragraph-properties fo:margin-top="0in" fo:margin-bottom="0in" style:contextual-spacing="false" fo:line-height="0.1665in" style:page-number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0" style:family="paragraph" style:parent-style-name="Standard">
      <style:paragraph-properties fo:margin-top="0in" fo:margin-bottom="0.0043in" style:contextual-spacing="false" fo:line-height="0.111in"/>
      <style:text-properties style:font-name="Times New Roman" fo:font-size="8pt" style:font-name-asian="Times New Roman1" style:font-size-asian="8pt" style:font-name-complex="Times New Roman1" style:font-size-complex="8pt"/>
    </style:style>
    <style:style style:name="P21" style:family="paragraph" style:parent-style-name="Standard">
      <style:paragraph-properties fo:margin-top="0in" fo:margin-bottom="0.0043in" style:contextual-spacing="false" fo:line-height="0.1528in"/>
      <style:text-properties style:text-line-through-style="none" style:text-line-through-type="none" style:font-name="Liberation Sans1" fo:font-size="11pt" fo:letter-spacing="normal" fo:font-style="normal" style:text-underline-style="none" fo:font-weight="normal" style:font-name-asian="Liberation Sans2" style:font-size-asian="11pt" style:font-style-asian="normal" style:font-weight-asian="normal" style:font-name-complex="Liberation Sans2" style:font-size-complex="11pt" style:font-style-complex="normal" style:font-weight-complex="normal" style:text-scale="100%"/>
    </style:style>
    <style:style style:name="P22" style:family="paragraph" style:parent-style-name="Standard">
      <style:paragraph-properties fo:margin-top="0in" fo:margin-bottom="0.0043in" style:contextual-spacing="false" fo:line-height="0.1252in"/>
      <style:text-properties style:text-line-through-style="none" style:text-line-through-type="none" style:font-name="Liberation Sans1" fo:font-size="9pt" fo:letter-spacing="normal" fo:font-style="normal" style:text-underline-style="none" fo:font-weight="normal" style:font-name-asian="Liberation Sans2" style:font-size-asian="9pt" style:font-style-asian="normal" style:font-weight-asian="normal" style:font-name-complex="Liberation Sans2" style:font-size-complex="9pt" style:font-style-complex="normal" style:font-weight-complex="normal" style:text-scale="100%"/>
    </style:style>
    <style:style style:name="P23" style:family="paragraph" style:parent-style-name="Standard">
      <style:paragraph-properties fo:margin-left="2.8984in" fo:margin-right="-0.0138in" fo:margin-top="0in" fo:margin-bottom="0in" style:contextual-spacing="false" fo:line-height="100%" fo:text-align="start" style:justify-single-word="false" fo:text-indent="0in" style:auto-text-indent="false"/>
    </style:style>
    <style:style style:name="P24" style:family="paragraph" style:parent-style-name="Standard">
      <style:paragraph-properties fo:margin-top="0in" fo:margin-bottom="0.0063in" style:contextual-spacing="false" fo:line-height="0.1528in"/>
      <style:text-properties style:text-line-through-style="none" style:text-line-through-type="none" style:font-name="Liberation Sans1" fo:font-size="11pt" fo:letter-spacing="normal" fo:font-style="normal" style:text-underline-style="none" fo:font-weight="normal" style:font-name-asian="Liberation Sans2" style:font-size-asian="11pt" style:font-style-asian="normal" style:font-weight-asian="normal" style:font-name-complex="Liberation Sans2" style:font-size-complex="11pt" style:font-style-complex="normal" style:font-weight-complex="normal" style:text-scale="100%"/>
    </style:style>
    <style:style style:name="P25" style:family="paragraph" style:parent-style-name="Standard">
      <style:paragraph-properties fo:margin-top="0in" fo:margin-bottom="0.0063in" style:contextual-spacing="false" fo:line-height="0.1528in" fo:text-align="center" style:justify-single-word="false"/>
      <style:text-properties style:text-line-through-style="none" style:text-line-through-type="none" style:font-name="Liberation Sans1" fo:font-size="11pt" fo:letter-spacing="normal" fo:font-style="normal" style:text-underline-style="none" fo:font-weight="normal" style:font-name-asian="Liberation Sans2" style:font-size-asian="11pt" style:font-style-asian="normal" style:font-weight-asian="normal" style:font-name-complex="Liberation Sans2" style:font-size-complex="11pt" style:font-style-complex="normal" style:font-weight-complex="normal" style:text-scale="100%"/>
    </style:style>
    <style:style style:name="P26" style:family="paragraph" style:parent-style-name="Standard">
      <style:paragraph-properties fo:margin-top="0in" fo:margin-bottom="0.0063in" style:contextual-spacing="false" fo:line-height="0.0972in"/>
      <style:text-properties style:text-line-through-style="none" style:text-line-through-type="none" style:font-name="Liberation Sans1" fo:font-size="7pt" fo:letter-spacing="normal" fo:font-style="normal" style:text-underline-style="none" fo:font-weight="normal" style:font-name-asian="Liberation Sans2" style:font-size-asian="7pt" style:font-style-asian="normal" style:font-weight-asian="normal" style:font-name-complex="Liberation Sans2" style:font-size-complex="7pt" style:font-style-complex="normal" style:font-weight-complex="normal" style:text-scale="100%"/>
    </style:style>
    <style:style style:name="P27" style:family="paragraph" style:parent-style-name="Standard">
      <style:paragraph-properties fo:margin-top="0in" fo:margin-bottom="0.0063in" style:contextual-spacing="false" fo:line-height="0.0972in"/>
      <style:text-properties style:font-name="Times New Roman" fo:font-size="7pt" style:font-name-asian="Times New Roman1" style:font-size-asian="7pt" style:font-name-complex="Times New Roman1" style:font-size-complex="7pt"/>
    </style:style>
    <style:style style:name="P28" style:family="paragraph" style:parent-style-name="Standard">
      <style:paragraph-properties fo:margin-top="0in" fo:margin-bottom="0.0701in" style:contextual-spacing="false" fo:line-height="0.1665in"/>
      <style:text-properties style:text-line-through-style="none" style:text-line-through-type="none" style:font-name="Liberation Sans1" fo:font-size="12pt" fo:letter-spacing="normal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scale="100%"/>
    </style:style>
    <style:style style:name="P29" style:family="paragraph" style:parent-style-name="Standard">
      <style:paragraph-properties fo:margin-top="0in" fo:margin-bottom="0.0701in" style:contextual-spacing="false" fo:line-height="0.1665in" fo:break-before="column"/>
      <style:text-properties style:text-line-through-style="none" style:text-line-through-type="none" style:font-name="Arial" fo:font-size="12pt" fo:letter-spacing="0.0291in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0%"/>
    </style:style>
    <style:style style:name="P30" style:family="paragraph" style:parent-style-name="Standard">
      <style:paragraph-properties fo:margin-top="0in" fo:margin-bottom="0.0701in" style:contextual-spacing="false" fo:line-height="0.1665in" fo:break-before="column"/>
      <style:text-properties style:text-line-through-style="none" style:text-line-through-type="none" style:font-name="Arial" fo:font-size="12pt" fo:letter-spacing="0.0181in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0%"/>
    </style:style>
    <style:style style:name="P31" style:family="paragraph" style:parent-style-name="Standard">
      <style:paragraph-properties fo:margin-left="2.9311in" fo:margin-right="-0.0138in" fo:margin-top="0in" fo:margin-bottom="0in" style:contextual-spacing="false" fo:line-height="100%" fo:text-indent="0in" style:auto-text-indent="false"/>
    </style:style>
    <style:style style:name="P32" style:family="paragraph" style:parent-style-name="Standard" style:master-page-name="Converted1">
      <style:paragraph-properties fo:margin-left="1.9165in" fo:margin-right="-0.0138in" fo:margin-top="0in" fo:margin-bottom="0in" style:contextual-spacing="false" fo:line-height="100%" fo:text-indent="0in" style:auto-text-indent="false" style:page-number="auto"/>
    </style:style>
    <style:style style:name="P33" style:family="paragraph" style:parent-style-name="Standard">
      <style:paragraph-properties fo:margin-top="0in" fo:margin-bottom="0.0819in" style:contextual-spacing="false" fo:line-height="0.1665in"/>
      <style:text-properties style:text-line-through-style="none" style:text-line-through-type="none" style:font-name="Liberation Mono" fo:font-size="12pt" fo:letter-spacing="normal" fo:font-style="normal" style:text-underline-style="none" fo:font-weight="normal" style:font-name-asian="Liberation Mono1" style:font-size-asian="12pt" style:font-style-asian="normal" style:font-weight-asian="normal" style:font-name-complex="Liberation Mono1" style:font-size-complex="12pt" style:font-style-complex="normal" style:font-weight-complex="normal" style:text-scale="100%"/>
    </style:style>
    <style:style style:name="P34" style:family="paragraph" style:parent-style-name="Standard">
      <style:paragraph-properties fo:margin-left="0in" fo:margin-right="-0.0138in" fo:margin-top="0in" fo:margin-bottom="0in" style:contextual-spacing="false" fo:line-height="100%" fo:text-indent="0in" style:auto-text-indent="false"/>
    </style:style>
    <style:style style:name="P35" style:family="paragraph" style:parent-style-name="Standard">
      <style:paragraph-properties fo:margin-left="0in" fo:margin-right="-0.0138in" fo:margin-top="0in" fo:margin-bottom="0in" style:contextual-spacing="false" fo:line-height="97%" fo:text-indent="0in" style:auto-text-indent="false"/>
    </style:style>
    <style:style style:name="P36" style:family="paragraph" style:parent-style-name="Standard">
      <style:paragraph-properties fo:margin-left="0in" fo:margin-right="-0.0138in" fo:margin-top="0in" fo:margin-bottom="0in" style:contextual-spacing="false" fo:line-height="97%" fo:text-indent="0in" style:auto-text-indent="false" fo:break-before="column"/>
    </style:style>
    <style:style style:name="P37" style:family="paragraph" style:parent-style-name="Standard">
      <style:paragraph-properties fo:margin-left="0in" fo:margin-right="-0.0138in" fo:margin-top="0in" fo:margin-bottom="0in" style:contextual-spacing="false" fo:line-height="100%" fo:text-indent="0in" style:auto-text-indent="false" fo:break-before="column"/>
    </style:style>
    <style:style style:name="P38" style:family="paragraph" style:parent-style-name="Standard" style:master-page-name="Converted5">
      <style:paragraph-properties fo:margin-left="0in" fo:margin-right="-0.0138in" fo:margin-top="0in" fo:margin-bottom="0in" style:contextual-spacing="false" fo:line-height="100%" fo:text-indent="0in" style:auto-text-indent="false" style:page-number="auto"/>
    </style:style>
    <style:style style:name="P39" style:family="paragraph" style:parent-style-name="Standard" style:master-page-name="Converted7">
      <style:paragraph-properties fo:margin-left="0in" fo:margin-right="-0.0138in" fo:margin-top="0in" fo:margin-bottom="0in" style:contextual-spacing="false" fo:line-height="100%" fo:text-indent="0in" style:auto-text-indent="false" style:page-number="auto"/>
    </style:style>
    <style:style style:name="P40" style:family="paragraph" style:parent-style-name="Standard" style:master-page-name="Converted9">
      <style:paragraph-properties fo:margin-left="0in" fo:margin-right="-0.0138in" fo:margin-top="0in" fo:margin-bottom="0in" style:contextual-spacing="false" fo:line-height="100%" fo:text-indent="0in" style:auto-text-indent="false" style:page-number="auto"/>
    </style:style>
    <style:style style:name="P41" style:family="paragraph" style:parent-style-name="Standard" style:master-page-name="Converted11">
      <style:paragraph-properties fo:margin-left="0in" fo:margin-right="-0.0138in" fo:margin-top="0in" fo:margin-bottom="0in" style:contextual-spacing="false" fo:line-height="100%" fo:text-indent="0in" style:auto-text-indent="false" style:page-number="auto"/>
    </style:style>
    <style:style style:name="P42" style:family="paragraph" style:parent-style-name="Standard" style:master-page-name="Converted15">
      <style:paragraph-properties fo:margin-left="0in" fo:margin-right="-0.0138in" fo:margin-top="0in" fo:margin-bottom="0in" style:contextual-spacing="false" fo:line-height="100%" fo:text-indent="0in" style:auto-text-indent="false" style:page-number="auto"/>
    </style:style>
    <style:style style:name="P43" style:family="paragraph" style:parent-style-name="Standard" style:master-page-name="Converted17">
      <style:paragraph-properties fo:margin-left="0in" fo:margin-right="-0.0138in" fo:margin-top="0in" fo:margin-bottom="0in" style:contextual-spacing="false" fo:line-height="100%" fo:text-indent="0in" style:auto-text-indent="false" style:page-number="auto"/>
    </style:style>
    <style:style style:name="P44" style:family="paragraph" style:parent-style-name="Standard" style:master-page-name="Converted19">
      <style:paragraph-properties fo:margin-left="0in" fo:margin-right="-0.0138in" fo:margin-top="0in" fo:margin-bottom="0in" style:contextual-spacing="false" fo:line-height="100%" fo:text-indent="0in" style:auto-text-indent="false" style:page-number="auto"/>
    </style:style>
    <style:style style:name="P45" style:family="paragraph" style:parent-style-name="Standard" style:master-page-name="Converted21">
      <style:paragraph-properties fo:margin-left="0in" fo:margin-right="-0.0138in" fo:margin-top="0in" fo:margin-bottom="0in" style:contextual-spacing="false" fo:line-height="100%" fo:text-indent="0in" style:auto-text-indent="false" style:page-number="auto"/>
    </style:style>
    <style:style style:name="P46" style:family="paragraph" style:parent-style-name="Standard" style:master-page-name="Converted23">
      <style:paragraph-properties fo:margin-left="0in" fo:margin-right="-0.0138in" fo:margin-top="0in" fo:margin-bottom="0in" style:contextual-spacing="false" fo:line-height="100%" fo:text-indent="0in" style:auto-text-indent="false" style:page-number="auto"/>
    </style:style>
    <style:style style:name="P47" style:family="paragraph" style:parent-style-name="Standard" style:master-page-name="Converted25">
      <style:paragraph-properties fo:margin-left="0in" fo:margin-right="-0.0138in" fo:margin-top="0in" fo:margin-bottom="0in" style:contextual-spacing="false" fo:line-height="100%" fo:text-indent="0in" style:auto-text-indent="false" style:page-number="auto"/>
    </style:style>
    <style:style style:name="P48" style:family="paragraph" style:parent-style-name="Standard" style:master-page-name="Converted27">
      <style:paragraph-properties fo:margin-left="0in" fo:margin-right="-0.0138in" fo:margin-top="0in" fo:margin-bottom="0in" style:contextual-spacing="false" fo:line-height="100%" fo:text-indent="0in" style:auto-text-indent="false" style:page-number="auto"/>
    </style:style>
    <style:style style:name="P49" style:family="paragraph" style:parent-style-name="Standard" style:master-page-name="Converted31">
      <style:paragraph-properties fo:margin-left="0in" fo:margin-right="-0.0138in" fo:margin-top="0in" fo:margin-bottom="0in" style:contextual-spacing="false" fo:line-height="100%" fo:text-indent="0in" style:auto-text-indent="false" style:page-number="auto"/>
    </style:style>
    <style:style style:name="P50" style:family="paragraph" style:parent-style-name="Standard" style:master-page-name="Converted33">
      <style:paragraph-properties fo:margin-left="0in" fo:margin-right="-0.0138in" fo:margin-top="0in" fo:margin-bottom="0in" style:contextual-spacing="false" fo:line-height="100%" fo:text-indent="0in" style:auto-text-indent="false" style:page-number="auto"/>
    </style:style>
    <style:style style:name="P51" style:family="paragraph" style:parent-style-name="Standard" style:master-page-name="Converted37">
      <style:paragraph-properties fo:margin-left="0in" fo:margin-right="-0.0138in" fo:margin-top="0in" fo:margin-bottom="0in" style:contextual-spacing="false" fo:line-height="100%" fo:text-indent="0in" style:auto-text-indent="false" style:page-number="auto"/>
    </style:style>
    <style:style style:name="P52" style:family="paragraph" style:parent-style-name="Standard">
      <style:paragraph-properties fo:margin-left="0in" fo:margin-right="-0.0138in" fo:margin-top="0.0819in" fo:margin-bottom="0in" style:contextual-spacing="false" fo:line-height="100%" fo:text-indent="0in" style:auto-text-indent="false"/>
    </style:style>
    <style:style style:name="P53" style:family="paragraph" style:parent-style-name="Standard">
      <style:paragraph-properties fo:margin-left="0in" fo:margin-right="-0.0138in" fo:margin-top="0.0319in" fo:margin-bottom="0in" style:contextual-spacing="false" fo:line-height="100%" fo:text-indent="0in" style:auto-text-indent="false"/>
    </style:style>
    <style:style style:name="P54" style:family="paragraph" style:parent-style-name="Standard">
      <style:paragraph-properties fo:margin-left="-0.0138in" fo:margin-right="1.4071in" fo:margin-top="0in" fo:margin-bottom="0in" style:contextual-spacing="false" fo:line-height="100%" fo:text-align="start" style:justify-single-word="false" fo:text-indent="0in" style:auto-text-indent="false"/>
    </style:style>
    <style:style style:name="P55" style:family="paragraph" style:parent-style-name="Standard">
      <style:paragraph-properties fo:margin-top="0in" fo:margin-bottom="0.0091in" style:contextual-spacing="false" fo:line-height="0.139in"/>
      <style:text-properties style:text-line-through-style="none" style:text-line-through-type="none" style:font-name="Liberation Sans1" fo:font-size="10pt" fo:letter-spacing="normal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P56" style:family="paragraph" style:parent-style-name="Standard">
      <style:paragraph-properties fo:margin-top="0in" fo:margin-bottom="0.0091in" style:contextual-spacing="false" fo:line-height="0.1528in"/>
      <style:text-properties style:text-line-through-style="none" style:text-line-through-type="none" style:font-name="Liberation Sans1" fo:font-size="11pt" fo:letter-spacing="normal" fo:font-style="normal" style:text-underline-style="none" fo:font-weight="normal" style:font-name-asian="Liberation Sans2" style:font-size-asian="11pt" style:font-style-asian="normal" style:font-weight-asian="normal" style:font-name-complex="Liberation Sans2" style:font-size-complex="11pt" style:font-style-complex="normal" style:font-weight-complex="normal" style:text-scale="100%"/>
    </style:style>
    <style:style style:name="P57" style:family="paragraph" style:parent-style-name="Standard">
      <style:paragraph-properties fo:margin-top="0in" fo:margin-bottom="0.0091in" style:contextual-spacing="false" fo:line-height="0.111in"/>
      <style:text-properties style:text-line-through-style="none" style:text-line-through-type="none" style:font-name="Liberation Sans1" fo:font-size="8pt" fo:letter-spacing="normal" fo:font-style="normal" style:text-underline-style="none" fo:font-weight="normal" style:font-name-asian="Liberation Sans2" style:font-size-asian="8pt" style:font-style-asian="normal" style:font-weight-asian="normal" style:font-name-complex="Liberation Sans2" style:font-size-complex="8pt" style:font-style-complex="normal" style:font-weight-complex="normal" style:text-scale="100%"/>
    </style:style>
    <style:style style:name="P58" style:family="paragraph" style:parent-style-name="Standard">
      <style:paragraph-properties fo:margin-top="0in" fo:margin-bottom="0.0091in" style:contextual-spacing="false" fo:line-height="0.1528in"/>
      <style:text-properties style:text-line-through-style="none" style:text-line-through-type="none" style:font-name="Arial" fo:font-size="11pt" fo:letter-spacing="-0.0043in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8%"/>
    </style:style>
    <style:style style:name="P59" style:family="paragraph" style:parent-style-name="Standard">
      <style:paragraph-properties fo:margin-top="0in" fo:margin-bottom="0.0091in" style:contextual-spacing="false" fo:line-height="0.1528in"/>
      <style:text-properties style:text-line-through-style="none" style:text-line-through-type="none" style:font-name="Arial" fo:font-size="11pt" fo:letter-spacing="-0.0063in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P60" style:family="paragraph" style:parent-style-name="Standard">
      <style:paragraph-properties fo:margin-left="2.611in" fo:margin-right="-0.0138in" fo:margin-top="0in" fo:margin-bottom="0in" style:contextual-spacing="false" fo:line-height="100%" fo:text-indent="0in" style:auto-text-indent="false"/>
    </style:style>
    <style:style style:name="P61" style:family="paragraph" style:parent-style-name="Standard">
      <style:paragraph-properties fo:margin-left="0.3193in" fo:margin-right="-0.0138in" fo:margin-top="0in" fo:margin-bottom="0in" style:contextual-spacing="false" fo:line-height="100%" fo:text-indent="0in" style:auto-text-indent="false"/>
    </style:style>
    <style:style style:name="P62" style:family="paragraph" style:parent-style-name="Standard">
      <style:paragraph-properties fo:margin-left="0.3193in" fo:margin-right="-0.0138in" fo:margin-top="0in" fo:margin-bottom="0in" style:contextual-spacing="false" fo:line-height="100%" fo:text-align="start" style:justify-single-word="false" fo:text-indent="0in" style:auto-text-indent="false"/>
    </style:style>
    <style:style style:name="P63" style:family="paragraph" style:parent-style-name="Standard">
      <style:paragraph-properties fo:margin-left="0.3193in" fo:margin-right="-0.0138in" fo:margin-top="0in" fo:margin-bottom="0in" style:contextual-spacing="false" fo:line-height="120%" fo:text-align="start" style:justify-single-word="false" fo:text-indent="0in" style:auto-text-indent="false"/>
    </style:style>
    <style:style style:name="P64" style:family="paragraph" style:parent-style-name="Standard" style:master-page-name="Converted2">
      <style:paragraph-properties fo:margin-left="0.3193in" fo:margin-right="-0.0138in" fo:margin-top="0in" fo:margin-bottom="0in" style:contextual-spacing="false" fo:line-height="100%" fo:text-indent="0in" style:auto-text-indent="false" style:page-number="auto"/>
    </style:style>
    <style:style style:name="P65" style:family="paragraph" style:parent-style-name="Standard" style:master-page-name="Converted4">
      <style:paragraph-properties fo:margin-left="0.3193in" fo:margin-right="-0.0138in" fo:margin-top="0in" fo:margin-bottom="0in" style:contextual-spacing="false" fo:line-height="100%" fo:text-indent="0in" style:auto-text-indent="false" style:page-number="auto"/>
    </style:style>
    <style:style style:name="P66" style:family="paragraph" style:parent-style-name="Standard" style:master-page-name="Converted6">
      <style:paragraph-properties fo:margin-left="0.3193in" fo:margin-right="-0.0138in" fo:margin-top="0in" fo:margin-bottom="0in" style:contextual-spacing="false" fo:line-height="100%" fo:text-indent="0in" style:auto-text-indent="false" style:page-number="auto"/>
    </style:style>
    <style:style style:name="P67" style:family="paragraph" style:parent-style-name="Standard" style:master-page-name="Converted12">
      <style:paragraph-properties fo:margin-left="0.3193in" fo:margin-right="-0.0138in" fo:margin-top="0in" fo:margin-bottom="0in" style:contextual-spacing="false" fo:line-height="100%" fo:text-indent="0in" style:auto-text-indent="false" style:page-number="auto"/>
    </style:style>
    <style:style style:name="P68" style:family="paragraph" style:parent-style-name="Standard" style:master-page-name="Converted14">
      <style:paragraph-properties fo:margin-left="0.3193in" fo:margin-right="-0.0138in" fo:margin-top="0in" fo:margin-bottom="0in" style:contextual-spacing="false" fo:line-height="100%" fo:text-indent="0in" style:auto-text-indent="false" style:page-number="auto"/>
    </style:style>
    <style:style style:name="P69" style:family="paragraph" style:parent-style-name="Standard" style:master-page-name="Converted16">
      <style:paragraph-properties fo:margin-left="0.3193in" fo:margin-right="-0.0138in" fo:margin-top="0in" fo:margin-bottom="0in" style:contextual-spacing="false" fo:line-height="100%" fo:text-indent="0in" style:auto-text-indent="false" style:page-number="auto"/>
    </style:style>
    <style:style style:name="P70" style:family="paragraph" style:parent-style-name="Standard" style:master-page-name="Converted18">
      <style:paragraph-properties fo:margin-left="0.3193in" fo:margin-right="-0.0138in" fo:margin-top="0in" fo:margin-bottom="0in" style:contextual-spacing="false" fo:line-height="100%" fo:text-indent="0in" style:auto-text-indent="false" style:page-number="auto"/>
    </style:style>
    <style:style style:name="P71" style:family="paragraph" style:parent-style-name="Standard" style:master-page-name="Converted20">
      <style:paragraph-properties fo:margin-left="0.3193in" fo:margin-right="-0.0138in" fo:margin-top="0in" fo:margin-bottom="0in" style:contextual-spacing="false" fo:line-height="100%" fo:text-indent="0in" style:auto-text-indent="false" style:page-number="auto"/>
    </style:style>
    <style:style style:name="P72" style:family="paragraph" style:parent-style-name="Standard" style:master-page-name="Converted22">
      <style:paragraph-properties fo:margin-left="0.3193in" fo:margin-right="-0.0138in" fo:margin-top="0in" fo:margin-bottom="0in" style:contextual-spacing="false" fo:line-height="100%" fo:text-indent="0in" style:auto-text-indent="false" style:page-number="auto"/>
    </style:style>
    <style:style style:name="P73" style:family="paragraph" style:parent-style-name="Standard" style:master-page-name="Converted24">
      <style:paragraph-properties fo:margin-left="0.3193in" fo:margin-right="-0.0138in" fo:margin-top="0in" fo:margin-bottom="0in" style:contextual-spacing="false" fo:line-height="100%" fo:text-indent="0in" style:auto-text-indent="false" style:page-number="auto"/>
    </style:style>
    <style:style style:name="P74" style:family="paragraph" style:parent-style-name="Standard" style:master-page-name="Converted26">
      <style:paragraph-properties fo:margin-left="0.3193in" fo:margin-right="-0.0138in" fo:margin-top="0in" fo:margin-bottom="0in" style:contextual-spacing="false" fo:line-height="100%" fo:text-indent="0in" style:auto-text-indent="false" style:page-number="auto"/>
    </style:style>
    <style:style style:name="P75" style:family="paragraph" style:parent-style-name="Standard" style:master-page-name="Converted28">
      <style:paragraph-properties fo:margin-left="0.3193in" fo:margin-right="-0.0138in" fo:margin-top="0in" fo:margin-bottom="0in" style:contextual-spacing="false" fo:line-height="100%" fo:text-indent="0in" style:auto-text-indent="false" style:page-number="auto"/>
    </style:style>
    <style:style style:name="P76" style:family="paragraph" style:parent-style-name="Standard" style:master-page-name="Converted30">
      <style:paragraph-properties fo:margin-left="0.3193in" fo:margin-right="-0.0138in" fo:margin-top="0in" fo:margin-bottom="0in" style:contextual-spacing="false" fo:line-height="100%" fo:text-indent="0in" style:auto-text-indent="false" style:page-number="auto"/>
    </style:style>
    <style:style style:name="P77" style:family="paragraph" style:parent-style-name="Standard" style:master-page-name="Converted32">
      <style:paragraph-properties fo:margin-left="0.3193in" fo:margin-right="-0.0138in" fo:margin-top="0in" fo:margin-bottom="0in" style:contextual-spacing="false" fo:line-height="100%" fo:text-indent="0in" style:auto-text-indent="false" style:page-number="auto"/>
    </style:style>
    <style:style style:name="P78" style:family="paragraph" style:parent-style-name="Standard" style:master-page-name="Converted34">
      <style:paragraph-properties fo:margin-left="0.3193in" fo:margin-right="-0.0138in" fo:margin-top="0in" fo:margin-bottom="0in" style:contextual-spacing="false" fo:line-height="100%" fo:text-indent="0in" style:auto-text-indent="false" style:page-number="auto"/>
    </style:style>
    <style:style style:name="P79" style:family="paragraph" style:parent-style-name="Standard" style:master-page-name="Converted36">
      <style:paragraph-properties fo:margin-left="0.3193in" fo:margin-right="-0.0138in" fo:margin-top="0in" fo:margin-bottom="0in" style:contextual-spacing="false" fo:line-height="100%" fo:text-indent="0in" style:auto-text-indent="false" style:page-number="auto"/>
    </style:style>
    <style:style style:name="P80" style:family="paragraph" style:parent-style-name="Standard">
      <style:paragraph-properties fo:margin-left="0.3193in" fo:margin-right="-0.0138in" fo:margin-top="0.0819in" fo:margin-bottom="0in" style:contextual-spacing="false" fo:line-height="100%" fo:text-indent="0in" style:auto-text-indent="false"/>
    </style:style>
    <style:style style:name="P81" style:family="paragraph" style:parent-style-name="Standard">
      <style:paragraph-properties fo:margin-left="0.3193in" fo:margin-right="-0.0138in" fo:margin-top="0.0819in" fo:margin-bottom="0in" style:contextual-spacing="false" fo:line-height="100%" fo:text-align="start" style:justify-single-word="false" fo:text-indent="0in" style:auto-text-indent="false"/>
    </style:style>
    <style:style style:name="P82" style:family="paragraph" style:parent-style-name="Standard">
      <style:paragraph-properties fo:margin-left="0.3193in" fo:margin-right="-0.0138in" fo:margin-top="0.0319in" fo:margin-bottom="0in" style:contextual-spacing="false" fo:line-height="100%" fo:text-indent="0in" style:auto-text-indent="false"/>
    </style:style>
    <style:style style:name="P83" style:family="paragraph" style:parent-style-name="Standard">
      <style:paragraph-properties fo:margin-left="0.3193in" fo:margin-right="-0.0138in" fo:margin-top="0.0319in" fo:margin-bottom="0in" style:contextual-spacing="false" fo:line-height="120%" fo:text-align="start" style:justify-single-word="false" fo:text-indent="0in" style:auto-text-indent="false"/>
    </style:style>
    <style:style style:name="P84" style:family="paragraph" style:parent-style-name="Standard">
      <style:paragraph-properties fo:margin-left="0.4201in" fo:margin-right="0.5547in" fo:margin-top="0.0791in" fo:margin-bottom="0in" style:contextual-spacing="false" fo:line-height="97%" fo:text-align="start" style:justify-single-word="false" fo:text-indent="0in" style:auto-text-indent="false"/>
    </style:style>
    <style:style style:name="P85" style:family="paragraph" style:parent-style-name="Standard">
      <style:paragraph-properties fo:margin-top="0in" fo:margin-bottom="0.0098in" style:contextual-spacing="false" fo:line-height="0.1528in"/>
      <style:text-properties style:text-line-through-style="none" style:text-line-through-type="none" style:font-name="Arial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8%"/>
    </style:style>
    <style:style style:name="P86" style:family="paragraph" style:parent-style-name="Standard">
      <style:paragraph-properties fo:margin-top="0in" fo:margin-bottom="0.0098in" style:contextual-spacing="false" fo:line-height="0.1528in"/>
      <style:text-properties style:text-line-through-style="none" style:text-line-through-type="none" style:font-name="Arial" fo:font-size="11pt" fo:letter-spacing="0.011in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P87" style:family="paragraph" style:parent-style-name="Standard">
      <style:paragraph-properties fo:margin-top="0in" fo:margin-bottom="0.0098in" style:contextual-spacing="false" fo:line-height="0.139in"/>
      <style:text-properties style:text-line-through-style="none" style:text-line-through-type="none" style:font-name="Liberation Sans1" fo:font-size="10pt" fo:letter-spacing="normal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P88" style:family="paragraph" style:parent-style-name="Standard">
      <style:paragraph-properties fo:margin-left="0.3193in" fo:margin-right="-0.0126in" fo:margin-top="0in" fo:margin-bottom="0in" style:contextual-spacing="false" fo:line-height="100%" fo:text-align="start" style:justify-single-word="false" fo:text-indent="0in" style:auto-text-indent="false"/>
    </style:style>
    <style:style style:name="P89" style:family="paragraph" style:parent-style-name="Standard">
      <style:paragraph-properties fo:margin-top="0in" fo:margin-bottom="0.0071in" style:contextual-spacing="false" fo:line-height="0.1528in"/>
      <style:text-properties style:text-line-through-style="none" style:text-line-through-type="none" style:font-name="Liberation Sans1" fo:font-size="11pt" fo:letter-spacing="normal" fo:font-style="normal" style:text-underline-style="none" fo:font-weight="normal" style:font-name-asian="Liberation Sans2" style:font-size-asian="11pt" style:font-style-asian="normal" style:font-weight-asian="normal" style:font-name-complex="Liberation Sans2" style:font-size-complex="11pt" style:font-style-complex="normal" style:font-weight-complex="normal" style:text-scale="100%"/>
    </style:style>
    <style:style style:name="P90" style:family="paragraph" style:parent-style-name="Standard">
      <style:paragraph-properties fo:margin-top="0in" fo:margin-bottom="0.0071in" style:contextual-spacing="false" fo:line-height="0.139in"/>
      <style:text-properties style:text-line-through-style="none" style:text-line-through-type="none" style:font-name="Liberation Sans1" fo:font-size="10pt" fo:letter-spacing="normal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P91" style:family="paragraph" style:parent-style-name="Standard">
      <style:paragraph-properties fo:margin-top="0in" fo:margin-bottom="0.0071in" style:contextual-spacing="false" fo:line-height="0.1252in"/>
      <style:text-properties style:text-line-through-style="none" style:text-line-through-type="none" style:font-name="Liberation Sans1" fo:font-size="9pt" fo:letter-spacing="normal" fo:font-style="normal" style:text-underline-style="none" fo:font-weight="normal" style:font-name-asian="Liberation Sans2" style:font-size-asian="9pt" style:font-style-asian="normal" style:font-weight-asian="normal" style:font-name-complex="Liberation Sans2" style:font-size-complex="9pt" style:font-style-complex="normal" style:font-weight-complex="normal" style:text-scale="100%"/>
    </style:style>
    <style:style style:name="P92" style:family="paragraph" style:parent-style-name="Standard">
      <style:paragraph-properties fo:margin-left="0.3193in" fo:margin-right="-0.0028in" fo:margin-top="0in" fo:margin-bottom="0in" style:contextual-spacing="false" fo:line-height="100%" fo:text-align="start" style:justify-single-word="false" fo:text-indent="0in" style:auto-text-indent="false"/>
    </style:style>
    <style:style style:name="P93" style:family="paragraph" style:parent-style-name="Standard">
      <style:paragraph-properties fo:margin-left="0.3193in" fo:margin-right="-0.0118in" fo:margin-top="0in" fo:margin-bottom="0in" style:contextual-spacing="false" fo:line-height="100%" fo:text-align="start" style:justify-single-word="false" fo:text-indent="0in" style:auto-text-indent="false"/>
    </style:style>
    <style:style style:name="P94" style:family="paragraph" style:parent-style-name="Standard">
      <style:paragraph-properties fo:margin-top="0in" fo:margin-bottom="0.0409in" style:contextual-spacing="false" fo:line-height="0.1665in"/>
      <style:text-properties style:text-line-through-style="none" style:text-line-through-type="none" style:font-name="Liberation Sans1" fo:font-size="12pt" fo:letter-spacing="normal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scale="100%"/>
    </style:style>
    <style:style style:name="P95" style:family="paragraph" style:parent-style-name="Standard" style:master-page-name="Converted3">
      <style:paragraph-properties fo:margin-left="0in" fo:margin-right="4.2016in" fo:margin-top="0in" fo:margin-bottom="0in" style:contextual-spacing="false" fo:line-height="137%" fo:text-align="start" style:justify-single-word="false" fo:text-indent="0in" style:auto-text-indent="false" style:page-number="auto"/>
    </style:style>
    <style:style style:name="P96" style:family="paragraph" style:parent-style-name="Standard">
      <style:paragraph-properties fo:margin-top="0in" fo:margin-bottom="0.0134in" style:contextual-spacing="false" fo:line-height="0.0835in"/>
      <style:text-properties style:text-line-through-style="none" style:text-line-through-type="none" style:font-name="Liberation Sans1" fo:font-size="6pt" fo:letter-spacing="normal" fo:font-style="normal" style:text-underline-style="none" fo:font-weight="normal" style:font-name-asian="Liberation Sans2" style:font-size-asian="6pt" style:font-style-asian="normal" style:font-weight-asian="normal" style:font-name-complex="Liberation Sans2" style:font-size-complex="6pt" style:font-style-complex="normal" style:font-weight-complex="normal" style:text-scale="100%"/>
    </style:style>
    <style:style style:name="P97" style:family="paragraph" style:parent-style-name="Standard">
      <style:paragraph-properties fo:margin-top="0in" fo:margin-bottom="0.0134in" style:contextual-spacing="false" fo:line-height="0.1665in"/>
      <style:text-properties style:text-line-through-style="none" style:text-line-through-type="none" style:font-name="Liberation Sans1" fo:font-size="12pt" fo:letter-spacing="normal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scale="100%"/>
    </style:style>
    <style:style style:name="P98" style:family="paragraph" style:parent-style-name="Standard">
      <style:paragraph-properties fo:margin-top="0in" fo:margin-bottom="0.0134in" style:contextual-spacing="false" fo:line-height="0.1528in"/>
      <style:text-properties style:text-line-through-style="none" style:text-line-through-type="none" style:font-name="Liberation Sans1" fo:font-size="11pt" fo:letter-spacing="normal" fo:font-style="normal" style:text-underline-style="none" fo:font-weight="normal" style:font-name-asian="Liberation Sans2" style:font-size-asian="11pt" style:font-style-asian="normal" style:font-weight-asian="normal" style:font-name-complex="Liberation Sans2" style:font-size-complex="11pt" style:font-style-complex="normal" style:font-weight-complex="normal" style:text-scale="100%"/>
    </style:style>
    <style:style style:name="P99" style:family="paragraph" style:parent-style-name="Standard">
      <style:paragraph-properties fo:margin-top="0in" fo:margin-bottom="0.0134in" style:contextual-spacing="false" fo:line-height="0.111in"/>
      <style:text-properties style:text-line-through-style="none" style:text-line-through-type="none" style:font-name="Liberation Sans1" fo:font-size="8pt" fo:letter-spacing="normal" fo:font-style="normal" style:text-underline-style="none" fo:font-weight="normal" style:font-name-asian="Liberation Sans2" style:font-size-asian="8pt" style:font-style-asian="normal" style:font-weight-asian="normal" style:font-name-complex="Liberation Sans2" style:font-size-complex="8pt" style:font-style-complex="normal" style:font-weight-complex="normal" style:text-scale="100%"/>
    </style:style>
    <style:style style:name="P100" style:family="paragraph" style:parent-style-name="Standard">
      <style:paragraph-properties fo:margin-top="0in" fo:margin-bottom="0.0134in" style:contextual-spacing="false" fo:line-height="0.139in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01" style:family="paragraph" style:parent-style-name="Standard">
      <style:paragraph-properties fo:margin-left="0.1in" fo:margin-right="-0.0138in" fo:margin-top="0in" fo:margin-bottom="0in" style:contextual-spacing="false" fo:line-height="100%" fo:text-indent="0in" style:auto-text-indent="false"/>
    </style:style>
    <style:style style:name="P102" style:family="paragraph" style:parent-style-name="Standard">
      <style:paragraph-properties fo:margin-left="0.1in" fo:margin-right="-0.0138in" fo:margin-top="0in" fo:margin-bottom="0in" style:contextual-spacing="false" fo:line-height="97%" fo:text-indent="0in" style:auto-text-indent="false"/>
    </style:style>
    <style:style style:name="P103" style:family="paragraph" style:parent-style-name="Standard">
      <style:paragraph-properties fo:margin-left="0.1in" fo:margin-right="-0.0138in" fo:margin-top="0in" fo:margin-bottom="0in" style:contextual-spacing="false" fo:line-height="97%" fo:text-indent="0in" style:auto-text-indent="false">
        <style:tab-stops>
          <style:tab-stop style:position="0.9335in"/>
        </style:tab-stops>
      </style:paragraph-properties>
    </style:style>
    <style:style style:name="P104" style:family="paragraph" style:parent-style-name="Standard">
      <style:paragraph-properties fo:margin-left="0.1in" fo:margin-right="-0.0138in" fo:margin-top="0in" fo:margin-bottom="0in" style:contextual-spacing="false" fo:line-height="97%" fo:text-indent="0in" style:auto-text-indent="false">
        <style:tab-stops>
          <style:tab-stop style:position="1.0165in"/>
        </style:tab-stops>
      </style:paragraph-properties>
    </style:style>
    <style:style style:name="P105" style:family="paragraph" style:parent-style-name="Standard">
      <style:paragraph-properties fo:margin-left="0.1in" fo:margin-right="-0.0138in" fo:margin-top="0in" fo:margin-bottom="0in" style:contextual-spacing="false" fo:line-height="98%" fo:text-indent="0in" style:auto-text-indent="false">
        <style:tab-stops>
          <style:tab-stop style:position="1.0165in"/>
        </style:tab-stops>
      </style:paragraph-properties>
    </style:style>
    <style:style style:name="P106" style:family="paragraph" style:parent-style-name="Standard">
      <style:paragraph-properties fo:margin-left="0.1in" fo:margin-right="-0.0138in" fo:margin-top="0.0807in" fo:margin-bottom="0in" style:contextual-spacing="false" fo:line-height="100%" fo:text-indent="0in" style:auto-text-indent="false"/>
    </style:style>
    <style:style style:name="P107" style:family="paragraph" style:parent-style-name="Standard">
      <style:paragraph-properties fo:margin-left="0.1in" fo:margin-right="-0.0138in" fo:margin-top="0.0807in" fo:margin-bottom="0in" style:contextual-spacing="false" fo:line-height="97%" fo:text-align="start" style:justify-single-word="false" fo:text-indent="0in" style:auto-text-indent="false"/>
    </style:style>
    <style:style style:name="P108" style:family="paragraph" style:parent-style-name="Standard">
      <style:paragraph-properties fo:margin-left="0.1in" fo:margin-right="-0.0138in" fo:margin-top="0.0791in" fo:margin-bottom="0in" style:contextual-spacing="false" fo:line-height="100%" fo:text-indent="0in" style:auto-text-indent="false"/>
    </style:style>
    <style:style style:name="P109" style:family="paragraph" style:parent-style-name="Standard">
      <style:paragraph-properties fo:margin-left="0.1in" fo:margin-right="-0.0138in" fo:margin-top="0.0791in" fo:margin-bottom="0in" style:contextual-spacing="false" fo:line-height="97%" fo:text-indent="0in" style:auto-text-indent="false"/>
    </style:style>
    <style:style style:name="P110" style:family="paragraph" style:parent-style-name="Standard">
      <style:paragraph-properties fo:margin-left="0.1in" fo:margin-right="-0.0138in" fo:margin-top="0.0791in" fo:margin-bottom="0in" style:contextual-spacing="false" fo:line-height="97%" fo:text-align="start" style:justify-single-word="false" fo:text-indent="0in" style:auto-text-indent="false"/>
    </style:style>
    <style:style style:name="P111" style:family="paragraph" style:parent-style-name="Standard">
      <style:paragraph-properties fo:margin-top="0in" fo:margin-bottom="0.0055in" style:contextual-spacing="false" fo:line-height="0.1528in"/>
      <style:text-properties style:text-line-through-style="none" style:text-line-through-type="none" style:font-name="Arial" fo:font-size="11pt" fo:letter-spacing="0.0244in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P112" style:family="paragraph" style:parent-style-name="Standard">
      <style:paragraph-properties fo:margin-top="0in" fo:margin-bottom="0.0055in" style:contextual-spacing="false" fo:line-height="0.1528in"/>
      <style:text-properties style:text-line-through-style="none" style:text-line-through-type="none" style:font-name="Arial" fo:font-size="11pt" fo:letter-spacing="0.0126in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P113" style:family="paragraph" style:parent-style-name="Standard">
      <style:paragraph-properties fo:margin-top="0in" fo:margin-bottom="0.0055in" style:contextual-spacing="false" fo:line-height="0.1528in"/>
      <style:text-properties style:text-line-through-style="none" style:text-line-through-type="none" style:font-name="Arial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90%"/>
    </style:style>
    <style:style style:name="P114" style:family="paragraph" style:parent-style-name="Standard">
      <style:paragraph-properties fo:margin-top="0in" fo:margin-bottom="0.0055in" style:contextual-spacing="false" fo:line-height="0.1528in"/>
      <style:text-properties style:text-line-through-style="none" style:text-line-through-type="none" style:font-name="Arial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8%"/>
    </style:style>
    <style:style style:name="P115" style:family="paragraph" style:parent-style-name="Standard">
      <style:paragraph-properties fo:margin-top="0in" fo:margin-bottom="0.0055in" style:contextual-spacing="false" fo:line-height="0.1528in"/>
      <style:text-properties style:text-line-through-style="none" style:text-line-through-type="none" style:font-name="Arial" fo:font-size="11pt" fo:letter-spacing="-0.0035in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P116" style:family="paragraph" style:parent-style-name="Standard">
      <style:paragraph-properties fo:margin-top="0in" fo:margin-bottom="0.0055in" style:contextual-spacing="false" fo:line-height="0.1528in"/>
      <style:text-properties style:text-line-through-style="none" style:text-line-through-type="none" style:font-name="Arial" fo:font-size="11pt" fo:letter-spacing="0.022in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P117" style:family="paragraph" style:parent-style-name="Standard">
      <style:paragraph-properties fo:margin-top="0in" fo:margin-bottom="0.0055in" style:contextual-spacing="false" fo:line-height="0.1528in"/>
      <style:text-properties style:text-line-through-style="none" style:text-line-through-type="none" style:font-name="Arial" fo:font-size="11pt" fo:letter-spacing="0.0138in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P118" style:family="paragraph" style:parent-style-name="Standard">
      <style:paragraph-properties fo:margin-top="0in" fo:margin-bottom="0.0055in" style:contextual-spacing="false" fo:line-height="0.1528in"/>
      <style:text-properties style:text-line-through-style="none" style:text-line-through-type="none" style:font-name="Arial" fo:font-size="11pt" fo:letter-spacing="0.0063in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8%"/>
    </style:style>
    <style:style style:name="P119" style:family="paragraph" style:parent-style-name="Standard">
      <style:paragraph-properties fo:margin-top="0in" fo:margin-bottom="0.0055in" style:contextual-spacing="false" fo:line-height="0.1528in"/>
      <style:text-properties style:text-line-through-style="none" style:text-line-through-type="none" style:font-name="Arial" fo:font-size="11pt" fo:letter-spacing="0.0083in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P120" style:family="paragraph" style:parent-style-name="Standard">
      <style:paragraph-properties fo:margin-top="0in" fo:margin-bottom="0.0055in" style:contextual-spacing="false" fo:line-height="0.1528in"/>
      <style:text-properties style:text-line-through-style="none" style:text-line-through-type="none" style:font-name="Arial" fo:font-size="11pt" fo:letter-spacing="-0.0161in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P121" style:family="paragraph" style:parent-style-name="Standard">
      <style:paragraph-properties fo:margin-top="0in" fo:margin-bottom="0.0055in" style:contextual-spacing="false" fo:line-height="0.1252in"/>
      <style:text-properties style:text-line-through-style="none" style:text-line-through-type="none" style:font-name="Arial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108%"/>
    </style:style>
    <style:style style:name="P122" style:family="paragraph" style:parent-style-name="Standard">
      <style:paragraph-properties fo:margin-top="0in" fo:margin-bottom="0.0055in" style:contextual-spacing="false" fo:line-height="0.1252in"/>
      <style:text-properties style:text-line-through-style="none" style:text-line-through-type="none" style:font-name="Arial" fo:font-size="9pt" fo:letter-spacing="0.0189in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83%"/>
    </style:style>
    <style:style style:name="P123" style:family="paragraph" style:parent-style-name="Standard">
      <style:paragraph-properties fo:margin-top="0in" fo:margin-bottom="0.0055in" style:contextual-spacing="false" fo:line-height="0.1528in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24" style:family="paragraph" style:parent-style-name="Standard">
      <style:paragraph-properties fo:margin-left="0in" fo:margin-right="1.378in" fo:margin-top="0in" fo:margin-bottom="0in" style:contextual-spacing="false" fo:line-height="100%" fo:text-align="start" style:justify-single-word="false" fo:text-indent="0in" style:auto-text-indent="false"/>
    </style:style>
    <style:style style:name="P125" style:family="paragraph" style:parent-style-name="Standard">
      <style:paragraph-properties fo:margin-left="0in" fo:margin-right="1.089in" fo:margin-top="0in" fo:margin-bottom="0in" style:contextual-spacing="false" fo:line-height="100%" fo:text-align="start" style:justify-single-word="false" fo:text-indent="0in" style:auto-text-indent="false"/>
    </style:style>
    <style:style style:name="P126" style:family="paragraph" style:parent-style-name="Standard">
      <style:paragraph-properties fo:margin-left="0in" fo:margin-right="0.9835in" fo:margin-top="0in" fo:margin-bottom="0in" style:contextual-spacing="false" fo:line-height="100%" fo:text-align="start" style:justify-single-word="false" fo:text-indent="0in" style:auto-text-indent="false"/>
    </style:style>
    <style:style style:name="P127" style:family="paragraph" style:parent-style-name="Standard">
      <style:paragraph-properties fo:margin-left="0in" fo:margin-right="1.2319in" fo:margin-top="0in" fo:margin-bottom="0in" style:contextual-spacing="false" fo:line-height="100%" fo:text-align="start" style:justify-single-word="false" fo:text-indent="0in" style:auto-text-indent="false"/>
    </style:style>
    <style:style style:name="P128" style:family="paragraph" style:parent-style-name="Standard">
      <style:paragraph-properties fo:margin-left="0in" fo:margin-right="1.1425in" fo:margin-top="0in" fo:margin-bottom="0in" style:contextual-spacing="false" fo:line-height="100%" fo:text-align="start" style:justify-single-word="false" fo:text-indent="0in" style:auto-text-indent="false"/>
    </style:style>
    <style:style style:name="P129" style:family="paragraph" style:parent-style-name="Standard">
      <style:paragraph-properties fo:margin-top="0in" fo:margin-bottom="0.0008in" style:contextual-spacing="false" fo:line-height="0.139in"/>
      <style:text-properties style:text-line-through-style="none" style:text-line-through-type="none" style:font-name="Liberation Sans1" fo:font-size="10pt" fo:letter-spacing="normal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P130" style:family="paragraph" style:parent-style-name="Standard">
      <style:paragraph-properties fo:margin-top="0in" fo:margin-bottom="0.0008in" style:contextual-spacing="false" fo:line-height="0.111in"/>
      <style:text-properties style:text-line-through-style="none" style:text-line-through-type="none" style:font-name="Liberation Sans1" fo:font-size="8pt" fo:letter-spacing="normal" fo:font-style="normal" style:text-underline-style="none" fo:font-weight="normal" style:font-name-asian="Liberation Sans2" style:font-size-asian="8pt" style:font-style-asian="normal" style:font-weight-asian="normal" style:font-name-complex="Liberation Sans2" style:font-size-complex="8pt" style:font-style-complex="normal" style:font-weight-complex="normal" style:text-scale="100%"/>
    </style:style>
    <style:style style:name="P131" style:family="paragraph" style:parent-style-name="Standard">
      <style:paragraph-properties fo:margin-top="0in" fo:margin-bottom="0.0008in" style:contextual-spacing="false" fo:line-height="0.0835in"/>
      <style:text-properties style:text-line-through-style="none" style:text-line-through-type="none" style:font-name="Liberation Sans1" fo:font-size="6pt" fo:letter-spacing="normal" fo:font-style="normal" style:text-underline-style="none" fo:font-weight="normal" style:font-name-asian="Liberation Sans2" style:font-size-asian="6pt" style:font-style-asian="normal" style:font-weight-asian="normal" style:font-name-complex="Liberation Sans2" style:font-size-complex="6pt" style:font-style-complex="normal" style:font-weight-complex="normal" style:text-scale="100%"/>
    </style:style>
    <style:style style:name="P132" style:family="paragraph" style:parent-style-name="Standard">
      <style:paragraph-properties fo:margin-left="0.4201in" fo:margin-right="-0.0138in" fo:margin-top="0in" fo:margin-bottom="0in" style:contextual-spacing="false" fo:line-height="100%" fo:text-indent="0in" style:auto-text-indent="false"/>
    </style:style>
    <style:style style:name="P133" style:family="paragraph" style:parent-style-name="Standard">
      <style:paragraph-properties fo:margin-left="0.4201in" fo:margin-right="-0.0138in" fo:margin-top="0in" fo:margin-bottom="0in" style:contextual-spacing="false" fo:line-height="97%" fo:text-indent="0in" style:auto-text-indent="false"/>
    </style:style>
    <style:style style:name="P134" style:family="paragraph" style:parent-style-name="Standard">
      <style:paragraph-properties fo:margin-left="0.4201in" fo:margin-right="-0.0138in" fo:margin-top="0in" fo:margin-bottom="0in" style:contextual-spacing="false" fo:line-height="97%" fo:text-align="start" style:justify-single-word="false" fo:text-indent="0in" style:auto-text-indent="false"/>
    </style:style>
    <style:style style:name="P135" style:family="paragraph" style:parent-style-name="Standard">
      <style:paragraph-properties fo:margin-left="0.4201in" fo:margin-right="-0.0138in" fo:margin-top="0in" fo:margin-bottom="0in" style:contextual-spacing="false" fo:line-height="97%" fo:text-indent="0in" style:auto-text-indent="false">
        <style:tab-stops>
          <style:tab-stop style:position="1.8972in"/>
        </style:tab-stops>
      </style:paragraph-properties>
    </style:style>
    <style:style style:name="P136" style:family="paragraph" style:parent-style-name="Standard" style:master-page-name="Converted8">
      <style:paragraph-properties fo:margin-left="0.4201in" fo:margin-right="-0.0138in" fo:margin-top="0in" fo:margin-bottom="0in" style:contextual-spacing="false" fo:line-height="97%" fo:text-align="start" style:justify-single-word="false" fo:text-indent="0in" style:auto-text-indent="false" style:page-number="auto"/>
    </style:style>
    <style:style style:name="P137" style:family="paragraph" style:parent-style-name="Standard">
      <style:paragraph-properties fo:margin-left="0.4201in" fo:margin-right="-0.0138in" fo:margin-top="0.0791in" fo:margin-bottom="0in" style:contextual-spacing="false" fo:line-height="100%" fo:text-indent="0in" style:auto-text-indent="false"/>
    </style:style>
    <style:style style:name="P138" style:family="paragraph" style:parent-style-name="Standard">
      <style:paragraph-properties fo:margin-left="0.4201in" fo:margin-right="-0.0138in" fo:margin-top="0.0791in" fo:margin-bottom="0in" style:contextual-spacing="false" fo:line-height="97%" fo:text-indent="0in" style:auto-text-indent="false"/>
    </style:style>
    <style:style style:name="P139" style:family="paragraph" style:parent-style-name="Standard">
      <style:paragraph-properties fo:margin-left="0.4201in" fo:margin-right="-0.0138in" fo:margin-top="0.0807in" fo:margin-bottom="0in" style:contextual-spacing="false" fo:line-height="100%" fo:text-indent="0in" style:auto-text-indent="false"/>
    </style:style>
    <style:style style:name="P140" style:family="paragraph" style:parent-style-name="Standard">
      <style:paragraph-properties fo:margin-left="0.3193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141" style:family="paragraph" style:parent-style-name="Standard">
      <style:paragraph-properties fo:margin-top="0in" fo:margin-bottom="0.0035in" style:contextual-spacing="false" fo:line-height="0.1528in"/>
      <style:text-properties style:text-line-through-style="none" style:text-line-through-type="none" style:font-name="Liberation Sans1" fo:font-size="11pt" fo:letter-spacing="normal" fo:font-style="normal" style:text-underline-style="none" fo:font-weight="normal" style:font-name-asian="Liberation Sans2" style:font-size-asian="11pt" style:font-style-asian="normal" style:font-weight-asian="normal" style:font-name-complex="Liberation Sans2" style:font-size-complex="11pt" style:font-style-complex="normal" style:font-weight-complex="normal" style:text-scale="100%"/>
    </style:style>
    <style:style style:name="P142" style:family="paragraph" style:parent-style-name="Standard">
      <style:paragraph-properties fo:margin-top="0in" fo:margin-bottom="0.0035in" style:contextual-spacing="false" fo:line-height="0.139in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43" style:family="paragraph" style:parent-style-name="Standard">
      <style:paragraph-properties fo:margin-top="0in" fo:margin-bottom="0.0126in" style:contextual-spacing="false" fo:line-height="0.1252in"/>
      <style:text-properties style:text-line-through-style="none" style:text-line-through-type="none" style:font-name="Arial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108%"/>
    </style:style>
    <style:style style:name="P144" style:family="paragraph" style:parent-style-name="Standard">
      <style:paragraph-properties fo:margin-top="0in" fo:margin-bottom="0.0126in" style:contextual-spacing="false" fo:line-height="0.1252in"/>
      <style:text-properties style:text-line-through-style="none" style:text-line-through-type="none" style:font-name="Arial" fo:font-size="9pt" fo:letter-spacing="0.022in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100%"/>
    </style:style>
    <style:style style:name="P145" style:family="paragraph" style:parent-style-name="Standard">
      <style:paragraph-properties fo:margin-top="0in" fo:margin-bottom="0.0126in" style:contextual-spacing="false" fo:line-height="0.139in"/>
      <style:text-properties style:text-line-through-style="none" style:text-line-through-type="none" style:font-name="Arial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P146" style:family="paragraph" style:parent-style-name="Standard">
      <style:paragraph-properties fo:margin-top="0in" fo:margin-bottom="0.0126in" style:contextual-spacing="false" fo:line-height="0.0835in"/>
      <style:text-properties style:text-line-through-style="none" style:text-line-through-type="none" style:font-name="Liberation Sans1" fo:font-size="6pt" fo:letter-spacing="normal" fo:font-style="normal" style:text-underline-style="none" fo:font-weight="normal" style:font-name-asian="Liberation Sans2" style:font-size-asian="6pt" style:font-style-asian="normal" style:font-weight-asian="normal" style:font-name-complex="Liberation Sans2" style:font-size-complex="6pt" style:font-style-complex="normal" style:font-weight-complex="normal" style:text-scale="100%"/>
    </style:style>
    <style:style style:name="P147" style:family="paragraph" style:parent-style-name="Standard">
      <style:paragraph-properties fo:margin-left="0.3811in" fo:margin-right="0.5008in" fo:margin-top="0in" fo:margin-bottom="0in" style:contextual-spacing="false" fo:line-height="97%" fo:text-align="end" style:justify-single-word="false" fo:text-indent="0in" style:auto-text-indent="false"/>
    </style:style>
    <style:style style:name="P148" style:family="paragraph" style:parent-style-name="Standard">
      <style:paragraph-properties fo:margin-left="0in" fo:margin-right="1.8638in" fo:margin-top="0in" fo:margin-bottom="0in" style:contextual-spacing="false" fo:line-height="97%" fo:text-align="start" style:justify-single-word="false" fo:text-indent="0in" style:auto-text-indent="false"/>
    </style:style>
    <style:style style:name="P149" style:family="paragraph" style:parent-style-name="Standard">
      <style:paragraph-properties fo:margin-left="0.3193in" fo:margin-right="0.0547in" fo:margin-top="0in" fo:margin-bottom="0in" style:contextual-spacing="false" fo:line-height="100%" fo:text-align="start" style:justify-single-word="false" fo:text-indent="0in" style:auto-text-indent="false"/>
    </style:style>
    <style:style style:name="P150" style:family="paragraph" style:parent-style-name="Standard">
      <style:paragraph-properties fo:margin-top="0in" fo:margin-bottom="0.0744in" style:contextual-spacing="false" fo:line-height="0.1665in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1" style:family="paragraph" style:parent-style-name="Standard">
      <style:paragraph-properties fo:margin-left="0in" fo:margin-right="0.9283in" fo:margin-top="0in" fo:margin-bottom="0in" style:contextual-spacing="false" fo:line-height="100%" fo:text-align="start" style:justify-single-word="false" fo:text-indent="0in" style:auto-text-indent="false"/>
    </style:style>
    <style:style style:name="P152" style:family="paragraph" style:parent-style-name="Standard">
      <style:paragraph-properties fo:margin-top="0in" fo:margin-bottom="0.0016in" style:contextual-spacing="false" fo:line-height="0.1252in"/>
      <style:text-properties style:text-line-through-style="none" style:text-line-through-type="none" style:font-name="Arial" fo:font-size="9pt" fo:letter-spacing="0.0071in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100%"/>
    </style:style>
    <style:style style:name="P153" style:family="paragraph" style:parent-style-name="Standard">
      <style:paragraph-properties fo:margin-top="0in" fo:margin-bottom="0.0016in" style:contextual-spacing="false" fo:line-height="0.1252in"/>
      <style:text-properties style:text-line-through-style="none" style:text-line-through-type="none" style:font-name="Arial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83%"/>
    </style:style>
    <style:style style:name="P154" style:family="paragraph" style:parent-style-name="Standard">
      <style:paragraph-properties fo:margin-top="0in" fo:margin-bottom="0.0016in" style:contextual-spacing="false" fo:line-height="0.1528in"/>
      <style:text-properties style:text-line-through-style="none" style:text-line-through-type="none" style:font-name="Arial" fo:font-size="11pt" fo:letter-spacing="0.0134in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P155" style:family="paragraph" style:parent-style-name="Standard">
      <style:paragraph-properties fo:margin-top="0in" fo:margin-bottom="0.0016in" style:contextual-spacing="false" fo:line-height="0.1528in"/>
      <style:text-properties style:text-line-through-style="none" style:text-line-through-type="none" style:font-name="Arial" fo:font-size="11pt" fo:letter-spacing="0.0291in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P156" style:family="paragraph" style:parent-style-name="Standard">
      <style:paragraph-properties fo:margin-top="0in" fo:margin-bottom="0.0016in" style:contextual-spacing="false" fo:line-height="0.1528in"/>
      <style:text-properties style:text-line-through-style="none" style:text-line-through-type="none" style:font-name="Arial" fo:font-size="11pt" fo:letter-spacing="0.0335in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P157" style:family="paragraph" style:parent-style-name="Standard">
      <style:paragraph-properties fo:margin-top="0in" fo:margin-bottom="0.0016in" style:contextual-spacing="false" fo:line-height="0.1528in"/>
      <style:text-properties style:text-line-through-style="none" style:text-line-through-type="none" style:font-name="Arial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8%"/>
    </style:style>
    <style:style style:name="P158" style:family="paragraph" style:parent-style-name="Standard">
      <style:paragraph-properties fo:margin-top="0in" fo:margin-bottom="0.0016in" style:contextual-spacing="false" fo:line-height="0.1528in"/>
      <style:text-properties style:text-line-through-style="none" style:text-line-through-type="none" style:font-name="Arial" fo:font-size="11pt" fo:letter-spacing="0.0244in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P159" style:family="paragraph" style:parent-style-name="Standard">
      <style:paragraph-properties fo:margin-top="0in" fo:margin-bottom="0.0016in" style:contextual-spacing="false" fo:line-height="0.1528in"/>
      <style:text-properties style:text-line-through-style="none" style:text-line-through-type="none" style:font-name="Arial" fo:font-size="11pt" fo:letter-spacing="0.0126in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P160" style:family="paragraph" style:parent-style-name="Standard">
      <style:paragraph-properties fo:margin-top="0in" fo:margin-bottom="0.0016in" style:contextual-spacing="false" fo:line-height="0.1528in"/>
      <style:text-properties style:text-line-through-style="none" style:text-line-through-type="none" style:font-name="Arial" fo:font-size="11pt" fo:letter-spacing="0.022in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P161" style:family="paragraph" style:parent-style-name="Standard">
      <style:paragraph-properties fo:margin-top="0in" fo:margin-bottom="0.0016in" style:contextual-spacing="false" fo:line-height="0.1528in"/>
      <style:text-properties style:text-line-through-style="none" style:text-line-through-type="none" style:font-name="Arial" fo:font-size="11pt" fo:letter-spacing="0.0272in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P162" style:family="paragraph" style:parent-style-name="Standard">
      <style:paragraph-properties fo:margin-top="0in" fo:margin-bottom="0.0016in" style:contextual-spacing="false" fo:line-height="0.1528in"/>
      <style:text-properties style:text-line-through-style="none" style:text-line-through-type="none" style:font-name="Arial" fo:font-size="11pt" fo:letter-spacing="-0.0043in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8%"/>
    </style:style>
    <style:style style:name="P163" style:family="paragraph" style:parent-style-name="Standard">
      <style:paragraph-properties fo:margin-top="0in" fo:margin-bottom="0.0016in" style:contextual-spacing="false" fo:line-height="0.1528in"/>
      <style:text-properties style:text-line-through-style="none" style:text-line-through-type="none" style:font-name="Arial" fo:font-size="11pt" fo:letter-spacing="0.0319in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P164" style:family="paragraph" style:parent-style-name="Standard">
      <style:paragraph-properties fo:margin-top="0in" fo:margin-bottom="0.0016in" style:contextual-spacing="false" fo:line-height="0.1528in"/>
      <style:text-properties style:text-line-through-style="none" style:text-line-through-type="none" style:font-name="Arial" fo:font-size="11pt" fo:letter-spacing="0.0445in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P165" style:family="paragraph" style:parent-style-name="Standard">
      <style:paragraph-properties fo:margin-top="0in" fo:margin-bottom="0.0016in" style:contextual-spacing="false" fo:line-height="0.1528in"/>
      <style:text-properties style:text-line-through-style="none" style:text-line-through-type="none" style:font-name="Arial" fo:font-size="11pt" fo:letter-spacing="0.0228in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P166" style:family="paragraph" style:parent-style-name="Standard">
      <style:paragraph-properties fo:margin-top="0in" fo:margin-bottom="0.0016in" style:contextual-spacing="false" fo:line-height="0.1528in"/>
      <style:text-properties style:text-line-through-style="none" style:text-line-through-type="none" style:font-name="Arial" fo:font-size="11pt" fo:letter-spacing="0.0209in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P167" style:family="paragraph" style:parent-style-name="Standard">
      <style:paragraph-properties fo:margin-top="0in" fo:margin-bottom="0.0016in" style:contextual-spacing="false" fo:line-height="0.1528in"/>
      <style:text-properties style:text-line-through-style="none" style:text-line-through-type="none" style:font-name="Arial" fo:font-size="11pt" fo:letter-spacing="0.0181in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8%"/>
    </style:style>
    <style:style style:name="P168" style:family="paragraph" style:parent-style-name="Standard">
      <style:paragraph-properties fo:margin-top="0in" fo:margin-bottom="0.0016in" style:contextual-spacing="false" fo:line-height="0.1528in"/>
      <style:text-properties style:text-line-through-style="none" style:text-line-through-type="none" style:font-name="Arial" fo:font-size="11pt" fo:letter-spacing="0.0181in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P169" style:family="paragraph" style:parent-style-name="Standard">
      <style:paragraph-properties fo:margin-top="0in" fo:margin-bottom="0.0016in" style:contextual-spacing="false" fo:line-height="0.1252in"/>
      <style:text-properties style:text-line-through-style="none" style:text-line-through-type="none" style:font-name="Liberation Sans1" fo:font-size="9pt" fo:letter-spacing="normal" fo:font-style="normal" style:text-underline-style="none" fo:font-weight="normal" style:font-name-asian="Liberation Sans2" style:font-size-asian="9pt" style:font-style-asian="normal" style:font-weight-asian="normal" style:font-name-complex="Liberation Sans2" style:font-size-complex="9pt" style:font-style-complex="normal" style:font-weight-complex="normal" style:text-scale="100%"/>
    </style:style>
    <style:style style:name="P170" style:family="paragraph" style:parent-style-name="Standard">
      <style:paragraph-properties fo:margin-top="0in" fo:margin-bottom="0.0016in" style:contextual-spacing="false" fo:line-height="0.1528in"/>
      <style:text-properties style:text-line-through-style="none" style:text-line-through-type="none" style:font-name="Liberation Sans1" fo:font-size="11pt" fo:letter-spacing="normal" fo:font-style="normal" style:text-underline-style="none" fo:font-weight="normal" style:font-name-asian="Liberation Sans2" style:font-size-asian="11pt" style:font-style-asian="normal" style:font-weight-asian="normal" style:font-name-complex="Liberation Sans2" style:font-size-complex="11pt" style:font-style-complex="normal" style:font-weight-complex="normal" style:text-scale="100%"/>
    </style:style>
    <style:style style:name="P171" style:family="paragraph" style:parent-style-name="Standard">
      <style:paragraph-properties fo:margin-left="0in" fo:margin-right="0.902in" fo:margin-top="0.0819in" fo:margin-bottom="0in" style:contextual-spacing="false" fo:line-height="100%" fo:text-align="start" style:justify-single-word="false" fo:text-indent="0in" style:auto-text-indent="false"/>
    </style:style>
    <style:style style:name="P172" style:family="paragraph" style:parent-style-name="Standard">
      <style:paragraph-properties fo:margin-left="0.4201in" fo:margin-right="3.8043in" fo:margin-top="0in" fo:margin-bottom="0in" style:contextual-spacing="false" fo:line-height="97%" fo:text-align="start" style:justify-single-word="false" fo:text-indent="0in" style:auto-text-indent="false"/>
    </style:style>
    <style:style style:name="P173" style:family="paragraph" style:parent-style-name="Standard">
      <style:paragraph-properties fo:margin-left="0.4201in" fo:margin-right="3.8043in" fo:margin-top="0in" fo:margin-bottom="0in" style:contextual-spacing="false" fo:line-height="97%" fo:text-align="start" style:justify-single-word="false" fo:text-indent="0in" style:auto-text-indent="false">
        <style:tab-stops>
          <style:tab-stop style:position="1.1701in"/>
        </style:tab-stops>
      </style:paragraph-properties>
    </style:style>
    <style:style style:name="P174" style:family="paragraph" style:parent-style-name="Standard">
      <style:paragraph-properties fo:margin-left="0.5035in" fo:margin-right="-0.0138in" fo:margin-top="0in" fo:margin-bottom="0in" style:contextual-spacing="false" fo:line-height="97%" fo:text-indent="0in" style:auto-text-indent="false"/>
    </style:style>
    <style:style style:name="P175" style:family="paragraph" style:parent-style-name="Standard">
      <style:paragraph-properties fo:margin-left="0.5035in" fo:margin-right="-0.0138in" fo:margin-top="0in" fo:margin-bottom="0in" style:contextual-spacing="false" fo:line-height="100%" fo:text-indent="0in" style:auto-text-indent="false"/>
    </style:style>
    <style:style style:name="P176" style:family="paragraph" style:parent-style-name="Standard">
      <style:paragraph-properties fo:margin-top="0in" fo:margin-bottom="0.0047in" style:contextual-spacing="false" fo:line-height="0.1528in"/>
      <style:text-properties style:text-line-through-style="none" style:text-line-through-type="none" style:font-name="Arial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90%"/>
    </style:style>
    <style:style style:name="P177" style:family="paragraph" style:parent-style-name="Standard">
      <style:paragraph-properties fo:margin-top="0in" fo:margin-bottom="0.0047in" style:contextual-spacing="false" fo:line-height="0.1252in"/>
      <style:text-properties style:text-line-through-style="none" style:text-line-through-type="none" style:font-name="Liberation Sans1" fo:font-size="9pt" fo:letter-spacing="normal" fo:font-style="normal" style:text-underline-style="none" fo:font-weight="normal" style:font-name-asian="Liberation Sans2" style:font-size-asian="9pt" style:font-style-asian="normal" style:font-weight-asian="normal" style:font-name-complex="Liberation Sans2" style:font-size-complex="9pt" style:font-style-complex="normal" style:font-weight-complex="normal" style:text-scale="100%"/>
    </style:style>
    <style:style style:name="P178" style:family="paragraph" style:parent-style-name="Standard">
      <style:paragraph-properties fo:margin-left="0.3193in" fo:margin-right="0.0016in" fo:margin-top="0in" fo:margin-bottom="0in" style:contextual-spacing="false" fo:line-height="100%" fo:text-align="start" style:justify-single-word="false" fo:text-indent="0in" style:auto-text-indent="false"/>
    </style:style>
    <style:style style:name="P179" style:family="paragraph" style:parent-style-name="Standard">
      <style:paragraph-properties fo:margin-left="0.4201in" fo:margin-right="4.0543in" fo:margin-top="0in" fo:margin-bottom="0in" style:contextual-spacing="false" fo:line-height="97%" fo:text-align="start" style:justify-single-word="false" fo:text-indent="0in" style:auto-text-indent="false"/>
    </style:style>
    <style:style style:name="P180" style:family="paragraph" style:parent-style-name="Standard">
      <style:paragraph-properties fo:margin-top="0in" fo:margin-bottom="0.0075in" style:contextual-spacing="false" fo:line-height="0.0972in"/>
      <style:text-properties style:text-line-through-style="none" style:text-line-through-type="none" style:font-name="Arial" fo:font-size="7pt" fo:letter-spacing="0.0146in" fo:font-style="normal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scale="100%"/>
    </style:style>
    <style:style style:name="P181" style:family="paragraph" style:parent-style-name="Standard">
      <style:paragraph-properties fo:margin-top="0in" fo:margin-bottom="0.0075in" style:contextual-spacing="false" fo:line-height="0.1528in"/>
      <style:text-properties style:text-line-through-style="none" style:text-line-through-type="none" style:font-name="Liberation Sans1" fo:font-size="11pt" fo:letter-spacing="normal" fo:font-style="normal" style:text-underline-style="none" fo:font-weight="normal" style:font-name-asian="Liberation Sans2" style:font-size-asian="11pt" style:font-style-asian="normal" style:font-weight-asian="normal" style:font-name-complex="Liberation Sans2" style:font-size-complex="11pt" style:font-style-complex="normal" style:font-weight-complex="normal" style:text-scale="100%"/>
    </style:style>
    <style:style style:name="P182" style:family="paragraph" style:parent-style-name="Standard">
      <style:paragraph-properties fo:margin-left="0in" fo:margin-right="1.0138in" fo:margin-top="0.0819in" fo:margin-bottom="0in" style:contextual-spacing="false" fo:line-height="100%" fo:text-align="start" style:justify-single-word="false" fo:text-indent="0in" style:auto-text-indent="false"/>
    </style:style>
    <style:style style:name="P183" style:family="paragraph" style:parent-style-name="Standard">
      <style:paragraph-properties fo:margin-left="0.1in" fo:margin-right="4.7693in" fo:margin-top="0in" fo:margin-bottom="0in" style:contextual-spacing="false" fo:line-height="97%" fo:text-align="start" style:justify-single-word="false" fo:text-indent="0in" style:auto-text-indent="false">
        <style:tab-stops>
          <style:tab-stop style:position="0.85in"/>
        </style:tab-stops>
      </style:paragraph-properties>
    </style:style>
    <style:style style:name="P184" style:family="paragraph" style:parent-style-name="Standard">
      <style:paragraph-properties fo:margin-left="0.1in" fo:margin-right="5.0193in" fo:margin-top="0in" fo:margin-bottom="0in" style:contextual-spacing="false" fo:line-height="97%" fo:text-align="start" style:justify-single-word="false" fo:text-indent="0in" style:auto-text-indent="false">
        <style:tab-stops>
          <style:tab-stop style:position="0.85in"/>
        </style:tab-stops>
      </style:paragraph-properties>
    </style:style>
    <style:style style:name="P185" style:family="paragraph" style:parent-style-name="Standard">
      <style:paragraph-properties fo:margin-left="0in" fo:margin-right="1.6102in" fo:margin-top="0in" fo:margin-bottom="0in" style:contextual-spacing="false" fo:line-height="100%" fo:text-align="start" style:justify-single-word="false" fo:text-indent="0in" style:auto-text-indent="false"/>
    </style:style>
    <style:style style:name="P186" style:family="paragraph" style:parent-style-name="Standard">
      <style:paragraph-properties fo:margin-left="0.1in" fo:margin-right="4.2693in" fo:margin-top="0in" fo:margin-bottom="0in" style:contextual-spacing="false" fo:line-height="97%" fo:text-align="start" style:justify-single-word="false" fo:text-indent="0in" style:auto-text-indent="false">
        <style:tab-stops>
          <style:tab-stop style:position="0.9335in"/>
        </style:tab-stops>
      </style:paragraph-properties>
    </style:style>
    <style:style style:name="P187" style:family="paragraph" style:parent-style-name="Standard">
      <style:paragraph-properties fo:margin-left="0.1in" fo:margin-right="4.6862in" fo:margin-top="0in" fo:margin-bottom="0in" style:contextual-spacing="false" fo:line-height="97%" fo:text-align="start" style:justify-single-word="false" fo:text-indent="0in" style:auto-text-indent="false">
        <style:tab-stops>
          <style:tab-stop style:position="0.9335in"/>
        </style:tab-stops>
      </style:paragraph-properties>
    </style:style>
    <style:style style:name="P188" style:family="paragraph" style:parent-style-name="Standard">
      <style:paragraph-properties fo:margin-top="0in" fo:margin-bottom="0.0028in" style:contextual-spacing="false" fo:line-height="0.139in"/>
      <style:text-properties style:text-line-through-style="none" style:text-line-through-type="none" style:font-name="Arial" fo:font-size="10pt" fo:letter-spacing="0.0319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P189" style:family="paragraph" style:parent-style-name="Standard">
      <style:paragraph-properties fo:margin-top="0in" fo:margin-bottom="0.0028in" style:contextual-spacing="false" fo:line-height="0.139in"/>
      <style:text-properties style:text-line-through-style="none" style:text-line-through-type="none" style:font-name="Arial" fo:font-size="10pt" fo:letter-spacing="0.022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P190" style:family="paragraph" style:parent-style-name="Standard">
      <style:paragraph-properties fo:margin-top="0in" fo:margin-bottom="0.0028in" style:contextual-spacing="false" fo:line-height="0.139in"/>
      <style:text-properties style:text-line-through-style="none" style:text-line-through-type="none" style:font-name="Arial" fo:font-size="10pt" fo:letter-spacing="-0.004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P191" style:family="paragraph" style:parent-style-name="Standard">
      <style:paragraph-properties fo:margin-top="0in" fo:margin-bottom="0.0028in" style:contextual-spacing="false" fo:line-height="0.139in"/>
      <style:text-properties style:text-line-through-style="none" style:text-line-through-type="none" style:font-name="Arial" fo:font-size="10pt" fo:letter-spacing="0.017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P192" style:family="paragraph" style:parent-style-name="Standard">
      <style:paragraph-properties fo:margin-top="0in" fo:margin-bottom="0.0028in" style:contextual-spacing="false" fo:line-height="0.139in"/>
      <style:text-properties style:text-line-through-style="none" style:text-line-through-type="none" style:font-name="Arial" fo:font-size="10pt" fo:letter-spacing="0.0146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P193" style:family="paragraph" style:parent-style-name="Standard">
      <style:paragraph-properties fo:margin-top="0in" fo:margin-bottom="0.0028in" style:contextual-spacing="false" fo:line-height="0.139in"/>
      <style:text-properties style:text-line-through-style="none" style:text-line-through-type="none" style:font-name="Arial" fo:font-size="10pt" fo:letter-spacing="0.0209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P194" style:family="paragraph" style:parent-style-name="Standard">
      <style:paragraph-properties fo:margin-top="0in" fo:margin-bottom="0.0028in" style:contextual-spacing="false" fo:line-height="0.139in"/>
      <style:text-properties style:text-line-through-style="none" style:text-line-through-type="none" style:font-name="Arial" fo:font-size="10pt" fo:letter-spacing="0.013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P195" style:family="paragraph" style:parent-style-name="Standard">
      <style:paragraph-properties fo:margin-top="0in" fo:margin-bottom="0.0028in" style:contextual-spacing="false" fo:line-height="0.139in"/>
      <style:text-properties style:text-line-through-style="none" style:text-line-through-type="none" style:font-name="Arial" fo:font-size="10pt" fo:letter-spacing="0.000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P196" style:family="paragraph" style:parent-style-name="Standard">
      <style:paragraph-properties fo:margin-top="0in" fo:margin-bottom="0.0028in" style:contextual-spacing="false" fo:line-height="0.1528in"/>
      <style:text-properties style:text-line-through-style="none" style:text-line-through-type="none" style:font-name="Arial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8%"/>
    </style:style>
    <style:style style:name="P197" style:family="paragraph" style:parent-style-name="Standard">
      <style:paragraph-properties fo:margin-top="0in" fo:margin-bottom="0.0028in" style:contextual-spacing="false" fo:line-height="0.1528in"/>
      <style:text-properties style:text-line-through-style="none" style:text-line-through-type="none" style:font-name="Liberation Sans1" fo:font-size="11pt" fo:letter-spacing="normal" fo:font-style="normal" style:text-underline-style="none" fo:font-weight="normal" style:font-name-asian="Liberation Sans2" style:font-size-asian="11pt" style:font-style-asian="normal" style:font-weight-asian="normal" style:font-name-complex="Liberation Sans2" style:font-size-complex="11pt" style:font-style-complex="normal" style:font-weight-complex="normal" style:text-scale="100%"/>
    </style:style>
    <style:style style:name="P198" style:family="paragraph" style:parent-style-name="Standard">
      <style:paragraph-properties fo:margin-top="0in" fo:margin-bottom="0.0028in" style:contextual-spacing="false" fo:line-height="0.1528in"/>
      <style:text-properties style:text-line-through-style="none" style:text-line-through-type="none" style:font-name="Liberation Mono" fo:font-size="11pt" fo:letter-spacing="normal" fo:font-style="normal" style:text-underline-style="none" fo:font-weight="normal" style:font-name-asian="Liberation Mono1" style:font-size-asian="11pt" style:font-style-asian="normal" style:font-weight-asian="normal" style:font-name-complex="Liberation Mono1" style:font-size-complex="11pt" style:font-style-complex="normal" style:font-weight-complex="normal" style:text-scale="100%"/>
    </style:style>
    <style:style style:name="P199" style:family="paragraph" style:parent-style-name="Standard">
      <style:paragraph-properties fo:margin-left="0in" fo:margin-right="1.0217in" fo:margin-top="0in" fo:margin-bottom="0in" style:contextual-spacing="false" fo:line-height="100%" fo:text-align="start" style:justify-single-word="false" fo:text-indent="0in" style:auto-text-indent="false"/>
    </style:style>
    <style:style style:name="P200" style:family="paragraph" style:parent-style-name="Standard">
      <style:paragraph-properties fo:margin-left="0.1in" fo:margin-right="3.1028in" fo:margin-top="0in" fo:margin-bottom="0in" style:contextual-spacing="false" fo:line-height="97%" fo:text-align="start" style:justify-single-word="false" fo:text-indent="0.0835in" style:auto-text-indent="false"/>
    </style:style>
    <style:style style:name="P201" style:family="paragraph" style:parent-style-name="Standard">
      <style:paragraph-properties fo:margin-left="0.1in" fo:margin-right="2.4362in" fo:margin-top="0in" fo:margin-bottom="0in" style:contextual-spacing="false" fo:line-height="97%" fo:text-align="start" style:justify-single-word="false" fo:text-indent="0in" style:auto-text-indent="false">
        <style:tab-stops>
          <style:tab-stop style:position="1.0165in"/>
          <style:tab-stop style:position="1.85in"/>
        </style:tab-stops>
      </style:paragraph-properties>
    </style:style>
    <style:style style:name="P202" style:family="paragraph" style:parent-style-name="Standard">
      <style:paragraph-properties fo:margin-left="0.1in" fo:margin-right="2.3528in" fo:margin-top="0in" fo:margin-bottom="0in" style:contextual-spacing="false" fo:line-height="97%" fo:text-align="start" style:justify-single-word="false" fo:text-indent="0in" style:auto-text-indent="false">
        <style:tab-stops>
          <style:tab-stop style:position="1.0165in"/>
          <style:tab-stop style:position="1.85in"/>
        </style:tab-stops>
      </style:paragraph-properties>
    </style:style>
    <style:style style:name="P203" style:family="paragraph" style:parent-style-name="Standard">
      <style:paragraph-properties fo:margin-left="4.1217in" fo:margin-right="-0.0138in" fo:margin-top="0in" fo:margin-bottom="0in" style:contextual-spacing="false" fo:line-height="98%" fo:text-indent="0in" style:auto-text-indent="false"/>
    </style:style>
    <style:style style:name="P204" style:family="paragraph" style:parent-style-name="Standard">
      <style:paragraph-properties fo:margin-top="0in" fo:margin-bottom="0.0791in" style:contextual-spacing="false" fo:line-height="0.1665in"/>
      <style:text-properties style:text-line-through-style="none" style:text-line-through-type="none" style:font-name="Liberation Sans1" fo:font-size="12pt" fo:letter-spacing="normal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scale="100%"/>
    </style:style>
    <style:style style:name="P205" style:family="paragraph" style:parent-style-name="Standard">
      <style:paragraph-properties fo:margin-left="0in" fo:margin-right="3.6083in" fo:margin-top="0in" fo:margin-bottom="0in" style:contextual-spacing="false" fo:line-height="97%" fo:text-align="start" style:justify-single-word="false" fo:text-indent="0in" style:auto-text-indent="false"/>
    </style:style>
    <style:style style:name="P206" style:family="paragraph" style:parent-style-name="Standard">
      <style:paragraph-properties fo:margin-left="0.3193in" fo:margin-right="-0.0075in" fo:margin-top="0in" fo:margin-bottom="0in" style:contextual-spacing="false" fo:line-height="100%" fo:text-align="start" style:justify-single-word="false" fo:text-indent="0in" style:auto-text-indent="false"/>
    </style:style>
    <style:style style:name="P207" style:family="paragraph" style:parent-style-name="Standard">
      <style:paragraph-properties fo:margin-left="0.4201in" fo:margin-right="3.7752in" fo:margin-top="0in" fo:margin-bottom="0in" style:contextual-spacing="false" fo:line-height="97%" fo:text-align="start" style:justify-single-word="false" fo:text-indent="0in" style:auto-text-indent="false">
        <style:tab-stops>
          <style:tab-stop style:position="1.1701in"/>
        </style:tab-stops>
      </style:paragraph-properties>
    </style:style>
    <style:style style:name="P208" style:family="paragraph" style:parent-style-name="Standard">
      <style:paragraph-properties fo:margin-left="0.4201in" fo:margin-right="4.0252in" fo:margin-top="0in" fo:margin-bottom="0in" style:contextual-spacing="false" fo:line-height="97%" fo:text-align="start" style:justify-single-word="false" fo:text-indent="0in" style:auto-text-indent="false">
        <style:tab-stops>
          <style:tab-stop style:position="1.1701in"/>
        </style:tab-stops>
      </style:paragraph-properties>
    </style:style>
    <style:style style:name="P209" style:family="paragraph" style:parent-style-name="Standard">
      <style:paragraph-properties fo:margin-left="0.3193in" fo:margin-right="0.0425in" fo:margin-top="0in" fo:margin-bottom="0in" style:contextual-spacing="false" fo:line-height="100%" fo:text-align="start" style:justify-single-word="false" fo:text-indent="0in" style:auto-text-indent="false"/>
    </style:style>
    <style:style style:name="P210" style:family="paragraph" style:parent-style-name="Standard">
      <style:paragraph-properties fo:margin-left="0.4201in" fo:margin-right="2.2752in" fo:margin-top="0in" fo:margin-bottom="0in" style:contextual-spacing="false" fo:line-height="97%" fo:text-align="start" style:justify-single-word="false" fo:text-indent="0in" style:auto-text-indent="false">
        <style:tab-stops>
          <style:tab-stop style:position="0.9201in"/>
        </style:tab-stops>
      </style:paragraph-properties>
    </style:style>
    <style:style style:name="P211" style:family="paragraph" style:parent-style-name="Standard">
      <style:paragraph-properties fo:margin-left="0.4201in" fo:margin-right="4.1917in" fo:margin-top="0in" fo:margin-bottom="0in" style:contextual-spacing="false" fo:line-height="97%" fo:text-align="start" style:justify-single-word="false" fo:text-indent="0in" style:auto-text-indent="false">
        <style:tab-stops>
          <style:tab-stop style:position="0.9201in"/>
        </style:tab-stops>
      </style:paragraph-properties>
    </style:style>
    <style:style style:name="P212" style:family="paragraph" style:parent-style-name="Standard">
      <style:paragraph-properties fo:margin-top="0in" fo:margin-bottom="0.0327in" style:contextual-spacing="false" fo:line-height="0.1665in"/>
      <style:text-properties style:text-line-through-style="none" style:text-line-through-type="none" style:font-name="Arial" fo:font-size="12pt" fo:letter-spacing="0.0319in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0%"/>
    </style:style>
    <style:style style:name="P213" style:family="paragraph" style:parent-style-name="Standard">
      <style:paragraph-properties fo:margin-top="0in" fo:margin-bottom="0.0327in" style:contextual-spacing="false" fo:line-height="0.1665in"/>
      <style:text-properties style:text-line-through-style="none" style:text-line-through-type="none" style:font-name="Liberation Sans1" fo:font-size="12pt" fo:letter-spacing="normal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scale="100%"/>
    </style:style>
    <style:style style:name="P214" style:family="paragraph" style:parent-style-name="Standard">
      <style:paragraph-properties fo:margin-left="0in" fo:margin-right="1.0598in" fo:margin-top="0.0819in" fo:margin-bottom="0in" style:contextual-spacing="false" fo:line-height="120%" fo:text-align="start" style:justify-single-word="false" fo:text-indent="0in" style:auto-text-indent="false"/>
    </style:style>
    <style:style style:name="P215" style:family="paragraph" style:parent-style-name="Standard">
      <style:paragraph-properties fo:margin-top="0in" fo:margin-bottom="0.0693in" style:contextual-spacing="false" fo:line-height="0.1665in"/>
      <style:text-properties style:text-line-through-style="none" style:text-line-through-type="none" style:font-name="Liberation Sans1" fo:font-size="12pt" fo:letter-spacing="normal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scale="100%"/>
    </style:style>
    <style:style style:name="P216" style:family="paragraph" style:parent-style-name="Standard">
      <style:paragraph-properties fo:margin-left="0in" fo:margin-right="1.0272in" fo:margin-top="0in" fo:margin-bottom="0in" style:contextual-spacing="false" fo:line-height="120%" fo:text-align="start" style:justify-single-word="false" fo:text-indent="0in" style:auto-text-indent="false"/>
    </style:style>
    <style:style style:name="P217" style:family="paragraph" style:parent-style-name="Standard">
      <style:paragraph-properties fo:margin-left="0in" fo:margin-right="1.0791in" fo:margin-top="0in" fo:margin-bottom="0in" style:contextual-spacing="false" fo:line-height="120%" fo:text-align="start" style:justify-single-word="false" fo:text-indent="0in" style:auto-text-indent="false"/>
    </style:style>
    <style:style style:name="P218" style:family="paragraph" style:parent-style-name="Standard">
      <style:paragraph-properties fo:margin-left="0in" fo:margin-right="1.128in" fo:margin-top="0in" fo:margin-bottom="0in" style:contextual-spacing="false" fo:line-height="120%" fo:text-align="start" style:justify-single-word="false" fo:text-indent="0in" style:auto-text-indent="false"/>
    </style:style>
    <style:style style:name="P219" style:family="paragraph" style:parent-style-name="Standard">
      <style:paragraph-properties fo:margin-left="0.25in" fo:margin-right="-0.0138in" fo:margin-top="0in" fo:margin-bottom="0in" style:contextual-spacing="false" fo:line-height="100%" fo:text-indent="0in" style:auto-text-indent="false"/>
    </style:style>
    <style:style style:name="P220" style:family="paragraph" style:parent-style-name="Standard">
      <style:paragraph-properties fo:margin-left="0.25in" fo:margin-right="-0.0138in" fo:margin-top="0in" fo:margin-bottom="0in" style:contextual-spacing="false" fo:line-height="88%" fo:text-indent="0in" style:auto-text-indent="false"/>
    </style:style>
    <style:style style:name="P221" style:family="paragraph" style:parent-style-name="Standard">
      <style:paragraph-properties fo:margin-left="0.25in" fo:margin-right="-0.0138in" fo:margin-top="0.0819in" fo:margin-bottom="0in" style:contextual-spacing="false" fo:line-height="88%" fo:text-indent="0in" style:auto-text-indent="false"/>
    </style:style>
    <style:style style:name="P222" style:family="paragraph" style:parent-style-name="Standard">
      <style:paragraph-properties fo:margin-left="0.5in" fo:margin-right="1.0638in" fo:margin-top="0in" fo:margin-bottom="0in" style:contextual-spacing="false" fo:line-height="110%" fo:text-align="start" style:justify-single-word="false" fo:text-indent="-0.25in" style:auto-text-indent="false"/>
    </style:style>
    <style:style style:name="P223" style:family="paragraph" style:parent-style-name="Standard">
      <style:paragraph-properties fo:margin-left="2.5693in" fo:margin-right="-0.0138in" fo:margin-top="0in" fo:margin-bottom="0in" style:contextual-spacing="false" fo:line-height="100%" fo:text-indent="0in" style:auto-text-indent="false"/>
    </style:style>
    <style:style style:name="P224" style:family="paragraph" style:parent-style-name="Standard" style:master-page-name="Converted10">
      <style:paragraph-properties fo:margin-left="0.8201in" fo:margin-right="0.1311in" fo:margin-top="0in" fo:margin-bottom="0in" style:contextual-spacing="false" fo:line-height="120%" fo:text-align="start" style:justify-single-word="false" fo:text-indent="0in" style:auto-text-indent="false" style:page-number="auto"/>
    </style:style>
    <style:style style:name="P225" style:family="paragraph" style:parent-style-name="Standard">
      <style:paragraph-properties fo:margin-left="0.5693in" fo:margin-right="-0.0138in" fo:margin-top="0in" fo:margin-bottom="0in" style:contextual-spacing="false" fo:line-height="100%" fo:text-indent="0in" style:auto-text-indent="false"/>
    </style:style>
    <style:style style:name="P226" style:family="paragraph" style:parent-style-name="Standard">
      <style:paragraph-properties fo:margin-left="0.5693in" fo:margin-right="-0.0138in" fo:margin-top="0.0008in" fo:margin-bottom="0in" style:contextual-spacing="false" fo:line-height="88%" fo:text-indent="0in" style:auto-text-indent="false"/>
    </style:style>
    <style:style style:name="P227" style:family="paragraph" style:parent-style-name="Standard">
      <style:paragraph-properties fo:margin-left="0.8201in" fo:margin-right="-0.0138in" fo:margin-top="0in" fo:margin-bottom="0in" style:contextual-spacing="false" fo:line-height="117%" fo:text-align="start" style:justify-single-word="false" fo:text-indent="-0.25in" style:auto-text-indent="false"/>
    </style:style>
    <style:style style:name="P228" style:family="paragraph" style:parent-style-name="Standard">
      <style:paragraph-properties fo:margin-left="0.8201in" fo:margin-right="-0.0138in" fo:margin-top="0.0819in" fo:margin-bottom="0in" style:contextual-spacing="false" fo:line-height="94%" fo:text-align="start" style:justify-single-word="false" fo:text-indent="-0.25in" style:auto-text-indent="false"/>
    </style:style>
    <style:style style:name="P229" style:family="paragraph" style:parent-style-name="Standard">
      <style:paragraph-properties fo:margin-top="0in" fo:margin-bottom="0.0783in" style:contextual-spacing="false" fo:line-height="0.1665in"/>
      <style:text-properties style:text-line-through-style="none" style:text-line-through-type="none" style:font-name="Liberation Sans1" fo:font-size="12pt" fo:letter-spacing="normal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scale="100%"/>
    </style:style>
    <style:style style:name="P230" style:family="paragraph" style:parent-style-name="Standard">
      <style:paragraph-properties fo:margin-top="0in" fo:margin-bottom="0.0783in" style:contextual-spacing="false" fo:line-height="0.1665in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31" style:family="paragraph" style:parent-style-name="Standard">
      <style:paragraph-properties fo:margin-left="0.3193in" fo:margin-right="0.15in" fo:margin-top="0in" fo:margin-bottom="0in" style:contextual-spacing="false" fo:line-height="120%" fo:text-align="start" style:justify-single-word="false" fo:text-indent="0in" style:auto-text-indent="false"/>
    </style:style>
    <style:style style:name="P232" style:family="paragraph" style:parent-style-name="Standard">
      <style:paragraph-properties fo:margin-left="2.8929in" fo:margin-right="-0.0138in" fo:margin-top="0in" fo:margin-bottom="0in" style:contextual-spacing="false" fo:line-height="100%" fo:text-indent="0in" style:auto-text-indent="false"/>
    </style:style>
    <style:style style:name="P233" style:family="paragraph" style:parent-style-name="Standard">
      <style:paragraph-properties fo:margin-top="0in" fo:margin-bottom="0.0547in" style:contextual-spacing="false" fo:line-height="0.1665in"/>
      <style:text-properties style:text-line-through-style="none" style:text-line-through-type="none" style:font-name="Liberation Mono" fo:font-size="12pt" fo:letter-spacing="normal" fo:font-style="normal" style:text-underline-style="none" fo:font-weight="normal" style:font-name-asian="Liberation Mono1" style:font-size-asian="12pt" style:font-style-asian="normal" style:font-weight-asian="normal" style:font-name-complex="Liberation Mono1" style:font-size-complex="12pt" style:font-style-complex="normal" style:font-weight-complex="normal" style:text-scale="100%"/>
    </style:style>
    <style:style style:name="P234" style:family="paragraph" style:parent-style-name="Standard">
      <style:paragraph-properties fo:margin-left="0in" fo:margin-right="0.9299in" fo:margin-top="0in" fo:margin-bottom="0in" style:contextual-spacing="false" fo:line-height="100%" fo:text-align="justify" style:justify-single-word="false" fo:text-indent="0in" style:auto-text-indent="false"/>
    </style:style>
    <style:style style:name="P235" style:family="paragraph" style:parent-style-name="Standard">
      <style:paragraph-properties fo:margin-left="0.25in" fo:margin-right="4.5043in" fo:margin-top="0in" fo:margin-bottom="0in" style:contextual-spacing="false" fo:line-height="88%" fo:text-align="start" style:justify-single-word="false" fo:text-indent="0in" style:auto-text-indent="false"/>
    </style:style>
    <style:style style:name="P236" style:family="paragraph" style:parent-style-name="Standard">
      <style:paragraph-properties fo:margin-left="0.5in" fo:margin-right="1.0701in" fo:margin-top="0in" fo:margin-bottom="0in" style:contextual-spacing="false" fo:line-height="94%" fo:text-align="start" style:justify-single-word="false" fo:text-indent="-0.25in" style:auto-text-indent="false"/>
    </style:style>
    <style:style style:name="P237" style:family="paragraph" style:parent-style-name="Standard">
      <style:paragraph-properties fo:margin-left="0.5in" fo:margin-right="0.9134in" fo:margin-top="0.0008in" fo:margin-bottom="0in" style:contextual-spacing="false" fo:line-height="91%" fo:text-align="start" style:justify-single-word="false" fo:text-indent="-0.25in" style:auto-text-indent="false"/>
    </style:style>
    <style:style style:name="P238" style:family="paragraph" style:parent-style-name="Standard">
      <style:paragraph-properties fo:margin-top="0in" fo:margin-bottom="0.0146in" style:contextual-spacing="false" fo:line-height="0.1665in"/>
      <style:text-properties style:text-line-through-style="none" style:text-line-through-type="none" style:font-name="Liberation Mono" fo:font-size="12pt" fo:letter-spacing="normal" fo:font-style="normal" style:text-underline-style="none" fo:font-weight="normal" style:font-name-asian="Liberation Mono1" style:font-size-asian="12pt" style:font-style-asian="normal" style:font-weight-asian="normal" style:font-name-complex="Liberation Mono1" style:font-size-complex="12pt" style:font-style-complex="normal" style:font-weight-complex="normal" style:text-scale="100%"/>
    </style:style>
    <style:style style:name="P239" style:family="paragraph" style:parent-style-name="Standard">
      <style:paragraph-properties fo:margin-left="0in" fo:margin-right="0.9425in" fo:margin-top="0.0819in" fo:margin-bottom="0in" style:contextual-spacing="false" fo:line-height="100%" fo:text-align="start" style:justify-single-word="false" fo:text-indent="0in" style:auto-text-indent="false"/>
    </style:style>
    <style:style style:name="P240" style:family="paragraph" style:parent-style-name="Standard">
      <style:paragraph-properties fo:margin-left="0.25in" fo:margin-right="3.3862in" fo:margin-top="0in" fo:margin-bottom="0in" style:contextual-spacing="false" fo:line-height="88%" fo:text-align="start" style:justify-single-word="false" fo:text-indent="0in" style:auto-text-indent="false"/>
    </style:style>
    <style:style style:name="P241" style:family="paragraph" style:parent-style-name="Standard">
      <style:paragraph-properties fo:margin-left="0.25in" fo:margin-right="2.6272in" fo:margin-top="0in" fo:margin-bottom="0in" style:contextual-spacing="false" fo:line-height="88%" fo:text-align="start" style:justify-single-word="false" fo:text-indent="0in" style:auto-text-indent="false"/>
    </style:style>
    <style:style style:name="P242" style:family="paragraph" style:parent-style-name="Standard">
      <style:paragraph-properties fo:margin-left="0.3193in" fo:margin-right="0.0528in" fo:margin-top="0.0819in" fo:margin-bottom="0in" style:contextual-spacing="false" fo:line-height="100%" fo:text-align="start" style:justify-single-word="false" fo:text-indent="0in" style:auto-text-indent="false"/>
    </style:style>
    <style:style style:name="P243" style:family="paragraph" style:parent-style-name="Standard">
      <style:paragraph-properties fo:margin-left="0.4201in" fo:margin-right="2.2035in" fo:margin-top="0in" fo:margin-bottom="0in" style:contextual-spacing="false" fo:line-height="97%" fo:text-align="start" style:justify-single-word="false" fo:text-indent="0in" style:auto-text-indent="false">
        <style:tab-stops>
          <style:tab-stop style:position="1.8972in"/>
        </style:tab-stops>
      </style:paragraph-properties>
    </style:style>
    <style:style style:name="P244" style:family="paragraph" style:parent-style-name="Standard">
      <style:paragraph-properties fo:margin-left="0.4201in" fo:margin-right="1.7866in" fo:margin-top="0in" fo:margin-bottom="0in" style:contextual-spacing="false" fo:line-height="97%" fo:text-align="start" style:justify-single-word="false" fo:text-indent="0in" style:auto-text-indent="false">
        <style:tab-stops>
          <style:tab-stop style:position="1.8972in"/>
        </style:tab-stops>
      </style:paragraph-properties>
    </style:style>
    <style:style style:name="P245" style:family="paragraph" style:parent-style-name="Standard">
      <style:paragraph-properties fo:margin-left="0.4201in" fo:margin-right="3.0366in" fo:margin-top="0in" fo:margin-bottom="0in" style:contextual-spacing="false" fo:line-height="97%" fo:text-align="start" style:justify-single-word="false" fo:text-indent="0in" style:auto-text-indent="false">
        <style:tab-stops>
          <style:tab-stop style:position="1.8972in"/>
        </style:tab-stops>
      </style:paragraph-properties>
    </style:style>
    <style:style style:name="P246" style:family="paragraph" style:parent-style-name="Standard">
      <style:paragraph-properties fo:margin-left="0.4201in" fo:margin-right="2.8701in" fo:margin-top="0in" fo:margin-bottom="0in" style:contextual-spacing="false" fo:line-height="97%" fo:text-align="start" style:justify-single-word="false" fo:text-indent="0in" style:auto-text-indent="false">
        <style:tab-stops>
          <style:tab-stop style:position="1.8972in"/>
        </style:tab-stops>
      </style:paragraph-properties>
    </style:style>
    <style:style style:name="P247" style:family="paragraph" style:parent-style-name="Standard">
      <style:paragraph-properties fo:margin-left="0.4201in" fo:margin-right="2.6201in" fo:margin-top="0in" fo:margin-bottom="0in" style:contextual-spacing="false" fo:line-height="97%" fo:text-align="start" style:justify-single-word="false" fo:text-indent="0in" style:auto-text-indent="false">
        <style:tab-stops>
          <style:tab-stop style:position="1.8972in"/>
        </style:tab-stops>
      </style:paragraph-properties>
    </style:style>
    <style:style style:name="P248" style:family="paragraph" style:parent-style-name="Standard">
      <style:paragraph-properties fo:margin-left="0.3193in" fo:margin-right="-0.0047in" fo:margin-top="0in" fo:margin-bottom="0in" style:contextual-spacing="false" fo:line-height="100%" fo:text-align="start" style:justify-single-word="false" fo:text-indent="0in" style:auto-text-indent="false"/>
    </style:style>
    <style:style style:name="P249" style:family="paragraph" style:parent-style-name="Standard">
      <style:paragraph-properties fo:margin-left="0.3193in" fo:margin-right="0.0382in" fo:margin-top="0in" fo:margin-bottom="0in" style:contextual-spacing="false" fo:line-height="100%" fo:text-align="start" style:justify-single-word="false" fo:text-indent="0in" style:auto-text-indent="false"/>
    </style:style>
    <style:style style:name="P250" style:family="paragraph" style:parent-style-name="Standard">
      <style:paragraph-properties fo:margin-left="0.3193in" fo:margin-right="0.0984in" fo:margin-top="0in" fo:margin-bottom="0in" style:contextual-spacing="false" fo:line-height="100%" fo:text-align="start" style:justify-single-word="false" fo:text-indent="0in" style:auto-text-indent="false"/>
    </style:style>
    <style:style style:name="P251" style:family="paragraph" style:parent-style-name="Standard">
      <style:paragraph-properties fo:margin-left="2.8898in" fo:margin-right="-0.0138in" fo:margin-top="0in" fo:margin-bottom="0in" style:contextual-spacing="false" fo:line-height="100%" fo:text-indent="0in" style:auto-text-indent="false"/>
    </style:style>
    <style:style style:name="P252" style:family="paragraph" style:parent-style-name="Standard" style:master-page-name="Converted13">
      <style:paragraph-properties fo:margin-left="0in" fo:margin-right="2.5575in" fo:margin-top="0in" fo:margin-bottom="0in" style:contextual-spacing="false" fo:line-height="137%" fo:text-align="start" style:justify-single-word="false" fo:text-indent="0in" style:auto-text-indent="false" style:page-number="auto"/>
    </style:style>
    <style:style style:name="P253" style:family="paragraph" style:parent-style-name="Standard">
      <style:paragraph-properties fo:margin-top="0in" fo:margin-bottom="0.0118in" style:contextual-spacing="false" fo:line-height="0.0835in"/>
      <style:text-properties style:text-line-through-style="none" style:text-line-through-type="none" style:font-name="Liberation Sans1" fo:font-size="6pt" fo:letter-spacing="normal" fo:font-style="normal" style:text-underline-style="none" fo:font-weight="normal" style:font-name-asian="Liberation Sans2" style:font-size-asian="6pt" style:font-style-asian="normal" style:font-weight-asian="normal" style:font-name-complex="Liberation Sans2" style:font-size-complex="6pt" style:font-style-complex="normal" style:font-weight-complex="normal" style:text-scale="100%"/>
    </style:style>
    <style:style style:name="P254" style:family="paragraph" style:parent-style-name="Standard">
      <style:paragraph-properties fo:margin-top="0in" fo:margin-bottom="0.0118in" style:contextual-spacing="false" fo:line-height="0.0972in"/>
      <style:text-properties style:text-line-through-style="none" style:text-line-through-type="none" style:font-name="Liberation Sans1" fo:font-size="7pt" fo:letter-spacing="normal" fo:font-style="normal" style:text-underline-style="none" fo:font-weight="normal" style:font-name-asian="Liberation Sans2" style:font-size-asian="7pt" style:font-style-asian="normal" style:font-weight-asian="normal" style:font-name-complex="Liberation Sans2" style:font-size-complex="7pt" style:font-style-complex="normal" style:font-weight-complex="normal" style:text-scale="100%"/>
    </style:style>
    <style:style style:name="P255" style:family="paragraph" style:parent-style-name="Standard">
      <style:paragraph-properties fo:margin-left="0.1in" fo:margin-right="5.1028in" fo:margin-top="0in" fo:margin-bottom="0in" style:contextual-spacing="false" fo:line-height="97%" fo:text-align="start" style:justify-single-word="false" fo:text-indent="0in" style:auto-text-indent="false"/>
    </style:style>
    <style:style style:name="P256" style:family="paragraph" style:parent-style-name="Standard">
      <style:paragraph-properties fo:margin-left="0.061in" fo:margin-right="4.6409in" fo:margin-top="0in" fo:margin-bottom="0in" style:contextual-spacing="false" fo:line-height="97%" fo:text-align="end" style:justify-single-word="false" fo:text-indent="0in" style:auto-text-indent="false"/>
    </style:style>
    <style:style style:name="P257" style:family="paragraph" style:parent-style-name="Standard">
      <style:paragraph-properties fo:margin-left="0.3193in" fo:margin-right="0.0346in" fo:margin-top="0in" fo:margin-bottom="0in" style:contextual-spacing="false" fo:line-height="100%" fo:text-align="start" style:justify-single-word="false" fo:text-indent="0in" style:auto-text-indent="false"/>
    </style:style>
    <style:style style:name="P258" style:family="paragraph" style:parent-style-name="Standard">
      <style:paragraph-properties fo:margin-left="0.3193in" fo:margin-right="0.1965in" fo:margin-top="0in" fo:margin-bottom="0in" style:contextual-spacing="false" fo:line-height="100%" fo:text-align="start" style:justify-single-word="false" fo:text-indent="0in" style:auto-text-indent="false"/>
    </style:style>
    <style:style style:name="P259" style:family="paragraph" style:parent-style-name="Standard">
      <style:paragraph-properties fo:margin-left="0.3193in" fo:margin-right="0.1583in" fo:margin-top="0in" fo:margin-bottom="0in" style:contextual-spacing="false" fo:line-height="100%" fo:text-align="start" style:justify-single-word="false" fo:text-indent="0in" style:auto-text-indent="false"/>
    </style:style>
    <style:style style:name="P260" style:family="paragraph" style:parent-style-name="Standard">
      <style:paragraph-properties fo:margin-top="0in" fo:margin-bottom="0.0752in" style:contextual-spacing="false" fo:line-height="0.1665in"/>
      <style:text-properties style:text-line-through-style="none" style:text-line-through-type="none" style:font-name="Liberation Mono" fo:font-size="12pt" fo:letter-spacing="normal" fo:font-style="normal" style:text-underline-style="none" fo:font-weight="normal" style:font-name-asian="Liberation Mono1" style:font-size-asian="12pt" style:font-style-asian="normal" style:font-weight-asian="normal" style:font-name-complex="Liberation Mono1" style:font-size-complex="12pt" style:font-style-complex="normal" style:font-weight-complex="normal" style:text-scale="100%"/>
    </style:style>
    <style:style style:name="P261" style:family="paragraph" style:parent-style-name="Standard">
      <style:paragraph-properties fo:margin-left="0in" fo:margin-right="0.889in" fo:margin-top="0in" fo:margin-bottom="0in" style:contextual-spacing="false" fo:line-height="100%" fo:text-align="start" style:justify-single-word="false" fo:text-indent="0in" style:auto-text-indent="false"/>
    </style:style>
    <style:style style:name="P262" style:family="paragraph" style:parent-style-name="Standard">
      <style:paragraph-properties fo:margin-left="0in" fo:margin-right="1.0575in" fo:margin-top="0in" fo:margin-bottom="0in" style:contextual-spacing="false" fo:line-height="100%" fo:text-align="start" style:justify-single-word="false" fo:text-indent="0in" style:auto-text-indent="false"/>
    </style:style>
    <style:style style:name="P263" style:family="paragraph" style:parent-style-name="Standard">
      <style:paragraph-properties fo:margin-left="0in" fo:margin-right="0.9134in" fo:margin-top="0in" fo:margin-bottom="0in" style:contextual-spacing="false" fo:line-height="100%" fo:text-align="start" style:justify-single-word="false" fo:text-indent="0in" style:auto-text-indent="false"/>
    </style:style>
    <style:style style:name="P264" style:family="paragraph" style:parent-style-name="Standard">
      <style:paragraph-properties fo:margin-left="0in" fo:margin-right="1.0846in" fo:margin-top="0in" fo:margin-bottom="0in" style:contextual-spacing="false" fo:line-height="100%" fo:text-align="start" style:justify-single-word="false" fo:text-indent="0in" style:auto-text-indent="false"/>
    </style:style>
    <style:style style:name="P265" style:family="paragraph" style:parent-style-name="Standard">
      <style:paragraph-properties fo:margin-left="0in" fo:margin-right="0.9189in" fo:margin-top="0in" fo:margin-bottom="0in" style:contextual-spacing="false" fo:line-height="100%" fo:text-align="start" style:justify-single-word="false" fo:text-indent="0in" style:auto-text-indent="false"/>
    </style:style>
    <style:style style:name="P266" style:family="paragraph" style:parent-style-name="Standard">
      <style:paragraph-properties fo:margin-left="0in" fo:margin-right="0.9228in" fo:margin-top="0.0819in" fo:margin-bottom="0in" style:contextual-spacing="false" fo:line-height="100%" fo:text-align="start" style:justify-single-word="false" fo:text-indent="0in" style:auto-text-indent="false"/>
    </style:style>
    <style:style style:name="P267" style:family="paragraph" style:parent-style-name="Standard">
      <style:paragraph-properties fo:margin-left="0.25in" fo:margin-right="2.8091in" fo:margin-top="0in" fo:margin-bottom="0in" style:contextual-spacing="false" fo:line-height="88%" fo:text-align="start" style:justify-single-word="false" fo:text-indent="0in" style:auto-text-indent="false"/>
    </style:style>
    <style:style style:name="P268" style:family="paragraph" style:parent-style-name="Standard">
      <style:paragraph-properties fo:margin-left="0in" fo:margin-right="1.2862in" fo:margin-top="0in" fo:margin-bottom="0in" style:contextual-spacing="false" fo:line-height="97%" fo:text-align="start" style:justify-single-word="false" fo:text-indent="0in" style:auto-text-indent="false"/>
    </style:style>
    <style:style style:name="P269" style:family="paragraph" style:parent-style-name="Standard">
      <style:paragraph-properties fo:margin-left="0in" fo:margin-right="1.0654in" fo:margin-top="0in" fo:margin-bottom="0in" style:contextual-spacing="false" fo:line-height="100%" fo:text-align="start" style:justify-single-word="false" fo:text-indent="0in" style:auto-text-indent="false"/>
    </style:style>
    <style:style style:name="P270" style:family="paragraph" style:parent-style-name="Standard">
      <style:paragraph-properties fo:margin-left="0in" fo:margin-right="1.0654in" fo:margin-top="0in" fo:margin-bottom="0in" style:contextual-spacing="false" fo:line-height="120%" fo:text-align="start" style:justify-single-word="false" fo:text-indent="0in" style:auto-text-indent="false"/>
    </style:style>
    <style:style style:name="P271" style:family="paragraph" style:parent-style-name="Standard">
      <style:paragraph-properties fo:margin-left="0in" fo:margin-right="0.9173in" fo:margin-top="0in" fo:margin-bottom="0in" style:contextual-spacing="false" fo:line-height="100%" fo:text-align="start" style:justify-single-word="false" fo:text-indent="0in" style:auto-text-indent="false"/>
    </style:style>
    <style:style style:name="P272" style:family="paragraph" style:parent-style-name="Standard">
      <style:paragraph-properties fo:margin-left="0in" fo:margin-right="1.0492in" fo:margin-top="0in" fo:margin-bottom="0in" style:contextual-spacing="false" fo:line-height="98%" fo:text-align="start" style:justify-single-word="false" fo:text-indent="0in" style:auto-text-indent="false"/>
    </style:style>
    <style:style style:name="P273" style:family="paragraph" style:parent-style-name="Standard">
      <style:paragraph-properties fo:margin-top="0in" fo:margin-bottom="0.0618in" style:contextual-spacing="false" fo:line-height="0.1665in"/>
      <style:text-properties style:text-line-through-style="none" style:text-line-through-type="none" style:font-name="Liberation Sans1" fo:font-size="12pt" fo:letter-spacing="normal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scale="100%"/>
    </style:style>
    <style:style style:name="P274" style:family="paragraph" style:parent-style-name="Standard">
      <style:paragraph-properties fo:margin-left="0.3193in" fo:margin-right="0.1508in" fo:margin-top="0.0819in" fo:margin-bottom="0in" style:contextual-spacing="false" fo:line-height="100%" fo:text-align="start" style:justify-single-word="false" fo:text-indent="0in" style:auto-text-indent="false"/>
    </style:style>
    <style:style style:name="P275" style:family="paragraph" style:parent-style-name="Standard">
      <style:paragraph-properties fo:margin-left="0.3193in" fo:margin-right="0.1173in" fo:margin-top="0in" fo:margin-bottom="0in" style:contextual-spacing="false" fo:line-height="120%" fo:text-align="start" style:justify-single-word="false" fo:text-indent="0in" style:auto-text-indent="false"/>
    </style:style>
    <style:style style:name="P276" style:family="paragraph" style:parent-style-name="Standard">
      <style:paragraph-properties fo:margin-left="0.3193in" fo:margin-right="0.1173in" fo:margin-top="0.0819in" fo:margin-bottom="0in" style:contextual-spacing="false" fo:line-height="100%" fo:text-align="start" style:justify-single-word="false" fo:text-indent="0in" style:auto-text-indent="false"/>
    </style:style>
    <style:style style:name="P277" style:family="paragraph" style:parent-style-name="Standard">
      <style:paragraph-properties fo:margin-top="0in" fo:margin-bottom="0.0236in" style:contextual-spacing="false" fo:line-height="0.1665in"/>
      <style:text-properties style:text-line-through-style="none" style:text-line-through-type="none" style:font-name="Liberation Mono" fo:font-size="12pt" fo:letter-spacing="normal" fo:font-style="normal" style:text-underline-style="none" fo:font-weight="normal" style:font-name-asian="Liberation Mono1" style:font-size-asian="12pt" style:font-style-asian="normal" style:font-weight-asian="normal" style:font-name-complex="Liberation Mono1" style:font-size-complex="12pt" style:font-style-complex="normal" style:font-weight-complex="normal" style:text-scale="100%"/>
    </style:style>
    <style:style style:name="P278" style:family="paragraph" style:parent-style-name="Standard">
      <style:paragraph-properties fo:margin-left="0.3193in" fo:margin-right="0.3984in" fo:margin-top="0in" fo:margin-bottom="0in" style:contextual-spacing="false" fo:line-height="120%" fo:text-align="start" style:justify-single-word="false" fo:text-indent="0in" style:auto-text-indent="false"/>
    </style:style>
    <style:style style:name="P279" style:family="paragraph" style:parent-style-name="Standard">
      <style:paragraph-properties fo:margin-left="0.8201in" fo:margin-right="0.2335in" fo:margin-top="0in" fo:margin-bottom="0in" style:contextual-spacing="false" fo:line-height="94%" fo:text-align="start" style:justify-single-word="false" fo:text-indent="-0.25in" style:auto-text-indent="false"/>
    </style:style>
    <style:style style:name="P280" style:family="paragraph" style:parent-style-name="Standard">
      <style:paragraph-properties fo:margin-left="0.8201in" fo:margin-right="0.1736in" fo:margin-top="0.0008in" fo:margin-bottom="0in" style:contextual-spacing="false" fo:line-height="91%" fo:text-align="start" style:justify-single-word="false" fo:text-indent="-0.25in" style:auto-text-indent="false"/>
    </style:style>
    <style:style style:name="P281" style:family="paragraph" style:parent-style-name="Standard">
      <style:paragraph-properties fo:margin-top="0in" fo:margin-bottom="0.0472in" style:contextual-spacing="false" fo:line-height="0.1665in"/>
      <style:text-properties style:text-line-through-style="none" style:text-line-through-type="none" style:font-name="Liberation Sans1" fo:font-size="12pt" fo:letter-spacing="normal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scale="100%"/>
    </style:style>
    <style:style style:name="P282" style:family="paragraph" style:parent-style-name="Standard">
      <style:paragraph-properties fo:margin-top="0in" fo:margin-bottom="0.0472in" style:contextual-spacing="false" fo:line-height="0.1665in"/>
      <style:text-properties style:text-line-through-style="none" style:text-line-through-type="none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8%"/>
    </style:style>
    <style:style style:name="P283" style:family="paragraph" style:parent-style-name="Standard">
      <style:paragraph-properties fo:margin-left="0in" fo:margin-right="0.9043in" fo:margin-top="0in" fo:margin-bottom="0in" style:contextual-spacing="false" fo:line-height="100%" fo:text-align="start" style:justify-single-word="false" fo:text-indent="0in" style:auto-text-indent="false"/>
    </style:style>
    <style:style style:name="P284" style:family="paragraph" style:parent-style-name="Standard">
      <style:paragraph-properties fo:margin-left="0in" fo:margin-right="1.1465in" fo:margin-top="0in" fo:margin-bottom="0in" style:contextual-spacing="false" fo:line-height="100%" fo:text-align="start" style:justify-single-word="false" fo:text-indent="0in" style:auto-text-indent="false"/>
    </style:style>
    <style:style style:name="P285" style:family="paragraph" style:parent-style-name="Standard">
      <style:paragraph-properties fo:margin-left="0in" fo:margin-right="0.9457in" fo:margin-top="0in" fo:margin-bottom="0in" style:contextual-spacing="false" fo:line-height="100%" fo:text-align="start" style:justify-single-word="false" fo:text-indent="0in" style:auto-text-indent="false"/>
    </style:style>
    <style:style style:name="P286" style:family="paragraph" style:parent-style-name="Standard">
      <style:paragraph-properties fo:margin-left="0in" fo:margin-right="1.1209in" fo:margin-top="0in" fo:margin-bottom="0in" style:contextual-spacing="false" fo:line-height="100%" fo:text-align="start" style:justify-single-word="false" fo:text-indent="0in" style:auto-text-indent="false"/>
    </style:style>
    <style:style style:name="P287" style:family="paragraph" style:parent-style-name="Standard">
      <style:paragraph-properties fo:margin-left="0in" fo:margin-right="0.9035in" fo:margin-top="0in" fo:margin-bottom="0in" style:contextual-spacing="false" fo:line-height="100%" fo:text-align="start" style:justify-single-word="false" fo:text-indent="0in" style:auto-text-indent="false"/>
    </style:style>
    <style:style style:name="P288" style:family="paragraph" style:parent-style-name="Standard">
      <style:paragraph-properties fo:margin-left="0in" fo:margin-right="0.9146in" fo:margin-top="0in" fo:margin-bottom="0in" style:contextual-spacing="false" fo:line-height="100%" fo:text-align="start" style:justify-single-word="false" fo:text-indent="0in" style:auto-text-indent="false"/>
    </style:style>
    <style:style style:name="P289" style:family="paragraph" style:parent-style-name="Standard">
      <style:paragraph-properties fo:margin-top="0in" fo:margin-bottom="0.0717in" style:contextual-spacing="false" fo:line-height="0.1665in"/>
      <style:text-properties style:text-line-through-style="none" style:text-line-through-type="none" style:font-name="Liberation Sans1" fo:font-size="12pt" fo:letter-spacing="normal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scale="100%"/>
    </style:style>
    <style:style style:name="P290" style:family="paragraph" style:parent-style-name="Standard">
      <style:paragraph-properties fo:margin-top="0in" fo:margin-bottom="0.0717in" style:contextual-spacing="false" fo:line-height="0.1665in" fo:break-before="column"/>
      <style:text-properties style:text-line-through-style="none" style:text-line-through-type="none" style:font-name="Arial" fo:font-size="12pt" fo:letter-spacing="0.0335in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0%"/>
    </style:style>
    <style:style style:name="P291" style:family="paragraph" style:parent-style-name="Standard">
      <style:paragraph-properties fo:margin-left="0.3193in" fo:margin-right="0.0189in" fo:margin-top="0in" fo:margin-bottom="0in" style:contextual-spacing="false" fo:line-height="100%" fo:text-align="start" style:justify-single-word="false" fo:text-indent="0in" style:auto-text-indent="false"/>
    </style:style>
    <style:style style:name="P292" style:family="paragraph" style:parent-style-name="Standard">
      <style:paragraph-properties fo:margin-left="0.3193in" fo:margin-right="-0.002in" fo:margin-top="0in" fo:margin-bottom="0in" style:contextual-spacing="false" fo:line-height="100%" fo:text-align="start" style:justify-single-word="false" fo:text-indent="0in" style:auto-text-indent="false"/>
    </style:style>
    <style:style style:name="P293" style:family="paragraph" style:parent-style-name="Standard">
      <style:paragraph-properties fo:margin-left="0.3201in" fo:margin-right="-0.0071in" fo:margin-top="0in" fo:margin-bottom="0in" style:contextual-spacing="false" fo:line-height="100%" fo:text-align="center" style:justify-single-word="false" fo:text-indent="0in" style:auto-text-indent="false"/>
    </style:style>
    <style:style style:name="P294" style:family="paragraph" style:parent-style-name="Standard">
      <style:paragraph-properties fo:margin-left="0.3193in" fo:margin-right="0.1598in" fo:margin-top="0in" fo:margin-bottom="0in" style:contextual-spacing="false" fo:line-height="100%" fo:text-align="start" style:justify-single-word="false" fo:text-indent="0in" style:auto-text-indent="false"/>
    </style:style>
    <style:style style:name="P295" style:family="paragraph" style:parent-style-name="Standard">
      <style:paragraph-properties fo:margin-top="0in" fo:margin-bottom="0.0575in" style:contextual-spacing="false" fo:line-height="0.1665in"/>
      <style:text-properties style:text-line-through-style="none" style:text-line-through-type="none" style:font-name="Arial" fo:font-size="12pt" fo:letter-spacing="-0.0016in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8%"/>
    </style:style>
    <style:style style:name="P296" style:family="paragraph" style:parent-style-name="Standard">
      <style:paragraph-properties fo:margin-left="0in" fo:margin-right="0.898in" fo:margin-top="0.0819in" fo:margin-bottom="0in" style:contextual-spacing="false" fo:line-height="100%" fo:text-align="start" style:justify-single-word="false" fo:text-indent="0in" style:auto-text-indent="false"/>
    </style:style>
    <style:style style:name="P297" style:family="paragraph" style:parent-style-name="Standard">
      <style:paragraph-properties fo:margin-left="0in" fo:margin-right="0.898in" fo:margin-top="0in" fo:margin-bottom="0in" style:contextual-spacing="false" fo:line-height="100%" fo:text-align="start" style:justify-single-word="false" fo:text-indent="0in" style:auto-text-indent="false"/>
    </style:style>
    <style:style style:name="P298" style:family="paragraph" style:parent-style-name="Standard">
      <style:paragraph-properties fo:margin-top="0in" fo:margin-bottom="0.0646in" style:contextual-spacing="false" fo:line-height="0.1665in"/>
      <style:text-properties style:text-line-through-style="none" style:text-line-through-type="none" style:font-name="Arial" fo:font-size="12pt" fo:letter-spacing="0.0291in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0%"/>
    </style:style>
    <style:style style:name="P299" style:family="paragraph" style:parent-style-name="Standard">
      <style:paragraph-properties fo:margin-top="0in" fo:margin-bottom="0.0646in" style:contextual-spacing="false" fo:line-height="0.1665in"/>
      <style:text-properties style:text-line-through-style="none" style:text-line-through-type="none" style:font-name="Liberation Sans1" fo:font-size="12pt" fo:letter-spacing="normal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scale="100%"/>
    </style:style>
    <style:style style:name="P300" style:family="paragraph" style:parent-style-name="Standard">
      <style:paragraph-properties fo:margin-left="0.3193in" fo:margin-right="0.0902in" fo:margin-top="0.0819in" fo:margin-bottom="0in" style:contextual-spacing="false" fo:line-height="100%" fo:text-align="start" style:justify-single-word="false" fo:text-indent="0in" style:auto-text-indent="false"/>
    </style:style>
    <style:style style:name="P301" style:family="paragraph" style:parent-style-name="Standard">
      <style:paragraph-properties fo:margin-left="0.3193in" fo:margin-right="0.2098in" fo:margin-top="0in" fo:margin-bottom="0in" style:contextual-spacing="false" fo:line-height="100%" fo:text-align="start" style:justify-single-word="false" fo:text-indent="0in" style:auto-text-indent="false"/>
    </style:style>
    <style:style style:name="P302" style:family="paragraph" style:parent-style-name="Standard">
      <style:paragraph-properties fo:margin-left="0.3193in" fo:margin-right="0.0126in" fo:margin-top="0in" fo:margin-bottom="0in" style:contextual-spacing="false" fo:line-height="100%" fo:text-align="start" style:justify-single-word="false" fo:text-indent="0in" style:auto-text-indent="false"/>
    </style:style>
    <style:style style:name="P303" style:family="paragraph" style:parent-style-name="Standard">
      <style:paragraph-properties fo:margin-left="0in" fo:margin-right="0.8862in" fo:margin-top="0in" fo:margin-bottom="0in" style:contextual-spacing="false" fo:line-height="100%" fo:text-align="start" style:justify-single-word="false" fo:text-indent="0in" style:auto-text-indent="false"/>
    </style:style>
    <style:style style:name="P304" style:family="paragraph" style:parent-style-name="Standard">
      <style:paragraph-properties fo:margin-left="0.1in" fo:margin-right="2.7693in" fo:margin-top="0in" fo:margin-bottom="0in" style:contextual-spacing="false" fo:line-height="97%" fo:text-align="start" style:justify-single-word="false" fo:text-indent="0in" style:auto-text-indent="false"/>
    </style:style>
    <style:style style:name="P305" style:family="paragraph" style:parent-style-name="Standard">
      <style:paragraph-properties fo:margin-left="0.1in" fo:margin-right="3.6028in" fo:margin-top="0in" fo:margin-bottom="0in" style:contextual-spacing="false" fo:line-height="97%" fo:text-align="start" style:justify-single-word="false" fo:text-indent="0in" style:auto-text-indent="false"/>
    </style:style>
    <style:style style:name="P306" style:family="paragraph" style:parent-style-name="Standard">
      <style:paragraph-properties fo:margin-left="0.3193in" fo:margin-right="-0.0043in" fo:margin-top="0in" fo:margin-bottom="0in" style:contextual-spacing="false" fo:line-height="100%" fo:text-align="start" style:justify-single-word="false" fo:text-indent="0in" style:auto-text-indent="false"/>
    </style:style>
    <style:style style:name="P307" style:family="paragraph" style:parent-style-name="Standard">
      <style:paragraph-properties fo:margin-left="0.3193in" fo:margin-right="0.5811in" fo:margin-top="0in" fo:margin-bottom="0in" style:contextual-spacing="false" fo:line-height="100%" fo:text-align="start" style:justify-single-word="false" fo:text-indent="0in" style:auto-text-indent="false"/>
    </style:style>
    <style:style style:name="P308" style:family="paragraph" style:parent-style-name="Standard">
      <style:paragraph-properties fo:margin-left="0in" fo:margin-right="0.9138in" fo:margin-top="0.0819in" fo:margin-bottom="0in" style:contextual-spacing="false" fo:line-height="100%" fo:text-align="start" style:justify-single-word="false" fo:text-indent="0in" style:auto-text-indent="false"/>
    </style:style>
    <style:style style:name="P309" style:family="paragraph" style:parent-style-name="Standard">
      <style:paragraph-properties fo:margin-left="0in" fo:margin-right="0.9264in" fo:margin-top="0in" fo:margin-bottom="0in" style:contextual-spacing="false" fo:line-height="100%" fo:text-align="start" style:justify-single-word="false" fo:text-indent="0in" style:auto-text-indent="false"/>
    </style:style>
    <style:style style:name="P310" style:family="paragraph" style:parent-style-name="Standard">
      <style:paragraph-properties fo:margin-left="0in" fo:margin-right="1.122in" fo:margin-top="0in" fo:margin-bottom="0in" style:contextual-spacing="false" fo:line-height="100%" fo:text-align="start" style:justify-single-word="false" fo:text-indent="0in" style:auto-text-indent="false"/>
    </style:style>
    <style:style style:name="P311" style:family="paragraph" style:parent-style-name="Standard">
      <style:paragraph-properties fo:margin-left="0in" fo:margin-right="0.9882in" fo:margin-top="0in" fo:margin-bottom="0in" style:contextual-spacing="false" fo:line-height="100%" fo:text-align="start" style:justify-single-word="false" fo:text-indent="0in" style:auto-text-indent="false"/>
    </style:style>
    <style:style style:name="P312" style:family="paragraph" style:parent-style-name="Standard">
      <style:paragraph-properties fo:margin-top="0in" fo:margin-bottom="0.052in" style:contextual-spacing="false" fo:line-height="0.1665in"/>
      <style:text-properties style:text-line-through-style="none" style:text-line-through-type="none" style:font-name="Liberation Sans1" fo:font-size="12pt" fo:letter-spacing="normal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scale="100%"/>
    </style:style>
    <style:style style:name="P313" style:family="paragraph" style:parent-style-name="Standard">
      <style:paragraph-properties fo:margin-top="0in" fo:margin-bottom="0.052in" style:contextual-spacing="false" fo:line-height="0.1665in"/>
      <style:text-properties style:text-line-through-style="none" style:text-line-through-type="none" style:font-name="Arial" fo:font-size="12pt" fo:letter-spacing="0.0189in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8%"/>
    </style:style>
    <style:style style:name="P314" style:family="paragraph" style:parent-style-name="Standard">
      <style:paragraph-properties fo:margin-left="0.3193in" fo:margin-right="0.1264in" fo:margin-top="0in" fo:margin-bottom="0in" style:contextual-spacing="false" fo:line-height="120%" fo:text-align="start" style:justify-single-word="false" fo:text-indent="0in" style:auto-text-indent="false"/>
    </style:style>
    <style:style style:name="P315" style:family="paragraph" style:parent-style-name="Standard">
      <style:paragraph-properties fo:margin-left="0.3193in" fo:margin-right="0.039in" fo:margin-top="0in" fo:margin-bottom="0in" style:contextual-spacing="false" fo:line-height="120%" fo:text-align="start" style:justify-single-word="false" fo:text-indent="0in" style:auto-text-indent="false"/>
    </style:style>
    <style:style style:name="P316" style:family="paragraph" style:parent-style-name="Standard">
      <style:paragraph-properties fo:margin-top="0in" fo:margin-bottom="0.0244in" style:contextual-spacing="false" fo:line-height="0.1665in"/>
      <style:text-properties style:text-line-through-style="none" style:text-line-through-type="none" style:font-name="Liberation Sans1" fo:font-size="12pt" fo:letter-spacing="normal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scale="100%"/>
    </style:style>
    <style:style style:name="P317" style:family="paragraph" style:parent-style-name="Standard">
      <style:paragraph-properties fo:margin-left="0.3193in" fo:margin-right="0.0693in" fo:margin-top="0in" fo:margin-bottom="0in" style:contextual-spacing="false" fo:line-height="120%" fo:text-align="start" style:justify-single-word="false" fo:text-indent="0in" style:auto-text-indent="false"/>
    </style:style>
    <style:style style:name="P318" style:family="paragraph" style:parent-style-name="Standard">
      <style:paragraph-properties fo:margin-top="0in" fo:margin-bottom="0.0252in" style:contextual-spacing="false" fo:line-height="0.1665in"/>
      <style:text-properties style:text-line-through-style="none" style:text-line-through-type="none" style:font-name="Liberation Sans1" fo:font-size="12pt" fo:letter-spacing="normal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scale="100%"/>
    </style:style>
    <style:style style:name="P319" style:family="paragraph" style:parent-style-name="Standard">
      <style:paragraph-properties fo:margin-top="0in" fo:margin-bottom="0.0528in" style:contextual-spacing="false" fo:line-height="0.1665in"/>
      <style:text-properties style:text-line-through-style="none" style:text-line-through-type="none" style:font-name="Liberation Mono" fo:font-size="12pt" fo:letter-spacing="normal" fo:font-style="normal" style:text-underline-style="none" fo:font-weight="normal" style:font-name-asian="Liberation Mono1" style:font-size-asian="12pt" style:font-style-asian="normal" style:font-weight-asian="normal" style:font-name-complex="Liberation Mono1" style:font-size-complex="12pt" style:font-style-complex="normal" style:font-weight-complex="normal" style:text-scale="100%"/>
    </style:style>
    <style:style style:name="P320" style:family="paragraph" style:parent-style-name="Standard">
      <style:paragraph-properties fo:margin-top="0in" fo:margin-bottom="0.039in" style:contextual-spacing="false" fo:line-height="0.1665in"/>
      <style:text-properties style:text-line-through-style="none" style:text-line-through-type="none" style:font-name="Liberation Sans1" fo:font-size="12pt" fo:letter-spacing="normal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scale="100%"/>
    </style:style>
    <style:style style:name="P321" style:family="paragraph" style:parent-style-name="Standard">
      <style:paragraph-properties fo:margin-left="-0.0138in" fo:margin-right="5.1516in" fo:margin-top="0in" fo:margin-bottom="0in" style:contextual-spacing="false" fo:line-height="120%" fo:text-align="end" style:justify-single-word="false" fo:text-indent="0in" style:auto-text-indent="false"/>
    </style:style>
    <style:style style:name="P322" style:family="paragraph" style:parent-style-name="Standard">
      <style:paragraph-properties fo:margin-left="0in" fo:margin-right="1.1929in" fo:margin-top="0.0319in" fo:margin-bottom="0in" style:contextual-spacing="false" fo:line-height="120%" fo:text-align="start" style:justify-single-word="false" fo:text-indent="0in" style:auto-text-indent="false"/>
    </style:style>
    <style:style style:name="P323" style:family="paragraph" style:parent-style-name="Standard">
      <style:paragraph-properties fo:margin-top="0in" fo:margin-bottom="0.0102in" style:contextual-spacing="false" fo:line-height="0.111in"/>
      <style:text-properties style:text-line-through-style="none" style:text-line-through-type="none" style:font-name="Liberation Sans1" fo:font-size="8pt" fo:letter-spacing="normal" fo:font-style="normal" style:text-underline-style="none" fo:font-weight="normal" style:font-name-asian="Liberation Sans2" style:font-size-asian="8pt" style:font-style-asian="normal" style:font-weight-asian="normal" style:font-name-complex="Liberation Sans2" style:font-size-complex="8pt" style:font-style-complex="normal" style:font-weight-complex="normal" style:text-scale="100%"/>
    </style:style>
    <style:style style:name="P324" style:family="paragraph" style:parent-style-name="Standard">
      <style:paragraph-properties fo:margin-left="0in" fo:margin-right="5.1283in" fo:margin-top="0in" fo:margin-bottom="0in" style:contextual-spacing="false" fo:line-height="120%" fo:text-align="start" style:justify-single-word="false" fo:text-indent="0in" style:auto-text-indent="false"/>
    </style:style>
    <style:style style:name="P325" style:family="paragraph" style:parent-style-name="Standard" style:master-page-name="Converted29">
      <style:paragraph-properties fo:margin-left="0in" fo:margin-right="5.1283in" fo:margin-top="0in" fo:margin-bottom="0in" style:contextual-spacing="false" fo:line-height="120%" fo:text-align="start" style:justify-single-word="false" fo:text-indent="0in" style:auto-text-indent="false" style:page-number="auto"/>
    </style:style>
    <style:style style:name="P326" style:family="paragraph" style:parent-style-name="Standard">
      <style:paragraph-properties fo:margin-left="0in" fo:margin-right="0.9543in" fo:margin-top="0.0319in" fo:margin-bottom="0in" style:contextual-spacing="false" fo:line-height="120%" fo:text-align="start" style:justify-single-word="false" fo:text-indent="0in" style:auto-text-indent="false"/>
    </style:style>
    <style:style style:name="P327" style:family="paragraph" style:parent-style-name="Standard">
      <style:paragraph-properties fo:margin-top="0in" fo:margin-bottom="0.011in" style:contextual-spacing="false" fo:line-height="0.111in"/>
      <style:text-properties style:text-line-through-style="none" style:text-line-through-type="none" style:font-name="Liberation Sans1" fo:font-size="8pt" fo:letter-spacing="normal" fo:font-style="normal" style:text-underline-style="none" fo:font-weight="normal" style:font-name-asian="Liberation Sans2" style:font-size-asian="8pt" style:font-style-asian="normal" style:font-weight-asian="normal" style:font-name-complex="Liberation Sans2" style:font-size-complex="8pt" style:font-style-complex="normal" style:font-weight-complex="normal" style:text-scale="100%"/>
    </style:style>
    <style:style style:name="P328" style:family="paragraph" style:parent-style-name="Standard">
      <style:paragraph-properties fo:margin-top="0in" fo:margin-bottom="0.0256in" style:contextual-spacing="false" fo:line-height="0.1665in"/>
      <style:text-properties style:text-line-through-style="none" style:text-line-through-type="none" style:font-name="Liberation Sans1" fo:font-size="12pt" fo:letter-spacing="normal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scale="100%"/>
    </style:style>
    <style:style style:name="P329" style:family="paragraph" style:parent-style-name="Standard">
      <style:paragraph-properties fo:margin-top="0in" fo:margin-bottom="0.0256in" style:contextual-spacing="false" fo:line-height="0.1665in"/>
      <style:text-properties style:text-line-through-style="none" style:text-line-through-type="none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8%"/>
    </style:style>
    <style:style style:name="P330" style:family="paragraph" style:parent-style-name="Standard">
      <style:paragraph-properties fo:margin-left="0.3193in" fo:margin-right="0.5925in" fo:margin-top="0.0319in" fo:margin-bottom="0in" style:contextual-spacing="false" fo:line-height="120%" fo:text-align="start" style:justify-single-word="false" fo:text-indent="0in" style:auto-text-indent="false"/>
    </style:style>
    <style:style style:name="P331" style:family="paragraph" style:parent-style-name="Standard">
      <style:paragraph-properties fo:margin-left="0.3193in" fo:margin-right="4.1654in" fo:margin-top="0in" fo:margin-bottom="0in" style:contextual-spacing="false" fo:line-height="120%" fo:text-align="start" style:justify-single-word="false" fo:text-indent="0in" style:auto-text-indent="false"/>
    </style:style>
    <style:style style:name="P332" style:family="paragraph" style:parent-style-name="Standard">
      <style:paragraph-properties fo:margin-left="0.3193in" fo:margin-right="0.3457in" fo:margin-top="0.0319in" fo:margin-bottom="0in" style:contextual-spacing="false" fo:line-height="120%" fo:text-align="start" style:justify-single-word="false" fo:text-indent="0in" style:auto-text-indent="false"/>
    </style:style>
    <style:style style:name="P333" style:family="paragraph" style:parent-style-name="Standard">
      <style:paragraph-properties fo:margin-left="0.3193in" fo:margin-right="4.1807in" fo:margin-top="0in" fo:margin-bottom="0in" style:contextual-spacing="false" fo:line-height="120%" fo:text-align="start" style:justify-single-word="false" fo:text-indent="0in" style:auto-text-indent="false"/>
    </style:style>
    <style:style style:name="P334" style:family="paragraph" style:parent-style-name="Standard">
      <style:paragraph-properties fo:margin-left="0.3193in" fo:margin-right="4.1898in" fo:margin-top="0in" fo:margin-bottom="0in" style:contextual-spacing="false" fo:line-height="120%" fo:text-align="start" style:justify-single-word="false" fo:text-indent="0in" style:auto-text-indent="false"/>
    </style:style>
    <style:style style:name="P335" style:family="paragraph" style:parent-style-name="Standard">
      <style:paragraph-properties fo:margin-left="0.3193in" fo:margin-right="0.1689in" fo:margin-top="0in" fo:margin-bottom="0in" style:contextual-spacing="false" fo:line-height="120%" fo:text-align="start" style:justify-single-word="false" fo:text-indent="0in" style:auto-text-indent="false"/>
    </style:style>
    <style:style style:name="P336" style:family="paragraph" style:parent-style-name="Standard">
      <style:paragraph-properties fo:margin-left="0in" fo:margin-right="1.1252in" fo:margin-top="0.0319in" fo:margin-bottom="0in" style:contextual-spacing="false" fo:line-height="120%" fo:text-align="start" style:justify-single-word="false" fo:text-indent="0in" style:auto-text-indent="false"/>
    </style:style>
    <style:style style:name="P337" style:family="paragraph" style:parent-style-name="Standard">
      <style:paragraph-properties fo:margin-left="0in" fo:margin-right="4.2047in" fo:margin-top="0in" fo:margin-bottom="0in" style:contextual-spacing="false" fo:line-height="120%" fo:text-align="start" style:justify-single-word="false" fo:text-indent="0in" style:auto-text-indent="false"/>
    </style:style>
    <style:style style:name="P338" style:family="paragraph" style:parent-style-name="Standard">
      <style:paragraph-properties fo:margin-left="-0.0189in" fo:margin-right="5.1319in" fo:margin-top="0in" fo:margin-bottom="0in" style:contextual-spacing="false" fo:line-height="120%" fo:text-align="center" style:justify-single-word="false" fo:text-indent="0in" style:auto-text-indent="false"/>
    </style:style>
    <style:style style:name="P339" style:family="paragraph" style:parent-style-name="Standard">
      <style:paragraph-properties fo:margin-left="0in" fo:margin-right="4.1201in" fo:margin-top="0in" fo:margin-bottom="0in" style:contextual-spacing="false" fo:line-height="120%" fo:text-align="start" style:justify-single-word="false" fo:text-indent="0in" style:auto-text-indent="false"/>
    </style:style>
    <style:style style:name="P340" style:family="paragraph" style:parent-style-name="Standard">
      <style:paragraph-properties fo:margin-left="0in" fo:margin-right="5.0744in" fo:margin-top="0in" fo:margin-bottom="0in" style:contextual-spacing="false" fo:line-height="120%" fo:text-align="center" style:justify-single-word="false" fo:text-indent="0in" style:auto-text-indent="false"/>
    </style:style>
    <style:style style:name="P341" style:family="paragraph" style:parent-style-name="Standard">
      <style:paragraph-properties fo:margin-left="0in" fo:margin-right="1.2484in" fo:margin-top="0.0319in" fo:margin-bottom="0in" style:contextual-spacing="false" fo:line-height="120%" fo:text-align="start" style:justify-single-word="false" fo:text-indent="0in" style:auto-text-indent="false"/>
    </style:style>
    <style:style style:name="P342" style:family="paragraph" style:parent-style-name="Standard">
      <style:paragraph-properties fo:margin-left="0in" fo:margin-right="1.1681in" fo:margin-top="0.0319in" fo:margin-bottom="0in" style:contextual-spacing="false" fo:line-height="120%" fo:text-align="start" style:justify-single-word="false" fo:text-indent="0in" style:auto-text-indent="false"/>
    </style:style>
    <style:style style:name="P343" style:family="paragraph" style:parent-style-name="Standard">
      <style:paragraph-properties fo:margin-left="0.311in" fo:margin-right="1.2244in" fo:margin-top="0in" fo:margin-bottom="0in" style:contextual-spacing="false" fo:line-height="120%" fo:text-align="center" style:justify-single-word="false" fo:text-indent="0in" style:auto-text-indent="false"/>
    </style:style>
    <style:style style:name="P344" style:family="paragraph" style:parent-style-name="Standard">
      <style:paragraph-properties fo:margin-left="0.3193in" fo:margin-right="0.3626in" fo:margin-top="0in" fo:margin-bottom="0in" style:contextual-spacing="false" fo:line-height="100%" fo:text-align="start" style:justify-single-word="false" fo:text-indent="0in" style:auto-text-indent="false"/>
    </style:style>
    <style:style style:name="P345" style:family="paragraph" style:parent-style-name="Standard">
      <style:paragraph-properties fo:margin-left="0.3193in" fo:margin-right="0.1083in" fo:margin-top="0.0819in" fo:margin-bottom="0in" style:contextual-spacing="false" fo:line-height="100%" fo:text-align="start" style:justify-single-word="false" fo:text-indent="0in" style:auto-text-indent="false"/>
    </style:style>
    <style:style style:name="P346" style:family="paragraph" style:parent-style-name="Standard">
      <style:paragraph-properties fo:margin-left="0.4201in" fo:margin-right="4.6598in" fo:margin-top="0in" fo:margin-bottom="0in" style:contextual-spacing="false" fo:line-height="97%" fo:text-align="start" style:justify-single-word="false" fo:text-indent="0in" style:auto-text-indent="false"/>
    </style:style>
    <style:style style:name="P347" style:family="paragraph" style:parent-style-name="Standard">
      <style:paragraph-properties fo:margin-left="0in" fo:margin-right="1.0083in" fo:margin-top="0.0819in" fo:margin-bottom="0in" style:contextual-spacing="false" fo:line-height="100%" fo:text-align="start" style:justify-single-word="false" fo:text-indent="0in" style:auto-text-indent="false"/>
    </style:style>
    <style:style style:name="P348" style:family="paragraph" style:parent-style-name="Standard">
      <style:paragraph-properties fo:margin-left="0.1in" fo:margin-right="5.2693in" fo:margin-top="0in" fo:margin-bottom="0in" style:contextual-spacing="false" fo:line-height="97%" fo:text-align="start" style:justify-single-word="false" fo:text-indent="0in" style:auto-text-indent="false"/>
    </style:style>
    <style:style style:name="P349" style:family="paragraph" style:parent-style-name="Standard">
      <style:paragraph-properties fo:margin-left="0.5in" fo:margin-right="0.9909in" fo:margin-top="0in" fo:margin-bottom="0in" style:contextual-spacing="false" fo:line-height="95%" fo:text-align="start" style:justify-single-word="false" fo:text-indent="-0.25in" style:auto-text-indent="false"/>
    </style:style>
    <style:style style:name="P350" style:family="paragraph" style:parent-style-name="Standard">
      <style:paragraph-properties fo:margin-left="0.5in" fo:margin-right="0.898in" fo:margin-top="0.0008in" fo:margin-bottom="0in" style:contextual-spacing="false" fo:line-height="91%" fo:text-align="start" style:justify-single-word="false" fo:text-indent="-0.25in" style:auto-text-indent="false"/>
    </style:style>
    <style:style style:name="P351" style:family="paragraph" style:parent-style-name="Standard">
      <style:paragraph-properties fo:margin-left="0.3193in" fo:margin-right="0.1181in" fo:margin-top="0in" fo:margin-bottom="0in" style:contextual-spacing="false" fo:line-height="100%" fo:text-align="start" style:justify-single-word="false" fo:text-indent="0in" style:auto-text-indent="false"/>
    </style:style>
    <style:style style:name="P352" style:family="paragraph" style:parent-style-name="Standard">
      <style:paragraph-properties fo:margin-left="0.3083in" fo:margin-right="-0.0083in" fo:margin-top="0in" fo:margin-bottom="0in" style:contextual-spacing="false" fo:line-height="100%" fo:text-align="center" style:justify-single-word="false" fo:text-indent="0in" style:auto-text-indent="false"/>
    </style:style>
    <style:style style:name="P353" style:family="paragraph" style:parent-style-name="Standard">
      <style:paragraph-properties fo:margin-left="0.3193in" fo:margin-right="0.0402in" fo:margin-top="0.0819in" fo:margin-bottom="0in" style:contextual-spacing="false" fo:line-height="100%" fo:text-align="start" style:justify-single-word="false" fo:text-indent="0in" style:auto-text-indent="false"/>
    </style:style>
    <style:style style:name="P354" style:family="paragraph" style:parent-style-name="Standard">
      <style:paragraph-properties fo:margin-top="0in" fo:margin-bottom="0.0382in" style:contextual-spacing="false" fo:line-height="0.1665in"/>
      <style:text-properties style:text-line-through-style="none" style:text-line-through-type="none" style:font-name="Liberation Sans1" fo:font-size="12pt" fo:letter-spacing="normal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scale="100%"/>
    </style:style>
    <style:style style:name="P355" style:family="paragraph" style:parent-style-name="Standard">
      <style:paragraph-properties fo:margin-left="0in" fo:margin-right="1.3839in" fo:margin-top="0.0819in" fo:margin-bottom="0in" style:contextual-spacing="false" fo:line-height="100%" fo:text-align="start" style:justify-single-word="false" fo:text-indent="0in" style:auto-text-indent="false"/>
    </style:style>
    <style:style style:name="P356" style:family="paragraph" style:parent-style-name="Standard">
      <style:paragraph-properties fo:margin-left="0.1146in" fo:margin-right="0.0217in" fo:margin-top="0in" fo:margin-bottom="0in" style:contextual-spacing="false" fo:line-height="100%" fo:text-align="end" style:justify-single-word="false" fo:text-indent="0in" style:auto-text-indent="false"/>
    </style:style>
    <style:style style:name="P357" style:family="paragraph" style:parent-style-name="Standard">
      <style:paragraph-properties fo:margin-left="0.1535in" fo:margin-right="-0.0138in" fo:margin-top="0in" fo:margin-bottom="0in" style:contextual-spacing="false" fo:line-height="100%" fo:text-indent="0in" style:auto-text-indent="false"/>
    </style:style>
    <style:style style:name="P358" style:family="paragraph" style:parent-style-name="Standard">
      <style:paragraph-properties fo:margin-left="0.1535in" fo:margin-right="-0.0138in" fo:margin-top="0in" fo:margin-bottom="0in" style:contextual-spacing="false" fo:line-height="100%" fo:text-align="start" style:justify-single-word="false" fo:text-indent="0in" style:auto-text-indent="false"/>
    </style:style>
    <style:style style:name="P359" style:family="paragraph" style:parent-style-name="Standard">
      <style:paragraph-properties fo:margin-left="0.1535in" fo:margin-right="-0.0138in" fo:margin-top="0in" fo:margin-bottom="0in" style:contextual-spacing="false" fo:line-height="99%" fo:text-align="start" style:justify-single-word="false" fo:text-indent="0in" style:auto-text-indent="false"/>
    </style:style>
    <style:style style:name="P360" style:family="paragraph" style:parent-style-name="Standard">
      <style:paragraph-properties fo:margin-left="0.1535in" fo:margin-right="-0.0138in" fo:margin-top="0in" fo:margin-bottom="0in" style:contextual-spacing="false" fo:line-height="98%" fo:text-align="start" style:justify-single-word="false" fo:text-indent="0in" style:auto-text-indent="false"/>
    </style:style>
    <style:style style:name="P361" style:family="paragraph" style:parent-style-name="Standard">
      <style:paragraph-properties fo:margin-left="0.1535in" fo:margin-right="0.0465in" fo:margin-top="0in" fo:margin-bottom="0in" style:contextual-spacing="false" fo:line-height="100%" fo:text-align="start" style:justify-single-word="false" fo:text-indent="0in" style:auto-text-indent="false"/>
    </style:style>
    <style:style style:name="P362" style:family="paragraph" style:parent-style-name="Standard">
      <style:paragraph-properties fo:margin-left="0.1535in" fo:margin-right="-0.0134in" fo:margin-top="0in" fo:margin-bottom="0in" style:contextual-spacing="false" fo:line-height="100%" fo:text-align="justify" style:justify-single-word="false" fo:text-indent="0in" style:auto-text-indent="false"/>
    </style:style>
    <style:style style:name="P363" style:family="paragraph" style:parent-style-name="Standard">
      <style:paragraph-properties fo:margin-left="0.1535in" fo:margin-right="0.0756in" fo:margin-top="0in" fo:margin-bottom="0in" style:contextual-spacing="false" fo:line-height="100%" fo:text-align="start" style:justify-single-word="false" fo:text-indent="0in" style:auto-text-indent="false"/>
    </style:style>
    <style:style style:name="P364" style:family="paragraph" style:parent-style-name="Standard">
      <style:paragraph-properties fo:margin-left="0.1535in" fo:margin-right="0.1138in" fo:margin-top="0in" fo:margin-bottom="0in" style:contextual-spacing="false" fo:line-height="100%" fo:text-align="start" style:justify-single-word="false" fo:text-indent="0in" style:auto-text-indent="false"/>
    </style:style>
    <style:style style:name="P365" style:family="paragraph" style:parent-style-name="Standard">
      <style:paragraph-properties fo:margin-left="0.1535in" fo:margin-right="0.4693in" fo:margin-top="0in" fo:margin-bottom="0in" style:contextual-spacing="false" fo:line-height="100%" fo:text-align="start" style:justify-single-word="false" fo:text-indent="-0.1535in" style:auto-text-indent="false"/>
    </style:style>
    <style:style style:name="P366" style:family="paragraph" style:parent-style-name="Standard">
      <style:paragraph-properties fo:margin-left="0.1535in" fo:margin-right="-0.0016in" fo:margin-top="0in" fo:margin-bottom="0in" style:contextual-spacing="false" fo:line-height="100%" fo:text-align="start" style:justify-single-word="false" fo:text-indent="0in" style:auto-text-indent="false"/>
    </style:style>
    <style:style style:name="P367" style:family="paragraph" style:parent-style-name="Standard">
      <style:paragraph-properties fo:margin-left="0.1535in" fo:margin-right="0.0752in" fo:margin-top="0in" fo:margin-bottom="0in" style:contextual-spacing="false" fo:line-height="98%" fo:text-align="start" style:justify-single-word="false" fo:text-indent="0in" style:auto-text-indent="false"/>
    </style:style>
    <style:style style:name="P368" style:family="paragraph" style:parent-style-name="Standard">
      <style:paragraph-properties fo:margin-left="0.1535in" fo:margin-right="2.0028in" fo:margin-top="0in" fo:margin-bottom="0in" style:contextual-spacing="false" fo:line-height="100%" fo:text-align="justify" style:justify-single-word="false" fo:text-indent="0in" style:auto-text-indent="false"/>
    </style:style>
    <style:style style:name="P369" style:family="paragraph" style:parent-style-name="Standard">
      <style:paragraph-properties fo:margin-left="0.1535in" fo:margin-right="1.2535in" fo:margin-top="0in" fo:margin-bottom="0in" style:contextual-spacing="false" fo:line-height="100%" fo:text-align="start" style:justify-single-word="false" fo:text-indent="0in" style:auto-text-indent="false"/>
    </style:style>
    <style:style style:name="P370" style:family="paragraph" style:parent-style-name="Standard">
      <style:paragraph-properties fo:margin-left="0.1535in" fo:margin-right="1.3307in" fo:margin-top="0in" fo:margin-bottom="0in" style:contextual-spacing="false" fo:line-height="100%" fo:text-align="start" style:justify-single-word="false" fo:text-indent="0in" style:auto-text-indent="false"/>
    </style:style>
    <style:style style:name="P371" style:family="paragraph" style:parent-style-name="Standard">
      <style:paragraph-properties fo:margin-left="0.1535in" fo:margin-right="1.2299in" fo:margin-top="0in" fo:margin-bottom="0in" style:contextual-spacing="false" fo:line-height="100%" fo:text-align="start" style:justify-single-word="false" fo:text-indent="0in" style:auto-text-indent="false"/>
    </style:style>
    <style:style style:name="P372" style:family="paragraph" style:parent-style-name="Standard">
      <style:paragraph-properties fo:margin-left="0.1535in" fo:margin-right="1.3071in" fo:margin-top="0in" fo:margin-bottom="0in" style:contextual-spacing="false" fo:line-height="99%" fo:text-align="start" style:justify-single-word="false" fo:text-indent="0in" style:auto-text-indent="false"/>
    </style:style>
    <style:style style:name="P373" style:family="paragraph" style:parent-style-name="Standard">
      <style:paragraph-properties fo:margin-left="0.4736in" fo:margin-right="-0.0138in" fo:margin-top="0in" fo:margin-bottom="0in" style:contextual-spacing="false" fo:line-height="100%" fo:text-indent="0in" style:auto-text-indent="false"/>
    </style:style>
    <style:style style:name="P374" style:family="paragraph" style:parent-style-name="Standard">
      <style:paragraph-properties fo:margin-left="0.4736in" fo:margin-right="-0.0138in" fo:margin-top="0in" fo:margin-bottom="0in" style:contextual-spacing="false" fo:line-height="100%" fo:text-align="start" style:justify-single-word="false" fo:text-indent="0in" style:auto-text-indent="false"/>
    </style:style>
    <style:style style:name="P375" style:family="paragraph" style:parent-style-name="Standard">
      <style:paragraph-properties fo:margin-left="0.4736in" fo:margin-right="-0.0138in" fo:margin-top="0in" fo:margin-bottom="0in" style:contextual-spacing="false" fo:line-height="97%" fo:text-indent="0in" style:auto-text-indent="false"/>
    </style:style>
    <style:style style:name="P376" style:family="paragraph" style:parent-style-name="Standard">
      <style:paragraph-properties fo:margin-left="0.4736in" fo:margin-right="0.039in" fo:margin-top="0in" fo:margin-bottom="0in" style:contextual-spacing="false" fo:line-height="100%" fo:text-align="start" style:justify-single-word="false" fo:text-indent="0in" style:auto-text-indent="false"/>
    </style:style>
    <style:style style:name="P377" style:family="paragraph" style:parent-style-name="Standard">
      <style:paragraph-properties fo:margin-left="0.1535in" fo:margin-right="0.0457in" fo:margin-top="0in" fo:margin-bottom="0in" style:contextual-spacing="false" fo:line-height="100%" fo:text-align="start" style:justify-single-word="false" fo:text-indent="0in" style:auto-text-indent="false"/>
    </style:style>
    <style:style style:name="P378" style:family="paragraph" style:parent-style-name="Standard">
      <style:paragraph-properties fo:margin-left="0.1161in" fo:margin-right="-0.0138in" fo:margin-top="0in" fo:margin-bottom="0in" style:contextual-spacing="false" fo:line-height="100%" fo:text-indent="0in" style:auto-text-indent="false" fo:break-before="column"/>
    </style:style>
    <style:style style:name="P379" style:family="paragraph" style:parent-style-name="Standard">
      <style:paragraph-properties fo:margin-left="0.1535in" fo:margin-right="0.3071in" fo:margin-top="0in" fo:margin-bottom="0in" style:contextual-spacing="false" fo:line-height="100%" fo:text-align="start" style:justify-single-word="false" fo:text-indent="0in" style:auto-text-indent="false"/>
    </style:style>
    <style:style style:name="P380" style:family="paragraph" style:parent-style-name="Standard">
      <style:paragraph-properties fo:margin-left="0.1535in" fo:margin-right="0.3374in" fo:margin-top="0in" fo:margin-bottom="0in" style:contextual-spacing="false" fo:line-height="99%" fo:text-align="start" style:justify-single-word="false" fo:text-indent="0in" style:auto-text-indent="false"/>
    </style:style>
    <style:style style:name="P381" style:family="paragraph" style:parent-style-name="Standard" style:master-page-name="Converted35">
      <style:paragraph-properties fo:margin-left="0in" fo:margin-right="1.7409in" fo:margin-top="0in" fo:margin-bottom="0in" style:contextual-spacing="false" fo:line-height="99%" fo:text-align="start" style:justify-single-word="false" fo:text-indent="0in" style:auto-text-indent="false" style:page-number="auto"/>
    </style:style>
    <style:style style:name="P382" style:family="paragraph" style:parent-style-name="Standard">
      <style:paragraph-properties fo:margin-top="0in" fo:margin-bottom="0.0571in" style:contextual-spacing="false" fo:line-height="0.1665in"/>
      <style:text-properties style:text-line-through-style="none" style:text-line-through-type="none" style:font-name="Liberation Mono" fo:font-size="12pt" fo:letter-spacing="normal" fo:font-style="normal" style:text-underline-style="none" fo:font-weight="normal" style:font-name-asian="Liberation Mono1" style:font-size-asian="12pt" style:font-style-asian="normal" style:font-weight-asian="normal" style:font-name-complex="Liberation Mono1" style:font-size-complex="12pt" style:font-style-complex="normal" style:font-weight-complex="normal" style:text-scale="100%"/>
    </style:style>
    <style:style style:name="P383" style:family="paragraph" style:parent-style-name="Standard">
      <style:paragraph-properties fo:margin-left="0in" fo:margin-right="1.0126in" fo:margin-top="0in" fo:margin-bottom="0in" style:contextual-spacing="false" fo:line-height="120%" fo:text-align="start" style:justify-single-word="false" fo:text-indent="0in" style:auto-text-indent="false"/>
    </style:style>
    <style:style style:name="P384" style:family="paragraph" style:parent-style-name="Standard">
      <style:paragraph-properties fo:margin-left="0in" fo:margin-right="0.8854in" fo:margin-top="0in" fo:margin-bottom="0in" style:contextual-spacing="false" fo:line-height="120%" fo:text-align="start" style:justify-single-word="false" fo:text-indent="0in" style:auto-text-indent="false"/>
    </style:style>
    <style:style style:name="P385" style:family="paragraph" style:parent-style-name="Standard">
      <style:paragraph-properties fo:margin-left="0in" fo:margin-right="0.9417in" fo:margin-top="0.0819in" fo:margin-bottom="0in" style:contextual-spacing="false" fo:line-height="120%" fo:text-align="start" style:justify-single-word="false" fo:text-indent="0in" style:auto-text-indent="false"/>
    </style:style>
    <style:style style:name="P386" style:family="paragraph" style:parent-style-name="Standard">
      <style:paragraph-properties fo:margin-left="0.4201in" fo:margin-right="1.1252in" fo:margin-top="0.0807in" fo:margin-bottom="0in" style:contextual-spacing="false" fo:line-height="97%" fo:text-align="start" style:justify-single-word="false" fo:text-indent="0in" style:auto-text-indent="false">
        <style:tab-stops>
          <style:tab-stop style:position="1.8972in"/>
        </style:tab-stops>
      </style:paragraph-properties>
    </style:style>
    <style:style style:name="P387" style:family="paragraph" style:parent-style-name="Standard">
      <style:paragraph-properties fo:margin-left="0.4201in" fo:margin-right="3.6862in" fo:margin-top="0.0791in" fo:margin-bottom="0in" style:contextual-spacing="false" fo:line-height="97%" fo:text-align="start" style:justify-single-word="false" fo:text-indent="0in" style:auto-text-indent="false"/>
    </style:style>
    <style:style style:name="P388" style:family="paragraph" style:parent-style-name="Standard">
      <style:paragraph-properties fo:margin-left="0.4201in" fo:margin-right="3.3528in" fo:margin-top="0in" fo:margin-bottom="0in" style:contextual-spacing="false" fo:line-height="97%" fo:text-align="start" style:justify-single-word="false" fo:text-indent="0in" style:auto-text-indent="false"/>
    </style:style>
    <style:style style:name="P389" style:family="paragraph" style:parent-style-name="Standard">
      <style:paragraph-properties fo:margin-left="0.4201in" fo:margin-right="0.8618in" fo:margin-top="0.0807in" fo:margin-bottom="0in" style:contextual-spacing="false" fo:line-height="97%" fo:text-align="start" style:justify-single-word="false" fo:text-indent="0in" style:auto-text-indent="false"/>
    </style:style>
    <style:style style:name="P390" style:family="paragraph" style:parent-style-name="Standard">
      <style:paragraph-properties fo:margin-left="0in" fo:margin-right="1.7917in" fo:margin-top="0in" fo:margin-bottom="0in" style:contextual-spacing="false" fo:line-height="97%" fo:text-align="start" style:justify-single-word="false" fo:text-indent="0in" style:auto-text-indent="false"/>
    </style:style>
    <style:style style:name="P391" style:family="paragraph" style:parent-style-name="Standard">
      <style:paragraph-properties fo:margin-left="0.4201in" fo:margin-right="4.1028in" fo:margin-top="0.0791in" fo:margin-bottom="0in" style:contextual-spacing="false" fo:line-height="97%" fo:text-align="start" style:justify-single-word="false" fo:text-indent="0in" style:auto-text-indent="false"/>
    </style:style>
    <style:style style:name="P392" style:family="paragraph" style:parent-style-name="Standard">
      <style:paragraph-properties fo:margin-left="0in" fo:margin-right="2.2083in" fo:margin-top="0in" fo:margin-bottom="0in" style:contextual-spacing="false" fo:line-height="97%" fo:text-align="start" style:justify-single-word="false" fo:text-indent="0in" style:auto-text-indent="false" fo:break-before="column"/>
    </style:style>
    <style:style style:name="P393" style:family="paragraph" style:parent-style-name="Standard">
      <style:paragraph-properties fo:margin-left="0.4201in" fo:margin-right="0.5453in" fo:margin-top="0in" fo:margin-bottom="0in" style:contextual-spacing="false" fo:line-height="97%" fo:text-align="start" style:justify-single-word="false" fo:text-indent="0in" style:auto-text-indent="false"/>
    </style:style>
    <style:style style:name="P394" style:family="paragraph" style:parent-style-name="Standard">
      <style:paragraph-properties fo:margin-left="0in" fo:margin-right="0.5417in" fo:margin-top="0in" fo:margin-bottom="0in" style:contextual-spacing="false" fo:line-height="97%" fo:text-align="start" style:justify-single-word="false" fo:text-indent="0in" style:auto-text-indent="false"/>
    </style:style>
    <style:style style:name="P395" style:family="paragraph" style:parent-style-name="Standard">
      <style:paragraph-properties fo:margin-top="0in" fo:margin-bottom="0.048in" style:contextual-spacing="false" fo:line-height="0.1665in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96" style:family="paragraph" style:parent-style-name="Standard">
      <style:paragraph-properties fo:margin-left="0.1in" fo:margin-right="0.4618in" fo:margin-top="0.0807in" fo:margin-bottom="0in" style:contextual-spacing="false" fo:line-height="97%" fo:text-align="start" style:justify-single-word="false" fo:text-indent="0in" style:auto-text-indent="false"/>
    </style:style>
    <style:style style:name="P397" style:family="paragraph" style:parent-style-name="Standard">
      <style:paragraph-properties fo:margin-left="-0.0138in" fo:margin-right="3.3453in" fo:margin-top="0in" fo:margin-bottom="0in" style:contextual-spacing="false" fo:line-height="97%" fo:text-align="end" style:justify-single-word="false" fo:text-indent="0in" style:auto-text-indent="false"/>
    </style:style>
    <style:style style:name="P398" style:family="paragraph" style:parent-style-name="Standard">
      <style:paragraph-properties fo:margin-left="0in" fo:margin-right="2.6402in" fo:margin-top="0in" fo:margin-bottom="0in" style:contextual-spacing="false" fo:line-height="97%" fo:text-align="start" style:justify-single-word="false" fo:text-indent="0in" style:auto-text-indent="false"/>
    </style:style>
    <style:style style:name="P399" style:family="paragraph" style:parent-style-name="Standard">
      <style:paragraph-properties fo:margin-left="0.1in" fo:margin-right="2.0571in" fo:margin-top="0in" fo:margin-bottom="0in" style:contextual-spacing="false" fo:line-height="97%" fo:text-align="start" style:justify-single-word="false" fo:text-indent="0in" style:auto-text-indent="false">
        <style:tab-stops>
          <style:tab-stop style:position="2.5626in"/>
        </style:tab-stops>
      </style:paragraph-properties>
    </style:style>
    <style:style style:name="P400" style:family="paragraph" style:parent-style-name="Standard">
      <style:paragraph-properties fo:margin-left="0.061in" fo:margin-right="1.7508in" fo:margin-top="0.0791in" fo:margin-bottom="0in" style:contextual-spacing="false" fo:line-height="97%" fo:text-align="end" style:justify-single-word="false" fo:text-indent="0in" style:auto-text-indent="false"/>
    </style:style>
    <style:style style:name="P401" style:family="paragraph" style:parent-style-name="Standard">
      <style:paragraph-properties fo:margin-left="0.1in" fo:margin-right="1.2118in" fo:margin-top="0.0791in" fo:margin-bottom="0in" style:contextual-spacing="false" fo:line-height="97%" fo:text-align="start" style:justify-single-word="false" fo:text-indent="0in" style:auto-text-indent="false"/>
    </style:style>
    <style:style style:name="P402" style:family="paragraph" style:parent-style-name="Standard">
      <style:paragraph-properties fo:margin-left="-0.0138in" fo:margin-right="2.5118in" fo:margin-top="0in" fo:margin-bottom="0in" style:contextual-spacing="false" fo:line-height="97%" fo:text-align="end" style:justify-single-word="false" fo:text-indent="0in" style:auto-text-indent="false"/>
    </style:style>
    <style:style style:name="P403" style:family="paragraph" style:parent-style-name="Standard">
      <style:paragraph-properties fo:margin-top="0in" fo:margin-bottom="0.0465in" style:contextual-spacing="false" fo:line-height="0.1665in"/>
      <style:text-properties style:text-line-through-style="none" style:text-line-through-type="none" style:font-name="Arial" fo:font-size="12pt" fo:letter-spacing="0.0047in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0%"/>
    </style:style>
    <style:style style:name="P404" style:family="paragraph" style:parent-style-name="Standard">
      <style:paragraph-properties fo:margin-left="0.0366in" fo:margin-right="1.6028in" fo:margin-top="0in" fo:margin-bottom="0in" style:contextual-spacing="false" fo:line-height="97%" fo:text-align="start" style:justify-single-word="false" fo:text-indent="0in" style:auto-text-indent="false"/>
    </style:style>
    <style:style style:name="P405" style:family="paragraph" style:parent-style-name="Standard">
      <style:paragraph-properties fo:margin-top="0in" fo:margin-bottom="0.0457in" style:contextual-spacing="false" fo:line-height="0.1665in"/>
      <style:text-properties style:text-line-through-style="none" style:text-line-through-type="none" style:font-name="Arial" fo:font-size="12pt" fo:letter-spacing="0.0075in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8%"/>
    </style:style>
    <style:style style:name="P406" style:family="paragraph" style:parent-style-name="Standard">
      <style:paragraph-properties fo:margin-left="0in" fo:margin-right="2.1402in" fo:margin-top="0in" fo:margin-bottom="0in" style:contextual-spacing="false" fo:line-height="97%" fo:text-align="start" style:justify-single-word="false" fo:text-indent="0in" style:auto-text-indent="false"/>
    </style:style>
    <style:style style:name="P407" style:family="paragraph" style:parent-style-name="Standard">
      <style:paragraph-properties fo:margin-left="0in" fo:margin-right="-0.0138in" fo:margin-top="0in" fo:margin-bottom="0in" style:contextual-spacing="false" fo:line-height="100%" fo:text-align="center" style:justify-single-word="false" fo:text-indent="0in" style:auto-text-indent="false"/>
      <style:text-properties officeooo:paragraph-rsid="00062c7b"/>
    </style:style>
    <style:style style:name="P408" style:family="paragraph" style:parent-style-name="Standard">
      <style:paragraph-properties fo:margin-left="0in" fo:margin-right="-0.0138in" fo:margin-top="0in" fo:margin-bottom="0in" style:contextual-spacing="false" fo:line-height="97%" fo:text-align="start" style:justify-single-word="false" fo:text-indent="0in" style:auto-text-indent="false"/>
    </style:style>
    <style:style style:name="P409" style:family="paragraph" style:parent-style-name="Standard">
      <style:paragraph-properties fo:margin-left="0in" fo:margin-right="1.872in" fo:margin-top="0in" fo:margin-bottom="0in" style:contextual-spacing="false" fo:line-height="100%" fo:text-align="center" style:justify-single-word="false" fo:text-indent="0in" style:auto-text-indent="false"/>
    </style:style>
    <style:style style:name="P410" style:family="paragraph" style:parent-style-name="Standard">
      <style:paragraph-properties fo:margin-left="0in" fo:margin-right="2.0236in" fo:margin-top="0in" fo:margin-bottom="0in" style:contextual-spacing="false" fo:line-height="100%" fo:text-align="center" style:justify-single-word="false" fo:text-indent="0in" style:auto-text-indent="false"/>
      <style:text-properties officeooo:paragraph-rsid="00062c7b"/>
    </style:style>
    <style:style style:name="P411" style:family="paragraph">
      <loext:graphic-properties draw:fill="solid" draw:fill-color="#cccccc"/>
      <style:paragraph-properties fo:text-align="start"/>
    </style:style>
    <style:style style:name="P412" style:family="paragraph">
      <loext:graphic-properties draw:fill="none"/>
      <style:paragraph-properties fo:text-align="start"/>
    </style:style>
    <style:style style:name="T1" style:family="text">
      <style:text-properties fo:color="#000000" loext:opacity="100%" style:text-line-through-style="none" style:text-line-through-type="none" style:font-name="Liberation Sans1" fo:font-size="12pt" fo:letter-spacing="normal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 style:font-style-complex="normal" style:font-weight-complex="bold" style:text-scale="100%"/>
    </style:style>
    <style:style style:name="T2" style:family="text">
      <style:text-properties fo:color="#000000" loext:opacity="100%" style:text-line-through-style="none" style:text-line-through-type="none" style:font-name="Liberation Sans1" fo:font-size="12pt" fo:letter-spacing="normal" fo:font-style="normal" style:text-underline-style="none" fo:font-weight="bold" officeooo:rsid="00062c7b" style:font-name-asian="Liberation Sans2" style:font-size-asian="12pt" style:font-style-asian="normal" style:font-weight-asian="bold" style:font-name-complex="Liberation Sans2" style:font-size-complex="12pt" style:font-style-complex="normal" style:font-weight-complex="bold" style:text-scale="100%"/>
    </style:style>
    <style:style style:name="T3" style:family="text">
      <style:text-properties fo:color="#000000" loext:opacity="100%" style:text-line-through-style="none" style:text-line-through-type="none" style:font-name="Liberation Sans1" fo:font-size="12pt" fo:letter-spacing="normal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scale="100%"/>
    </style:style>
    <style:style style:name="T4" style:family="text">
      <style:text-properties fo:color="#000000" loext:opacity="100%" style:text-line-through-style="none" style:text-line-through-type="none" style:font-name="Liberation Sans1" fo:font-size="12pt" fo:letter-spacing="normal" fo:font-style="italic" style:text-underline-style="none" fo:font-weight="normal" style:font-name-asian="Liberation Sans2" style:font-size-asian="12pt" style:font-style-asian="italic" style:font-weight-asian="normal" style:font-name-complex="Liberation Sans2" style:font-size-complex="12pt" style:font-style-complex="italic" style:font-weight-complex="normal" style:text-scale="100%"/>
    </style:style>
    <style:style style:name="T5" style:family="text">
      <style:text-properties fo:color="#000000" loext:opacity="100%" style:text-line-through-style="none" style:text-line-through-type="none" style:font-name="Liberation Sans1" fo:font-size="12pt" fo:letter-spacing="-0.0008in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 style:font-style-complex="normal" style:font-weight-complex="bold" style:text-scale="100%"/>
    </style:style>
    <style:style style:name="T6" style:family="text">
      <style:text-properties fo:color="#000000" loext:opacity="100%" style:text-line-through-style="none" style:text-line-through-type="none" style:font-name="Liberation Sans1" fo:font-size="12pt" fo:letter-spacing="-0.0008in" fo:font-style="normal" style:text-underline-style="none" fo:font-weight="bold" officeooo:rsid="00062c7b" style:font-name-asian="Liberation Sans2" style:font-size-asian="12pt" style:font-style-asian="normal" style:font-weight-asian="bold" style:font-name-complex="Liberation Sans2" style:font-size-complex="12pt" style:font-style-complex="normal" style:font-weight-complex="bold" style:text-scale="100%"/>
    </style:style>
    <style:style style:name="T7" style:family="text">
      <style:text-properties fo:color="#000000" loext:opacity="100%" style:text-line-through-style="none" style:text-line-through-type="none" style:font-name="Liberation Sans1" fo:font-size="12pt" fo:letter-spacing="-0.0008in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scale="100%"/>
    </style:style>
    <style:style style:name="T8" style:family="text">
      <style:text-properties fo:color="#000000" loext:opacity="100%" style:text-line-through-style="none" style:text-line-through-type="none" style:font-name="Liberation Sans1" fo:font-size="12pt" fo:letter-spacing="-0.0008in" fo:font-style="italic" style:text-underline-style="none" fo:font-weight="normal" style:font-name-asian="Liberation Sans2" style:font-size-asian="12pt" style:font-style-asian="italic" style:font-weight-asian="normal" style:font-name-complex="Liberation Sans2" style:font-size-complex="12pt" style:font-style-complex="italic" style:font-weight-complex="normal" style:text-scale="100%"/>
    </style:style>
    <style:style style:name="T9" style:family="text">
      <style:text-properties fo:color="#000000" loext:opacity="100%" style:text-line-through-style="none" style:text-line-through-type="none" style:font-name="Liberation Sans1" fo:font-size="12pt" fo:letter-spacing="-0.0055in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scale="100%"/>
    </style:style>
    <style:style style:name="T10" style:family="text">
      <style:text-properties fo:color="#000000" loext:opacity="100%" style:text-line-through-style="none" style:text-line-through-type="none" style:font-name="Liberation Sans1" fo:font-size="12pt" fo:letter-spacing="0.0528in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scale="100%"/>
    </style:style>
    <style:style style:name="T11" style:family="text">
      <style:text-properties fo:color="#000000" loext:opacity="100%" style:text-line-through-style="none" style:text-line-through-type="none" style:font-name="Liberation Sans1" fo:font-size="10pt" fo:letter-spacing="-0.0016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12" style:family="text">
      <style:text-properties fo:color="#000000" loext:opacity="100%" style:text-line-through-style="none" style:text-line-through-type="none" style:font-name="Liberation Sans1" fo:font-size="10pt" fo:letter-spacing="-0.0016in" fo:font-style="normal" style:text-underline-style="none" fo:font-weight="normal" officeooo:rsid="00062c7b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13" style:family="text">
      <style:text-properties fo:color="#000000" loext:opacity="100%" style:text-line-through-style="none" style:text-line-through-type="none" style:font-name="Liberation Sans1" fo:font-size="10pt" fo:letter-spacing="-0.0016in" fo:font-style="normal" style:text-underline-style="none" fo:font-weight="bold" style:font-name-asian="Liberation Sans2" style:font-size-asian="10pt" style:font-style-asian="normal" style:font-weight-asian="bold" style:font-name-complex="Liberation Sans2" style:font-size-complex="10pt" style:font-style-complex="normal" style:font-weight-complex="bold" style:text-scale="100%"/>
    </style:style>
    <style:style style:name="T14" style:family="text">
      <style:text-properties fo:color="#000000" loext:opacity="100%" style:text-line-through-style="none" style:text-line-through-type="none" style:font-name="Liberation Sans1" fo:font-size="10pt" fo:letter-spacing="-0.0016in" fo:font-style="italic" style:text-underline-style="none" fo:font-weight="normal" style:font-name-asian="Liberation Sans2" style:font-size-asian="10pt" style:font-style-asian="italic" style:font-weight-asian="normal" style:font-name-complex="Liberation Sans2" style:font-size-complex="10pt" style:font-style-complex="italic" style:font-weight-complex="normal" style:text-scale="100%"/>
    </style:style>
    <style:style style:name="T15" style:family="text">
      <style:text-properties fo:color="#000000" loext:opacity="100%" style:text-line-through-style="none" style:text-line-through-type="none" style:font-name="Liberation Sans1" fo:font-size="10pt" fo:letter-spacing="normal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16" style:family="text">
      <style:text-properties fo:color="#000000" loext:opacity="100%" style:text-line-through-style="none" style:text-line-through-type="none" style:font-name="Liberation Sans1" fo:font-size="10pt" fo:letter-spacing="normal" fo:font-style="normal" style:text-underline-style="none" fo:font-weight="normal" officeooo:rsid="00062c7b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17" style:family="text">
      <style:text-properties fo:color="#000000" loext:opacity="100%" style:text-line-through-style="none" style:text-line-through-type="none" style:font-name="Liberation Sans1" fo:font-size="10pt" fo:letter-spacing="normal" fo:font-style="normal" style:text-underline-style="none" fo:font-weight="bold" style:font-name-asian="Liberation Sans2" style:font-size-asian="10pt" style:font-style-asian="normal" style:font-weight-asian="bold" style:font-name-complex="Liberation Sans2" style:font-size-complex="10pt" style:font-style-complex="normal" style:font-weight-complex="bold" style:text-scale="100%"/>
    </style:style>
    <style:style style:name="T18" style:family="text">
      <style:text-properties fo:color="#000000" loext:opacity="100%" style:text-line-through-style="none" style:text-line-through-type="none" style:font-name="Liberation Sans1" fo:font-size="10pt" fo:letter-spacing="normal" fo:font-style="italic" style:text-underline-style="none" fo:font-weight="normal" style:font-name-asian="Liberation Sans2" style:font-size-asian="10pt" style:font-style-asian="italic" style:font-weight-asian="normal" style:font-name-complex="Liberation Sans2" style:font-size-complex="10pt" style:font-style-complex="italic" style:font-weight-complex="normal" style:text-scale="100%"/>
    </style:style>
    <style:style style:name="T19" style:family="text">
      <style:text-properties fo:color="#000000" loext:opacity="100%" style:text-line-through-style="none" style:text-line-through-type="none" style:font-name="Liberation Sans1" fo:font-size="10pt" fo:letter-spacing="normal" fo:font-style="italic" style:text-underline-style="none" fo:font-weight="bold" style:font-name-asian="Liberation Sans2" style:font-size-asian="10pt" style:font-style-asian="italic" style:font-weight-asian="bold" style:font-name-complex="Liberation Sans2" style:font-size-complex="10pt" style:font-style-complex="italic" style:font-weight-complex="bold" style:text-scale="100%"/>
    </style:style>
    <style:style style:name="T20" style:family="text">
      <style:text-properties fo:color="#000000" loext:opacity="100%" style:text-line-through-style="none" style:text-line-through-type="none" style:font-name="Liberation Sans1" fo:font-size="10pt" fo:letter-spacing="0.0016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21" style:family="text">
      <style:text-properties fo:color="#000000" loext:opacity="100%" style:text-line-through-style="none" style:text-line-through-type="none" style:font-name="Liberation Sans1" fo:font-size="10pt" fo:letter-spacing="0.0016in" fo:font-style="italic" style:text-underline-style="none" fo:font-weight="normal" style:font-name-asian="Liberation Sans2" style:font-size-asian="10pt" style:font-style-asian="italic" style:font-weight-asian="normal" style:font-name-complex="Liberation Sans2" style:font-size-complex="10pt" style:font-style-complex="italic" style:font-weight-complex="normal" style:text-scale="100%"/>
    </style:style>
    <style:style style:name="T22" style:family="text">
      <style:text-properties fo:color="#000000" loext:opacity="100%" style:text-line-through-style="none" style:text-line-through-type="none" style:font-name="Liberation Sans1" fo:font-size="10pt" fo:letter-spacing="0.0008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23" style:family="text">
      <style:text-properties fo:color="#000000" loext:opacity="100%" style:text-line-through-style="none" style:text-line-through-type="none" style:font-name="Liberation Sans1" fo:font-size="10pt" fo:letter-spacing="0.0008in" fo:font-style="normal" style:text-underline-style="none" fo:font-weight="bold" style:font-name-asian="Liberation Sans2" style:font-size-asian="10pt" style:font-style-asian="normal" style:font-weight-asian="bold" style:font-name-complex="Liberation Sans2" style:font-size-complex="10pt" style:font-style-complex="normal" style:font-weight-complex="bold" style:text-scale="100%"/>
    </style:style>
    <style:style style:name="T24" style:family="text">
      <style:text-properties fo:color="#000000" loext:opacity="100%" style:text-line-through-style="none" style:text-line-through-type="none" style:font-name="Liberation Sans1" fo:font-size="10pt" fo:letter-spacing="0.0008in" fo:font-style="italic" style:text-underline-style="none" fo:font-weight="normal" style:font-name-asian="Liberation Sans2" style:font-size-asian="10pt" style:font-style-asian="italic" style:font-weight-asian="normal" style:font-name-complex="Liberation Sans2" style:font-size-complex="10pt" style:font-style-complex="italic" style:font-weight-complex="normal" style:text-scale="100%"/>
    </style:style>
    <style:style style:name="T25" style:family="text">
      <style:text-properties fo:color="#000000" loext:opacity="100%" style:text-line-through-style="none" style:text-line-through-type="none" style:font-name="Liberation Sans1" fo:font-size="10pt" fo:letter-spacing="-0.0008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26" style:family="text">
      <style:text-properties fo:color="#000000" loext:opacity="100%" style:text-line-through-style="none" style:text-line-through-type="none" style:font-name="Liberation Sans1" fo:font-size="10pt" fo:letter-spacing="-0.0008in" fo:font-style="normal" style:text-underline-style="none" fo:font-weight="normal" officeooo:rsid="00062c7b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27" style:family="text">
      <style:text-properties fo:color="#000000" loext:opacity="100%" style:text-line-through-style="none" style:text-line-through-type="none" style:font-name="Liberation Sans1" fo:font-size="10pt" fo:letter-spacing="-0.0008in" fo:font-style="normal" style:text-underline-style="none" fo:font-weight="bold" style:font-name-asian="Liberation Sans2" style:font-size-asian="10pt" style:font-style-asian="normal" style:font-weight-asian="bold" style:font-name-complex="Liberation Sans2" style:font-size-complex="10pt" style:font-style-complex="normal" style:font-weight-complex="bold" style:text-scale="100%"/>
    </style:style>
    <style:style style:name="T28" style:family="text">
      <style:text-properties fo:color="#000000" loext:opacity="100%" style:text-line-through-style="none" style:text-line-through-type="none" style:font-name="Liberation Sans1" fo:font-size="10pt" fo:letter-spacing="-0.0008in" fo:font-style="italic" style:text-underline-style="none" fo:font-weight="normal" style:font-name-asian="Liberation Sans2" style:font-size-asian="10pt" style:font-style-asian="italic" style:font-weight-asian="normal" style:font-name-complex="Liberation Sans2" style:font-size-complex="10pt" style:font-style-complex="italic" style:font-weight-complex="normal" style:text-scale="100%"/>
    </style:style>
    <style:style style:name="T29" style:family="text">
      <style:text-properties fo:color="#000000" loext:opacity="100%" style:text-line-through-style="none" style:text-line-through-type="none" style:font-name="Liberation Sans1" fo:font-size="10pt" fo:letter-spacing="0.0327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30" style:family="text">
      <style:text-properties fo:color="#000000" loext:opacity="100%" style:text-line-through-style="none" style:text-line-through-type="none" style:font-name="Liberation Sans1" fo:font-size="10pt" fo:letter-spacing="-0.002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31" style:family="text">
      <style:text-properties fo:color="#000000" loext:opacity="100%" style:text-line-through-style="none" style:text-line-through-type="none" style:font-name="Liberation Sans1" fo:font-size="10pt" fo:letter-spacing="-0.002in" fo:font-style="italic" style:text-underline-style="none" fo:font-weight="normal" style:font-name-asian="Liberation Sans2" style:font-size-asian="10pt" style:font-style-asian="italic" style:font-weight-asian="normal" style:font-name-complex="Liberation Sans2" style:font-size-complex="10pt" style:font-style-complex="italic" style:font-weight-complex="normal" style:text-scale="100%"/>
    </style:style>
    <style:style style:name="T32" style:family="text">
      <style:text-properties fo:color="#000000" loext:opacity="100%" style:text-line-through-style="none" style:text-line-through-type="none" style:font-name="Liberation Sans1" fo:font-size="10pt" fo:letter-spacing="-0.022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33" style:family="text">
      <style:text-properties fo:color="#000000" loext:opacity="100%" style:text-line-through-style="none" style:text-line-through-type="none" style:font-name="Liberation Sans1" fo:font-size="10pt" fo:letter-spacing="-0.0071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34" style:family="text">
      <style:text-properties fo:color="#000000" loext:opacity="100%" style:text-line-through-style="none" style:text-line-through-type="none" style:font-name="Liberation Sans1" fo:font-size="10pt" fo:letter-spacing="-0.0071in" fo:font-style="italic" style:text-underline-style="none" fo:font-weight="normal" style:font-name-asian="Liberation Sans2" style:font-size-asian="10pt" style:font-style-asian="italic" style:font-weight-asian="normal" style:font-name-complex="Liberation Sans2" style:font-size-complex="10pt" style:font-style-complex="italic" style:font-weight-complex="normal" style:text-scale="100%"/>
    </style:style>
    <style:style style:name="T35" style:family="text">
      <style:text-properties fo:color="#000000" loext:opacity="100%" style:text-line-through-style="none" style:text-line-through-type="none" style:font-name="Liberation Sans1" fo:font-size="10pt" fo:letter-spacing="-0.0382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36" style:family="text">
      <style:text-properties fo:color="#000000" loext:opacity="100%" style:text-line-through-style="none" style:text-line-through-type="none" style:font-name="Liberation Sans1" fo:font-size="10pt" fo:letter-spacing="-0.0102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37" style:family="text">
      <style:text-properties fo:color="#000000" loext:opacity="100%" style:text-line-through-style="none" style:text-line-through-type="none" style:font-name="Liberation Sans1" fo:font-size="10pt" fo:letter-spacing="-0.0165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38" style:family="text">
      <style:text-properties fo:color="#000000" loext:opacity="100%" style:text-line-through-style="none" style:text-line-through-type="none" style:font-name="Liberation Sans1" fo:font-size="10pt" fo:letter-spacing="-0.0319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39" style:family="text">
      <style:text-properties fo:color="#000000" loext:opacity="100%" style:text-line-through-style="none" style:text-line-through-type="none" style:font-name="Liberation Sans1" fo:font-size="10pt" fo:letter-spacing="-0.0327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40" style:family="text">
      <style:text-properties fo:color="#000000" loext:opacity="100%" style:text-line-through-style="none" style:text-line-through-type="none" style:font-name="Liberation Sans1" fo:font-size="10pt" fo:letter-spacing="0.0516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41" style:family="text">
      <style:text-properties fo:color="#000000" loext:opacity="100%" style:text-line-through-style="none" style:text-line-through-type="none" style:font-name="Liberation Sans1" fo:font-size="10pt" fo:letter-spacing="-0.0189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42" style:family="text">
      <style:text-properties fo:color="#000000" loext:opacity="100%" style:text-line-through-style="none" style:text-line-through-type="none" style:font-name="Liberation Sans1" fo:font-size="10pt" fo:letter-spacing="-0.0228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43" style:family="text">
      <style:text-properties fo:color="#000000" loext:opacity="100%" style:text-line-through-style="none" style:text-line-through-type="none" style:font-name="Liberation Sans1" fo:font-size="10pt" fo:letter-spacing="-0.0075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44" style:family="text">
      <style:text-properties fo:color="#000000" loext:opacity="100%" style:text-line-through-style="none" style:text-line-through-type="none" style:font-name="Liberation Sans1" fo:font-size="10pt" fo:letter-spacing="-0.0307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45" style:family="text">
      <style:text-properties fo:color="#000000" loext:opacity="100%" style:text-line-through-style="none" style:text-line-through-type="none" style:font-name="Liberation Sans1" fo:font-size="10pt" fo:letter-spacing="-0.0299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46" style:family="text">
      <style:text-properties fo:color="#000000" loext:opacity="100%" style:text-line-through-style="none" style:text-line-through-type="none" style:font-name="Liberation Sans1" fo:font-size="10pt" fo:letter-spacing="-0.0374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47" style:family="text">
      <style:text-properties fo:color="#000000" loext:opacity="100%" style:text-line-through-style="none" style:text-line-through-type="none" style:font-name="Liberation Sans1" fo:font-size="10pt" fo:letter-spacing="-0.0154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48" style:family="text">
      <style:text-properties fo:color="#000000" loext:opacity="100%" style:text-line-through-style="none" style:text-line-through-type="none" style:font-name="Liberation Sans1" fo:font-size="10pt" fo:letter-spacing="-0.0043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49" style:family="text">
      <style:text-properties fo:color="#000000" loext:opacity="100%" style:text-line-through-style="none" style:text-line-through-type="none" style:font-name="Liberation Sans1" fo:font-size="10pt" fo:letter-spacing="-0.0161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50" style:family="text">
      <style:text-properties fo:color="#000000" loext:opacity="100%" style:text-line-through-style="none" style:text-line-through-type="none" style:font-name="Liberation Sans1" fo:font-size="10pt" fo:letter-spacing="-0.0035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51" style:family="text">
      <style:text-properties fo:color="#000000" loext:opacity="100%" style:text-line-through-style="none" style:text-line-through-type="none" style:font-name="Liberation Sans1" fo:font-size="10pt" fo:letter-spacing="-0.0362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52" style:family="text">
      <style:text-properties fo:color="#000000" loext:opacity="100%" style:text-line-through-style="none" style:text-line-through-type="none" style:font-name="Liberation Sans1" fo:font-size="10pt" fo:letter-spacing="-0.0098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53" style:family="text">
      <style:text-properties fo:color="#000000" loext:opacity="100%" style:text-line-through-style="none" style:text-line-through-type="none" style:font-name="Liberation Sans1" fo:font-size="10pt" fo:letter-spacing="-0.0098in" fo:font-style="italic" style:text-underline-style="none" fo:font-weight="bold" style:font-name-asian="Liberation Sans2" style:font-size-asian="10pt" style:font-style-asian="italic" style:font-weight-asian="bold" style:font-name-complex="Liberation Sans2" style:font-size-complex="10pt" style:font-style-complex="italic" style:font-weight-complex="bold" style:text-scale="100%"/>
    </style:style>
    <style:style style:name="T54" style:family="text">
      <style:text-properties fo:color="#000000" loext:opacity="100%" style:text-line-through-style="none" style:text-line-through-type="none" style:font-name="Liberation Sans1" fo:font-size="10pt" fo:letter-spacing="-0.011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55" style:family="text">
      <style:text-properties fo:color="#000000" loext:opacity="100%" style:text-line-through-style="none" style:text-line-through-type="none" style:font-name="Liberation Sans1" fo:font-size="10pt" fo:letter-spacing="-0.0083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56" style:family="text">
      <style:text-properties fo:color="#000000" loext:opacity="100%" style:text-line-through-style="none" style:text-line-through-type="none" style:font-name="Liberation Sans1" fo:font-size="10pt" fo:letter-spacing="-0.0083in" fo:font-style="italic" style:text-underline-style="none" fo:font-weight="normal" style:font-name-asian="Liberation Sans2" style:font-size-asian="10pt" style:font-style-asian="italic" style:font-weight-asian="normal" style:font-name-complex="Liberation Sans2" style:font-size-complex="10pt" style:font-style-complex="italic" style:font-weight-complex="normal" style:text-scale="100%"/>
    </style:style>
    <style:style style:name="T57" style:family="text">
      <style:text-properties fo:color="#000000" loext:opacity="100%" style:text-line-through-style="none" style:text-line-through-type="none" style:font-name="Liberation Sans1" fo:font-size="10pt" fo:letter-spacing="-0.0146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58" style:family="text">
      <style:text-properties fo:color="#000000" loext:opacity="100%" style:text-line-through-style="none" style:text-line-through-type="none" style:font-name="Liberation Sans1" fo:font-size="10pt" fo:letter-spacing="0.0035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59" style:family="text">
      <style:text-properties fo:color="#000000" loext:opacity="100%" style:text-line-through-style="none" style:text-line-through-type="none" style:font-name="Liberation Sans1" fo:font-size="10pt" fo:letter-spacing="-0.0118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60" style:family="text">
      <style:text-properties fo:color="#000000" loext:opacity="100%" style:text-line-through-style="none" style:text-line-through-type="none" style:font-name="Liberation Sans1" fo:font-size="10pt" fo:letter-spacing="-0.0028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61" style:family="text">
      <style:text-properties fo:color="#000000" loext:opacity="100%" style:text-line-through-style="none" style:text-line-through-type="none" style:font-name="Liberation Sans1" fo:font-size="10pt" fo:letter-spacing="-0.0028in" fo:font-style="normal" style:text-underline-style="none" fo:font-weight="bold" style:font-name-asian="Liberation Sans2" style:font-size-asian="10pt" style:font-style-asian="normal" style:font-weight-asian="bold" style:font-name-complex="Liberation Sans2" style:font-size-complex="10pt" style:font-style-complex="normal" style:font-weight-complex="bold" style:text-scale="100%"/>
    </style:style>
    <style:style style:name="T62" style:family="text">
      <style:text-properties fo:color="#000000" loext:opacity="100%" style:text-line-through-style="none" style:text-line-through-type="none" style:font-name="Liberation Sans1" fo:font-size="10pt" fo:letter-spacing="0.0028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63" style:family="text">
      <style:text-properties fo:color="#000000" loext:opacity="100%" style:text-line-through-style="none" style:text-line-through-type="none" style:font-name="Liberation Sans1" fo:font-size="10pt" fo:letter-spacing="0.0402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64" style:family="text">
      <style:text-properties fo:color="#000000" loext:opacity="100%" style:text-line-through-style="none" style:text-line-through-type="none" style:font-name="Liberation Sans1" fo:font-size="10pt" fo:letter-spacing="0.0291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65" style:family="text">
      <style:text-properties fo:color="#000000" loext:opacity="100%" style:text-line-through-style="none" style:text-line-through-type="none" style:font-name="Liberation Sans1" fo:font-size="10pt" fo:letter-spacing="0.0307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66" style:family="text">
      <style:text-properties fo:color="#000000" loext:opacity="100%" style:text-line-through-style="none" style:text-line-through-type="none" style:font-name="Liberation Sans1" fo:font-size="10pt" fo:letter-spacing="0.002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67" style:family="text">
      <style:text-properties fo:color="#000000" loext:opacity="100%" style:text-line-through-style="none" style:text-line-through-type="none" style:font-name="Liberation Sans1" fo:font-size="10pt" fo:letter-spacing="-0.0055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68" style:family="text">
      <style:text-properties fo:color="#000000" loext:opacity="100%" style:text-line-through-style="none" style:text-line-through-type="none" style:font-name="Liberation Sans1" fo:font-size="10pt" fo:letter-spacing="0.0047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69" style:family="text">
      <style:text-properties fo:color="#000000" loext:opacity="100%" style:text-line-through-style="none" style:text-line-through-type="none" style:font-name="Liberation Sans1" fo:font-size="10pt" fo:letter-spacing="0.0055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70" style:family="text">
      <style:text-properties fo:color="#000000" loext:opacity="100%" style:text-line-through-style="none" style:text-line-through-type="none" style:font-name="Liberation Sans1" fo:font-size="10pt" fo:letter-spacing="-0.0047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71" style:family="text">
      <style:text-properties fo:color="#000000" loext:opacity="100%" style:text-line-through-style="none" style:text-line-through-type="none" style:font-name="Liberation Sans1" fo:font-size="10pt" fo:letter-spacing="0.0374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72" style:family="text">
      <style:text-properties fo:color="#000000" loext:opacity="100%" style:text-line-through-style="none" style:text-line-through-type="none" style:font-name="Liberation Sans1" fo:font-size="10pt" fo:letter-spacing="0.0134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73" style:family="text">
      <style:text-properties fo:color="#000000" loext:opacity="100%" style:text-line-through-style="none" style:text-line-through-type="none" style:font-name="Liberation Sans1" fo:font-size="10pt" fo:letter-spacing="0.022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74" style:family="text">
      <style:text-properties fo:color="#000000" loext:opacity="100%" style:text-line-through-style="none" style:text-line-through-type="none" style:font-name="Liberation Sans1" fo:font-size="10pt" fo:letter-spacing="0.0201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75" style:family="text">
      <style:text-properties fo:color="#000000" loext:opacity="100%" style:text-line-through-style="none" style:text-line-through-type="none" style:font-name="Liberation Sans1" fo:font-size="10pt" fo:letter-spacing="-0.0134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76" style:family="text">
      <style:text-properties fo:color="#000000" loext:opacity="100%" style:text-line-through-style="none" style:text-line-through-type="none" style:font-name="Liberation Sans1" fo:font-size="10pt" fo:letter-spacing="0.0043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77" style:family="text">
      <style:text-properties fo:color="#000000" loext:opacity="100%" style:text-line-through-style="none" style:text-line-through-type="none" style:font-name="Liberation Sans1" fo:font-size="10pt" fo:letter-spacing="-0.0091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78" style:family="text">
      <style:text-properties fo:color="#000000" loext:opacity="100%" style:text-line-through-style="none" style:text-line-through-type="none" style:font-name="Liberation Sans1" fo:font-size="10pt" fo:letter-spacing="-0.0063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79" style:family="text">
      <style:text-properties fo:color="#000000" loext:opacity="100%" style:text-line-through-style="none" style:text-line-through-type="none" style:font-name="Liberation Sans1" fo:font-size="10pt" fo:letter-spacing="-0.0126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80" style:family="text">
      <style:text-properties fo:color="#000000" loext:opacity="100%" style:text-line-through-style="none" style:text-line-through-type="none" style:font-name="Liberation Sans1" fo:font-size="10pt" fo:letter-spacing="0.0063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81" style:family="text">
      <style:text-properties fo:color="#000000" loext:opacity="100%" style:text-line-through-style="none" style:text-line-through-type="none" style:font-name="Liberation Sans1" fo:font-size="10pt" fo:letter-spacing="-0.0181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82" style:family="text">
      <style:text-properties fo:color="#000000" loext:opacity="100%" style:text-line-through-style="none" style:text-line-through-type="none" style:font-name="Liberation Sans1" fo:font-size="10pt" fo:letter-spacing="0.0272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83" style:family="text">
      <style:text-properties fo:color="#000000" loext:opacity="100%" style:text-line-through-style="none" style:text-line-through-type="none" style:font-name="Liberation Sans1" fo:font-size="10pt" fo:letter-spacing="-0.0173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84" style:family="text">
      <style:text-properties fo:color="#000000" loext:opacity="100%" style:text-line-through-style="none" style:text-line-through-type="none" style:font-name="Liberation Sans1" fo:font-size="10pt" fo:letter-spacing="0.0299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85" style:family="text">
      <style:text-properties fo:color="#000000" loext:opacity="100%" style:text-line-through-style="none" style:text-line-through-type="none" style:font-name="Liberation Sans1" fo:font-size="10pt" fo:letter-spacing="0.0311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86" style:family="text">
      <style:text-properties fo:color="#000000" loext:opacity="100%" style:text-line-through-style="none" style:text-line-through-type="none" style:font-name="Liberation Sans1" fo:font-size="10pt" fo:letter-spacing="0.0571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87" style:family="text">
      <style:text-properties fo:color="#000000" loext:opacity="100%" style:text-line-through-style="none" style:text-line-through-type="none" style:font-name="Liberation Sans1" fo:font-size="10pt" fo:letter-spacing="0.011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88" style:family="text">
      <style:text-properties fo:color="#000000" loext:opacity="100%" style:text-line-through-style="none" style:text-line-through-type="none" style:font-name="Liberation Sans1" fo:font-size="10pt" fo:letter-spacing="0.039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89" style:family="text">
      <style:text-properties fo:color="#000000" loext:opacity="100%" style:text-line-through-style="none" style:text-line-through-type="none" style:font-name="Times New Roman" fo:font-size="12pt" fo:letter-spacing="normal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scale="100%"/>
    </style:style>
    <style:style style:name="T90" style:family="text">
      <style:text-properties fo:color="#000000" loext:opacity="100%" style:text-line-through-style="none" style:text-line-through-type="none" style:font-name="Times New Roman" fo:font-size="12pt" fo:letter-spacing="-0.0071in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scale="100%"/>
    </style:style>
    <style:style style:name="T91" style:family="text">
      <style:text-properties fo:color="#000000" loext:opacity="100%" style:text-line-through-style="none" style:text-line-through-type="none" style:font-name="Liberation Mono" fo:font-size="20pt" fo:letter-spacing="normal" fo:font-style="normal" style:text-underline-style="none" fo:font-weight="normal" style:font-name-asian="Liberation Mono1" style:font-size-asian="20pt" style:font-style-asian="normal" style:font-weight-asian="normal" style:font-name-complex="Liberation Mono1" style:font-size-complex="20pt" style:font-style-complex="normal" style:font-weight-complex="normal" style:text-scale="100%"/>
    </style:style>
    <style:style style:name="T92" style:family="text">
      <style:text-properties fo:color="#000000" loext:opacity="100%" style:text-line-through-style="none" style:text-line-through-type="none" style:font-name="Liberation Mono" fo:font-size="14pt" fo:letter-spacing="normal" fo:font-style="normal" style:text-underline-style="none" fo:font-weight="normal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scale="100%"/>
    </style:style>
    <style:style style:name="T93" style:family="text">
      <style:text-properties fo:color="#000000" loext:opacity="100%" style:text-line-through-style="none" style:text-line-through-type="none" style:font-name="Liberation Mono" fo:font-size="14pt" fo:letter-spacing="0.0008in" fo:font-style="normal" style:text-underline-style="none" fo:font-weight="normal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scale="100%"/>
    </style:style>
    <style:style style:name="T94" style:family="text">
      <style:text-properties fo:color="#000000" loext:opacity="100%" style:text-line-through-style="none" style:text-line-through-type="none" style:font-name="Liberation Mono" fo:font-size="10pt" fo:letter-spacing="normal" fo:font-style="normal" style:text-underline-style="none" fo:font-weight="bold" style:font-name-asian="Liberation Mono1" style:font-size-asian="10pt" style:font-style-asian="normal" style:font-weight-asian="bold" style:font-name-complex="Liberation Mono1" style:font-size-complex="10pt" style:font-style-complex="normal" style:font-weight-complex="bold" style:text-scale="100%"/>
    </style:style>
    <style:style style:name="T95" style:family="text">
      <style:text-properties fo:color="#000000" loext:opacity="100%" style:text-line-through-style="none" style:text-line-through-type="none" style:font-name="Liberation Mono" fo:font-size="10pt" fo:letter-spacing="normal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 style:font-style-complex="normal" style:font-weight-complex="normal" style:text-scale="100%"/>
    </style:style>
    <style:style style:name="T96" style:family="text">
      <style:text-properties fo:color="#000000" loext:opacity="100%" style:text-line-through-style="none" style:text-line-through-type="none" style:font-name="Liberation Mono" fo:font-size="10pt" fo:letter-spacing="normal" fo:font-style="italic" style:text-underline-style="none" fo:font-weight="normal" style:font-name-asian="Liberation Mono1" style:font-size-asian="10pt" style:font-style-asian="italic" style:font-weight-asian="normal" style:font-name-complex="Liberation Mono1" style:font-size-complex="10pt" style:font-style-complex="italic" style:font-weight-complex="normal" style:text-scale="100%"/>
    </style:style>
    <style:style style:name="T97" style:family="text">
      <style:text-properties fo:color="#000000" loext:opacity="100%" style:text-line-through-style="none" style:text-line-through-type="none" style:font-name="Arial" fo:font-size="10pt" fo:letter-spacing="0.0126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98" style:family="text">
      <style:text-properties fo:color="#000000" loext:opacity="100%" style:text-line-through-style="none" style:text-line-through-type="none" style:font-name="Arial" fo:font-size="10pt" fo:letter-spacing="0.0126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99" style:family="text">
      <style:text-properties fo:color="#000000" loext:opacity="100%" style:text-line-through-style="none" style:text-line-through-type="none" style:font-name="Arial" fo:font-size="10pt" fo:letter-spacing="0.0126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100" style:family="text">
      <style:text-properties fo:color="#000000" loext:opacity="100%" style:text-line-through-style="none" style:text-line-through-type="none" style:font-name="Arial" fo:font-size="10pt" fo:letter-spacing="0.0126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8%"/>
    </style:style>
    <style:style style:name="T101" style:family="text">
      <style:text-properties fo:color="#000000" loext:opacity="100%" style:text-line-through-style="none" style:text-line-through-type="none" style:font-name="Arial" fo:font-size="10pt" fo:letter-spacing="0.0126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83%"/>
    </style:style>
    <style:style style:name="T102" style:family="text">
      <style:text-properties fo:color="#000000" loext:opacity="100%" style:text-line-through-style="none" style:text-line-through-type="none" style:font-name="Arial" fo:font-size="10pt" fo:letter-spacing="0.0445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103" style:family="text">
      <style:text-properties fo:color="#000000" loext:opacity="100%" style:text-line-through-style="none" style:text-line-through-type="none" style:font-name="Arial" fo:font-size="10pt" fo:letter-spacing="0.0445in" fo:font-style="normal" style:text-underline-style="none" fo:font-weight="normal" officeooo:rsid="00062c7b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104" style:family="text">
      <style:text-properties fo:color="#000000" loext:opacity="100%" style:text-line-through-style="none" style:text-line-through-type="none" style:font-name="Arial" fo:font-size="10pt" fo:letter-spacing="0.0134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105" style:family="text">
      <style:text-properties fo:color="#000000" loext:opacity="100%" style:text-line-through-style="none" style:text-line-through-type="none" style:font-name="Arial" fo:font-size="10pt" fo:letter-spacing="0.0134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106" style:family="text">
      <style:text-properties fo:color="#000000" loext:opacity="100%" style:text-line-through-style="none" style:text-line-through-type="none" style:font-name="Arial" fo:font-size="10pt" fo:letter-spacing="0.0134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83%"/>
    </style:style>
    <style:style style:name="T107" style:family="text">
      <style:text-properties fo:color="#000000" loext:opacity="100%" style:text-line-through-style="none" style:text-line-through-type="none" style:font-name="Arial" fo:font-size="10pt" fo:letter-spacing="0.013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108" style:family="text">
      <style:text-properties fo:color="#000000" loext:opacity="100%" style:text-line-through-style="none" style:text-line-through-type="none" style:font-name="Arial" fo:font-size="10pt" fo:letter-spacing="0.013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109" style:family="text">
      <style:text-properties fo:color="#000000" loext:opacity="100%" style:text-line-through-style="none" style:text-line-through-type="none" style:font-name="Arial" fo:font-size="10pt" fo:letter-spacing="0.013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83%"/>
    </style:style>
    <style:style style:name="T110" style:family="text">
      <style:text-properties fo:color="#000000" loext:opacity="100%" style:text-line-through-style="none" style:text-line-through-type="none" style:font-name="Arial" fo:font-size="10pt" fo:letter-spacing="0.013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111" style:family="text">
      <style:text-properties fo:color="#000000" loext:opacity="100%" style:text-line-through-style="none" style:text-line-through-type="none" style:font-name="Arial" fo:font-size="10pt" fo:letter-spacing="0.045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112" style:family="text">
      <style:text-properties fo:color="#000000" loext:opacity="100%" style:text-line-through-style="none" style:text-line-through-type="none" style:font-name="Arial" fo:font-size="10pt" fo:letter-spacing="0.0335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113" style:family="text">
      <style:text-properties fo:color="#000000" loext:opacity="100%" style:text-line-through-style="none" style:text-line-through-type="none" style:font-name="Arial" fo:font-size="10pt" fo:letter-spacing="0.0335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114" style:family="text">
      <style:text-properties fo:color="#000000" loext:opacity="100%" style:text-line-through-style="none" style:text-line-through-type="none" style:font-name="Arial" fo:font-size="10pt" fo:letter-spacing="0.0264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115" style:family="text">
      <style:text-properties fo:color="#000000" loext:opacity="100%" style:text-line-through-style="none" style:text-line-through-type="none" style:font-name="Arial" fo:font-size="10pt" fo:letter-spacing="0.0264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116" style:family="text">
      <style:text-properties fo:color="#000000" loext:opacity="100%" style:text-line-through-style="none" style:text-line-through-type="none" style:font-name="Arial" fo:font-size="10pt" fo:letter-spacing="0.0154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117" style:family="text">
      <style:text-properties fo:color="#000000" loext:opacity="100%" style:text-line-through-style="none" style:text-line-through-type="none" style:font-name="Arial" fo:font-size="10pt" fo:letter-spacing="0.0154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118" style:family="text">
      <style:text-properties fo:color="#000000" loext:opacity="100%" style:text-line-through-style="none" style:text-line-through-type="none" style:font-name="Arial" fo:font-size="10pt" fo:letter-spacing="0.0154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119" style:family="text">
      <style:text-properties fo:color="#000000" loext:opacity="100%" style:text-line-through-style="none" style:text-line-through-type="none" style:font-name="Arial" fo:font-size="10pt" fo:letter-spacing="0.0154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8%"/>
    </style:style>
    <style:style style:name="T120" style:family="text">
      <style:text-properties fo:color="#000000" loext:opacity="100%" style:text-line-through-style="none" style:text-line-through-type="none" style:font-name="Arial" fo:font-size="10pt" fo:letter-spacing="0.0047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83%"/>
    </style:style>
    <style:style style:name="T121" style:family="text">
      <style:text-properties fo:color="#000000" loext:opacity="100%" style:text-line-through-style="none" style:text-line-through-type="none" style:font-name="Arial" fo:font-size="10pt" fo:letter-spacing="0.0047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122" style:family="text">
      <style:text-properties fo:color="#000000" loext:opacity="100%" style:text-line-through-style="none" style:text-line-through-type="none" style:font-name="Arial" fo:font-size="10pt" fo:letter-spacing="0.0047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123" style:family="text">
      <style:text-properties fo:color="#000000" loext:opacity="100%" style:text-line-through-style="none" style:text-line-through-type="none" style:font-name="Arial" fo:font-size="10pt" fo:letter-spacing="0.0047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8%"/>
    </style:style>
    <style:style style:name="T124" style:family="text">
      <style:text-properties fo:color="#000000" loext:opacity="100%" style:text-line-through-style="none" style:text-line-through-type="none" style:font-name="Arial" fo:font-size="10pt" fo:letter-spacing="0.0047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125" style:family="text">
      <style:text-properties fo:color="#000000" loext:opacity="100%" style:text-line-through-style="none" style:text-line-through-type="none" style:font-name="Arial" fo:font-size="10pt" fo:letter-spacing="0.022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126" style:family="text">
      <style:text-properties fo:color="#000000" loext:opacity="100%" style:text-line-through-style="none" style:text-line-through-type="none" style:font-name="Arial" fo:font-size="10pt" fo:letter-spacing="0.022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127" style:family="text">
      <style:text-properties fo:color="#000000" loext:opacity="100%" style:text-line-through-style="none" style:text-line-through-type="none" style:font-name="Arial" fo:font-size="10pt" fo:letter-spacing="0.022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128" style:family="text">
      <style:text-properties fo:color="#000000" loext:opacity="100%" style:text-line-through-style="none" style:text-line-through-type="none" style:font-name="Arial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129" style:family="text">
      <style:text-properties fo:color="#000000" loext:opacity="100%" style:text-line-through-style="none" style:text-line-through-type="none" style:font-name="Arial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130" style:family="text">
      <style:text-properties fo:color="#000000" loext:opacity="100%" style:text-line-through-style="none" style:text-line-through-type="none" style:font-name="Arial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83%"/>
    </style:style>
    <style:style style:name="T131" style:family="text">
      <style:text-properties fo:color="#000000" loext:opacity="100%" style:text-line-through-style="none" style:text-line-through-type="none" style:font-name="Arial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132" style:family="text">
      <style:text-properties fo:color="#000000" loext:opacity="100%" style:text-line-through-style="none" style:text-line-through-type="none" style:font-name="Arial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8%"/>
    </style:style>
    <style:style style:name="T133" style:family="text">
      <style:text-properties fo:color="#000000" loext:opacity="100%" style:text-line-through-style="none" style:text-line-through-type="none" style:font-name="Arial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3%"/>
    </style:style>
    <style:style style:name="T134" style:family="text">
      <style:text-properties fo:color="#000000" loext:opacity="100%" style:text-line-through-style="none" style:text-line-through-type="none" style:font-name="Arial" fo:font-size="10pt" fo:letter-spacing="normal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scale="90%"/>
    </style:style>
    <style:style style:name="T135" style:family="text">
      <style:text-properties fo:color="#000000" loext:opacity="100%" style:text-line-through-style="none" style:text-line-through-type="none" style:font-name="Arial" fo:font-size="10pt" fo:letter-spacing="normal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scale="108%"/>
    </style:style>
    <style:style style:name="T136" style:family="text">
      <style:text-properties fo:color="#000000" loext:opacity="100%" style:text-line-through-style="none" style:text-line-through-type="none" style:font-name="Arial" fo:font-size="10pt" fo:letter-spacing="normal" fo:font-style="normal" style:text-underline-style="none" fo:font-weight="bold" officeooo:rsid="00062c7b" style:font-name-asian="Arial1" style:font-size-asian="10pt" style:font-style-asian="normal" style:font-weight-asian="bold" style:font-name-complex="Arial1" style:font-size-complex="10pt" style:font-style-complex="normal" style:font-weight-complex="bold" style:text-scale="108%"/>
    </style:style>
    <style:style style:name="T137" style:family="text">
      <style:text-properties fo:color="#000000" loext:opacity="100%" style:text-line-through-style="none" style:text-line-through-type="none" style:font-name="Arial" fo:font-size="10pt" fo:letter-spacing="normal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scale="98%"/>
    </style:style>
    <style:style style:name="T138" style:family="text">
      <style:text-properties fo:color="#000000" loext:opacity="100%" style:text-line-through-style="none" style:text-line-through-type="none" style:font-name="Arial" fo:font-size="10pt" fo:letter-spacing="normal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scale="83%"/>
    </style:style>
    <style:style style:name="T139" style:family="text">
      <style:text-properties fo:color="#000000" loext:opacity="100%" style:text-line-through-style="none" style:text-line-through-type="none" style:font-name="Arial" fo:font-size="10pt" fo:letter-spacing="0.0091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8%"/>
    </style:style>
    <style:style style:name="T140" style:family="text">
      <style:text-properties fo:color="#000000" loext:opacity="100%" style:text-line-through-style="none" style:text-line-through-type="none" style:font-name="Arial" fo:font-size="10pt" fo:letter-spacing="0.0091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141" style:family="text">
      <style:text-properties fo:color="#000000" loext:opacity="100%" style:text-line-through-style="none" style:text-line-through-type="none" style:font-name="Arial" fo:font-size="10pt" fo:letter-spacing="0.0091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142" style:family="text">
      <style:text-properties fo:color="#000000" loext:opacity="100%" style:text-line-through-style="none" style:text-line-through-type="none" style:font-name="Arial" fo:font-size="10pt" fo:letter-spacing="0.0091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83%"/>
    </style:style>
    <style:style style:name="T143" style:family="text">
      <style:text-properties fo:color="#000000" loext:opacity="100%" style:text-line-through-style="none" style:text-line-through-type="none" style:font-name="Arial" fo:font-size="10pt" fo:letter-spacing="0.0091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144" style:family="text">
      <style:text-properties fo:color="#000000" loext:opacity="100%" style:text-line-through-style="none" style:text-line-through-type="none" style:font-name="Arial" fo:font-size="10pt" fo:letter-spacing="0.0181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145" style:family="text">
      <style:text-properties fo:color="#000000" loext:opacity="100%" style:text-line-through-style="none" style:text-line-through-type="none" style:font-name="Arial" fo:font-size="10pt" fo:letter-spacing="0.0181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146" style:family="text">
      <style:text-properties fo:color="#000000" loext:opacity="100%" style:text-line-through-style="none" style:text-line-through-type="none" style:font-name="Arial" fo:font-size="10pt" fo:letter-spacing="0.0181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83%"/>
    </style:style>
    <style:style style:name="T147" style:family="text">
      <style:text-properties fo:color="#000000" loext:opacity="100%" style:text-line-through-style="none" style:text-line-through-type="none" style:font-name="Arial" fo:font-size="10pt" fo:letter-spacing="0.0181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148" style:family="text">
      <style:text-properties fo:color="#000000" loext:opacity="100%" style:text-line-through-style="none" style:text-line-through-type="none" style:font-name="Arial" fo:font-size="10pt" fo:letter-spacing="0.0161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149" style:family="text">
      <style:text-properties fo:color="#000000" loext:opacity="100%" style:text-line-through-style="none" style:text-line-through-type="none" style:font-name="Arial" fo:font-size="10pt" fo:letter-spacing="0.0161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150" style:family="text">
      <style:text-properties fo:color="#000000" loext:opacity="100%" style:text-line-through-style="none" style:text-line-through-type="none" style:font-name="Arial" fo:font-size="10pt" fo:letter-spacing="0.0244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151" style:family="text">
      <style:text-properties fo:color="#000000" loext:opacity="100%" style:text-line-through-style="none" style:text-line-through-type="none" style:font-name="Arial" fo:font-size="10pt" fo:letter-spacing="0.0244in" fo:font-style="normal" style:text-underline-style="none" fo:font-weight="normal" officeooo:rsid="00062c7b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152" style:family="text">
      <style:text-properties fo:color="#000000" loext:opacity="100%" style:text-line-through-style="none" style:text-line-through-type="none" style:font-name="Arial" fo:font-size="10pt" fo:letter-spacing="0.0244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153" style:family="text">
      <style:text-properties fo:color="#000000" loext:opacity="100%" style:text-line-through-style="none" style:text-line-through-type="none" style:font-name="Arial" fo:font-size="10pt" fo:letter-spacing="-0.004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154" style:family="text">
      <style:text-properties fo:color="#000000" loext:opacity="100%" style:text-line-through-style="none" style:text-line-through-type="none" style:font-name="Arial" fo:font-size="10pt" fo:letter-spacing="-0.0043in" fo:font-style="normal" style:text-underline-style="none" fo:font-weight="normal" officeooo:rsid="00062c7b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155" style:family="text">
      <style:text-properties fo:color="#000000" loext:opacity="100%" style:text-line-through-style="none" style:text-line-through-type="none" style:font-name="Arial" fo:font-size="10pt" fo:letter-spacing="-0.004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156" style:family="text">
      <style:text-properties fo:color="#000000" loext:opacity="100%" style:text-line-through-style="none" style:text-line-through-type="none" style:font-name="Arial" fo:font-size="10pt" fo:letter-spacing="-0.004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157" style:family="text">
      <style:text-properties fo:color="#000000" loext:opacity="100%" style:text-line-through-style="none" style:text-line-through-type="none" style:font-name="Arial" fo:font-size="10pt" fo:letter-spacing="-0.004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83%"/>
    </style:style>
    <style:style style:name="T158" style:family="text">
      <style:text-properties fo:color="#000000" loext:opacity="100%" style:text-line-through-style="none" style:text-line-through-type="none" style:font-name="Arial" fo:font-size="10pt" fo:letter-spacing="-0.0102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159" style:family="text">
      <style:text-properties fo:color="#000000" loext:opacity="100%" style:text-line-through-style="none" style:text-line-through-type="none" style:font-name="Arial" fo:font-size="10pt" fo:letter-spacing="-0.0102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160" style:family="text">
      <style:text-properties fo:color="#000000" loext:opacity="100%" style:text-line-through-style="none" style:text-line-through-type="none" style:font-name="Arial" fo:font-size="10pt" fo:letter-spacing="-0.0102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83%"/>
    </style:style>
    <style:style style:name="T161" style:family="text">
      <style:text-properties fo:color="#000000" loext:opacity="100%" style:text-line-through-style="none" style:text-line-through-type="none" style:font-name="Arial" fo:font-size="10pt" fo:letter-spacing="-0.0102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162" style:family="text">
      <style:text-properties fo:color="#000000" loext:opacity="100%" style:text-line-through-style="none" style:text-line-through-type="none" style:font-name="Arial" fo:font-size="10pt" fo:letter-spacing="-0.0102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8%"/>
    </style:style>
    <style:style style:name="T163" style:family="text">
      <style:text-properties fo:color="#000000" loext:opacity="100%" style:text-line-through-style="none" style:text-line-through-type="none" style:font-name="Arial" fo:font-size="10pt" fo:letter-spacing="-0.0102in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scale="100%"/>
    </style:style>
    <style:style style:name="T164" style:family="text">
      <style:text-properties fo:color="#000000" loext:opacity="100%" style:text-line-through-style="none" style:text-line-through-type="none" style:font-name="Arial" fo:font-size="10pt" fo:letter-spacing="-0.0102in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scale="108%"/>
    </style:style>
    <style:style style:name="T165" style:family="text">
      <style:text-properties fo:color="#000000" loext:opacity="100%" style:text-line-through-style="none" style:text-line-through-type="none" style:font-name="Arial" fo:font-size="10pt" fo:letter-spacing="0.0437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166" style:family="text">
      <style:text-properties fo:color="#000000" loext:opacity="100%" style:text-line-through-style="none" style:text-line-through-type="none" style:font-name="Arial" fo:font-size="10pt" fo:letter-spacing="-0.011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167" style:family="text">
      <style:text-properties fo:color="#000000" loext:opacity="100%" style:text-line-through-style="none" style:text-line-through-type="none" style:font-name="Arial" fo:font-size="10pt" fo:letter-spacing="-0.0118in" fo:font-style="normal" style:text-underline-style="none" fo:font-weight="normal" officeooo:rsid="00062c7b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168" style:family="text">
      <style:text-properties fo:color="#000000" loext:opacity="100%" style:text-line-through-style="none" style:text-line-through-type="none" style:font-name="Arial" fo:font-size="10pt" fo:letter-spacing="-0.011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169" style:family="text">
      <style:text-properties fo:color="#000000" loext:opacity="100%" style:text-line-through-style="none" style:text-line-through-type="none" style:font-name="Arial" fo:font-size="10pt" fo:letter-spacing="-0.0118in" fo:font-style="normal" style:text-underline-style="none" fo:font-weight="normal" officeooo:rsid="00062c7b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170" style:family="text">
      <style:text-properties fo:color="#000000" loext:opacity="100%" style:text-line-through-style="none" style:text-line-through-type="none" style:font-name="Arial" fo:font-size="10pt" fo:letter-spacing="-0.011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8%"/>
    </style:style>
    <style:style style:name="T171" style:family="text">
      <style:text-properties fo:color="#000000" loext:opacity="100%" style:text-line-through-style="none" style:text-line-through-type="none" style:font-name="Arial" fo:font-size="10pt" fo:letter-spacing="-0.008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172" style:family="text">
      <style:text-properties fo:color="#000000" loext:opacity="100%" style:text-line-through-style="none" style:text-line-through-type="none" style:font-name="Arial" fo:font-size="10pt" fo:letter-spacing="-0.008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173" style:family="text">
      <style:text-properties fo:color="#000000" loext:opacity="100%" style:text-line-through-style="none" style:text-line-through-type="none" style:font-name="Arial" fo:font-size="10pt" fo:letter-spacing="-0.008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83%"/>
    </style:style>
    <style:style style:name="T174" style:family="text">
      <style:text-properties fo:color="#000000" loext:opacity="100%" style:text-line-through-style="none" style:text-line-through-type="none" style:font-name="Arial" fo:font-size="10pt" fo:letter-spacing="0.0209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175" style:family="text">
      <style:text-properties fo:color="#000000" loext:opacity="100%" style:text-line-through-style="none" style:text-line-through-type="none" style:font-name="Arial" fo:font-size="10pt" fo:letter-spacing="0.0209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176" style:family="text">
      <style:text-properties fo:color="#000000" loext:opacity="100%" style:text-line-through-style="none" style:text-line-through-type="none" style:font-name="Arial" fo:font-size="10pt" fo:letter-spacing="0.0209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83%"/>
    </style:style>
    <style:style style:name="T177" style:family="text">
      <style:text-properties fo:color="#000000" loext:opacity="100%" style:text-line-through-style="none" style:text-line-through-type="none" style:font-name="Arial" fo:font-size="10pt" fo:letter-spacing="0.0209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178" style:family="text">
      <style:text-properties fo:color="#000000" loext:opacity="100%" style:text-line-through-style="none" style:text-line-through-type="none" style:font-name="Arial" fo:font-size="10pt" fo:letter-spacing="0.0209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3%"/>
    </style:style>
    <style:style style:name="T179" style:family="text">
      <style:text-properties fo:color="#000000" loext:opacity="100%" style:text-line-through-style="none" style:text-line-through-type="none" style:font-name="Arial" fo:font-size="10pt" fo:letter-spacing="0.0209in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scale="100%"/>
    </style:style>
    <style:style style:name="T180" style:family="text">
      <style:text-properties fo:color="#000000" loext:opacity="100%" style:text-line-through-style="none" style:text-line-through-type="none" style:font-name="Arial" fo:font-size="10pt" fo:letter-spacing="0.0209in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scale="98%"/>
    </style:style>
    <style:style style:name="T181" style:family="text">
      <style:text-properties fo:color="#000000" loext:opacity="100%" style:text-line-through-style="none" style:text-line-through-type="none" style:font-name="Arial" fo:font-size="10pt" fo:letter-spacing="0.0209in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scale="83%"/>
    </style:style>
    <style:style style:name="T182" style:family="text">
      <style:text-properties fo:color="#000000" loext:opacity="100%" style:text-line-through-style="none" style:text-line-through-type="none" style:font-name="Arial" fo:font-size="10pt" fo:letter-spacing="0.0075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183" style:family="text">
      <style:text-properties fo:color="#000000" loext:opacity="100%" style:text-line-through-style="none" style:text-line-through-type="none" style:font-name="Arial" fo:font-size="10pt" fo:letter-spacing="0.0075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184" style:family="text">
      <style:text-properties fo:color="#000000" loext:opacity="100%" style:text-line-through-style="none" style:text-line-through-type="none" style:font-name="Arial" fo:font-size="10pt" fo:letter-spacing="0.0075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83%"/>
    </style:style>
    <style:style style:name="T185" style:family="text">
      <style:text-properties fo:color="#000000" loext:opacity="100%" style:text-line-through-style="none" style:text-line-through-type="none" style:font-name="Arial" fo:font-size="10pt" fo:letter-spacing="0.0075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3%"/>
    </style:style>
    <style:style style:name="T186" style:family="text">
      <style:text-properties fo:color="#000000" loext:opacity="100%" style:text-line-through-style="none" style:text-line-through-type="none" style:font-name="Arial" fo:font-size="10pt" fo:letter-spacing="0.0075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187" style:family="text">
      <style:text-properties fo:color="#000000" loext:opacity="100%" style:text-line-through-style="none" style:text-line-through-type="none" style:font-name="Arial" fo:font-size="10pt" fo:letter-spacing="0.0055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188" style:family="text">
      <style:text-properties fo:color="#000000" loext:opacity="100%" style:text-line-through-style="none" style:text-line-through-type="none" style:font-name="Arial" fo:font-size="10pt" fo:letter-spacing="0.0055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189" style:family="text">
      <style:text-properties fo:color="#000000" loext:opacity="100%" style:text-line-through-style="none" style:text-line-through-type="none" style:font-name="Arial" fo:font-size="10pt" fo:letter-spacing="0.0055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190" style:family="text">
      <style:text-properties fo:color="#000000" loext:opacity="100%" style:text-line-through-style="none" style:text-line-through-type="none" style:font-name="Arial" fo:font-size="10pt" fo:letter-spacing="0.0055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83%"/>
    </style:style>
    <style:style style:name="T191" style:family="text">
      <style:text-properties fo:color="#000000" loext:opacity="100%" style:text-line-through-style="none" style:text-line-through-type="none" style:font-name="Arial" fo:font-size="10pt" fo:letter-spacing="-0.006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192" style:family="text">
      <style:text-properties fo:color="#000000" loext:opacity="100%" style:text-line-through-style="none" style:text-line-through-type="none" style:font-name="Arial" fo:font-size="10pt" fo:letter-spacing="-0.006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193" style:family="text">
      <style:text-properties fo:color="#000000" loext:opacity="100%" style:text-line-through-style="none" style:text-line-through-type="none" style:font-name="Arial" fo:font-size="10pt" fo:letter-spacing="-0.006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83%"/>
    </style:style>
    <style:style style:name="T194" style:family="text">
      <style:text-properties fo:color="#000000" loext:opacity="100%" style:text-line-through-style="none" style:text-line-through-type="none" style:font-name="Arial" fo:font-size="10pt" fo:letter-spacing="-0.006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195" style:family="text">
      <style:text-properties fo:color="#000000" loext:opacity="100%" style:text-line-through-style="none" style:text-line-through-type="none" style:font-name="Arial" fo:font-size="10pt" fo:letter-spacing="-0.006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8%"/>
    </style:style>
    <style:style style:name="T196" style:family="text">
      <style:text-properties fo:color="#000000" loext:opacity="100%" style:text-line-through-style="none" style:text-line-through-type="none" style:font-name="Arial" fo:font-size="10pt" fo:letter-spacing="0.002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197" style:family="text">
      <style:text-properties fo:color="#000000" loext:opacity="100%" style:text-line-through-style="none" style:text-line-through-type="none" style:font-name="Arial" fo:font-size="10pt" fo:letter-spacing="0.002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198" style:family="text">
      <style:text-properties fo:color="#000000" loext:opacity="100%" style:text-line-through-style="none" style:text-line-through-type="none" style:font-name="Arial" fo:font-size="10pt" fo:letter-spacing="0.002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83%"/>
    </style:style>
    <style:style style:name="T199" style:family="text">
      <style:text-properties fo:color="#000000" loext:opacity="100%" style:text-line-through-style="none" style:text-line-through-type="none" style:font-name="Arial" fo:font-size="10pt" fo:letter-spacing="0.002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200" style:family="text">
      <style:text-properties fo:color="#000000" loext:opacity="100%" style:text-line-through-style="none" style:text-line-through-type="none" style:font-name="Arial" fo:font-size="10pt" fo:letter-spacing="0.0071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83%"/>
    </style:style>
    <style:style style:name="T201" style:family="text">
      <style:text-properties fo:color="#000000" loext:opacity="100%" style:text-line-through-style="none" style:text-line-through-type="none" style:font-name="Arial" fo:font-size="10pt" fo:letter-spacing="0.0071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202" style:family="text">
      <style:text-properties fo:color="#000000" loext:opacity="100%" style:text-line-through-style="none" style:text-line-through-type="none" style:font-name="Arial" fo:font-size="10pt" fo:letter-spacing="0.0071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203" style:family="text">
      <style:text-properties fo:color="#000000" loext:opacity="100%" style:text-line-through-style="none" style:text-line-through-type="none" style:font-name="Arial" fo:font-size="10pt" fo:letter-spacing="0.0071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204" style:family="text">
      <style:text-properties fo:color="#000000" loext:opacity="100%" style:text-line-through-style="none" style:text-line-through-type="none" style:font-name="Arial" fo:font-size="10pt" fo:letter-spacing="0.0146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205" style:family="text">
      <style:text-properties fo:color="#000000" loext:opacity="100%" style:text-line-through-style="none" style:text-line-through-type="none" style:font-name="Arial" fo:font-size="10pt" fo:letter-spacing="0.0146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206" style:family="text">
      <style:text-properties fo:color="#000000" loext:opacity="100%" style:text-line-through-style="none" style:text-line-through-type="none" style:font-name="Arial" fo:font-size="10pt" fo:letter-spacing="0.0146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207" style:family="text">
      <style:text-properties fo:color="#000000" loext:opacity="100%" style:text-line-through-style="none" style:text-line-through-type="none" style:font-name="Arial" fo:font-size="10pt" fo:letter-spacing="0.0146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83%"/>
    </style:style>
    <style:style style:name="T208" style:family="text">
      <style:text-properties fo:color="#000000" loext:opacity="100%" style:text-line-through-style="none" style:text-line-through-type="none" style:font-name="Arial" fo:font-size="10pt" fo:letter-spacing="-0.011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209" style:family="text">
      <style:text-properties fo:color="#000000" loext:opacity="100%" style:text-line-through-style="none" style:text-line-through-type="none" style:font-name="Arial" fo:font-size="10pt" fo:letter-spacing="-0.011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210" style:family="text">
      <style:text-properties fo:color="#000000" loext:opacity="100%" style:text-line-through-style="none" style:text-line-through-type="none" style:font-name="Arial" fo:font-size="10pt" fo:letter-spacing="-0.011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8%"/>
    </style:style>
    <style:style style:name="T211" style:family="text">
      <style:text-properties fo:color="#000000" loext:opacity="100%" style:text-line-through-style="none" style:text-line-through-type="none" style:font-name="Arial" fo:font-size="10pt" fo:letter-spacing="-0.0146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212" style:family="text">
      <style:text-properties fo:color="#000000" loext:opacity="100%" style:text-line-through-style="none" style:text-line-through-type="none" style:font-name="Arial" fo:font-size="10pt" fo:letter-spacing="0.0417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213" style:family="text">
      <style:text-properties fo:color="#000000" loext:opacity="100%" style:text-line-through-style="none" style:text-line-through-type="none" style:font-name="Arial" fo:font-size="10pt" fo:letter-spacing="0.0189in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scale="100%"/>
    </style:style>
    <style:style style:name="T214" style:family="text">
      <style:text-properties fo:color="#000000" loext:opacity="100%" style:text-line-through-style="none" style:text-line-through-type="none" style:font-name="Arial" fo:font-size="10pt" fo:letter-spacing="0.0189in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scale="90%"/>
    </style:style>
    <style:style style:name="T215" style:family="text">
      <style:text-properties fo:color="#000000" loext:opacity="100%" style:text-line-through-style="none" style:text-line-through-type="none" style:font-name="Arial" fo:font-size="10pt" fo:letter-spacing="0.0189in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scale="108%"/>
    </style:style>
    <style:style style:name="T216" style:family="text">
      <style:text-properties fo:color="#000000" loext:opacity="100%" style:text-line-through-style="none" style:text-line-through-type="none" style:font-name="Arial" fo:font-size="10pt" fo:letter-spacing="0.0189in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scale="103%"/>
    </style:style>
    <style:style style:name="T217" style:family="text">
      <style:text-properties fo:color="#000000" loext:opacity="100%" style:text-line-through-style="none" style:text-line-through-type="none" style:font-name="Arial" fo:font-size="10pt" fo:letter-spacing="0.0189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218" style:family="text">
      <style:text-properties fo:color="#000000" loext:opacity="100%" style:text-line-through-style="none" style:text-line-through-type="none" style:font-name="Arial" fo:font-size="10pt" fo:letter-spacing="0.0189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83%"/>
    </style:style>
    <style:style style:name="T219" style:family="text">
      <style:text-properties fo:color="#000000" loext:opacity="100%" style:text-line-through-style="none" style:text-line-through-type="none" style:font-name="Arial" fo:font-size="10pt" fo:letter-spacing="0.0189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220" style:family="text">
      <style:text-properties fo:color="#000000" loext:opacity="100%" style:text-line-through-style="none" style:text-line-through-type="none" style:font-name="Arial" fo:font-size="10pt" fo:letter-spacing="0.0319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221" style:family="text">
      <style:text-properties fo:color="#000000" loext:opacity="100%" style:text-line-through-style="none" style:text-line-through-type="none" style:font-name="Arial" fo:font-size="10pt" fo:letter-spacing="0.0319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222" style:family="text">
      <style:text-properties fo:color="#000000" loext:opacity="100%" style:text-line-through-style="none" style:text-line-through-type="none" style:font-name="Arial" fo:font-size="10pt" fo:letter-spacing="-0.009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83%"/>
    </style:style>
    <style:style style:name="T223" style:family="text">
      <style:text-properties fo:color="#000000" loext:opacity="100%" style:text-line-through-style="none" style:text-line-through-type="none" style:font-name="Arial" fo:font-size="10pt" fo:letter-spacing="-0.009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224" style:family="text">
      <style:text-properties fo:color="#000000" loext:opacity="100%" style:text-line-through-style="none" style:text-line-through-type="none" style:font-name="Arial" fo:font-size="10pt" fo:letter-spacing="-0.009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225" style:family="text">
      <style:text-properties fo:color="#000000" loext:opacity="100%" style:text-line-through-style="none" style:text-line-through-type="none" style:font-name="Arial" fo:font-size="10pt" fo:letter-spacing="-0.0236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226" style:family="text">
      <style:text-properties fo:color="#000000" loext:opacity="100%" style:text-line-through-style="none" style:text-line-through-type="none" style:font-name="Arial" fo:font-size="10pt" fo:letter-spacing="-0.0236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227" style:family="text">
      <style:text-properties fo:color="#000000" loext:opacity="100%" style:text-line-through-style="none" style:text-line-through-type="none" style:font-name="Arial" fo:font-size="10pt" fo:letter-spacing="-0.0126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228" style:family="text">
      <style:text-properties fo:color="#000000" loext:opacity="100%" style:text-line-through-style="none" style:text-line-through-type="none" style:font-name="Arial" fo:font-size="10pt" fo:letter-spacing="-0.0126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8%"/>
    </style:style>
    <style:style style:name="T229" style:family="text">
      <style:text-properties fo:color="#000000" loext:opacity="100%" style:text-line-through-style="none" style:text-line-through-type="none" style:font-name="Arial" fo:font-size="10pt" fo:letter-spacing="0.0409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230" style:family="text">
      <style:text-properties fo:color="#000000" loext:opacity="100%" style:text-line-through-style="none" style:text-line-through-type="none" style:font-name="Arial" fo:font-size="10pt" fo:letter-spacing="-0.0075in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scale="100%"/>
    </style:style>
    <style:style style:name="T231" style:family="text">
      <style:text-properties fo:color="#000000" loext:opacity="100%" style:text-line-through-style="none" style:text-line-through-type="none" style:font-name="Arial" fo:font-size="10pt" fo:letter-spacing="-0.0071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232" style:family="text">
      <style:text-properties fo:color="#000000" loext:opacity="100%" style:text-line-through-style="none" style:text-line-through-type="none" style:font-name="Arial" fo:font-size="10pt" fo:letter-spacing="-0.0071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233" style:family="text">
      <style:text-properties fo:color="#000000" loext:opacity="100%" style:text-line-through-style="none" style:text-line-through-type="none" style:font-name="Arial" fo:font-size="10pt" fo:letter-spacing="0.0291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234" style:family="text">
      <style:text-properties fo:color="#000000" loext:opacity="100%" style:text-line-through-style="none" style:text-line-through-type="none" style:font-name="Arial" fo:font-size="10pt" fo:letter-spacing="-0.0091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235" style:family="text">
      <style:text-properties fo:color="#000000" loext:opacity="100%" style:text-line-through-style="none" style:text-line-through-type="none" style:font-name="Arial" fo:font-size="10pt" fo:letter-spacing="-0.0091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236" style:family="text">
      <style:text-properties fo:color="#000000" loext:opacity="100%" style:text-line-through-style="none" style:text-line-through-type="none" style:font-name="Arial" fo:font-size="10pt" fo:letter-spacing="-0.0091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237" style:family="text">
      <style:text-properties fo:color="#000000" loext:opacity="100%" style:text-line-through-style="none" style:text-line-through-type="none" style:font-name="Arial" fo:font-size="10pt" fo:letter-spacing="0.022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8%"/>
    </style:style>
    <style:style style:name="T238" style:family="text">
      <style:text-properties fo:color="#000000" loext:opacity="100%" style:text-line-through-style="none" style:text-line-through-type="none" style:font-name="Arial" fo:font-size="10pt" fo:letter-spacing="0.022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83%"/>
    </style:style>
    <style:style style:name="T239" style:family="text">
      <style:text-properties fo:color="#000000" loext:opacity="100%" style:text-line-through-style="none" style:text-line-through-type="none" style:font-name="Arial" fo:font-size="10pt" fo:letter-spacing="0.022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240" style:family="text">
      <style:text-properties fo:color="#000000" loext:opacity="100%" style:text-line-through-style="none" style:text-line-through-type="none" style:font-name="Arial" fo:font-size="10pt" fo:letter-spacing="0.022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241" style:family="text">
      <style:text-properties fo:color="#000000" loext:opacity="100%" style:text-line-through-style="none" style:text-line-through-type="none" style:font-name="Arial" fo:font-size="10pt" fo:letter-spacing="0.022in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scale="100%"/>
    </style:style>
    <style:style style:name="T242" style:family="text">
      <style:text-properties fo:color="#000000" loext:opacity="100%" style:text-line-through-style="none" style:text-line-through-type="none" style:font-name="Arial" fo:font-size="10pt" fo:letter-spacing="0.022in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scale="98%"/>
    </style:style>
    <style:style style:name="T243" style:family="text">
      <style:text-properties fo:color="#000000" loext:opacity="100%" style:text-line-through-style="none" style:text-line-through-type="none" style:font-name="Arial" fo:font-size="10pt" fo:letter-spacing="0.0016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244" style:family="text">
      <style:text-properties fo:color="#000000" loext:opacity="100%" style:text-line-through-style="none" style:text-line-through-type="none" style:font-name="Arial" fo:font-size="10pt" fo:letter-spacing="0.0016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83%"/>
    </style:style>
    <style:style style:name="T245" style:family="text">
      <style:text-properties fo:color="#000000" loext:opacity="100%" style:text-line-through-style="none" style:text-line-through-type="none" style:font-name="Arial" fo:font-size="10pt" fo:letter-spacing="0.0016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246" style:family="text">
      <style:text-properties fo:color="#000000" loext:opacity="100%" style:text-line-through-style="none" style:text-line-through-type="none" style:font-name="Arial" fo:font-size="10pt" fo:letter-spacing="0.0016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247" style:family="text">
      <style:text-properties fo:color="#000000" loext:opacity="100%" style:text-line-through-style="none" style:text-line-through-type="none" style:font-name="Arial" fo:font-size="10pt" fo:letter-spacing="0.004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248" style:family="text">
      <style:text-properties fo:color="#000000" loext:opacity="100%" style:text-line-through-style="none" style:text-line-through-type="none" style:font-name="Arial" fo:font-size="10pt" fo:letter-spacing="0.004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249" style:family="text">
      <style:text-properties fo:color="#000000" loext:opacity="100%" style:text-line-through-style="none" style:text-line-through-type="none" style:font-name="Arial" fo:font-size="10pt" fo:letter-spacing="0.004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8%"/>
    </style:style>
    <style:style style:name="T250" style:family="text">
      <style:text-properties fo:color="#000000" loext:opacity="100%" style:text-line-through-style="none" style:text-line-through-type="none" style:font-name="Arial" fo:font-size="10pt" fo:letter-spacing="0.004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83%"/>
    </style:style>
    <style:style style:name="T251" style:family="text">
      <style:text-properties fo:color="#000000" loext:opacity="100%" style:text-line-through-style="none" style:text-line-through-type="none" style:font-name="Arial" fo:font-size="10pt" fo:letter-spacing="0.004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252" style:family="text">
      <style:text-properties fo:color="#000000" loext:opacity="100%" style:text-line-through-style="none" style:text-line-through-type="none" style:font-name="Arial" fo:font-size="10pt" fo:letter-spacing="-0.0035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83%"/>
    </style:style>
    <style:style style:name="T253" style:family="text">
      <style:text-properties fo:color="#000000" loext:opacity="100%" style:text-line-through-style="none" style:text-line-through-type="none" style:font-name="Arial" fo:font-size="10pt" fo:letter-spacing="-0.0035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254" style:family="text">
      <style:text-properties fo:color="#000000" loext:opacity="100%" style:text-line-through-style="none" style:text-line-through-type="none" style:font-name="Arial" fo:font-size="10pt" fo:letter-spacing="-0.0035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255" style:family="text">
      <style:text-properties fo:color="#000000" loext:opacity="100%" style:text-line-through-style="none" style:text-line-through-type="none" style:font-name="Arial" fo:font-size="10pt" fo:letter-spacing="-0.0035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256" style:family="text">
      <style:text-properties fo:color="#000000" loext:opacity="100%" style:text-line-through-style="none" style:text-line-through-type="none" style:font-name="Arial" fo:font-size="10pt" fo:letter-spacing="0.0083in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scale="90%"/>
    </style:style>
    <style:style style:name="T257" style:family="text">
      <style:text-properties fo:color="#000000" loext:opacity="100%" style:text-line-through-style="none" style:text-line-through-type="none" style:font-name="Arial" fo:font-size="10pt" fo:letter-spacing="0.0083in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scale="83%"/>
    </style:style>
    <style:style style:name="T258" style:family="text">
      <style:text-properties fo:color="#000000" loext:opacity="100%" style:text-line-through-style="none" style:text-line-through-type="none" style:font-name="Arial" fo:font-size="10pt" fo:letter-spacing="0.0083in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scale="100%"/>
    </style:style>
    <style:style style:name="T259" style:family="text">
      <style:text-properties fo:color="#000000" loext:opacity="100%" style:text-line-through-style="none" style:text-line-through-type="none" style:font-name="Arial" fo:font-size="10pt" fo:letter-spacing="0.0083in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scale="108%"/>
    </style:style>
    <style:style style:name="T260" style:family="text">
      <style:text-properties fo:color="#000000" loext:opacity="100%" style:text-line-through-style="none" style:text-line-through-type="none" style:font-name="Arial" fo:font-size="10pt" fo:letter-spacing="0.008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261" style:family="text">
      <style:text-properties fo:color="#000000" loext:opacity="100%" style:text-line-through-style="none" style:text-line-through-type="none" style:font-name="Arial" fo:font-size="10pt" fo:letter-spacing="0.008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83%"/>
    </style:style>
    <style:style style:name="T262" style:family="text">
      <style:text-properties fo:color="#000000" loext:opacity="100%" style:text-line-through-style="none" style:text-line-through-type="none" style:font-name="Arial" fo:font-size="10pt" fo:letter-spacing="0.008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263" style:family="text">
      <style:text-properties fo:color="#000000" loext:opacity="100%" style:text-line-through-style="none" style:text-line-through-type="none" style:font-name="Arial" fo:font-size="10pt" fo:letter-spacing="0.008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264" style:family="text">
      <style:text-properties fo:color="#000000" loext:opacity="100%" style:text-line-through-style="none" style:text-line-through-type="none" style:font-name="Arial" fo:font-size="10pt" fo:letter-spacing="0.0272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265" style:family="text">
      <style:text-properties fo:color="#000000" loext:opacity="100%" style:text-line-through-style="none" style:text-line-through-type="none" style:font-name="Arial" fo:font-size="10pt" fo:letter-spacing="0.0272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266" style:family="text">
      <style:text-properties fo:color="#000000" loext:opacity="100%" style:text-line-through-style="none" style:text-line-through-type="none" style:font-name="Arial" fo:font-size="10pt" fo:letter-spacing="0.019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267" style:family="text">
      <style:text-properties fo:color="#000000" loext:opacity="100%" style:text-line-through-style="none" style:text-line-through-type="none" style:font-name="Arial" fo:font-size="10pt" fo:letter-spacing="0.019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268" style:family="text">
      <style:text-properties fo:color="#000000" loext:opacity="100%" style:text-line-through-style="none" style:text-line-through-type="none" style:font-name="Arial" fo:font-size="10pt" fo:letter-spacing="0.0354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269" style:family="text">
      <style:text-properties fo:color="#000000" loext:opacity="100%" style:text-line-through-style="none" style:text-line-through-type="none" style:font-name="Arial" fo:font-size="10pt" fo:letter-spacing="0.0236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3%"/>
    </style:style>
    <style:style style:name="T270" style:family="text">
      <style:text-properties fo:color="#000000" loext:opacity="100%" style:text-line-through-style="none" style:text-line-through-type="none" style:font-name="Arial" fo:font-size="10pt" fo:letter-spacing="0.0236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271" style:family="text">
      <style:text-properties fo:color="#000000" loext:opacity="100%" style:text-line-through-style="none" style:text-line-through-type="none" style:font-name="Arial" fo:font-size="10pt" fo:letter-spacing="0.0236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272" style:family="text">
      <style:text-properties fo:color="#000000" loext:opacity="100%" style:text-line-through-style="none" style:text-line-through-type="none" style:font-name="Arial" fo:font-size="10pt" fo:letter-spacing="0.0236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273" style:family="text">
      <style:text-properties fo:color="#000000" loext:opacity="100%" style:text-line-through-style="none" style:text-line-through-type="none" style:font-name="Arial" fo:font-size="10pt" fo:letter-spacing="-0.0016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274" style:family="text">
      <style:text-properties fo:color="#000000" loext:opacity="100%" style:text-line-through-style="none" style:text-line-through-type="none" style:font-name="Arial" fo:font-size="10pt" fo:letter-spacing="-0.0016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275" style:family="text">
      <style:text-properties fo:color="#000000" loext:opacity="100%" style:text-line-through-style="none" style:text-line-through-type="none" style:font-name="Arial" fo:font-size="10pt" fo:letter-spacing="-0.0016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276" style:family="text">
      <style:text-properties fo:color="#000000" loext:opacity="100%" style:text-line-through-style="none" style:text-line-through-type="none" style:font-name="Arial" fo:font-size="10pt" fo:letter-spacing="0.0217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277" style:family="text">
      <style:text-properties fo:color="#000000" loext:opacity="100%" style:text-line-through-style="none" style:text-line-through-type="none" style:font-name="Arial" fo:font-size="10pt" fo:letter-spacing="0.0217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278" style:family="text">
      <style:text-properties fo:color="#000000" loext:opacity="100%" style:text-line-through-style="none" style:text-line-through-type="none" style:font-name="Arial" fo:font-size="10pt" fo:letter-spacing="-0.0161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279" style:family="text">
      <style:text-properties fo:color="#000000" loext:opacity="100%" style:text-line-through-style="none" style:text-line-through-type="none" style:font-name="Arial" fo:font-size="10pt" fo:letter-spacing="-0.0161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280" style:family="text">
      <style:text-properties fo:color="#000000" loext:opacity="100%" style:text-line-through-style="none" style:text-line-through-type="none" style:font-name="Arial" fo:font-size="10pt" fo:letter-spacing="-0.0161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83%"/>
    </style:style>
    <style:style style:name="T281" style:family="text">
      <style:text-properties fo:color="#000000" loext:opacity="100%" style:text-line-through-style="none" style:text-line-through-type="none" style:font-name="Arial" fo:font-size="10pt" fo:letter-spacing="-0.0161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282" style:family="text">
      <style:text-properties fo:color="#000000" loext:opacity="100%" style:text-line-through-style="none" style:text-line-through-type="none" style:font-name="Arial" fo:font-size="10pt" fo:letter-spacing="0.002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83%"/>
    </style:style>
    <style:style style:name="T283" style:family="text">
      <style:text-properties fo:color="#000000" loext:opacity="100%" style:text-line-through-style="none" style:text-line-through-type="none" style:font-name="Arial" fo:font-size="10pt" fo:letter-spacing="0.002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284" style:family="text">
      <style:text-properties fo:color="#000000" loext:opacity="100%" style:text-line-through-style="none" style:text-line-through-type="none" style:font-name="Arial" fo:font-size="10pt" fo:letter-spacing="0.002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8%"/>
    </style:style>
    <style:style style:name="T285" style:family="text">
      <style:text-properties fo:color="#000000" loext:opacity="100%" style:text-line-through-style="none" style:text-line-through-type="none" style:font-name="Arial" fo:font-size="10pt" fo:letter-spacing="0.002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286" style:family="text">
      <style:text-properties fo:color="#000000" loext:opacity="100%" style:text-line-through-style="none" style:text-line-through-type="none" style:font-name="Arial" fo:font-size="10pt" fo:letter-spacing="0.002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287" style:family="text">
      <style:text-properties fo:color="#000000" loext:opacity="100%" style:text-line-through-style="none" style:text-line-through-type="none" style:font-name="Arial" fo:font-size="10pt" fo:letter-spacing="-0.002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288" style:family="text">
      <style:text-properties fo:color="#000000" loext:opacity="100%" style:text-line-through-style="none" style:text-line-through-type="none" style:font-name="Arial" fo:font-size="10pt" fo:letter-spacing="-0.002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3%"/>
    </style:style>
    <style:style style:name="T289" style:family="text">
      <style:text-properties fo:color="#000000" loext:opacity="100%" style:text-line-through-style="none" style:text-line-through-type="none" style:font-name="Arial" fo:font-size="10pt" fo:letter-spacing="-0.002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290" style:family="text">
      <style:text-properties fo:color="#000000" loext:opacity="100%" style:text-line-through-style="none" style:text-line-through-type="none" style:font-name="Arial" fo:font-size="10pt" fo:letter-spacing="-0.002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83%"/>
    </style:style>
    <style:style style:name="T291" style:family="text">
      <style:text-properties fo:color="#000000" loext:opacity="100%" style:text-line-through-style="none" style:text-line-through-type="none" style:font-name="Arial" fo:font-size="10pt" fo:letter-spacing="-0.002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292" style:family="text">
      <style:text-properties fo:color="#000000" loext:opacity="100%" style:text-line-through-style="none" style:text-line-through-type="none" style:font-name="Arial" fo:font-size="10pt" fo:letter-spacing="-0.002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8%"/>
    </style:style>
    <style:style style:name="T293" style:family="text">
      <style:text-properties fo:color="#000000" loext:opacity="100%" style:text-line-through-style="none" style:text-line-through-type="none" style:font-name="Arial" fo:font-size="10pt" fo:letter-spacing="0.011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294" style:family="text">
      <style:text-properties fo:color="#000000" loext:opacity="100%" style:text-line-through-style="none" style:text-line-through-type="none" style:font-name="Arial" fo:font-size="10pt" fo:letter-spacing="0.011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295" style:family="text">
      <style:text-properties fo:color="#000000" loext:opacity="100%" style:text-line-through-style="none" style:text-line-through-type="none" style:font-name="Arial" fo:font-size="10pt" fo:letter-spacing="0.011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83%"/>
    </style:style>
    <style:style style:name="T296" style:family="text">
      <style:text-properties fo:color="#000000" loext:opacity="100%" style:text-line-through-style="none" style:text-line-through-type="none" style:font-name="Arial" fo:font-size="10pt" fo:letter-spacing="0.006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297" style:family="text">
      <style:text-properties fo:color="#000000" loext:opacity="100%" style:text-line-through-style="none" style:text-line-through-type="none" style:font-name="Arial" fo:font-size="10pt" fo:letter-spacing="0.006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298" style:family="text">
      <style:text-properties fo:color="#000000" loext:opacity="100%" style:text-line-through-style="none" style:text-line-through-type="none" style:font-name="Arial" fo:font-size="10pt" fo:letter-spacing="0.0299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299" style:family="text">
      <style:text-properties fo:color="#000000" loext:opacity="100%" style:text-line-through-style="none" style:text-line-through-type="none" style:font-name="Arial" fo:font-size="10pt" fo:letter-spacing="0.0299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300" style:family="text">
      <style:text-properties fo:color="#000000" loext:opacity="100%" style:text-line-through-style="none" style:text-line-through-type="none" style:font-name="Arial" fo:font-size="10pt" fo:letter-spacing="0.0165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301" style:family="text">
      <style:text-properties fo:color="#000000" loext:opacity="100%" style:text-line-through-style="none" style:text-line-through-type="none" style:font-name="Arial" fo:font-size="10pt" fo:letter-spacing="0.0165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302" style:family="text">
      <style:text-properties fo:color="#000000" loext:opacity="100%" style:text-line-through-style="none" style:text-line-through-type="none" style:font-name="Arial" fo:font-size="10pt" fo:letter-spacing="0.0165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303" style:family="text">
      <style:text-properties fo:color="#000000" loext:opacity="100%" style:text-line-through-style="none" style:text-line-through-type="none" style:font-name="Arial" fo:font-size="10pt" fo:letter-spacing="-0.000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304" style:family="text">
      <style:text-properties fo:color="#000000" loext:opacity="100%" style:text-line-through-style="none" style:text-line-through-type="none" style:font-name="Arial" fo:font-size="10pt" fo:letter-spacing="-0.000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305" style:family="text">
      <style:text-properties fo:color="#000000" loext:opacity="100%" style:text-line-through-style="none" style:text-line-through-type="none" style:font-name="Arial" fo:font-size="10pt" fo:letter-spacing="-0.000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306" style:family="text">
      <style:text-properties fo:color="#000000" loext:opacity="100%" style:text-line-through-style="none" style:text-line-through-type="none" style:font-name="Arial" fo:font-size="10pt" fo:letter-spacing="-0.000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8%"/>
    </style:style>
    <style:style style:name="T307" style:family="text">
      <style:text-properties fo:color="#000000" loext:opacity="100%" style:text-line-through-style="none" style:text-line-through-type="none" style:font-name="Arial" fo:font-size="10pt" fo:letter-spacing="-0.000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83%"/>
    </style:style>
    <style:style style:name="T308" style:family="text">
      <style:text-properties fo:color="#000000" loext:opacity="100%" style:text-line-through-style="none" style:text-line-through-type="none" style:font-name="Arial" fo:font-size="10pt" fo:letter-spacing="0.017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309" style:family="text">
      <style:text-properties fo:color="#000000" loext:opacity="100%" style:text-line-through-style="none" style:text-line-through-type="none" style:font-name="Arial" fo:font-size="10pt" fo:letter-spacing="0.017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310" style:family="text">
      <style:text-properties fo:color="#000000" loext:opacity="100%" style:text-line-through-style="none" style:text-line-through-type="none" style:font-name="Arial" fo:font-size="10pt" fo:letter-spacing="0.017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311" style:family="text">
      <style:text-properties fo:color="#000000" loext:opacity="100%" style:text-line-through-style="none" style:text-line-through-type="none" style:font-name="Arial" fo:font-size="10pt" fo:letter-spacing="0.0173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83%"/>
    </style:style>
    <style:style style:name="T312" style:family="text">
      <style:text-properties fo:color="#000000" loext:opacity="100%" style:text-line-through-style="none" style:text-line-through-type="none" style:font-name="Arial" fo:font-size="10pt" fo:letter-spacing="0.0346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313" style:family="text">
      <style:text-properties fo:color="#000000" loext:opacity="100%" style:text-line-through-style="none" style:text-line-through-type="none" style:font-name="Arial" fo:font-size="10pt" fo:letter-spacing="-0.0555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314" style:family="text">
      <style:text-properties fo:color="#000000" loext:opacity="100%" style:text-line-through-style="none" style:text-line-through-type="none" style:font-name="Arial" fo:font-size="10pt" fo:letter-spacing="0.0035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0%"/>
    </style:style>
    <style:style style:name="T315" style:family="text">
      <style:text-properties fo:color="#000000" loext:opacity="100%" style:text-line-through-style="none" style:text-line-through-type="none" style:font-name="Arial" fo:font-size="10pt" fo:letter-spacing="0.0035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316" style:family="text">
      <style:text-properties fo:color="#000000" loext:opacity="100%" style:text-line-through-style="none" style:text-line-through-type="none" style:font-name="Arial" fo:font-size="10pt" fo:letter-spacing="0.0035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317" style:family="text">
      <style:text-properties fo:color="#000000" loext:opacity="100%" style:text-line-through-style="none" style:text-line-through-type="none" style:font-name="Arial" fo:font-size="10pt" fo:letter-spacing="0.0035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83%"/>
    </style:style>
    <style:style style:name="T318" style:family="text">
      <style:text-properties fo:color="#000000" loext:opacity="100%" style:text-line-through-style="none" style:text-line-through-type="none" style:font-name="Arial" fo:font-size="10pt" fo:letter-spacing="0.039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98%"/>
    </style:style>
    <style:style style:name="T319" style:family="text">
      <style:text-properties fo:color="#000000" loext:opacity="100%" style:text-line-through-style="none" style:text-line-through-type="none" style:font-name="Arial" fo:font-size="10pt" fo:letter-spacing="0.039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320" style:family="text">
      <style:text-properties fo:color="#000000" loext:opacity="100%" style:text-line-through-style="none" style:text-line-through-type="none" style:font-name="Arial" fo:font-size="10pt" fo:letter-spacing="0.000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321" style:family="text">
      <style:text-properties fo:color="#000000" loext:opacity="100%" style:text-line-through-style="none" style:text-line-through-type="none" style:font-name="Arial" fo:font-size="10pt" fo:letter-spacing="0.000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322" style:family="text">
      <style:text-properties fo:color="#000000" loext:opacity="100%" style:text-line-through-style="none" style:text-line-through-type="none" style:font-name="Arial" fo:font-size="10pt" fo:letter-spacing="0.011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323" style:family="text">
      <style:text-properties fo:color="#000000" loext:opacity="100%" style:text-line-through-style="none" style:text-line-through-type="none" style:font-name="Arial" fo:font-size="10pt" fo:letter-spacing="0.011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324" style:family="text">
      <style:text-properties fo:color="#000000" loext:opacity="100%" style:text-line-through-style="none" style:text-line-through-type="none" style:font-name="Arial" fo:font-size="10pt" fo:letter-spacing="0.02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325" style:family="text">
      <style:text-properties fo:color="#000000" loext:opacity="100%" style:text-line-through-style="none" style:text-line-through-type="none" style:font-name="Arial" fo:font-size="10pt" fo:letter-spacing="0.02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326" style:family="text">
      <style:text-properties fo:color="#000000" loext:opacity="100%" style:text-line-through-style="none" style:text-line-through-type="none" style:font-name="Arial" fo:font-size="10pt" fo:letter-spacing="0.009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0%"/>
    </style:style>
    <style:style style:name="T327" style:family="text">
      <style:text-properties fo:color="#000000" loext:opacity="100%" style:text-line-through-style="none" style:text-line-through-type="none" style:font-name="Arial" fo:font-size="10pt" fo:letter-spacing="0.0098in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scale="108%"/>
    </style:style>
    <style:style style:name="T328" style:family="text">
      <style:text-properties fo:color="#000000" loext:opacity="100%" style:text-line-through-style="none" style:text-line-through-type="none" style:font-name="OpenSymbol" fo:font-size="10pt" fo:letter-spacing="0.1311in" fo:font-style="normal" style:text-underline-style="none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329" style:family="text">
      <style:text-properties fo:color="#23282d" loext:opacity="100%" style:text-line-through-style="none" style:text-line-through-type="none" style:font-name="Liberation Sans1" fo:font-size="10pt" fo:letter-spacing="normal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330" style:family="text">
      <style:text-properties fo:color="#23282d" loext:opacity="100%" style:text-line-through-style="none" style:text-line-through-type="none" style:font-name="Liberation Sans1" fo:font-size="10pt" fo:letter-spacing="normal" fo:font-style="normal" style:text-underline-style="none" fo:font-weight="bold" style:font-name-asian="Liberation Sans2" style:font-size-asian="10pt" style:font-style-asian="normal" style:font-weight-asian="bold" style:font-name-complex="Liberation Sans2" style:font-size-complex="10pt" style:font-style-complex="normal" style:font-weight-complex="bold" style:text-scale="100%"/>
    </style:style>
    <style:style style:name="T331" style:family="text">
      <style:text-properties fo:color="#23282d" loext:opacity="100%" style:text-line-through-style="none" style:text-line-through-type="none" style:font-name="Liberation Sans1" fo:font-size="10pt" fo:letter-spacing="-0.0008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332" style:family="text">
      <style:text-properties fo:color="#23282d" loext:opacity="100%" style:text-line-through-style="none" style:text-line-through-type="none" style:font-name="Liberation Sans1" fo:font-size="10pt" fo:letter-spacing="-0.002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333" style:family="text">
      <style:text-properties fo:color="#23282d" loext:opacity="100%" style:text-line-through-style="none" style:text-line-through-type="none" style:font-name="Liberation Sans1" fo:font-size="10pt" fo:letter-spacing="-0.0016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334" style:family="text">
      <style:text-properties fo:color="#23282d" loext:opacity="100%" style:text-line-through-style="none" style:text-line-through-type="none" style:font-name="Liberation Sans1" fo:font-size="10pt" fo:letter-spacing="0.0008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335" style:family="text">
      <style:text-properties fo:color="#23282d" loext:opacity="100%" style:text-line-through-style="none" style:text-line-through-type="none" style:font-name="Liberation Sans1" fo:font-size="10pt" fo:letter-spacing="0.0008in" fo:font-style="normal" style:text-underline-style="none" fo:font-weight="bold" style:font-name-asian="Liberation Sans2" style:font-size-asian="10pt" style:font-style-asian="normal" style:font-weight-asian="bold" style:font-name-complex="Liberation Sans2" style:font-size-complex="10pt" style:font-style-complex="normal" style:font-weight-complex="bold" style:text-scale="100%"/>
    </style:style>
    <style:style style:name="T336" style:family="text">
      <style:text-properties fo:color="#23282d" loext:opacity="100%" style:text-line-through-style="none" style:text-line-through-type="none" style:font-name="Liberation Sans1" fo:font-size="10pt" fo:letter-spacing="-0.0098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337" style:family="text">
      <style:text-properties fo:color="#23282d" loext:opacity="100%" style:text-line-through-style="none" style:text-line-through-type="none" style:font-name="Liberation Sans1" fo:font-size="10pt" fo:letter-spacing="-0.0028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338" style:family="text">
      <style:text-properties fo:color="#23282d" loext:opacity="100%" style:text-line-through-style="none" style:text-line-through-type="none" style:font-name="Liberation Sans1" fo:font-size="10pt" fo:letter-spacing="0.0307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339" style:family="text">
      <style:text-properties fo:color="#23282d" loext:opacity="100%" style:text-line-through-style="none" style:text-line-through-type="none" style:font-name="Liberation Sans1" fo:font-size="10pt" fo:letter-spacing="-0.0071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340" style:family="text">
      <style:text-properties fo:color="#333333" loext:opacity="100%" style:text-line-through-style="none" style:text-line-through-type="none" style:font-name="Liberation Sans1" fo:font-size="10pt" fo:letter-spacing="normal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341" style:family="text">
      <style:text-properties fo:color="#333333" loext:opacity="100%" style:text-line-through-style="none" style:text-line-through-type="none" style:font-name="Liberation Sans1" fo:font-size="10pt" fo:letter-spacing="0.0008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342" style:family="text">
      <style:text-properties fo:color="#333333" loext:opacity="100%" style:text-line-through-style="none" style:text-line-through-type="none" style:font-name="Liberation Sans1" fo:font-size="10pt" fo:letter-spacing="-0.0016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343" style:family="text">
      <style:text-properties fo:color="#333333" loext:opacity="100%" style:text-line-through-style="none" style:text-line-through-type="none" style:font-name="Liberation Sans1" fo:font-size="10pt" fo:letter-spacing="-0.0008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344" style:family="text">
      <style:text-properties fo:color="#333333" loext:opacity="100%" style:text-line-through-style="none" style:text-line-through-type="none" style:font-name="Liberation Sans1" fo:font-size="10pt" fo:letter-spacing="-0.0075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T345" style:family="text">
      <style:text-properties fo:color="#333333" loext:opacity="100%" style:text-line-through-style="none" style:text-line-through-type="none" style:font-name="Liberation Sans1" fo:font-size="10pt" fo:letter-spacing="-0.0071in" fo:font-style="normal" style:text-underline-style="none" fo:font-weight="normal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scale="100%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>
          <style:column style:rel-width="24784*" fo:start-indent="0in" fo:end-indent="0.0827in"/>
          <style:column style:rel-width="40751*" fo:start-indent="0.0827in" fo:end-indent="0in"/>
        </style:columns>
      </style:section-properties>
    </style:style>
    <style:style style:name="Sect3" style:family="section">
      <style:section-properties style:editable="false">
        <style:columns fo:column-count="2">
          <style:column style:rel-width="16218*" fo:start-indent="0in" fo:end-indent="0.0827in"/>
          <style:column style:rel-width="49317*" fo:start-indent="0.0827in" fo:end-indent="0in"/>
        </style:columns>
      </style:section-properties>
    </style:style>
    <style:style style:name="Sect4" style:family="section">
      <style:section-properties style:editable="false">
        <style:columns fo:column-count="2">
          <style:column style:rel-width="14330*" fo:start-indent="0in" fo:end-indent="0.0827in"/>
          <style:column style:rel-width="51205*" fo:start-indent="0.0827in" fo:end-indent="0in"/>
        </style:columns>
      </style:section-properties>
    </style:style>
    <style:style style:name="Sect5" style:family="section">
      <style:section-properties style:editable="false">
        <style:columns fo:column-count="3">
          <style:column style:rel-width="16975*" fo:start-indent="0in" fo:end-indent="0.1728in"/>
          <style:column style:rel-width="18747*" fo:start-indent="0.1728in" fo:end-indent="0.1728in"/>
          <style:column style:rel-width="29813*" fo:start-indent="0.1728in" fo:end-indent="0in"/>
        </style:columns>
      </style:section-properties>
    </style:style>
    <style:style style:name="Sect6" style:family="section">
      <style:section-properties style:editable="false">
        <style:columns fo:column-count="3">
          <style:column style:rel-width="22535*" fo:start-indent="0in" fo:end-indent="0.1839in"/>
          <style:column style:rel-width="21008*" fo:start-indent="0.1839in" fo:end-indent="0.1799in"/>
          <style:column style:rel-width="21992*" fo:start-indent="0.1799in" fo:end-indent="0in"/>
        </style:columns>
      </style:section-properties>
    </style:style>
    <style:style style:name="Sect7" style:family="section">
      <style:section-properties style:editable="false">
        <style:columns fo:column-count="2">
          <style:column style:rel-width="20792*" fo:start-indent="0in" fo:end-indent="0.0799in"/>
          <style:column style:rel-width="44743*" fo:start-indent="0.0799in" fo:end-indent="0in"/>
        </style:columns>
      </style:section-properties>
    </style:style>
    <style:style style:name="Sect8" style:family="section">
      <style:section-properties style:editable="false">
        <style:columns fo:column-count="2">
          <style:column style:rel-width="20409*" fo:start-indent="0in" fo:end-indent="0.1134in"/>
          <style:column style:rel-width="45126*" fo:start-indent="0.1134in" fo:end-indent="0in"/>
        </style:columns>
      </style:section-properties>
    </style:style>
    <style:style style:name="Sect9" style:family="section">
      <style:section-properties style:editable="false">
        <style:columns fo:column-count="2">
          <style:column style:rel-width="18981*" fo:start-indent="0in" fo:end-indent="0.2382in"/>
          <style:column style:rel-width="46554*" fo:start-indent="0.2382in" fo:end-indent="0in"/>
        </style:columns>
      </style:section-properties>
    </style:style>
    <style:style style:name="Sect10" style:family="section">
      <style:section-properties style:editable="false">
        <style:columns fo:column-count="2">
          <style:column style:rel-width="24269*" fo:start-indent="0in" fo:end-indent="0.189in"/>
          <style:column style:rel-width="41266*" fo:start-indent="0.189in" fo:end-indent="0in"/>
        </style:columns>
      </style:section-properties>
    </style:style>
    <style:style style:name="Sect11" style:family="section">
      <style:section-properties style:editable="false">
        <style:columns fo:column-count="2">
          <style:column style:rel-width="25549*" fo:start-indent="0in" fo:end-indent="0.0638in"/>
          <style:column style:rel-width="39986*" fo:start-indent="0.0638in" fo:end-indent="0in"/>
        </style:columns>
      </style:section-properties>
    </style:style>
    <style:style style:name="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7161in" fo:padding-top="0.05in" fo:padding-bottom="0.05in" fo:padding-left="0.1in" fo:padding-right="0.1in" fo:wrap-option="wrap" style:run-through="background"/>
      <style:paragraph-properties style:writing-mode="lr-tb"/>
    </style:style>
    <style:style style:name="gr3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in" fo:padding-top="0.05in" fo:padding-bottom="0.05in" fo:padding-left="0.1in" fo:padding-right="0.1in" fo:wrap-option="wrap" style:run-through="background"/>
      <style:paragraph-properties style:writing-mode="lr-tb"/>
    </style:style>
    <style:style style:name="gr4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2925in" fo:padding-top="0.05in" fo:padding-bottom="0.05in" fo:padding-left="0.1in" fo:padding-right="0.1in" fo:wrap-option="wrap" style:run-through="background"/>
      <style:paragraph-properties style:writing-mode="lr-tb"/>
    </style:style>
    <style:style style:name="gr5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2909in" fo:padding-top="0.05in" fo:padding-bottom="0.05in" fo:padding-left="0.1in" fo:padding-right="0.1in" fo:wrap-option="wrap" style:run-through="background"/>
      <style:paragraph-properties style:writing-mode="lr-tb"/>
    </style:style>
    <style:style style:name="gr6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2929in" fo:padding-top="0.05in" fo:padding-bottom="0.05in" fo:padding-left="0.1in" fo:padding-right="0.1in" fo:wrap-option="wrap" style:run-through="background"/>
      <style:paragraph-properties style:writing-mode="lr-tb"/>
    </style:style>
    <style:style style:name="gr7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6327in" fo:padding-top="0.05in" fo:padding-bottom="0.05in" fo:padding-left="0.1in" fo:padding-right="0.1in" fo:wrap-option="wrap" style:run-through="background"/>
      <style:paragraph-properties style:writing-mode="lr-tb"/>
    </style:style>
    <style:style style:name="gr8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in" fo:padding-top="0.05in" fo:padding-bottom="0.05in" fo:padding-left="0.1in" fo:padding-right="0.1in" fo:wrap-option="wrap" style:run-through="background"/>
      <style:paragraph-properties style:writing-mode="lr-tb"/>
    </style:style>
    <style:style style:name="gr9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1.8in" fo:padding-top="0.05in" fo:padding-bottom="0.05in" fo:padding-left="0.1in" fo:padding-right="0.1in" fo:wrap-option="wrap" style:run-through="background"/>
      <style:paragraph-properties style:writing-mode="lr-tb"/>
    </style:style>
    <style:style style:name="gr10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2465in" fo:padding-top="0.05in" fo:padding-bottom="0.05in" fo:padding-left="0.1in" fo:padding-right="0.1in" fo:wrap-option="wrap" style:run-through="background"/>
      <style:paragraph-properties style:writing-mode="lr-tb"/>
    </style:style>
    <style:style style:name="gr11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2909in" fo:padding-top="0.05in" fo:padding-bottom="0.05in" fo:padding-left="0.1in" fo:padding-right="0.1in" fo:wrap-option="wrap" style:run-through="background"/>
      <style:paragraph-properties style:writing-mode="lr-tb"/>
    </style:style>
    <style:style style:name="gr12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2925in" fo:padding-top="0.05in" fo:padding-bottom="0.05in" fo:padding-left="0.1in" fo:padding-right="0.1in" fo:wrap-option="wrap" style:run-through="background"/>
      <style:paragraph-properties style:writing-mode="lr-tb"/>
    </style:style>
    <style:style style:name="gr13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5492in" fo:padding-top="0.05in" fo:padding-bottom="0.05in" fo:padding-left="0.1in" fo:padding-right="0.1in" fo:wrap-option="wrap" style:run-through="background"/>
      <style:paragraph-properties style:writing-mode="lr-tb"/>
    </style:style>
    <style:style style:name="gr14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0339in" fo:padding-top="0.05in" fo:padding-bottom="0.05in" fo:padding-left="0.1in" fo:padding-right="0.1in" fo:wrap-option="wrap" style:run-through="background"/>
      <style:paragraph-properties style:writing-mode="lr-tb"/>
    </style:style>
    <style:style style:name="gr15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2929in" fo:padding-top="0.05in" fo:padding-bottom="0.05in" fo:padding-left="0.1in" fo:padding-right="0.1in" fo:wrap-option="wrap" style:run-through="background"/>
      <style:paragraph-properties style:writing-mode="lr-tb"/>
    </style:style>
    <style:style style:name="gr16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0492in" fo:padding-top="0.05in" fo:padding-bottom="0.05in" fo:padding-left="0.1in" fo:padding-right="0.1in" fo:wrap-option="wrap" style:run-through="background"/>
      <style:paragraph-properties style:writing-mode="lr-tb"/>
    </style:style>
    <style:style style:name="gr17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2839in" fo:padding-top="0.05in" fo:padding-bottom="0.05in" fo:padding-left="0.1in" fo:padding-right="0.1in" fo:wrap-option="wrap" style:run-through="background"/>
      <style:paragraph-properties style:writing-mode="lr-tb"/>
    </style:style>
    <style:style style:name="gr18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6327in" fo:padding-top="0.05in" fo:padding-bottom="0.05in" fo:padding-left="0.1in" fo:padding-right="0.1in" fo:wrap-option="wrap" style:run-through="background"/>
      <style:paragraph-properties style:writing-mode="lr-tb"/>
    </style:style>
    <style:style style:name="gr19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1.8in" fo:padding-top="0.05in" fo:padding-bottom="0.05in" fo:padding-left="0.1in" fo:padding-right="0.1in" fo:wrap-option="wrap" style:run-through="background"/>
      <style:paragraph-properties style:writing-mode="lr-tb"/>
    </style:style>
    <style:style style:name="gr20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2465in" fo:padding-top="0.05in" fo:padding-bottom="0.05in" fo:padding-left="0.1in" fo:padding-right="0.1in" fo:wrap-option="wrap" style:run-through="background"/>
      <style:paragraph-properties style:writing-mode="lr-tb"/>
    </style:style>
    <style:style style:name="gr21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4661in" fo:padding-top="0.05in" fo:padding-bottom="0.05in" fo:padding-left="0.1in" fo:padding-right="0.1in" fo:wrap-option="wrap" style:run-through="background"/>
      <style:paragraph-properties style:writing-mode="lr-tb"/>
    </style:style>
    <style:style style:name="gr22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1937in" fo:padding-top="0.05in" fo:padding-bottom="0.05in" fo:padding-left="0.1in" fo:padding-right="0.1in" fo:wrap-option="wrap" style:run-through="background"/>
      <style:paragraph-properties style:writing-mode="lr-tb"/>
    </style:style>
    <style:style style:name="gr23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2992in" fo:padding-top="0.05in" fo:padding-bottom="0.05in" fo:padding-left="0.1in" fo:padding-right="0.1in" fo:wrap-option="wrap" style:run-through="background"/>
      <style:paragraph-properties style:writing-mode="lr-tb"/>
    </style:style>
    <style:style style:name="gr24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2161in" fo:padding-top="0.05in" fo:padding-bottom="0.05in" fo:padding-left="0.1in" fo:padding-right="0.1in" fo:wrap-option="wrap" style:run-through="background"/>
      <style:paragraph-properties style:writing-mode="lr-tb"/>
    </style:style>
    <style:style style:name="gr25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2772in" fo:padding-top="0.05in" fo:padding-bottom="0.05in" fo:padding-left="0.1in" fo:padding-right="0.1in" fo:wrap-option="wrap" style:run-through="background"/>
      <style:paragraph-properties style:writing-mode="lr-tb"/>
    </style:style>
    <style:style style:name="gr26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98in" fo:min-width="0in" fo:padding-top="0.05in" fo:padding-bottom="0.05in" fo:padding-left="0.1in" fo:padding-right="0.1in" fo:wrap-option="wrap" style:run-through="background"/>
      <style:paragraph-properties style:writing-mode="lr-tb"/>
    </style:style>
    <style:style style:name="gr27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98in" fo:min-width="0.2228in" fo:padding-top="0.05in" fo:padding-bottom="0.05in" fo:padding-left="0.1in" fo:padding-right="0.1in" fo:wrap-option="wrap" style:run-through="background"/>
      <style:paragraph-properties style:writing-mode="lr-tb"/>
    </style:style>
    <style:style style:name="gr28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98in" fo:min-width="0.2909in" fo:padding-top="0.05in" fo:padding-bottom="0.05in" fo:padding-left="0.1in" fo:padding-right="0.1in" fo:wrap-option="wrap" style:run-through="background"/>
      <style:paragraph-properties style:writing-mode="lr-tb"/>
    </style:style>
    <style:style style:name="gr29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98in" fo:min-width="0.2925in" fo:padding-top="0.05in" fo:padding-bottom="0.05in" fo:padding-left="0.1in" fo:padding-right="0.1in" fo:wrap-option="wrap" style:run-through="background"/>
      <style:paragraph-properties style:writing-mode="lr-tb"/>
    </style:style>
    <style:style style:name="gr30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98in" fo:min-width="0.2929in" fo:padding-top="0.05in" fo:padding-bottom="0.05in" fo:padding-left="0.1in" fo:padding-right="0.1in" fo:wrap-option="wrap" style:run-through="background"/>
      <style:paragraph-properties style:writing-mode="lr-tb"/>
    </style:style>
    <style:style style:name="gr31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2.9665in" fo:padding-top="0.05in" fo:padding-bottom="0.05in" fo:padding-left="0.1in" fo:padding-right="0.1in" fo:wrap-option="wrap" style:run-through="background"/>
      <style:paragraph-properties style:writing-mode="lr-tb"/>
    </style:style>
    <style:style style:name="gr32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0799in" fo:padding-top="0.05in" fo:padding-bottom="0.05in" fo:padding-left="0.1in" fo:padding-right="0.1in" fo:wrap-option="wrap" style:run-through="background"/>
      <style:paragraph-properties style:writing-mode="lr-tb"/>
    </style:style>
    <style:style style:name="gr33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9661in" fo:padding-top="0.05in" fo:padding-bottom="0.05in" fo:padding-left="0.1in" fo:padding-right="0.1in" fo:wrap-option="wrap" style:run-through="background"/>
      <style:paragraph-properties style:writing-mode="lr-tb"/>
    </style:style>
    <style:style style:name="gr34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1102in" fo:padding-top="0.05in" fo:padding-bottom="0.05in" fo:padding-left="0.1in" fo:padding-right="0.1in" fo:wrap-option="wrap" style:run-through="background"/>
      <style:paragraph-properties style:writing-mode="lr-tb"/>
    </style:style>
    <style:style style:name="gr35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1.1327in" fo:padding-top="0.05in" fo:padding-bottom="0.05in" fo:padding-left="0.1in" fo:padding-right="0.1in" fo:wrap-option="wrap" style:run-through="background"/>
      <style:paragraph-properties style:writing-mode="lr-tb"/>
    </style:style>
    <style:style style:name="gr36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1327in" fo:padding-top="0.05in" fo:padding-bottom="0.05in" fo:padding-left="0.1in" fo:padding-right="0.1in" fo:wrap-option="wrap" style:run-through="background"/>
      <style:paragraph-properties style:writing-mode="lr-tb"/>
    </style:style>
    <style:style style:name="gr37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1.9665in" fo:padding-top="0.05in" fo:padding-bottom="0.05in" fo:padding-left="0.1in" fo:padding-right="0.1in" fo:wrap-option="wrap" style:run-through="background"/>
      <style:paragraph-properties style:writing-mode="lr-tb"/>
    </style:style>
    <style:style style:name="gr38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1.4661in" fo:padding-top="0.05in" fo:padding-bottom="0.05in" fo:padding-left="0.1in" fo:padding-right="0.1in" fo:wrap-option="wrap" style:run-through="background"/>
      <style:paragraph-properties style:writing-mode="lr-tb"/>
    </style:style>
    <style:style style:name="gr39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102in" fo:padding-top="0.05in" fo:padding-bottom="0.05in" fo:padding-left="0.1in" fo:padding-right="0.1in" fo:wrap-option="wrap" style:run-through="background"/>
      <style:paragraph-properties style:writing-mode="lr-tb"/>
    </style:style>
    <style:style style:name="gr40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2.1335in" fo:padding-top="0.05in" fo:padding-bottom="0.05in" fo:padding-left="0.1in" fo:padding-right="0.1in" fo:wrap-option="wrap" style:run-through="background"/>
      <style:paragraph-properties style:writing-mode="lr-tb"/>
    </style:style>
    <style:style style:name="gr41" style:family="graphic">
      <style:graphic-properties draw:stroke="solid" svg:stroke-width="0.022in" svg:stroke-color="#cccccc" svg:stroke-linecap="butt" draw:fill="none" draw:textarea-vertical-align="top" draw:auto-grow-height="false" draw:fit-to-size="false" style:shrink-to-fit="false" fo:min-height="0.0547in" fo:min-width="0in" fo:padding-top="0.05in" fo:padding-bottom="0.05in" fo:padding-left="0.1in" fo:padding-right="0.1in" fo:wrap-option="wrap" style:run-through="background"/>
      <style:paragraph-properties style:writing-mode="lr-tb"/>
    </style:style>
    <style:style style:name="gr42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4661in" fo:padding-top="0.05in" fo:padding-bottom="0.05in" fo:padding-left="0.1in" fo:padding-right="0.1in" fo:wrap-option="wrap" style:run-through="background"/>
      <style:paragraph-properties style:writing-mode="lr-tb"/>
    </style:style>
    <style:style style:name="gr43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1173in" fo:padding-top="0.05in" fo:padding-bottom="0.05in" fo:padding-left="0.1in" fo:padding-right="0.1in" fo:wrap-option="wrap" style:run-through="background"/>
      <style:paragraph-properties style:writing-mode="lr-tb"/>
    </style:style>
    <style:style style:name="gr44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2091in" fo:padding-top="0.05in" fo:padding-bottom="0.05in" fo:padding-left="0.1in" fo:padding-right="0.1in" fo:wrap-option="wrap" style:run-through="background"/>
      <style:paragraph-properties style:writing-mode="lr-tb"/>
    </style:style>
    <style:style style:name="gr45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1.2992in" fo:padding-top="0.05in" fo:padding-bottom="0.05in" fo:padding-left="0.1in" fo:padding-right="0.1in" fo:wrap-option="wrap" style:run-through="background"/>
      <style:paragraph-properties style:writing-mode="lr-tb"/>
    </style:style>
    <style:style style:name="gr46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2689in" fo:padding-top="0.05in" fo:padding-bottom="0.05in" fo:padding-left="0.1in" fo:padding-right="0.1in" fo:wrap-option="wrap" style:run-through="background"/>
      <style:paragraph-properties style:writing-mode="lr-tb"/>
    </style:style>
    <style:style style:name="gr47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7992in" fo:padding-top="0.05in" fo:padding-bottom="0.05in" fo:padding-left="0.1in" fo:padding-right="0.1in" fo:wrap-option="wrap" style:run-through="background"/>
      <style:paragraph-properties style:writing-mode="lr-tb"/>
    </style:style>
    <style:style style:name="gr48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2772in" fo:padding-top="0.05in" fo:padding-bottom="0.05in" fo:padding-left="0.1in" fo:padding-right="0.1in" fo:wrap-option="wrap" style:run-through="background"/>
      <style:paragraph-properties style:writing-mode="lr-tb"/>
    </style:style>
    <style:style style:name="gr49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8827in" fo:padding-top="0.05in" fo:padding-bottom="0.05in" fo:padding-left="0.1in" fo:padding-right="0.1in" fo:wrap-option="wrap" style:run-through="background"/>
      <style:paragraph-properties style:writing-mode="lr-tb"/>
    </style:style>
    <style:style style:name="gr50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0272in" fo:padding-top="0.05in" fo:padding-bottom="0.05in" fo:padding-left="0.1in" fo:padding-right="0.1in" fo:wrap-option="wrap" style:run-through="background"/>
      <style:paragraph-properties style:writing-mode="lr-tb"/>
    </style:style>
    <style:style style:name="gr51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7992in" fo:padding-top="0.05in" fo:padding-bottom="0.05in" fo:padding-left="0.1in" fo:padding-right="0.1in" fo:wrap-option="wrap" style:run-through="background"/>
      <style:paragraph-properties style:writing-mode="lr-tb"/>
    </style:style>
    <style:style style:name="gr52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1.6327in" fo:padding-top="0.05in" fo:padding-bottom="0.05in" fo:padding-left="0.1in" fo:padding-right="0.1in" fo:wrap-option="wrap" style:run-through="background"/>
      <style:paragraph-properties style:writing-mode="lr-tb"/>
    </style:style>
    <style:style style:name="gr53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1.3827in" fo:padding-top="0.05in" fo:padding-bottom="0.05in" fo:padding-left="0.1in" fo:padding-right="0.1in" fo:wrap-option="wrap" style:run-through="background"/>
      <style:paragraph-properties style:writing-mode="lr-tb"/>
    </style:style>
    <style:style style:name="gr54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1854in" fo:padding-top="0.05in" fo:padding-bottom="0.05in" fo:padding-left="0.1in" fo:padding-right="0.1in" fo:wrap-option="wrap" style:run-through="background"/>
      <style:paragraph-properties style:writing-mode="lr-tb"/>
    </style:style>
    <style:style style:name="gr55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1.0492in" fo:padding-top="0.05in" fo:padding-bottom="0.05in" fo:padding-left="0.1in" fo:padding-right="0.1in" fo:wrap-option="wrap" style:run-through="background"/>
      <style:paragraph-properties style:writing-mode="lr-tb"/>
    </style:style>
    <style:style style:name="gr56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3827in" fo:padding-top="0.05in" fo:padding-bottom="0.05in" fo:padding-left="0.1in" fo:padding-right="0.1in" fo:wrap-option="wrap" style:run-through="background"/>
      <style:paragraph-properties style:writing-mode="lr-tb"/>
    </style:style>
    <style:style style:name="gr57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2008in" fo:padding-top="0.05in" fo:padding-bottom="0.05in" fo:padding-left="0.1in" fo:padding-right="0.1in" fo:wrap-option="wrap" style:run-through="background"/>
      <style:paragraph-properties style:writing-mode="lr-tb"/>
    </style:style>
    <style:style style:name="gr58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2.4665in" fo:padding-top="0.05in" fo:padding-bottom="0.05in" fo:padding-left="0.1in" fo:padding-right="0.1in" fo:wrap-option="wrap" style:run-through="background"/>
      <style:paragraph-properties style:writing-mode="lr-tb"/>
    </style:style>
    <style:style style:name="gr59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0866in" fo:padding-top="0.05in" fo:padding-bottom="0.05in" fo:padding-left="0.1in" fo:padding-right="0.1in" fo:wrap-option="wrap" style:run-through="background"/>
      <style:paragraph-properties style:writing-mode="lr-tb"/>
    </style:style>
    <style:style style:name="gr60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3.2165in" fo:padding-top="0.05in" fo:padding-bottom="0.05in" fo:padding-left="0.1in" fo:padding-right="0.1in" fo:wrap-option="wrap" style:run-through="background"/>
      <style:paragraph-properties style:writing-mode="lr-tb"/>
    </style:style>
    <style:style style:name="gr61" style:family="graphic">
      <style:graphic-properties draw:stroke="solid" svg:stroke-width="0.0307in" svg:stroke-color="#cccccc" svg:stroke-linecap="butt" draw:fill="none" draw:textarea-vertical-align="top" draw:auto-grow-height="false" draw:fit-to-size="false" style:shrink-to-fit="false" fo:min-height="0.0547in" fo:min-width="0in" fo:padding-top="0.05in" fo:padding-bottom="0.05in" fo:padding-left="0.1in" fo:padding-right="0.1in" fo:wrap-option="wrap" style:run-through="background"/>
      <style:paragraph-properties style:writing-mode="lr-tb"/>
    </style:style>
    <style:style style:name="gr62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2.7165in" fo:padding-top="0.05in" fo:padding-bottom="0.05in" fo:padding-left="0.1in" fo:padding-right="0.1in" fo:wrap-option="wrap" style:run-through="background"/>
      <style:paragraph-properties style:writing-mode="lr-tb"/>
    </style:style>
    <style:style style:name="gr63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2.8in" fo:padding-top="0.05in" fo:padding-bottom="0.05in" fo:padding-left="0.1in" fo:padding-right="0.1in" fo:wrap-option="wrap" style:run-through="background"/>
      <style:paragraph-properties style:writing-mode="lr-tb"/>
    </style:style>
    <style:style style:name="gr64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9661in" fo:padding-top="0.05in" fo:padding-bottom="0.05in" fo:padding-left="0.1in" fo:padding-right="0.1in" fo:wrap-option="wrap" style:run-through="background"/>
      <style:paragraph-properties style:writing-mode="lr-tb"/>
    </style:style>
    <style:style style:name="gr65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1102in" fo:padding-top="0.05in" fo:padding-bottom="0.05in" fo:padding-left="0.1in" fo:padding-right="0.1in" fo:wrap-option="wrap" style:run-through="background"/>
      <style:paragraph-properties style:writing-mode="lr-tb"/>
    </style:style>
    <style:style style:name="gr66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3827in" fo:padding-top="0.05in" fo:padding-bottom="0.05in" fo:padding-left="0.1in" fo:padding-right="0.1in" fo:wrap-option="wrap" style:run-through="background"/>
      <style:paragraph-properties style:writing-mode="lr-tb"/>
    </style:style>
    <style:style style:name="gr67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2008in" fo:padding-top="0.05in" fo:padding-bottom="0.05in" fo:padding-left="0.1in" fo:padding-right="0.1in" fo:wrap-option="wrap" style:run-through="background"/>
      <style:paragraph-properties style:writing-mode="lr-tb"/>
    </style:style>
    <style:style style:name="gr68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1.6217in" fo:padding-top="0.05in" fo:padding-bottom="0.05in" fo:padding-left="0.1in" fo:padding-right="0.1in" fo:wrap-option="wrap" style:run-through="background"/>
      <style:paragraph-properties style:writing-mode="lr-tb"/>
    </style:style>
    <style:style style:name="gr69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2.8252in" fo:padding-top="0.05in" fo:padding-bottom="0.05in" fo:padding-left="0.1in" fo:padding-right="0.1in" fo:wrap-option="wrap" style:run-through="background"/>
      <style:paragraph-properties style:writing-mode="lr-tb"/>
    </style:style>
    <style:style style:name="gr70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0in" fo:padding-top="0.05in" fo:padding-bottom="0.05in" fo:padding-left="0.1in" fo:padding-right="0.1in" fo:wrap-option="wrap" style:run-through="background"/>
      <style:paragraph-properties style:writing-mode="lr-tb"/>
    </style:style>
    <style:style style:name="gr71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2.9874in" fo:padding-top="0.05in" fo:padding-bottom="0.05in" fo:padding-left="0.1in" fo:padding-right="0.1in" fo:wrap-option="wrap" style:run-through="background"/>
      <style:paragraph-properties style:writing-mode="lr-tb"/>
    </style:style>
    <style:style style:name="gr72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1.4575in" fo:padding-top="0.05in" fo:padding-bottom="0.05in" fo:padding-left="0.1in" fo:padding-right="0.1in" fo:wrap-option="wrap" style:run-through="background"/>
      <style:paragraph-properties style:writing-mode="lr-tb"/>
    </style:style>
    <style:style style:name="gr73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2.8835in" fo:padding-top="0.05in" fo:padding-bottom="0.05in" fo:padding-left="0.1in" fo:padding-right="0.1in" fo:wrap-option="wrap" style:run-through="background"/>
      <style:paragraph-properties style:writing-mode="lr-tb"/>
    </style:style>
    <style:style style:name="gr74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1618in" fo:padding-top="0.05in" fo:padding-bottom="0.05in" fo:padding-left="0.1in" fo:padding-right="0.1in" fo:wrap-option="wrap" style:run-through="background"/>
      <style:paragraph-properties style:writing-mode="lr-tb"/>
    </style:style>
    <style:style style:name="gr75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8827in" fo:padding-top="0.05in" fo:padding-bottom="0.05in" fo:padding-left="0.1in" fo:padding-right="0.1in" fo:wrap-option="wrap" style:run-through="background"/>
      <style:paragraph-properties style:writing-mode="lr-tb"/>
    </style:style>
    <style:style style:name="gr76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1937in" fo:padding-top="0.05in" fo:padding-bottom="0.05in" fo:padding-left="0.1in" fo:padding-right="0.1in" fo:wrap-option="wrap" style:run-through="background"/>
      <style:paragraph-properties style:writing-mode="lr-tb"/>
    </style:style>
    <style:style style:name="gr77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3.05in" fo:padding-top="0.05in" fo:padding-bottom="0.05in" fo:padding-left="0.1in" fo:padding-right="0.1in" fo:wrap-option="wrap" style:run-through="background"/>
      <style:paragraph-properties style:writing-mode="lr-tb"/>
    </style:style>
    <style:style style:name="gr78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1.6335in" fo:padding-top="0.05in" fo:padding-bottom="0.05in" fo:padding-left="0.1in" fo:padding-right="0.1in" fo:wrap-option="wrap" style:run-through="background"/>
      <style:paragraph-properties style:writing-mode="lr-tb"/>
    </style:style>
    <style:style style:name="gr79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2.6083in" fo:padding-top="0.05in" fo:padding-bottom="0.05in" fo:padding-left="0.1in" fo:padding-right="0.1in" fo:wrap-option="wrap" style:run-through="background"/>
      <style:paragraph-properties style:writing-mode="lr-tb"/>
    </style:style>
    <style:style style:name="gr80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1.8382in" fo:padding-top="0.05in" fo:padding-bottom="0.05in" fo:padding-left="0.1in" fo:padding-right="0.1in" fo:wrap-option="wrap" style:run-through="background"/>
      <style:paragraph-properties style:writing-mode="lr-tb"/>
    </style:style>
    <style:style style:name="gr81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3.3835in" fo:padding-top="0.05in" fo:padding-bottom="0.05in" fo:padding-left="0.1in" fo:padding-right="0.1in" fo:wrap-option="wrap" style:run-through="background"/>
      <style:paragraph-properties style:writing-mode="lr-tb"/>
    </style:style>
    <style:style style:name="gr82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1547in" fo:padding-top="0.05in" fo:padding-bottom="0.05in" fo:padding-left="0.1in" fo:padding-right="0.1in" fo:wrap-option="wrap" style:run-through="background"/>
      <style:paragraph-properties style:writing-mode="lr-tb"/>
    </style:style>
    <style:style style:name="gr83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1256in" fo:padding-top="0.05in" fo:padding-bottom="0.05in" fo:padding-left="0.1in" fo:padding-right="0.1in" fo:wrap-option="wrap" style:run-through="background"/>
      <style:paragraph-properties style:writing-mode="lr-tb"/>
    </style:style>
    <style:style style:name="gr84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2.3in" fo:padding-top="0.05in" fo:padding-bottom="0.05in" fo:padding-left="0.1in" fo:padding-right="0.1in" fo:wrap-option="wrap" style:run-through="background"/>
      <style:paragraph-properties style:writing-mode="lr-tb"/>
    </style:style>
    <style:style style:name="gr85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2535in" fo:padding-top="0.05in" fo:padding-bottom="0.05in" fo:padding-left="0.1in" fo:padding-right="0.1in" fo:wrap-option="wrap" style:run-through="background"/>
      <style:paragraph-properties style:writing-mode="lr-tb"/>
    </style:style>
    <style:style style:name="gr86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3.3in" fo:padding-top="0.05in" fo:padding-bottom="0.05in" fo:padding-left="0.1in" fo:padding-right="0.1in" fo:wrap-option="wrap" style:run-through="background"/>
      <style:paragraph-properties style:writing-mode="lr-tb"/>
    </style:style>
    <style:style style:name="gr87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2382in" fo:padding-top="0.05in" fo:padding-bottom="0.05in" fo:padding-left="0.1in" fo:padding-right="0.1in" fo:wrap-option="wrap" style:run-through="background"/>
      <style:paragraph-properties style:writing-mode="lr-tb"/>
    </style:style>
    <style:style style:name="gr88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1.5492in" fo:padding-top="0.05in" fo:padding-bottom="0.05in" fo:padding-left="0.1in" fo:padding-right="0.1in" fo:wrap-option="wrap" style:run-through="background"/>
      <style:paragraph-properties style:writing-mode="lr-tb"/>
    </style:style>
    <style:style style:name="gr89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0189in" fo:padding-top="0.05in" fo:padding-bottom="0.05in" fo:padding-left="0.1in" fo:padding-right="0.1in" fo:wrap-option="wrap" style:run-through="background"/>
      <style:paragraph-properties style:writing-mode="lr-tb"/>
    </style:style>
    <style:style style:name="gr90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1.8827in" fo:padding-top="0.05in" fo:padding-bottom="0.05in" fo:padding-left="0.1in" fo:padding-right="0.1in" fo:wrap-option="wrap" style:run-through="background"/>
      <style:paragraph-properties style:writing-mode="lr-tb"/>
    </style:style>
    <style:style style:name="gr91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1791in" fo:padding-top="0.05in" fo:padding-bottom="0.05in" fo:padding-left="0.1in" fo:padding-right="0.1in" fo:wrap-option="wrap" style:run-through="background"/>
      <style:paragraph-properties style:writing-mode="lr-tb"/>
    </style:style>
    <style:style style:name="gr92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1.3827in" fo:padding-top="0.05in" fo:padding-bottom="0.05in" fo:padding-left="0.1in" fo:padding-right="0.1in" fo:wrap-option="wrap" style:run-through="background"/>
      <style:paragraph-properties style:writing-mode="lr-tb"/>
    </style:style>
    <style:style style:name="gr93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1854in" fo:padding-top="0.05in" fo:padding-bottom="0.05in" fo:padding-left="0.1in" fo:padding-right="0.1in" fo:wrap-option="wrap" style:run-through="background"/>
      <style:paragraph-properties style:writing-mode="lr-tb"/>
    </style:style>
    <style:style style:name="gr94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1.8299in" fo:padding-top="0.05in" fo:padding-bottom="0.05in" fo:padding-left="0.1in" fo:padding-right="0.1in" fo:wrap-option="wrap" style:run-through="background"/>
      <style:paragraph-properties style:writing-mode="lr-tb"/>
    </style:style>
    <style:style style:name="gr95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2.6165in" fo:padding-top="0.05in" fo:padding-bottom="0.05in" fo:padding-left="0.1in" fo:padding-right="0.1in" fo:wrap-option="wrap" style:run-through="background"/>
      <style:paragraph-properties style:writing-mode="lr-tb"/>
    </style:style>
    <style:style style:name="gr96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1.8602in" fo:padding-top="0.05in" fo:padding-bottom="0.05in" fo:padding-left="0.1in" fo:padding-right="0.1in" fo:wrap-option="wrap" style:run-through="background"/>
      <style:paragraph-properties style:writing-mode="lr-tb"/>
    </style:style>
    <style:style style:name="gr97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2.5862in" fo:padding-top="0.05in" fo:padding-bottom="0.05in" fo:padding-left="0.1in" fo:padding-right="0.1in" fo:wrap-option="wrap" style:run-through="background"/>
      <style:paragraph-properties style:writing-mode="lr-tb"/>
    </style:style>
    <style:style style:name="gr98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1173in" fo:padding-top="0.05in" fo:padding-bottom="0.05in" fo:padding-left="0.1in" fo:padding-right="0.1in" fo:wrap-option="wrap" style:run-through="background"/>
      <style:paragraph-properties style:writing-mode="lr-tb"/>
    </style:style>
    <style:style style:name="gr99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1.2161in" fo:padding-top="0.05in" fo:padding-bottom="0.05in" fo:padding-left="0.1in" fo:padding-right="0.1in" fo:wrap-option="wrap" style:run-through="background"/>
      <style:paragraph-properties style:writing-mode="lr-tb"/>
    </style:style>
    <style:style style:name="gr100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2091in" fo:padding-top="0.05in" fo:padding-bottom="0.05in" fo:padding-left="0.1in" fo:padding-right="0.1in" fo:wrap-option="wrap" style:run-through="background"/>
      <style:paragraph-properties style:writing-mode="lr-tb"/>
    </style:style>
    <style:style style:name="gr101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0937in" fo:padding-top="0.05in" fo:padding-bottom="0.05in" fo:padding-left="0.1in" fo:padding-right="0.1in" fo:wrap-option="wrap" style:run-through="background"/>
      <style:paragraph-properties style:writing-mode="lr-tb"/>
    </style:style>
    <style:style style:name="gr102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1.4665in" fo:padding-top="0.05in" fo:padding-bottom="0.05in" fo:padding-left="0.1in" fo:padding-right="0.1in" fo:wrap-option="wrap" style:run-through="background"/>
      <style:paragraph-properties style:writing-mode="lr-tb"/>
    </style:style>
    <style:style style:name="gr103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1.8835in" fo:padding-top="0.05in" fo:padding-bottom="0.05in" fo:padding-left="0.1in" fo:padding-right="0.1in" fo:wrap-option="wrap" style:run-through="background"/>
      <style:paragraph-properties style:writing-mode="lr-tb"/>
    </style:style>
    <style:style style:name="gr104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1772in" fo:padding-top="0.05in" fo:padding-bottom="0.05in" fo:padding-left="0.1in" fo:padding-right="0.1in" fo:wrap-option="wrap" style:run-through="background"/>
      <style:paragraph-properties style:writing-mode="lr-tb"/>
    </style:style>
    <style:style style:name="gr105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1181in" fo:padding-top="0.05in" fo:padding-bottom="0.05in" fo:padding-left="0.1in" fo:padding-right="0.1in" fo:wrap-option="wrap" style:run-through="background"/>
      <style:paragraph-properties style:writing-mode="lr-tb"/>
    </style:style>
    <style:style style:name="gr106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1.1327in" fo:padding-top="0.05in" fo:padding-bottom="0.05in" fo:padding-left="0.1in" fo:padding-right="0.1in" fo:wrap-option="wrap" style:run-through="background"/>
      <style:paragraph-properties style:writing-mode="lr-tb"/>
    </style:style>
    <style:style style:name="gr107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8in" fo:padding-top="0.05in" fo:padding-bottom="0.05in" fo:padding-left="0.1in" fo:padding-right="0.1in" fo:wrap-option="wrap" style:run-through="background"/>
      <style:paragraph-properties style:writing-mode="lr-tb"/>
    </style:style>
    <style:style style:name="gr108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2756in" fo:padding-top="0.05in" fo:padding-bottom="0.05in" fo:padding-left="0.1in" fo:padding-right="0.1in" fo:wrap-option="wrap" style:run-through="background"/>
      <style:paragraph-properties style:writing-mode="lr-tb"/>
    </style:style>
    <style:style style:name="gr109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2.0492in" fo:padding-top="0.05in" fo:padding-bottom="0.05in" fo:padding-left="0.1in" fo:padding-right="0.1in" fo:wrap-option="wrap" style:run-through="background"/>
      <style:paragraph-properties style:writing-mode="lr-tb"/>
    </style:style>
    <style:style style:name="gr110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0126in" fo:padding-top="0.05in" fo:padding-bottom="0.05in" fo:padding-left="0.1in" fo:padding-right="0.1in" fo:wrap-option="wrap" style:run-through="background"/>
      <style:paragraph-properties style:writing-mode="lr-tb"/>
    </style:style>
    <style:style style:name="gr111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1.05in" fo:padding-top="0.05in" fo:padding-bottom="0.05in" fo:padding-left="0.1in" fo:padding-right="0.1in" fo:wrap-option="wrap" style:run-through="background"/>
      <style:paragraph-properties style:writing-mode="lr-tb"/>
    </style:style>
    <style:style style:name="gr112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0256in" fo:padding-top="0.05in" fo:padding-bottom="0.05in" fo:padding-left="0.1in" fo:padding-right="0.1in" fo:wrap-option="wrap" style:run-through="background"/>
      <style:paragraph-properties style:writing-mode="lr-tb"/>
    </style:style>
    <style:style style:name="gr113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0.0492in" fo:padding-top="0.05in" fo:padding-bottom="0.05in" fo:padding-left="0.1in" fo:padding-right="0.1in" fo:wrap-option="wrap" style:run-through="background"/>
      <style:paragraph-properties style:writing-mode="lr-tb"/>
    </style:style>
    <style:style style:name="gr114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0.5953in" fo:padding-top="0.05in" fo:padding-bottom="0.05in" fo:padding-left="0.1in" fo:padding-right="0.1in" fo:wrap-option="wrap" style:run-through="background"/>
      <style:paragraph-properties style:writing-mode="lr-tb"/>
    </style:style>
    <style:style style:name="gr115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3.6016in" fo:padding-top="0.05in" fo:padding-bottom="0.05in" fo:padding-left="0.1in" fo:padding-right="0.1in" fo:wrap-option="wrap" style:run-through="background"/>
      <style:paragraph-properties style:writing-mode="lr-tb"/>
    </style:style>
    <style:style style:name="gr116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1.7992in" fo:padding-top="0.05in" fo:padding-bottom="0.05in" fo:padding-left="0.1in" fo:padding-right="0.1in" fo:wrap-option="wrap" style:run-through="background"/>
      <style:paragraph-properties style:writing-mode="lr-tb"/>
    </style:style>
    <style:style style:name="gr117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2626in" fo:padding-top="0.05in" fo:padding-bottom="0.05in" fo:padding-left="0.1in" fo:padding-right="0.1in" fo:wrap-option="wrap" style:run-through="background"/>
      <style:paragraph-properties style:writing-mode="lr-tb"/>
    </style:style>
    <style:style style:name="gr118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0492in" fo:padding-top="0.05in" fo:padding-bottom="0.05in" fo:padding-left="0.1in" fo:padding-right="0.1in" fo:wrap-option="wrap" style:run-through="background"/>
      <style:paragraph-properties style:writing-mode="lr-tb"/>
    </style:style>
    <style:style style:name="gr119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4.3in" fo:padding-top="0.05in" fo:padding-bottom="0.05in" fo:padding-left="0.1in" fo:padding-right="0.1in" fo:wrap-option="wrap" style:run-through="background"/>
      <style:paragraph-properties style:writing-mode="lr-tb"/>
    </style:style>
    <style:style style:name="gr120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1398in" fo:padding-top="0.05in" fo:padding-bottom="0.05in" fo:padding-left="0.1in" fo:padding-right="0.1in" fo:wrap-option="wrap" style:run-through="background"/>
      <style:paragraph-properties style:writing-mode="lr-tb"/>
    </style:style>
    <style:style style:name="gr121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4.3835in" fo:padding-top="0.05in" fo:padding-bottom="0.05in" fo:padding-left="0.1in" fo:padding-right="0.1in" fo:wrap-option="wrap" style:run-through="background"/>
      <style:paragraph-properties style:writing-mode="lr-tb"/>
    </style:style>
    <style:style style:name="gr122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0563in" fo:padding-top="0.05in" fo:padding-bottom="0.05in" fo:padding-left="0.1in" fo:padding-right="0.1in" fo:wrap-option="wrap" style:run-through="background"/>
      <style:paragraph-properties style:writing-mode="lr-tb"/>
    </style:style>
    <style:style style:name="gr123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0.5717in" fo:padding-top="0.05in" fo:padding-bottom="0.05in" fo:padding-left="0.1in" fo:padding-right="0.1in" fo:wrap-option="wrap" style:run-through="background"/>
      <style:paragraph-properties style:writing-mode="lr-tb"/>
    </style:style>
    <style:style style:name="gr124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3.8752in" fo:padding-top="0.05in" fo:padding-bottom="0.05in" fo:padding-left="0.1in" fo:padding-right="0.1in" fo:wrap-option="wrap" style:run-through="background"/>
      <style:paragraph-properties style:writing-mode="lr-tb"/>
    </style:style>
    <style:style style:name="gr125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2.0492in" fo:padding-top="0.05in" fo:padding-bottom="0.05in" fo:padding-left="0.1in" fo:padding-right="0.1in" fo:wrap-option="wrap" style:run-through="background"/>
      <style:paragraph-properties style:writing-mode="lr-tb"/>
    </style:style>
    <style:style style:name="gr126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0126in" fo:padding-top="0.05in" fo:padding-bottom="0.05in" fo:padding-left="0.1in" fo:padding-right="0.1in" fo:wrap-option="wrap" style:run-through="background"/>
      <style:paragraph-properties style:writing-mode="lr-tb"/>
    </style:style>
    <style:style style:name="gr127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1.1425in" fo:padding-top="0.05in" fo:padding-bottom="0.05in" fo:padding-left="0.1in" fo:padding-right="0.1in" fo:wrap-option="wrap" style:run-through="background"/>
      <style:paragraph-properties style:writing-mode="lr-tb"/>
    </style:style>
    <style:style style:name="gr128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3.3028in" fo:padding-top="0.05in" fo:padding-bottom="0.05in" fo:padding-left="0.1in" fo:padding-right="0.1in" fo:wrap-option="wrap" style:run-through="background"/>
      <style:paragraph-properties style:writing-mode="lr-tb"/>
    </style:style>
    <style:style style:name="gr129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1.3201in" fo:padding-top="0.05in" fo:padding-bottom="0.05in" fo:padding-left="0.1in" fo:padding-right="0.1in" fo:wrap-option="wrap" style:run-through="background"/>
      <style:paragraph-properties style:writing-mode="lr-tb"/>
    </style:style>
    <style:style style:name="gr130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3.1264in" fo:padding-top="0.05in" fo:padding-bottom="0.05in" fo:padding-left="0.1in" fo:padding-right="0.1in" fo:wrap-option="wrap" style:run-through="background"/>
      <style:paragraph-properties style:writing-mode="lr-tb"/>
    </style:style>
    <style:style style:name="gr131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1.3835in" fo:padding-top="0.05in" fo:padding-bottom="0.05in" fo:padding-left="0.1in" fo:padding-right="0.1in" fo:wrap-option="wrap" style:run-through="background"/>
      <style:paragraph-properties style:writing-mode="lr-tb"/>
    </style:style>
    <style:style style:name="gr132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0.7925in" fo:padding-top="0.05in" fo:padding-bottom="0.05in" fo:padding-left="0.1in" fo:padding-right="0.1in" fo:wrap-option="wrap" style:run-through="background"/>
      <style:paragraph-properties style:writing-mode="lr-tb"/>
    </style:style>
    <style:style style:name="gr133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3.6528in" fo:padding-top="0.05in" fo:padding-bottom="0.05in" fo:padding-left="0.1in" fo:padding-right="0.1in" fo:wrap-option="wrap" style:run-through="background"/>
      <style:paragraph-properties style:writing-mode="lr-tb"/>
    </style:style>
    <style:style style:name="gr134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0.2398in" fo:padding-top="0.05in" fo:padding-bottom="0.05in" fo:padding-left="0.1in" fo:padding-right="0.1in" fo:wrap-option="wrap" style:run-through="background"/>
      <style:paragraph-properties style:writing-mode="lr-tb"/>
    </style:style>
    <style:style style:name="gr135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4.2055in" fo:padding-top="0.05in" fo:padding-bottom="0.05in" fo:padding-left="0.1in" fo:padding-right="0.1in" fo:wrap-option="wrap" style:run-through="background"/>
      <style:paragraph-properties style:writing-mode="lr-tb"/>
    </style:style>
    <style:style style:name="gr136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83in" fo:min-width="0in" fo:padding-top="0.05in" fo:padding-bottom="0.05in" fo:padding-left="0.1in" fo:padding-right="0.1in" fo:wrap-option="wrap" style:run-through="background"/>
      <style:paragraph-properties style:writing-mode="lr-tb"/>
    </style:style>
    <style:style style:name="gr137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83in" fo:min-width="0.2091in" fo:padding-top="0.05in" fo:padding-bottom="0.05in" fo:padding-left="0.1in" fo:padding-right="0.1in" fo:wrap-option="wrap" style:run-through="background"/>
      <style:paragraph-properties style:writing-mode="lr-tb"/>
    </style:style>
    <style:style style:name="gr138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83in" fo:min-width="0.2909in" fo:padding-top="0.05in" fo:padding-bottom="0.05in" fo:padding-left="0.1in" fo:padding-right="0.1in" fo:wrap-option="wrap" style:run-through="background"/>
      <style:paragraph-properties style:writing-mode="lr-tb"/>
    </style:style>
    <style:style style:name="gr139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83in" fo:min-width="0.2925in" fo:padding-top="0.05in" fo:padding-bottom="0.05in" fo:padding-left="0.1in" fo:padding-right="0.1in" fo:wrap-option="wrap" style:run-through="background"/>
      <style:paragraph-properties style:writing-mode="lr-tb"/>
    </style:style>
    <style:style style:name="gr140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83in" fo:min-width="0.2929in" fo:padding-top="0.05in" fo:padding-bottom="0.05in" fo:padding-left="0.1in" fo:padding-right="0.1in" fo:wrap-option="wrap" style:run-through="background"/>
      <style:paragraph-properties style:writing-mode="lr-tb"/>
    </style:style>
    <style:style style:name="gr141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1.0953in" fo:padding-top="0.05in" fo:padding-bottom="0.05in" fo:padding-left="0.1in" fo:padding-right="0.1in" fo:wrap-option="wrap" style:run-through="background"/>
      <style:paragraph-properties style:writing-mode="lr-tb"/>
    </style:style>
    <style:style style:name="gr142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3.35in" fo:padding-top="0.05in" fo:padding-bottom="0.05in" fo:padding-left="0.1in" fo:padding-right="0.1in" fo:wrap-option="wrap" style:run-through="background"/>
      <style:paragraph-properties style:writing-mode="lr-tb"/>
    </style:style>
    <style:style style:name="gr143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1.0492in" fo:padding-top="0.05in" fo:padding-bottom="0.05in" fo:padding-left="0.1in" fo:padding-right="0.1in" fo:wrap-option="wrap" style:run-through="background"/>
      <style:paragraph-properties style:writing-mode="lr-tb"/>
    </style:style>
    <style:style style:name="gr144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0272in" fo:padding-top="0.05in" fo:padding-bottom="0.05in" fo:padding-left="0.1in" fo:padding-right="0.1in" fo:wrap-option="wrap" style:run-through="background"/>
      <style:paragraph-properties style:writing-mode="lr-tb"/>
    </style:style>
    <style:style style:name="gr145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1.2744in" fo:padding-top="0.05in" fo:padding-bottom="0.05in" fo:padding-left="0.1in" fo:padding-right="0.1in" fo:wrap-option="wrap" style:run-through="background"/>
      <style:paragraph-properties style:writing-mode="lr-tb"/>
    </style:style>
    <style:style style:name="gr146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3.172in" fo:padding-top="0.05in" fo:padding-bottom="0.05in" fo:padding-left="0.1in" fo:padding-right="0.1in" fo:wrap-option="wrap" style:run-through="background"/>
      <style:paragraph-properties style:writing-mode="lr-tb"/>
    </style:style>
    <style:style style:name="gr147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7161in" fo:padding-top="0.05in" fo:padding-bottom="0.05in" fo:padding-left="0.1in" fo:padding-right="0.1in" fo:wrap-option="wrap" style:run-through="background"/>
      <style:paragraph-properties style:writing-mode="lr-tb"/>
    </style:style>
    <style:style style:name="gr148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1.0492in" fo:padding-top="0.05in" fo:padding-bottom="0.05in" fo:padding-left="0.1in" fo:padding-right="0.1in" fo:wrap-option="wrap" style:run-through="background"/>
      <style:paragraph-properties style:writing-mode="lr-tb"/>
    </style:style>
    <style:style style:name="gr149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3.3957in" fo:padding-top="0.05in" fo:padding-bottom="0.05in" fo:padding-left="0.1in" fo:padding-right="0.1in" fo:wrap-option="wrap" style:run-through="background"/>
      <style:paragraph-properties style:writing-mode="lr-tb"/>
    </style:style>
    <style:style style:name="gr150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1.2992in" fo:padding-top="0.05in" fo:padding-bottom="0.05in" fo:padding-left="0.1in" fo:padding-right="0.1in" fo:wrap-option="wrap" style:run-through="background"/>
      <style:paragraph-properties style:writing-mode="lr-tb"/>
    </style:style>
    <style:style style:name="gr151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2689in" fo:padding-top="0.05in" fo:padding-bottom="0.05in" fo:padding-left="0.1in" fo:padding-right="0.1in" fo:wrap-option="wrap" style:run-through="background"/>
      <style:paragraph-properties style:writing-mode="lr-tb"/>
    </style:style>
    <style:style style:name="gr152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1.1201in" fo:padding-top="0.05in" fo:padding-bottom="0.05in" fo:padding-left="0.1in" fo:padding-right="0.1in" fo:wrap-option="wrap" style:run-through="background"/>
      <style:paragraph-properties style:writing-mode="lr-tb"/>
    </style:style>
    <style:style style:name="gr153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3.3264in" fo:padding-top="0.05in" fo:padding-bottom="0.05in" fo:padding-left="0.1in" fo:padding-right="0.1in" fo:wrap-option="wrap" style:run-through="background"/>
      <style:paragraph-properties style:writing-mode="lr-tb"/>
    </style:style>
    <style:style style:name="gr154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2602in" fo:padding-top="0.05in" fo:padding-bottom="0.05in" fo:padding-left="0.1in" fo:padding-right="0.1in" fo:wrap-option="wrap" style:run-through="background"/>
      <style:paragraph-properties style:writing-mode="lr-tb"/>
    </style:style>
    <style:style style:name="gr155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2992in" fo:padding-top="0.05in" fo:padding-bottom="0.05in" fo:padding-left="0.1in" fo:padding-right="0.1in" fo:wrap-option="wrap" style:run-through="background"/>
      <style:paragraph-properties style:writing-mode="lr-tb"/>
    </style:style>
    <style:style style:name="gr156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2839in" fo:padding-top="0.05in" fo:padding-bottom="0.05in" fo:padding-left="0.1in" fo:padding-right="0.1in" fo:wrap-option="wrap" style:run-through="background"/>
      <style:paragraph-properties style:writing-mode="lr-tb"/>
    </style:style>
    <style:style style:name="gr157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1.3835in" fo:padding-top="0.05in" fo:padding-bottom="0.05in" fo:padding-left="0.1in" fo:padding-right="0.1in" fo:wrap-option="wrap" style:run-through="background"/>
      <style:paragraph-properties style:writing-mode="lr-tb"/>
    </style:style>
    <style:style style:name="gr158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0.7173in" fo:padding-top="0.05in" fo:padding-bottom="0.05in" fo:padding-left="0.1in" fo:padding-right="0.1in" fo:wrap-option="wrap" style:run-through="background"/>
      <style:paragraph-properties style:writing-mode="lr-tb"/>
    </style:style>
    <style:style style:name="gr159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3.728in" fo:padding-top="0.05in" fo:padding-bottom="0.05in" fo:padding-left="0.1in" fo:padding-right="0.1in" fo:wrap-option="wrap" style:run-through="background"/>
      <style:paragraph-properties style:writing-mode="lr-tb"/>
    </style:style>
    <style:style style:name="gr160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0.702in" fo:padding-top="0.05in" fo:padding-bottom="0.05in" fo:padding-left="0.1in" fo:padding-right="0.1in" fo:wrap-option="wrap" style:run-through="background"/>
      <style:paragraph-properties style:writing-mode="lr-tb"/>
    </style:style>
    <style:style style:name="gr161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3.7429in" fo:padding-top="0.05in" fo:padding-bottom="0.05in" fo:padding-left="0.1in" fo:padding-right="0.1in" fo:wrap-option="wrap" style:run-through="background"/>
      <style:paragraph-properties style:writing-mode="lr-tb"/>
    </style:style>
    <style:style style:name="gr162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3.3835in" fo:padding-top="0.05in" fo:padding-bottom="0.05in" fo:padding-left="0.1in" fo:padding-right="0.1in" fo:wrap-option="wrap" style:run-through="background"/>
      <style:paragraph-properties style:writing-mode="lr-tb"/>
    </style:style>
    <style:style style:name="gr163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1547in" fo:padding-top="0.05in" fo:padding-bottom="0.05in" fo:padding-left="0.1in" fo:padding-right="0.1in" fo:wrap-option="wrap" style:run-through="background"/>
      <style:paragraph-properties style:writing-mode="lr-tb"/>
    </style:style>
    <style:style style:name="gr164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1.5492in" fo:padding-top="0.05in" fo:padding-bottom="0.05in" fo:padding-left="0.1in" fo:padding-right="0.1in" fo:wrap-option="wrap" style:run-through="background"/>
      <style:paragraph-properties style:writing-mode="lr-tb"/>
    </style:style>
    <style:style style:name="gr165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0189in" fo:padding-top="0.05in" fo:padding-bottom="0.05in" fo:padding-left="0.1in" fo:padding-right="0.1in" fo:wrap-option="wrap" style:run-through="background"/>
      <style:paragraph-properties style:writing-mode="lr-tb"/>
    </style:style>
    <style:style style:name="gr166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0.7102in" fo:padding-top="0.05in" fo:padding-bottom="0.05in" fo:padding-left="0.1in" fo:padding-right="0.1in" fo:wrap-option="wrap" style:run-through="background"/>
      <style:paragraph-properties style:writing-mode="lr-tb"/>
    </style:style>
    <style:style style:name="gr167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3.7362in" fo:padding-top="0.05in" fo:padding-bottom="0.05in" fo:padding-left="0.1in" fo:padding-right="0.1in" fo:wrap-option="wrap" style:run-through="background"/>
      <style:paragraph-properties style:writing-mode="lr-tb"/>
    </style:style>
    <style:style style:name="gr168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2.1327in" fo:padding-top="0.05in" fo:padding-bottom="0.05in" fo:padding-left="0.1in" fo:padding-right="0.1in" fo:wrap-option="wrap" style:run-through="background"/>
      <style:paragraph-properties style:writing-mode="lr-tb"/>
    </style:style>
    <style:style style:name="gr169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1.9453in" fo:padding-top="0.05in" fo:padding-bottom="0.05in" fo:padding-left="0.1in" fo:padding-right="0.1in" fo:wrap-option="wrap" style:run-through="background"/>
      <style:paragraph-properties style:writing-mode="lr-tb"/>
    </style:style>
    <style:style style:name="gr170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2.25in" fo:padding-top="0.05in" fo:padding-bottom="0.05in" fo:padding-left="0.1in" fo:padding-right="0.1in" fo:wrap-option="wrap" style:run-through="background"/>
      <style:paragraph-properties style:writing-mode="lr-tb"/>
    </style:style>
    <style:style style:name="gr171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1.7992in" fo:padding-top="0.05in" fo:padding-bottom="0.05in" fo:padding-left="0.1in" fo:padding-right="0.1in" fo:wrap-option="wrap" style:run-through="background"/>
      <style:paragraph-properties style:writing-mode="lr-tb"/>
    </style:style>
    <style:style style:name="gr172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2626in" fo:padding-top="0.05in" fo:padding-bottom="0.05in" fo:padding-left="0.1in" fo:padding-right="0.1in" fo:wrap-option="wrap" style:run-through="background"/>
      <style:paragraph-properties style:writing-mode="lr-tb"/>
    </style:style>
    <style:style style:name="gr173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1.0799in" fo:padding-top="0.05in" fo:padding-bottom="0.05in" fo:padding-left="0.1in" fo:padding-right="0.1in" fo:wrap-option="wrap" style:run-through="background"/>
      <style:paragraph-properties style:writing-mode="lr-tb"/>
    </style:style>
    <style:style style:name="gr174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3.1154in" fo:padding-top="0.05in" fo:padding-bottom="0.05in" fo:padding-left="0.1in" fo:padding-right="0.1in" fo:wrap-option="wrap" style:run-through="background"/>
      <style:paragraph-properties style:writing-mode="lr-tb"/>
    </style:style>
    <style:style style:name="gr175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1.7161in" fo:padding-top="0.05in" fo:padding-bottom="0.05in" fo:padding-left="0.1in" fo:padding-right="0.1in" fo:wrap-option="wrap" style:run-through="background"/>
      <style:paragraph-properties style:writing-mode="lr-tb"/>
    </style:style>
    <style:style style:name="gr176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1.6327in" fo:padding-top="0.05in" fo:padding-bottom="0.05in" fo:padding-left="0.1in" fo:padding-right="0.1in" fo:wrap-option="wrap" style:run-through="background"/>
      <style:paragraph-properties style:writing-mode="lr-tb"/>
    </style:style>
    <style:style style:name="gr177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1.2173in" fo:padding-top="0.05in" fo:padding-bottom="0.05in" fo:padding-left="0.1in" fo:padding-right="0.1in" fo:wrap-option="wrap" style:run-through="background"/>
      <style:paragraph-properties style:writing-mode="lr-tb"/>
    </style:style>
    <style:style style:name="gr178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2.978in" fo:padding-top="0.05in" fo:padding-bottom="0.05in" fo:padding-left="0.1in" fo:padding-right="0.1in" fo:wrap-option="wrap" style:run-through="background"/>
      <style:paragraph-properties style:writing-mode="lr-tb"/>
    </style:style>
    <style:style style:name="gr179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2161in" fo:padding-top="0.05in" fo:padding-bottom="0.05in" fo:padding-left="0.1in" fo:padding-right="0.1in" fo:wrap-option="wrap" style:run-through="background"/>
      <style:paragraph-properties style:writing-mode="lr-tb"/>
    </style:style>
    <style:style style:name="gr180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0.2091in" fo:padding-top="0.05in" fo:padding-bottom="0.05in" fo:padding-left="0.1in" fo:padding-right="0.1in" fo:wrap-option="wrap" style:run-through="background"/>
      <style:paragraph-properties style:writing-mode="lr-tb"/>
    </style:style>
    <style:style style:name="gr181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4.0638in" fo:padding-top="0.05in" fo:padding-bottom="0.05in" fo:padding-left="0.1in" fo:padding-right="0.1in" fo:wrap-option="wrap" style:run-through="background"/>
      <style:paragraph-properties style:writing-mode="lr-tb"/>
    </style:style>
    <style:style style:name="gr182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1091in" fo:padding-top="0.05in" fo:padding-bottom="0.05in" fo:padding-left="0.1in" fo:padding-right="0.1in" fo:wrap-option="wrap" style:run-through="background"/>
      <style:paragraph-properties style:writing-mode="lr-tb"/>
    </style:style>
    <style:style style:name="gr183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1.2272in" fo:padding-top="0.05in" fo:padding-bottom="0.05in" fo:padding-left="0.1in" fo:padding-right="0.1in" fo:wrap-option="wrap" style:run-through="background"/>
      <style:paragraph-properties style:writing-mode="lr-tb"/>
    </style:style>
    <style:style style:name="gr184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3.0457in" fo:padding-top="0.05in" fo:padding-bottom="0.05in" fo:padding-left="0.1in" fo:padding-right="0.1in" fo:wrap-option="wrap" style:run-through="background"/>
      <style:paragraph-properties style:writing-mode="lr-tb"/>
    </style:style>
    <style:style style:name="gr185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0.6492in" fo:padding-top="0.05in" fo:padding-bottom="0.05in" fo:padding-left="0.1in" fo:padding-right="0.1in" fo:wrap-option="wrap" style:run-through="background"/>
      <style:paragraph-properties style:writing-mode="lr-tb"/>
    </style:style>
    <style:style style:name="gr186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3.6236in" fo:padding-top="0.05in" fo:padding-bottom="0.05in" fo:padding-left="0.1in" fo:padding-right="0.1in" fo:wrap-option="wrap" style:run-through="background"/>
      <style:paragraph-properties style:writing-mode="lr-tb"/>
    </style:style>
    <style:style style:name="gr187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1.5366in" fo:padding-top="0.05in" fo:padding-bottom="0.05in" fo:padding-left="0.1in" fo:padding-right="0.1in" fo:wrap-option="wrap" style:run-through="background"/>
      <style:paragraph-properties style:writing-mode="lr-tb"/>
    </style:style>
    <style:style style:name="gr188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2.7362in" fo:padding-top="0.05in" fo:padding-bottom="0.05in" fo:padding-left="0.1in" fo:padding-right="0.1in" fo:wrap-option="wrap" style:run-through="background"/>
      <style:paragraph-properties style:writing-mode="lr-tb"/>
    </style:style>
    <style:style style:name="gr189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1.4827in" fo:padding-top="0.05in" fo:padding-bottom="0.05in" fo:padding-left="0.1in" fo:padding-right="0.1in" fo:wrap-option="wrap" style:run-through="background"/>
      <style:paragraph-properties style:writing-mode="lr-tb"/>
    </style:style>
    <style:style style:name="gr190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2.7902in" fo:padding-top="0.05in" fo:padding-bottom="0.05in" fo:padding-left="0.1in" fo:padding-right="0.1in" fo:wrap-option="wrap" style:run-through="background"/>
      <style:paragraph-properties style:writing-mode="lr-tb"/>
    </style:style>
    <style:style style:name="gr191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4.4665in" fo:padding-top="0.05in" fo:padding-bottom="0.05in" fo:padding-left="0.1in" fo:padding-right="0.1in" fo:wrap-option="wrap" style:run-through="background"/>
      <style:paragraph-properties style:writing-mode="lr-tb"/>
    </style:style>
    <style:style style:name="gr192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3.8in" fo:padding-top="0.05in" fo:padding-bottom="0.05in" fo:padding-left="0.1in" fo:padding-right="0.1in" fo:wrap-option="wrap" style:run-through="background"/>
      <style:paragraph-properties style:writing-mode="lr-tb"/>
    </style:style>
    <style:style style:name="gr193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98in" fo:min-width="0.2535in" fo:padding-top="0.05in" fo:padding-bottom="0.05in" fo:padding-left="0.1in" fo:padding-right="0.1in" fo:wrap-option="wrap" style:run-through="background"/>
      <style:paragraph-properties style:writing-mode="lr-tb"/>
    </style:style>
    <style:style style:name="gr194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71in" fo:min-width="0.8827in" fo:padding-top="0.05in" fo:padding-bottom="0.05in" fo:padding-left="0.1in" fo:padding-right="0.1in" fo:wrap-option="wrap" style:run-through="background"/>
      <style:paragraph-properties style:writing-mode="lr-tb"/>
    </style:style>
    <style:style style:name="gr195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71in" fo:min-width="0.1937in" fo:padding-top="0.05in" fo:padding-bottom="0.05in" fo:padding-left="0.1in" fo:padding-right="0.1in" fo:wrap-option="wrap" style:run-through="background"/>
      <style:paragraph-properties style:writing-mode="lr-tb"/>
    </style:style>
    <style:style style:name="gr196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71in" fo:min-width="0.2909in" fo:padding-top="0.05in" fo:padding-bottom="0.05in" fo:padding-left="0.1in" fo:padding-right="0.1in" fo:wrap-option="wrap" style:run-through="background"/>
      <style:paragraph-properties style:writing-mode="lr-tb"/>
    </style:style>
    <style:style style:name="gr197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71in" fo:min-width="0.2929in" fo:padding-top="0.05in" fo:padding-bottom="0.05in" fo:padding-left="0.1in" fo:padding-right="0.1in" fo:wrap-option="wrap" style:run-through="background"/>
      <style:paragraph-properties style:writing-mode="lr-tb"/>
    </style:style>
    <style:style style:name="gr198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71in" fo:min-width="0.2925in" fo:padding-top="0.05in" fo:padding-bottom="0.05in" fo:padding-left="0.1in" fo:padding-right="0.1in" fo:wrap-option="wrap" style:run-through="background"/>
      <style:paragraph-properties style:writing-mode="lr-tb"/>
    </style:style>
    <style:style style:name="gr199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1.8827in" fo:padding-top="0.05in" fo:padding-bottom="0.05in" fo:padding-left="0.1in" fo:padding-right="0.1in" fo:wrap-option="wrap" style:run-through="background"/>
      <style:paragraph-properties style:writing-mode="lr-tb"/>
    </style:style>
    <style:style style:name="gr200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1791in" fo:padding-top="0.05in" fo:padding-bottom="0.05in" fo:padding-left="0.1in" fo:padding-right="0.1in" fo:wrap-option="wrap" style:run-through="background"/>
      <style:paragraph-properties style:writing-mode="lr-tb"/>
    </style:style>
    <style:style style:name="gr201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0.4717in" fo:padding-top="0.05in" fo:padding-bottom="0.05in" fo:padding-left="0.1in" fo:padding-right="0.1in" fo:wrap-option="wrap" style:run-through="background"/>
      <style:paragraph-properties style:writing-mode="lr-tb"/>
    </style:style>
    <style:style style:name="gr202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3.8016in" fo:padding-top="0.05in" fo:padding-bottom="0.05in" fo:padding-left="0.1in" fo:padding-right="0.1in" fo:wrap-option="wrap" style:run-through="background"/>
      <style:paragraph-properties style:writing-mode="lr-tb"/>
    </style:style>
    <style:style style:name="gr203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1.2161in" fo:padding-top="0.05in" fo:padding-bottom="0.05in" fo:padding-left="0.1in" fo:padding-right="0.1in" fo:wrap-option="wrap" style:run-through="background"/>
      <style:paragraph-properties style:writing-mode="lr-tb"/>
    </style:style>
    <style:style style:name="gr204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1.9661in" fo:padding-top="0.05in" fo:padding-bottom="0.05in" fo:padding-left="0.1in" fo:padding-right="0.1in" fo:wrap-option="wrap" style:run-through="background"/>
      <style:paragraph-properties style:writing-mode="lr-tb"/>
    </style:style>
    <style:style style:name="gr205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47in" fo:min-width="0.0957in" fo:padding-top="0.05in" fo:padding-bottom="0.05in" fo:padding-left="0.1in" fo:padding-right="0.1in" fo:wrap-option="wrap" style:run-through="background"/>
      <style:paragraph-properties style:writing-mode="lr-tb"/>
    </style:style>
    <style:style style:name="gr206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2.3in" fo:padding-top="0.05in" fo:padding-bottom="0.05in" fo:padding-left="0.1in" fo:padding-right="0.1in" fo:wrap-option="wrap" style:run-through="background"/>
      <style:paragraph-properties style:writing-mode="lr-tb"/>
    </style:style>
    <style:style style:name="gr207" style:family="graphic">
      <style:graphic-properties draw:stroke="none" svg:stroke-width="0in" draw:fill="solid" draw:fill-color="#cccccc" draw:textarea-vertical-align="top" draw:auto-grow-height="false" draw:fit-to-size="false" style:shrink-to-fit="false" fo:min-height="0.0555in" fo:min-width="0.2535in" fo:padding-top="0.05in" fo:padding-bottom="0.05in" fo:padding-left="0.1in" fo:padding-right="0.1in" fo:wrap-option="wrap" style:run-through="background"/>
      <style:paragraph-properties style:writing-mode="lr-tb"/>
    </style:style>
    <style:style style:name="gr208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0.7492in" fo:padding-top="0.05in" fo:padding-bottom="0.05in" fo:padding-left="0.1in" fo:padding-right="0.1in" fo:wrap-option="wrap" style:run-through="background"/>
      <style:paragraph-properties style:writing-mode="lr-tb"/>
    </style:style>
    <style:style style:name="gr209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3.7736in" fo:padding-top="0.05in" fo:padding-bottom="0.05in" fo:padding-left="0.1in" fo:padding-right="0.1in" fo:wrap-option="wrap" style:run-through="background"/>
      <style:paragraph-properties style:writing-mode="lr-tb"/>
    </style:style>
    <style:style style:name="gr210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0.9882in" fo:padding-top="0.05in" fo:padding-bottom="0.05in" fo:padding-left="0.1in" fo:padding-right="0.1in" fo:wrap-option="wrap" style:run-through="background"/>
      <style:paragraph-properties style:writing-mode="lr-tb"/>
    </style:style>
    <style:style style:name="gr211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3.5346in" fo:padding-top="0.05in" fo:padding-bottom="0.05in" fo:padding-left="0.1in" fo:padding-right="0.1in" fo:wrap-option="wrap" style:run-through="background"/>
      <style:paragraph-properties style:writing-mode="lr-tb"/>
    </style:style>
    <style:style style:name="gr212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0.4634in" fo:padding-top="0.05in" fo:padding-bottom="0.05in" fo:padding-left="0.1in" fo:padding-right="0.1in" fo:wrap-option="wrap" style:run-through="background"/>
      <style:paragraph-properties style:writing-mode="lr-tb"/>
    </style:style>
    <style:style style:name="gr213" style:family="graphic">
      <style:graphic-properties draw:stroke="solid" svg:stroke-width="0.0071in" svg:stroke-color="#000000" svg:stroke-linecap="butt" draw:fill="none" draw:textarea-vertical-align="top" draw:auto-grow-height="false" draw:fit-to-size="false" style:shrink-to-fit="false" fo:min-height="0in" fo:min-width="4.0598in" fo:padding-top="0.05in" fo:padding-bottom="0.05in" fo:padding-left="0.1in" fo:padding-right="0.1in" fo:wrap-option="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9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20"/>
        <text:p text:style-name="P407"><text:span text:style-name="T1">wAx</text:span><text:span text:style-name="T2">pander</text:span></text:p>
        <text:p text:style-name="P407"><text:span text:style-name="T5">6</text:span><text:span text:style-name="T1">502</text:span><text:span text:style-name="T9"> </text:span><text:span text:style-name="T5">A</text:span><text:span text:style-name="T1">ss</text:span><text:span text:style-name="T5">e</text:span><text:span text:style-name="T1">mbler</text:span></text:p>
        <text:p text:style-name="P407"><text:span text:style-name="T11">F</text:span><text:span text:style-name="T15">or</text:span><text:span text:style-name="T20"> </text:span><text:span text:style-name="T11">C</text:span><text:span text:style-name="T15">o</text:span><text:span text:style-name="T22">m</text:span><text:span text:style-name="T15">m</text:span><text:span text:style-name="T25">o</text:span><text:span text:style-name="T15">dore VIC-20</text:span></text:p>
        <text:p text:style-name="P25"/>
        <text:p text:style-name="P410"><text:span text:style-name="T12"><text:tab/><text:tab/><text:tab/><text:tab/></text:span><text:span text:style-name="T11">J</text:span><text:span text:style-name="T15">as</text:span><text:span text:style-name="T22">o</text:span><text:span text:style-name="T15">n Just</text:span><text:span text:style-name="T11">i</text:span><text:span text:style-name="T15">an</text:span></text:p>
        <text:p text:style-name="P410"><text:span text:style-name="T26"><text:tab/><text:tab/><text:tab/><text:tab/></text:span><text:span text:style-name="T25">B</text:span><text:span text:style-name="T15">ei</text:span><text:span text:style-name="T25">g</text:span><text:span text:style-name="T15">e Maze </text:span><text:span text:style-name="T30">V</text:span><text:span text:style-name="T15">icL</text:span><text:span text:style-name="T25">a</text:span><text:span text:style-name="T15">b </text:span></text:p>
        <text:p text:style-name="P410"><text:span text:style-name="T16"><text:tab/><text:tab/><text:tab/><text:tab/></text:span><text:span text:style-name="T15">July 20</text:span><text:span text:style-name="T25">2</text:span><text:span text:style-name="T15">0</text:span></text:p>
        <text:p text:style-name="P410"><text:span text:style-name="T26"><text:tab/><text:tab/><text:tab/><text:tab/></text:span><text:span text:style-name="T25">b</text:span><text:span text:style-name="T15">ei</text:span><text:span text:style-name="T25">g</text:span><text:span text:style-name="T15">emaz</text:span><text:span text:style-name="T22">e</text:span><text:span text:style-name="T15">.</text:span><text:span text:style-name="T25">c</text:span><text:span text:style-name="T15">om/wax</text:span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8"/>
        <text:p text:style-name="P31"><text:span text:style-name="T89">- 1 -</text:span></text:p>
      </text:section>
      <text:p text:style-name="P32"><text:span text:style-name="T91">wAx Manual</text:span></text:p>
      <text:p text:style-name="P33"/>
      <text:p text:style-name="P34"><text:span text:style-name="T92">Table of Contents</text:span></text:p>
      <text:p text:style-name="P6"/>
      <text:p text:style-name="P54"><draw:g text:anchor-type="paragraph" draw:z-index="59" draw:name="drawingObject1" draw:style-name="gr1"><draw:custom-shape draw:name="Shape 2" draw:style-name="gr134" draw:text-style-name="P412" svg:width="0.4398in" svg:height="0.0012in" svg:x="0.5in" svg:y="3.172in"><text:p/><draw:enhanced-geometry draw:mirror-horizontal="false" draw:mirror-vertical="false" drawooo:sub-view-size="402589 0" svg:viewBox="0 0 402589 0" draw:type="ooxml-non-primitive" draw:enhanced-path="M 0 0 L 402589 0 N"/></draw:custom-shape><draw:custom-shape draw:name="Shape 3" draw:style-name="gr135" draw:text-style-name="P412" svg:width="4.4059in" svg:height="0.0012in" svg:x="0.9402in" svg:y="3.172in"><text:p/><draw:enhanced-geometry draw:mirror-horizontal="false" draw:mirror-vertical="false" drawooo:sub-view-size="4028439 0" svg:viewBox="0 0 4028439 0" draw:type="ooxml-non-primitive" draw:enhanced-path="M 0 0 L 4028439 0 N"/></draw:custom-shape><draw:custom-shape draw:name="Shape 4" draw:style-name="gr70" draw:text-style-name="P412" svg:width="0.1551in" svg:height="0.0012in" svg:x="5.3465in" svg:y="3.172in"><text:p/><draw:enhanced-geometry draw:mirror-horizontal="false" draw:mirror-vertical="false" drawooo:sub-view-size="142239 0" svg:viewBox="0 0 142239 0" draw:type="ooxml-non-primitive" draw:enhanced-path="M 0 0 L 142239 0 N"/></draw:custom-shape></draw:g><draw:g text:anchor-type="paragraph" draw:z-index="61" draw:name="drawingObject5" draw:style-name="gr1"><draw:custom-shape draw:name="Shape 6" draw:style-name="gr132" draw:text-style-name="P412" svg:width="0.9925in" svg:height="0.0012in" svg:x="0.5in" svg:y="3.3319in"><text:p/><draw:enhanced-geometry draw:mirror-horizontal="false" draw:mirror-vertical="false" drawooo:sub-view-size="908050 0" svg:viewBox="0 0 908050 0" draw:type="ooxml-non-primitive" draw:enhanced-path="M 0 0 L 908050 0 N"/></draw:custom-shape><draw:custom-shape draw:name="Shape 7" draw:style-name="gr133" draw:text-style-name="P412" svg:width="3.8531in" svg:height="0.0012in" svg:x="1.4929in" svg:y="3.3319in"><text:p/><draw:enhanced-geometry draw:mirror-horizontal="false" draw:mirror-vertical="false" drawooo:sub-view-size="3522979 0" svg:viewBox="0 0 3522979 0" draw:type="ooxml-non-primitive" draw:enhanced-path="M 0 0 L 3522979 0 N"/></draw:custom-shape><draw:custom-shape draw:name="Shape 8" draw:style-name="gr70" draw:text-style-name="P412" svg:width="0.1551in" svg:height="0.0012in" svg:x="5.3465in" svg:y="3.3319in"><text:p/><draw:enhanced-geometry draw:mirror-horizontal="false" draw:mirror-vertical="false" drawooo:sub-view-size="142239 0" svg:viewBox="0 0 142239 0" draw:type="ooxml-non-primitive" draw:enhanced-path="M 0 0 L 142239 0 N"/></draw:custom-shape></draw:g><draw:g text:anchor-type="paragraph" draw:z-index="65" draw:name="drawingObject9" draw:style-name="gr1"><draw:custom-shape draw:name="Shape 10" draw:style-name="gr129" draw:text-style-name="P412" svg:width="1.5205in" svg:height="0.0012in" svg:x="0.5in" svg:y="3.4925in"><text:p/><draw:enhanced-geometry draw:mirror-horizontal="false" draw:mirror-vertical="false" drawooo:sub-view-size="1390650 0" svg:viewBox="0 0 1390650 0" draw:type="ooxml-non-primitive" draw:enhanced-path="M 0 0 L 1390650 0 N"/></draw:custom-shape><draw:custom-shape draw:name="Shape 11" draw:style-name="gr130" draw:text-style-name="P412" svg:width="3.3268in" svg:height="0.0012in" svg:x="2.0209in" svg:y="3.4925in"><text:p/><draw:enhanced-geometry draw:mirror-horizontal="false" draw:mirror-vertical="false" drawooo:sub-view-size="3041650 0" svg:viewBox="0 0 3041650 0" draw:type="ooxml-non-primitive" draw:enhanced-path="M 0 0 L 3041650 0 N"/></draw:custom-shape><draw:custom-shape draw:name="Shape 12" draw:style-name="gr70" draw:text-style-name="P412" svg:width="0.1551in" svg:height="0.0012in" svg:x="5.3465in" svg:y="3.4925in"><text:p/><draw:enhanced-geometry draw:mirror-horizontal="false" draw:mirror-vertical="false" drawooo:sub-view-size="142239 0" svg:viewBox="0 0 142239 0" draw:type="ooxml-non-primitive" draw:enhanced-path="M 0 0 L 142239 0 N"/></draw:custom-shape></draw:g><draw:g text:anchor-type="paragraph" draw:z-index="56" draw:name="drawingObject13" draw:style-name="gr1"><draw:custom-shape draw:name="Shape 14" draw:style-name="gr141" draw:text-style-name="P412" svg:width="1.2953in" svg:height="0.0012in" svg:x="0.5in" svg:y="3.0134in"><text:p/><draw:enhanced-geometry draw:mirror-horizontal="false" draw:mirror-vertical="false" drawooo:sub-view-size="1184910 0" svg:viewBox="0 0 1184910 0" draw:type="ooxml-non-primitive" draw:enhanced-path="M 0 0 L 1184910 0 N"/></draw:custom-shape><draw:custom-shape draw:name="Shape 15" draw:style-name="gr142" draw:text-style-name="P412" svg:width="3.5504in" svg:height="0.0012in" svg:x="1.7972in" svg:y="3.0134in"><text:p/><draw:enhanced-geometry draw:mirror-horizontal="false" draw:mirror-vertical="false" drawooo:sub-view-size="3246120 0" svg:viewBox="0 0 3246120 0" draw:type="ooxml-non-primitive" draw:enhanced-path="M 0 0 L 3246120 0 N"/></draw:custom-shape><draw:custom-shape draw:name="Shape 16" draw:style-name="gr70" draw:text-style-name="P412" svg:width="0.1551in" svg:height="0.0012in" svg:x="5.3465in" svg:y="3.0134in"><text:p/><draw:enhanced-geometry draw:mirror-horizontal="false" draw:mirror-vertical="false" drawooo:sub-view-size="142239 0" svg:viewBox="0 0 142239 0" draw:type="ooxml-non-primitive" draw:enhanced-path="M 0 0 L 142239 0 N"/></draw:custom-shape></draw:g><draw:g text:anchor-type="paragraph" draw:z-index="49" draw:name="drawingObject17" draw:style-name="gr1"><draw:custom-shape draw:name="Shape 18" draw:style-name="gr152" draw:text-style-name="P412" svg:width="1.3205in" svg:height="0.0012in" svg:x="0.5in" svg:y="2.5339in"><text:p/><draw:enhanced-geometry draw:mirror-horizontal="false" draw:mirror-vertical="false" drawooo:sub-view-size="1207769 0" svg:viewBox="0 0 1207769 0" draw:type="ooxml-non-primitive" draw:enhanced-path="M 0 0 L 1207769 0 N"/></draw:custom-shape><draw:custom-shape draw:name="Shape 19" draw:style-name="gr153" draw:text-style-name="P412" svg:width="3.5268in" svg:height="0.0012in" svg:x="1.8209in" svg:y="2.5339in"><text:p/><draw:enhanced-geometry draw:mirror-horizontal="false" draw:mirror-vertical="false" drawooo:sub-view-size="3224529 0" svg:viewBox="0 0 3224529 0" draw:type="ooxml-non-primitive" draw:enhanced-path="M 0 0 L 3224529 0 N"/></draw:custom-shape><draw:custom-shape draw:name="Shape 20" draw:style-name="gr70" draw:text-style-name="P412" svg:width="0.1551in" svg:height="0.0012in" svg:x="5.3465in" svg:y="2.5339in"><text:p/><draw:enhanced-geometry draw:mirror-horizontal="false" draw:mirror-vertical="false" drawooo:sub-view-size="142239 0" svg:viewBox="0 0 142239 0" draw:type="ooxml-non-primitive" draw:enhanced-path="M 0 0 L 142239 0 N"/></draw:custom-shape></draw:g><draw:g text:anchor-type="paragraph" draw:z-index="51" draw:name="drawingObject21" draw:style-name="gr1"><draw:custom-shape draw:name="Shape 22" draw:style-name="gr148" draw:text-style-name="P412" svg:width="1.2496in" svg:height="0.0012in" svg:x="0.5in" svg:y="2.6929in"><text:p/><draw:enhanced-geometry draw:mirror-horizontal="false" draw:mirror-vertical="false" drawooo:sub-view-size="1143000 0" svg:viewBox="0 0 1143000 0" draw:type="ooxml-non-primitive" draw:enhanced-path="M 0 0 L 1143000 0 N"/></draw:custom-shape><draw:custom-shape draw:name="Shape 23" draw:style-name="gr149" draw:text-style-name="P412" svg:width="3.5961in" svg:height="0.0012in" svg:x="1.7516in" svg:y="2.6929in"><text:p/><draw:enhanced-geometry draw:mirror-horizontal="false" draw:mirror-vertical="false" drawooo:sub-view-size="3288029 0" svg:viewBox="0 0 3288029 0" draw:type="ooxml-non-primitive" draw:enhanced-path="M 0 0 L 3288029 0 N"/></draw:custom-shape><draw:custom-shape draw:name="Shape 24" draw:style-name="gr70" draw:text-style-name="P412" svg:width="0.1551in" svg:height="0.0012in" svg:x="5.3465in" svg:y="2.6929in"><text:p/><draw:enhanced-geometry draw:mirror-horizontal="false" draw:mirror-vertical="false" drawooo:sub-view-size="142239 0" svg:viewBox="0 0 142239 0" draw:type="ooxml-non-primitive" draw:enhanced-path="M 0 0 L 142239 0 N"/></draw:custom-shape></draw:g><draw:g text:anchor-type="paragraph" draw:z-index="54" draw:name="drawingObject25" draw:style-name="gr1"><draw:custom-shape draw:name="Shape 26" draw:style-name="gr145" draw:text-style-name="P412" svg:width="1.4748in" svg:height="0.0012in" svg:x="0.5in" svg:y="2.8535in"><text:p/><draw:enhanced-geometry draw:mirror-horizontal="false" draw:mirror-vertical="false" drawooo:sub-view-size="1348739 0" svg:viewBox="0 0 1348739 0" draw:type="ooxml-non-primitive" draw:enhanced-path="M 0 0 L 1348739 0 N"/></draw:custom-shape><draw:custom-shape draw:name="Shape 27" draw:style-name="gr146" draw:text-style-name="P412" svg:width="3.3724in" svg:height="0.0012in" svg:x="1.9752in" svg:y="2.8535in"><text:p/><draw:enhanced-geometry draw:mirror-horizontal="false" draw:mirror-vertical="false" drawooo:sub-view-size="3083560 0" svg:viewBox="0 0 3083560 0" draw:type="ooxml-non-primitive" draw:enhanced-path="M 0 0 L 3083560 0 N"/></draw:custom-shape><draw:custom-shape draw:name="Shape 28" draw:style-name="gr70" draw:text-style-name="P412" svg:width="0.1551in" svg:height="0.0012in" svg:x="5.3465in" svg:y="2.8535in"><text:p/><draw:enhanced-geometry draw:mirror-horizontal="false" draw:mirror-vertical="false" drawooo:sub-view-size="142239 0" svg:viewBox="0 0 142239 0" draw:type="ooxml-non-primitive" draw:enhanced-path="M 0 0 L 142239 0 N"/></draw:custom-shape></draw:g><draw:g text:anchor-type="paragraph" draw:z-index="67" draw:name="drawingObject29" draw:style-name="gr1"><draw:custom-shape draw:name="Shape 30" draw:style-name="gr127" draw:text-style-name="P412" svg:width="1.3425in" svg:height="0.0012in" svg:x="0.5in" svg:y="3.6516in"><text:p/><draw:enhanced-geometry draw:mirror-horizontal="false" draw:mirror-vertical="false" drawooo:sub-view-size="1228089 0" svg:viewBox="0 0 1228089 0" draw:type="ooxml-non-primitive" draw:enhanced-path="M 0 0 L 1228089 0 N"/></draw:custom-shape><draw:custom-shape draw:name="Shape 31" draw:style-name="gr128" draw:text-style-name="P412" svg:width="3.5031in" svg:height="0.0012in" svg:x="1.8429in" svg:y="3.6516in"><text:p/><draw:enhanced-geometry draw:mirror-horizontal="false" draw:mirror-vertical="false" drawooo:sub-view-size="3202939 0" svg:viewBox="0 0 3202939 0" draw:type="ooxml-non-primitive" draw:enhanced-path="M 0 0 L 3202939 0 N"/></draw:custom-shape><draw:custom-shape draw:name="Shape 32" draw:style-name="gr70" draw:text-style-name="P412" svg:width="0.1551in" svg:height="0.0012in" svg:x="5.3465in" svg:y="3.6516in"><text:p/><draw:enhanced-geometry draw:mirror-horizontal="false" draw:mirror-vertical="false" drawooo:sub-view-size="142239 0" svg:viewBox="0 0 142239 0" draw:type="ooxml-non-primitive" draw:enhanced-path="M 0 0 L 142239 0 N"/></draw:custom-shape></draw:g><draw:g text:anchor-type="paragraph" draw:z-index="85" draw:name="drawingObject33" draw:style-name="gr1"><draw:custom-shape draw:name="Shape 34" draw:style-name="gr79" draw:text-style-name="P412" svg:width="2.8087in" svg:height="0.0012in" svg:x="0.5in" svg:y="4.4508in"><text:p/><draw:enhanced-geometry draw:mirror-horizontal="false" draw:mirror-vertical="false" drawooo:sub-view-size="2567939 0" svg:viewBox="0 0 2567939 0" draw:type="ooxml-non-primitive" draw:enhanced-path="M 0 0 L 2567939 0 N"/></draw:custom-shape><draw:custom-shape draw:name="Shape 35" draw:style-name="gr80" draw:text-style-name="P412" svg:width="2.0386in" svg:height="0.0012in" svg:x="3.3091in" svg:y="4.4508in"><text:p/><draw:enhanced-geometry draw:mirror-horizontal="false" draw:mirror-vertical="false" drawooo:sub-view-size="1864360 0" svg:viewBox="0 0 1864360 0" draw:type="ooxml-non-primitive" draw:enhanced-path="M 0 0 L 1864360 0 N"/></draw:custom-shape><draw:custom-shape draw:name="Shape 36" draw:style-name="gr70" draw:text-style-name="P412" svg:width="0.1551in" svg:height="0.0012in" svg:x="5.3465in" svg:y="4.4508in"><text:p/><draw:enhanced-geometry draw:mirror-horizontal="false" draw:mirror-vertical="false" drawooo:sub-view-size="142239 0" svg:viewBox="0 0 142239 0" draw:type="ooxml-non-primitive" draw:enhanced-path="M 0 0 L 142239 0 N"/></draw:custom-shape></draw:g><draw:g text:anchor-type="paragraph" draw:z-index="89" draw:name="drawingObject37" draw:style-name="gr1"><draw:custom-shape draw:name="Shape 38" draw:style-name="gr71" draw:text-style-name="P412" svg:width="3.1878in" svg:height="0.0012in" svg:x="0.5in" svg:y="4.6102in"><text:p/><draw:enhanced-geometry draw:mirror-horizontal="false" draw:mirror-vertical="false" drawooo:sub-view-size="2914650 0" svg:viewBox="0 0 2914650 0" draw:type="ooxml-non-primitive" draw:enhanced-path="M 0 0 L 2914650 0 N"/></draw:custom-shape><draw:custom-shape draw:name="Shape 39" draw:style-name="gr72" draw:text-style-name="P412" svg:width="1.6579in" svg:height="0.0012in" svg:x="3.6882in" svg:y="4.6102in"><text:p/><draw:enhanced-geometry draw:mirror-horizontal="false" draw:mirror-vertical="false" drawooo:sub-view-size="1516379 0" svg:viewBox="0 0 1516379 0" draw:type="ooxml-non-primitive" draw:enhanced-path="M 0 0 L 1516379 0 N"/></draw:custom-shape><draw:custom-shape draw:name="Shape 40" draw:style-name="gr70" draw:text-style-name="P412" svg:width="0.1551in" svg:height="0.0012in" svg:x="5.3465in" svg:y="4.6102in"><text:p/><draw:enhanced-geometry draw:mirror-horizontal="false" draw:mirror-vertical="false" drawooo:sub-view-size="142239 0" svg:viewBox="0 0 142239 0" draw:type="ooxml-non-primitive" draw:enhanced-path="M 0 0 L 142239 0 N"/></draw:custom-shape></draw:g><draw:g text:anchor-type="paragraph" draw:z-index="92" draw:name="drawingObject41" draw:style-name="gr1"><draw:custom-shape draw:name="Shape 42" draw:style-name="gr68" draw:text-style-name="P412" svg:width="1.8217in" svg:height="0.0012in" svg:x="0.5in" svg:y="4.7693in"><text:p/><draw:enhanced-geometry draw:mirror-horizontal="false" draw:mirror-vertical="false" drawooo:sub-view-size="1666239 0" svg:viewBox="0 0 1666239 0" draw:type="ooxml-non-primitive" draw:enhanced-path="M 0 0 L 1666239 0 N"/></draw:custom-shape><draw:custom-shape draw:name="Shape 43" draw:style-name="gr69" draw:text-style-name="P412" svg:width="3.0252in" svg:height="0.0012in" svg:x="2.322in" svg:y="4.7693in"><text:p/><draw:enhanced-geometry draw:mirror-horizontal="false" draw:mirror-vertical="false" drawooo:sub-view-size="2766060 0" svg:viewBox="0 0 2766060 0" draw:type="ooxml-non-primitive" draw:enhanced-path="M 0 0 L 2766060 0 N"/></draw:custom-shape><draw:custom-shape draw:name="Shape 44" draw:style-name="gr70" draw:text-style-name="P412" svg:width="0.1551in" svg:height="0.0012in" svg:x="5.3465in" svg:y="4.7693in"><text:p/><draw:enhanced-geometry draw:mirror-horizontal="false" draw:mirror-vertical="false" drawooo:sub-view-size="142239 0" svg:viewBox="0 0 142239 0" draw:type="ooxml-non-primitive" draw:enhanced-path="M 0 0 L 142239 0 N"/></draw:custom-shape></draw:g><draw:g text:anchor-type="paragraph" draw:z-index="79" draw:name="drawingObject45" draw:style-name="gr1"><draw:custom-shape draw:name="Shape 46" draw:style-name="gr94" draw:text-style-name="P412" svg:width="2.0303in" svg:height="0.0012in" svg:x="0.5in" svg:y="4.2902in"><text:p/><draw:enhanced-geometry draw:mirror-horizontal="false" draw:mirror-vertical="false" drawooo:sub-view-size="1856739 0" svg:viewBox="0 0 1856739 0" draw:type="ooxml-non-primitive" draw:enhanced-path="M 0 0 L 1856739 0 N"/></draw:custom-shape><draw:custom-shape draw:name="Shape 47" draw:style-name="gr95" draw:text-style-name="P412" svg:width="2.8169in" svg:height="0.0012in" svg:x="2.5307in" svg:y="4.2902in"><text:p/><draw:enhanced-geometry draw:mirror-horizontal="false" draw:mirror-vertical="false" drawooo:sub-view-size="2575560 0" svg:viewBox="0 0 2575560 0" draw:type="ooxml-non-primitive" draw:enhanced-path="M 0 0 L 2575560 0 N"/></draw:custom-shape><draw:custom-shape draw:name="Shape 48" draw:style-name="gr70" draw:text-style-name="P412" svg:width="0.1551in" svg:height="0.0012in" svg:x="5.3465in" svg:y="4.2902in"><text:p/><draw:enhanced-geometry draw:mirror-horizontal="false" draw:mirror-vertical="false" drawooo:sub-view-size="142239 0" svg:viewBox="0 0 142239 0" draw:type="ooxml-non-primitive" draw:enhanced-path="M 0 0 L 142239 0 N"/></draw:custom-shape></draw:g><draw:g text:anchor-type="paragraph" draw:z-index="70" draw:name="drawingObject49" draw:style-name="gr1"><draw:custom-shape draw:name="Shape 50" draw:style-name="gr123" draw:text-style-name="P412" svg:width="0.7717in" svg:height="0.0012in" svg:x="0.5in" svg:y="3.811in"><text:p/><draw:enhanced-geometry draw:mirror-horizontal="false" draw:mirror-vertical="false" drawooo:sub-view-size="706119 0" svg:viewBox="0 0 706119 0" draw:type="ooxml-non-primitive" draw:enhanced-path="M 0 0 L 706119 0 N"/></draw:custom-shape><draw:custom-shape draw:name="Shape 51" draw:style-name="gr124" draw:text-style-name="P412" svg:width="4.0752in" svg:height="0.0012in" svg:x="1.272in" svg:y="3.811in"><text:p/><draw:enhanced-geometry draw:mirror-horizontal="false" draw:mirror-vertical="false" drawooo:sub-view-size="3726179 0" svg:viewBox="0 0 3726179 0" draw:type="ooxml-non-primitive" draw:enhanced-path="M 0 0 L 3726179 0 N"/></draw:custom-shape><draw:custom-shape draw:name="Shape 52" draw:style-name="gr70" draw:text-style-name="P412" svg:width="0.1551in" svg:height="0.0012in" svg:x="5.3465in" svg:y="3.811in"><text:p/><draw:enhanced-geometry draw:mirror-horizontal="false" draw:mirror-vertical="false" drawooo:sub-view-size="142239 0" svg:viewBox="0 0 142239 0" draw:type="ooxml-non-primitive" draw:enhanced-path="M 0 0 L 142239 0 N"/></draw:custom-shape></draw:g><draw:g text:anchor-type="paragraph" draw:z-index="74" draw:name="drawingObject53" draw:style-name="gr1"><draw:custom-shape draw:name="Shape 54" draw:style-name="gr113" draw:text-style-name="P412" svg:width="0.2496in" svg:height="0.0012in" svg:x="0.5in" svg:y="3.9717in"><text:p/><draw:enhanced-geometry draw:mirror-horizontal="false" draw:mirror-vertical="false" drawooo:sub-view-size="228600 0" svg:viewBox="0 0 228600 0" draw:type="ooxml-non-primitive" draw:enhanced-path="M 0 0 L 228600 0 N"/></draw:custom-shape><draw:custom-shape draw:name="Shape 55" draw:style-name="gr114" draw:text-style-name="P412" svg:width="0.7953in" svg:height="0.0012in" svg:x="0.75in" svg:y="3.9717in"><text:p/><draw:enhanced-geometry draw:mirror-horizontal="false" draw:mirror-vertical="false" drawooo:sub-view-size="727709 0" svg:viewBox="0 0 727709 0" draw:type="ooxml-non-primitive" draw:enhanced-path="M 0 0 L 727709 0 N"/></draw:custom-shape><draw:custom-shape draw:name="Shape 56" draw:style-name="gr115" draw:text-style-name="P412" svg:width="3.8016in" svg:height="0.0012in" svg:x="1.5457in" svg:y="3.9717in"><text:p/><draw:enhanced-geometry draw:mirror-horizontal="false" draw:mirror-vertical="false" drawooo:sub-view-size="3475989 0" svg:viewBox="0 0 3475989 0" draw:type="ooxml-non-primitive" draw:enhanced-path="M 0 0 L 3475989 0 N"/></draw:custom-shape><draw:custom-shape draw:name="Shape 57" draw:style-name="gr70" draw:text-style-name="P412" svg:width="0.1551in" svg:height="0.0012in" svg:x="5.3465in" svg:y="3.9717in"><text:p/><draw:enhanced-geometry draw:mirror-horizontal="false" draw:mirror-vertical="false" drawooo:sub-view-size="142239 0" svg:viewBox="0 0 142239 0" draw:type="ooxml-non-primitive" draw:enhanced-path="M 0 0 L 142239 0 N"/></draw:custom-shape></draw:g><draw:g text:anchor-type="paragraph" draw:z-index="78" draw:name="drawingObject58" draw:style-name="gr1"><draw:custom-shape draw:name="Shape 59" draw:style-name="gr96" draw:text-style-name="P412" svg:width="2.0606in" svg:height="0.0012in" svg:x="0.5in" svg:y="4.1307in"><text:p/><draw:enhanced-geometry draw:mirror-horizontal="false" draw:mirror-vertical="false" drawooo:sub-view-size="1884679 0" svg:viewBox="0 0 1884679 0" draw:type="ooxml-non-primitive" draw:enhanced-path="M 0 0 L 1884679 0 N"/></draw:custom-shape><draw:custom-shape draw:name="Shape 60" draw:style-name="gr97" draw:text-style-name="P412" svg:width="2.7862in" svg:height="0.0012in" svg:x="2.561in" svg:y="4.1307in"><text:p/><draw:enhanced-geometry draw:mirror-horizontal="false" draw:mirror-vertical="false" drawooo:sub-view-size="2547620 0" svg:viewBox="0 0 2547620 0" draw:type="ooxml-non-primitive" draw:enhanced-path="M 0 0 L 2547620 0 N"/></draw:custom-shape><draw:custom-shape draw:name="Shape 61" draw:style-name="gr70" draw:text-style-name="P412" svg:width="0.1551in" svg:height="0.0012in" svg:x="5.3465in" svg:y="4.1307in"><text:p/><draw:enhanced-geometry draw:mirror-horizontal="false" draw:mirror-vertical="false" drawooo:sub-view-size="142239 0" svg:viewBox="0 0 142239 0" draw:type="ooxml-non-primitive" draw:enhanced-path="M 0 0 L 142239 0 N"/></draw:custom-shape></draw:g><draw:g text:anchor-type="paragraph" draw:z-index="18" draw:name="drawingObject62" draw:style-name="gr1"><draw:custom-shape draw:name="Shape 63" draw:style-name="gr113" draw:text-style-name="P412" svg:width="0.2496in" svg:height="0.0012in" svg:x="0.5in" svg:y="0.7772in"><text:p/><draw:enhanced-geometry draw:mirror-horizontal="false" draw:mirror-vertical="false" drawooo:sub-view-size="228600 0" svg:viewBox="0 0 228600 0" draw:type="ooxml-non-primitive" draw:enhanced-path="M 0 0 L 228600 0 N"/></draw:custom-shape><draw:custom-shape draw:name="Shape 64" draw:style-name="gr189" draw:text-style-name="P412" svg:width="1.6831in" svg:height="0.0012in" svg:x="0.75in" svg:y="0.7772in"><text:p/><draw:enhanced-geometry draw:mirror-horizontal="false" draw:mirror-vertical="false" drawooo:sub-view-size="1539239 0" svg:viewBox="0 0 1539239 0" draw:type="ooxml-non-primitive" draw:enhanced-path="M 0 0 L 1539239 0 N"/></draw:custom-shape><draw:custom-shape draw:name="Shape 65" draw:style-name="gr190" draw:text-style-name="P412" svg:width="2.9906in" svg:height="0.0012in" svg:x="2.4335in" svg:y="0.7772in"><text:p/><draw:enhanced-geometry draw:mirror-horizontal="false" draw:mirror-vertical="false" drawooo:sub-view-size="2734310 0" svg:viewBox="0 0 2734310 0" draw:type="ooxml-non-primitive" draw:enhanced-path="M 0 0 L 2734310 0 N"/></draw:custom-shape><draw:custom-shape draw:name="Shape 66" draw:style-name="gr70" draw:text-style-name="P412" svg:width="0.0776in" svg:height="0.0012in" svg:x="5.4244in" svg:y="0.7772in"><text:p/><draw:enhanced-geometry draw:mirror-horizontal="false" draw:mirror-vertical="false" drawooo:sub-view-size="71119 0" svg:viewBox="0 0 71119 0" draw:type="ooxml-non-primitive" draw:enhanced-path="M 0 0 L 71119 0 N"/></draw:custom-shape></draw:g><draw:g text:anchor-type="paragraph" draw:z-index="22" draw:name="drawingObject67" draw:style-name="gr1"><draw:custom-shape draw:name="Shape 68" draw:style-name="gr113" draw:text-style-name="P412" svg:width="0.2496in" svg:height="0.0012in" svg:x="0.5in" svg:y="0.9366in"><text:p/><draw:enhanced-geometry draw:mirror-horizontal="false" draw:mirror-vertical="false" drawooo:sub-view-size="228600 0" svg:viewBox="0 0 228600 0" draw:type="ooxml-non-primitive" draw:enhanced-path="M 0 0 L 228600 0 N"/></draw:custom-shape><draw:custom-shape draw:name="Shape 69" draw:style-name="gr187" draw:text-style-name="P412" svg:width="1.737in" svg:height="0.0012in" svg:x="0.75in" svg:y="0.9366in"><text:p/><draw:enhanced-geometry draw:mirror-horizontal="false" draw:mirror-vertical="false" drawooo:sub-view-size="1588769 0" svg:viewBox="0 0 1588769 0" draw:type="ooxml-non-primitive" draw:enhanced-path="M 0 0 L 1588769 0 N"/></draw:custom-shape><draw:custom-shape draw:name="Shape 70" draw:style-name="gr188" draw:text-style-name="P412" svg:width="2.9362in" svg:height="0.0012in" svg:x="2.4874in" svg:y="0.9366in"><text:p/><draw:enhanced-geometry draw:mirror-horizontal="false" draw:mirror-vertical="false" drawooo:sub-view-size="2684779 0" svg:viewBox="0 0 2684779 0" draw:type="ooxml-non-primitive" draw:enhanced-path="M 0 0 L 2684779 0 N"/></draw:custom-shape><draw:custom-shape draw:name="Shape 71" draw:style-name="gr70" draw:text-style-name="P412" svg:width="0.0776in" svg:height="0.0012in" svg:x="5.4244in" svg:y="0.9366in"><text:p/><draw:enhanced-geometry draw:mirror-horizontal="false" draw:mirror-vertical="false" drawooo:sub-view-size="71119 0" svg:viewBox="0 0 71119 0" draw:type="ooxml-non-primitive" draw:enhanced-path="M 0 0 L 71119 0 N"/></draw:custom-shape></draw:g><draw:g text:anchor-type="paragraph" draw:z-index="23" draw:name="drawingObject72" draw:style-name="gr1"><draw:custom-shape draw:name="Shape 73" draw:style-name="gr113" draw:text-style-name="P412" svg:width="0.2496in" svg:height="0.0012in" svg:x="0.5in" svg:y="1.0957in"><text:p/><draw:enhanced-geometry draw:mirror-horizontal="false" draw:mirror-vertical="false" drawooo:sub-view-size="228600 0" svg:viewBox="0 0 228600 0" draw:type="ooxml-non-primitive" draw:enhanced-path="M 0 0 L 228600 0 N"/></draw:custom-shape><draw:custom-shape draw:name="Shape 74" draw:style-name="gr185" draw:text-style-name="P412" svg:width="0.8496in" svg:height="0.0012in" svg:x="0.75in" svg:y="1.0957in"><text:p/><draw:enhanced-geometry draw:mirror-horizontal="false" draw:mirror-vertical="false" drawooo:sub-view-size="777239 0" svg:viewBox="0 0 777239 0" draw:type="ooxml-non-primitive" draw:enhanced-path="M 0 0 L 777239 0 N"/></draw:custom-shape><draw:custom-shape draw:name="Shape 75" draw:style-name="gr186" draw:text-style-name="P412" svg:width="3.824in" svg:height="0.0012in" svg:x="1.6in" svg:y="1.0957in"><text:p/><draw:enhanced-geometry draw:mirror-horizontal="false" draw:mirror-vertical="false" drawooo:sub-view-size="3496309 0" svg:viewBox="0 0 3496309 0" draw:type="ooxml-non-primitive" draw:enhanced-path="M 0 0 L 3496309 0 N"/></draw:custom-shape><draw:custom-shape draw:name="Shape 76" draw:style-name="gr70" draw:text-style-name="P412" svg:width="0.0776in" svg:height="0.0012in" svg:x="5.4244in" svg:y="1.0957in"><text:p/><draw:enhanced-geometry draw:mirror-horizontal="false" draw:mirror-vertical="false" drawooo:sub-view-size="71119 0" svg:viewBox="0 0 71119 0" draw:type="ooxml-non-primitive" draw:enhanced-path="M 0 0 L 71119 0 N"/></draw:custom-shape></draw:g><draw:g text:anchor-type="paragraph" draw:z-index="12" draw:name="drawingObject77" draw:style-name="gr1"><draw:custom-shape draw:name="Shape 78" draw:style-name="gr113" draw:text-style-name="P412" svg:width="0.2496in" svg:height="0.0012in" svg:x="0.5in" svg:y="0.6165in"><text:p/><draw:enhanced-geometry draw:mirror-horizontal="false" draw:mirror-vertical="false" drawooo:sub-view-size="228600 0" svg:viewBox="0 0 228600 0" draw:type="ooxml-non-primitive" draw:enhanced-path="M 0 0 L 228600 0 N"/></draw:custom-shape><draw:custom-shape draw:name="Shape 79" draw:style-name="gr201" draw:text-style-name="P412" svg:width="0.6717in" svg:height="0.0012in" svg:x="0.75in" svg:y="0.6165in"><text:p/><draw:enhanced-geometry draw:mirror-horizontal="false" draw:mirror-vertical="false" drawooo:sub-view-size="614680 0" svg:viewBox="0 0 614680 0" draw:type="ooxml-non-primitive" draw:enhanced-path="M 0 0 L 614680 0 N"/></draw:custom-shape><draw:custom-shape draw:name="Shape 80" draw:style-name="gr202" draw:text-style-name="P412" svg:width="4.0016in" svg:height="0.0012in" svg:x="1.422in" svg:y="0.6165in"><text:p/><draw:enhanced-geometry draw:mirror-horizontal="false" draw:mirror-vertical="false" drawooo:sub-view-size="3658869 0" svg:viewBox="0 0 3658869 0" draw:type="ooxml-non-primitive" draw:enhanced-path="M 0 0 L 3658869 0 N"/></draw:custom-shape><draw:custom-shape draw:name="Shape 81" draw:style-name="gr70" draw:text-style-name="P412" svg:width="0.0776in" svg:height="0.0012in" svg:x="5.4244in" svg:y="0.6165in"><text:p/><draw:enhanced-geometry draw:mirror-horizontal="false" draw:mirror-vertical="false" drawooo:sub-view-size="71119 0" svg:viewBox="0 0 71119 0" draw:type="ooxml-non-primitive" draw:enhanced-path="M 0 0 L 71119 0 N"/></draw:custom-shape></draw:g><draw:g text:anchor-type="paragraph" draw:z-index="0" draw:name="drawingObject82" draw:style-name="gr1"><draw:custom-shape draw:name="Shape 83" draw:style-name="gr212" draw:text-style-name="P412" svg:width="0.6634in" svg:height="0.0012in" svg:x="0.5in" svg:y="0.1374in"><text:p/><draw:enhanced-geometry draw:mirror-horizontal="false" draw:mirror-vertical="false" drawooo:sub-view-size="607059 0" svg:viewBox="0 0 607059 0" draw:type="ooxml-non-primitive" draw:enhanced-path="M 0 0 L 607059 0 N"/></draw:custom-shape><draw:custom-shape draw:name="Shape 84" draw:style-name="gr213" draw:text-style-name="P412" svg:width="4.2598in" svg:height="0.0012in" svg:x="1.1638in" svg:y="0.1374in"><text:p/><draw:enhanced-geometry draw:mirror-horizontal="false" draw:mirror-vertical="false" drawooo:sub-view-size="3895089 0" svg:viewBox="0 0 3895089 0" draw:type="ooxml-non-primitive" draw:enhanced-path="M 0 0 L 3895089 0 N"/></draw:custom-shape><draw:custom-shape draw:name="Shape 85" draw:style-name="gr70" draw:text-style-name="P412" svg:width="0.0776in" svg:height="0.0012in" svg:x="5.4244in" svg:y="0.1374in"><text:p/><draw:enhanced-geometry draw:mirror-horizontal="false" draw:mirror-vertical="false" drawooo:sub-view-size="71119 0" svg:viewBox="0 0 71119 0" draw:type="ooxml-non-primitive" draw:enhanced-path="M 0 0 L 71119 0 N"/></draw:custom-shape></draw:g><draw:g text:anchor-type="paragraph" draw:z-index="1" draw:name="drawingObject86" draw:style-name="gr1"><draw:custom-shape draw:name="Shape 87" draw:style-name="gr210" draw:text-style-name="P412" svg:width="1.1886in" svg:height="0.0012in" svg:x="0.5in" svg:y="0.298in"><text:p/><draw:enhanced-geometry draw:mirror-horizontal="false" draw:mirror-vertical="false" drawooo:sub-view-size="1087119 0" svg:viewBox="0 0 1087119 0" draw:type="ooxml-non-primitive" draw:enhanced-path="M 0 0 L 1087119 0 N"/></draw:custom-shape><draw:custom-shape draw:name="Shape 88" draw:style-name="gr211" draw:text-style-name="P412" svg:width="3.735in" svg:height="0.0012in" svg:x="1.689in" svg:y="0.298in"><text:p/><draw:enhanced-geometry draw:mirror-horizontal="false" draw:mirror-vertical="false" drawooo:sub-view-size="3415029 0" svg:viewBox="0 0 3415029 0" draw:type="ooxml-non-primitive" draw:enhanced-path="M 0 0 L 3415029 0 N"/></draw:custom-shape><draw:custom-shape draw:name="Shape 89" draw:style-name="gr70" draw:text-style-name="P412" svg:width="0.0776in" svg:height="0.0012in" svg:x="5.4244in" svg:y="0.298in"><text:p/><draw:enhanced-geometry draw:mirror-horizontal="false" draw:mirror-vertical="false" drawooo:sub-view-size="71119 0" svg:viewBox="0 0 71119 0" draw:type="ooxml-non-primitive" draw:enhanced-path="M 0 0 L 71119 0 N"/></draw:custom-shape></draw:g><draw:g text:anchor-type="paragraph" draw:z-index="4" draw:name="drawingObject90" draw:style-name="gr1"><draw:custom-shape draw:name="Shape 91" draw:style-name="gr208" draw:text-style-name="P412" svg:width="0.9496in" svg:height="0.0012in" svg:x="0.5in" svg:y="0.4575in"><text:p/><draw:enhanced-geometry draw:mirror-horizontal="false" draw:mirror-vertical="false" drawooo:sub-view-size="868680 0" svg:viewBox="0 0 868680 0" draw:type="ooxml-non-primitive" draw:enhanced-path="M 0 0 L 868680 0 N"/></draw:custom-shape><draw:custom-shape draw:name="Shape 92" draw:style-name="gr209" draw:text-style-name="P412" svg:width="3.974in" svg:height="0.0012in" svg:x="1.45in" svg:y="0.4575in"><text:p/><draw:enhanced-geometry draw:mirror-horizontal="false" draw:mirror-vertical="false" drawooo:sub-view-size="3633469 0" svg:viewBox="0 0 3633469 0" draw:type="ooxml-non-primitive" draw:enhanced-path="M 0 0 L 3633469 0 N"/></draw:custom-shape><draw:custom-shape draw:name="Shape 93" draw:style-name="gr70" draw:text-style-name="P412" svg:width="0.0776in" svg:height="0.0012in" svg:x="5.4244in" svg:y="0.4575in"><text:p/><draw:enhanced-geometry draw:mirror-horizontal="false" draw:mirror-vertical="false" drawooo:sub-view-size="71119 0" svg:viewBox="0 0 71119 0" draw:type="ooxml-non-primitive" draw:enhanced-path="M 0 0 L 71119 0 N"/></draw:custom-shape></draw:g><draw:g text:anchor-type="paragraph" draw:z-index="26" draw:name="drawingObject94" draw:style-name="gr1"><draw:custom-shape draw:name="Shape 95" draw:style-name="gr113" draw:text-style-name="P412" svg:width="0.2496in" svg:height="0.0012in" svg:x="0.5in" svg:y="1.2563in"><text:p/><draw:enhanced-geometry draw:mirror-horizontal="false" draw:mirror-vertical="false" drawooo:sub-view-size="228600 0" svg:viewBox="0 0 228600 0" draw:type="ooxml-non-primitive" draw:enhanced-path="M 0 0 L 228600 0 N"/></draw:custom-shape><draw:custom-shape draw:name="Shape 96" draw:style-name="gr183" draw:text-style-name="P412" svg:width="1.4276in" svg:height="0.0012in" svg:x="0.75in" svg:y="1.2563in"><text:p/><draw:enhanced-geometry draw:mirror-horizontal="false" draw:mirror-vertical="false" drawooo:sub-view-size="1305560 0" svg:viewBox="0 0 1305560 0" draw:type="ooxml-non-primitive" draw:enhanced-path="M 0 0 L 1305560 0 N"/></draw:custom-shape><draw:custom-shape draw:name="Shape 97" draw:style-name="gr184" draw:text-style-name="P412" svg:width="3.2461in" svg:height="0.0012in" svg:x="2.178in" svg:y="1.2563in"><text:p/><draw:enhanced-geometry draw:mirror-horizontal="false" draw:mirror-vertical="false" drawooo:sub-view-size="2967989 0" svg:viewBox="0 0 2967989 0" draw:type="ooxml-non-primitive" draw:enhanced-path="M 0 0 L 2967989 0 N"/></draw:custom-shape><draw:custom-shape draw:name="Shape 98" draw:style-name="gr70" draw:text-style-name="P412" svg:width="0.0776in" svg:height="0.0012in" svg:x="5.4244in" svg:y="1.2563in"><text:p/><draw:enhanced-geometry draw:mirror-horizontal="false" draw:mirror-vertical="false" drawooo:sub-view-size="71119 0" svg:viewBox="0 0 71119 0" draw:type="ooxml-non-primitive" draw:enhanced-path="M 0 0 L 71119 0 N"/></draw:custom-shape></draw:g><draw:g text:anchor-type="paragraph" draw:z-index="39" draw:name="drawingObject99" draw:style-name="gr1"><draw:custom-shape draw:name="Shape 100" draw:style-name="gr166" draw:text-style-name="P412" svg:width="0.9106in" svg:height="0.0012in" svg:x="0.5in" svg:y="2.0543in"><text:p/><draw:enhanced-geometry draw:mirror-horizontal="false" draw:mirror-vertical="false" drawooo:sub-view-size="833119 0" svg:viewBox="0 0 833119 0" draw:type="ooxml-non-primitive" draw:enhanced-path="M 0 0 L 833119 0 N"/></draw:custom-shape><draw:custom-shape draw:name="Shape 101" draw:style-name="gr167" draw:text-style-name="P412" svg:width="3.9362in" svg:height="0.0012in" svg:x="1.411in" svg:y="2.0543in"><text:p/><draw:enhanced-geometry draw:mirror-horizontal="false" draw:mirror-vertical="false" drawooo:sub-view-size="3599179 0" svg:viewBox="0 0 3599179 0" draw:type="ooxml-non-primitive" draw:enhanced-path="M 0 0 L 3599179 0 N"/></draw:custom-shape><draw:custom-shape draw:name="Shape 102" draw:style-name="gr70" draw:text-style-name="P412" svg:width="0.1551in" svg:height="0.0012in" svg:x="5.3465in" svg:y="2.0543in"><text:p/><draw:enhanced-geometry draw:mirror-horizontal="false" draw:mirror-vertical="false" drawooo:sub-view-size="142239 0" svg:viewBox="0 0 142239 0" draw:type="ooxml-non-primitive" draw:enhanced-path="M 0 0 L 142239 0 N"/></draw:custom-shape></draw:g><draw:g text:anchor-type="paragraph" draw:z-index="41" draw:name="drawingObject103" draw:style-name="gr1"><draw:custom-shape draw:name="Shape 104" draw:style-name="gr160" draw:text-style-name="P412" svg:width="0.9024in" svg:height="0.0012in" svg:x="0.5in" svg:y="2.2138in"><text:p/><draw:enhanced-geometry draw:mirror-horizontal="false" draw:mirror-vertical="false" drawooo:sub-view-size="825500 0" svg:viewBox="0 0 825500 0" draw:type="ooxml-non-primitive" draw:enhanced-path="M 0 0 L 825500 0 N"/></draw:custom-shape><draw:custom-shape draw:name="Shape 105" draw:style-name="gr161" draw:text-style-name="P412" svg:width="3.9433in" svg:height="0.0012in" svg:x="1.4028in" svg:y="2.2138in"><text:p/><draw:enhanced-geometry draw:mirror-horizontal="false" draw:mirror-vertical="false" drawooo:sub-view-size="3605529 0" svg:viewBox="0 0 3605529 0" draw:type="ooxml-non-primitive" draw:enhanced-path="M 0 0 L 3605529 0 N"/></draw:custom-shape><draw:custom-shape draw:name="Shape 106" draw:style-name="gr70" draw:text-style-name="P412" svg:width="0.1551in" svg:height="0.0012in" svg:x="5.3465in" svg:y="2.2138in"><text:p/><draw:enhanced-geometry draw:mirror-horizontal="false" draw:mirror-vertical="false" drawooo:sub-view-size="142239 0" svg:viewBox="0 0 142239 0" draw:type="ooxml-non-primitive" draw:enhanced-path="M 0 0 L 142239 0 N"/></draw:custom-shape></draw:g><draw:g text:anchor-type="paragraph" draw:z-index="44" draw:name="drawingObject107" draw:style-name="gr1"><draw:custom-shape draw:name="Shape 108" draw:style-name="gr158" draw:text-style-name="P412" svg:width="0.9177in" svg:height="0.0012in" svg:x="0.5in" svg:y="2.3744in"><text:p/><draw:enhanced-geometry draw:mirror-horizontal="false" draw:mirror-vertical="false" drawooo:sub-view-size="839469 0" svg:viewBox="0 0 839469 0" draw:type="ooxml-non-primitive" draw:enhanced-path="M 0 0 L 839469 0 N"/></draw:custom-shape><draw:custom-shape draw:name="Shape 109" draw:style-name="gr159" draw:text-style-name="P412" svg:width="3.928in" svg:height="0.0012in" svg:x="1.4193in" svg:y="2.3744in"><text:p/><draw:enhanced-geometry draw:mirror-horizontal="false" draw:mirror-vertical="false" drawooo:sub-view-size="3591559 0" svg:viewBox="0 0 3591559 0" draw:type="ooxml-non-primitive" draw:enhanced-path="M 0 0 L 3591559 0 N"/></draw:custom-shape><draw:custom-shape draw:name="Shape 110" draw:style-name="gr70" draw:text-style-name="P412" svg:width="0.1551in" svg:height="0.0012in" svg:x="5.3465in" svg:y="2.3744in"><text:p/><draw:enhanced-geometry draw:mirror-horizontal="false" draw:mirror-vertical="false" drawooo:sub-view-size="142239 0" svg:viewBox="0 0 142239 0" draw:type="ooxml-non-primitive" draw:enhanced-path="M 0 0 L 142239 0 N"/></draw:custom-shape></draw:g><draw:g text:anchor-type="paragraph" draw:z-index="36" draw:name="drawingObject111" draw:style-name="gr1"><draw:custom-shape draw:name="Shape 112" draw:style-name="gr113" draw:text-style-name="P412" svg:width="0.2496in" svg:height="0.0012in" svg:x="0.5in" svg:y="1.8953in"><text:p/><draw:enhanced-geometry draw:mirror-horizontal="false" draw:mirror-vertical="false" drawooo:sub-view-size="228600 0" svg:viewBox="0 0 228600 0" draw:type="ooxml-non-primitive" draw:enhanced-path="M 0 0 L 228600 0 N"/></draw:custom-shape><draw:custom-shape draw:name="Shape 113" draw:style-name="gr169" draw:text-style-name="P412" svg:width="2.1453in" svg:height="0.0012in" svg:x="0.75in" svg:y="1.8953in"><text:p/><draw:enhanced-geometry draw:mirror-horizontal="false" draw:mirror-vertical="false" drawooo:sub-view-size="1962150 0" svg:viewBox="0 0 1962150 0" draw:type="ooxml-non-primitive" draw:enhanced-path="M 0 0 L 1962150 0 N"/></draw:custom-shape><draw:custom-shape draw:name="Shape 114" draw:style-name="gr170" draw:text-style-name="P412" svg:width="2.4504in" svg:height="0.0012in" svg:x="2.8957in" svg:y="1.8953in"><text:p/><draw:enhanced-geometry draw:mirror-horizontal="false" draw:mirror-vertical="false" drawooo:sub-view-size="2240279 0" svg:viewBox="0 0 2240279 0" draw:type="ooxml-non-primitive" draw:enhanced-path="M 0 0 L 2240279 0 N"/></draw:custom-shape><draw:custom-shape draw:name="Shape 115" draw:style-name="gr70" draw:text-style-name="P412" svg:width="0.1551in" svg:height="0.0012in" svg:x="5.3465in" svg:y="1.8953in"><text:p/><draw:enhanced-geometry draw:mirror-horizontal="false" draw:mirror-vertical="false" drawooo:sub-view-size="142239 0" svg:viewBox="0 0 142239 0" draw:type="ooxml-non-primitive" draw:enhanced-path="M 0 0 L 142239 0 N"/></draw:custom-shape></draw:g><draw:g text:anchor-type="paragraph" draw:z-index="28" draw:name="drawingObject116" draw:style-name="gr1"><draw:custom-shape draw:name="Shape 117" draw:style-name="gr113" draw:text-style-name="P412" svg:width="0.2496in" svg:height="0.0012in" svg:x="0.5in" svg:y="1.4161in"><text:p/><draw:enhanced-geometry draw:mirror-horizontal="false" draw:mirror-vertical="false" drawooo:sub-view-size="228600 0" svg:viewBox="0 0 228600 0" draw:type="ooxml-non-primitive" draw:enhanced-path="M 0 0 L 228600 0 N"/></draw:custom-shape><draw:custom-shape draw:name="Shape 118" draw:style-name="gr180" draw:text-style-name="P412" svg:width="0.4094in" svg:height="0.0012in" svg:x="0.75in" svg:y="1.4161in"><text:p/><draw:enhanced-geometry draw:mirror-horizontal="false" draw:mirror-vertical="false" drawooo:sub-view-size="374650 0" svg:viewBox="0 0 374650 0" draw:type="ooxml-non-primitive" draw:enhanced-path="M 0 0 L 374650 0 N"/></draw:custom-shape><draw:custom-shape draw:name="Shape 119" draw:style-name="gr181" draw:text-style-name="P412" svg:width="4.2642in" svg:height="0.0012in" svg:x="1.1598in" svg:y="1.4161in"><text:p/><draw:enhanced-geometry draw:mirror-horizontal="false" draw:mirror-vertical="false" drawooo:sub-view-size="3898900 0" svg:viewBox="0 0 3898900 0" draw:type="ooxml-non-primitive" draw:enhanced-path="M 0 0 L 3898900 0 N"/></draw:custom-shape><draw:custom-shape draw:name="Shape 120" draw:style-name="gr70" draw:text-style-name="P412" svg:width="0.0776in" svg:height="0.0012in" svg:x="5.4244in" svg:y="1.4161in"><text:p/><draw:enhanced-geometry draw:mirror-horizontal="false" draw:mirror-vertical="false" drawooo:sub-view-size="71119 0" svg:viewBox="0 0 71119 0" draw:type="ooxml-non-primitive" draw:enhanced-path="M 0 0 L 71119 0 N"/></draw:custom-shape></draw:g><draw:g text:anchor-type="paragraph" draw:z-index="30" draw:name="drawingObject121" draw:style-name="gr1"><draw:custom-shape draw:name="Shape 122" draw:style-name="gr113" draw:text-style-name="P412" svg:width="0.2496in" svg:height="0.0012in" svg:x="0.5in" svg:y="1.5752in"><text:p/><draw:enhanced-geometry draw:mirror-horizontal="false" draw:mirror-vertical="false" drawooo:sub-view-size="228600 0" svg:viewBox="0 0 228600 0" draw:type="ooxml-non-primitive" draw:enhanced-path="M 0 0 L 228600 0 N"/></draw:custom-shape><draw:custom-shape draw:name="Shape 123" draw:style-name="gr177" draw:text-style-name="P412" svg:width="1.4177in" svg:height="0.0012in" svg:x="0.75in" svg:y="1.5752in"><text:p/><draw:enhanced-geometry draw:mirror-horizontal="false" draw:mirror-vertical="false" drawooo:sub-view-size="1296669 0" svg:viewBox="0 0 1296669 0" draw:type="ooxml-non-primitive" draw:enhanced-path="M 0 0 L 1296669 0 N"/></draw:custom-shape><draw:custom-shape draw:name="Shape 124" draw:style-name="gr178" draw:text-style-name="P412" svg:width="3.178in" svg:height="0.0012in" svg:x="2.1681in" svg:y="1.5752in"><text:p/><draw:enhanced-geometry draw:mirror-horizontal="false" draw:mirror-vertical="false" drawooo:sub-view-size="2905759 0" svg:viewBox="0 0 2905759 0" draw:type="ooxml-non-primitive" draw:enhanced-path="M 0 0 L 2905759 0 N"/></draw:custom-shape><draw:custom-shape draw:name="Shape 125" draw:style-name="gr70" draw:text-style-name="P412" svg:width="0.1551in" svg:height="0.0012in" svg:x="5.3465in" svg:y="1.5752in"><text:p/><draw:enhanced-geometry draw:mirror-horizontal="false" draw:mirror-vertical="false" drawooo:sub-view-size="142239 0" svg:viewBox="0 0 142239 0" draw:type="ooxml-non-primitive" draw:enhanced-path="M 0 0 L 142239 0 N"/></draw:custom-shape></draw:g><draw:g text:anchor-type="paragraph" draw:z-index="33" draw:name="drawingObject126" draw:style-name="gr1"><draw:custom-shape draw:name="Shape 127" draw:style-name="gr113" draw:text-style-name="P412" svg:width="0.2496in" svg:height="0.0012in" svg:x="0.5in" svg:y="1.7346in"><text:p/><draw:enhanced-geometry draw:mirror-horizontal="false" draw:mirror-vertical="false" drawooo:sub-view-size="228600 0" svg:viewBox="0 0 228600 0" draw:type="ooxml-non-primitive" draw:enhanced-path="M 0 0 L 228600 0 N"/></draw:custom-shape><draw:custom-shape draw:name="Shape 128" draw:style-name="gr173" draw:text-style-name="P412" svg:width="1.2803in" svg:height="0.0012in" svg:x="0.75in" svg:y="1.7346in"><text:p/><draw:enhanced-geometry draw:mirror-horizontal="false" draw:mirror-vertical="false" drawooo:sub-view-size="1170939 0" svg:viewBox="0 0 1170939 0" draw:type="ooxml-non-primitive" draw:enhanced-path="M 0 0 L 1170939 0 N"/></draw:custom-shape><draw:custom-shape draw:name="Shape 129" draw:style-name="gr174" draw:text-style-name="P412" svg:width="3.3157in" svg:height="0.0012in" svg:x="2.0319in" svg:y="1.7346in"><text:p/><draw:enhanced-geometry draw:mirror-horizontal="false" draw:mirror-vertical="false" drawooo:sub-view-size="3031489 0" svg:viewBox="0 0 3031489 0" draw:type="ooxml-non-primitive" draw:enhanced-path="M 0 0 L 3031489 0 N"/></draw:custom-shape><draw:custom-shape draw:name="Shape 130" draw:style-name="gr70" draw:text-style-name="P412" svg:width="0.1551in" svg:height="0.0012in" svg:x="5.3465in" svg:y="1.7346in"><text:p/><draw:enhanced-geometry draw:mirror-horizontal="false" draw:mirror-vertical="false" drawooo:sub-view-size="142239 0" svg:viewBox="0 0 142239 0" draw:type="ooxml-non-primitive" draw:enhanced-path="M 0 0 L 142239 0 N"/></draw:custom-shape></draw:g><text:span text:style-name="T15">Abo</text:span><text:span text:style-name="T25">u</text:span><text:span text:style-name="T15">t wAx <text:s text:c="109"/></text:span><text:span text:style-name="T32"><text:s/></text:span><text:span text:style-name="T15">3 6502 </text:span><text:span text:style-name="T25">D</text:span><text:span text:style-name="T15">isassembler <text:s text:c="95"/></text:span><text:span text:style-name="T33"><text:s/></text:span><text:span text:style-name="T15">4 6502</text:span><text:span text:style-name="T33"> </text:span><text:span text:style-name="T15">As</text:span><text:span text:style-name="T11">s</text:span><text:span text:style-name="T15">emble <text:s text:c="102"/></text:span><text:span text:style-name="T35"><text:s/></text:span><text:span text:style-name="T15">5 Comments <text:s text:c="102"/></text:span><text:span text:style-name="T36"><text:s/></text:span><text:span text:style-name="T15">5 Immedi</text:span><text:span text:style-name="T25">a</text:span><text:span text:style-name="T15">te</text:span><text:span text:style-name="T22"> </text:span><text:span text:style-name="T15">M</text:span><text:span text:style-name="T25">o</text:span><text:span text:style-name="T15">de Ope</text:span><text:span text:style-name="T11">r</text:span><text:span text:style-name="T15">a</text:span><text:span text:style-name="T22">n</text:span><text:span text:style-name="T15">ds <text:s text:c="76"/></text:span><text:span text:style-name="T37"><text:s/></text:span><text:span text:style-name="T15">5 Acc</text:span><text:span text:style-name="T22">u</text:span><text:span text:style-name="T11">m</text:span><text:span text:style-name="T15">ulat</text:span><text:span text:style-name="T22">o</text:span><text:span text:style-name="T15">r M</text:span><text:span text:style-name="T25">o</text:span><text:span text:style-name="T15">de Ope</text:span><text:span text:style-name="T11">r</text:span><text:span text:style-name="T15">a</text:span><text:span text:style-name="T22">n</text:span><text:span text:style-name="T15">d <text:s text:c="75"/></text:span><text:span text:style-name="T38"><text:s/></text:span><text:span text:style-name="T15">5 Entering </text:span><text:span text:style-name="T25">D</text:span><text:span text:style-name="T15">ata <text:s text:c="98"/></text:span><text:span text:style-name="T39"><text:s/></text:span><text:span text:style-name="T15">6</text:span><text:span text:style-name="T40"> </text:span><text:span text:style-name="T15">The Persis</text:span><text:span text:style-name="T25">t</text:span><text:span text:style-name="T15">ent</text:span><text:span text:style-name="T22"> </text:span><text:span text:style-name="T11">C</text:span><text:span text:style-name="T15">o</text:span><text:span text:style-name="T22">u</text:span><text:span text:style-name="T25">n</text:span><text:span text:style-name="T15">ter <text:s text:c="83"/></text:span><text:span text:style-name="T38"><text:s/></text:span><text:span text:style-name="T15">7 Labels <text:s text:c="109"/></text:span><text:span text:style-name="T41"><text:s/></text:span><text:span text:style-name="T15">8 Sym</text:span><text:span text:style-name="T25">b</text:span><text:span text:style-name="T15">ol</text:span><text:span text:style-name="T25"> </text:span><text:span text:style-name="T37">T</text:span><text:span text:style-name="T15">able </text:span><text:span text:style-name="T25">M</text:span><text:span text:style-name="T15">anager <text:s text:c="81"/></text:span><text:span text:style-name="T42"><text:s/></text:span><text:span text:style-name="T15">10 Multi-Pass</text:span><text:span text:style-name="T43"> </text:span><text:span text:style-name="T15">Asse</text:span><text:span text:style-name="T25">m</text:span><text:span text:style-name="T15">bly <text:s text:c="84"/></text:span><text:span text:style-name="T30"><text:s/></text:span><text:span text:style-name="T15">12 Undocum</text:span><text:span text:style-name="T25">e</text:span><text:span text:style-name="T15">nted Instructi</text:span><text:span text:style-name="T25">o</text:span><text:span text:style-name="T15">n Su</text:span><text:span text:style-name="T25">p</text:span><text:span text:style-name="T15">port <text:s text:c="62"/></text:span><text:span text:style-name="T37"><text:s/></text:span><text:span text:style-name="T15">14 Memory Dump <text:s text:c="101"/>15 Memory Ed</text:span><text:span text:style-name="T25">i</text:span><text:span text:style-name="T15">tor <text:s text:c="101"/>16 Regis</text:span><text:span text:style-name="T25">t</text:span><text:span text:style-name="T15">er E</text:span><text:span text:style-name="T22">d</text:span><text:span text:style-name="T15">i</text:span><text:span text:style-name="T25">t</text:span><text:span text:style-name="T15">or <text:s text:c="100"/></text:span><text:span text:style-name="T33"><text:s/></text:span><text:span text:style-name="T15">18 Subro</text:span><text:span text:style-name="T25">u</text:span><text:span text:style-name="T15">tine</text:span><text:span text:style-name="T22"> </text:span><text:span text:style-name="T15">Exe</text:span><text:span text:style-name="T11">c</text:span><text:span text:style-name="T15">ution <text:s text:c="90"/>19 Br</text:span><text:span text:style-name="T25">e</text:span><text:span text:style-name="T15">akp</text:span><text:span text:style-name="T22">o</text:span><text:span text:style-name="T25">i</text:span><text:span text:style-name="T15">nt M</text:span><text:span text:style-name="T25">a</text:span><text:span text:style-name="T15">nager <text:s text:c="92"/>20 Memory Save </text:span><text:span text:style-name="T25">a</text:span><text:span text:style-name="T15">nd L</text:span><text:span text:style-name="T25">o</text:span><text:span text:style-name="T15">ad <text:s text:c="86"/>21 Copy a</text:span><text:span text:style-name="T25">n</text:span><text:span text:style-name="T15">d Pat</text:span><text:span text:style-name="T25">t</text:span><text:span text:style-name="T15">ern Fill <text:s text:c="91"/>22 Search <text:s text:c="113"/>23 Ass</text:span><text:span text:style-name="T22">e</text:span><text:span text:style-name="T15">rt</text:span><text:span text:style-name="T11">i</text:span><text:span text:style-name="T15">on</text:span><text:span text:style-name="T11"> </text:span><text:span text:style-name="T47">T</text:span><text:span text:style-name="T15">e</text:span><text:span text:style-name="T11">s</text:span><text:span text:style-name="T15">ter <text:s text:c="98"/>24 Hex/Base-10 C</text:span><text:span text:style-name="T25">o</text:span><text:span text:style-name="T15">nverters <text:s text:c="85"/>25 Ch</text:span><text:span text:style-name="T25">a</text:span><text:span text:style-name="T15">nge BASIC Stage <text:s text:c="89"/></text:span><text:span text:style-name="T33"><text:s/></text:span><text:span text:style-name="T15">26 User Pl</text:span><text:span text:style-name="T25">u</text:span><text:span text:style-name="T15">g</text:span><text:span text:style-name="T22">-</text:span><text:span text:style-name="T15">In <text:s text:c="104"/></text:span><text:span text:style-name="T49"><text:s/></text:span><text:span text:style-name="T15">27 The wAx</text:span><text:span text:style-name="T43"> </text:span><text:span text:style-name="T15">API <text:s text:c="97"/></text:span><text:span text:style-name="T41"><text:s/></text:span><text:span text:style-name="T15">28 App</text:span><text:span text:style-name="T25">e</text:span><text:span text:style-name="T15">ndix</text:span><text:span text:style-name="T33"> </text:span><text:span text:style-name="T15">A: </text:span><text:span text:style-name="T11">w</text:span><text:span text:style-name="T15">Ax </text:span><text:span text:style-name="T22">E</text:span><text:span text:style-name="T15">rror </text:span><text:span text:style-name="T25">M</text:span><text:span text:style-name="T15">essages <text:s text:c="71"/>31 App</text:span><text:span text:style-name="T25">e</text:span><text:span text:style-name="T15">ndix B: wAx Memory U</text:span><text:span text:style-name="T11">s</text:span><text:span text:style-name="T15">a</text:span><text:span text:style-name="T22">g</text:span><text:span text:style-name="T15">e <text:s text:c="72"/>33 App</text:span><text:span text:style-name="T25">e</text:span><text:span text:style-name="T15">ndix C:</text:span><text:span text:style-name="T22"> </text:span><text:span text:style-name="T25">6</text:span><text:span text:style-name="T15">502 "Il</text:span><text:span text:style-name="T25">l</text:span><text:span text:style-name="T15">egal" Instru</text:span><text:span text:style-name="T25">c</text:span><text:span text:style-name="T15">tion Su</text:span><text:span text:style-name="T25">p</text:span><text:span text:style-name="T15">p</text:span><text:span text:style-name="T22">o</text:span><text:span text:style-name="T15">rt <text:s text:c="51"/></text:span><text:span text:style-name="T50"><text:s/></text:span><text:span text:style-name="T15">34 App</text:span><text:span text:style-name="T25">e</text:span><text:span text:style-name="T15">ndix D:</text:span><text:span text:style-name="T22"> </text:span><text:span text:style-name="T15">wAx</text:span><text:span text:style-name="T25"> </text:span><text:span text:style-name="T15">Lic</text:span><text:span text:style-name="T25">e</text:span><text:span text:style-name="T15">nse</text:span><text:span text:style-name="T22"> </text:span><text:span text:style-name="T15">(</text:span><text:span text:style-name="T25">I</text:span><text:span text:style-name="T15">ncludi</text:span><text:span text:style-name="T25">n</text:span><text:span text:style-name="T15">g this Docum</text:span><text:span text:style-name="T25">e</text:span><text:span text:style-name="T15">nt) <text:s text:c="42"/>36 App</text:span><text:span text:style-name="T25">e</text:span><text:span text:style-name="T15">ndix E: Q</text:span><text:span text:style-name="T22">u</text:span><text:span text:style-name="T15">ick</text:span><text:span text:style-name="T25"> R</text:span><text:span text:style-name="T15">ef</text:span><text:span text:style-name="T22">e</text:span><text:span text:style-name="T11">r</text:span><text:span text:style-name="T15">e</text:span><text:span text:style-name="T22">n</text:span><text:span text:style-name="T15">ce <text:s text:c="77"/>37</text:span></text:p>
      <text:p text:style-name="P2"/>
      <text:p text:style-name="P2"/>
      <text:p text:style-name="P55"/>
      <text:p text:style-name="P60"><text:span text:style-name="T89">- 2 -</text:span></text:p>
      <text:p text:style-name="P64"><text:span text:style-name="T92">About wAx</text:span></text:p>
      <text:p text:style-name="P84"><draw:g text:anchor-type="paragraph" draw:z-index="17" draw:name="drawingObject131" draw:style-name="gr1"><draw:custom-shape draw:name="Shape 132" draw:style-name="gr191" draw:text-style-name="P411" svg:width="4.6669in" svg:height="0.1551in" svg:x="1.6in" svg:y="0.0827in"><text:p/><draw:enhanced-geometry draw:mirror-horizontal="false" draw:mirror-vertical="false" drawooo:sub-view-size="4267201 142241" svg:viewBox="0 0 4267201 142241" draw:type="ooxml-non-primitive" draw:enhanced-path="M 0 142241 L 0 0 4267201 0 4267201 142241 0 142241 N"/></draw:custom-shape><draw:custom-shape draw:name="Shape 133" draw:style-name="gr122" draw:text-style-name="P411" svg:width="0.2567in" svg:height="0.1551in" svg:x="6.2673in" svg:y="0.0827in"><text:p/><draw:enhanced-geometry draw:mirror-horizontal="false" draw:mirror-vertical="false" drawooo:sub-view-size="234950 142241" svg:viewBox="0 0 234950 142241" draw:type="ooxml-non-primitive" draw:enhanced-path="M 0 0 L 0 142241 234950 142241 234950 0 0 0 N"/></draw:custom-shape><draw:custom-shape draw:name="Shape 134" draw:style-name="gr192" draw:text-style-name="P411" svg:width="4.0004in" svg:height="0.1551in" svg:x="1.6in" svg:y="0.239in"><text:p/><draw:enhanced-geometry draw:mirror-horizontal="false" draw:mirror-vertical="false" drawooo:sub-view-size="3657601 142239" svg:viewBox="0 0 3657601 142239" draw:type="ooxml-non-primitive" draw:enhanced-path="M 0 142239 L 0 0 3657601 0 3657601 142239 0 142239 N"/></draw:custom-shape><draw:custom-shape draw:name="Shape 135" draw:style-name="gr13" draw:text-style-name="P411" svg:width="0.7496in" svg:height="0.1551in" svg:x="5.6008in" svg:y="0.239in"><text:p/><draw:enhanced-geometry draw:mirror-horizontal="false" draw:mirror-vertical="false" drawooo:sub-view-size="685800 142239" svg:viewBox="0 0 685800 142239" draw:type="ooxml-non-primitive" draw:enhanced-path="M 0 142239 L 0 0 685800 0 685800 142239 0 142239 N"/></draw:custom-shape><draw:custom-shape draw:name="Shape 136" draw:style-name="gr8" draw:text-style-name="P411" svg:width="0.1732in" svg:height="0.1551in" svg:x="6.3508in" svg:y="0.239in"><text:p/><draw:enhanced-geometry draw:mirror-horizontal="false" draw:mirror-vertical="false" drawooo:sub-view-size="158750 142239" svg:viewBox="0 0 158750 142239" draw:type="ooxml-non-primitive" draw:enhanced-path="M 0 0 L 0 142239 158750 142239 158750 0 0 0 N"/></draw:custom-shape></draw:g><text:span text:style-name="T97">Wit</text:span><text:span text:style-name="T98">h</text:span><text:span text:style-name="T102"> </text:span><text:span text:style-name="T104">y</text:span><text:span text:style-name="T105">ou</text:span><text:span text:style-name="T104">r</text:span><text:span text:style-name="T102"> </text:span><text:span text:style-name="T107">V</text:span><text:span text:style-name="T108">I</text:span><text:span text:style-name="T109">C</text:span><text:span text:style-name="T108">-</text:span><text:span text:style-name="T110">20</text:span><text:span text:style-name="T102"> </text:span><text:span text:style-name="T108">t</text:span><text:span text:style-name="T110">u</text:span><text:span text:style-name="T108">r</text:span><text:span text:style-name="T110">ned</text:span><text:span text:style-name="T111"> </text:span><text:span text:style-name="T112">o</text:span><text:span text:style-name="T113">ff,</text:span><text:span text:style-name="T102"> </text:span><text:span text:style-name="T105">p</text:span><text:span text:style-name="T104">l</text:span><text:span text:style-name="T105">ug</text:span><text:span text:style-name="T102"> </text:span><text:span text:style-name="T114">i</text:span><text:span text:style-name="T115">n</text:span><text:span text:style-name="T102"> </text:span><text:span text:style-name="T116">t</text:span><text:span text:style-name="T117">he</text:span><text:span text:style-name="T102"> </text:span><text:span text:style-name="T120">w</text:span><text:span text:style-name="T121">A</text:span><text:span text:style-name="T122">x</text:span><text:span text:style-name="T111"> </text:span><text:span text:style-name="T125">c</text:span><text:span text:style-name="T126">a</text:span><text:span text:style-name="T125">rtri</text:span><text:span text:style-name="T126">dge</text:span><text:span text:style-name="T125">.</text:span><text:span text:style-name="T128"> </text:span><text:span text:style-name="T139">T</text:span><text:span text:style-name="T140">u</text:span><text:span text:style-name="T141">r</text:span><text:span text:style-name="T140">n</text:span><text:span text:style-name="T102"> </text:span><text:span text:style-name="T129">on</text:span><text:span text:style-name="T111"> </text:span><text:span text:style-name="T97">y</text:span><text:span text:style-name="T98">ou</text:span><text:span text:style-name="T97">r</text:span><text:span text:style-name="T111"> </text:span><text:span text:style-name="T144">V</text:span><text:span text:style-name="T145">I</text:span><text:span text:style-name="T146">C</text:span><text:span text:style-name="T145">-</text:span><text:span text:style-name="T147">20</text:span><text:span text:style-name="T145">.</text:span><text:span text:style-name="T102"> </text:span><text:span text:style-name="T127">A</text:span><text:span text:style-name="T125">t</text:span><text:span text:style-name="T102"> </text:span><text:span text:style-name="T116">t</text:span><text:span text:style-name="T117">he</text:span><text:span text:style-name="T102"> </text:span><text:span text:style-name="T130">R</text:span><text:span text:style-name="T131">EA</text:span><text:span text:style-name="T130">D</text:span><text:span text:style-name="T131">Y</text:span><text:span text:style-name="T102"> </text:span><text:span text:style-name="T105">p</text:span><text:span text:style-name="T104">r</text:span><text:span text:style-name="T105">o</text:span><text:span text:style-name="T104">m</text:span><text:span text:style-name="T105">p</text:span><text:span text:style-name="T104">t,</text:span><text:span text:style-name="T111"> </text:span><text:span text:style-name="T148">en</text:span><text:span text:style-name="T149">t</text:span><text:span text:style-name="T148">e</text:span><text:span text:style-name="T149">r</text:span><text:span text:style-name="T111"> </text:span><text:span text:style-name="T134">SYS</text:span><text:span text:style-name="T102"> </text:span><text:span text:style-name="T136">40960</text:span></text:p>
      <text:p text:style-name="P85"/>
      <text:p text:style-name="P88"><text:span text:style-name="T15">wAx is a </text:span><text:span text:style-name="T25">m</text:span><text:span text:style-name="T15">achine l</text:span><text:span text:style-name="T25">a</text:span><text:span text:style-name="T15">ngua</text:span><text:span text:style-name="T25">g</text:span><text:span text:style-name="T15">e mo</text:span><text:span text:style-name="T22">n</text:span><text:span text:style-name="T15">i</text:span><text:span text:style-name="T25">t</text:span><text:span text:style-name="T15">or for the</text:span><text:span text:style-name="T25"> </text:span><text:span text:style-name="T15">Com</text:span><text:span text:style-name="T25">m</text:span><text:span text:style-name="T15">od</text:span><text:span text:style-name="T22">o</text:span><text:span text:style-name="T11">r</text:span><text:span text:style-name="T15">e </text:span><text:span text:style-name="T22">V</text:span><text:span text:style-name="T15">IC-20. wAx </text:span><text:span text:style-name="T11">r</text:span><text:span text:style-name="T15">uns as a B</text:span><text:span text:style-name="T25">A</text:span><text:span text:style-name="T15">SIC extensi</text:span><text:span text:style-name="T25">o</text:span><text:span text:style-name="T15">n.</text:span><text:span text:style-name="T11"> </text:span><text:span text:style-name="T15">This m</text:span><text:span text:style-name="T11">e</text:span><text:span text:style-name="T15">a</text:span><text:span text:style-name="T22">n</text:span><text:span text:style-name="T15">s</text:span><text:span text:style-name="T25"> </text:span><text:span text:style-name="T15">t</text:span><text:span text:style-name="T25">h</text:span><text:span text:style-name="T15">at w</text:span><text:span text:style-name="T22">A</text:span><text:span text:style-name="T15">x's </text:span><text:span text:style-name="T25">c</text:span><text:span text:style-name="T15">om</text:span><text:span text:style-name="T25">m</text:span><text:span text:style-name="T15">an</text:span><text:span text:style-name="T22">d</text:span><text:span text:style-name="T25">s</text:span><text:span text:style-name="T15">, incl</text:span><text:span text:style-name="T25">u</text:span><text:span text:style-name="T15">ding</text:span><text:span text:style-name="T22"> </text:span><text:span text:style-name="T15">assemb</text:span><text:span text:style-name="T11">l</text:span><text:span text:style-name="T52">y</text:span><text:span text:style-name="T15">, c</text:span><text:span text:style-name="T25">a</text:span><text:span text:style-name="T15">n be exec</text:span><text:span text:style-name="T25">u</text:span><text:span text:style-name="T15">t</text:span><text:span text:style-name="T25">e</text:span><text:span text:style-name="T15">d from BASIC's direct </text:span><text:span text:style-name="T25">m</text:span><text:span text:style-name="T15">ode, or </text:span><text:span text:style-name="T25">s</text:span><text:span text:style-name="T15">eamlessly within B</text:span><text:span text:style-name="T25">A</text:span><text:span text:style-name="T15">SIC programs.</text:span></text:p>
      <text:p text:style-name="P89"/>
      <text:p text:style-name="P92"><text:span text:style-name="T15">wAx has most</text:span><text:span text:style-name="T25"> </text:span><text:span text:style-name="T15">of t</text:span><text:span text:style-name="T25">h</text:span><text:span text:style-name="T15">e u</text:span><text:span text:style-name="T25">s</text:span><text:span text:style-name="T15">u</text:span><text:span text:style-name="T22">a</text:span><text:span text:style-name="T15">l m</text:span><text:span text:style-name="T25">o</text:span><text:span text:style-name="T15">nitor </text:span><text:span text:style-name="T25">t</text:span><text:span text:style-name="T15">ools like assembl</text:span><text:span text:style-name="T54">y</text:span><text:span text:style-name="T15">, dis</text:span><text:span text:style-name="T22">a</text:span><text:span text:style-name="T15">s</text:span><text:span text:style-name="T25">s</text:span><text:span text:style-name="T15">embl</text:span><text:span text:style-name="T52">y</text:span><text:span text:style-name="T15">,</text:span><text:span text:style-name="T25"> </text:span><text:span text:style-name="T15">hex</text:span><text:span text:style-name="T25"> </text:span><text:span text:style-name="T15">and </text:span><text:span text:style-name="T25">t</text:span><text:span text:style-name="T15">ext da</text:span><text:span text:style-name="T25">t</text:span><text:span text:style-name="T15">a entr</text:span><text:span text:style-name="T52">y</text:span><text:span text:style-name="T15">, b</text:span><text:span text:style-name="T11">r</text:span><text:span text:style-name="T15">e</text:span><text:span text:style-name="T22">a</text:span><text:span text:style-name="T25">k</text:span><text:span text:style-name="T15">poi</text:span><text:span text:style-name="T25">n</text:span><text:span text:style-name="T15">t mana</text:span><text:span text:style-name="T25">g</text:span><text:span text:style-name="T15">ement, s</text:span><text:span text:style-name="T25">e</text:span><text:span text:style-name="T15">arch, </text:span><text:span text:style-name="T25">c</text:span><text:span text:style-name="T15">o</text:span><text:span text:style-name="T22">p</text:span><text:span text:style-name="T15">y and</text:span><text:span text:style-name="T25"> </text:span><text:span text:style-name="T15">fill, memory </text:span><text:span text:style-name="T25">l</text:span><text:span text:style-name="T15">oad </text:span><text:span text:style-name="T25">a</text:span><text:span text:style-name="T15">nd sav</text:span><text:span text:style-name="T25">e</text:span><text:span text:style-name="T15">, that k</text:span><text:span text:style-name="T25">i</text:span><text:span text:style-name="T15">nd</text:span><text:span text:style-name="T22"> </text:span><text:span text:style-name="T15">of th</text:span><text:span text:style-name="T25">i</text:span><text:span text:style-name="T15">ng.</text:span></text:p>
      <text:p text:style-name="P89"/>
      <text:p text:style-name="P62"><text:span text:style-name="T15">But it al</text:span><text:span text:style-name="T25">s</text:span><text:span text:style-name="T15">o has </text:span><text:span text:style-name="T25">f</text:span><text:span text:style-name="T15">eatures </text:span><text:span text:style-name="T25">t</text:span><text:span text:style-name="T15">hat are</text:span><text:span text:style-name="T25"> </text:span><text:span text:style-name="T15">u</text:span><text:span text:style-name="T22">n</text:span><text:span text:style-name="T11">i</text:span><text:span text:style-name="T15">que or uncom</text:span><text:span text:style-name="T25">m</text:span><text:span text:style-name="T15">on in </text:span><text:span text:style-name="T25">n</text:span><text:span text:style-name="T15">ative assemb</text:span><text:span text:style-name="T25">l</text:span><text:span text:style-name="T15">ers. wAx is a "somewh</text:span><text:span text:style-name="T25">a</text:span><text:span text:style-name="T15">t symb</text:span><text:span text:style-name="T22">o</text:span><text:span text:style-name="T15">lic as</text:span><text:span text:style-name="T25">s</text:span><text:span text:style-name="T15">emble</text:span><text:span text:style-name="T55">r</text:span><text:span text:style-name="T15">," </text:span><text:span text:style-name="T22">b</text:span><text:span text:style-name="T15">r</text:span><text:span text:style-name="T11">i</text:span><text:span text:style-name="T15">nging la</text:span><text:span text:style-name="T25">b</text:span><text:span text:style-name="T15">els and for</text:span><text:span text:style-name="T25">w</text:span><text:span text:style-name="T15">ard r</text:span><text:span text:style-name="T25">e</text:span><text:span text:style-name="T15">fere</text:span><text:span text:style-name="T22">n</text:span><text:span text:style-name="T25">c</text:span><text:span text:style-name="T15">es, multi-pass as</text:span><text:span text:style-name="T25">s</text:span><text:span text:style-name="T15">embly capabilit</text:span><text:span text:style-name="T52">y</text:span><text:span text:style-name="T15">,</text:span><text:span text:style-name="T25"> </text:span><text:span text:style-name="T15">and </text:span><text:span text:style-name="T11">c</text:span><text:span text:style-name="T15">o</text:span><text:span text:style-name="T22">d</text:span><text:span text:style-name="T15">e </text:span><text:span text:style-name="T25">r</text:span><text:span text:style-name="T15">elocation. It </text:span><text:span text:style-name="T25">o</text:span><text:span text:style-name="T30">f</text:span><text:span text:style-name="T25">f</text:span><text:span text:style-name="T15">ers</text:span><text:span text:style-name="T22"> </text:span><text:span text:style-name="T15">opt</text:span><text:span text:style-name="T11">i</text:span><text:span text:style-name="T15">onal built-in </text:span><text:span text:style-name="T25">s</text:span><text:span text:style-name="T15">upport </text:span><text:span text:style-name="T25">o</text:span><text:span text:style-name="T15">f an e</text:span><text:span text:style-name="T25">x</text:span><text:span text:style-name="T15">t</text:span><text:span text:style-name="T25">e</text:span><text:span text:style-name="T15">nded instruc</text:span><text:span text:style-name="T22">t</text:span><text:span text:style-name="T11">i</text:span><text:span text:style-name="T15">on</text:span><text:span text:style-name="T22"> </text:span><text:span text:style-name="T25">s</text:span><text:span text:style-name="T15">et in</text:span><text:span text:style-name="T25"> </text:span><text:span text:style-name="T15">the form </text:span><text:span text:style-name="T25">o</text:span><text:span text:style-name="T15">f 65</text:span><text:span text:style-name="T25">0</text:span><text:span text:style-name="T15">2 "illegal" op</text:span><text:span text:style-name="T25">c</text:span><text:span text:style-name="T15">o</text:span><text:span text:style-name="T25">d</text:span><text:span text:style-name="T15">es.</text:span><text:span text:style-name="T22"> </text:span><text:span text:style-name="T25">I</text:span><text:span text:style-name="T15">t prov</text:span><text:span text:style-name="T25">i</text:span><text:span text:style-name="T15">des for c</text:span><text:span text:style-name="T25">o</text:span><text:span text:style-name="T15">de</text:span><text:span text:style-name="T22"> </text:span><text:span text:style-name="T25">u</text:span><text:span text:style-name="T15">nit testi</text:span><text:span text:style-name="T25">n</text:span><text:span text:style-name="T15">g with an as</text:span><text:span text:style-name="T25">s</text:span><text:span text:style-name="T15">ertion tes</text:span><text:span text:style-name="T25">t</text:span><text:span text:style-name="T15">er and s</text:span><text:span text:style-name="T25">t</text:span><text:span text:style-name="T15">aging </text:span><text:span text:style-name="T25">e</text:span><text:span text:style-name="T15">nvironm</text:span><text:span text:style-name="T25">e</text:span><text:span text:style-name="T15">nt</text:span><text:span text:style-name="T22"> </text:span><text:span text:style-name="T25">s</text:span><text:span text:style-name="T15">electi</text:span><text:span text:style-name="T25">o</text:span><text:span text:style-name="T15">n f</text:span><text:span text:style-name="T22">o</text:span><text:span text:style-name="T15">r mult</text:span><text:span text:style-name="T11">i</text:span><text:span text:style-name="T15">ple BAS</text:span><text:span text:style-name="T22">I</text:span><text:span text:style-name="T15">C p</text:span><text:span text:style-name="T11">r</text:span><text:span text:style-name="T15">o</text:span><text:span text:style-name="T22">g</text:span><text:span text:style-name="T15">rams in memor</text:span><text:span text:style-name="T52">y</text:span><text:span text:style-name="T15">. </text:span><text:span text:style-name="T25">I</text:span><text:span text:style-name="T15">t p</text:span><text:span text:style-name="T25">r</text:span><text:span text:style-name="T15">ovides a </text:span><text:span text:style-name="T25">u</text:span><text:span text:style-name="T15">ser p</text:span><text:span text:style-name="T25">l</text:span><text:span text:style-name="T15">ug-in ve</text:span><text:span text:style-name="T25">c</text:span><text:span text:style-name="T15">tor and</text:span><text:span text:style-name="T25"> </text:span><text:span text:style-name="T15">a docu</text:span><text:span text:style-name="T25">m</text:span><text:span text:style-name="T15">en</text:span><text:span text:style-name="T25">t</text:span><text:span text:style-name="T15">ed</text:span><text:span text:style-name="T33"> </text:span><text:span text:style-name="T15">A</text:span><text:span text:style-name="T25">P</text:span><text:span text:style-name="T15">I f</text:span><text:span text:style-name="T22">o</text:span><text:span text:style-name="T15">r</text:span><text:span text:style-name="T25"> </text:span><text:span text:style-name="T15">de</text:span><text:span text:style-name="T25">v</text:span><text:span text:style-name="T15">elopment and in</text:span><text:span text:style-name="T25">t</text:span><text:span text:style-name="T15">e</text:span><text:span text:style-name="T22">g</text:span><text:span text:style-name="T15">rati</text:span><text:span text:style-name="T25">o</text:span><text:span text:style-name="T15">n of cu</text:span><text:span text:style-name="T25">s</text:span><text:span text:style-name="T15">tom m</text:span><text:span text:style-name="T25">o</text:span><text:span text:style-name="T15">nitor tools.</text:span></text:p>
      <text:p text:style-name="P89"/>
      <text:p text:style-name="P93"><text:span text:style-name="T15">wAx is an </text:span><text:span text:style-name="T25">o</text:span><text:span text:style-name="T15">pen-</text:span><text:span text:style-name="T25">s</text:span><text:span text:style-name="T15">o</text:span><text:span text:style-name="T22">u</text:span><text:span text:style-name="T15">rce</text:span><text:span text:style-name="T25"> </text:span><text:span text:style-name="T15">proje</text:span><text:span text:style-name="T25">c</text:span><text:span text:style-name="T15">t, rel</text:span><text:span text:style-name="T25">e</text:span><text:span text:style-name="T15">ased under </text:span><text:span text:style-name="T25">t</text:span><text:span text:style-name="T15">he </text:span><text:span text:style-name="T25">M</text:span><text:span text:style-name="T15">.I</text:span><text:span text:style-name="T22">.</text:span><text:span text:style-name="T57">T</text:span><text:span text:style-name="T15">.</text:span><text:span text:style-name="T11"> </text:span><text:span text:style-name="T15">license. It</text:span><text:span text:style-name="T25"> </text:span><text:span text:style-name="T15">was cra</text:span><text:span text:style-name="T25">f</text:span><text:span text:style-name="T15">ted to be t</text:span><text:span text:style-name="T25">h</text:span><text:span text:style-name="T15">e fi</text:span><text:span text:style-name="T25">n</text:span><text:span text:style-name="T15">est</text:span><text:span text:style-name="T22"> </text:span><text:span text:style-name="T25">n</text:span><text:span text:style-name="T15">ative assemb</text:span><text:span text:style-name="T25">l</text:span><text:span text:style-name="T15">er for </text:span><text:span text:style-name="T25">t</text:span><text:span text:style-name="T15">he</text:span><text:span text:style-name="T22"> </text:span><text:span text:style-name="T25">V</text:span><text:span text:style-name="T15">IC</text:span><text:span text:style-name="T22">-</text:span><text:span text:style-name="T25">2</text:span><text:span text:style-name="T15">0 t</text:span><text:span text:style-name="T25">h</text:span><text:span text:style-name="T15">at no-</text:span><text:span text:style-name="T25">m</text:span><text:span text:style-name="T15">oney c</text:span><text:span text:style-name="T25">a</text:span><text:span text:style-name="T15">n </text:span><text:span text:style-name="T22">b</text:span><text:span text:style-name="T25">u</text:span><text:span text:style-name="T52">y</text:span><text:span text:style-name="T15">.</text:span><text:span text:style-name="T25"> </text:span><text:span text:style-name="T15">I ho</text:span><text:span text:style-name="T25">p</text:span><text:span text:style-name="T15">e you </text:span><text:span text:style-name="T25">e</text:span><text:span text:style-name="T15">njoy it.</text:span></text:p>
      <text:p text:style-name="P89"/>
      <text:p text:style-name="P61"><text:span text:style-name="T15">Be Excell</text:span><text:span text:style-name="T25">e</text:span><text:span text:style-name="T15">nt</text:span><text:span text:style-name="T11"> </text:span><text:span text:style-name="T47">T</text:span><text:span text:style-name="T15">o</text:span><text:span text:style-name="T25"> </text:span><text:span text:style-name="T15">Ea</text:span><text:span text:style-name="T25">c</text:span><text:span text:style-name="T15">h </text:span><text:span text:style-name="T25">O</text:span><text:span text:style-name="T15">the</text:span><text:span text:style-name="T33">r</text:span><text:span text:style-name="T15">,</text:span></text:p>
      <text:p text:style-name="P2"/>
      <text:p text:style-name="P2"/>
      <text:p text:style-name="P90"/>
      <text:p text:style-name="P61"><text:span text:style-name="T15">Ja</text:span><text:span text:style-name="T25">s</text:span><text:span text:style-name="T15">on</text:span><text:span text:style-name="T22"> </text:span><text:span text:style-name="T25">J</text:span><text:span text:style-name="T15">ustian</text:span></text:p>
      <text:p text:style-name="P61"><text:span text:style-name="T15">Chysn @ Bei</text:span><text:span text:style-name="T25">g</text:span><text:span text:style-name="T15">e Maz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4"/>
      <text:p text:style-name="P31"><text:span text:style-name="T89">- 3 -</text:span></text:p>
      <text:p text:style-name="P95"><text:span text:style-name="T92">6502 Disassembler</text:span><text:span text:style-name="T93"> </text:span><text:span text:style-name="T57">T</text:span><text:span text:style-name="T15">o </text:span><text:span text:style-name="T25">d</text:span><text:span text:style-name="T15">isassemb</text:span><text:span text:style-name="T25">l</text:span><text:span text:style-name="T15">e instru</text:span><text:span text:style-name="T25">c</text:span><text:span text:style-name="T15">tions, e</text:span><text:span text:style-name="T25">n</text:span><text:span text:style-name="T15">ter</text:span></text:p>
      <text:p text:style-name="P96"/>
      <text:p text:style-name="P101"><draw:g text:anchor-type="paragraph" draw:z-index="3" draw:name="drawingObject137" draw:style-name="gr1"><draw:custom-shape draw:name="Shape 138" draw:style-name="gr66" draw:text-style-name="P411" svg:width="0.5831in" svg:height="0.1559in" svg:x="0.6in" svg:y="0.0035in"><text:p/><draw:enhanced-geometry draw:mirror-horizontal="false" draw:mirror-vertical="false" drawooo:sub-view-size="533398 142241" svg:viewBox="0 0 533398 142241" draw:type="ooxml-non-primitive" draw:enhanced-path="M 0 142241 L 0 0 533398 0 533398 142241 0 142241 N"/></draw:custom-shape><draw:custom-shape draw:name="Shape 139" draw:style-name="gr67" draw:text-style-name="P411" svg:width="0.4012in" svg:height="0.1559in" svg:x="1.1835in" svg:y="0.0035in"><text:p/><draw:enhanced-geometry draw:mirror-horizontal="false" draw:mirror-vertical="false" drawooo:sub-view-size="367030 142241" svg:viewBox="0 0 367030 142241" draw:type="ooxml-non-primitive" draw:enhanced-path="M 0 142241 L 0 0 367030 0 367030 142241 0 142241 N"/></draw:custom-shape><draw:custom-shape draw:name="Shape 140" draw:style-name="gr4" draw:text-style-name="P411" svg:width="0.4925in" svg:height="0.1559in" svg:x="1.5846in" svg:y="0.0035in"><text:p/><draw:enhanced-geometry draw:mirror-horizontal="false" draw:mirror-vertical="false" drawooo:sub-view-size="450851 142241" svg:viewBox="0 0 450851 142241" draw:type="ooxml-non-primitive" draw:enhanced-path="M 0 142241 L 0 0 450851 0 450851 142241 0 142241 N"/></draw:custom-shape><draw:custom-shape draw:name="Shape 141" draw:style-name="gr5" draw:text-style-name="P411" svg:width="0.4913in" svg:height="0.1559in" svg:x="2.078in" svg:y="0.0035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142" draw:style-name="gr6" draw:text-style-name="P411" svg:width="0.4933in" svg:height="0.1559in" svg:x="2.5693in" svg:y="0.003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43" draw:style-name="gr5" draw:text-style-name="P411" svg:width="0.4913in" svg:height="0.1559in" svg:x="3.0634in" svg:y="0.0035in"><text:p/><draw:enhanced-geometry draw:mirror-horizontal="false" draw:mirror-vertical="false" drawooo:sub-view-size="449578 142241" svg:viewBox="0 0 449578 142241" draw:type="ooxml-non-primitive" draw:enhanced-path="M 0 142241 L 0 0 449578 0 449578 142241 0 142241 N"/></draw:custom-shape><draw:custom-shape draw:name="Shape 144" draw:style-name="gr4" draw:text-style-name="P411" svg:width="0.4925in" svg:height="0.1559in" svg:x="3.5547in" svg:y="0.003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45" draw:style-name="gr5" draw:text-style-name="P411" svg:width="0.4913in" svg:height="0.1559in" svg:x="4.048in" svg:y="0.0035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146" draw:style-name="gr4" draw:text-style-name="P411" svg:width="0.4925in" svg:height="0.1559in" svg:x="4.5398in" svg:y="0.003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47" draw:style-name="gr5" draw:text-style-name="P411" svg:width="0.4913in" svg:height="0.1559in" svg:x="5.0327in" svg:y="0.0035in"><text:p/><draw:enhanced-geometry draw:mirror-horizontal="false" draw:mirror-vertical="false" drawooo:sub-view-size="449579 142241" svg:viewBox="0 0 449579 142241" draw:type="ooxml-non-primitive" draw:enhanced-path="M 0 0 L 0 142241 449579 142241 449579 0 0 0 N"/></draw:custom-shape></draw:g><text:span text:style-name="T150">.</text:span><text:span text:style-name="T151">D </text:span><text:span text:style-name="T150">[</text:span><text:span text:style-name="T152">add</text:span><text:span text:style-name="T150">r]</text:span></text:p>
      <text:p text:style-name="P111"/>
      <text:p text:style-name="P124"><text:span text:style-name="T15">where </text:span><text:span text:style-name="T18">addr</text:span><text:span text:style-name="T15"> is a</text:span><text:span text:style-name="T25"> </text:span><text:span text:style-name="T15">valid 16-bit </text:span><text:span text:style-name="T25">h</text:span><text:span text:style-name="T15">e</text:span><text:span text:style-name="T25">x</text:span><text:span text:style-name="T15">ad</text:span><text:span text:style-name="T22">e</text:span><text:span text:style-name="T15">cimal </text:span><text:span text:style-name="T25">a</text:span><text:span text:style-name="T15">dd</text:span><text:span text:style-name="T25">r</text:span><text:span text:style-name="T15">ess. </text:span><text:span text:style-name="T25">I</text:span><text:span text:style-name="T15">f</text:span><text:span text:style-name="T58"> </text:span><text:span text:style-name="T18">addr</text:span><text:span text:style-name="T15"> is not p</text:span><text:span text:style-name="T25">r</text:span><text:span text:style-name="T15">ovid</text:span><text:span text:style-name="T25">e</text:span><text:span text:style-name="T15">d, w</text:span><text:span text:style-name="T22">A</text:span><text:span text:style-name="T15">x</text:span><text:span text:style-name="T25"> </text:span><text:span text:style-name="T15">will disas</text:span><text:span text:style-name="T25">s</text:span><text:span text:style-name="T15">emble </text:span><text:span text:style-name="T22">f</text:span><text:span text:style-name="T11">r</text:span><text:span text:style-name="T15">om</text:span><text:span text:style-name="T22"> </text:span><text:span text:style-name="T15">the</text:span><text:span text:style-name="T25"> </text:span><text:span text:style-name="T15">p</text:span><text:span text:style-name="T22">e</text:span><text:span text:style-name="T15">rsis</text:span><text:span text:style-name="T11">t</text:span><text:span text:style-name="T15">ent coun</text:span><text:span text:style-name="T25">t</text:span><text:span text:style-name="T15">er</text:span><text:span text:style-name="T22"> </text:span><text:span text:style-name="T15">add</text:span><text:span text:style-name="T11">r</text:span><text:span text:style-name="T15">ess.</text:span></text:p>
      <text:p text:style-name="P89"/>
      <text:p text:style-name="P125"><text:span text:style-name="T15">wAx will </text:span><text:span text:style-name="T22">d</text:span><text:span text:style-name="T15">i</text:span><text:span text:style-name="T25">s</text:span><text:span text:style-name="T15">assemb</text:span><text:span text:style-name="T11">l</text:span><text:span text:style-name="T15">e </text:span><text:span text:style-name="T22">1</text:span><text:span text:style-name="T15">6 </text:span><text:span text:style-name="T25">l</text:span><text:span text:style-name="T15">ines of </text:span><text:span text:style-name="T25">i</text:span><text:span text:style-name="T15">nstructi</text:span><text:span text:style-name="T25">o</text:span><text:span text:style-name="T15">ns starting at </text:span><text:span text:style-name="T25">t</text:span><text:span text:style-name="T15">he specif</text:span><text:span text:style-name="T25">i</text:span><text:span text:style-name="T15">ed add</text:span><text:span text:style-name="T11">r</text:span><text:span text:style-name="T15">ess.</text:span><text:span text:style-name="T11"> </text:span><text:span text:style-name="T59">Y</text:span><text:span text:style-name="T25">o</text:span><text:span text:style-name="T15">u </text:span><text:span text:style-name="T11">c</text:span><text:span text:style-name="T15">an display </text:span><text:span text:style-name="T25">m</text:span><text:span text:style-name="T15">ore by pressi</text:span><text:span text:style-name="T25">n</text:span><text:span text:style-name="T15">g RETURN.</text:span></text:p>
      <text:p text:style-name="P89"/>
      <text:p text:style-name="P126"><text:span text:style-name="T15">If</text:span><text:span text:style-name="T22"> </text:span><text:span text:style-name="T25">y</text:span><text:span text:style-name="T15">ou</text:span><text:span text:style-name="T25"> </text:span><text:span text:style-name="T15">ho</text:span><text:span text:style-name="T25">l</text:span><text:span text:style-name="T15">d d</text:span><text:span text:style-name="T22">o</text:span><text:span text:style-name="T25">w</text:span><text:span text:style-name="T15">n SHIFT</text:span><text:span text:style-name="T30"> </text:span><text:span text:style-name="T15">while</text:span><text:span text:style-name="T25"> </text:span><text:span text:style-name="T15">t</text:span><text:span text:style-name="T25">h</text:span><text:span text:style-name="T15">e di</text:span><text:span text:style-name="T25">s</text:span><text:span text:style-name="T15">assembly is listin</text:span><text:span text:style-name="T25">g</text:span><text:span text:style-name="T15">, the </text:span><text:span text:style-name="T22">d</text:span><text:span text:style-name="T15">i</text:span><text:span text:style-name="T11">s</text:span><text:span text:style-name="T15">assembly will co</text:span><text:span text:style-name="T25">n</text:span><text:span text:style-name="T15">tinue to run until </text:span><text:span text:style-name="T25">y</text:span><text:span text:style-name="T15">ou re</text:span><text:span text:style-name="T25">l</text:span><text:span text:style-name="T15">ease SHIFT</text:span><text:span text:style-name="T30"> </text:span><text:span text:style-name="T25">(</text:span><text:span text:style-name="T15">or di</text:span><text:span text:style-name="T25">s</text:span><text:span text:style-name="T15">enga</text:span><text:span text:style-name="T25">g</text:span><text:span text:style-name="T15">e SHIFT</text:span><text:span text:style-name="T11"> L</text:span><text:span text:style-name="T15">OCK).</text:span></text:p>
      <text:p text:style-name="P89"/>
      <text:p text:style-name="P34"><text:span text:style-name="T15">The l</text:span><text:span text:style-name="T25">i</text:span><text:span text:style-name="T15">sting</text:span><text:span text:style-name="T22"> </text:span><text:span text:style-name="T15">will</text:span><text:span text:style-name="T25"> </text:span><text:span text:style-name="T22">i</text:span><text:span text:style-name="T15">mmed</text:span><text:span text:style-name="T11">i</text:span><text:span text:style-name="T15">at</text:span><text:span text:style-name="T22">e</text:span><text:span text:style-name="T15">ly </text:span><text:span text:style-name="T25">s</text:span><text:span text:style-name="T15">top </text:span><text:span text:style-name="T25">i</text:span><text:span text:style-name="T15">f you press t</text:span><text:span text:style-name="T25">h</text:span><text:span text:style-name="T15">e S</text:span><text:span text:style-name="T30">T</text:span><text:span text:style-name="T15">OP</text:span><text:span text:style-name="T60"> </text:span><text:span text:style-name="T15">k</text:span><text:span text:style-name="T25">e</text:span><text:span text:style-name="T52">y</text:span><text:span text:style-name="T15">.</text:span></text:p>
      <text:p text:style-name="P89"/>
      <text:p text:style-name="P127"><text:span text:style-name="T59">Y</text:span><text:span text:style-name="T25">o</text:span><text:span text:style-name="T15">u may</text:span><text:span text:style-name="T25"> </text:span><text:span text:style-name="T15">cursor </text:span><text:span text:style-name="T25">u</text:span><text:span text:style-name="T15">p to a disas</text:span><text:span text:style-name="T25">s</text:span><text:span text:style-name="T15">embled</text:span><text:span text:style-name="T25"> </text:span><text:span text:style-name="T15">instruct</text:span><text:span text:style-name="T25">i</text:span><text:span text:style-name="T15">on and </text:span><text:span text:style-name="T25">m</text:span><text:span text:style-name="T15">ake</text:span><text:span text:style-name="T22"> </text:span><text:span text:style-name="T25">c</text:span><text:span text:style-name="T15">h</text:span><text:span text:style-name="T25">a</text:span><text:span text:style-name="T15">n</text:span><text:span text:style-name="T25">g</text:span><text:span text:style-name="T15">es </text:span><text:span text:style-name="T22">t</text:span><text:span text:style-name="T15">o </text:span><text:span text:style-name="T25">i</text:span><text:span text:style-name="T15">t, and press RETU</text:span><text:span text:style-name="T22">R</text:span><text:span text:style-name="T15">N. </text:span><text:span text:style-name="T25">w</text:span><text:span text:style-name="T15">Ax will en</text:span><text:span text:style-name="T25">t</text:span><text:span text:style-name="T15">er</text:span><text:span text:style-name="T22"> </text:span><text:span text:style-name="T25">t</text:span><text:span text:style-name="T15">he as</text:span><text:span text:style-name="T25">s</text:span><text:span text:style-name="T15">embler a</text:span><text:span text:style-name="T25">f</text:span><text:span text:style-name="T15">ter this.</text:span></text:p>
      <text:p text:style-name="P3"/>
      <text:p text:style-name="P34"><text:span text:style-name="T94">"Illegal"</text:span><text:span text:style-name="T95"> </text:span><text:span text:style-name="T94">Opcode</text:span><text:span text:style-name="T95"> </text:span><text:span text:style-name="T94">Support</text:span></text:p>
      <text:p text:style-name="P6"/>
      <text:p text:style-name="P34"><text:span text:style-name="T57">T</text:span><text:span text:style-name="T15">o v</text:span><text:span text:style-name="T11">i</text:span><text:span text:style-name="T15">ew disas</text:span><text:span text:style-name="T25">s</text:span><text:span text:style-name="T15">embly with 65</text:span><text:span text:style-name="T25">0</text:span><text:span text:style-name="T15">2 "</text:span><text:span text:style-name="T22">i</text:span><text:span text:style-name="T15">ll</text:span><text:span text:style-name="T25">e</text:span><text:span text:style-name="T15">gal"</text:span><text:span text:style-name="T22"> </text:span><text:span text:style-name="T11">i</text:span><text:span text:style-name="T15">nstruc</text:span><text:span text:style-name="T22">t</text:span><text:span text:style-name="T15">i</text:span><text:span text:style-name="T25">o</text:span><text:span text:style-name="T15">ns, use</text:span></text:p>
      <text:p text:style-name="P21"/>
      <text:p text:style-name="P101"><draw:g text:anchor-type="paragraph" draw:z-index="86" draw:name="drawingObject148" draw:style-name="gr1"><draw:custom-shape draw:name="Shape 149" draw:style-name="gr66" draw:text-style-name="P411" svg:width="0.5831in" svg:height="0.1559in" svg:x="0.6in" svg:y="0.002in"><text:p/><draw:enhanced-geometry draw:mirror-horizontal="false" draw:mirror-vertical="false" drawooo:sub-view-size="533398 142239" svg:viewBox="0 0 533398 142239" draw:type="ooxml-non-primitive" draw:enhanced-path="M 0 142239 L 0 0 533398 0 533398 142239 0 142239 N"/></draw:custom-shape><draw:custom-shape draw:name="Shape 150" draw:style-name="gr67" draw:text-style-name="P411" svg:width="0.4012in" svg:height="0.1559in" svg:x="1.1835in" svg:y="0.002in"><text:p/><draw:enhanced-geometry draw:mirror-horizontal="false" draw:mirror-vertical="false" drawooo:sub-view-size="367030 142239" svg:viewBox="0 0 367030 142239" draw:type="ooxml-non-primitive" draw:enhanced-path="M 0 142239 L 0 0 367030 0 367030 142239 0 142239 N"/></draw:custom-shape><draw:custom-shape draw:name="Shape 151" draw:style-name="gr4" draw:text-style-name="P411" svg:width="0.4925in" svg:height="0.1559in" svg:x="1.5846in" svg:y="0.002in"><text:p/><draw:enhanced-geometry draw:mirror-horizontal="false" draw:mirror-vertical="false" drawooo:sub-view-size="450851 142239" svg:viewBox="0 0 450851 142239" draw:type="ooxml-non-primitive" draw:enhanced-path="M 0 142239 L 0 0 450851 0 450851 142239 0 142239 N"/></draw:custom-shape><draw:custom-shape draw:name="Shape 152" draw:style-name="gr5" draw:text-style-name="P411" svg:width="0.4913in" svg:height="0.1559in" svg:x="2.078in" svg:y="0.00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53" draw:style-name="gr6" draw:text-style-name="P411" svg:width="0.4933in" svg:height="0.1559in" svg:x="2.5693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54" draw:style-name="gr5" draw:text-style-name="P411" svg:width="0.4913in" svg:height="0.1559in" svg:x="3.0634in" svg:y="0.002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155" draw:style-name="gr4" draw:text-style-name="P411" svg:width="0.4925in" svg:height="0.1559in" svg:x="3.5547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56" draw:style-name="gr5" draw:text-style-name="P411" svg:width="0.4913in" svg:height="0.1559in" svg:x="4.048in" svg:y="0.00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57" draw:style-name="gr4" draw:text-style-name="P411" svg:width="0.4925in" svg:height="0.1559in" svg:x="4.5398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58" draw:style-name="gr5" draw:text-style-name="P411" svg:width="0.4913in" svg:height="0.1559in" svg:x="5.0327in" svg:y="0.002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/draw:g><text:span text:style-name="T151">.E </text:span><text:span text:style-name="T150">[</text:span><text:span text:style-name="T152">add</text:span><text:span text:style-name="T150">r]</text:span></text:p>
      <text:p text:style-name="P111"/>
      <text:p text:style-name="P128"><text:span text:style-name="T15">where </text:span><text:span text:style-name="T18">addr</text:span><text:span text:style-name="T15"> is a</text:span><text:span text:style-name="T25"> </text:span><text:span text:style-name="T15">16-b</text:span><text:span text:style-name="T25">i</text:span><text:span text:style-name="T15">t hexa</text:span><text:span text:style-name="T25">d</text:span><text:span text:style-name="T15">ecimal address.</text:span><text:span text:style-name="T25"> </text:span><text:span text:style-name="T15">Other t</text:span><text:span text:style-name="T25">h</text:span><text:span text:style-name="T15">an t</text:span><text:span text:style-name="T25">h</text:span><text:span text:style-name="T15">e </text:span><text:span text:style-name="T22">d</text:span><text:span text:style-name="T15">isp</text:span><text:span text:style-name="T11">l</text:span><text:span text:style-name="T15">ay </text:span><text:span text:style-name="T22">o</text:span><text:span text:style-name="T15">f u</text:span><text:span text:style-name="T25">n</text:span><text:span text:style-name="T15">do</text:span><text:span text:style-name="T25">c</text:span><text:span text:style-name="T15">umented instruct</text:span><text:span text:style-name="T25">i</text:span><text:span text:style-name="T15">ons, </text:span><text:span text:style-name="T16">E</text:span><text:span text:style-name="T15"> </text:span><text:span text:style-name="T25">b</text:span><text:span text:style-name="T15">eha</text:span><text:span text:style-name="T11">v</text:span><text:span text:style-name="T15">es </text:span><text:span text:style-name="T22">e</text:span><text:span text:style-name="T25">x</text:span><text:span text:style-name="T15">actly like </text:span><text:span text:style-name="T16">D</text:span><text:span text:style-name="T15">.</text:span></text:p>
      <text:p text:style-name="P89"/>
      <text:p text:style-name="P34"><text:span text:style-name="T15">App</text:span><text:span text:style-name="T25">e</text:span><text:span text:style-name="T15">ndix C de</text:span><text:span text:style-name="T25">t</text:span><text:span text:style-name="T15">ails</text:span><text:span text:style-name="T22"> </text:span><text:span text:style-name="T15">the</text:span><text:span text:style-name="T25"> </text:span><text:span text:style-name="T15">undo</text:span><text:span text:style-name="T25">c</text:span><text:span text:style-name="T15">ume</text:span><text:span text:style-name="T25">n</text:span><text:span text:style-name="T15">ted op</text:span><text:span text:style-name="T25">c</text:span><text:span text:style-name="T15">odes and </text:span><text:span text:style-name="T11">m</text:span><text:span text:style-name="T15">n</text:span><text:span text:style-name="T22">e</text:span><text:span text:style-name="T15">monics </text:span><text:span text:style-name="T25">s</text:span><text:span text:style-name="T15">u</text:span><text:span text:style-name="T25">p</text:span><text:span text:style-name="T15">p</text:span><text:span text:style-name="T22">o</text:span><text:span text:style-name="T15">rt</text:span><text:span text:style-name="T25">e</text:span><text:span text:style-name="T15">d by wAx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9"/>
      <text:p text:style-name="P60"><text:span text:style-name="T89">- 4 -</text:span></text:p>
      <text:p text:style-name="P65"><text:span text:style-name="T92">6502 Assembler</text:span></text:p>
      <text:p text:style-name="P80"><text:span text:style-name="T57">T</text:span><text:span text:style-name="T15">o </text:span><text:span text:style-name="T25">a</text:span><text:span text:style-name="T15">ssemble</text:span><text:span text:style-name="T25"> </text:span><text:span text:style-name="T15">instruct</text:span><text:span text:style-name="T25">i</text:span><text:span text:style-name="T15">ons, e</text:span><text:span text:style-name="T25">n</text:span><text:span text:style-name="T15">ter</text:span></text:p>
      <text:p text:style-name="P21"/>
      <text:p text:style-name="P132"><draw:g text:anchor-type="paragraph" draw:z-index="7" draw:name="drawingObject175" draw:style-name="gr1"><draw:custom-shape draw:name="Shape 176" draw:style-name="gr206" draw:text-style-name="P411" svg:width="2.5004in" svg:height="0.1559in" svg:x="1.6in" svg:y="0.0035in"><text:p/><draw:enhanced-geometry draw:mirror-horizontal="false" draw:mirror-vertical="false" drawooo:sub-view-size="2286001 142241" svg:viewBox="0 0 2286001 142241" draw:type="ooxml-non-primitive" draw:enhanced-path="M 0 142241 L 0 0 2286001 0 2286001 142241 0 142241 N"/></draw:custom-shape><draw:custom-shape draw:name="Shape 177" draw:style-name="gr207" draw:text-style-name="P411" svg:width="0.4539in" svg:height="0.1559in" svg:x="4.1008in" svg:y="0.0035in"><text:p/><draw:enhanced-geometry draw:mirror-horizontal="false" draw:mirror-vertical="false" drawooo:sub-view-size="415288 142241" svg:viewBox="0 0 415288 142241" draw:type="ooxml-non-primitive" draw:enhanced-path="M 0 142241 L 0 0 415288 0 415288 142241 0 142241 N"/></draw:custom-shape><draw:custom-shape draw:name="Shape 178" draw:style-name="gr4" draw:text-style-name="P411" svg:width="0.4925in" svg:height="0.1559in" svg:x="4.5547in" svg:y="0.003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79" draw:style-name="gr5" draw:text-style-name="P411" svg:width="0.4913in" svg:height="0.1559in" svg:x="5.048in" svg:y="0.0035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180" draw:style-name="gr4" draw:text-style-name="P411" svg:width="0.4925in" svg:height="0.1559in" svg:x="5.5398in" svg:y="0.003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81" draw:style-name="gr5" draw:text-style-name="P411" svg:width="0.4913in" svg:height="0.1559in" svg:x="6.0327in" svg:y="0.0035in"><text:p/><draw:enhanced-geometry draw:mirror-horizontal="false" draw:mirror-vertical="false" drawooo:sub-view-size="449579 142241" svg:viewBox="0 0 449579 142241" draw:type="ooxml-non-primitive" draw:enhanced-path="M 0 0 L 0 142241 449579 142241 449579 0 0 0 N"/></draw:custom-shape></draw:g><text:span text:style-name="T154">.A </text:span><text:span text:style-name="T155">add</text:span><text:span text:style-name="T153">r</text:span><text:span text:style-name="T103"> </text:span><text:span text:style-name="T158">m</text:span><text:span text:style-name="T159">ne</text:span><text:span text:style-name="T165"> </text:span><text:span text:style-name="T108">[</text:span><text:span text:style-name="T110">ope</text:span><text:span text:style-name="T108">r</text:span><text:span text:style-name="T110">and</text:span><text:span text:style-name="T108">]</text:span><text:span text:style-name="T111"> </text:span><text:span text:style-name="T97">[;c</text:span><text:span text:style-name="T98">o</text:span><text:span text:style-name="T97">mm</text:span><text:span text:style-name="T98">en</text:span><text:span text:style-name="T97">t]</text:span></text:p>
      <text:p text:style-name="P112"/>
      <text:p text:style-name="P62"><text:span text:style-name="T15">where </text:span><text:span text:style-name="T18">addr</text:span><text:span text:style-name="T15"> is a</text:span><text:span text:style-name="T25"> </text:span><text:span text:style-name="T15">valid 16-bit </text:span><text:span text:style-name="T25">h</text:span><text:span text:style-name="T15">e</text:span><text:span text:style-name="T25">x</text:span><text:span text:style-name="T15">ad</text:span><text:span text:style-name="T22">e</text:span><text:span text:style-name="T15">cimal </text:span><text:span text:style-name="T25">a</text:span><text:span text:style-name="T15">dd</text:span><text:span text:style-name="T25">r</text:span><text:span text:style-name="T15">ess,</text:span><text:span text:style-name="T62"> </text:span><text:span text:style-name="T18">m</text:span><text:span text:style-name="T28">n</text:span><text:span text:style-name="T18">e</text:span><text:span text:style-name="T15"> is a 6</text:span><text:span text:style-name="T25">5</text:span><text:span text:style-name="T15">02 mnem</text:span><text:span text:style-name="T25">o</text:span><text:span text:style-name="T15">nic,</text:span><text:span text:style-name="T63"> </text:span><text:span text:style-name="T18">ope</text:span><text:span text:style-name="T14">r</text:span><text:span text:style-name="T18">a</text:span><text:span text:style-name="T24">n</text:span><text:span text:style-name="T18">d</text:span><text:span text:style-name="T22"> </text:span><text:span text:style-name="T15">is a </text:span><text:span text:style-name="T25">v</text:span><text:span text:style-name="T15">alid </text:span><text:span text:style-name="T22">o</text:span><text:span text:style-name="T25">p</text:span><text:span text:style-name="T15">er</text:span><text:span text:style-name="T25">a</text:span><text:span text:style-name="T15">nd, and</text:span><text:span text:style-name="T20"> </text:span><text:span text:style-name="T28">c</text:span><text:span text:style-name="T18">o</text:span><text:span text:style-name="T24">m</text:span><text:span text:style-name="T18">m</text:span><text:span text:style-name="T28">e</text:span><text:span text:style-name="T18">nt</text:span><text:span text:style-name="T22"> </text:span><text:span text:style-name="T15">is an</text:span><text:span text:style-name="T25"> </text:span><text:span text:style-name="T15">o</text:span><text:span text:style-name="T25">p</text:span><text:span text:style-name="T15">tional co</text:span><text:span text:style-name="T25">d</text:span><text:span text:style-name="T15">e </text:span><text:span text:style-name="T25">c</text:span><text:span text:style-name="T15">o</text:span><text:span text:style-name="T22">m</text:span><text:span text:style-name="T15">m</text:span><text:span text:style-name="T25">e</text:span><text:span text:style-name="T15">nt.</text:span></text:p>
      <text:p text:style-name="P89"/>
      <text:p text:style-name="P140"><text:span text:style-name="T15">wAx will assemble</text:span><text:span text:style-name="T25"> </text:span><text:span text:style-name="T15">the instru</text:span><text:span text:style-name="T25">c</text:span><text:span text:style-name="T15">tion at the</text:span><text:span text:style-name="T25"> </text:span><text:span text:style-name="T15">s</text:span><text:span text:style-name="T25">p</text:span><text:span text:style-name="T15">ecified</text:span><text:span text:style-name="T22"> </text:span><text:span text:style-name="T25">a</text:span><text:span text:style-name="T15">d</text:span><text:span text:style-name="T22">d</text:span><text:span text:style-name="T11">r</text:span><text:span text:style-name="T15">ess. If </text:span><text:span text:style-name="T25">t</text:span><text:span text:style-name="T15">he </text:span><text:span text:style-name="T25">i</text:span><text:span text:style-name="T15">nstruction was en</text:span><text:span text:style-name="T25">t</text:span><text:span text:style-name="T15">ered in </text:span><text:span text:style-name="T22">d</text:span><text:span text:style-name="T15">ire</text:span><text:span text:style-name="T11">c</text:span><text:span text:style-name="T15">t mode, wAx</text:span><text:span text:style-name="T25"> </text:span><text:span text:style-name="T15">will prov</text:span><text:span text:style-name="T25">i</text:span><text:span text:style-name="T15">de</text:span><text:span text:style-name="T22"> </text:span><text:span text:style-name="T15">a prom</text:span><text:span text:style-name="T11">p</text:span><text:span text:style-name="T15">t f</text:span><text:span text:style-name="T22">o</text:span><text:span text:style-name="T15">r</text:span><text:span text:style-name="T25"> </text:span><text:span text:style-name="T15">t</text:span><text:span text:style-name="T25">h</text:span><text:span text:style-name="T15">e next add</text:span><text:span text:style-name="T11">r</text:span><text:span text:style-name="T15">ess </text:span><text:span text:style-name="T22">a</text:span><text:span text:style-name="T25">f</text:span><text:span text:style-name="T15">ter the </text:span><text:span text:style-name="T25">i</text:span><text:span text:style-name="T15">nstructi</text:span><text:span text:style-name="T25">o</text:span><text:span text:style-name="T15">n.</text:span><text:span text:style-name="T11"> </text:span><text:span text:style-name="T59">Y</text:span><text:span text:style-name="T11">o</text:span><text:span text:style-name="T15">u may en</text:span><text:span text:style-name="T25">t</text:span><text:span text:style-name="T15">er</text:span><text:span text:style-name="T22"> </text:span><text:span text:style-name="T15">an</text:span><text:span text:style-name="T25">o</text:span><text:span text:style-name="T15">t</text:span><text:span text:style-name="T25">h</text:span><text:span text:style-name="T15">er instruct</text:span><text:span text:style-name="T25">i</text:span><text:span text:style-name="T15">on, or press</text:span><text:span text:style-name="T25"> </text:span><text:span text:style-name="T15">RETU</text:span><text:span text:style-name="T22">R</text:span><text:span text:style-name="T15">N.</text:span></text:p>
      <text:p text:style-name="P3"/>
      <text:p text:style-name="P61"><text:span text:style-name="T94">Comments</text:span></text:p>
      <text:p text:style-name="P6"/>
      <text:p text:style-name="P62"><text:span text:style-name="T15">wAx stops pars</text:span><text:span text:style-name="T25">i</text:span><text:span text:style-name="T15">ng te</text:span><text:span text:style-name="T25">x</text:span><text:span text:style-name="T15">t after a sem</text:span><text:span text:style-name="T25">i</text:span><text:span text:style-name="T15">col</text:span><text:span text:style-name="T25">o</text:span><text:span text:style-name="T15">n, </text:span><text:span text:style-name="T25">s</text:span><text:span text:style-name="T15">o </text:span><text:span text:style-name="T22">e</text:span><text:span text:style-name="T25">v</text:span><text:span text:style-name="T15">erythi</text:span><text:span text:style-name="T25">n</text:span><text:span text:style-name="T15">g </text:span><text:span text:style-name="T22">a</text:span><text:span text:style-name="T25">f</text:span><text:span text:style-name="T15">ter a sem</text:span><text:span text:style-name="T25">i</text:span><text:span text:style-name="T15">col</text:span><text:span text:style-name="T25">o</text:span><text:span text:style-name="T15">n is ignored as a comme</text:span><text:span text:style-name="T25">n</text:span><text:span text:style-name="T15">t.</text:span></text:p>
      <text:p text:style-name="P141"/>
      <text:p text:style-name="P132"><draw:g text:anchor-type="paragraph" draw:z-index="68" draw:name="drawingObject182" draw:style-name="gr1"><draw:custom-shape draw:name="Shape 183" draw:style-name="gr125" draw:text-style-name="P411" svg:width="2.2496in" svg:height="0.1559in" svg:x="1.6in" svg:y="0.002in"><text:p/><draw:enhanced-geometry draw:mirror-horizontal="false" draw:mirror-vertical="false" drawooo:sub-view-size="2057401 142241" svg:viewBox="0 0 2057401 142241" draw:type="ooxml-non-primitive" draw:enhanced-path="M 0 142241 L 0 0 2057401 0 2057401 142241 0 142241 N"/></draw:custom-shape><draw:custom-shape draw:name="Shape 184" draw:style-name="gr126" draw:text-style-name="P411" svg:width="0.213in" svg:height="0.1559in" svg:x="3.85in" svg:y="0.002in"><text:p/><draw:enhanced-geometry draw:mirror-horizontal="false" draw:mirror-vertical="false" drawooo:sub-view-size="194309 142241" svg:viewBox="0 0 194309 142241" draw:type="ooxml-non-primitive" draw:enhanced-path="M 0 142241 L 0 0 194309 0 194309 142241 0 142241 N"/></draw:custom-shape><draw:custom-shape draw:name="Shape 185" draw:style-name="gr5" draw:text-style-name="P411" svg:width="0.4913in" svg:height="0.1559in" svg:x="4.0634in" svg:y="0.002in"><text:p/><draw:enhanced-geometry draw:mirror-horizontal="false" draw:mirror-vertical="false" drawooo:sub-view-size="449578 142241" svg:viewBox="0 0 449578 142241" draw:type="ooxml-non-primitive" draw:enhanced-path="M 0 142241 L 0 0 449578 0 449578 142241 0 142241 N"/></draw:custom-shape><draw:custom-shape draw:name="Shape 186" draw:style-name="gr4" draw:text-style-name="P411" svg:width="0.4925in" svg:height="0.1559in" svg:x="4.5547in" svg:y="0.002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87" draw:style-name="gr5" draw:text-style-name="P411" svg:width="0.4913in" svg:height="0.1559in" svg:x="5.048in" svg:y="0.002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188" draw:style-name="gr4" draw:text-style-name="P411" svg:width="0.4925in" svg:height="0.1559in" svg:x="5.5398in" svg:y="0.002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89" draw:style-name="gr5" draw:text-style-name="P411" svg:width="0.4913in" svg:height="0.1559in" svg:x="6.0327in" svg:y="0.002in"><text:p/><draw:enhanced-geometry draw:mirror-horizontal="false" draw:mirror-vertical="false" drawooo:sub-view-size="449579 142241" svg:viewBox="0 0 449579 142241" draw:type="ooxml-non-primitive" draw:enhanced-path="M 0 0 L 0 142241 449579 142241 449579 0 0 0 N"/></draw:custom-shape></draw:g><text:span text:style-name="T167">.A </text:span><text:span text:style-name="T168">1800</text:span><text:span text:style-name="T102"> </text:span><text:span text:style-name="T131">A</text:span><text:span text:style-name="T130">ND</text:span><text:span text:style-name="T102"> </text:span><text:span text:style-name="T129">#$01</text:span><text:span text:style-name="T111"> </text:span><text:span text:style-name="T102">;</text:span><text:span text:style-name="T111"> </text:span><text:span text:style-name="T171">M</text:span><text:span text:style-name="T172">ASK</text:span><text:span text:style-name="T165"> </text:span><text:span text:style-name="T118">B</text:span><text:span text:style-name="T116">I</text:span><text:span text:style-name="T119">T</text:span><text:span text:style-name="T102"> </text:span><text:span text:style-name="T129">0</text:span></text:p>
      <text:p text:style-name="P143"/>
      <text:p text:style-name="P61"><text:span text:style-name="T94">Immediate</text:span><text:span text:style-name="T95"> </text:span><text:span text:style-name="T94">Mode</text:span><text:span text:style-name="T95"> </text:span><text:span text:style-name="T94">Operands</text:span></text:p>
      <text:p text:style-name="P80"><text:span text:style-name="T15">wAx sup</text:span><text:span text:style-name="T25">p</text:span><text:span text:style-name="T15">orts se</text:span><text:span text:style-name="T25">v</text:span><text:span text:style-name="T15">eral types of </text:span><text:span text:style-name="T25">o</text:span><text:span text:style-name="T15">per</text:span><text:span text:style-name="T25">a</text:span><text:span text:style-name="T15">n</text:span><text:span text:style-name="T22">d</text:span><text:span text:style-name="T15">s for </text:span><text:span text:style-name="T25">i</text:span><text:span text:style-name="T15">m</text:span><text:span text:style-name="T25">m</text:span><text:span text:style-name="T15">edi</text:span><text:span text:style-name="T22">a</text:span><text:span text:style-name="T25">t</text:span><text:span text:style-name="T15">e m</text:span><text:span text:style-name="T25">o</text:span><text:span text:style-name="T15">de</text:span><text:span text:style-name="T22"> </text:span><text:span text:style-name="T15">in</text:span><text:span text:style-name="T25">s</text:span><text:span text:style-name="T15">tructi</text:span><text:span text:style-name="T25">o</text:span><text:span text:style-name="T15">ns (e</text:span><text:span text:style-name="T25">.</text:span><text:span text:style-name="T15">g.,</text:span><text:span text:style-name="T22"> L</text:span><text:span text:style-name="T15">D</text:span><text:span text:style-name="T64">A</text:span><text:span text:style-name="T22">#</text:span><text:span text:style-name="T15">):</text:span></text:p>
      <text:p text:style-name="P21"/>
      <text:section text:style-name="Sect2" text:name="Section1">
        <text:p text:style-name="P147"><text:span text:style-name="T167">.A </text:span><text:span text:style-name="T168">1800</text:span><text:span text:style-name="T102"> </text:span><text:span text:style-name="T129">L</text:span><text:span text:style-name="T130">D</text:span><text:span text:style-name="T131">A</text:span><text:span text:style-name="T102"> </text:span><text:span text:style-name="T129">#$0</text:span><text:span text:style-name="T130">C</text:span><text:span text:style-name="T128"> </text:span><text:span text:style-name="T167">.A <text:s/></text:span><text:span text:style-name="T168">1802</text:span><text:span text:style-name="T102"> </text:span><text:span text:style-name="T129">L</text:span><text:span text:style-name="T130">D</text:span><text:span text:style-name="T131">Y</text:span><text:span text:style-name="T102"> </text:span><text:span text:style-name="T174">#</text:span><text:span text:style-name="T175">"J"</text:span></text:p>
        <text:p text:style-name="P134"><draw:g text:anchor-type="paragraph" draw:z-index="95" draw:name="drawingObject190" draw:style-name="gr1"><draw:custom-shape draw:name="Shape 191" draw:style-name="gr58" draw:text-style-name="P411" svg:width="2.6669in" svg:height="0.1551in" svg:x="1.6in" svg:y="-0.3071in"><text:p/><draw:enhanced-geometry draw:mirror-horizontal="false" draw:mirror-vertical="false" drawooo:sub-view-size="2438401 142239" svg:viewBox="0 0 2438401 142239" draw:type="ooxml-non-primitive" draw:enhanced-path="M 0 142239 L 0 0 2438401 0 2438401 142239 0 142239 N"/></draw:custom-shape><draw:custom-shape draw:name="Shape 192" draw:style-name="gr59" draw:text-style-name="P411" svg:width="0.287in" svg:height="0.1551in" svg:x="4.2673in" svg:y="-0.3071in"><text:p/><draw:enhanced-geometry draw:mirror-horizontal="false" draw:mirror-vertical="false" drawooo:sub-view-size="262888 142239" svg:viewBox="0 0 262888 142239" draw:type="ooxml-non-primitive" draw:enhanced-path="M 0 142239 L 0 0 262888 0 262888 142239 0 142239 N"/></draw:custom-shape><draw:custom-shape draw:name="Shape 193" draw:style-name="gr12" draw:text-style-name="P411" svg:width="0.4925in" svg:height="0.1551in" svg:x="4.5547in" svg:y="-0.3071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94" draw:style-name="gr11" draw:text-style-name="P411" svg:width="0.4913in" svg:height="0.1551in" svg:x="5.048in" svg:y="-0.3071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95" draw:style-name="gr12" draw:text-style-name="P411" svg:width="0.4925in" svg:height="0.1551in" svg:x="5.5398in" svg:y="-0.3071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96" draw:style-name="gr11" draw:text-style-name="P411" svg:width="0.4913in" svg:height="0.1551in" svg:x="6.0327in" svg:y="-0.3071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97" draw:style-name="gr60" draw:text-style-name="P411" svg:width="3.4169in" svg:height="0.1551in" svg:x="1.6in" svg:y="-0.1516in"><text:p/><draw:enhanced-geometry draw:mirror-horizontal="false" draw:mirror-vertical="false" drawooo:sub-view-size="3124201 142239" svg:viewBox="0 0 3124201 142239" draw:type="ooxml-non-primitive" draw:enhanced-path="M 0 0 L 0 142239 3124201 142239 3124201 0 0 0 N"/></draw:custom-shape><draw:custom-shape draw:name="Shape 198" draw:style-name="gr61" draw:text-style-name="P412" svg:width="0.0012in" svg:height="0.1551in" svg:x="5.0327in" svg:y="-0.1516in"><text:p/><draw:enhanced-geometry draw:mirror-horizontal="false" draw:mirror-vertical="false" drawooo:sub-view-size="0 142239" svg:viewBox="0 0 0 142239" draw:type="ooxml-non-primitive" draw:enhanced-path="M 0 142239 L 0 0 N"/></draw:custom-shape><draw:custom-shape draw:name="Shape 199" draw:style-name="gr11" draw:text-style-name="P411" svg:width="0.4913in" svg:height="0.1551in" svg:x="5.048in" svg:y="-0.1516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200" draw:style-name="gr12" draw:text-style-name="P411" svg:width="0.4925in" svg:height="0.1551in" svg:x="5.5398in" svg:y="-0.1516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201" draw:style-name="gr11" draw:text-style-name="P411" svg:width="0.4913in" svg:height="0.1551in" svg:x="6.0327in" svg:y="-0.1516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draw:custom-shape draw:name="Shape 202" draw:style-name="gr62" draw:text-style-name="P411" svg:width="2.9169in" svg:height="0.1551in" svg:x="1.6in" svg:y="0.0047in"><text:p/><draw:enhanced-geometry draw:mirror-horizontal="false" draw:mirror-vertical="false" drawooo:sub-view-size="2667001 142239" svg:viewBox="0 0 2667001 142239" draw:type="ooxml-non-primitive" draw:enhanced-path="M 0 142239 L 0 0 2667001 0 2667001 142239 0 142239 N"/></draw:custom-shape><draw:custom-shape draw:name="Shape 203" draw:style-name="gr8" draw:text-style-name="P411" svg:width="0.037in" svg:height="0.1551in" svg:x="4.5173in" svg:y="0.0047in"><text:p/><draw:enhanced-geometry draw:mirror-horizontal="false" draw:mirror-vertical="false" drawooo:sub-view-size="34288 142239" svg:viewBox="0 0 34288 142239" draw:type="ooxml-non-primitive" draw:enhanced-path="M 0 142239 L 0 0 34288 0 34288 142239 0 142239 N"/></draw:custom-shape><draw:custom-shape draw:name="Shape 204" draw:style-name="gr12" draw:text-style-name="P411" svg:width="0.4925in" svg:height="0.1551in" svg:x="4.5547in" svg:y="0.004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205" draw:style-name="gr11" draw:text-style-name="P411" svg:width="0.4913in" svg:height="0.1551in" svg:x="5.048in" svg:y="0.0047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206" draw:style-name="gr12" draw:text-style-name="P411" svg:width="0.4925in" svg:height="0.1551in" svg:x="5.5398in" svg:y="0.004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207" draw:style-name="gr11" draw:text-style-name="P411" svg:width="0.4913in" svg:height="0.1551in" svg:x="6.0327in" svg:y="0.0047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208" draw:style-name="gr63" draw:text-style-name="P411" svg:width="3.0004in" svg:height="0.1551in" svg:x="1.6in" svg:y="0.1602in"><text:p/><draw:enhanced-geometry draw:mirror-horizontal="false" draw:mirror-vertical="false" drawooo:sub-view-size="2743201 142239" svg:viewBox="0 0 2743201 142239" draw:type="ooxml-non-primitive" draw:enhanced-path="M 0 142239 L 0 0 2743201 0 2743201 142239 0 142239 N"/></draw:custom-shape><draw:custom-shape draw:name="Shape 209" draw:style-name="gr10" draw:text-style-name="P411" svg:width="0.4469in" svg:height="0.1551in" svg:x="4.6008in" svg:y="0.1602in"><text:p/><draw:enhanced-geometry draw:mirror-horizontal="false" draw:mirror-vertical="false" drawooo:sub-view-size="408938 142239" svg:viewBox="0 0 408938 142239" draw:type="ooxml-non-primitive" draw:enhanced-path="M 0 142239 L 0 0 408938 0 408938 142239 0 142239 N"/></draw:custom-shape><draw:custom-shape draw:name="Shape 210" draw:style-name="gr11" draw:text-style-name="P411" svg:width="0.4913in" svg:height="0.1551in" svg:x="5.048in" svg:y="0.160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211" draw:style-name="gr12" draw:text-style-name="P411" svg:width="0.4925in" svg:height="0.1551in" svg:x="5.5398in" svg:y="0.16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212" draw:style-name="gr11" draw:text-style-name="P411" svg:width="0.4913in" svg:height="0.1551in" svg:x="6.0327in" svg:y="0.1602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/draw:g><text:span text:style-name="T167">.A </text:span><text:span text:style-name="T168">1804</text:span><text:span text:style-name="T102"> </text:span><text:span text:style-name="T131">A</text:span><text:span text:style-name="T130">ND</text:span><text:span text:style-name="T102"> </text:span><text:span text:style-name="T155">#</text:span><text:span text:style-name="T153">%</text:span><text:span text:style-name="T155">11110000</text:span><text:span text:style-name="T128"> </text:span><text:span text:style-name="T167">.A </text:span><text:span text:style-name="T168">1806</text:span><text:span text:style-name="T102"> </text:span><text:span text:style-name="T160">C</text:span><text:span text:style-name="T158">M</text:span><text:span text:style-name="T161">P</text:span><text:span text:style-name="T102"> </text:span><text:span text:style-name="T129">#250</text:span></text:p>
        <text:p text:style-name="P36"><text:span text:style-name="T102">; </text:span><text:span text:style-name="T130">H</text:span><text:span text:style-name="T131">EX</text:span><text:span text:style-name="T111"> </text:span><text:span text:style-name="T131">BY</text:span><text:span text:style-name="T132">T</text:span><text:span text:style-name="T131">E</text:span></text:p>
        <text:p text:style-name="P148"><text:span text:style-name="T102">; </text:span><text:span text:style-name="T99">PE</text:span><text:span text:style-name="T100">T</text:span><text:span text:style-name="T99">S</text:span><text:span text:style-name="T101">C</text:span><text:span text:style-name="T97">II</text:span><text:span text:style-name="T111"> </text:span><text:span text:style-name="T130">CH</text:span><text:span text:style-name="T131">A</text:span><text:span text:style-name="T130">R</text:span><text:span text:style-name="T131">A</text:span><text:span text:style-name="T130">C</text:span><text:span text:style-name="T132">T</text:span><text:span text:style-name="T131">E</text:span><text:span text:style-name="T130">R</text:span><text:span text:style-name="T128"> </text:span><text:span text:style-name="T102">; </text:span><text:span text:style-name="T182">B</text:span><text:span text:style-name="T183">I</text:span><text:span text:style-name="T184">N</text:span><text:span text:style-name="T182">A</text:span><text:span text:style-name="T184">R</text:span><text:span text:style-name="T182">Y</text:span><text:span text:style-name="T102"> </text:span><text:span text:style-name="T131">BY</text:span><text:span text:style-name="T132">T</text:span><text:span text:style-name="T131">E</text:span></text:p>
        <text:p text:style-name="P35"><text:span text:style-name="T102">; </text:span><text:span text:style-name="T187">BASE</text:span><text:span text:style-name="T188">-</text:span><text:span text:style-name="T189">10</text:span><text:span text:style-name="T102"> </text:span><text:span text:style-name="T131">BY</text:span><text:span text:style-name="T132">T</text:span><text:span text:style-name="T131">E</text:span></text:p>
      </text:section>
      <text:section text:style-name="Sect1" text:name="Section2">
        <text:p text:style-name="P142"/>
        <text:p text:style-name="P61"><text:span text:style-name="T94">Accumulator</text:span><text:span text:style-name="T95"> </text:span><text:span text:style-name="T94">Mode</text:span><text:span text:style-name="T95"> </text:span><text:span text:style-name="T94">Operand</text:span></text:p>
        <text:p text:style-name="P6"/>
        <text:p text:style-name="P149"><text:span text:style-name="T15">wAx sup</text:span><text:span text:style-name="T25">p</text:span><text:span text:style-name="T15">orts both explicit </text:span><text:span text:style-name="T25">a</text:span><text:span text:style-name="T15">nd </text:span><text:span text:style-name="T25">i</text:span><text:span text:style-name="T15">mpl</text:span><text:span text:style-name="T25">i</text:span><text:span text:style-name="T22">c</text:span><text:span text:style-name="T15">it</text:span><text:span text:style-name="T22"> </text:span><text:span text:style-name="T15">s</text:span><text:span text:style-name="T25">y</text:span><text:span text:style-name="T15">ntax for </text:span><text:span text:style-name="T25">a</text:span><text:span text:style-name="T15">ccumul</text:span><text:span text:style-name="T25">a</text:span><text:span text:style-name="T15">tor mo</text:span><text:span text:style-name="T25">d</text:span><text:span text:style-name="T15">e ins</text:span><text:span text:style-name="T22">t</text:span><text:span text:style-name="T11">r</text:span><text:span text:style-name="T15">uctio</text:span><text:span text:style-name="T22">n</text:span><text:span text:style-name="T15">s</text:span><text:span text:style-name="T25"> </text:span><text:span text:style-name="T15">(</text:span><text:span text:style-name="T25">R</text:span><text:span text:style-name="T15">OR, ROL, LSR</text:span><text:span text:style-name="T65">,</text:span><text:span text:style-name="T15">ASL):</text:span></text:p>
        <text:p text:style-name="P21"/>
      </text:section>
      <text:section text:style-name="Sect3" text:name="Section3">
        <text:p text:style-name="P408"/>
      </text:section>
      <text:section text:style-name="Sect1" text:name="Section4">
        <text:p text:style-name="P1"/>
        <text:p text:style-name="P1"/>
        <text:p text:style-name="P1"/>
        <text:p text:style-name="P150"/>
        <text:p text:style-name="P31"><text:span text:style-name="T89">- 5 -</text:span></text:p>
      </text:section>
      <text:p text:style-name="P38"><text:span text:style-name="T92">Entering Data</text:span></text:p>
      <text:p text:style-name="P52"><text:span text:style-name="T18">For</text:span><text:span text:style-name="T15"> </text:span><text:span text:style-name="T18">additi</text:span><text:span text:style-name="T28">o</text:span><text:span text:style-name="T18">nal</text:span><text:span text:style-name="T15"> </text:span><text:span text:style-name="T18">de</text:span><text:span text:style-name="T28">t</text:span><text:span text:style-name="T18">ails,</text:span><text:span text:style-name="T15"> </text:span><text:span text:style-name="T18">see</text:span><text:span text:style-name="T20"> </text:span><text:span text:style-name="T15">Memory E</text:span><text:span text:style-name="T22">d</text:span><text:span text:style-name="T11">i</text:span><text:span text:style-name="T15">to</text:span><text:span text:style-name="T22">r</text:span><text:span text:style-name="T18">,</text:span><text:span text:style-name="T22"> </text:span><text:span text:style-name="T18">p.</text:span><text:span text:style-name="T28">1</text:span><text:span text:style-name="T18">6.</text:span></text:p>
      <text:p text:style-name="P89"/>
      <text:p text:style-name="P151"><text:span text:style-name="T15">In a</text:span><text:span text:style-name="T25">d</text:span><text:span text:style-name="T15">dition to 6</text:span><text:span text:style-name="T25">5</text:span><text:span text:style-name="T15">02 co</text:span><text:span text:style-name="T25">d</text:span><text:span text:style-name="T15">e, </text:span><text:span text:style-name="T25">y</text:span><text:span text:style-name="T15">ou</text:span><text:span text:style-name="T22"> </text:span><text:span text:style-name="T15">may</text:span><text:span text:style-name="T25"> </text:span><text:span text:style-name="T15">also</text:span><text:span text:style-name="T25"> </text:span><text:span text:style-name="T15">enter pr</text:span><text:span text:style-name="T25">o</text:span><text:span text:style-name="T15">gram data</text:span><text:span text:style-name="T25"> </text:span><text:span text:style-name="T15">w</text:span><text:span text:style-name="T25">i</text:span><text:span text:style-name="T15">th</text:span><text:span text:style-name="T22"> </text:span><text:span text:style-name="T25">t</text:span><text:span text:style-name="T15">he</text:span><text:span text:style-name="T22"> </text:span><text:span text:style-name="T15">@ </text:span><text:span text:style-name="T25">t</text:span><text:span text:style-name="T15">ool.</text:span><text:span text:style-name="T30"> </text:span><text:span text:style-name="T11">T</text:span><text:span text:style-name="T15">he</text:span><text:span text:style-name="T22"> </text:span><text:span text:style-name="T25">f</text:span><text:span text:style-name="T15">ollowing formats are </text:span><text:span text:style-name="T25">s</text:span><text:span text:style-name="T15">u</text:span><text:span text:style-name="T25">p</text:span><text:span text:style-name="T15">ported:</text:span></text:p>
      <text:p text:style-name="P3"/>
      <text:p text:style-name="P34"><text:span text:style-name="T94">Text</text:span></text:p>
      <text:p text:style-name="P6"/>
      <text:p text:style-name="P34"><text:span text:style-name="T59">Y</text:span><text:span text:style-name="T25">o</text:span><text:span text:style-name="T15">u may</text:span><text:span text:style-name="T25"> </text:span><text:span text:style-name="T15">enter </text:span><text:span text:style-name="T25">q</text:span><text:span text:style-name="T15">uoted te</text:span><text:span text:style-name="T25">x</text:span><text:span text:style-name="T15">t of up</text:span><text:span text:style-name="T25"> </text:span><text:span text:style-name="T15">to 16</text:span><text:span text:style-name="T25"> </text:span><text:span text:style-name="T15">c</text:span><text:span text:style-name="T25">h</text:span><text:span text:style-name="T15">aract</text:span><text:span text:style-name="T22">e</text:span><text:span text:style-name="T15">rs:</text:span></text:p>
      <text:p text:style-name="P21"/>
      <text:p text:style-name="P101"><draw:g text:anchor-type="paragraph" draw:z-index="31" draw:name="drawingObject213" draw:style-name="gr1"><draw:custom-shape draw:name="Shape 214" draw:style-name="gr176" draw:text-style-name="P411" svg:width="1.8331in" svg:height="0.1559in" svg:x="0.6in" svg:y="0.002in"><text:p/><draw:enhanced-geometry draw:mirror-horizontal="false" draw:mirror-vertical="false" drawooo:sub-view-size="1676398 142239" svg:viewBox="0 0 1676398 142239" draw:type="ooxml-non-primitive" draw:enhanced-path="M 0 142239 L 0 0 1676398 0 1676398 142239 0 142239 N"/></draw:custom-shape><draw:custom-shape draw:name="Shape 215" draw:style-name="gr3" draw:text-style-name="P411" svg:width="0.1358in" svg:height="0.1559in" svg:x="2.4335in" svg:y="0.002in"><text:p/><draw:enhanced-geometry draw:mirror-horizontal="false" draw:mirror-vertical="false" drawooo:sub-view-size="124461 142239" svg:viewBox="0 0 124461 142239" draw:type="ooxml-non-primitive" draw:enhanced-path="M 0 142239 L 0 0 124461 0 124461 142239 0 142239 N"/></draw:custom-shape><draw:custom-shape draw:name="Shape 216" draw:style-name="gr6" draw:text-style-name="P411" svg:width="0.4933in" svg:height="0.1559in" svg:x="2.5693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217" draw:style-name="gr5" draw:text-style-name="P411" svg:width="0.4913in" svg:height="0.1559in" svg:x="3.0634in" svg:y="0.002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218" draw:style-name="gr4" draw:text-style-name="P411" svg:width="0.4925in" svg:height="0.1559in" svg:x="3.5547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219" draw:style-name="gr5" draw:text-style-name="P411" svg:width="0.4913in" svg:height="0.1559in" svg:x="4.048in" svg:y="0.00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220" draw:style-name="gr4" draw:text-style-name="P411" svg:width="0.4925in" svg:height="0.1559in" svg:x="4.5398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221" draw:style-name="gr5" draw:text-style-name="P411" svg:width="0.4913in" svg:height="0.1559in" svg:x="5.0327in" svg:y="0.002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/draw:g><text:span text:style-name="T166">@</text:span><text:span text:style-name="T168">1800</text:span><text:span text:style-name="T102"> </text:span><text:span text:style-name="T196">"</text:span><text:span text:style-name="T197">Y</text:span><text:span text:style-name="T196">O</text:span><text:span text:style-name="T198">UR</text:span><text:span text:style-name="T102"> </text:span><text:span text:style-name="T132">T</text:span><text:span text:style-name="T131">EX</text:span><text:span text:style-name="T132">T</text:span><text:span text:style-name="T102"> </text:span><text:span text:style-name="T200">H</text:span><text:span text:style-name="T201">E</text:span><text:span text:style-name="T200">R</text:span><text:span text:style-name="T201">E</text:span><text:span text:style-name="T202">"</text:span></text:p>
      <text:p text:style-name="P8"/>
      <text:p text:style-name="P152"/>
      <text:p text:style-name="P34"><text:span text:style-name="T94">Hex</text:span><text:span text:style-name="T95"> </text:span><text:span text:style-name="T94">Bytes</text:span></text:p>
      <text:p text:style-name="P171"><text:span text:style-name="T59">Y</text:span><text:span text:style-name="T25">o</text:span><text:span text:style-name="T15">u may</text:span><text:span text:style-name="T25"> </text:span><text:span text:style-name="T15">enter </text:span><text:span text:style-name="T25">u</text:span><text:span text:style-name="T15">p to </text:span><text:span text:style-name="T25">f</text:span><text:span text:style-name="T15">our </text:span><text:span text:style-name="T22">b</text:span><text:span text:style-name="T25">y</text:span><text:span text:style-name="T15">tes (in </text:span><text:span text:style-name="T25">d</text:span><text:span text:style-name="T15">i</text:span><text:span text:style-name="T25">r</text:span><text:span text:style-name="T15">ect</text:span><text:span text:style-name="T22"> </text:span><text:span text:style-name="T15">m</text:span><text:span text:style-name="T25">o</text:span><text:span text:style-name="T15">de) or up </text:span><text:span text:style-name="T25">t</text:span><text:span text:style-name="T15">o e</text:span><text:span text:style-name="T25">i</text:span><text:span text:style-name="T15">ght b</text:span><text:span text:style-name="T25">y</text:span><text:span text:style-name="T15">tes (in a B</text:span><text:span text:style-name="T25">A</text:span><text:span text:style-name="T15">SIC </text:span><text:span text:style-name="T22">p</text:span><text:span text:style-name="T11">r</text:span><text:span text:style-name="T15">o</text:span><text:span text:style-name="T22">g</text:span><text:span text:style-name="T15">ram) usi</text:span><text:span text:style-name="T25">n</text:span><text:span text:style-name="T15">g a col</text:span><text:span text:style-name="T25">o</text:span><text:span text:style-name="T15">n:</text:span></text:p>
      <text:p text:style-name="P141"/>
      <text:p text:style-name="P101"><draw:g text:anchor-type="paragraph" draw:z-index="45" draw:name="drawingObject222" draw:style-name="gr1"><draw:custom-shape draw:name="Shape 223" draw:style-name="gr150" draw:text-style-name="P411" svg:width="1.4996in" svg:height="0.1559in" svg:x="0.6in" svg:y="0.0035in"><text:p/><draw:enhanced-geometry draw:mirror-horizontal="false" draw:mirror-vertical="false" drawooo:sub-view-size="1371598 142241" svg:viewBox="0 0 1371598 142241" draw:type="ooxml-non-primitive" draw:enhanced-path="M 0 142241 L 0 0 1371598 0 1371598 142241 0 142241 N"/></draw:custom-shape><draw:custom-shape draw:name="Shape 224" draw:style-name="gr151" draw:text-style-name="P411" svg:width="0.4689in" svg:height="0.1559in" svg:x="2.1in" svg:y="0.0035in"><text:p/><draw:enhanced-geometry draw:mirror-horizontal="false" draw:mirror-vertical="false" drawooo:sub-view-size="429261 142241" svg:viewBox="0 0 429261 142241" draw:type="ooxml-non-primitive" draw:enhanced-path="M 0 142241 L 0 0 429261 0 429261 142241 0 142241 N"/></draw:custom-shape><draw:custom-shape draw:name="Shape 225" draw:style-name="gr6" draw:text-style-name="P411" svg:width="0.4933in" svg:height="0.1559in" svg:x="2.5693in" svg:y="0.003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226" draw:style-name="gr5" draw:text-style-name="P411" svg:width="0.4913in" svg:height="0.1559in" svg:x="3.0634in" svg:y="0.0035in"><text:p/><draw:enhanced-geometry draw:mirror-horizontal="false" draw:mirror-vertical="false" drawooo:sub-view-size="449578 142241" svg:viewBox="0 0 449578 142241" draw:type="ooxml-non-primitive" draw:enhanced-path="M 0 142241 L 0 0 449578 0 449578 142241 0 142241 N"/></draw:custom-shape><draw:custom-shape draw:name="Shape 227" draw:style-name="gr4" draw:text-style-name="P411" svg:width="0.4925in" svg:height="0.1559in" svg:x="3.5547in" svg:y="0.003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228" draw:style-name="gr5" draw:text-style-name="P411" svg:width="0.4913in" svg:height="0.1559in" svg:x="4.048in" svg:y="0.0035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229" draw:style-name="gr4" draw:text-style-name="P411" svg:width="0.4925in" svg:height="0.1559in" svg:x="4.5398in" svg:y="0.003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230" draw:style-name="gr5" draw:text-style-name="P411" svg:width="0.4913in" svg:height="0.1559in" svg:x="5.0327in" svg:y="0.0035in"><text:p/><draw:enhanced-geometry draw:mirror-horizontal="false" draw:mirror-vertical="false" drawooo:sub-view-size="449579 142241" svg:viewBox="0 0 449579 142241" draw:type="ooxml-non-primitive" draw:enhanced-path="M 0 0 L 0 142241 449579 142241 449579 0 0 0 N"/></draw:custom-shape></draw:g><text:span text:style-name="T166">@</text:span><text:span text:style-name="T168">1800</text:span><text:span text:style-name="T102"> </text:span><text:span text:style-name="T204">:</text:span><text:span text:style-name="T205">1</text:span><text:span text:style-name="T206">A</text:span><text:span text:style-name="T111"> </text:span><text:span text:style-name="T129">2</text:span><text:span text:style-name="T131">B</text:span><text:span text:style-name="T102"> </text:span><text:span text:style-name="T129">3</text:span><text:span text:style-name="T130">C</text:span><text:span text:style-name="T111"> </text:span><text:span text:style-name="T129">4</text:span><text:span text:style-name="T130">D</text:span></text:p>
      <text:p text:style-name="P9"/>
      <text:p text:style-name="P153"/>
      <text:p text:style-name="P34"><text:span text:style-name="T94">Binary</text:span><text:span text:style-name="T95"> </text:span><text:span text:style-name="T94">Bytes</text:span></text:p>
      <text:p text:style-name="P6"/>
      <text:p text:style-name="P34"><text:span text:style-name="T59">Y</text:span><text:span text:style-name="T25">o</text:span><text:span text:style-name="T15">u may</text:span><text:span text:style-name="T25"> </text:span><text:span text:style-name="T15">enter </text:span><text:span text:style-name="T25">o</text:span><text:span text:style-name="T15">ne bi</text:span><text:span text:style-name="T25">n</text:span><text:span text:style-name="T15">ary</text:span><text:span text:style-name="T22"> </text:span><text:span text:style-name="T15">by</text:span><text:span text:style-name="T11">t</text:span><text:span text:style-name="T15">e (eight bits) us</text:span><text:span text:style-name="T25">i</text:span><text:span text:style-name="T15">ng a perc</text:span><text:span text:style-name="T11">e</text:span><text:span text:style-name="T15">nt</text:span><text:span text:style-name="T22"> </text:span><text:span text:style-name="T15">si</text:span><text:span text:style-name="T25">g</text:span><text:span text:style-name="T15">n:</text:span></text:p>
      <text:p text:style-name="P21"/>
      <text:p text:style-name="P101"><draw:g text:anchor-type="paragraph" draw:z-index="55" draw:name="drawingObject231" draw:style-name="gr1"><draw:custom-shape draw:name="Shape 232" draw:style-name="gr143" draw:text-style-name="P411" svg:width="1.2496in" svg:height="0.1559in" svg:x="0.6in" svg:y="0.002in"><text:p/><draw:enhanced-geometry draw:mirror-horizontal="false" draw:mirror-vertical="false" drawooo:sub-view-size="1142998 142239" svg:viewBox="0 0 1142998 142239" draw:type="ooxml-non-primitive" draw:enhanced-path="M 0 142239 L 0 0 1142998 0 1142998 142239 0 142239 N"/></draw:custom-shape><draw:custom-shape draw:name="Shape 233" draw:style-name="gr144" draw:text-style-name="P411" svg:width="0.2276in" svg:height="0.1559in" svg:x="1.85in" svg:y="0.002in"><text:p/><draw:enhanced-geometry draw:mirror-horizontal="false" draw:mirror-vertical="false" drawooo:sub-view-size="208279 142239" svg:viewBox="0 0 208279 142239" draw:type="ooxml-non-primitive" draw:enhanced-path="M 0 0 L 0 142239 208279 142239 208279 0 0 0 N"/></draw:custom-shape><draw:custom-shape draw:name="Shape 234" draw:style-name="gr5" draw:text-style-name="P411" svg:width="0.4913in" svg:height="0.1559in" svg:x="2.078in" svg:y="0.00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235" draw:style-name="gr6" draw:text-style-name="P411" svg:width="0.4933in" svg:height="0.1559in" svg:x="2.5693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236" draw:style-name="gr5" draw:text-style-name="P411" svg:width="0.4913in" svg:height="0.1559in" svg:x="3.0634in" svg:y="0.002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237" draw:style-name="gr4" draw:text-style-name="P411" svg:width="0.4925in" svg:height="0.1559in" svg:x="3.5547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238" draw:style-name="gr5" draw:text-style-name="P411" svg:width="0.4913in" svg:height="0.1559in" svg:x="4.048in" svg:y="0.00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239" draw:style-name="gr4" draw:text-style-name="P411" svg:width="0.4925in" svg:height="0.1559in" svg:x="4.5398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240" draw:style-name="gr5" draw:text-style-name="P411" svg:width="0.4913in" svg:height="0.1559in" svg:x="5.0327in" svg:y="0.002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/draw:g><text:span text:style-name="T166">@</text:span><text:span text:style-name="T168">1800</text:span><text:span text:style-name="T102"> </text:span><text:span text:style-name="T153">%</text:span><text:span text:style-name="T155">00110001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8"/>
      <text:p text:style-name="P60"><text:span text:style-name="T89">- 6 -</text:span></text:p>
      <text:p text:style-name="P66"><text:span text:style-name="T92">The Persistent Counter</text:span></text:p>
      <text:p text:style-name="P81"><text:span text:style-name="T15">wAx keeps</text:span><text:span text:style-name="T25"> </text:span><text:span text:style-name="T15">track of </text:span><text:span text:style-name="T25">t</text:span><text:span text:style-name="T15">he add</text:span><text:span text:style-name="T25">r</text:span><text:span text:style-name="T15">ess</text:span><text:span text:style-name="T66"> </text:span><text:span text:style-name="T24">a</text:span><text:span text:style-name="T28">f</text:span><text:span text:style-name="T18">ter</text:span><text:span text:style-name="T15"> </text:span><text:span text:style-name="T22">t</text:span><text:span text:style-name="T15">he la</text:span><text:span text:style-name="T25">s</text:span><text:span text:style-name="T15">t-assembl</text:span><text:span text:style-name="T25">e</text:span><text:span text:style-name="T15">d in</text:span><text:span text:style-name="T25">s</text:span><text:span text:style-name="T15">truction.</text:span><text:span text:style-name="T30"> </text:span><text:span text:style-name="T15">This </text:span><text:span text:style-name="T25">a</text:span><text:span text:style-name="T15">ddress can</text:span><text:span text:style-name="T25"> </text:span><text:span text:style-name="T15">be inser</text:span><text:span text:style-name="T25">t</text:span><text:span text:style-name="T15">ed</text:span><text:span text:style-name="T22"> </text:span><text:span text:style-name="T15">i</text:span><text:span text:style-name="T25">n</text:span><text:span text:style-name="T15">to </text:span><text:span text:style-name="T25">y</text:span><text:span text:style-name="T15">o</text:span><text:span text:style-name="T22">u</text:span><text:span text:style-name="T15">r </text:span><text:span text:style-name="T11">c</text:span><text:span text:style-name="T15">ode with </text:span><text:span text:style-name="T25">t</text:span><text:span text:style-name="T15">he</text:span><text:span text:style-name="T22"> </text:span><text:span text:style-name="T15">asterisk </text:span><text:span text:style-name="T25">(</text:span><text:span text:style-name="T15">*).</text:span><text:span text:style-name="T30"> </text:span><text:span text:style-name="T15">This is </text:span><text:span text:style-name="T25">e</text:span><text:span text:style-name="T15">spec</text:span><text:span text:style-name="T11">i</text:span><text:span text:style-name="T15">ally</text:span><text:span text:style-name="T22"> </text:span><text:span text:style-name="T15">use</text:span><text:span text:style-name="T25">f</text:span><text:span text:style-name="T15">ul when us</text:span><text:span text:style-name="T25">i</text:span><text:span text:style-name="T15">ng BA</text:span><text:span text:style-name="T25">S</text:span><text:span text:style-name="T15">IC pr</text:span><text:span text:style-name="T25">o</text:span><text:span text:style-name="T15">grams f</text:span><text:span text:style-name="T22">o</text:span><text:span text:style-name="T15">r </text:span><text:span text:style-name="T25">a</text:span><text:span text:style-name="T15">ssembl</text:span><text:span text:style-name="T54">y</text:span><text:span text:style-name="T15">. So ins</text:span><text:span text:style-name="T25">t</text:span><text:span text:style-name="T15">ead of writi</text:span><text:span text:style-name="T25">n</text:span><text:span text:style-name="T15">g t</text:span><text:span text:style-name="T22">h</text:span><text:span text:style-name="T15">i</text:span><text:span text:style-name="T25">s</text:span><text:span text:style-name="T15">:</text:span></text:p>
      <text:p text:style-name="P21"/>
      <text:p text:style-name="P172"><draw:g text:anchor-type="paragraph" draw:z-index="37" draw:name="drawingObject241" draw:style-name="gr1"><draw:custom-shape draw:name="Shape 242" draw:style-name="gr99" draw:text-style-name="P411" svg:width="1.4161in" svg:height="0.1551in" svg:x="1.6in" svg:y="0.0035in"><text:p/><draw:enhanced-geometry draw:mirror-horizontal="false" draw:mirror-vertical="false" drawooo:sub-view-size="1295400 142240" svg:viewBox="0 0 1295400 142240" draw:type="ooxml-non-primitive" draw:enhanced-path="M 0 142240 L 0 0 1295400 0 1295400 142240 0 142240 N"/></draw:custom-shape><draw:custom-shape draw:name="Shape 243" draw:style-name="gr8" draw:text-style-name="P411" svg:width="0.0606in" svg:height="0.1551in" svg:x="3.0165in" svg:y="0.0035in"><text:p/><draw:enhanced-geometry draw:mirror-horizontal="false" draw:mirror-vertical="false" drawooo:sub-view-size="55879 142240" svg:viewBox="0 0 55879 142240" draw:type="ooxml-non-primitive" draw:enhanced-path="M 0 142240 L 0 0 55879 0 55879 142240 0 142240 N"/></draw:custom-shape><draw:custom-shape draw:name="Shape 244" draw:style-name="gr11" draw:text-style-name="P411" svg:width="0.4913in" svg:height="0.1551in" svg:x="3.078in" svg:y="0.0035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245" draw:style-name="gr15" draw:text-style-name="P411" svg:width="0.4933in" svg:height="0.1551in" svg:x="3.5693in" svg:y="0.0035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246" draw:style-name="gr11" draw:text-style-name="P411" svg:width="0.4913in" svg:height="0.1551in" svg:x="4.0634in" svg:y="0.0035in"><text:p/><draw:enhanced-geometry draw:mirror-horizontal="false" draw:mirror-vertical="false" drawooo:sub-view-size="449578 142240" svg:viewBox="0 0 449578 142240" draw:type="ooxml-non-primitive" draw:enhanced-path="M 0 142240 L 0 0 449578 0 449578 142240 0 142240 N"/></draw:custom-shape><draw:custom-shape draw:name="Shape 247" draw:style-name="gr12" draw:text-style-name="P411" svg:width="0.4925in" svg:height="0.1551in" svg:x="4.5547in" svg:y="0.0035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248" draw:style-name="gr11" draw:text-style-name="P411" svg:width="0.4913in" svg:height="0.1551in" svg:x="5.048in" svg:y="0.0035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249" draw:style-name="gr12" draw:text-style-name="P411" svg:width="0.4925in" svg:height="0.1551in" svg:x="5.5398in" svg:y="0.0035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250" draw:style-name="gr11" draw:text-style-name="P411" svg:width="0.4913in" svg:height="0.1551in" svg:x="6.0327in" svg:y="0.0035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251" draw:style-name="gr150" draw:text-style-name="P411" svg:width="1.4996in" svg:height="0.1559in" svg:x="1.6in" svg:y="0.1591in"><text:p/><draw:enhanced-geometry draw:mirror-horizontal="false" draw:mirror-vertical="false" drawooo:sub-view-size="1371600 142239" svg:viewBox="0 0 1371600 142239" draw:type="ooxml-non-primitive" draw:enhanced-path="M 0 142239 L 0 0 1371600 0 1371600 142239 0 142239 N"/></draw:custom-shape><draw:custom-shape draw:name="Shape 252" draw:style-name="gr151" draw:text-style-name="P411" svg:width="0.4689in" svg:height="0.1559in" svg:x="3.1in" svg:y="0.1591in"><text:p/><draw:enhanced-geometry draw:mirror-horizontal="false" draw:mirror-vertical="false" drawooo:sub-view-size="429261 142239" svg:viewBox="0 0 429261 142239" draw:type="ooxml-non-primitive" draw:enhanced-path="M 0 142239 L 0 0 429261 0 429261 142239 0 142239 N"/></draw:custom-shape><draw:custom-shape draw:name="Shape 253" draw:style-name="gr6" draw:text-style-name="P411" svg:width="0.4933in" svg:height="0.1559in" svg:x="3.5693in" svg:y="0.1591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254" draw:style-name="gr5" draw:text-style-name="P411" svg:width="0.4913in" svg:height="0.1559in" svg:x="4.0634in" svg:y="0.1591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255" draw:style-name="gr4" draw:text-style-name="P411" svg:width="0.4925in" svg:height="0.1559in" svg:x="4.5547in" svg:y="0.1591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256" draw:style-name="gr5" draw:text-style-name="P411" svg:width="0.4913in" svg:height="0.1559in" svg:x="5.048in" svg:y="0.1591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257" draw:style-name="gr4" draw:text-style-name="P411" svg:width="0.4925in" svg:height="0.1559in" svg:x="5.5398in" svg:y="0.1591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258" draw:style-name="gr5" draw:text-style-name="P411" svg:width="0.4913in" svg:height="0.1559in" svg:x="6.0327in" svg:y="0.1591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259" draw:style-name="gr51" draw:text-style-name="P411" svg:width="0.9996in" svg:height="0.1551in" svg:x="1.6in" svg:y="0.3154in"><text:p/><draw:enhanced-geometry draw:mirror-horizontal="false" draw:mirror-vertical="false" drawooo:sub-view-size="914400 142240" svg:viewBox="0 0 914400 142240" draw:type="ooxml-non-primitive" draw:enhanced-path="M 0 142240 L 0 0 914400 0 914400 142240 0 142240 N"/></draw:custom-shape><draw:custom-shape draw:name="Shape 260" draw:style-name="gr25" draw:text-style-name="P411" svg:width="0.4776in" svg:height="0.1551in" svg:x="2.6in" svg:y="0.3154in"><text:p/><draw:enhanced-geometry draw:mirror-horizontal="false" draw:mirror-vertical="false" drawooo:sub-view-size="436881 142240" svg:viewBox="0 0 436881 142240" draw:type="ooxml-non-primitive" draw:enhanced-path="M 0 142240 L 0 0 436881 0 436881 142240 0 142240 N"/></draw:custom-shape><draw:custom-shape draw:name="Shape 261" draw:style-name="gr11" draw:text-style-name="P411" svg:width="0.4913in" svg:height="0.1551in" svg:x="3.078in" svg:y="0.3154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262" draw:style-name="gr15" draw:text-style-name="P411" svg:width="0.4933in" svg:height="0.1551in" svg:x="3.5693in" svg:y="0.3154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263" draw:style-name="gr11" draw:text-style-name="P411" svg:width="0.4913in" svg:height="0.1551in" svg:x="4.0634in" svg:y="0.3154in"><text:p/><draw:enhanced-geometry draw:mirror-horizontal="false" draw:mirror-vertical="false" drawooo:sub-view-size="449578 142240" svg:viewBox="0 0 449578 142240" draw:type="ooxml-non-primitive" draw:enhanced-path="M 0 142240 L 0 0 449578 0 449578 142240 0 142240 N"/></draw:custom-shape><draw:custom-shape draw:name="Shape 264" draw:style-name="gr12" draw:text-style-name="P411" svg:width="0.4925in" svg:height="0.1551in" svg:x="4.5547in" svg:y="0.3154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265" draw:style-name="gr11" draw:text-style-name="P411" svg:width="0.4913in" svg:height="0.1551in" svg:x="5.048in" svg:y="0.3154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266" draw:style-name="gr12" draw:text-style-name="P411" svg:width="0.4925in" svg:height="0.1551in" svg:x="5.5398in" svg:y="0.3154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267" draw:style-name="gr11" draw:text-style-name="P411" svg:width="0.4913in" svg:height="0.1551in" svg:x="6.0327in" svg:y="0.3154in"><text:p/><draw:enhanced-geometry draw:mirror-horizontal="false" draw:mirror-vertical="false" drawooo:sub-view-size="449579 142240" svg:viewBox="0 0 449579 142240" draw:type="ooxml-non-primitive" draw:enhanced-path="M 0 0 L 0 142240 449579 142240 449579 0 0 0 N"/></draw:custom-shape></draw:g><text:span text:style-name="T129">10</text:span><text:span text:style-name="T102"> </text:span><text:span text:style-name="T208">@</text:span><text:span text:style-name="T209">1800</text:span><text:span text:style-name="T165"> </text:span><text:span text:style-name="T129">L</text:span><text:span text:style-name="T130">D</text:span><text:span text:style-name="T131">A</text:span><text:span text:style-name="T111"> </text:span><text:span text:style-name="T174">#</text:span><text:span text:style-name="T175">"J"</text:span><text:span text:style-name="T128"> </text:span><text:span text:style-name="T129">20</text:span><text:span text:style-name="T102"> </text:span><text:span text:style-name="T208">@</text:span><text:span text:style-name="T209">1802</text:span><text:span text:style-name="T165"> </text:span><text:span text:style-name="T122">J</text:span><text:span text:style-name="T121">S</text:span><text:span text:style-name="T120">R</text:span><text:span text:style-name="T111"> </text:span><text:span text:style-name="T129">$</text:span><text:span text:style-name="T132">FF</text:span><text:span text:style-name="T130">D</text:span><text:span text:style-name="T129">2</text:span><text:span text:style-name="T128"> </text:span><text:span text:style-name="T129">30</text:span><text:span text:style-name="T102"> </text:span><text:span text:style-name="T208">@</text:span><text:span text:style-name="T209">1805</text:span><text:span text:style-name="T165"> </text:span><text:span text:style-name="T131">B</text:span><text:span text:style-name="T130">R</text:span><text:span text:style-name="T131">K</text:span></text:p>
      <text:p text:style-name="P113"/>
      <text:p text:style-name="P61"><text:span text:style-name="T15">y</text:span><text:span text:style-name="T25">o</text:span><text:span text:style-name="T15">u can wr</text:span><text:span text:style-name="T25">i</text:span><text:span text:style-name="T15">te</text:span><text:span text:style-name="T22"> </text:span><text:span text:style-name="T15">t</text:span><text:span text:style-name="T22">h</text:span><text:span text:style-name="T15">i</text:span><text:span text:style-name="T11">s</text:span><text:span text:style-name="T15">:</text:span></text:p>
      <text:p text:style-name="P21"/>
      <text:p text:style-name="P173"><draw:g text:anchor-type="paragraph" draw:z-index="50" draw:name="drawingObject268" draw:style-name="gr1"><draw:custom-shape draw:name="Shape 269" draw:style-name="gr99" draw:text-style-name="P411" svg:width="1.4161in" svg:height="0.1551in" svg:x="1.6in" svg:y="0.0035in"><text:p/><draw:enhanced-geometry draw:mirror-horizontal="false" draw:mirror-vertical="false" drawooo:sub-view-size="1295400 142239" svg:viewBox="0 0 1295400 142239" draw:type="ooxml-non-primitive" draw:enhanced-path="M 0 142239 L 0 0 1295400 0 1295400 142239 0 142239 N"/></draw:custom-shape><draw:custom-shape draw:name="Shape 270" draw:style-name="gr8" draw:text-style-name="P411" svg:width="0.0606in" svg:height="0.1551in" svg:x="3.0165in" svg:y="0.0035in"><text:p/><draw:enhanced-geometry draw:mirror-horizontal="false" draw:mirror-vertical="false" drawooo:sub-view-size="55879 142239" svg:viewBox="0 0 55879 142239" draw:type="ooxml-non-primitive" draw:enhanced-path="M 0 142239 L 0 0 55879 0 55879 142239 0 142239 N"/></draw:custom-shape><draw:custom-shape draw:name="Shape 271" draw:style-name="gr11" draw:text-style-name="P411" svg:width="0.4913in" svg:height="0.1551in" svg:x="3.078in" svg:y="0.003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272" draw:style-name="gr15" draw:text-style-name="P411" svg:width="0.4933in" svg:height="0.1551in" svg:x="3.5693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273" draw:style-name="gr11" draw:text-style-name="P411" svg:width="0.4913in" svg:height="0.1551in" svg:x="4.0634in" svg:y="0.0035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274" draw:style-name="gr12" draw:text-style-name="P411" svg:width="0.4925in" svg:height="0.1551in" svg:x="4.5547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275" draw:style-name="gr11" draw:text-style-name="P411" svg:width="0.4913in" svg:height="0.1551in" svg:x="5.048in" svg:y="0.003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276" draw:style-name="gr12" draw:text-style-name="P411" svg:width="0.4925in" svg:height="0.1551in" svg:x="5.5398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277" draw:style-name="gr11" draw:text-style-name="P411" svg:width="0.4913in" svg:height="0.1551in" svg:x="6.0327in" svg:y="0.003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278" draw:style-name="gr150" draw:text-style-name="P411" svg:width="1.4996in" svg:height="0.1559in" svg:x="1.6in" svg:y="0.1591in"><text:p/><draw:enhanced-geometry draw:mirror-horizontal="false" draw:mirror-vertical="false" drawooo:sub-view-size="1371600 142241" svg:viewBox="0 0 1371600 142241" draw:type="ooxml-non-primitive" draw:enhanced-path="M 0 142241 L 0 0 1371600 0 1371600 142241 0 142241 N"/></draw:custom-shape><draw:custom-shape draw:name="Shape 279" draw:style-name="gr151" draw:text-style-name="P411" svg:width="0.4689in" svg:height="0.1559in" svg:x="3.1in" svg:y="0.1591in"><text:p/><draw:enhanced-geometry draw:mirror-horizontal="false" draw:mirror-vertical="false" drawooo:sub-view-size="429261 142240" svg:viewBox="0 0 429261 142240" draw:type="ooxml-non-primitive" draw:enhanced-path="M 0 142240 L 0 0 429261 0 429261 142240 0 142240 N"/></draw:custom-shape><draw:custom-shape draw:name="Shape 280" draw:style-name="gr6" draw:text-style-name="P411" svg:width="0.4933in" svg:height="0.1559in" svg:x="3.5693in" svg:y="0.1591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281" draw:style-name="gr5" draw:text-style-name="P411" svg:width="0.4913in" svg:height="0.1559in" svg:x="4.0634in" svg:y="0.1591in"><text:p/><draw:enhanced-geometry draw:mirror-horizontal="false" draw:mirror-vertical="false" drawooo:sub-view-size="449578 142240" svg:viewBox="0 0 449578 142240" draw:type="ooxml-non-primitive" draw:enhanced-path="M 0 142240 L 0 0 449578 0 449578 142240 0 142240 N"/></draw:custom-shape><draw:custom-shape draw:name="Shape 282" draw:style-name="gr4" draw:text-style-name="P411" svg:width="0.4925in" svg:height="0.1559in" svg:x="4.5547in" svg:y="0.1591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283" draw:style-name="gr5" draw:text-style-name="P411" svg:width="0.4913in" svg:height="0.1559in" svg:x="5.048in" svg:y="0.1591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284" draw:style-name="gr4" draw:text-style-name="P411" svg:width="0.4925in" svg:height="0.1559in" svg:x="5.5398in" svg:y="0.1591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285" draw:style-name="gr5" draw:text-style-name="P411" svg:width="0.4913in" svg:height="0.1559in" svg:x="6.0327in" svg:y="0.1591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286" draw:style-name="gr51" draw:text-style-name="P411" svg:width="0.9996in" svg:height="0.1551in" svg:x="1.6in" svg:y="0.3154in"><text:p/><draw:enhanced-geometry draw:mirror-horizontal="false" draw:mirror-vertical="false" drawooo:sub-view-size="914400 142239" svg:viewBox="0 0 914400 142239" draw:type="ooxml-non-primitive" draw:enhanced-path="M 0 142239 L 0 0 914400 0 914400 142239 0 142239 N"/></draw:custom-shape><draw:custom-shape draw:name="Shape 287" draw:style-name="gr25" draw:text-style-name="P411" svg:width="0.4776in" svg:height="0.1551in" svg:x="2.6in" svg:y="0.3154in"><text:p/><draw:enhanced-geometry draw:mirror-horizontal="false" draw:mirror-vertical="false" drawooo:sub-view-size="436881 142239" svg:viewBox="0 0 436881 142239" draw:type="ooxml-non-primitive" draw:enhanced-path="M 0 142239 L 0 0 436881 0 436881 142239 0 142239 N"/></draw:custom-shape><draw:custom-shape draw:name="Shape 288" draw:style-name="gr11" draw:text-style-name="P411" svg:width="0.4913in" svg:height="0.1551in" svg:x="3.078in" svg:y="0.3154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289" draw:style-name="gr15" draw:text-style-name="P411" svg:width="0.4933in" svg:height="0.1551in" svg:x="3.5693in" svg:y="0.3154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290" draw:style-name="gr11" draw:text-style-name="P411" svg:width="0.4913in" svg:height="0.1551in" svg:x="4.0634in" svg:y="0.3154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291" draw:style-name="gr12" draw:text-style-name="P411" svg:width="0.4925in" svg:height="0.1551in" svg:x="4.5547in" svg:y="0.3154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292" draw:style-name="gr11" draw:text-style-name="P411" svg:width="0.4913in" svg:height="0.1551in" svg:x="5.048in" svg:y="0.3154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293" draw:style-name="gr12" draw:text-style-name="P411" svg:width="0.4925in" svg:height="0.1551in" svg:x="5.5398in" svg:y="0.3154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294" draw:style-name="gr11" draw:text-style-name="P411" svg:width="0.4913in" svg:height="0.1551in" svg:x="6.0327in" svg:y="0.3154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/draw:g><text:span text:style-name="T129">10</text:span><text:span text:style-name="T102"> </text:span><text:span text:style-name="T208">@</text:span><text:span text:style-name="T209">1800</text:span><text:span text:style-name="T165"> </text:span><text:span text:style-name="T129">L</text:span><text:span text:style-name="T130">D</text:span><text:span text:style-name="T131">A</text:span><text:span text:style-name="T111"> </text:span><text:span text:style-name="T174">#</text:span><text:span text:style-name="T175">"J"</text:span><text:span text:style-name="T128"> </text:span><text:span text:style-name="T129">20</text:span><text:span text:style-name="T102"> </text:span><text:span text:style-name="T211">@*</text:span><text:span text:style-name="T128"><text:tab/></text:span><text:span text:style-name="T122">J</text:span><text:span text:style-name="T121">S</text:span><text:span text:style-name="T120">R</text:span><text:span text:style-name="T102"> </text:span><text:span text:style-name="T129">$</text:span><text:span text:style-name="T132">FF</text:span><text:span text:style-name="T130">D</text:span><text:span text:style-name="T129">2</text:span><text:span text:style-name="T128"> </text:span><text:span text:style-name="T129">30</text:span><text:span text:style-name="T102"> </text:span><text:span text:style-name="T211">@*</text:span><text:span text:style-name="T128"><text:tab/></text:span><text:span text:style-name="T131">B</text:span><text:span text:style-name="T130">R</text:span><text:span text:style-name="T131">K</text:span></text:p>
      <text:p text:style-name="P113"/>
      <text:p text:style-name="P61"><text:span text:style-name="T15">This </text:span><text:span text:style-name="T22">a</text:span><text:span text:style-name="T15">llows </text:span><text:span text:style-name="T11">y</text:span><text:span text:style-name="T15">ou</text:span><text:span text:style-name="T22"> </text:span><text:span text:style-name="T25">t</text:span><text:span text:style-name="T15">o re</text:span><text:span text:style-name="T25">l</text:span><text:span text:style-name="T15">oca</text:span><text:span text:style-name="T25">t</text:span><text:span text:style-name="T15">e </text:span><text:span text:style-name="T22">t</text:span><text:span text:style-name="T25">h</text:span><text:span text:style-name="T15">e </text:span><text:span text:style-name="T25">c</text:span><text:span text:style-name="T15">ode by </text:span><text:span text:style-name="T25">c</text:span><text:span text:style-name="T15">hangi</text:span><text:span text:style-name="T25">n</text:span><text:span text:style-name="T15">g its add</text:span><text:span text:style-name="T25">r</text:span><text:span text:style-name="T15">ess on the first li</text:span><text:span text:style-name="T11">n</text:span><text:span text:style-name="T15">e.</text:span></text:p>
      <text:p text:style-name="P89"/>
      <text:p text:style-name="P61"><text:span text:style-name="T59">Y</text:span><text:span text:style-name="T25">o</text:span><text:span text:style-name="T15">u may</text:span><text:span text:style-name="T25"> </text:span><text:span text:style-name="T15">set t</text:span><text:span text:style-name="T25">h</text:span><text:span text:style-name="T15">e address of </text:span><text:span text:style-name="T25">t</text:span><text:span text:style-name="T15">he persis</text:span><text:span text:style-name="T25">t</text:span><text:span text:style-name="T15">ent co</text:span><text:span text:style-name="T25">u</text:span><text:span text:style-name="T15">nt</text:span><text:span text:style-name="T22">e</text:span><text:span text:style-name="T15">r </text:span><text:span text:style-name="T25">b</text:span><text:span text:style-name="T15">y us</text:span><text:span text:style-name="T11">i</text:span><text:span text:style-name="T15">ng</text:span><text:span text:style-name="T22"> </text:span><text:span text:style-name="T25">t</text:span><text:span text:style-name="T15">he * tool:</text:span></text:p>
      <text:p text:style-name="P21"/>
      <text:p text:style-name="P174"><draw:g text:anchor-type="paragraph" draw:z-index="77" draw:name="drawingObject295" draw:style-name="gr1"><draw:custom-shape draw:name="Shape 296" draw:style-name="gr21" draw:text-style-name="P411" svg:width="0.6661in" svg:height="0.1551in" svg:x="1.6in" svg:y="0.0035in"><text:p/><draw:enhanced-geometry draw:mirror-horizontal="false" draw:mirror-vertical="false" drawooo:sub-view-size="609600 142239" svg:viewBox="0 0 609600 142239" draw:type="ooxml-non-primitive" draw:enhanced-path="M 0 142239 L 0 0 609600 0 609600 142239 0 142239 N"/></draw:custom-shape><draw:custom-shape draw:name="Shape 297" draw:style-name="gr98" draw:text-style-name="P411" svg:width="0.3177in" svg:height="0.1551in" svg:x="2.2665in" svg:y="0.0035in"><text:p/><draw:enhanced-geometry draw:mirror-horizontal="false" draw:mirror-vertical="false" drawooo:sub-view-size="290829 142239" svg:viewBox="0 0 290829 142239" draw:type="ooxml-non-primitive" draw:enhanced-path="M 0 142239 L 0 0 290829 0 290829 142239 0 142239 N"/></draw:custom-shape><draw:custom-shape draw:name="Shape 298" draw:style-name="gr12" draw:text-style-name="P411" svg:width="0.4925in" svg:height="0.1551in" svg:x="2.5846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299" draw:style-name="gr11" draw:text-style-name="P411" svg:width="0.4913in" svg:height="0.1551in" svg:x="3.078in" svg:y="0.003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300" draw:style-name="gr15" draw:text-style-name="P411" svg:width="0.4933in" svg:height="0.1551in" svg:x="3.5693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301" draw:style-name="gr11" draw:text-style-name="P411" svg:width="0.4913in" svg:height="0.1551in" svg:x="4.0634in" svg:y="0.0035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302" draw:style-name="gr12" draw:text-style-name="P411" svg:width="0.4925in" svg:height="0.1551in" svg:x="4.5547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303" draw:style-name="gr11" draw:text-style-name="P411" svg:width="0.4913in" svg:height="0.1551in" svg:x="5.048in" svg:y="0.003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304" draw:style-name="gr12" draw:text-style-name="P411" svg:width="0.4925in" svg:height="0.1551in" svg:x="5.5398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305" draw:style-name="gr11" draw:text-style-name="P411" svg:width="0.4913in" svg:height="0.1551in" svg:x="6.0327in" svg:y="0.003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306" draw:style-name="gr99" draw:text-style-name="P411" svg:width="1.4161in" svg:height="0.1551in" svg:x="1.6in" svg:y="0.1591in"><text:p/><draw:enhanced-geometry draw:mirror-horizontal="false" draw:mirror-vertical="false" drawooo:sub-view-size="1295400 142239" svg:viewBox="0 0 1295400 142239" draw:type="ooxml-non-primitive" draw:enhanced-path="M 0 142239 L 0 0 1295400 0 1295400 142239 0 142239 N"/></draw:custom-shape><draw:custom-shape draw:name="Shape 307" draw:style-name="gr8" draw:text-style-name="P411" svg:width="0.0606in" svg:height="0.1551in" svg:x="3.0165in" svg:y="0.1591in"><text:p/><draw:enhanced-geometry draw:mirror-horizontal="false" draw:mirror-vertical="false" drawooo:sub-view-size="55879 142239" svg:viewBox="0 0 55879 142239" draw:type="ooxml-non-primitive" draw:enhanced-path="M 0 0 L 0 142239 55879 142239 55879 0 0 0 N"/></draw:custom-shape><draw:custom-shape draw:name="Shape 308" draw:style-name="gr11" draw:text-style-name="P411" svg:width="0.4913in" svg:height="0.1551in" svg:x="3.078in" svg:y="0.1591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309" draw:style-name="gr15" draw:text-style-name="P411" svg:width="0.4933in" svg:height="0.1551in" svg:x="3.5693in" svg:y="0.1591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310" draw:style-name="gr11" draw:text-style-name="P411" svg:width="0.4913in" svg:height="0.1551in" svg:x="4.0634in" svg:y="0.1591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311" draw:style-name="gr12" draw:text-style-name="P411" svg:width="0.4925in" svg:height="0.1551in" svg:x="4.5547in" svg:y="0.1591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312" draw:style-name="gr11" draw:text-style-name="P411" svg:width="0.4913in" svg:height="0.1551in" svg:x="5.048in" svg:y="0.1591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313" draw:style-name="gr12" draw:text-style-name="P411" svg:width="0.4925in" svg:height="0.1551in" svg:x="5.5398in" svg:y="0.1591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314" draw:style-name="gr11" draw:text-style-name="P411" svg:width="0.4913in" svg:height="0.1551in" svg:x="6.0327in" svg:y="0.1591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draw:custom-shape draw:name="Shape 315" draw:style-name="gr45" draw:text-style-name="P411" svg:width="1.4996in" svg:height="0.1551in" svg:x="1.6in" svg:y="0.3154in"><text:p/><draw:enhanced-geometry draw:mirror-horizontal="false" draw:mirror-vertical="false" drawooo:sub-view-size="1371600 142239" svg:viewBox="0 0 1371600 142239" draw:type="ooxml-non-primitive" draw:enhanced-path="M 0 142239 L 0 0 1371600 0 1371600 142239 0 142239 N"/></draw:custom-shape><draw:custom-shape draw:name="Shape 316" draw:style-name="gr46" draw:text-style-name="P411" svg:width="0.4689in" svg:height="0.1551in" svg:x="3.1in" svg:y="0.3154in"><text:p/><draw:enhanced-geometry draw:mirror-horizontal="false" draw:mirror-vertical="false" drawooo:sub-view-size="429261 142239" svg:viewBox="0 0 429261 142239" draw:type="ooxml-non-primitive" draw:enhanced-path="M 0 142239 L 0 0 429261 0 429261 142239 0 142239 N"/></draw:custom-shape><draw:custom-shape draw:name="Shape 317" draw:style-name="gr15" draw:text-style-name="P411" svg:width="0.4933in" svg:height="0.1551in" svg:x="3.5693in" svg:y="0.3154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318" draw:style-name="gr11" draw:text-style-name="P411" svg:width="0.4913in" svg:height="0.1551in" svg:x="4.0634in" svg:y="0.3154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319" draw:style-name="gr12" draw:text-style-name="P411" svg:width="0.4925in" svg:height="0.1551in" svg:x="4.5547in" svg:y="0.3154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320" draw:style-name="gr11" draw:text-style-name="P411" svg:width="0.4913in" svg:height="0.1551in" svg:x="5.048in" svg:y="0.3154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321" draw:style-name="gr12" draw:text-style-name="P411" svg:width="0.4925in" svg:height="0.1551in" svg:x="5.5398in" svg:y="0.3154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322" draw:style-name="gr11" draw:text-style-name="P411" svg:width="0.4913in" svg:height="0.1551in" svg:x="6.0327in" svg:y="0.3154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323" draw:style-name="gr51" draw:text-style-name="P411" svg:width="0.9996in" svg:height="0.1551in" svg:x="1.6in" svg:y="0.4709in"><text:p/><draw:enhanced-geometry draw:mirror-horizontal="false" draw:mirror-vertical="false" drawooo:sub-view-size="914400 142239" svg:viewBox="0 0 914400 142239" draw:type="ooxml-non-primitive" draw:enhanced-path="M 0 142239 L 0 0 914400 0 914400 142239 0 142239 N"/></draw:custom-shape><draw:custom-shape draw:name="Shape 324" draw:style-name="gr25" draw:text-style-name="P411" svg:width="0.4776in" svg:height="0.1551in" svg:x="2.6in" svg:y="0.4709in"><text:p/><draw:enhanced-geometry draw:mirror-horizontal="false" draw:mirror-vertical="false" drawooo:sub-view-size="436881 142239" svg:viewBox="0 0 436881 142239" draw:type="ooxml-non-primitive" draw:enhanced-path="M 0 142239 L 0 0 436881 0 436881 142239 0 142239 N"/></draw:custom-shape><draw:custom-shape draw:name="Shape 325" draw:style-name="gr11" draw:text-style-name="P411" svg:width="0.4913in" svg:height="0.1551in" svg:x="3.078in" svg:y="0.4709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326" draw:style-name="gr15" draw:text-style-name="P411" svg:width="0.4933in" svg:height="0.1551in" svg:x="3.5693in" svg:y="0.4709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327" draw:style-name="gr11" draw:text-style-name="P411" svg:width="0.4913in" svg:height="0.1551in" svg:x="4.0634in" svg:y="0.4709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328" draw:style-name="gr12" draw:text-style-name="P411" svg:width="0.4925in" svg:height="0.1551in" svg:x="4.5547in" svg:y="0.4709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329" draw:style-name="gr11" draw:text-style-name="P411" svg:width="0.4913in" svg:height="0.1551in" svg:x="5.048in" svg:y="0.4709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330" draw:style-name="gr12" draw:text-style-name="P411" svg:width="0.4925in" svg:height="0.1551in" svg:x="5.5398in" svg:y="0.4709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331" draw:style-name="gr11" draw:text-style-name="P411" svg:width="0.4913in" svg:height="0.1551in" svg:x="6.0327in" svg:y="0.4709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/draw:g><text:span text:style-name="T129">5</text:span><text:span text:style-name="T102"> </text:span><text:span text:style-name="T188">*</text:span><text:span text:style-name="T189">1800</text:span></text:p>
      <text:p text:style-name="P173"><text:span text:style-name="T129">10</text:span><text:span text:style-name="T102"> </text:span><text:span text:style-name="T211">@*</text:span><text:span text:style-name="T128"><text:tab/></text:span><text:span text:style-name="T129">L</text:span><text:span text:style-name="T130">D</text:span><text:span text:style-name="T131">A</text:span><text:span text:style-name="T102"> </text:span><text:span text:style-name="T174">#</text:span><text:span text:style-name="T175">"J"</text:span><text:span text:style-name="T128"> </text:span><text:span text:style-name="T129">20</text:span><text:span text:style-name="T102"> </text:span><text:span text:style-name="T211">@*</text:span><text:span text:style-name="T128"><text:tab/></text:span><text:span text:style-name="T122">J</text:span><text:span text:style-name="T121">S</text:span><text:span text:style-name="T120">R</text:span><text:span text:style-name="T102"> </text:span><text:span text:style-name="T129">$</text:span><text:span text:style-name="T132">FF</text:span><text:span text:style-name="T130">D</text:span><text:span text:style-name="T129">2</text:span><text:span text:style-name="T128"> </text:span><text:span text:style-name="T129">30</text:span><text:span text:style-name="T102"> </text:span><text:span text:style-name="T211">@*</text:span><text:span text:style-name="T128"><text:tab/></text:span><text:span text:style-name="T131">B</text:span><text:span text:style-name="T130">R</text:span><text:span text:style-name="T131">K</text:span></text:p>
      <text:p text:style-name="P176"/>
      <text:p text:style-name="P178"><text:span text:style-name="T15">An * is r</text:span><text:span text:style-name="T11">e</text:span><text:span text:style-name="T15">placed with the persist</text:span><text:span text:style-name="T25">e</text:span><text:span text:style-name="T15">nt </text:span><text:span text:style-name="T25">c</text:span><text:span text:style-name="T15">ounter add</text:span><text:span text:style-name="T11">r</text:span><text:span text:style-name="T15">ess in w</text:span><text:span text:style-name="T22">A</text:span><text:span text:style-name="T15">x</text:span><text:span text:style-name="T25"> </text:span><text:span text:style-name="T15">com</text:span><text:span text:style-name="T25">m</text:span><text:span text:style-name="T15">ands, </text:span><text:span text:style-name="T22">e</text:span><text:span text:style-name="T15">x</text:span><text:span text:style-name="T25">c</text:span><text:span text:style-name="T15">e</text:span><text:span text:style-name="T25">p</text:span><text:span text:style-name="T15">t f</text:span><text:span text:style-name="T22">o</text:span><text:span text:style-name="T15">r wi</text:span><text:span text:style-name="T11">t</text:span><text:span text:style-name="T15">hin the * </text:span><text:span text:style-name="T25">t</text:span><text:span text:style-name="T15">o</text:span><text:span text:style-name="T22">o</text:span><text:span text:style-name="T15">l it</text:span><text:span text:style-name="T11">s</text:span><text:span text:style-name="T15">elf,</text:span><text:span text:style-name="T22"> </text:span><text:span text:style-name="T25">a</text:span><text:span text:style-name="T15">nd w</text:span><text:span text:style-name="T25">i</text:span><text:span text:style-name="T15">thin</text:span><text:span text:style-name="T22"> </text:span><text:span text:style-name="T15">qu</text:span><text:span text:style-name="T25">o</text:span><text:span text:style-name="T15">t</text:span><text:span text:style-name="T25">e</text:span><text:span text:style-name="T15">d stri</text:span><text:span text:style-name="T25">n</text:span><text:span text:style-name="T15">gs. If, for some r</text:span><text:span text:style-name="T25">e</text:span><text:span text:style-name="T15">as</text:span><text:span text:style-name="T25">o</text:span><text:span text:style-name="T15">n, </text:span><text:span text:style-name="T25">y</text:span><text:span text:style-name="T15">ou</text:span><text:span text:style-name="T22"> </text:span><text:span text:style-name="T15">use it</text:span><text:span text:style-name="T25"> </text:span><text:span text:style-name="T15">as an </text:span><text:span text:style-name="T25">o</text:span><text:span text:style-name="T15">pe</text:span><text:span text:style-name="T25">r</text:span><text:span text:style-name="T15">a</text:span><text:span text:style-name="T25">n</text:span><text:span text:style-name="T15">d, remember </text:span><text:span text:style-name="T25">t</text:span><text:span text:style-name="T15">o use $:</text:span></text:p>
      <text:p text:style-name="P21"/>
      <text:p text:style-name="P179"><draw:g text:anchor-type="paragraph" draw:z-index="97" draw:name="drawingObject332" draw:style-name="gr1"><draw:custom-shape draw:name="Shape 333" draw:style-name="gr55" draw:text-style-name="P411" svg:width="1.2496in" svg:height="0.1551in" svg:x="1.6in" svg:y="0.0035in"><text:p/><draw:enhanced-geometry draw:mirror-horizontal="false" draw:mirror-vertical="false" drawooo:sub-view-size="1143000 142239" svg:viewBox="0 0 1143000 142239" draw:type="ooxml-non-primitive" draw:enhanced-path="M 0 142239 L 0 0 1143000 0 1143000 142239 0 142239 N"/></draw:custom-shape><draw:custom-shape draw:name="Shape 334" draw:style-name="gr50" draw:text-style-name="P411" svg:width="0.2276in" svg:height="0.1551in" svg:x="2.85in" svg:y="0.0035in"><text:p/><draw:enhanced-geometry draw:mirror-horizontal="false" draw:mirror-vertical="false" drawooo:sub-view-size="208279 142239" svg:viewBox="0 0 208279 142239" draw:type="ooxml-non-primitive" draw:enhanced-path="M 0 142239 L 0 0 208279 0 208279 142239 0 142239 N"/></draw:custom-shape><draw:custom-shape draw:name="Shape 335" draw:style-name="gr11" draw:text-style-name="P411" svg:width="0.4913in" svg:height="0.1551in" svg:x="3.078in" svg:y="0.003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336" draw:style-name="gr15" draw:text-style-name="P411" svg:width="0.4933in" svg:height="0.1551in" svg:x="3.5693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337" draw:style-name="gr11" draw:text-style-name="P411" svg:width="0.4913in" svg:height="0.1551in" svg:x="4.0634in" svg:y="0.0035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338" draw:style-name="gr12" draw:text-style-name="P411" svg:width="0.4925in" svg:height="0.1551in" svg:x="4.5547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339" draw:style-name="gr11" draw:text-style-name="P411" svg:width="0.4913in" svg:height="0.1551in" svg:x="5.048in" svg:y="0.003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340" draw:style-name="gr12" draw:text-style-name="P411" svg:width="0.4925in" svg:height="0.1551in" svg:x="5.5398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341" draw:style-name="gr11" draw:text-style-name="P411" svg:width="0.4913in" svg:height="0.1551in" svg:x="6.0327in" svg:y="0.003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342" draw:style-name="gr51" draw:text-style-name="P411" svg:width="0.9996in" svg:height="0.1551in" svg:x="1.6in" svg:y="0.1598in"><text:p/><draw:enhanced-geometry draw:mirror-horizontal="false" draw:mirror-vertical="false" drawooo:sub-view-size="914400 142239" svg:viewBox="0 0 914400 142239" draw:type="ooxml-non-primitive" draw:enhanced-path="M 0 142239 L 0 0 914400 0 914400 142239 0 142239 N"/></draw:custom-shape><draw:custom-shape draw:name="Shape 343" draw:style-name="gr25" draw:text-style-name="P411" svg:width="0.4776in" svg:height="0.1551in" svg:x="2.6in" svg:y="0.1598in"><text:p/><draw:enhanced-geometry draw:mirror-horizontal="false" draw:mirror-vertical="false" drawooo:sub-view-size="436881 142239" svg:viewBox="0 0 436881 142239" draw:type="ooxml-non-primitive" draw:enhanced-path="M 0 142239 L 0 0 436881 0 436881 142239 0 142239 N"/></draw:custom-shape><draw:custom-shape draw:name="Shape 344" draw:style-name="gr11" draw:text-style-name="P411" svg:width="0.4913in" svg:height="0.1551in" svg:x="3.078in" svg:y="0.1598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345" draw:style-name="gr15" draw:text-style-name="P411" svg:width="0.4933in" svg:height="0.1551in" svg:x="3.5693in" svg:y="0.1598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346" draw:style-name="gr11" draw:text-style-name="P411" svg:width="0.4913in" svg:height="0.1551in" svg:x="4.0634in" svg:y="0.1598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347" draw:style-name="gr12" draw:text-style-name="P411" svg:width="0.4925in" svg:height="0.1551in" svg:x="4.5547in" svg:y="0.1598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348" draw:style-name="gr11" draw:text-style-name="P411" svg:width="0.4913in" svg:height="0.1551in" svg:x="5.048in" svg:y="0.1598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349" draw:style-name="gr12" draw:text-style-name="P411" svg:width="0.4925in" svg:height="0.1551in" svg:x="5.5398in" svg:y="0.1598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350" draw:style-name="gr11" draw:text-style-name="P411" svg:width="0.4913in" svg:height="0.1551in" svg:x="6.0327in" svg:y="0.1598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/draw:g><text:span text:style-name="T166">@</text:span><text:span text:style-name="T168">1800</text:span><text:span text:style-name="T102"> </text:span><text:span text:style-name="T122">J</text:span><text:span text:style-name="T121">S</text:span><text:span text:style-name="T120">R</text:span><text:span text:style-name="T102"> </text:span><text:span text:style-name="T129">$</text:span><text:span text:style-name="T130">C</text:span><text:span text:style-name="T131">B</text:span><text:span text:style-name="T129">1</text:span><text:span text:style-name="T131">E</text:span><text:span text:style-name="T128"> </text:span><text:span text:style-name="T166">@</text:span><text:span text:style-name="T168">1803</text:span><text:span text:style-name="T102"> </text:span><text:span text:style-name="T192">JM</text:span><text:span text:style-name="T191">P</text:span><text:span text:style-name="T102"> </text:span><text:span text:style-name="T205">$</text:span><text:span text:style-name="T204">*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0"/>
      <text:p text:style-name="P31"><text:span text:style-name="T89">- 7 -</text:span></text:p>
      <text:p text:style-name="P39"><text:span text:style-name="T92">Labels</text:span></text:p>
      <text:p text:style-name="P182"><text:span text:style-name="T15">wAx is a </text:span><text:span text:style-name="T25">"</text:span><text:span text:style-name="T15">somewhat symbolic as</text:span><text:span text:style-name="T25">s</text:span><text:span text:style-name="T15">emble</text:span><text:span text:style-name="T55">r</text:span><text:span text:style-name="T15">."</text:span><text:span text:style-name="T33"> </text:span><text:span text:style-name="T15">A</text:span><text:span text:style-name="T25">d</text:span><text:span text:style-name="T15">dres</text:span><text:span text:style-name="T25">s</text:span><text:span text:style-name="T15">es can be </text:span><text:span text:style-name="T25">r</text:span><text:span text:style-name="T15">e</text:span><text:span text:style-name="T22">p</text:span><text:span text:style-name="T11">r</text:span><text:span text:style-name="T15">esented as s</text:span><text:span text:style-name="T11">i</text:span><text:span text:style-name="T15">n</text:span><text:span text:style-name="T22">g</text:span><text:span text:style-name="T15">le-c</text:span><text:span text:style-name="T25">h</text:span><text:span text:style-name="T15">aract</text:span><text:span text:style-name="T22">e</text:span><text:span text:style-name="T15">r l</text:span><text:span text:style-name="T25">a</text:span><text:span text:style-name="T15">bels </text:span><text:span text:style-name="T22">p</text:span><text:span text:style-name="T11">r</text:span><text:span text:style-name="T15">efix</text:span><text:span text:style-name="T25">e</text:span><text:span text:style-name="T15">d with</text:span><text:span text:style-name="T22"> </text:span><text:span text:style-name="T25">t</text:span><text:span text:style-name="T15">he mi</text:span><text:span text:style-name="T25">n</text:span><text:span text:style-name="T15">us sign.</text:span><text:span text:style-name="T58"> </text:span><text:span text:style-name="T18">A</text:span><text:span text:style-name="T48"> </text:span><text:span text:style-name="T31">l</text:span><text:span text:style-name="T18">a</text:span><text:span text:style-name="T24">b</text:span><text:span text:style-name="T18">el</text:span><text:span text:style-name="T15"> </text:span><text:span text:style-name="T18">name</text:span><text:span text:style-name="T25"> </text:span><text:span text:style-name="T28">m</text:span><text:span text:style-name="T18">ay</text:span><text:span text:style-name="T15"> </text:span><text:span text:style-name="T24">b</text:span><text:span text:style-name="T18">e</text:span><text:span text:style-name="T15"> </text:span><text:span text:style-name="T18">a</text:span><text:span text:style-name="T25"> </text:span><text:span text:style-name="T18">digit</text:span><text:span text:style-name="T25"> </text:span><text:span text:style-name="T28">(</text:span><text:span text:style-name="T18">0</text:span><text:span text:style-name="T24">-9</text:span><text:span text:style-name="T18">)</text:span><text:span text:style-name="T25"> </text:span><text:span text:style-name="T18">or</text:span><text:span text:style-name="T15"> </text:span><text:span text:style-name="T28">l</text:span><text:span text:style-name="T18">etter</text:span><text:span text:style-name="T15"> </text:span><text:span text:style-name="T18">(A</text:span><text:span text:style-name="T24">-</text:span><text:span text:style-name="T18">Z).</text:span><text:span text:style-name="T15"> </text:span><text:span text:style-name="T28">T</text:span><text:span text:style-name="T18">here</text:span><text:span text:style-name="T25"> </text:span><text:span text:style-name="T18">is</text:span><text:span text:style-name="T15"> </text:span><text:span text:style-name="T18">also</text:span><text:span text:style-name="T15"> </text:span><text:span text:style-name="T18">one</text:span><text:span text:style-name="T15"> </text:span><text:span text:style-name="T18">s</text:span><text:span text:style-name="T14">p</text:span><text:span text:style-name="T18">ecial</text:span><text:span text:style-name="T15"> </text:span><text:span text:style-name="T18">label</text:span><text:span text:style-name="T15"> </text:span><text:span text:style-name="T18">-@</text:span><text:span text:style-name="T15"> </text:span><text:span text:style-name="T18">(s</text:span><text:span text:style-name="T28">e</text:span><text:span text:style-name="T18">e</text:span><text:span text:style-name="T15"> </text:span><text:span text:style-name="T18">below).</text:span></text:p>
      <text:p text:style-name="P21"/>
      <text:p text:style-name="P183"><draw:g text:anchor-type="paragraph" draw:z-index="42" draw:name="drawingObject351" draw:style-name="gr1"><draw:custom-shape draw:name="Shape 352" draw:style-name="gr99" draw:text-style-name="P411" svg:width="1.4161in" svg:height="0.1551in" svg:x="0.6in" svg:y="0.0035in"><text:p/><draw:enhanced-geometry draw:mirror-horizontal="false" draw:mirror-vertical="false" drawooo:sub-view-size="1295398 142241" svg:viewBox="0 0 1295398 142241" draw:type="ooxml-non-primitive" draw:enhanced-path="M 0 142241 L 0 0 1295398 0 1295398 142241 0 142241 N"/></draw:custom-shape><draw:custom-shape draw:name="Shape 353" draw:style-name="gr8" draw:text-style-name="P411" svg:width="0.0606in" svg:height="0.1551in" svg:x="2.0165in" svg:y="0.0035in"><text:p/><draw:enhanced-geometry draw:mirror-horizontal="false" draw:mirror-vertical="false" drawooo:sub-view-size="55879 142240" svg:viewBox="0 0 55879 142240" draw:type="ooxml-non-primitive" draw:enhanced-path="M 0 142240 L 0 0 55879 0 55879 142240 0 142240 N"/></draw:custom-shape><draw:custom-shape draw:name="Shape 354" draw:style-name="gr11" draw:text-style-name="P411" svg:width="0.4913in" svg:height="0.1551in" svg:x="2.078in" svg:y="0.0035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355" draw:style-name="gr15" draw:text-style-name="P411" svg:width="0.4933in" svg:height="0.1551in" svg:x="2.5693in" svg:y="0.0035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356" draw:style-name="gr11" draw:text-style-name="P411" svg:width="0.4913in" svg:height="0.1551in" svg:x="3.0634in" svg:y="0.0035in"><text:p/><draw:enhanced-geometry draw:mirror-horizontal="false" draw:mirror-vertical="false" drawooo:sub-view-size="449578 142240" svg:viewBox="0 0 449578 142240" draw:type="ooxml-non-primitive" draw:enhanced-path="M 0 142240 L 0 0 449578 0 449578 142240 0 142240 N"/></draw:custom-shape><draw:custom-shape draw:name="Shape 357" draw:style-name="gr12" draw:text-style-name="P411" svg:width="0.4925in" svg:height="0.1551in" svg:x="3.5547in" svg:y="0.0035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358" draw:style-name="gr11" draw:text-style-name="P411" svg:width="0.4913in" svg:height="0.1551in" svg:x="4.048in" svg:y="0.0035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359" draw:style-name="gr12" draw:text-style-name="P411" svg:width="0.4925in" svg:height="0.1551in" svg:x="4.5398in" svg:y="0.0035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360" draw:style-name="gr11" draw:text-style-name="P411" svg:width="0.4913in" svg:height="0.1551in" svg:x="5.0327in" svg:y="0.0035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361" draw:style-name="gr35" draw:text-style-name="P411" svg:width="1.3331in" svg:height="0.1551in" svg:x="0.6in" svg:y="0.1591in"><text:p/><draw:enhanced-geometry draw:mirror-horizontal="false" draw:mirror-vertical="false" drawooo:sub-view-size="1219198 142239" svg:viewBox="0 0 1219198 142239" draw:type="ooxml-non-primitive" draw:enhanced-path="M 0 142239 L 0 0 1219198 0 1219198 142239 0 142239 N"/></draw:custom-shape><draw:custom-shape draw:name="Shape 362" draw:style-name="gr8" draw:text-style-name="P411" svg:width="0.1441in" svg:height="0.1551in" svg:x="1.9335in" svg:y="0.1591in"><text:p/><draw:enhanced-geometry draw:mirror-horizontal="false" draw:mirror-vertical="false" drawooo:sub-view-size="132079 142239" svg:viewBox="0 0 132079 142239" draw:type="ooxml-non-primitive" draw:enhanced-path="M 0 142239 L 0 0 132079 0 132079 142239 0 142239 N"/></draw:custom-shape><draw:custom-shape draw:name="Shape 363" draw:style-name="gr11" draw:text-style-name="P411" svg:width="0.4913in" svg:height="0.1551in" svg:x="2.078in" svg:y="0.1591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364" draw:style-name="gr15" draw:text-style-name="P411" svg:width="0.4933in" svg:height="0.1551in" svg:x="2.5693in" svg:y="0.1591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365" draw:style-name="gr11" draw:text-style-name="P411" svg:width="0.4913in" svg:height="0.1551in" svg:x="3.0634in" svg:y="0.1591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366" draw:style-name="gr12" draw:text-style-name="P411" svg:width="0.4925in" svg:height="0.1551in" svg:x="3.5547in" svg:y="0.1591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367" draw:style-name="gr11" draw:text-style-name="P411" svg:width="0.4913in" svg:height="0.1551in" svg:x="4.048in" svg:y="0.1591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368" draw:style-name="gr12" draw:text-style-name="P411" svg:width="0.4925in" svg:height="0.1551in" svg:x="4.5398in" svg:y="0.1591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369" draw:style-name="gr11" draw:text-style-name="P411" svg:width="0.4913in" svg:height="0.1551in" svg:x="5.0327in" svg:y="0.1591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370" draw:style-name="gr23" draw:text-style-name="P411" svg:width="0.4996in" svg:height="0.1551in" svg:x="0.6in" svg:y="0.3146in"><text:p/><draw:enhanced-geometry draw:mirror-horizontal="false" draw:mirror-vertical="false" drawooo:sub-view-size="457198 142240" svg:viewBox="0 0 457198 142240" draw:type="ooxml-non-primitive" draw:enhanced-path="M 0 142240 L 0 0 457198 0 457198 142240 0 142240 N"/></draw:custom-shape><draw:custom-shape draw:name="Shape 371" draw:style-name="gr8" draw:text-style-name="P411" svg:width="0.1661in" svg:height="0.1551in" svg:x="1.1in" svg:y="0.3146in"><text:p/><draw:enhanced-geometry draw:mirror-horizontal="false" draw:mirror-vertical="false" drawooo:sub-view-size="152400 142240" svg:viewBox="0 0 152400 142240" draw:type="ooxml-non-primitive" draw:enhanced-path="M 0 142240 L 0 0 152400 0 152400 142240 0 142240 N"/></draw:custom-shape><draw:custom-shape draw:name="Shape 372" draw:style-name="gr7" draw:text-style-name="P411" svg:width="0.8331in" svg:height="0.1551in" svg:x="1.2665in" svg:y="0.3146in"><text:p/><draw:enhanced-geometry draw:mirror-horizontal="false" draw:mirror-vertical="false" drawooo:sub-view-size="762000 142240" svg:viewBox="0 0 762000 142240" draw:type="ooxml-non-primitive" draw:enhanced-path="M 0 142240 L 0 0 762000 0 762000 142240 0 142240 N"/></draw:custom-shape><draw:custom-shape draw:name="Shape 373" draw:style-name="gr46" draw:text-style-name="P411" svg:width="0.4689in" svg:height="0.1551in" svg:x="2.1in" svg:y="0.3146in"><text:p/><draw:enhanced-geometry draw:mirror-horizontal="false" draw:mirror-vertical="false" drawooo:sub-view-size="429261 142240" svg:viewBox="0 0 429261 142240" draw:type="ooxml-non-primitive" draw:enhanced-path="M 0 142240 L 0 0 429261 0 429261 142240 0 142240 N"/></draw:custom-shape><draw:custom-shape draw:name="Shape 374" draw:style-name="gr15" draw:text-style-name="P411" svg:width="0.4933in" svg:height="0.1551in" svg:x="2.5693in" svg:y="0.3146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375" draw:style-name="gr11" draw:text-style-name="P411" svg:width="0.4913in" svg:height="0.1551in" svg:x="3.0634in" svg:y="0.3146in"><text:p/><draw:enhanced-geometry draw:mirror-horizontal="false" draw:mirror-vertical="false" drawooo:sub-view-size="449578 142240" svg:viewBox="0 0 449578 142240" draw:type="ooxml-non-primitive" draw:enhanced-path="M 0 142240 L 0 0 449578 0 449578 142240 0 142240 N"/></draw:custom-shape><draw:custom-shape draw:name="Shape 376" draw:style-name="gr12" draw:text-style-name="P411" svg:width="0.4925in" svg:height="0.1551in" svg:x="3.5547in" svg:y="0.3146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377" draw:style-name="gr11" draw:text-style-name="P411" svg:width="0.4913in" svg:height="0.1551in" svg:x="4.048in" svg:y="0.3146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378" draw:style-name="gr12" draw:text-style-name="P411" svg:width="0.4925in" svg:height="0.1551in" svg:x="4.5398in" svg:y="0.3146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379" draw:style-name="gr11" draw:text-style-name="P411" svg:width="0.4913in" svg:height="0.1551in" svg:x="5.0327in" svg:y="0.3146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380" draw:style-name="gr51" draw:text-style-name="P411" svg:width="0.9996in" svg:height="0.1551in" svg:x="0.6in" svg:y="0.4709in"><text:p/><draw:enhanced-geometry draw:mirror-horizontal="false" draw:mirror-vertical="false" drawooo:sub-view-size="914398 142240" svg:viewBox="0 0 914398 142240" draw:type="ooxml-non-primitive" draw:enhanced-path="M 0 142240 L 0 0 914398 0 914398 142240 0 142240 N"/></draw:custom-shape><draw:custom-shape draw:name="Shape 381" draw:style-name="gr25" draw:text-style-name="P411" svg:width="0.4776in" svg:height="0.1551in" svg:x="1.6in" svg:y="0.4709in"><text:p/><draw:enhanced-geometry draw:mirror-horizontal="false" draw:mirror-vertical="false" drawooo:sub-view-size="436881 142241" svg:viewBox="0 0 436881 142241" draw:type="ooxml-non-primitive" draw:enhanced-path="M 0 142241 L 0 0 436881 0 436881 142241 0 142241 N"/></draw:custom-shape><draw:custom-shape draw:name="Shape 382" draw:style-name="gr11" draw:text-style-name="P411" svg:width="0.4913in" svg:height="0.1551in" svg:x="2.078in" svg:y="0.4709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383" draw:style-name="gr15" draw:text-style-name="P411" svg:width="0.4933in" svg:height="0.1551in" svg:x="2.5693in" svg:y="0.4709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384" draw:style-name="gr11" draw:text-style-name="P411" svg:width="0.4913in" svg:height="0.1551in" svg:x="3.0634in" svg:y="0.4709in"><text:p/><draw:enhanced-geometry draw:mirror-horizontal="false" draw:mirror-vertical="false" drawooo:sub-view-size="449578 142240" svg:viewBox="0 0 449578 142240" draw:type="ooxml-non-primitive" draw:enhanced-path="M 0 142240 L 0 0 449578 0 449578 142240 0 142240 N"/></draw:custom-shape><draw:custom-shape draw:name="Shape 385" draw:style-name="gr12" draw:text-style-name="P411" svg:width="0.4925in" svg:height="0.1551in" svg:x="3.5547in" svg:y="0.4709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386" draw:style-name="gr11" draw:text-style-name="P411" svg:width="0.4913in" svg:height="0.1551in" svg:x="4.048in" svg:y="0.4709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387" draw:style-name="gr12" draw:text-style-name="P411" svg:width="0.4925in" svg:height="0.1551in" svg:x="4.5398in" svg:y="0.4709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388" draw:style-name="gr11" draw:text-style-name="P411" svg:width="0.4913in" svg:height="0.1551in" svg:x="5.0327in" svg:y="0.4709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389" draw:style-name="gr49" draw:text-style-name="P411" svg:width="1.0831in" svg:height="0.1551in" svg:x="0.6in" svg:y="0.6264in"><text:p/><draw:enhanced-geometry draw:mirror-horizontal="false" draw:mirror-vertical="false" drawooo:sub-view-size="990598 142239" svg:viewBox="0 0 990598 142239" draw:type="ooxml-non-primitive" draw:enhanced-path="M 0 142239 L 0 0 990598 0 990598 142239 0 142239 N"/></draw:custom-shape><draw:custom-shape draw:name="Shape 390" draw:style-name="gr8" draw:text-style-name="P411" svg:width="0.1661in" svg:height="0.1551in" svg:x="1.6835in" svg:y="0.6264in"><text:p/><draw:enhanced-geometry draw:mirror-horizontal="false" draw:mirror-vertical="false" drawooo:sub-view-size="152400 142239" svg:viewBox="0 0 152400 142239" draw:type="ooxml-non-primitive" draw:enhanced-path="M 0 142239 L 0 0 152400 0 152400 142239 0 142239 N"/></draw:custom-shape><draw:custom-shape draw:name="Shape 391" draw:style-name="gr50" draw:text-style-name="P411" svg:width="0.2276in" svg:height="0.1551in" svg:x="1.85in" svg:y="0.6264in"><text:p/><draw:enhanced-geometry draw:mirror-horizontal="false" draw:mirror-vertical="false" drawooo:sub-view-size="208279 142239" svg:viewBox="0 0 208279 142239" draw:type="ooxml-non-primitive" draw:enhanced-path="M 0 142239 L 0 0 208279 0 208279 142239 0 142239 N"/></draw:custom-shape><draw:custom-shape draw:name="Shape 392" draw:style-name="gr11" draw:text-style-name="P411" svg:width="0.4913in" svg:height="0.1551in" svg:x="2.078in" svg:y="0.6264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393" draw:style-name="gr15" draw:text-style-name="P411" svg:width="0.4933in" svg:height="0.1551in" svg:x="2.5693in" svg:y="0.6264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394" draw:style-name="gr11" draw:text-style-name="P411" svg:width="0.4913in" svg:height="0.1551in" svg:x="3.0634in" svg:y="0.6264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395" draw:style-name="gr12" draw:text-style-name="P411" svg:width="0.4925in" svg:height="0.1551in" svg:x="3.5547in" svg:y="0.6264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396" draw:style-name="gr11" draw:text-style-name="P411" svg:width="0.4913in" svg:height="0.1551in" svg:x="4.048in" svg:y="0.6264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397" draw:style-name="gr12" draw:text-style-name="P411" svg:width="0.4925in" svg:height="0.1551in" svg:x="4.5398in" svg:y="0.6264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398" draw:style-name="gr11" draw:text-style-name="P411" svg:width="0.4913in" svg:height="0.1551in" svg:x="5.0327in" svg:y="0.6264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399" draw:style-name="gr51" draw:text-style-name="P411" svg:width="0.9996in" svg:height="0.1551in" svg:x="0.6in" svg:y="0.7819in"><text:p/><draw:enhanced-geometry draw:mirror-horizontal="false" draw:mirror-vertical="false" drawooo:sub-view-size="914398 142241" svg:viewBox="0 0 914398 142241" draw:type="ooxml-non-primitive" draw:enhanced-path="M 0 142241 L 0 0 914398 0 914398 142241 0 142241 N"/></draw:custom-shape><draw:custom-shape draw:name="Shape 400" draw:style-name="gr25" draw:text-style-name="P411" svg:width="0.4776in" svg:height="0.1551in" svg:x="1.6in" svg:y="0.7819in"><text:p/><draw:enhanced-geometry draw:mirror-horizontal="false" draw:mirror-vertical="false" drawooo:sub-view-size="436881 142241" svg:viewBox="0 0 436881 142241" draw:type="ooxml-non-primitive" draw:enhanced-path="M 0 142241 L 0 0 436881 0 436881 142241 0 142241 N"/></draw:custom-shape><draw:custom-shape draw:name="Shape 401" draw:style-name="gr11" draw:text-style-name="P411" svg:width="0.4913in" svg:height="0.1551in" svg:x="2.078in" svg:y="0.7819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402" draw:style-name="gr15" draw:text-style-name="P411" svg:width="0.4933in" svg:height="0.1551in" svg:x="2.5693in" svg:y="0.7819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403" draw:style-name="gr11" draw:text-style-name="P411" svg:width="0.4913in" svg:height="0.1551in" svg:x="3.0634in" svg:y="0.7819in"><text:p/><draw:enhanced-geometry draw:mirror-horizontal="false" draw:mirror-vertical="false" drawooo:sub-view-size="449578 142241" svg:viewBox="0 0 449578 142241" draw:type="ooxml-non-primitive" draw:enhanced-path="M 0 142241 L 0 0 449578 0 449578 142241 0 142241 N"/></draw:custom-shape><draw:custom-shape draw:name="Shape 404" draw:style-name="gr12" draw:text-style-name="P411" svg:width="0.4925in" svg:height="0.1551in" svg:x="3.5547in" svg:y="0.7819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405" draw:style-name="gr11" draw:text-style-name="P411" svg:width="0.4913in" svg:height="0.1551in" svg:x="4.048in" svg:y="0.7819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406" draw:style-name="gr12" draw:text-style-name="P411" svg:width="0.4925in" svg:height="0.1551in" svg:x="4.5398in" svg:y="0.7819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407" draw:style-name="gr11" draw:text-style-name="P411" svg:width="0.4913in" svg:height="0.1551in" svg:x="5.0327in" svg:y="0.7819in"><text:p/><draw:enhanced-geometry draw:mirror-horizontal="false" draw:mirror-vertical="false" drawooo:sub-view-size="449579 142241" svg:viewBox="0 0 449579 142241" draw:type="ooxml-non-primitive" draw:enhanced-path="M 0 0 L 0 142241 449579 142241 449579 0 0 0 N"/></draw:custom-shape></draw:g><text:span text:style-name="T129">10</text:span><text:span text:style-name="T102"> </text:span><text:span text:style-name="T208">@</text:span><text:span text:style-name="T209">1800</text:span><text:span text:style-name="T165"> </text:span><text:span text:style-name="T129">L</text:span><text:span text:style-name="T130">D</text:span><text:span text:style-name="T131">A</text:span><text:span text:style-name="T111"> </text:span><text:span text:style-name="T174">#</text:span><text:span text:style-name="T175">"J"</text:span><text:span text:style-name="T128"> </text:span><text:span text:style-name="T129">20</text:span><text:span text:style-name="T102"> </text:span><text:span text:style-name="T211">@*</text:span><text:span text:style-name="T128"><text:tab/></text:span><text:span text:style-name="T129">L</text:span><text:span text:style-name="T130">D</text:span><text:span text:style-name="T131">Y</text:span><text:span text:style-name="T102"> </text:span><text:span text:style-name="T129">#22</text:span><text:span text:style-name="T212"> </text:span><text:span text:style-name="T129">30</text:span><text:span text:style-name="T102"> </text:span><text:span text:style-name="T211">@*</text:span><text:span text:style-name="T111"> </text:span><text:span text:style-name="T213">-</text:span><text:span text:style-name="T214">P</text:span><text:span text:style-name="T102"> </text:span><text:span text:style-name="T122">J</text:span><text:span text:style-name="T121">S</text:span><text:span text:style-name="T120">R</text:span><text:span text:style-name="T111"> </text:span><text:span text:style-name="T129">$</text:span><text:span text:style-name="T132">FF</text:span><text:span text:style-name="T130">D</text:span><text:span text:style-name="T129">2</text:span><text:span text:style-name="T128"> </text:span><text:span text:style-name="T129">40</text:span><text:span text:style-name="T102"> </text:span><text:span text:style-name="T211">@*</text:span><text:span text:style-name="T128"><text:tab/></text:span><text:span text:style-name="T130">D</text:span><text:span text:style-name="T131">EY</text:span></text:p>
      <text:p text:style-name="P184"><text:span text:style-name="T129">50</text:span><text:span text:style-name="T102"> </text:span><text:span text:style-name="T211">@*</text:span><text:span text:style-name="T128"><text:tab/></text:span><text:span text:style-name="T131">B</text:span><text:span text:style-name="T130">N</text:span><text:span text:style-name="T131">E</text:span><text:span text:style-name="T102"> </text:span><text:span text:style-name="T213">-</text:span><text:span text:style-name="T214">P</text:span><text:span text:style-name="T128"> </text:span><text:span text:style-name="T129">60</text:span><text:span text:style-name="T102"> </text:span><text:span text:style-name="T211">@*</text:span><text:span text:style-name="T128"><text:tab/></text:span><text:span text:style-name="T130">R</text:span><text:span text:style-name="T132">T</text:span><text:span text:style-name="T131">S</text:span></text:p>
      <text:p text:style-name="P176"/>
      <text:p text:style-name="P185"><text:span text:style-name="T15">Labels </text:span><text:span text:style-name="T25">c</text:span><text:span text:style-name="T15">an be</text:span><text:span text:style-name="T25"> </text:span><text:span text:style-name="T15">used </text:span><text:span text:style-name="T25">b</text:span><text:span text:style-name="T15">e</text:span><text:span text:style-name="T25">f</text:span><text:span text:style-name="T15">ore </text:span><text:span text:style-name="T22">t</text:span><text:span text:style-name="T25">h</text:span><text:span text:style-name="T15">ey </text:span><text:span text:style-name="T22">a</text:span><text:span text:style-name="T11">r</text:span><text:span text:style-name="T15">e </text:span><text:span text:style-name="T22">a</text:span><text:span text:style-name="T15">ss</text:span><text:span text:style-name="T11">i</text:span><text:span text:style-name="T15">g</text:span><text:span text:style-name="T22">n</text:span><text:span text:style-name="T25">e</text:span><text:span text:style-name="T15">d to an </text:span><text:span text:style-name="T25">a</text:span><text:span text:style-name="T15">ddress </text:span><text:span text:style-name="T25">(</text:span><text:span text:style-name="T15">called a "forward refe</text:span><text:span text:style-name="T25">r</text:span><text:span text:style-name="T15">enc</text:span><text:span text:style-name="T22">e</text:span><text:span text:style-name="T15">"</text:span><text:span text:style-name="T25">)</text:span><text:span text:style-name="T15">, like this:</text:span></text:p>
      <text:p text:style-name="P21"/>
      <text:p text:style-name="P103"><draw:g text:anchor-type="paragraph" draw:z-index="73" draw:name="drawingObject408" draw:style-name="gr1"><draw:custom-shape draw:name="Shape 409" draw:style-name="gr92" draw:text-style-name="P411" svg:width="1.5831in" svg:height="0.1551in" svg:x="0.6in" svg:y="0.0035in"><text:p/><draw:enhanced-geometry draw:mirror-horizontal="false" draw:mirror-vertical="false" drawooo:sub-view-size="1447798 142240" svg:viewBox="0 0 1447798 142240" draw:type="ooxml-non-primitive" draw:enhanced-path="M 0 142240 L 0 0 1447798 0 1447798 142240 0 142240 N"/></draw:custom-shape><draw:custom-shape draw:name="Shape 410" draw:style-name="gr93" draw:text-style-name="P411" svg:width="0.3858in" svg:height="0.1551in" svg:x="2.1835in" svg:y="0.0035in"><text:p/><draw:enhanced-geometry draw:mirror-horizontal="false" draw:mirror-vertical="false" drawooo:sub-view-size="353061 142240" svg:viewBox="0 0 353061 142240" draw:type="ooxml-non-primitive" draw:enhanced-path="M 0 142240 L 0 0 353061 0 353061 142240 0 142240 N"/></draw:custom-shape><draw:custom-shape draw:name="Shape 411" draw:style-name="gr15" draw:text-style-name="P411" svg:width="0.4933in" svg:height="0.1551in" svg:x="2.5693in" svg:y="0.0035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412" draw:style-name="gr11" draw:text-style-name="P411" svg:width="0.4913in" svg:height="0.1551in" svg:x="3.0634in" svg:y="0.0035in"><text:p/><draw:enhanced-geometry draw:mirror-horizontal="false" draw:mirror-vertical="false" drawooo:sub-view-size="449578 142240" svg:viewBox="0 0 449578 142240" draw:type="ooxml-non-primitive" draw:enhanced-path="M 0 142240 L 0 0 449578 0 449578 142240 0 142240 N"/></draw:custom-shape><draw:custom-shape draw:name="Shape 413" draw:style-name="gr12" draw:text-style-name="P411" svg:width="0.4925in" svg:height="0.1551in" svg:x="3.5547in" svg:y="0.0035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414" draw:style-name="gr11" draw:text-style-name="P411" svg:width="0.4913in" svg:height="0.1551in" svg:x="4.048in" svg:y="0.0035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415" draw:style-name="gr12" draw:text-style-name="P411" svg:width="0.4925in" svg:height="0.1551in" svg:x="4.5398in" svg:y="0.0035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416" draw:style-name="gr11" draw:text-style-name="P411" svg:width="0.4913in" svg:height="0.1551in" svg:x="5.0327in" svg:y="0.0035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417" draw:style-name="gr116" draw:text-style-name="P411" svg:width="1.9996in" svg:height="0.1551in" svg:x="0.6in" svg:y="0.1591in"><text:p/><draw:enhanced-geometry draw:mirror-horizontal="false" draw:mirror-vertical="false" drawooo:sub-view-size="1828798 142241" svg:viewBox="0 0 1828798 142241" draw:type="ooxml-non-primitive" draw:enhanced-path="M 0 142241 L 0 0 1828798 0 1828798 142241 0 142241 N"/></draw:custom-shape><draw:custom-shape draw:name="Shape 418" draw:style-name="gr117" draw:text-style-name="P411" svg:width="0.463in" svg:height="0.1551in" svg:x="2.6in" svg:y="0.1591in"><text:p/><draw:enhanced-geometry draw:mirror-horizontal="false" draw:mirror-vertical="false" drawooo:sub-view-size="422911 142240" svg:viewBox="0 0 422911 142240" draw:type="ooxml-non-primitive" draw:enhanced-path="M 0 142240 L 0 0 422911 0 422911 142240 0 142240 N"/></draw:custom-shape><draw:custom-shape draw:name="Shape 419" draw:style-name="gr11" draw:text-style-name="P411" svg:width="0.4913in" svg:height="0.1551in" svg:x="3.0634in" svg:y="0.1591in"><text:p/><draw:enhanced-geometry draw:mirror-horizontal="false" draw:mirror-vertical="false" drawooo:sub-view-size="449578 142240" svg:viewBox="0 0 449578 142240" draw:type="ooxml-non-primitive" draw:enhanced-path="M 0 142240 L 0 0 449578 0 449578 142240 0 142240 N"/></draw:custom-shape><draw:custom-shape draw:name="Shape 420" draw:style-name="gr12" draw:text-style-name="P411" svg:width="0.4925in" svg:height="0.1551in" svg:x="3.5547in" svg:y="0.1591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421" draw:style-name="gr11" draw:text-style-name="P411" svg:width="0.4913in" svg:height="0.1551in" svg:x="4.048in" svg:y="0.1591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422" draw:style-name="gr12" draw:text-style-name="P411" svg:width="0.4925in" svg:height="0.1551in" svg:x="4.5398in" svg:y="0.1591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423" draw:style-name="gr11" draw:text-style-name="P411" svg:width="0.4913in" svg:height="0.1551in" svg:x="5.0327in" svg:y="0.1591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424" draw:style-name="gr33" draw:text-style-name="P411" svg:width="1.1661in" svg:height="0.1551in" svg:x="0.6in" svg:y="0.3146in"><text:p/><draw:enhanced-geometry draw:mirror-horizontal="false" draw:mirror-vertical="false" drawooo:sub-view-size="1066798 142239" svg:viewBox="0 0 1066798 142239" draw:type="ooxml-non-primitive" draw:enhanced-path="M 0 142239 L 0 0 1066798 0 1066798 142239 0 142239 N"/></draw:custom-shape><draw:custom-shape draw:name="Shape 425" draw:style-name="gr8" draw:text-style-name="P411" svg:width="0.1661in" svg:height="0.1551in" svg:x="1.7665in" svg:y="0.3146in"><text:p/><draw:enhanced-geometry draw:mirror-horizontal="false" draw:mirror-vertical="false" drawooo:sub-view-size="152400 142239" svg:viewBox="0 0 152400 142239" draw:type="ooxml-non-primitive" draw:enhanced-path="M 0 142239 L 0 0 152400 0 152400 142239 0 142239 N"/></draw:custom-shape><draw:custom-shape draw:name="Shape 426" draw:style-name="gr8" draw:text-style-name="P411" svg:width="0.1441in" svg:height="0.1551in" svg:x="1.9335in" svg:y="0.3146in"><text:p/><draw:enhanced-geometry draw:mirror-horizontal="false" draw:mirror-vertical="false" drawooo:sub-view-size="132079 142239" svg:viewBox="0 0 132079 142239" draw:type="ooxml-non-primitive" draw:enhanced-path="M 0 142239 L 0 0 132079 0 132079 142239 0 142239 N"/></draw:custom-shape><draw:custom-shape draw:name="Shape 427" draw:style-name="gr11" draw:text-style-name="P411" svg:width="0.4913in" svg:height="0.1551in" svg:x="2.078in" svg:y="0.3146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428" draw:style-name="gr15" draw:text-style-name="P411" svg:width="0.4933in" svg:height="0.1551in" svg:x="2.5693in" svg:y="0.3146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429" draw:style-name="gr11" draw:text-style-name="P411" svg:width="0.4913in" svg:height="0.1551in" svg:x="3.0634in" svg:y="0.3146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430" draw:style-name="gr12" draw:text-style-name="P411" svg:width="0.4925in" svg:height="0.1551in" svg:x="3.5547in" svg:y="0.3146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431" draw:style-name="gr11" draw:text-style-name="P411" svg:width="0.4913in" svg:height="0.1551in" svg:x="4.048in" svg:y="0.3146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432" draw:style-name="gr12" draw:text-style-name="P411" svg:width="0.4925in" svg:height="0.1551in" svg:x="4.5398in" svg:y="0.3146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433" draw:style-name="gr11" draw:text-style-name="P411" svg:width="0.4913in" svg:height="0.1551in" svg:x="5.0327in" svg:y="0.3146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434" draw:style-name="gr92" draw:text-style-name="P411" svg:width="1.5831in" svg:height="0.1551in" svg:x="0.6in" svg:y="0.4709in"><text:p/><draw:enhanced-geometry draw:mirror-horizontal="false" draw:mirror-vertical="false" drawooo:sub-view-size="1447798 142241" svg:viewBox="0 0 1447798 142241" draw:type="ooxml-non-primitive" draw:enhanced-path="M 0 142241 L 0 0 1447798 0 1447798 142241 0 142241 N"/></draw:custom-shape><draw:custom-shape draw:name="Shape 435" draw:style-name="gr93" draw:text-style-name="P411" svg:width="0.3858in" svg:height="0.1551in" svg:x="2.1835in" svg:y="0.4709in"><text:p/><draw:enhanced-geometry draw:mirror-horizontal="false" draw:mirror-vertical="false" drawooo:sub-view-size="353061 142241" svg:viewBox="0 0 353061 142241" draw:type="ooxml-non-primitive" draw:enhanced-path="M 0 142241 L 0 0 353061 0 353061 142241 0 142241 N"/></draw:custom-shape><draw:custom-shape draw:name="Shape 436" draw:style-name="gr15" draw:text-style-name="P411" svg:width="0.4933in" svg:height="0.1551in" svg:x="2.5693in" svg:y="0.4709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437" draw:style-name="gr11" draw:text-style-name="P411" svg:width="0.4913in" svg:height="0.1551in" svg:x="3.0634in" svg:y="0.4709in"><text:p/><draw:enhanced-geometry draw:mirror-horizontal="false" draw:mirror-vertical="false" drawooo:sub-view-size="449578 142241" svg:viewBox="0 0 449578 142241" draw:type="ooxml-non-primitive" draw:enhanced-path="M 0 142241 L 0 0 449578 0 449578 142241 0 142241 N"/></draw:custom-shape><draw:custom-shape draw:name="Shape 438" draw:style-name="gr12" draw:text-style-name="P411" svg:width="0.4925in" svg:height="0.1551in" svg:x="3.5547in" svg:y="0.4709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439" draw:style-name="gr11" draw:text-style-name="P411" svg:width="0.4913in" svg:height="0.1551in" svg:x="4.048in" svg:y="0.4709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440" draw:style-name="gr12" draw:text-style-name="P411" svg:width="0.4925in" svg:height="0.1551in" svg:x="4.5398in" svg:y="0.4709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441" draw:style-name="gr11" draw:text-style-name="P411" svg:width="0.4913in" svg:height="0.1551in" svg:x="5.0327in" svg:y="0.4709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442" draw:style-name="gr56" draw:text-style-name="P411" svg:width="0.5831in" svg:height="0.1551in" svg:x="0.6in" svg:y="0.6264in"><text:p/><draw:enhanced-geometry draw:mirror-horizontal="false" draw:mirror-vertical="false" drawooo:sub-view-size="533398 142239" svg:viewBox="0 0 533398 142239" draw:type="ooxml-non-primitive" draw:enhanced-path="M 0 142239 L 0 0 533398 0 533398 142239 0 142239 N"/></draw:custom-shape><draw:custom-shape draw:name="Shape 443" draw:style-name="gr16" draw:text-style-name="P411" svg:width="0.2496in" svg:height="0.1551in" svg:x="1.1835in" svg:y="0.6264in"><text:p/><draw:enhanced-geometry draw:mirror-horizontal="false" draw:mirror-vertical="false" drawooo:sub-view-size="228600 142239" svg:viewBox="0 0 228600 142239" draw:type="ooxml-non-primitive" draw:enhanced-path="M 0 142239 L 0 0 228600 0 228600 142239 0 142239 N"/></draw:custom-shape><draw:custom-shape draw:name="Shape 444" draw:style-name="gr56" draw:text-style-name="P411" svg:width="0.5831in" svg:height="0.1551in" svg:x="1.4335in" svg:y="0.6264in"><text:p/><draw:enhanced-geometry draw:mirror-horizontal="false" draw:mirror-vertical="false" drawooo:sub-view-size="533400 142239" svg:viewBox="0 0 533400 142239" draw:type="ooxml-non-primitive" draw:enhanced-path="M 0 142239 L 0 0 533400 0 533400 142239 0 142239 N"/></draw:custom-shape><draw:custom-shape draw:name="Shape 445" draw:style-name="gr8" draw:text-style-name="P411" svg:width="0.0606in" svg:height="0.1551in" svg:x="2.0165in" svg:y="0.6264in"><text:p/><draw:enhanced-geometry draw:mirror-horizontal="false" draw:mirror-vertical="false" drawooo:sub-view-size="55879 142239" svg:viewBox="0 0 55879 142239" draw:type="ooxml-non-primitive" draw:enhanced-path="M 0 142239 L 0 0 55879 0 55879 142239 0 142239 N"/></draw:custom-shape><draw:custom-shape draw:name="Shape 446" draw:style-name="gr11" draw:text-style-name="P411" svg:width="0.4913in" svg:height="0.1551in" svg:x="2.078in" svg:y="0.6264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447" draw:style-name="gr15" draw:text-style-name="P411" svg:width="0.4933in" svg:height="0.1551in" svg:x="2.5693in" svg:y="0.6264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448" draw:style-name="gr11" draw:text-style-name="P411" svg:width="0.4913in" svg:height="0.1551in" svg:x="3.0634in" svg:y="0.6264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449" draw:style-name="gr12" draw:text-style-name="P411" svg:width="0.4925in" svg:height="0.1551in" svg:x="3.5547in" svg:y="0.6264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450" draw:style-name="gr11" draw:text-style-name="P411" svg:width="0.4913in" svg:height="0.1551in" svg:x="4.048in" svg:y="0.6264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451" draw:style-name="gr12" draw:text-style-name="P411" svg:width="0.4925in" svg:height="0.1551in" svg:x="4.5398in" svg:y="0.6264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452" draw:style-name="gr11" draw:text-style-name="P411" svg:width="0.4913in" svg:height="0.1551in" svg:x="5.0327in" svg:y="0.6264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453" draw:style-name="gr35" draw:text-style-name="P411" svg:width="1.3331in" svg:height="0.1551in" svg:x="0.6in" svg:y="0.7819in"><text:p/><draw:enhanced-geometry draw:mirror-horizontal="false" draw:mirror-vertical="false" drawooo:sub-view-size="1219198 142238" svg:viewBox="0 0 1219198 142238" draw:type="ooxml-non-primitive" draw:enhanced-path="M 0 142238 L 0 0 1219198 0 1219198 142238 0 142238 N"/></draw:custom-shape><draw:custom-shape draw:name="Shape 454" draw:style-name="gr8" draw:text-style-name="P411" svg:width="0.1441in" svg:height="0.1551in" svg:x="1.9335in" svg:y="0.7819in"><text:p/><draw:enhanced-geometry draw:mirror-horizontal="false" draw:mirror-vertical="false" drawooo:sub-view-size="132079 142238" svg:viewBox="0 0 132079 142238" draw:type="ooxml-non-primitive" draw:enhanced-path="M 0 0 L 0 142238 132079 142238 132079 0 0 0 N"/></draw:custom-shape><draw:custom-shape draw:name="Shape 455" draw:style-name="gr11" draw:text-style-name="P411" svg:width="0.4913in" svg:height="0.1551in" svg:x="2.078in" svg:y="0.7819in"><text:p/><draw:enhanced-geometry draw:mirror-horizontal="false" draw:mirror-vertical="false" drawooo:sub-view-size="449579 142238" svg:viewBox="0 0 449579 142238" draw:type="ooxml-non-primitive" draw:enhanced-path="M 0 142238 L 0 0 449579 0 449579 142238 0 142238 N"/></draw:custom-shape><draw:custom-shape draw:name="Shape 456" draw:style-name="gr15" draw:text-style-name="P411" svg:width="0.4933in" svg:height="0.1551in" svg:x="2.5693in" svg:y="0.7819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457" draw:style-name="gr11" draw:text-style-name="P411" svg:width="0.4913in" svg:height="0.1551in" svg:x="3.0634in" svg:y="0.7819in"><text:p/><draw:enhanced-geometry draw:mirror-horizontal="false" draw:mirror-vertical="false" drawooo:sub-view-size="449578 142238" svg:viewBox="0 0 449578 142238" draw:type="ooxml-non-primitive" draw:enhanced-path="M 0 142238 L 0 0 449578 0 449578 142238 0 142238 N"/></draw:custom-shape><draw:custom-shape draw:name="Shape 458" draw:style-name="gr12" draw:text-style-name="P411" svg:width="0.4925in" svg:height="0.1551in" svg:x="3.5547in" svg:y="0.7819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459" draw:style-name="gr11" draw:text-style-name="P411" svg:width="0.4913in" svg:height="0.1551in" svg:x="4.048in" svg:y="0.7819in"><text:p/><draw:enhanced-geometry draw:mirror-horizontal="false" draw:mirror-vertical="false" drawooo:sub-view-size="449579 142238" svg:viewBox="0 0 449579 142238" draw:type="ooxml-non-primitive" draw:enhanced-path="M 0 142238 L 0 0 449579 0 449579 142238 0 142238 N"/></draw:custom-shape><draw:custom-shape draw:name="Shape 460" draw:style-name="gr12" draw:text-style-name="P411" svg:width="0.4925in" svg:height="0.1551in" svg:x="4.5398in" svg:y="0.7819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461" draw:style-name="gr11" draw:text-style-name="P411" svg:width="0.4913in" svg:height="0.1551in" svg:x="5.0327in" svg:y="0.7819in"><text:p/><draw:enhanced-geometry draw:mirror-horizontal="false" draw:mirror-vertical="false" drawooo:sub-view-size="449579 142238" svg:viewBox="0 0 449579 142238" draw:type="ooxml-non-primitive" draw:enhanced-path="M 0 0 L 0 142238 449579 142238 449579 0 0 0 N"/></draw:custom-shape></draw:g><text:span text:style-name="T129">100</text:span><text:span text:style-name="T102"> </text:span><text:span text:style-name="T211">@*</text:span><text:span text:style-name="T128"><text:tab/></text:span><text:span text:style-name="T129">L</text:span><text:span text:style-name="T130">D</text:span><text:span text:style-name="T131">A</text:span><text:span text:style-name="T102"> </text:span><text:span text:style-name="T129">$912</text:span><text:span text:style-name="T130">D</text:span></text:p>
      <text:p text:style-name="P186"><text:span text:style-name="T129">110</text:span><text:span text:style-name="T102"> </text:span><text:span text:style-name="T211">@*</text:span><text:span text:style-name="T128"><text:tab/></text:span><text:span text:style-name="T131">A</text:span><text:span text:style-name="T130">ND</text:span><text:span text:style-name="T102"> </text:span><text:span text:style-name="T155">#</text:span><text:span text:style-name="T153">%</text:span><text:span text:style-name="T155">01000000</text:span><text:span text:style-name="T128"> </text:span><text:span text:style-name="T129">120</text:span><text:span text:style-name="T102"> </text:span><text:span text:style-name="T211">@*</text:span><text:span text:style-name="T128"><text:tab/></text:span><text:span text:style-name="T172">BE</text:span><text:span text:style-name="T171">Q</text:span><text:span text:style-name="T165"> </text:span><text:span text:style-name="T213">-</text:span><text:span text:style-name="T215">2</text:span></text:p>
      <text:p text:style-name="P187"><text:span text:style-name="T129">130</text:span><text:span text:style-name="T102"> </text:span><text:span text:style-name="T211">@*</text:span><text:span text:style-name="T128"><text:tab/></text:span><text:span text:style-name="T192">JM</text:span><text:span text:style-name="T191">P</text:span><text:span text:style-name="T165"> </text:span><text:span text:style-name="T129">$</text:span><text:span text:style-name="T131">EAB</text:span><text:span text:style-name="T132">F</text:span><text:span text:style-name="T128"> </text:span><text:span text:style-name="T129">140</text:span><text:span text:style-name="T102"> </text:span><text:span text:style-name="T211">@*</text:span><text:span text:style-name="T111"> </text:span><text:span text:style-name="T213">-</text:span><text:span text:style-name="T215">2</text:span><text:span text:style-name="T102"> </text:span><text:span text:style-name="T129">L</text:span><text:span text:style-name="T130">D</text:span><text:span text:style-name="T131">Y</text:span><text:span text:style-name="T111"> </text:span><text:span text:style-name="T129">$</text:span><text:span text:style-name="T132">F</text:span><text:span text:style-name="T131">A</text:span><text:span text:style-name="T128"> </text:span><text:span text:style-name="T129">150</text:span><text:span text:style-name="T102"> </text:span><text:span text:style-name="T192">@;</text:span><text:span text:style-name="T128"><text:tab/></text:span><text:span text:style-name="T220">e</text:span><text:span text:style-name="T221">tc...</text:span></text:p>
      <text:p text:style-name="P188"/>
      <text:p text:style-name="P34"><text:span text:style-name="T94">High</text:span><text:span text:style-name="T95"> </text:span><text:span text:style-name="T94">and</text:span><text:span text:style-name="T95"> </text:span><text:span text:style-name="T94">Low</text:span><text:span text:style-name="T95"> </text:span><text:span text:style-name="T94">Bytes</text:span></text:p>
      <text:p text:style-name="P6"/>
      <text:p text:style-name="P199"><text:span text:style-name="T15">For instru</text:span><text:span text:style-name="T25">c</text:span><text:span text:style-name="T15">tio</text:span><text:span text:style-name="T22">n</text:span><text:span text:style-name="T15">s</text:span><text:span text:style-name="T25"> </text:span><text:span text:style-name="T15">t</text:span><text:span text:style-name="T25">h</text:span><text:span text:style-name="T15">at require </text:span><text:span text:style-name="T25">o</text:span><text:span text:style-name="T15">n</text:span><text:span text:style-name="T22">e</text:span><text:span text:style-name="T15">-b</text:span><text:span text:style-name="T25">y</text:span><text:span text:style-name="T15">te ope</text:span><text:span text:style-name="T11">r</text:span><text:span text:style-name="T15">ands (immed</text:span><text:span text:style-name="T25">i</text:span><text:span text:style-name="T15">at</text:span><text:span text:style-name="T22">e</text:span><text:span text:style-name="T15">,</text:span><text:span text:style-name="T25"> </text:span><text:span text:style-name="T15">zer</text:span><text:span text:style-name="T25">o</text:span><text:span text:style-name="T15">page, and X</text:span><text:span text:style-name="T25">/</text:span><text:span text:style-name="T15">Y</text:span><text:span text:style-name="T30"> </text:span><text:span text:style-name="T15">indirect instruct</text:span><text:span text:style-name="T25">i</text:span><text:span text:style-name="T15">ons), </text:span><text:span text:style-name="T25">y</text:span><text:span text:style-name="T15">ou</text:span><text:span text:style-name="T22"> </text:span><text:span text:style-name="T15">may</text:span><text:span text:style-name="T25"> </text:span><text:span text:style-name="T15">specify t</text:span><text:span text:style-name="T25">h</text:span><text:span text:style-name="T15">e h</text:span><text:span text:style-name="T25">i</text:span><text:span text:style-name="T15">gh</text:span><text:span text:style-name="T22"> </text:span><text:span text:style-name="T15">or</text:span><text:span text:style-name="T25"> </text:span><text:span text:style-name="T15">low by</text:span><text:span text:style-name="T25">t</text:span><text:span text:style-name="T15">e of a</text:span><text:span text:style-name="T25"> </text:span><text:span text:style-name="T15">symbol's </text:span><text:span text:style-name="T25">v</text:span><text:span text:style-name="T15">alue</text:span><text:span text:style-name="T22"> </text:span><text:span text:style-name="T25">b</text:span><text:span text:style-name="T15">y p</text:span><text:span text:style-name="T25">l</text:span><text:span text:style-name="T15">acing L</text:span><text:span text:style-name="T67"> </text:span><text:span text:style-name="T15">or H immediately af</text:span><text:span text:style-name="T25">t</text:span><text:span text:style-name="T15">er its l</text:span><text:span text:style-name="T25">a</text:span><text:span text:style-name="T15">bel (w</text:span><text:span text:style-name="T25">i</text:span><text:span text:style-name="T15">th</text:span><text:span text:style-name="T22"> </text:span><text:span text:style-name="T25">n</text:span><text:span text:style-name="T15">o </text:span><text:span text:style-name="T25">s</text:span><text:span text:style-name="T15">p</text:span><text:span text:style-name="T22">a</text:span><text:span text:style-name="T15">ce):</text:span></text:p>
      <text:p text:style-name="P21"/>
      <text:p text:style-name="P200"><draw:g text:anchor-type="paragraph" draw:z-index="102" draw:name="drawingObject462" draw:style-name="gr1"><draw:custom-shape draw:name="Shape 463" draw:style-name="gr31" draw:text-style-name="P411" svg:width="3.1669in" svg:height="0.1551in" svg:x="0.6in" svg:y="0.002in"><text:p/><draw:enhanced-geometry draw:mirror-horizontal="false" draw:mirror-vertical="false" drawooo:sub-view-size="2895600 142238" svg:viewBox="0 0 2895600 142238" draw:type="ooxml-non-primitive" draw:enhanced-path="M 0 142238 L 0 0 2895600 0 2895600 142238 0 142238 N"/></draw:custom-shape><draw:custom-shape draw:name="Shape 464" draw:style-name="gr32" draw:text-style-name="P411" svg:width="0.2803in" svg:height="0.1551in" svg:x="3.7673in" svg:y="0.002in"><text:p/><draw:enhanced-geometry draw:mirror-horizontal="false" draw:mirror-vertical="false" drawooo:sub-view-size="256538 142238" svg:viewBox="0 0 256538 142238" draw:type="ooxml-non-primitive" draw:enhanced-path="M 0 142238 L 0 0 256538 0 256538 142238 0 142238 N"/></draw:custom-shape><draw:custom-shape draw:name="Shape 465" draw:style-name="gr11" draw:text-style-name="P411" svg:width="0.4913in" svg:height="0.1551in" svg:x="4.048in" svg:y="0.002in"><text:p/><draw:enhanced-geometry draw:mirror-horizontal="false" draw:mirror-vertical="false" drawooo:sub-view-size="449579 142238" svg:viewBox="0 0 449579 142238" draw:type="ooxml-non-primitive" draw:enhanced-path="M 0 142238 L 0 0 449579 0 449579 142238 0 142238 N"/></draw:custom-shape><draw:custom-shape draw:name="Shape 466" draw:style-name="gr12" draw:text-style-name="P411" svg:width="0.4925in" svg:height="0.1551in" svg:x="4.5398in" svg:y="0.002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467" draw:style-name="gr11" draw:text-style-name="P411" svg:width="0.4913in" svg:height="0.1551in" svg:x="5.0327in" svg:y="0.002in"><text:p/><draw:enhanced-geometry draw:mirror-horizontal="false" draw:mirror-vertical="false" drawooo:sub-view-size="449579 142238" svg:viewBox="0 0 449579 142238" draw:type="ooxml-non-primitive" draw:enhanced-path="M 0 142238 L 0 0 449579 0 449579 142238 0 142238 N"/></draw:custom-shape><draw:custom-shape draw:name="Shape 468" draw:style-name="gr13" draw:text-style-name="P411" svg:width="0.7496in" svg:height="0.1551in" svg:x="0.6in" svg:y="0.1575in"><text:p/><draw:enhanced-geometry draw:mirror-horizontal="false" draw:mirror-vertical="false" drawooo:sub-view-size="685798 142239" svg:viewBox="0 0 685798 142239" draw:type="ooxml-non-primitive" draw:enhanced-path="M 0 142239 L 0 0 685798 0 685798 142239 0 142239 N"/></draw:custom-shape><draw:custom-shape draw:name="Shape 469" draw:style-name="gr14" draw:text-style-name="P411" svg:width="0.2343in" svg:height="0.1551in" svg:x="1.35in" svg:y="0.1575in"><text:p/><draw:enhanced-geometry draw:mirror-horizontal="false" draw:mirror-vertical="false" drawooo:sub-view-size="214630 142239" svg:viewBox="0 0 214630 142239" draw:type="ooxml-non-primitive" draw:enhanced-path="M 0 142239 L 0 0 214630 0 214630 142239 0 142239 N"/></draw:custom-shape><draw:custom-shape draw:name="Shape 470" draw:style-name="gr12" draw:text-style-name="P411" svg:width="0.4925in" svg:height="0.1551in" svg:x="1.5846in" svg:y="0.1575in"><text:p/><draw:enhanced-geometry draw:mirror-horizontal="false" draw:mirror-vertical="false" drawooo:sub-view-size="450851 142239" svg:viewBox="0 0 450851 142239" draw:type="ooxml-non-primitive" draw:enhanced-path="M 0 142239 L 0 0 450851 0 450851 142239 0 142239 N"/></draw:custom-shape><draw:custom-shape draw:name="Shape 471" draw:style-name="gr11" draw:text-style-name="P411" svg:width="0.4913in" svg:height="0.1551in" svg:x="2.078in" svg:y="0.157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472" draw:style-name="gr15" draw:text-style-name="P411" svg:width="0.4933in" svg:height="0.1551in" svg:x="2.5693in" svg:y="0.157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473" draw:style-name="gr11" draw:text-style-name="P411" svg:width="0.4913in" svg:height="0.1551in" svg:x="3.0634in" svg:y="0.1575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474" draw:style-name="gr12" draw:text-style-name="P411" svg:width="0.4925in" svg:height="0.1551in" svg:x="3.5547in" svg:y="0.157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475" draw:style-name="gr11" draw:text-style-name="P411" svg:width="0.4913in" svg:height="0.1551in" svg:x="4.048in" svg:y="0.157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476" draw:style-name="gr12" draw:text-style-name="P411" svg:width="0.4925in" svg:height="0.1551in" svg:x="4.5398in" svg:y="0.157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477" draw:style-name="gr11" draw:text-style-name="P411" svg:width="0.4913in" svg:height="0.1551in" svg:x="5.0327in" svg:y="0.157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478" draw:style-name="gr33" draw:text-style-name="P411" svg:width="1.1661in" svg:height="0.1551in" svg:x="0.6in" svg:y="0.313in"><text:p/><draw:enhanced-geometry draw:mirror-horizontal="false" draw:mirror-vertical="false" drawooo:sub-view-size="1066798 142239" svg:viewBox="0 0 1066798 142239" draw:type="ooxml-non-primitive" draw:enhanced-path="M 0 142239 L 0 0 1066798 0 1066798 142239 0 142239 N"/></draw:custom-shape><draw:custom-shape draw:name="Shape 479" draw:style-name="gr34" draw:text-style-name="P411" svg:width="0.3106in" svg:height="0.1551in" svg:x="1.7665in" svg:y="0.313in"><text:p/><draw:enhanced-geometry draw:mirror-horizontal="false" draw:mirror-vertical="false" drawooo:sub-view-size="284480 142239" svg:viewBox="0 0 284480 142239" draw:type="ooxml-non-primitive" draw:enhanced-path="M 0 0 L 0 142239 284480 142239 284480 0 0 0 N"/></draw:custom-shape><draw:custom-shape draw:name="Shape 480" draw:style-name="gr11" draw:text-style-name="P411" svg:width="0.4913in" svg:height="0.1551in" svg:x="2.078in" svg:y="0.313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481" draw:style-name="gr15" draw:text-style-name="P411" svg:width="0.4933in" svg:height="0.1551in" svg:x="2.5693in" svg:y="0.313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482" draw:style-name="gr11" draw:text-style-name="P411" svg:width="0.4913in" svg:height="0.1551in" svg:x="3.0634in" svg:y="0.313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483" draw:style-name="gr12" draw:text-style-name="P411" svg:width="0.4925in" svg:height="0.1551in" svg:x="3.5547in" svg:y="0.313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484" draw:style-name="gr11" draw:text-style-name="P411" svg:width="0.4913in" svg:height="0.1551in" svg:x="4.048in" svg:y="0.313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485" draw:style-name="gr12" draw:text-style-name="P411" svg:width="0.4925in" svg:height="0.1551in" svg:x="4.5398in" svg:y="0.313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486" draw:style-name="gr11" draw:text-style-name="P411" svg:width="0.4913in" svg:height="0.1551in" svg:x="5.0327in" svg:y="0.313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487" draw:style-name="gr35" draw:text-style-name="P411" svg:width="1.3331in" svg:height="0.1551in" svg:x="0.6in" svg:y="0.4685in"><text:p/><draw:enhanced-geometry draw:mirror-horizontal="false" draw:mirror-vertical="false" drawooo:sub-view-size="1219198 142240" svg:viewBox="0 0 1219198 142240" draw:type="ooxml-non-primitive" draw:enhanced-path="M 0 142240 L 0 0 1219198 0 1219198 142240 0 142240 N"/></draw:custom-shape><draw:custom-shape draw:name="Shape 488" draw:style-name="gr36" draw:text-style-name="P411" svg:width="0.3331in" svg:height="0.1551in" svg:x="1.9335in" svg:y="0.4685in"><text:p/><draw:enhanced-geometry draw:mirror-horizontal="false" draw:mirror-vertical="false" drawooo:sub-view-size="304800 142240" svg:viewBox="0 0 304800 142240" draw:type="ooxml-non-primitive" draw:enhanced-path="M 0 142240 L 0 0 304800 0 304800 142240 0 142240 N"/></draw:custom-shape><draw:custom-shape draw:name="Shape 489" draw:style-name="gr37" draw:text-style-name="P411" svg:width="2.1669in" svg:height="0.1551in" svg:x="2.2665in" svg:y="0.4685in"><text:p/><draw:enhanced-geometry draw:mirror-horizontal="false" draw:mirror-vertical="false" drawooo:sub-view-size="1981201 142240" svg:viewBox="0 0 1981201 142240" draw:type="ooxml-non-primitive" draw:enhanced-path="M 0 142240 L 0 0 1981201 0 1981201 142240 0 142240 N"/></draw:custom-shape><draw:custom-shape draw:name="Shape 490" draw:style-name="gr8" draw:text-style-name="P411" svg:width="0.1051in" svg:height="0.1551in" svg:x="4.4339in" svg:y="0.4685in"><text:p/><draw:enhanced-geometry draw:mirror-horizontal="false" draw:mirror-vertical="false" drawooo:sub-view-size="96518 142240" svg:viewBox="0 0 96518 142240" draw:type="ooxml-non-primitive" draw:enhanced-path="M 0 142240 L 0 0 96518 0 96518 142240 0 142240 N"/></draw:custom-shape><draw:custom-shape draw:name="Shape 491" draw:style-name="gr12" draw:text-style-name="P411" svg:width="0.4925in" svg:height="0.1551in" svg:x="4.5398in" svg:y="0.4685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492" draw:style-name="gr11" draw:text-style-name="P411" svg:width="0.4913in" svg:height="0.1551in" svg:x="5.0327in" svg:y="0.4685in"><text:p/><draw:enhanced-geometry draw:mirror-horizontal="false" draw:mirror-vertical="false" drawooo:sub-view-size="449579 142240" svg:viewBox="0 0 449579 142240" draw:type="ooxml-non-primitive" draw:enhanced-path="M 0 0 L 0 142240 449579 142240 449579 0 0 0 N"/></draw:custom-shape><draw:custom-shape draw:name="Shape 493" draw:style-name="gr38" draw:text-style-name="P411" svg:width="1.6661in" svg:height="0.1551in" svg:x="0.6in" svg:y="0.6248in"><text:p/><draw:enhanced-geometry draw:mirror-horizontal="false" draw:mirror-vertical="false" drawooo:sub-view-size="1523998 142240" svg:viewBox="0 0 1523998 142240" draw:type="ooxml-non-primitive" draw:enhanced-path="M 0 142240 L 0 0 1523998 0 1523998 142240 0 142240 N"/></draw:custom-shape><draw:custom-shape draw:name="Shape 494" draw:style-name="gr39" draw:text-style-name="P411" svg:width="0.3024in" svg:height="0.1551in" svg:x="2.2665in" svg:y="0.6248in"><text:p/><draw:enhanced-geometry draw:mirror-horizontal="false" draw:mirror-vertical="false" drawooo:sub-view-size="276861 142240" svg:viewBox="0 0 276861 142240" draw:type="ooxml-non-primitive" draw:enhanced-path="M 0 142240 L 0 0 276861 0 276861 142240 0 142240 N"/></draw:custom-shape><draw:custom-shape draw:name="Shape 495" draw:style-name="gr15" draw:text-style-name="P411" svg:width="0.4933in" svg:height="0.1551in" svg:x="2.5693in" svg:y="0.6248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496" draw:style-name="gr11" draw:text-style-name="P411" svg:width="0.4913in" svg:height="0.1551in" svg:x="3.0634in" svg:y="0.6248in"><text:p/><draw:enhanced-geometry draw:mirror-horizontal="false" draw:mirror-vertical="false" drawooo:sub-view-size="449578 142240" svg:viewBox="0 0 449578 142240" draw:type="ooxml-non-primitive" draw:enhanced-path="M 0 142240 L 0 0 449578 0 449578 142240 0 142240 N"/></draw:custom-shape><draw:custom-shape draw:name="Shape 497" draw:style-name="gr12" draw:text-style-name="P411" svg:width="0.4925in" svg:height="0.1551in" svg:x="3.5547in" svg:y="0.6248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498" draw:style-name="gr11" draw:text-style-name="P411" svg:width="0.4913in" svg:height="0.1551in" svg:x="4.048in" svg:y="0.6248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499" draw:style-name="gr12" draw:text-style-name="P411" svg:width="0.4925in" svg:height="0.1551in" svg:x="4.5398in" svg:y="0.6248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500" draw:style-name="gr11" draw:text-style-name="P411" svg:width="0.4913in" svg:height="0.1551in" svg:x="5.0327in" svg:y="0.6248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501" draw:style-name="gr35" draw:text-style-name="P411" svg:width="1.3331in" svg:height="0.1551in" svg:x="0.6in" svg:y="0.7803in"><text:p/><draw:enhanced-geometry draw:mirror-horizontal="false" draw:mirror-vertical="false" drawooo:sub-view-size="1219198 142238" svg:viewBox="0 0 1219198 142238" draw:type="ooxml-non-primitive" draw:enhanced-path="M 0 142238 L 0 0 1219198 0 1219198 142238 0 142238 N"/></draw:custom-shape><draw:custom-shape draw:name="Shape 502" draw:style-name="gr16" draw:text-style-name="P411" svg:width="0.2496in" svg:height="0.1551in" svg:x="1.9335in" svg:y="0.7803in"><text:p/><draw:enhanced-geometry draw:mirror-horizontal="false" draw:mirror-vertical="false" drawooo:sub-view-size="228600 142238" svg:viewBox="0 0 228600 142238" draw:type="ooxml-non-primitive" draw:enhanced-path="M 0 142238 L 0 0 228600 0 228600 142238 0 142238 N"/></draw:custom-shape><draw:custom-shape draw:name="Shape 503" draw:style-name="gr40" draw:text-style-name="P411" svg:width="2.3335in" svg:height="0.1551in" svg:x="2.1835in" svg:y="0.7803in"><text:p/><draw:enhanced-geometry draw:mirror-horizontal="false" draw:mirror-vertical="false" drawooo:sub-view-size="2133601 142238" svg:viewBox="0 0 2133601 142238" draw:type="ooxml-non-primitive" draw:enhanced-path="M 0 0 L 0 142238 2133601 142238 2133601 0 0 0 N"/></draw:custom-shape><draw:custom-shape draw:name="Shape 504" draw:style-name="gr41" draw:text-style-name="P412" svg:width="0.0012in" svg:height="0.1551in" svg:x="4.5283in" svg:y="0.7803in"><text:p/><draw:enhanced-geometry draw:mirror-horizontal="false" draw:mirror-vertical="false" drawooo:sub-view-size="0 142238" svg:viewBox="0 0 0 142238" draw:type="ooxml-non-primitive" draw:enhanced-path="M 0 142238 L 0 0 N"/></draw:custom-shape><draw:custom-shape draw:name="Shape 505" draw:style-name="gr12" draw:text-style-name="P411" svg:width="0.4925in" svg:height="0.1551in" svg:x="4.5398in" svg:y="0.7803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506" draw:style-name="gr11" draw:text-style-name="P411" svg:width="0.4913in" svg:height="0.1551in" svg:x="5.0327in" svg:y="0.7803in"><text:p/><draw:enhanced-geometry draw:mirror-horizontal="false" draw:mirror-vertical="false" drawooo:sub-view-size="449579 142238" svg:viewBox="0 0 449579 142238" draw:type="ooxml-non-primitive" draw:enhanced-path="M 0 142238 L 0 0 449579 0 449579 142238 0 142238 N"/></draw:custom-shape><draw:custom-shape draw:name="Shape 507" draw:style-name="gr38" draw:text-style-name="P411" svg:width="1.6661in" svg:height="0.1551in" svg:x="0.6in" svg:y="0.9358in"><text:p/><draw:enhanced-geometry draw:mirror-horizontal="false" draw:mirror-vertical="false" drawooo:sub-view-size="1523998 142239" svg:viewBox="0 0 1523998 142239" draw:type="ooxml-non-primitive" draw:enhanced-path="M 0 142239 L 0 0 1523998 0 1523998 142239 0 142239 N"/></draw:custom-shape><draw:custom-shape draw:name="Shape 508" draw:style-name="gr39" draw:text-style-name="P411" svg:width="0.3024in" svg:height="0.1551in" svg:x="2.2665in" svg:y="0.9358in"><text:p/><draw:enhanced-geometry draw:mirror-horizontal="false" draw:mirror-vertical="false" drawooo:sub-view-size="276861 142239" svg:viewBox="0 0 276861 142239" draw:type="ooxml-non-primitive" draw:enhanced-path="M 0 142239 L 0 0 276861 0 276861 142239 0 142239 N"/></draw:custom-shape><draw:custom-shape draw:name="Shape 509" draw:style-name="gr15" draw:text-style-name="P411" svg:width="0.4933in" svg:height="0.1551in" svg:x="2.5693in" svg:y="0.9358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510" draw:style-name="gr11" draw:text-style-name="P411" svg:width="0.4913in" svg:height="0.1551in" svg:x="3.0634in" svg:y="0.9358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511" draw:style-name="gr12" draw:text-style-name="P411" svg:width="0.4925in" svg:height="0.1551in" svg:x="3.5547in" svg:y="0.9358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512" draw:style-name="gr11" draw:text-style-name="P411" svg:width="0.4913in" svg:height="0.1551in" svg:x="4.048in" svg:y="0.9358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513" draw:style-name="gr12" draw:text-style-name="P411" svg:width="0.4925in" svg:height="0.1551in" svg:x="4.5398in" svg:y="0.9358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514" draw:style-name="gr11" draw:text-style-name="P411" svg:width="0.4913in" svg:height="0.1551in" svg:x="5.0327in" svg:y="0.9358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draw:custom-shape draw:name="Shape 515" draw:style-name="gr33" draw:text-style-name="P411" svg:width="1.1661in" svg:height="0.1551in" svg:x="0.6in" svg:y="1.0917in"><text:p/><draw:enhanced-geometry draw:mirror-horizontal="false" draw:mirror-vertical="false" drawooo:sub-view-size="1066798 142239" svg:viewBox="0 0 1066798 142239" draw:type="ooxml-non-primitive" draw:enhanced-path="M 0 142239 L 0 0 1066798 0 1066798 142239 0 142239 N"/></draw:custom-shape><draw:custom-shape draw:name="Shape 516" draw:style-name="gr34" draw:text-style-name="P411" svg:width="0.3106in" svg:height="0.1551in" svg:x="1.7665in" svg:y="1.0917in"><text:p/><draw:enhanced-geometry draw:mirror-horizontal="false" draw:mirror-vertical="false" drawooo:sub-view-size="284480 142239" svg:viewBox="0 0 284480 142239" draw:type="ooxml-non-primitive" draw:enhanced-path="M 0 0 L 0 142239 284480 142239 284480 0 0 0 N"/></draw:custom-shape><draw:custom-shape draw:name="Shape 517" draw:style-name="gr11" draw:text-style-name="P411" svg:width="0.4913in" svg:height="0.1551in" svg:x="2.078in" svg:y="1.0917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518" draw:style-name="gr15" draw:text-style-name="P411" svg:width="0.4933in" svg:height="0.1551in" svg:x="2.5693in" svg:y="1.091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519" draw:style-name="gr11" draw:text-style-name="P411" svg:width="0.4913in" svg:height="0.1551in" svg:x="3.0634in" svg:y="1.0917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520" draw:style-name="gr12" draw:text-style-name="P411" svg:width="0.4925in" svg:height="0.1551in" svg:x="3.5547in" svg:y="1.091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521" draw:style-name="gr11" draw:text-style-name="P411" svg:width="0.4913in" svg:height="0.1551in" svg:x="4.048in" svg:y="1.0917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522" draw:style-name="gr12" draw:text-style-name="P411" svg:width="0.4925in" svg:height="0.1551in" svg:x="4.5398in" svg:y="1.091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523" draw:style-name="gr11" draw:text-style-name="P411" svg:width="0.4913in" svg:height="0.1551in" svg:x="5.0327in" svg:y="1.0917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/draw:g><text:span text:style-name="T129">10</text:span><text:span text:style-name="T102"> </text:span><text:span text:style-name="T208">@</text:span><text:span text:style-name="T209">900</text:span><text:span text:style-name="T210">F</text:span><text:span text:style-name="T165"> </text:span><text:span text:style-name="T217">-</text:span><text:span text:style-name="T218">C</text:span><text:span text:style-name="T102"> </text:span><text:span text:style-name="T111">;</text:span><text:span text:style-name="T102"> </text:span><text:span text:style-name="T131">S</text:span><text:span text:style-name="T130">CR</text:span><text:span text:style-name="T131">EE</text:span><text:span text:style-name="T130">N</text:span><text:span text:style-name="T102"> </text:span><text:span text:style-name="T131">A</text:span><text:span text:style-name="T130">ND</text:span><text:span text:style-name="T111"> </text:span><text:span text:style-name="T156">B</text:span><text:span text:style-name="T153">O</text:span><text:span text:style-name="T157">RD</text:span><text:span text:style-name="T156">E</text:span><text:span text:style-name="T157">R</text:span><text:span text:style-name="T102"> </text:span><text:span text:style-name="T222">C</text:span><text:span text:style-name="T223">O</text:span><text:span text:style-name="T224">L</text:span><text:span text:style-name="T223">O</text:span><text:span text:style-name="T222">R</text:span><text:span text:style-name="T128"> </text:span><text:span text:style-name="T129">100</text:span><text:span text:style-name="T102"> </text:span><text:span text:style-name="T188">*</text:span><text:span text:style-name="T187">A</text:span><text:span text:style-name="T189">000</text:span></text:p>
      <text:p text:style-name="P104"><text:span text:style-name="T129">105</text:span><text:span text:style-name="T102"> </text:span><text:span text:style-name="T211">@*</text:span><text:span text:style-name="T128"><text:tab/></text:span><text:span text:style-name="T206">SE</text:span><text:span text:style-name="T204">I</text:span></text:p>
      <text:p text:style-name="P201"><text:span text:style-name="T129">110</text:span><text:span text:style-name="T102"> </text:span><text:span text:style-name="T211">@*</text:span><text:span text:style-name="T128"><text:tab/></text:span><text:span text:style-name="T129">L</text:span><text:span text:style-name="T130">D</text:span><text:span text:style-name="T131">A</text:span><text:span text:style-name="T102"> </text:span><text:span text:style-name="T174">#</text:span><text:span text:style-name="T179">-I</text:span><text:span text:style-name="T180">L</text:span><text:span text:style-name="T128"><text:tab/></text:span><text:span text:style-name="T102">; </text:span><text:span text:style-name="T225">L</text:span><text:span text:style-name="T226">OW</text:span><text:span text:style-name="T165"> </text:span><text:span text:style-name="T131">BY</text:span><text:span text:style-name="T132">T</text:span><text:span text:style-name="T131">E</text:span><text:span text:style-name="T111"> </text:span><text:span text:style-name="T227">O</text:span><text:span text:style-name="T228">F</text:span><text:span text:style-name="T102"> </text:span><text:span text:style-name="T202">I</text:span><text:span text:style-name="T200">R</text:span><text:span text:style-name="T202">Q</text:span><text:span text:style-name="T165"> </text:span><text:span text:style-name="T130">H</text:span><text:span text:style-name="T131">A</text:span><text:span text:style-name="T130">ND</text:span><text:span text:style-name="T129">L</text:span><text:span text:style-name="T131">E</text:span><text:span text:style-name="T130">R</text:span><text:span text:style-name="T128"> </text:span><text:span text:style-name="T129">115</text:span><text:span text:style-name="T102"> </text:span><text:span text:style-name="T211">@*</text:span><text:span text:style-name="T128"><text:tab/></text:span><text:span text:style-name="T131">S</text:span><text:span text:style-name="T132">T</text:span><text:span text:style-name="T131">A</text:span><text:span text:style-name="T102"> </text:span><text:span text:style-name="T129">$0314</text:span></text:p>
      <text:p text:style-name="P202"><text:span text:style-name="T129">120</text:span><text:span text:style-name="T102"> </text:span><text:span text:style-name="T211">@*</text:span><text:span text:style-name="T128"><text:tab/></text:span><text:span text:style-name="T129">L</text:span><text:span text:style-name="T130">D</text:span><text:span text:style-name="T131">A</text:span><text:span text:style-name="T102"> </text:span><text:span text:style-name="T174">#</text:span><text:span text:style-name="T179">-I</text:span><text:span text:style-name="T181">H</text:span><text:span text:style-name="T128"><text:tab/></text:span><text:span text:style-name="T102">; </text:span><text:span text:style-name="T190">H</text:span><text:span text:style-name="T188">IG</text:span><text:span text:style-name="T190">H</text:span><text:span text:style-name="T102"> </text:span><text:span text:style-name="T131">BY</text:span><text:span text:style-name="T132">T</text:span><text:span text:style-name="T131">E</text:span><text:span text:style-name="T102"> </text:span><text:span text:style-name="T166">O</text:span><text:span text:style-name="T170">F</text:span><text:span text:style-name="T165"> </text:span><text:span text:style-name="T202">I</text:span><text:span text:style-name="T200">R</text:span><text:span text:style-name="T202">Q</text:span><text:span text:style-name="T165"> </text:span><text:span text:style-name="T130">H</text:span><text:span text:style-name="T131">A</text:span><text:span text:style-name="T130">ND</text:span><text:span text:style-name="T129">L</text:span><text:span text:style-name="T131">E</text:span><text:span text:style-name="T130">R</text:span><text:span text:style-name="T128"> </text:span><text:span text:style-name="T129">125</text:span><text:span text:style-name="T102"> </text:span><text:span text:style-name="T211">@*</text:span><text:span text:style-name="T128"><text:tab/></text:span><text:span text:style-name="T131">S</text:span><text:span text:style-name="T132">T</text:span><text:span text:style-name="T131">A</text:span><text:span text:style-name="T102"> </text:span><text:span text:style-name="T129">$0315</text:span></text:p>
      <text:p text:style-name="P105"><text:span text:style-name="T129">130</text:span><text:span text:style-name="T102"> </text:span><text:span text:style-name="T211">@*</text:span><text:span text:style-name="T128"><text:tab/></text:span><text:span text:style-name="T207">C</text:span><text:span text:style-name="T205">L</text:span><text:span text:style-name="T204">I</text:span></text:p>
      <text:p text:style-name="P203"><text:span text:style-name="T4">continued.</text:span><text:span text:style-name="T8">.</text:span><text:span text:style-name="T4">.</text:span></text:p>
      <text:p text:style-name="P204"/>
      <text:p text:style-name="P60"><text:span text:style-name="T89">- 8 -</text:span></text:p>
      <text:section text:style-name="Sect4" text:name="Section5">
        <text:p text:style-name="P136"><text:span text:style-name="T129">140</text:span><text:span text:style-name="T102"> </text:span><text:span text:style-name="T211">@*</text:span><text:span text:style-name="T212"> </text:span><text:span text:style-name="T129">145</text:span><text:span text:style-name="T102"> </text:span><text:span text:style-name="T211">@*</text:span><text:span text:style-name="T111"> </text:span><text:span text:style-name="T229">-I</text:span><text:span text:style-name="T128"> </text:span><text:span text:style-name="T129">150</text:span><text:span text:style-name="T102"> </text:span><text:span text:style-name="T211">@*</text:span><text:span text:style-name="T212"> </text:span><text:span text:style-name="T129">155</text:span><text:span text:style-name="T102"> </text:span><text:span text:style-name="T211">@*</text:span></text:p>
        <text:p text:style-name="P37"><text:span text:style-name="T130">R</text:span><text:span text:style-name="T132">T</text:span><text:span text:style-name="T131">S</text:span></text:p>
        <text:p text:style-name="P145"/>
        <text:p text:style-name="P205"><draw:g text:anchor-type="paragraph" draw:z-index="6" draw:name="drawingObject524" draw:style-name="gr1"><draw:custom-shape draw:name="Shape 525" draw:style-name="gr33" draw:text-style-name="P411" svg:width="1.1661in" svg:height="0.1551in" svg:x="1.6in" svg:y="-0.3083in"><text:p/><draw:enhanced-geometry draw:mirror-horizontal="false" draw:mirror-vertical="false" drawooo:sub-view-size="1066800 142241" svg:viewBox="0 0 1066800 142241" draw:type="ooxml-non-primitive" draw:enhanced-path="M 0 142241 L 0 0 1066800 0 1066800 142241 0 142241 N"/></draw:custom-shape><draw:custom-shape draw:name="Shape 526" draw:style-name="gr34" draw:text-style-name="P411" svg:width="0.3106in" svg:height="0.1551in" svg:x="2.7665in" svg:y="-0.3083in"><text:p/><draw:enhanced-geometry draw:mirror-horizontal="false" draw:mirror-vertical="false" drawooo:sub-view-size="284479 142240" svg:viewBox="0 0 284479 142240" draw:type="ooxml-non-primitive" draw:enhanced-path="M 0 142240 L 0 0 284479 0 284479 142240 0 142240 N"/></draw:custom-shape><draw:custom-shape draw:name="Shape 527" draw:style-name="gr11" draw:text-style-name="P411" svg:width="0.4913in" svg:height="0.1551in" svg:x="3.078in" svg:y="-0.3083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528" draw:style-name="gr15" draw:text-style-name="P411" svg:width="0.4933in" svg:height="0.1551in" svg:x="3.5693in" svg:y="-0.3083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529" draw:style-name="gr11" draw:text-style-name="P411" svg:width="0.4913in" svg:height="0.1551in" svg:x="4.0634in" svg:y="-0.3083in"><text:p/><draw:enhanced-geometry draw:mirror-horizontal="false" draw:mirror-vertical="false" drawooo:sub-view-size="449578 142240" svg:viewBox="0 0 449578 142240" draw:type="ooxml-non-primitive" draw:enhanced-path="M 0 142240 L 0 0 449578 0 449578 142240 0 142240 N"/></draw:custom-shape><draw:custom-shape draw:name="Shape 530" draw:style-name="gr12" draw:text-style-name="P411" svg:width="0.4925in" svg:height="0.1551in" svg:x="4.5547in" svg:y="-0.3083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531" draw:style-name="gr11" draw:text-style-name="P411" svg:width="0.4913in" svg:height="0.1551in" svg:x="5.048in" svg:y="-0.3083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532" draw:style-name="gr12" draw:text-style-name="P411" svg:width="0.4925in" svg:height="0.1551in" svg:x="5.5398in" svg:y="-0.3083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533" draw:style-name="gr11" draw:text-style-name="P411" svg:width="0.4913in" svg:height="0.1551in" svg:x="6.0327in" svg:y="-0.3083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534" draw:style-name="gr13" draw:text-style-name="P411" svg:width="0.7496in" svg:height="0.1551in" svg:x="1.6in" svg:y="-0.1528in"><text:p/><draw:enhanced-geometry draw:mirror-horizontal="false" draw:mirror-vertical="false" drawooo:sub-view-size="685800 142239" svg:viewBox="0 0 685800 142239" draw:type="ooxml-non-primitive" draw:enhanced-path="M 0 142239 L 0 0 685800 0 685800 142239 0 142239 N"/></draw:custom-shape><draw:custom-shape draw:name="Shape 535" draw:style-name="gr14" draw:text-style-name="P411" svg:width="0.2343in" svg:height="0.1551in" svg:x="2.35in" svg:y="-0.1528in"><text:p/><draw:enhanced-geometry draw:mirror-horizontal="false" draw:mirror-vertical="false" drawooo:sub-view-size="214629 142239" svg:viewBox="0 0 214629 142239" draw:type="ooxml-non-primitive" draw:enhanced-path="M 0 142239 L 0 0 214629 0 214629 142239 0 142239 N"/></draw:custom-shape><draw:custom-shape draw:name="Shape 536" draw:style-name="gr12" draw:text-style-name="P411" svg:width="0.4925in" svg:height="0.1551in" svg:x="2.5846in" svg:y="-0.1528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537" draw:style-name="gr11" draw:text-style-name="P411" svg:width="0.4913in" svg:height="0.1551in" svg:x="3.078in" svg:y="-0.1528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538" draw:style-name="gr15" draw:text-style-name="P411" svg:width="0.4933in" svg:height="0.1551in" svg:x="3.5693in" svg:y="-0.1528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539" draw:style-name="gr11" draw:text-style-name="P411" svg:width="0.4913in" svg:height="0.1551in" svg:x="4.0634in" svg:y="-0.1528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540" draw:style-name="gr12" draw:text-style-name="P411" svg:width="0.4925in" svg:height="0.1551in" svg:x="4.5547in" svg:y="-0.1528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541" draw:style-name="gr11" draw:text-style-name="P411" svg:width="0.4913in" svg:height="0.1551in" svg:x="5.048in" svg:y="-0.1528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542" draw:style-name="gr12" draw:text-style-name="P411" svg:width="0.4925in" svg:height="0.1551in" svg:x="5.5398in" svg:y="-0.1528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543" draw:style-name="gr11" draw:text-style-name="P411" svg:width="0.4913in" svg:height="0.1551in" svg:x="6.0327in" svg:y="-0.1528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544" draw:style-name="gr99" draw:text-style-name="P411" svg:width="1.4161in" svg:height="0.1551in" svg:x="1.6in" svg:y="0.0035in"><text:p/><draw:enhanced-geometry draw:mirror-horizontal="false" draw:mirror-vertical="false" drawooo:sub-view-size="1295400 142240" svg:viewBox="0 0 1295400 142240" draw:type="ooxml-non-primitive" draw:enhanced-path="M 0 142240 L 0 0 1295400 0 1295400 142240 0 142240 N"/></draw:custom-shape><draw:custom-shape draw:name="Shape 545" draw:style-name="gr8" draw:text-style-name="P411" svg:width="0.0606in" svg:height="0.1551in" svg:x="3.0165in" svg:y="0.0035in"><text:p/><draw:enhanced-geometry draw:mirror-horizontal="false" draw:mirror-vertical="false" drawooo:sub-view-size="55879 142240" svg:viewBox="0 0 55879 142240" draw:type="ooxml-non-primitive" draw:enhanced-path="M 0 142240 L 0 0 55879 0 55879 142240 0 142240 N"/></draw:custom-shape><draw:custom-shape draw:name="Shape 546" draw:style-name="gr11" draw:text-style-name="P411" svg:width="0.4913in" svg:height="0.1551in" svg:x="3.078in" svg:y="0.0035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547" draw:style-name="gr15" draw:text-style-name="P411" svg:width="0.4933in" svg:height="0.1551in" svg:x="3.5693in" svg:y="0.0035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548" draw:style-name="gr11" draw:text-style-name="P411" svg:width="0.4913in" svg:height="0.1551in" svg:x="4.0634in" svg:y="0.0035in"><text:p/><draw:enhanced-geometry draw:mirror-horizontal="false" draw:mirror-vertical="false" drawooo:sub-view-size="449578 142240" svg:viewBox="0 0 449578 142240" draw:type="ooxml-non-primitive" draw:enhanced-path="M 0 142240 L 0 0 449578 0 449578 142240 0 142240 N"/></draw:custom-shape><draw:custom-shape draw:name="Shape 549" draw:style-name="gr12" draw:text-style-name="P411" svg:width="0.4925in" svg:height="0.1551in" svg:x="4.5547in" svg:y="0.0035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550" draw:style-name="gr11" draw:text-style-name="P411" svg:width="0.4913in" svg:height="0.1551in" svg:x="5.048in" svg:y="0.0035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551" draw:style-name="gr12" draw:text-style-name="P411" svg:width="0.4925in" svg:height="0.1551in" svg:x="5.5398in" svg:y="0.0035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552" draw:style-name="gr11" draw:text-style-name="P411" svg:width="0.4913in" svg:height="0.1551in" svg:x="6.0327in" svg:y="0.0035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553" draw:style-name="gr38" draw:text-style-name="P411" svg:width="1.6661in" svg:height="0.1551in" svg:x="1.6in" svg:y="0.1591in"><text:p/><draw:enhanced-geometry draw:mirror-horizontal="false" draw:mirror-vertical="false" drawooo:sub-view-size="1524000 142239" svg:viewBox="0 0 1524000 142239" draw:type="ooxml-non-primitive" draw:enhanced-path="M 0 142239 L 0 0 1524000 0 1524000 142239 0 142239 N"/></draw:custom-shape><draw:custom-shape draw:name="Shape 554" draw:style-name="gr39" draw:text-style-name="P411" svg:width="0.3024in" svg:height="0.1551in" svg:x="3.2665in" svg:y="0.1591in"><text:p/><draw:enhanced-geometry draw:mirror-horizontal="false" draw:mirror-vertical="false" drawooo:sub-view-size="276861 142239" svg:viewBox="0 0 276861 142239" draw:type="ooxml-non-primitive" draw:enhanced-path="M 0 142239 L 0 0 276861 0 276861 142239 0 142239 N"/></draw:custom-shape><draw:custom-shape draw:name="Shape 555" draw:style-name="gr15" draw:text-style-name="P411" svg:width="0.4933in" svg:height="0.1551in" svg:x="3.5693in" svg:y="0.1591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556" draw:style-name="gr11" draw:text-style-name="P411" svg:width="0.4913in" svg:height="0.1551in" svg:x="4.0634in" svg:y="0.1591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557" draw:style-name="gr12" draw:text-style-name="P411" svg:width="0.4925in" svg:height="0.1551in" svg:x="4.5547in" svg:y="0.1591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558" draw:style-name="gr11" draw:text-style-name="P411" svg:width="0.4913in" svg:height="0.1551in" svg:x="5.048in" svg:y="0.1591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559" draw:style-name="gr12" draw:text-style-name="P411" svg:width="0.4925in" svg:height="0.1551in" svg:x="5.5398in" svg:y="0.1591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560" draw:style-name="gr11" draw:text-style-name="P411" svg:width="0.4913in" svg:height="0.1551in" svg:x="6.0327in" svg:y="0.1591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/draw:g><text:span text:style-name="T204">I</text:span><text:span text:style-name="T207">NC</text:span><text:span text:style-name="T102"> </text:span><text:span text:style-name="T217">-</text:span><text:span text:style-name="T218">C</text:span><text:span text:style-name="T212"> </text:span><text:span text:style-name="T192">JM</text:span><text:span text:style-name="T191">P</text:span><text:span text:style-name="T165"> </text:span><text:span text:style-name="T129">$</text:span><text:span text:style-name="T131">EAB</text:span><text:span text:style-name="T132">F</text:span></text:p>
      </text:section>
      <text:section text:style-name="Sect1" text:name="Section6">
        <text:p text:style-name="P123"/>
        <text:p text:style-name="P62"><text:span text:style-name="T18">A</text:span><text:span text:style-name="T48"> </text:span><text:span text:style-name="T28">la</text:span><text:span text:style-name="T18">bel</text:span><text:span text:style-name="T15"> </text:span><text:span text:style-name="T18">may</text:span><text:span text:style-name="T15"> </text:span><text:span text:style-name="T18">be</text:span><text:span text:style-name="T15"> </text:span><text:span text:style-name="T18">p</text:span><text:span text:style-name="T28">l</text:span><text:span text:style-name="T18">aced</text:span><text:span text:style-name="T15"> </text:span><text:span text:style-name="T18">a</text:span><text:span text:style-name="T28">l</text:span><text:span text:style-name="T18">one</text:span><text:span text:style-name="T15"> </text:span><text:span text:style-name="T18">on</text:span><text:span text:style-name="T15"> </text:span><text:span text:style-name="T18">a</text:span><text:span text:style-name="T15"> </text:span><text:span text:style-name="T18">li</text:span><text:span text:style-name="T14">n</text:span><text:span text:style-name="T18">e,</text:span><text:span text:style-name="T22"> </text:span><text:span text:style-name="T18">or</text:span><text:span text:style-name="T25"> </text:span><text:span text:style-name="T18">w</text:span><text:span text:style-name="T28">i</text:span><text:span text:style-name="T18">th</text:span><text:span text:style-name="T15"> </text:span><text:span text:style-name="T18">an</text:span><text:span text:style-name="T15"> </text:span><text:span text:style-name="T18">in</text:span><text:span text:style-name="T28">s</text:span><text:span text:style-name="T18">truction</text:span><text:span text:style-name="T15"> </text:span><text:span text:style-name="T18">(or</text:span><text:span text:style-name="T15"> </text:span><text:span text:style-name="T18">d</text:span><text:span text:style-name="T28">a</text:span><text:span text:style-name="T18">ta)</text:span><text:span text:style-name="T15"> </text:span><text:span text:style-name="T18">im</text:span><text:span text:style-name="T28">m</text:span><text:span text:style-name="T18">e</text:span><text:span text:style-name="T24">d</text:span><text:span text:style-name="T18">ia</text:span><text:span text:style-name="T28">t</text:span><text:span text:style-name="T18">ely</text:span><text:span text:style-name="T15"> </text:span><text:span text:style-name="T18">after</text:span><text:span text:style-name="T15"> </text:span><text:span text:style-name="T18">it</text:span><text:span text:style-name="T15"> </text:span><text:span text:style-name="T18">on</text:span><text:span text:style-name="T15"> </text:span><text:span text:style-name="T18">t</text:span><text:span text:style-name="T28">h</text:span><text:span text:style-name="T18">e</text:span><text:span text:style-name="T15"> </text:span><text:span text:style-name="T28">s</text:span><text:span text:style-name="T18">ame</text:span><text:span text:style-name="T15"> </text:span><text:span text:style-name="T18">line.</text:span></text:p>
        <text:p text:style-name="P3"/>
        <text:p text:style-name="P61"><text:span text:style-name="T94">Redefinition</text:span></text:p>
        <text:p text:style-name="P81"><text:span text:style-name="T15">wAx </text:span><text:span text:style-name="T22">a</text:span><text:span text:style-name="T15">llows sym</text:span><text:span text:style-name="T11">b</text:span><text:span text:style-name="T15">ol redefiniti</text:span><text:span text:style-name="T25">o</text:span><text:span text:style-name="T15">n wit</text:span><text:span text:style-name="T25">h</text:span><text:span text:style-name="T15">o</text:span><text:span text:style-name="T22">u</text:span><text:span text:style-name="T15">t</text:span><text:span text:style-name="T25"> </text:span><text:span text:style-name="T15">restriction. If a sy</text:span><text:span text:style-name="T25">mb</text:span><text:span text:style-name="T15">ol is defin</text:span><text:span text:style-name="T25">e</text:span><text:span text:style-name="T15">d when its </text:span><text:span text:style-name="T25">l</text:span><text:span text:style-name="T15">ab</text:span><text:span text:style-name="T22">e</text:span><text:span text:style-name="T15">l is u</text:span><text:span text:style-name="T25">s</text:span><text:span text:style-name="T15">ed</text:span><text:span text:style-name="T22"> </text:span><text:span text:style-name="T25">a</text:span><text:span text:style-name="T15">s an oper</text:span><text:span text:style-name="T11">a</text:span><text:span text:style-name="T15">n</text:span><text:span text:style-name="T22">d</text:span><text:span text:style-name="T15">,</text:span><text:span text:style-name="T25"> </text:span><text:span text:style-name="T15">the oper</text:span><text:span text:style-name="T25">a</text:span><text:span text:style-name="T15">nd will always </text:span><text:span text:style-name="T25">b</text:span><text:span text:style-name="T15">e the</text:span><text:span text:style-name="T25"> </text:span><text:span text:style-name="T15">symbol's va</text:span><text:span text:style-name="T25">l</text:span><text:span text:style-name="T15">ue</text:span><text:span text:style-name="T68"> </text:span><text:span text:style-name="T18">at</text:span><text:span text:style-name="T15"> </text:span><text:span text:style-name="T28">t</text:span><text:span text:style-name="T18">he</text:span><text:span text:style-name="T22"> </text:span><text:span text:style-name="T18">ti</text:span><text:span text:style-name="T14">m</text:span><text:span text:style-name="T18">e</text:span><text:span text:style-name="T15"> </text:span><text:span text:style-name="T18">the</text:span><text:span text:style-name="T15"> </text:span><text:span text:style-name="T18">l</text:span><text:span text:style-name="T28">a</text:span><text:span text:style-name="T18">b</text:span><text:span text:style-name="T24">e</text:span><text:span text:style-name="T18">l</text:span><text:span text:style-name="T15"> </text:span><text:span text:style-name="T18">is</text:span><text:span text:style-name="T15"> </text:span><text:span text:style-name="T18">u</text:span><text:span text:style-name="T28">s</text:span><text:span text:style-name="T18">e</text:span><text:span text:style-name="T24">d</text:span><text:span text:style-name="T15">.</text:span><text:span text:style-name="T22"> </text:span><text:span text:style-name="T15">S</text:span><text:span text:style-name="T25">i</text:span><text:span text:style-name="T15">nce de</text:span><text:span text:style-name="T25">v</text:span><text:span text:style-name="T15">elo</text:span><text:span text:style-name="T25">p</text:span><text:span text:style-name="T15">ers may lose track </text:span><text:span text:style-name="T25">o</text:span><text:span text:style-name="T15">f multip</text:span><text:span text:style-name="T25">l</text:span><text:span text:style-name="T15">e definiti</text:span><text:span text:style-name="T25">o</text:span><text:span text:style-name="T15">ns, r</text:span><text:span text:style-name="T25">e</text:span><text:span text:style-name="T15">d</text:span><text:span text:style-name="T22">e</text:span><text:span text:style-name="T15">f</text:span><text:span text:style-name="T25">i</text:span><text:span text:style-name="T15">nition is discoura</text:span><text:span text:style-name="T25">g</text:span><text:span text:style-name="T15">ed. If </text:span><text:span text:style-name="T25">y</text:span><text:span text:style-name="T15">ou need a</text:span><text:span text:style-name="T25"> </text:span><text:span text:style-name="T15">u</text:span><text:span text:style-name="T25">s</text:span><text:span text:style-name="T15">ef</text:span><text:span text:style-name="T22">u</text:span><text:span text:style-name="T15">l </text:span><text:span text:style-name="T25">c</text:span><text:span text:style-name="T15">on</text:span><text:span text:style-name="T25">v</text:span><text:span text:style-name="T15">ent</text:span><text:span text:style-name="T25">i</text:span><text:span text:style-name="T15">on for local </text:span><text:span text:style-name="T11">l</text:span><text:span text:style-name="T15">o</text:span><text:span text:style-name="T22">o</text:span><text:span text:style-name="T15">p</text:span><text:span text:style-name="T25">s</text:span><text:span text:style-name="T15">, see the </text:span><text:span text:style-name="T11">s</text:span><text:span text:style-name="T15">p</text:span><text:span text:style-name="T22">e</text:span><text:span text:style-name="T15">cial l</text:span><text:span text:style-name="T25">a</text:span><text:span text:style-name="T15">bel -@, descri</text:span><text:span text:style-name="T25">b</text:span><text:span text:style-name="T15">ed</text:span><text:span text:style-name="T22"> </text:span><text:span text:style-name="T25">i</text:span><text:span text:style-name="T15">n the </text:span><text:span text:style-name="T25">n</text:span><text:span text:style-name="T15">ext secti</text:span><text:span text:style-name="T25">o</text:span><text:span text:style-name="T15">n.</text:span></text:p>
        <text:p text:style-name="P3"/>
        <text:p text:style-name="P61"><text:span text:style-name="T94">Special</text:span><text:span text:style-name="T95"> </text:span><text:span text:style-name="T94">Label</text:span><text:span text:style-name="T95"> </text:span><text:span text:style-name="T94">-@</text:span></text:p>
        <text:p text:style-name="P6"/>
        <text:p text:style-name="P206"><text:span text:style-name="T59">Y</text:span><text:span text:style-name="T25">o</text:span><text:span text:style-name="T15">u may</text:span><text:span text:style-name="T25"> </text:span><text:span text:style-name="T15">use -@ </text:span><text:span text:style-name="T25">f</text:span><text:span text:style-name="T15">or anythi</text:span><text:span text:style-name="T25">n</text:span><text:span text:style-name="T15">g you </text:span><text:span text:style-name="T25">c</text:span><text:span text:style-name="T15">an use l</text:span><text:span text:style-name="T25">a</text:span><text:span text:style-name="T15">bels for; </text:span><text:span text:style-name="T25">b</text:span><text:span text:style-name="T15">ut it </text:span><text:span text:style-name="T25">i</text:span><text:span text:style-name="T15">s desig</text:span><text:span text:style-name="T25">n</text:span><text:span text:style-name="T15">ed to be a</text:span><text:span text:style-name="T25"> </text:span><text:span text:style-name="T15">local looping</text:span><text:span text:style-name="T25"> </text:span><text:span text:style-name="T15">la</text:span><text:span text:style-name="T25">b</text:span><text:span text:style-name="T15">el. </text:span><text:span text:style-name="T22">-</text:span><text:span text:style-name="T15">@ </text:span><text:span text:style-name="T25">c</text:span><text:span text:style-name="T15">an be re-</text:span><text:span text:style-name="T25">d</text:span><text:span text:style-name="T15">efi</text:span><text:span text:style-name="T25">n</text:span><text:span text:style-name="T15">ed</text:span><text:span text:style-name="T22"> </text:span><text:span text:style-name="T15">and</text:span><text:span text:style-name="T25"> </text:span><text:span text:style-name="T15">re-u</text:span><text:span text:style-name="T11">s</text:span><text:span text:style-name="T15">ed</text:span><text:span text:style-name="T22"> </text:span><text:span text:style-name="T25">t</text:span><text:span text:style-name="T15">hroug</text:span><text:span text:style-name="T25">h</text:span><text:span text:style-name="T15">out your p</text:span><text:span text:style-name="T25">r</text:span><text:span text:style-name="T15">ogram </text:span><text:span text:style-name="T25">a</text:span><text:span text:style-name="T15">s nee</text:span><text:span text:style-name="T25">d</text:span><text:span text:style-name="T15">ed, to ta</text:span><text:span text:style-name="T25">k</text:span><text:span text:style-name="T15">e the </text:span><text:span text:style-name="T22">p</text:span><text:span text:style-name="T11">r</text:span><text:span text:style-name="T15">ess</text:span><text:span text:style-name="T22">u</text:span><text:span text:style-name="T15">re</text:span><text:span text:style-name="T25"> </text:span><text:span text:style-name="T15">o</text:span><text:span text:style-name="T30">f</text:span><text:span text:style-name="T15">f</text:span><text:span text:style-name="T25"> </text:span><text:span text:style-name="T15">of sy</text:span><text:span text:style-name="T25">m</text:span><text:span text:style-name="T15">bol table entrie</text:span><text:span text:style-name="T11">s</text:span><text:span text:style-name="T15">:</text:span></text:p>
        <text:p text:style-name="P21"/>
        <text:p text:style-name="P207"><draw:g text:anchor-type="paragraph" draw:z-index="99" draw:name="drawingObject561" draw:style-name="gr1"><draw:custom-shape draw:name="Shape 562" draw:style-name="gr35" draw:text-style-name="P411" svg:width="1.3331in" svg:height="0.1551in" svg:x="1.6in" svg:y="0.002in"><text:p/><draw:enhanced-geometry draw:mirror-horizontal="false" draw:mirror-vertical="false" drawooo:sub-view-size="1219200 142239" svg:viewBox="0 0 1219200 142239" draw:type="ooxml-non-primitive" draw:enhanced-path="M 0 142239 L 0 0 1219200 0 1219200 142239 0 142239 N"/></draw:custom-shape><draw:custom-shape draw:name="Shape 563" draw:style-name="gr8" draw:text-style-name="P411" svg:width="0.1441in" svg:height="0.1551in" svg:x="2.9335in" svg:y="0.002in"><text:p/><draw:enhanced-geometry draw:mirror-horizontal="false" draw:mirror-vertical="false" drawooo:sub-view-size="132079 142239" svg:viewBox="0 0 132079 142239" draw:type="ooxml-non-primitive" draw:enhanced-path="M 0 0 L 0 142239 132079 142239 132079 0 0 0 N"/></draw:custom-shape><draw:custom-shape draw:name="Shape 564" draw:style-name="gr11" draw:text-style-name="P411" svg:width="0.4913in" svg:height="0.1551in" svg:x="3.078in" svg:y="0.00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565" draw:style-name="gr15" draw:text-style-name="P411" svg:width="0.4933in" svg:height="0.1551in" svg:x="3.5693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566" draw:style-name="gr11" draw:text-style-name="P411" svg:width="0.4913in" svg:height="0.1551in" svg:x="4.0634in" svg:y="0.002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567" draw:style-name="gr12" draw:text-style-name="P411" svg:width="0.4925in" svg:height="0.1551in" svg:x="4.5547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568" draw:style-name="gr11" draw:text-style-name="P411" svg:width="0.4913in" svg:height="0.1551in" svg:x="5.048in" svg:y="0.00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569" draw:style-name="gr12" draw:text-style-name="P411" svg:width="0.4925in" svg:height="0.1551in" svg:x="5.5398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570" draw:style-name="gr11" draw:text-style-name="P411" svg:width="0.4913in" svg:height="0.1551in" svg:x="6.0327in" svg:y="0.002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draw:custom-shape draw:name="Shape 571" draw:style-name="gr23" draw:text-style-name="P411" svg:width="0.4996in" svg:height="0.1551in" svg:x="1.6in" svg:y="0.1575in"><text:p/><draw:enhanced-geometry draw:mirror-horizontal="false" draw:mirror-vertical="false" drawooo:sub-view-size="457200 142239" svg:viewBox="0 0 457200 142239" draw:type="ooxml-non-primitive" draw:enhanced-path="M 0 142239 L 0 0 457200 0 457200 142239 0 142239 N"/></draw:custom-shape><draw:custom-shape draw:name="Shape 572" draw:style-name="gr8" draw:text-style-name="P411" svg:width="0.1661in" svg:height="0.1551in" svg:x="2.1in" svg:y="0.1575in"><text:p/><draw:enhanced-geometry draw:mirror-horizontal="false" draw:mirror-vertical="false" drawooo:sub-view-size="152400 142239" svg:viewBox="0 0 152400 142239" draw:type="ooxml-non-primitive" draw:enhanced-path="M 0 142239 L 0 0 152400 0 152400 142239 0 142239 N"/></draw:custom-shape><draw:custom-shape draw:name="Shape 573" draw:style-name="gr13" draw:text-style-name="P411" svg:width="0.7496in" svg:height="0.1551in" svg:x="2.2665in" svg:y="0.1575in"><text:p/><draw:enhanced-geometry draw:mirror-horizontal="false" draw:mirror-vertical="false" drawooo:sub-view-size="685800 142239" svg:viewBox="0 0 685800 142239" draw:type="ooxml-non-primitive" draw:enhanced-path="M 0 142239 L 0 0 685800 0 685800 142239 0 142239 N"/></draw:custom-shape><draw:custom-shape draw:name="Shape 574" draw:style-name="gr8" draw:text-style-name="P411" svg:width="0.0606in" svg:height="0.1551in" svg:x="3.0165in" svg:y="0.1575in"><text:p/><draw:enhanced-geometry draw:mirror-horizontal="false" draw:mirror-vertical="false" drawooo:sub-view-size="55879 142239" svg:viewBox="0 0 55879 142239" draw:type="ooxml-non-primitive" draw:enhanced-path="M 0 142239 L 0 0 55879 0 55879 142239 0 142239 N"/></draw:custom-shape><draw:custom-shape draw:name="Shape 575" draw:style-name="gr11" draw:text-style-name="P411" svg:width="0.4913in" svg:height="0.1551in" svg:x="3.078in" svg:y="0.157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576" draw:style-name="gr15" draw:text-style-name="P411" svg:width="0.4933in" svg:height="0.1551in" svg:x="3.5693in" svg:y="0.157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577" draw:style-name="gr11" draw:text-style-name="P411" svg:width="0.4913in" svg:height="0.1551in" svg:x="4.0634in" svg:y="0.1575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578" draw:style-name="gr12" draw:text-style-name="P411" svg:width="0.4925in" svg:height="0.1551in" svg:x="4.5547in" svg:y="0.157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579" draw:style-name="gr11" draw:text-style-name="P411" svg:width="0.4913in" svg:height="0.1551in" svg:x="5.048in" svg:y="0.157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580" draw:style-name="gr12" draw:text-style-name="P411" svg:width="0.4925in" svg:height="0.1551in" svg:x="5.5398in" svg:y="0.157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581" draw:style-name="gr11" draw:text-style-name="P411" svg:width="0.4913in" svg:height="0.1551in" svg:x="6.0327in" svg:y="0.157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582" draw:style-name="gr45" draw:text-style-name="P411" svg:width="1.4996in" svg:height="0.1551in" svg:x="1.6in" svg:y="0.313in"><text:p/><draw:enhanced-geometry draw:mirror-horizontal="false" draw:mirror-vertical="false" drawooo:sub-view-size="1371600 142239" svg:viewBox="0 0 1371600 142239" draw:type="ooxml-non-primitive" draw:enhanced-path="M 0 142239 L 0 0 1371600 0 1371600 142239 0 142239 N"/></draw:custom-shape><draw:custom-shape draw:name="Shape 583" draw:style-name="gr46" draw:text-style-name="P411" svg:width="0.4689in" svg:height="0.1551in" svg:x="3.1in" svg:y="0.313in"><text:p/><draw:enhanced-geometry draw:mirror-horizontal="false" draw:mirror-vertical="false" drawooo:sub-view-size="429261 142239" svg:viewBox="0 0 429261 142239" draw:type="ooxml-non-primitive" draw:enhanced-path="M 0 142239 L 0 0 429261 0 429261 142239 0 142239 N"/></draw:custom-shape><draw:custom-shape draw:name="Shape 584" draw:style-name="gr15" draw:text-style-name="P411" svg:width="0.4933in" svg:height="0.1551in" svg:x="3.5693in" svg:y="0.313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585" draw:style-name="gr11" draw:text-style-name="P411" svg:width="0.4913in" svg:height="0.1551in" svg:x="4.0634in" svg:y="0.313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586" draw:style-name="gr12" draw:text-style-name="P411" svg:width="0.4925in" svg:height="0.1551in" svg:x="4.5547in" svg:y="0.313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587" draw:style-name="gr11" draw:text-style-name="P411" svg:width="0.4913in" svg:height="0.1551in" svg:x="5.048in" svg:y="0.313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588" draw:style-name="gr12" draw:text-style-name="P411" svg:width="0.4925in" svg:height="0.1551in" svg:x="5.5398in" svg:y="0.313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589" draw:style-name="gr11" draw:text-style-name="P411" svg:width="0.4913in" svg:height="0.1551in" svg:x="6.0327in" svg:y="0.313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590" draw:style-name="gr47" draw:text-style-name="P411" svg:width="0.9996in" svg:height="0.1559in" svg:x="1.6in" svg:y="0.4685in"><text:p/><draw:enhanced-geometry draw:mirror-horizontal="false" draw:mirror-vertical="false" drawooo:sub-view-size="914400 142238" svg:viewBox="0 0 914400 142238" draw:type="ooxml-non-primitive" draw:enhanced-path="M 0 142238 L 0 0 914400 0 914400 142238 0 142238 N"/></draw:custom-shape><draw:custom-shape draw:name="Shape 591" draw:style-name="gr48" draw:text-style-name="P411" svg:width="0.4776in" svg:height="0.1559in" svg:x="2.6in" svg:y="0.4685in"><text:p/><draw:enhanced-geometry draw:mirror-horizontal="false" draw:mirror-vertical="false" drawooo:sub-view-size="436881 142238" svg:viewBox="0 0 436881 142238" draw:type="ooxml-non-primitive" draw:enhanced-path="M 0 142238 L 0 0 436881 0 436881 142238 0 142238 N"/></draw:custom-shape><draw:custom-shape draw:name="Shape 592" draw:style-name="gr5" draw:text-style-name="P411" svg:width="0.4913in" svg:height="0.1559in" svg:x="3.078in" svg:y="0.4685in"><text:p/><draw:enhanced-geometry draw:mirror-horizontal="false" draw:mirror-vertical="false" drawooo:sub-view-size="449579 142238" svg:viewBox="0 0 449579 142238" draw:type="ooxml-non-primitive" draw:enhanced-path="M 0 142238 L 0 0 449579 0 449579 142238 0 142238 N"/></draw:custom-shape><draw:custom-shape draw:name="Shape 593" draw:style-name="gr6" draw:text-style-name="P411" svg:width="0.4933in" svg:height="0.1559in" svg:x="3.5693in" svg:y="0.4685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594" draw:style-name="gr5" draw:text-style-name="P411" svg:width="0.4913in" svg:height="0.1559in" svg:x="4.0634in" svg:y="0.4685in"><text:p/><draw:enhanced-geometry draw:mirror-horizontal="false" draw:mirror-vertical="false" drawooo:sub-view-size="449578 142238" svg:viewBox="0 0 449578 142238" draw:type="ooxml-non-primitive" draw:enhanced-path="M 0 142238 L 0 0 449578 0 449578 142238 0 142238 N"/></draw:custom-shape><draw:custom-shape draw:name="Shape 595" draw:style-name="gr4" draw:text-style-name="P411" svg:width="0.4925in" svg:height="0.1559in" svg:x="4.5547in" svg:y="0.4685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596" draw:style-name="gr5" draw:text-style-name="P411" svg:width="0.4913in" svg:height="0.1559in" svg:x="5.048in" svg:y="0.4685in"><text:p/><draw:enhanced-geometry draw:mirror-horizontal="false" draw:mirror-vertical="false" drawooo:sub-view-size="449579 142238" svg:viewBox="0 0 449579 142238" draw:type="ooxml-non-primitive" draw:enhanced-path="M 0 142238 L 0 0 449579 0 449579 142238 0 142238 N"/></draw:custom-shape><draw:custom-shape draw:name="Shape 597" draw:style-name="gr4" draw:text-style-name="P411" svg:width="0.4925in" svg:height="0.1559in" svg:x="5.5398in" svg:y="0.4685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598" draw:style-name="gr5" draw:text-style-name="P411" svg:width="0.4913in" svg:height="0.1559in" svg:x="6.0327in" svg:y="0.4685in"><text:p/><draw:enhanced-geometry draw:mirror-horizontal="false" draw:mirror-vertical="false" drawooo:sub-view-size="449579 142238" svg:viewBox="0 0 449579 142238" draw:type="ooxml-non-primitive" draw:enhanced-path="M 0 142238 L 0 0 449579 0 449579 142238 0 142238 N"/></draw:custom-shape><draw:custom-shape draw:name="Shape 599" draw:style-name="gr49" draw:text-style-name="P411" svg:width="1.0831in" svg:height="0.1551in" svg:x="1.6in" svg:y="0.6248in"><text:p/><draw:enhanced-geometry draw:mirror-horizontal="false" draw:mirror-vertical="false" drawooo:sub-view-size="990600 142239" svg:viewBox="0 0 990600 142239" draw:type="ooxml-non-primitive" draw:enhanced-path="M 0 142239 L 0 0 990600 0 990600 142239 0 142239 N"/></draw:custom-shape><draw:custom-shape draw:name="Shape 600" draw:style-name="gr8" draw:text-style-name="P411" svg:width="0.1661in" svg:height="0.1551in" svg:x="2.6835in" svg:y="0.6248in"><text:p/><draw:enhanced-geometry draw:mirror-horizontal="false" draw:mirror-vertical="false" drawooo:sub-view-size="152400 142239" svg:viewBox="0 0 152400 142239" draw:type="ooxml-non-primitive" draw:enhanced-path="M 0 142239 L 0 0 152400 0 152400 142239 0 142239 N"/></draw:custom-shape><draw:custom-shape draw:name="Shape 601" draw:style-name="gr50" draw:text-style-name="P411" svg:width="0.2276in" svg:height="0.1551in" svg:x="2.85in" svg:y="0.6248in"><text:p/><draw:enhanced-geometry draw:mirror-horizontal="false" draw:mirror-vertical="false" drawooo:sub-view-size="208279 142239" svg:viewBox="0 0 208279 142239" draw:type="ooxml-non-primitive" draw:enhanced-path="M 0 142239 L 0 0 208279 0 208279 142239 0 142239 N"/></draw:custom-shape><draw:custom-shape draw:name="Shape 602" draw:style-name="gr11" draw:text-style-name="P411" svg:width="0.4913in" svg:height="0.1551in" svg:x="3.078in" svg:y="0.6248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603" draw:style-name="gr15" draw:text-style-name="P411" svg:width="0.4933in" svg:height="0.1551in" svg:x="3.5693in" svg:y="0.6248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604" draw:style-name="gr11" draw:text-style-name="P411" svg:width="0.4913in" svg:height="0.1551in" svg:x="4.0634in" svg:y="0.6248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605" draw:style-name="gr12" draw:text-style-name="P411" svg:width="0.4925in" svg:height="0.1551in" svg:x="4.5547in" svg:y="0.6248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606" draw:style-name="gr11" draw:text-style-name="P411" svg:width="0.4913in" svg:height="0.1551in" svg:x="5.048in" svg:y="0.6248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607" draw:style-name="gr12" draw:text-style-name="P411" svg:width="0.4925in" svg:height="0.1551in" svg:x="5.5398in" svg:y="0.6248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608" draw:style-name="gr11" draw:text-style-name="P411" svg:width="0.4913in" svg:height="0.1551in" svg:x="6.0327in" svg:y="0.6248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609" draw:style-name="gr51" draw:text-style-name="P411" svg:width="0.9996in" svg:height="0.1551in" svg:x="1.6in" svg:y="0.7803in"><text:p/><draw:enhanced-geometry draw:mirror-horizontal="false" draw:mirror-vertical="false" drawooo:sub-view-size="914400 142239" svg:viewBox="0 0 914400 142239" draw:type="ooxml-non-primitive" draw:enhanced-path="M 0 142239 L 0 0 914400 0 914400 142239 0 142239 N"/></draw:custom-shape><draw:custom-shape draw:name="Shape 610" draw:style-name="gr25" draw:text-style-name="P411" svg:width="0.4776in" svg:height="0.1551in" svg:x="2.6in" svg:y="0.7803in"><text:p/><draw:enhanced-geometry draw:mirror-horizontal="false" draw:mirror-vertical="false" drawooo:sub-view-size="436881 142239" svg:viewBox="0 0 436881 142239" draw:type="ooxml-non-primitive" draw:enhanced-path="M 0 142239 L 0 0 436881 0 436881 142239 0 142239 N"/></draw:custom-shape><draw:custom-shape draw:name="Shape 611" draw:style-name="gr11" draw:text-style-name="P411" svg:width="0.4913in" svg:height="0.1551in" svg:x="3.078in" svg:y="0.7803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612" draw:style-name="gr15" draw:text-style-name="P411" svg:width="0.4933in" svg:height="0.1551in" svg:x="3.5693in" svg:y="0.7803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613" draw:style-name="gr11" draw:text-style-name="P411" svg:width="0.4913in" svg:height="0.1551in" svg:x="4.0634in" svg:y="0.7803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614" draw:style-name="gr12" draw:text-style-name="P411" svg:width="0.4925in" svg:height="0.1551in" svg:x="4.5547in" svg:y="0.7803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615" draw:style-name="gr11" draw:text-style-name="P411" svg:width="0.4913in" svg:height="0.1551in" svg:x="5.048in" svg:y="0.7803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616" draw:style-name="gr12" draw:text-style-name="P411" svg:width="0.4925in" svg:height="0.1551in" svg:x="5.5398in" svg:y="0.7803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617" draw:style-name="gr11" draw:text-style-name="P411" svg:width="0.4913in" svg:height="0.1551in" svg:x="6.0327in" svg:y="0.7803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draw:custom-shape draw:name="Shape 618" draw:style-name="gr52" draw:text-style-name="P411" svg:width="1.8331in" svg:height="0.1551in" svg:x="1.6in" svg:y="0.9358in"><text:p/><draw:enhanced-geometry draw:mirror-horizontal="false" draw:mirror-vertical="false" drawooo:sub-view-size="1676399 142239" svg:viewBox="0 0 1676399 142239" draw:type="ooxml-non-primitive" draw:enhanced-path="M 0 142239 L 0 0 1676399 0 1676399 142239 0 142239 N"/></draw:custom-shape><draw:custom-shape draw:name="Shape 619" draw:style-name="gr8" draw:text-style-name="P411" svg:width="0.1358in" svg:height="0.1551in" svg:x="3.4335in" svg:y="0.9358in"><text:p/><draw:enhanced-geometry draw:mirror-horizontal="false" draw:mirror-vertical="false" drawooo:sub-view-size="124461 142239" svg:viewBox="0 0 124461 142239" draw:type="ooxml-non-primitive" draw:enhanced-path="M 0 142239 L 0 0 124461 0 124461 142239 0 142239 N"/></draw:custom-shape><draw:custom-shape draw:name="Shape 620" draw:style-name="gr15" draw:text-style-name="P411" svg:width="0.4933in" svg:height="0.1551in" svg:x="3.5693in" svg:y="0.9358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621" draw:style-name="gr11" draw:text-style-name="P411" svg:width="0.4913in" svg:height="0.1551in" svg:x="4.0634in" svg:y="0.9358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622" draw:style-name="gr12" draw:text-style-name="P411" svg:width="0.4925in" svg:height="0.1551in" svg:x="4.5547in" svg:y="0.9358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623" draw:style-name="gr11" draw:text-style-name="P411" svg:width="0.4913in" svg:height="0.1551in" svg:x="5.048in" svg:y="0.9358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624" draw:style-name="gr12" draw:text-style-name="P411" svg:width="0.4925in" svg:height="0.1551in" svg:x="5.5398in" svg:y="0.9358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625" draw:style-name="gr11" draw:text-style-name="P411" svg:width="0.4913in" svg:height="0.1551in" svg:x="6.0327in" svg:y="0.9358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/draw:g><text:span text:style-name="T129">15</text:span><text:span text:style-name="T102"> </text:span><text:span text:style-name="T208">@</text:span><text:span text:style-name="T209">1800</text:span><text:span text:style-name="T165"> </text:span><text:span text:style-name="T129">L</text:span><text:span text:style-name="T130">D</text:span><text:span text:style-name="T131">Y</text:span><text:span text:style-name="T111"> </text:span><text:span text:style-name="T129">#11</text:span><text:span text:style-name="T212"> </text:span><text:span text:style-name="T129">20</text:span><text:span text:style-name="T102"> </text:span><text:span text:style-name="T211">@*</text:span><text:span text:style-name="T111"> </text:span><text:span text:style-name="T230">-@</text:span><text:span text:style-name="T165"> </text:span><text:span text:style-name="T129">L</text:span><text:span text:style-name="T130">D</text:span><text:span text:style-name="T131">A</text:span><text:span text:style-name="T111"> </text:span><text:span text:style-name="T175">-</text:span><text:span text:style-name="T176">D</text:span><text:span text:style-name="T175">,</text:span><text:span text:style-name="T177">Y</text:span><text:span text:style-name="T128"> </text:span><text:span text:style-name="T129">25</text:span><text:span text:style-name="T102"> </text:span><text:span text:style-name="T211">@*</text:span><text:span text:style-name="T128"><text:tab/></text:span><text:span text:style-name="T122">J</text:span><text:span text:style-name="T121">S</text:span><text:span text:style-name="T120">R</text:span><text:span text:style-name="T102"> </text:span><text:span text:style-name="T129">$</text:span><text:span text:style-name="T132">FF</text:span><text:span text:style-name="T130">D</text:span><text:span text:style-name="T129">2</text:span><text:span text:style-name="T128"> </text:span><text:span text:style-name="T129">30</text:span><text:span text:style-name="T102"> </text:span><text:span text:style-name="T211">@*</text:span><text:span text:style-name="T128"><text:tab/></text:span><text:span text:style-name="T130">D</text:span><text:span text:style-name="T131">EY</text:span></text:p>
        <text:p text:style-name="P208"><text:span text:style-name="T129">35</text:span><text:span text:style-name="T102"> </text:span><text:span text:style-name="T211">@*</text:span><text:span text:style-name="T128"><text:tab/></text:span><text:span text:style-name="T131">B</text:span><text:span text:style-name="T130">N</text:span><text:span text:style-name="T131">E</text:span><text:span text:style-name="T102"> </text:span><text:span text:style-name="T230">-@</text:span><text:span text:style-name="T128"> </text:span><text:span text:style-name="T129">40</text:span><text:span text:style-name="T102"> </text:span><text:span text:style-name="T211">@*</text:span><text:span text:style-name="T128"><text:tab/></text:span><text:span text:style-name="T130">R</text:span><text:span text:style-name="T132">T</text:span><text:span text:style-name="T131">S</text:span></text:p>
        <text:p text:style-name="P133"><text:span text:style-name="T129">50</text:span><text:span text:style-name="T102"> </text:span><text:span text:style-name="T211">@*</text:span><text:span text:style-name="T111"> </text:span><text:span text:style-name="T217">-</text:span><text:span text:style-name="T218">D</text:span><text:span text:style-name="T102"> </text:span><text:span text:style-name="T196">"</text:span><text:span text:style-name="T198">H</text:span><text:span text:style-name="T197">E</text:span><text:span text:style-name="T199">LL</text:span><text:span text:style-name="T196">O</text:span><text:span text:style-name="T165"> </text:span><text:span text:style-name="T192">WO</text:span><text:span text:style-name="T193">R</text:span><text:span text:style-name="T194">L</text:span><text:span text:style-name="T193">D</text:span><text:span text:style-name="T192">"</text:span></text:p>
        <text:p text:style-name="P59"/>
        <text:p text:style-name="P209"><text:span text:style-name="T15">The s</text:span><text:span text:style-name="T25">p</text:span><text:span text:style-name="T15">ecial label's d</text:span><text:span text:style-name="T25">e</text:span><text:span text:style-name="T15">finition c</text:span><text:span text:style-name="T25">a</text:span><text:span text:style-name="T15">n be clea</text:span><text:span text:style-name="T25">r</text:span><text:span text:style-name="T15">ed during</text:span><text:span text:style-name="T25"> </text:span><text:span text:style-name="T15">assembly by </text:span><text:span text:style-name="T25">u</text:span><text:span text:style-name="T15">sing the</text:span><text:span text:style-name="T25"> </text:span><text:span text:style-name="T22">-</text:span><text:span text:style-name="T15">&gt; l</text:span><text:span text:style-name="T25">a</text:span><text:span text:style-name="T15">bel.</text:span><text:span text:style-name="T69"> </text:span><text:span text:style-name="T28">T</text:span><text:span text:style-name="T18">he</text:span><text:span text:style-name="T15"> </text:span><text:span text:style-name="T18">s</text:span><text:span text:style-name="T28">p</text:span><text:span text:style-name="T18">ecial</text:span><text:span text:style-name="T15"> </text:span><text:span text:style-name="T18">label</text:span><text:span text:style-name="T15"> </text:span><text:span text:style-name="T18">c</text:span><text:span text:style-name="T28">a</text:span><text:span text:style-name="T18">nnot</text:span><text:span text:style-name="T15"> </text:span><text:span text:style-name="T18">be</text:span><text:span text:style-name="T15"> </text:span><text:span text:style-name="T18">defi</text:span><text:span text:style-name="T28">n</text:span><text:span text:style-name="T18">ed</text:span><text:span text:style-name="T15"> </text:span><text:span text:style-name="T18">and</text:span><text:span text:style-name="T15"> </text:span><text:span text:style-name="T18">c</text:span><text:span text:style-name="T28">l</text:span><text:span text:style-name="T18">eared</text:span><text:span text:style-name="T15"> </text:span><text:span text:style-name="T18">with</text:span><text:span text:style-name="T25"> </text:span><text:span text:style-name="T18">-&gt;</text:span><text:span text:style-name="T15"> </text:span><text:span text:style-name="T18">in</text:span><text:span text:style-name="T15"> </text:span><text:span text:style-name="T18">the</text:span><text:span text:style-name="T25"> </text:span><text:span text:style-name="T18">same</text:span><text:span text:style-name="T15"> </text:span><text:span text:style-name="T28">l</text:span><text:span text:style-name="T18">ine</text:span><text:span text:style-name="T15"> </text:span><text:span text:style-name="T18">of</text:span><text:span text:style-name="T15"> </text:span><text:span text:style-name="T18">c</text:span><text:span text:style-name="T28">o</text:span><text:span text:style-name="T18">de.</text:span></text:p>
        <text:p text:style-name="P21"/>
        <text:p text:style-name="P210"><draw:g text:anchor-type="paragraph" draw:z-index="104" draw:name="drawingObject626" draw:style-name="gr1"><draw:custom-shape draw:name="Shape 627" draw:style-name="gr7" draw:text-style-name="P411" svg:width="0.8331in" svg:height="0.1551in" svg:x="1.6in" svg:y="0.002in"><text:p/><draw:enhanced-geometry draw:mirror-horizontal="false" draw:mirror-vertical="false" drawooo:sub-view-size="762000 142239" svg:viewBox="0 0 762000 142239" draw:type="ooxml-non-primitive" draw:enhanced-path="M 0 142239 L 0 0 762000 0 762000 142239 0 142239 N"/></draw:custom-shape><draw:custom-shape draw:name="Shape 628" draw:style-name="gr8" draw:text-style-name="P411" svg:width="0.1661in" svg:height="0.1551in" svg:x="2.4335in" svg:y="0.002in"><text:p/><draw:enhanced-geometry draw:mirror-horizontal="false" draw:mirror-vertical="false" drawooo:sub-view-size="152400 142239" svg:viewBox="0 0 152400 142239" draw:type="ooxml-non-primitive" draw:enhanced-path="M 0 142239 L 0 0 152400 0 152400 142239 0 142239 N"/></draw:custom-shape><draw:custom-shape draw:name="Shape 629" draw:style-name="gr9" draw:text-style-name="P411" svg:width="2.0004in" svg:height="0.1551in" svg:x="2.6in" svg:y="0.002in"><text:p/><draw:enhanced-geometry draw:mirror-horizontal="false" draw:mirror-vertical="false" drawooo:sub-view-size="1828801 142239" svg:viewBox="0 0 1828801 142239" draw:type="ooxml-non-primitive" draw:enhanced-path="M 0 142239 L 0 0 1828801 0 1828801 142239 0 142239 N"/></draw:custom-shape><draw:custom-shape draw:name="Shape 630" draw:style-name="gr10" draw:text-style-name="P411" svg:width="0.4469in" svg:height="0.1551in" svg:x="4.6008in" svg:y="0.002in"><text:p/><draw:enhanced-geometry draw:mirror-horizontal="false" draw:mirror-vertical="false" drawooo:sub-view-size="408938 142239" svg:viewBox="0 0 408938 142239" draw:type="ooxml-non-primitive" draw:enhanced-path="M 0 142239 L 0 0 408938 0 408938 142239 0 142239 N"/></draw:custom-shape><draw:custom-shape draw:name="Shape 631" draw:style-name="gr11" draw:text-style-name="P411" svg:width="0.4913in" svg:height="0.1551in" svg:x="5.048in" svg:y="0.00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632" draw:style-name="gr12" draw:text-style-name="P411" svg:width="0.4925in" svg:height="0.1551in" svg:x="5.5398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633" draw:style-name="gr11" draw:text-style-name="P411" svg:width="0.4913in" svg:height="0.1551in" svg:x="6.0327in" svg:y="0.00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634" draw:style-name="gr13" draw:text-style-name="P411" svg:width="0.7496in" svg:height="0.1551in" svg:x="1.6in" svg:y="0.1575in"><text:p/><draw:enhanced-geometry draw:mirror-horizontal="false" draw:mirror-vertical="false" drawooo:sub-view-size="685800 142238" svg:viewBox="0 0 685800 142238" draw:type="ooxml-non-primitive" draw:enhanced-path="M 0 142238 L 0 0 685800 0 685800 142238 0 142238 N"/></draw:custom-shape><draw:custom-shape draw:name="Shape 635" draw:style-name="gr14" draw:text-style-name="P411" svg:width="0.2343in" svg:height="0.1551in" svg:x="2.35in" svg:y="0.1575in"><text:p/><draw:enhanced-geometry draw:mirror-horizontal="false" draw:mirror-vertical="false" drawooo:sub-view-size="214629 142238" svg:viewBox="0 0 214629 142238" draw:type="ooxml-non-primitive" draw:enhanced-path="M 0 142238 L 0 0 214629 0 214629 142238 0 142238 N"/></draw:custom-shape><draw:custom-shape draw:name="Shape 636" draw:style-name="gr12" draw:text-style-name="P411" svg:width="0.4925in" svg:height="0.1551in" svg:x="2.5846in" svg:y="0.1575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637" draw:style-name="gr11" draw:text-style-name="P411" svg:width="0.4913in" svg:height="0.1551in" svg:x="3.078in" svg:y="0.1575in"><text:p/><draw:enhanced-geometry draw:mirror-horizontal="false" draw:mirror-vertical="false" drawooo:sub-view-size="449579 142238" svg:viewBox="0 0 449579 142238" draw:type="ooxml-non-primitive" draw:enhanced-path="M 0 142238 L 0 0 449579 0 449579 142238 0 142238 N"/></draw:custom-shape><draw:custom-shape draw:name="Shape 638" draw:style-name="gr15" draw:text-style-name="P411" svg:width="0.4933in" svg:height="0.1551in" svg:x="3.5693in" svg:y="0.1575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639" draw:style-name="gr11" draw:text-style-name="P411" svg:width="0.4913in" svg:height="0.1551in" svg:x="4.0634in" svg:y="0.1575in"><text:p/><draw:enhanced-geometry draw:mirror-horizontal="false" draw:mirror-vertical="false" drawooo:sub-view-size="449578 142238" svg:viewBox="0 0 449578 142238" draw:type="ooxml-non-primitive" draw:enhanced-path="M 0 142238 L 0 0 449578 0 449578 142238 0 142238 N"/></draw:custom-shape><draw:custom-shape draw:name="Shape 640" draw:style-name="gr12" draw:text-style-name="P411" svg:width="0.4925in" svg:height="0.1551in" svg:x="4.5547in" svg:y="0.1575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641" draw:style-name="gr11" draw:text-style-name="P411" svg:width="0.4913in" svg:height="0.1551in" svg:x="5.048in" svg:y="0.1575in"><text:p/><draw:enhanced-geometry draw:mirror-horizontal="false" draw:mirror-vertical="false" drawooo:sub-view-size="449579 142238" svg:viewBox="0 0 449579 142238" draw:type="ooxml-non-primitive" draw:enhanced-path="M 0 142238 L 0 0 449579 0 449579 142238 0 142238 N"/></draw:custom-shape><draw:custom-shape draw:name="Shape 642" draw:style-name="gr12" draw:text-style-name="P411" svg:width="0.4925in" svg:height="0.1551in" svg:x="5.5398in" svg:y="0.1575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643" draw:style-name="gr11" draw:text-style-name="P411" svg:width="0.4913in" svg:height="0.1551in" svg:x="6.0327in" svg:y="0.1575in"><text:p/><draw:enhanced-geometry draw:mirror-horizontal="false" draw:mirror-vertical="false" drawooo:sub-view-size="449579 142238" svg:viewBox="0 0 449579 142238" draw:type="ooxml-non-primitive" draw:enhanced-path="M 0 142238 L 0 0 449579 0 449579 142238 0 142238 N"/></draw:custom-shape><draw:custom-shape draw:name="Shape 644" draw:style-name="gr16" draw:text-style-name="P411" svg:width="0.2496in" svg:height="0.1551in" svg:x="1.6in" svg:y="0.313in"><text:p/><draw:enhanced-geometry draw:mirror-horizontal="false" draw:mirror-vertical="false" drawooo:sub-view-size="228600 142239" svg:viewBox="0 0 228600 142239" draw:type="ooxml-non-primitive" draw:enhanced-path="M 0 142239 L 0 0 228600 0 228600 142239 0 142239 N"/></draw:custom-shape><draw:custom-shape draw:name="Shape 645" draw:style-name="gr8" draw:text-style-name="P411" svg:width="0.1661in" svg:height="0.1551in" svg:x="1.85in" svg:y="0.313in"><text:p/><draw:enhanced-geometry draw:mirror-horizontal="false" draw:mirror-vertical="false" drawooo:sub-view-size="152400 142239" svg:viewBox="0 0 152400 142239" draw:type="ooxml-non-primitive" draw:enhanced-path="M 0 142239 L 0 0 152400 0 152400 142239 0 142239 N"/></draw:custom-shape><draw:custom-shape draw:name="Shape 646" draw:style-name="gr8" draw:text-style-name="P411" svg:width="0.0831in" svg:height="0.1551in" svg:x="2.0165in" svg:y="0.313in"><text:p/><draw:enhanced-geometry draw:mirror-horizontal="false" draw:mirror-vertical="false" drawooo:sub-view-size="76200 142239" svg:viewBox="0 0 76200 142239" draw:type="ooxml-non-primitive" draw:enhanced-path="M 0 142239 L 0 0 76200 0 76200 142239 0 142239 N"/></draw:custom-shape><draw:custom-shape draw:name="Shape 647" draw:style-name="gr17" draw:text-style-name="P411" svg:width="0.4843in" svg:height="0.1551in" svg:x="2.1in" svg:y="0.313in"><text:p/><draw:enhanced-geometry draw:mirror-horizontal="false" draw:mirror-vertical="false" drawooo:sub-view-size="443231 142239" svg:viewBox="0 0 443231 142239" draw:type="ooxml-non-primitive" draw:enhanced-path="M 0 142239 L 0 0 443231 0 443231 142239 0 142239 N"/></draw:custom-shape><draw:custom-shape draw:name="Shape 648" draw:style-name="gr12" draw:text-style-name="P411" svg:width="0.4925in" svg:height="0.1551in" svg:x="2.5846in" svg:y="0.313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649" draw:style-name="gr11" draw:text-style-name="P411" svg:width="0.4913in" svg:height="0.1551in" svg:x="3.078in" svg:y="0.313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650" draw:style-name="gr15" draw:text-style-name="P411" svg:width="0.4933in" svg:height="0.1551in" svg:x="3.5693in" svg:y="0.313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651" draw:style-name="gr11" draw:text-style-name="P411" svg:width="0.4913in" svg:height="0.1551in" svg:x="4.0634in" svg:y="0.313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652" draw:style-name="gr12" draw:text-style-name="P411" svg:width="0.4925in" svg:height="0.1551in" svg:x="4.5547in" svg:y="0.313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653" draw:style-name="gr11" draw:text-style-name="P411" svg:width="0.4913in" svg:height="0.1551in" svg:x="5.048in" svg:y="0.313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654" draw:style-name="gr12" draw:text-style-name="P411" svg:width="0.4925in" svg:height="0.1551in" svg:x="5.5398in" svg:y="0.313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655" draw:style-name="gr11" draw:text-style-name="P411" svg:width="0.4913in" svg:height="0.1551in" svg:x="6.0327in" svg:y="0.313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draw:custom-shape draw:name="Shape 656" draw:style-name="gr18" draw:text-style-name="P411" svg:width="0.8331in" svg:height="0.1559in" svg:x="1.6in" svg:y="0.4685in"><text:p/><draw:enhanced-geometry draw:mirror-horizontal="false" draw:mirror-vertical="false" drawooo:sub-view-size="762000 142239" svg:viewBox="0 0 762000 142239" draw:type="ooxml-non-primitive" draw:enhanced-path="M 0 142239 L 0 0 762000 0 762000 142239 0 142239 N"/></draw:custom-shape><draw:custom-shape draw:name="Shape 657" draw:style-name="gr3" draw:text-style-name="P411" svg:width="0.1661in" svg:height="0.1559in" svg:x="2.4335in" svg:y="0.4685in"><text:p/><draw:enhanced-geometry draw:mirror-horizontal="false" draw:mirror-vertical="false" drawooo:sub-view-size="152400 142239" svg:viewBox="0 0 152400 142239" draw:type="ooxml-non-primitive" draw:enhanced-path="M 0 142239 L 0 0 152400 0 152400 142239 0 142239 N"/></draw:custom-shape><draw:custom-shape draw:name="Shape 658" draw:style-name="gr19" draw:text-style-name="P411" svg:width="2.0004in" svg:height="0.1559in" svg:x="2.6in" svg:y="0.4685in"><text:p/><draw:enhanced-geometry draw:mirror-horizontal="false" draw:mirror-vertical="false" drawooo:sub-view-size="1828801 142239" svg:viewBox="0 0 1828801 142239" draw:type="ooxml-non-primitive" draw:enhanced-path="M 0 142239 L 0 0 1828801 0 1828801 142239 0 142239 N"/></draw:custom-shape><draw:custom-shape draw:name="Shape 659" draw:style-name="gr20" draw:text-style-name="P411" svg:width="0.4469in" svg:height="0.1559in" svg:x="4.6008in" svg:y="0.4685in"><text:p/><draw:enhanced-geometry draw:mirror-horizontal="false" draw:mirror-vertical="false" drawooo:sub-view-size="408938 142239" svg:viewBox="0 0 408938 142239" draw:type="ooxml-non-primitive" draw:enhanced-path="M 0 142239 L 0 0 408938 0 408938 142239 0 142239 N"/></draw:custom-shape><draw:custom-shape draw:name="Shape 660" draw:style-name="gr5" draw:text-style-name="P411" svg:width="0.4913in" svg:height="0.1559in" svg:x="5.048in" svg:y="0.468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661" draw:style-name="gr4" draw:text-style-name="P411" svg:width="0.4925in" svg:height="0.1559in" svg:x="5.5398in" svg:y="0.468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662" draw:style-name="gr5" draw:text-style-name="P411" svg:width="0.4913in" svg:height="0.1559in" svg:x="6.0327in" svg:y="0.468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663" draw:style-name="gr13" draw:text-style-name="P411" svg:width="0.7496in" svg:height="0.1551in" svg:x="1.6in" svg:y="0.6248in"><text:p/><draw:enhanced-geometry draw:mirror-horizontal="false" draw:mirror-vertical="false" drawooo:sub-view-size="685800 142238" svg:viewBox="0 0 685800 142238" draw:type="ooxml-non-primitive" draw:enhanced-path="M 0 142238 L 0 0 685800 0 685800 142238 0 142238 N"/></draw:custom-shape><draw:custom-shape draw:name="Shape 664" draw:style-name="gr14" draw:text-style-name="P411" svg:width="0.2343in" svg:height="0.1551in" svg:x="2.35in" svg:y="0.6248in"><text:p/><draw:enhanced-geometry draw:mirror-horizontal="false" draw:mirror-vertical="false" drawooo:sub-view-size="214629 142238" svg:viewBox="0 0 214629 142238" draw:type="ooxml-non-primitive" draw:enhanced-path="M 0 0 L 0 142238 214629 142238 214629 0 0 0 N"/></draw:custom-shape><draw:custom-shape draw:name="Shape 665" draw:style-name="gr12" draw:text-style-name="P411" svg:width="0.4925in" svg:height="0.1551in" svg:x="2.5846in" svg:y="0.6248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666" draw:style-name="gr11" draw:text-style-name="P411" svg:width="0.4913in" svg:height="0.1551in" svg:x="3.078in" svg:y="0.6248in"><text:p/><draw:enhanced-geometry draw:mirror-horizontal="false" draw:mirror-vertical="false" drawooo:sub-view-size="449579 142238" svg:viewBox="0 0 449579 142238" draw:type="ooxml-non-primitive" draw:enhanced-path="M 0 142238 L 0 0 449579 0 449579 142238 0 142238 N"/></draw:custom-shape><draw:custom-shape draw:name="Shape 667" draw:style-name="gr15" draw:text-style-name="P411" svg:width="0.4933in" svg:height="0.1551in" svg:x="3.5693in" svg:y="0.6248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668" draw:style-name="gr11" draw:text-style-name="P411" svg:width="0.4913in" svg:height="0.1551in" svg:x="4.0634in" svg:y="0.6248in"><text:p/><draw:enhanced-geometry draw:mirror-horizontal="false" draw:mirror-vertical="false" drawooo:sub-view-size="449578 142238" svg:viewBox="0 0 449578 142238" draw:type="ooxml-non-primitive" draw:enhanced-path="M 0 142238 L 0 0 449578 0 449578 142238 0 142238 N"/></draw:custom-shape><draw:custom-shape draw:name="Shape 669" draw:style-name="gr12" draw:text-style-name="P411" svg:width="0.4925in" svg:height="0.1551in" svg:x="4.5547in" svg:y="0.6248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670" draw:style-name="gr11" draw:text-style-name="P411" svg:width="0.4913in" svg:height="0.1551in" svg:x="5.048in" svg:y="0.6248in"><text:p/><draw:enhanced-geometry draw:mirror-horizontal="false" draw:mirror-vertical="false" drawooo:sub-view-size="449579 142238" svg:viewBox="0 0 449579 142238" draw:type="ooxml-non-primitive" draw:enhanced-path="M 0 142238 L 0 0 449579 0 449579 142238 0 142238 N"/></draw:custom-shape><draw:custom-shape draw:name="Shape 671" draw:style-name="gr12" draw:text-style-name="P411" svg:width="0.4925in" svg:height="0.1551in" svg:x="5.5398in" svg:y="0.6248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672" draw:style-name="gr11" draw:text-style-name="P411" svg:width="0.4913in" svg:height="0.1551in" svg:x="6.0327in" svg:y="0.6248in"><text:p/><draw:enhanced-geometry draw:mirror-horizontal="false" draw:mirror-vertical="false" drawooo:sub-view-size="449579 142238" svg:viewBox="0 0 449579 142238" draw:type="ooxml-non-primitive" draw:enhanced-path="M 0 0 L 0 142238 449579 142238 449579 0 0 0 N"/></draw:custom-shape><draw:custom-shape draw:name="Shape 673" draw:style-name="gr16" draw:text-style-name="P411" svg:width="0.2496in" svg:height="0.1551in" svg:x="1.6in" svg:y="0.7803in"><text:p/><draw:enhanced-geometry draw:mirror-horizontal="false" draw:mirror-vertical="false" drawooo:sub-view-size="228600 142240" svg:viewBox="0 0 228600 142240" draw:type="ooxml-non-primitive" draw:enhanced-path="M 0 142240 L 0 0 228600 0 228600 142240 0 142240 N"/></draw:custom-shape><draw:custom-shape draw:name="Shape 674" draw:style-name="gr8" draw:text-style-name="P411" svg:width="0.1661in" svg:height="0.1551in" svg:x="1.85in" svg:y="0.7803in"><text:p/><draw:enhanced-geometry draw:mirror-horizontal="false" draw:mirror-vertical="false" drawooo:sub-view-size="152400 142240" svg:viewBox="0 0 152400 142240" draw:type="ooxml-non-primitive" draw:enhanced-path="M 0 142240 L 0 0 152400 0 152400 142240 0 142240 N"/></draw:custom-shape><draw:custom-shape draw:name="Shape 675" draw:style-name="gr21" draw:text-style-name="P411" svg:width="0.6661in" svg:height="0.1551in" svg:x="2.0165in" svg:y="0.7803in"><text:p/><draw:enhanced-geometry draw:mirror-horizontal="false" draw:mirror-vertical="false" drawooo:sub-view-size="609600 142240" svg:viewBox="0 0 609600 142240" draw:type="ooxml-non-primitive" draw:enhanced-path="M 0 142240 L 0 0 609600 0 609600 142240 0 142240 N"/></draw:custom-shape><draw:custom-shape draw:name="Shape 676" draw:style-name="gr22" draw:text-style-name="P411" svg:width="0.3941in" svg:height="0.1551in" svg:x="2.6835in" svg:y="0.7803in"><text:p/><draw:enhanced-geometry draw:mirror-horizontal="false" draw:mirror-vertical="false" drawooo:sub-view-size="360679 142240" svg:viewBox="0 0 360679 142240" draw:type="ooxml-non-primitive" draw:enhanced-path="M 0 142240 L 0 0 360679 0 360679 142240 0 142240 N"/></draw:custom-shape><draw:custom-shape draw:name="Shape 677" draw:style-name="gr11" draw:text-style-name="P411" svg:width="0.4913in" svg:height="0.1551in" svg:x="3.078in" svg:y="0.7803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678" draw:style-name="gr15" draw:text-style-name="P411" svg:width="0.4933in" svg:height="0.1551in" svg:x="3.5693in" svg:y="0.7803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679" draw:style-name="gr11" draw:text-style-name="P411" svg:width="0.4913in" svg:height="0.1551in" svg:x="4.0634in" svg:y="0.7803in"><text:p/><draw:enhanced-geometry draw:mirror-horizontal="false" draw:mirror-vertical="false" drawooo:sub-view-size="449578 142240" svg:viewBox="0 0 449578 142240" draw:type="ooxml-non-primitive" draw:enhanced-path="M 0 142240 L 0 0 449578 0 449578 142240 0 142240 N"/></draw:custom-shape><draw:custom-shape draw:name="Shape 680" draw:style-name="gr12" draw:text-style-name="P411" svg:width="0.4925in" svg:height="0.1551in" svg:x="4.5547in" svg:y="0.7803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681" draw:style-name="gr11" draw:text-style-name="P411" svg:width="0.4913in" svg:height="0.1551in" svg:x="5.048in" svg:y="0.7803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682" draw:style-name="gr12" draw:text-style-name="P411" svg:width="0.4925in" svg:height="0.1551in" svg:x="5.5398in" svg:y="0.7803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683" draw:style-name="gr11" draw:text-style-name="P411" svg:width="0.4913in" svg:height="0.1551in" svg:x="6.0327in" svg:y="0.7803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684" draw:style-name="gr23" draw:text-style-name="P411" svg:width="0.4996in" svg:height="0.1551in" svg:x="1.6in" svg:y="0.9358in"><text:p/><draw:enhanced-geometry draw:mirror-horizontal="false" draw:mirror-vertical="false" drawooo:sub-view-size="457200 142238" svg:viewBox="0 0 457200 142238" draw:type="ooxml-non-primitive" draw:enhanced-path="M 0 142238 L 0 0 457200 0 457200 142238 0 142238 N"/></draw:custom-shape><draw:custom-shape draw:name="Shape 685" draw:style-name="gr24" draw:text-style-name="P411" svg:width="0.4161in" svg:height="0.1551in" svg:x="2.1in" svg:y="0.9358in"><text:p/><draw:enhanced-geometry draw:mirror-horizontal="false" draw:mirror-vertical="false" drawooo:sub-view-size="381000 142238" svg:viewBox="0 0 381000 142238" draw:type="ooxml-non-primitive" draw:enhanced-path="M 0 142238 L 0 0 381000 0 381000 142238 0 142238 N"/></draw:custom-shape><draw:custom-shape draw:name="Shape 686" draw:style-name="gr8" draw:text-style-name="P411" svg:width="0.0831in" svg:height="0.1551in" svg:x="2.5165in" svg:y="0.9358in"><text:p/><draw:enhanced-geometry draw:mirror-horizontal="false" draw:mirror-vertical="false" drawooo:sub-view-size="76200 142238" svg:viewBox="0 0 76200 142238" draw:type="ooxml-non-primitive" draw:enhanced-path="M 0 142238 L 0 0 76200 0 76200 142238 0 142238 N"/></draw:custom-shape><draw:custom-shape draw:name="Shape 687" draw:style-name="gr25" draw:text-style-name="P411" svg:width="0.4776in" svg:height="0.1551in" svg:x="2.6in" svg:y="0.9358in"><text:p/><draw:enhanced-geometry draw:mirror-horizontal="false" draw:mirror-vertical="false" drawooo:sub-view-size="436881 142238" svg:viewBox="0 0 436881 142238" draw:type="ooxml-non-primitive" draw:enhanced-path="M 0 142238 L 0 0 436881 0 436881 142238 0 142238 N"/></draw:custom-shape><draw:custom-shape draw:name="Shape 688" draw:style-name="gr11" draw:text-style-name="P411" svg:width="0.4913in" svg:height="0.1551in" svg:x="3.078in" svg:y="0.9358in"><text:p/><draw:enhanced-geometry draw:mirror-horizontal="false" draw:mirror-vertical="false" drawooo:sub-view-size="449579 142238" svg:viewBox="0 0 449579 142238" draw:type="ooxml-non-primitive" draw:enhanced-path="M 0 142238 L 0 0 449579 0 449579 142238 0 142238 N"/></draw:custom-shape><draw:custom-shape draw:name="Shape 689" draw:style-name="gr15" draw:text-style-name="P411" svg:width="0.4933in" svg:height="0.1551in" svg:x="3.5693in" svg:y="0.9358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690" draw:style-name="gr11" draw:text-style-name="P411" svg:width="0.4913in" svg:height="0.1551in" svg:x="4.0634in" svg:y="0.9358in"><text:p/><draw:enhanced-geometry draw:mirror-horizontal="false" draw:mirror-vertical="false" drawooo:sub-view-size="449578 142238" svg:viewBox="0 0 449578 142238" draw:type="ooxml-non-primitive" draw:enhanced-path="M 0 142238 L 0 0 449578 0 449578 142238 0 142238 N"/></draw:custom-shape><draw:custom-shape draw:name="Shape 691" draw:style-name="gr12" draw:text-style-name="P411" svg:width="0.4925in" svg:height="0.1551in" svg:x="4.5547in" svg:y="0.9358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692" draw:style-name="gr11" draw:text-style-name="P411" svg:width="0.4913in" svg:height="0.1551in" svg:x="5.048in" svg:y="0.9358in"><text:p/><draw:enhanced-geometry draw:mirror-horizontal="false" draw:mirror-vertical="false" drawooo:sub-view-size="449579 142238" svg:viewBox="0 0 449579 142238" draw:type="ooxml-non-primitive" draw:enhanced-path="M 0 142238 L 0 0 449579 0 449579 142238 0 142238 N"/></draw:custom-shape><draw:custom-shape draw:name="Shape 693" draw:style-name="gr12" draw:text-style-name="P411" svg:width="0.4925in" svg:height="0.1551in" svg:x="5.5398in" svg:y="0.9358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694" draw:style-name="gr11" draw:text-style-name="P411" svg:width="0.4913in" svg:height="0.1551in" svg:x="6.0327in" svg:y="0.9358in"><text:p/><draw:enhanced-geometry draw:mirror-horizontal="false" draw:mirror-vertical="false" drawooo:sub-view-size="449579 142238" svg:viewBox="0 0 449579 142238" draw:type="ooxml-non-primitive" draw:enhanced-path="M 0 0 L 0 142238 449579 142238 449579 0 0 0 N"/></draw:custom-shape></draw:g><text:span text:style-name="T211">@*</text:span><text:span text:style-name="T128"><text:tab/></text:span><text:span text:style-name="T131">B</text:span><text:span text:style-name="T130">CC</text:span><text:span text:style-name="T102"> </text:span><text:span text:style-name="T213">-</text:span><text:span text:style-name="T216">&gt;</text:span><text:span text:style-name="T111"> </text:span><text:span text:style-name="T102">;</text:span><text:span text:style-name="T111"> </text:span><text:span text:style-name="T131">B</text:span><text:span text:style-name="T130">R</text:span><text:span text:style-name="T131">A</text:span><text:span text:style-name="T130">NCH</text:span><text:span text:style-name="T102"> </text:span><text:span text:style-name="T228">T</text:span><text:span text:style-name="T227">O</text:span><text:span text:style-name="T102"> </text:span><text:span text:style-name="T132">T</text:span><text:span text:style-name="T130">H</text:span><text:span text:style-name="T131">E</text:span><text:span text:style-name="T102"> </text:span><text:span text:style-name="T130">N</text:span><text:span text:style-name="T131">EX</text:span><text:span text:style-name="T132">T</text:span><text:span text:style-name="T111"> </text:span><text:span text:style-name="T223">-@</text:span><text:span text:style-name="T128"> </text:span><text:span text:style-name="T211">@*</text:span><text:span text:style-name="T128"><text:tab/></text:span><text:span text:style-name="T131">B</text:span><text:span text:style-name="T130">R</text:span><text:span text:style-name="T131">K</text:span></text:p>
        <text:p text:style-name="P133"><text:span text:style-name="T211">@*</text:span><text:span text:style-name="T102"> </text:span><text:span text:style-name="T230">-@</text:span></text:p>
        <text:p text:style-name="P210"><text:span text:style-name="T211">@*</text:span><text:span text:style-name="T128"><text:tab/></text:span><text:span text:style-name="T131">B</text:span><text:span text:style-name="T130">N</text:span><text:span text:style-name="T131">E</text:span><text:span text:style-name="T102"> </text:span><text:span text:style-name="T213">-</text:span><text:span text:style-name="T216">&gt;</text:span><text:span text:style-name="T111"> </text:span><text:span text:style-name="T102">;</text:span><text:span text:style-name="T111"> </text:span><text:span text:style-name="T131">B</text:span><text:span text:style-name="T130">R</text:span><text:span text:style-name="T131">A</text:span><text:span text:style-name="T130">NCH</text:span><text:span text:style-name="T102"> </text:span><text:span text:style-name="T228">T</text:span><text:span text:style-name="T227">O</text:span><text:span text:style-name="T102"> </text:span><text:span text:style-name="T132">T</text:span><text:span text:style-name="T130">H</text:span><text:span text:style-name="T131">E</text:span><text:span text:style-name="T102"> </text:span><text:span text:style-name="T130">N</text:span><text:span text:style-name="T131">EX</text:span><text:span text:style-name="T132">T</text:span><text:span text:style-name="T111"> </text:span><text:span text:style-name="T223">-@</text:span><text:span text:style-name="T128"> </text:span><text:span text:style-name="T211">@*</text:span><text:span text:style-name="T128"><text:tab/></text:span><text:span text:style-name="T131">B</text:span><text:span text:style-name="T130">R</text:span><text:span text:style-name="T131">K</text:span></text:p>
        <text:p text:style-name="P211"><text:span text:style-name="T211">@*</text:span><text:span text:style-name="T102"> </text:span><text:span text:style-name="T230">-@</text:span><text:span text:style-name="T102"> </text:span><text:span text:style-name="T171">O</text:span><text:span text:style-name="T173">R</text:span><text:span text:style-name="T172">A</text:span><text:span text:style-name="T102"> </text:span><text:span text:style-name="T129">$</text:span><text:span text:style-name="T132">F</text:span><text:span text:style-name="T130">C</text:span><text:span text:style-name="T128"> </text:span><text:span text:style-name="T231">@;</text:span><text:span text:style-name="T128"><text:tab/></text:span><text:span text:style-name="T220">e</text:span><text:span text:style-name="T221">tc...</text:span></text:p>
        <text:p text:style-name="P212"/>
        <text:p text:style-name="P31"><text:span text:style-name="T89">- 9 -</text:span></text:p>
      </text:section>
      <text:p text:style-name="P40"><text:span text:style-name="T92">Symbol Table Manager</text:span></text:p>
      <text:p text:style-name="P214"><text:span text:style-name="T15">Optio</text:span><text:span text:style-name="T25">n</text:span><text:span text:style-name="T15">all</text:span><text:span text:style-name="T52">y</text:span><text:span text:style-name="T15">, wAx ma</text:span><text:span text:style-name="T25">i</text:span><text:span text:style-name="T15">ntains a sym</text:span><text:span text:style-name="T25">b</text:span><text:span text:style-name="T15">ol t</text:span><text:span text:style-name="T25">a</text:span><text:span text:style-name="T15">ble</text:span><text:span text:style-name="T22"> </text:span><text:span text:style-name="T25">f</text:span><text:span text:style-name="T15">or u</text:span><text:span text:style-name="T25">s</text:span><text:span text:style-name="T15">e with its somew</text:span><text:span text:style-name="T25">h</text:span><text:span text:style-name="T15">at sym</text:span><text:span text:style-name="T25">b</text:span><text:span text:style-name="T15">olic assembly (see</text:span><text:span text:style-name="T22"> </text:span><text:span text:style-name="T18">La</text:span><text:span text:style-name="T28">b</text:span><text:span text:style-name="T18">els</text:span><text:span text:style-name="T15">, p. 8).</text:span><text:span text:style-name="T11"> T</text:span><text:span text:style-name="T15">he * t</text:span><text:span text:style-name="T25">o</text:span><text:span text:style-name="T15">ol prov</text:span><text:span text:style-name="T11">i</text:span><text:span text:style-name="T15">d</text:span><text:span text:style-name="T22">e</text:span><text:span text:style-name="T15">s a few</text:span><text:span text:style-name="T25"> w</text:span><text:span text:style-name="T15">ays </text:span><text:span text:style-name="T22">t</text:span><text:span text:style-name="T15">o </text:span><text:span text:style-name="T25">m</text:span><text:span text:style-name="T15">ana</text:span><text:span text:style-name="T25">g</text:span><text:span text:style-name="T15">e these sy</text:span><text:span text:style-name="T25">m</text:span><text:span text:style-name="T15">bols.</text:span></text:p>
      <text:p text:style-name="P215"/>
      <text:p text:style-name="P34"><text:span text:style-name="T94">Setting</text:span><text:span text:style-name="T95"> </text:span><text:span text:style-name="T94">the</text:span><text:span text:style-name="T95"> </text:span><text:span text:style-name="T94">Persistent</text:span><text:span text:style-name="T95"> </text:span><text:span text:style-name="T94">Counter</text:span></text:p>
      <text:p text:style-name="P106"><draw:g text:anchor-type="paragraph" draw:z-index="29" draw:name="drawingObject695" draw:style-name="gr1"><draw:custom-shape draw:name="Shape 696" draw:style-name="gr179" draw:text-style-name="P411" svg:width="0.4161in" svg:height="0.1559in" svg:x="0.6in" svg:y="0.0827in"><text:p/><draw:enhanced-geometry draw:mirror-horizontal="false" draw:mirror-vertical="false" drawooo:sub-view-size="380998 142240" svg:viewBox="0 0 380998 142240" draw:type="ooxml-non-primitive" draw:enhanced-path="M 0 142240 L 0 0 380998 0 380998 142240 0 142240 N"/></draw:custom-shape><draw:custom-shape draw:name="Shape 697" draw:style-name="gr3" draw:text-style-name="P411" svg:width="0.076in" svg:height="0.1559in" svg:x="1.0165in" svg:y="0.0827in"><text:p/><draw:enhanced-geometry draw:mirror-horizontal="false" draw:mirror-vertical="false" drawooo:sub-view-size="69850 142240" svg:viewBox="0 0 69850 142240" draw:type="ooxml-non-primitive" draw:enhanced-path="M 0 142240 L 0 0 69850 0 69850 142240 0 142240 N"/></draw:custom-shape><draw:custom-shape draw:name="Shape 698" draw:style-name="gr5" draw:text-style-name="P411" svg:width="0.4913in" svg:height="0.1559in" svg:x="1.0929in" svg:y="0.0827in"><text:p/><draw:enhanced-geometry draw:mirror-horizontal="false" draw:mirror-vertical="false" drawooo:sub-view-size="449580 142240" svg:viewBox="0 0 449580 142240" draw:type="ooxml-non-primitive" draw:enhanced-path="M 0 142240 L 0 0 449580 0 449580 142240 0 142240 N"/></draw:custom-shape><draw:custom-shape draw:name="Shape 699" draw:style-name="gr4" draw:text-style-name="P411" svg:width="0.4925in" svg:height="0.1559in" svg:x="1.5846in" svg:y="0.0827in"><text:p/><draw:enhanced-geometry draw:mirror-horizontal="false" draw:mirror-vertical="false" drawooo:sub-view-size="450851 142240" svg:viewBox="0 0 450851 142240" draw:type="ooxml-non-primitive" draw:enhanced-path="M 0 142240 L 0 0 450851 0 450851 142240 0 142240 N"/></draw:custom-shape><draw:custom-shape draw:name="Shape 700" draw:style-name="gr5" draw:text-style-name="P411" svg:width="0.4913in" svg:height="0.1559in" svg:x="2.078in" svg:y="0.0827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701" draw:style-name="gr6" draw:text-style-name="P411" svg:width="0.4933in" svg:height="0.1559in" svg:x="2.5693in" svg:y="0.0827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702" draw:style-name="gr5" draw:text-style-name="P411" svg:width="0.4913in" svg:height="0.1559in" svg:x="3.0634in" svg:y="0.0827in"><text:p/><draw:enhanced-geometry draw:mirror-horizontal="false" draw:mirror-vertical="false" drawooo:sub-view-size="449578 142240" svg:viewBox="0 0 449578 142240" draw:type="ooxml-non-primitive" draw:enhanced-path="M 0 142240 L 0 0 449578 0 449578 142240 0 142240 N"/></draw:custom-shape><draw:custom-shape draw:name="Shape 703" draw:style-name="gr4" draw:text-style-name="P411" svg:width="0.4925in" svg:height="0.1559in" svg:x="3.5547in" svg:y="0.0827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704" draw:style-name="gr5" draw:text-style-name="P411" svg:width="0.4913in" svg:height="0.1559in" svg:x="4.048in" svg:y="0.0827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705" draw:style-name="gr4" draw:text-style-name="P411" svg:width="0.4925in" svg:height="0.1559in" svg:x="4.5398in" svg:y="0.0827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706" draw:style-name="gr5" draw:text-style-name="P411" svg:width="0.4913in" svg:height="0.1559in" svg:x="5.0327in" svg:y="0.0827in"><text:p/><draw:enhanced-geometry draw:mirror-horizontal="false" draw:mirror-vertical="false" drawooo:sub-view-size="449579 142240" svg:viewBox="0 0 449579 142240" draw:type="ooxml-non-primitive" draw:enhanced-path="M 0 0 L 0 142240 449579 142240 449579 0 0 0 N"/></draw:custom-shape></draw:g><text:span text:style-name="T104">*</text:span><text:span text:style-name="T105">add</text:span><text:span text:style-name="T104">r</text:span></text:p>
      <text:p text:style-name="P154"/>
      <text:p text:style-name="P216"><text:span text:style-name="T15">Provide a</text:span><text:span text:style-name="T25"> </text:span><text:span text:style-name="T15">1</text:span><text:span text:style-name="T22">6</text:span><text:span text:style-name="T15">-b</text:span><text:span text:style-name="T11">i</text:span><text:span text:style-name="T15">t hexadeci</text:span><text:span text:style-name="T25">m</text:span><text:span text:style-name="T15">al address af</text:span><text:span text:style-name="T25">t</text:span><text:span text:style-name="T15">er * to set</text:span><text:span text:style-name="T25"> </text:span><text:span text:style-name="T15">wAx's p</text:span><text:span text:style-name="T22">e</text:span><text:span text:style-name="T15">rsis</text:span><text:span text:style-name="T11">t</text:span><text:span text:style-name="T15">ent c</text:span><text:span text:style-name="T25">o</text:span><text:span text:style-name="T15">unter to t</text:span><text:span text:style-name="T25">h</text:span><text:span text:style-name="T15">at address.</text:span><text:span text:style-name="T30"> </text:span><text:span text:style-name="T11">T</text:span><text:span text:style-name="T15">he</text:span><text:span text:style-name="T22"> </text:span><text:span text:style-name="T15">pers</text:span><text:span text:style-name="T25">i</text:span><text:span text:style-name="T15">st</text:span><text:span text:style-name="T25">e</text:span><text:span text:style-name="T15">nt</text:span><text:span text:style-name="T22"> </text:span><text:span text:style-name="T25">c</text:span><text:span text:style-name="T15">ounter is t</text:span><text:span text:style-name="T25">h</text:span><text:span text:style-name="T15">e next</text:span><text:span text:style-name="T25"> </text:span><text:span text:style-name="T15">loca</text:span><text:span text:style-name="T22">t</text:span><text:span text:style-name="T11">i</text:span><text:span text:style-name="T15">on</text:span><text:span text:style-name="T22"> </text:span><text:span text:style-name="T25">a</text:span><text:span text:style-name="T15">t whi</text:span><text:span text:style-name="T25">c</text:span><text:span text:style-name="T15">h c</text:span><text:span text:style-name="T25">o</text:span><text:span text:style-name="T15">de</text:span><text:span text:style-name="T22"> </text:span><text:span text:style-name="T15">will be</text:span><text:span text:style-name="T25"> </text:span><text:span text:style-name="T15">asse</text:span><text:span text:style-name="T25">m</text:span><text:span text:style-name="T15">bled, data will be</text:span><text:span text:style-name="T25"> </text:span><text:span text:style-name="T15">add</text:span><text:span text:style-name="T25">e</text:span><text:span text:style-name="T15">d, disassembly or</text:span><text:span text:style-name="T25"> </text:span><text:span text:style-name="T15">memory du</text:span><text:span text:style-name="T25">m</text:span><text:span text:style-name="T15">p wi</text:span><text:span text:style-name="T25">l</text:span><text:span text:style-name="T15">l</text:span><text:span text:style-name="T22"> </text:span><text:span text:style-name="T15">be </text:span><text:span text:style-name="T25">d</text:span><text:span text:style-name="T15">ispla</text:span><text:span text:style-name="T25">y</text:span><text:span text:style-name="T15">ed, or as</text:span><text:span text:style-name="T25">s</text:span><text:span text:style-name="T15">ertion testi</text:span><text:span text:style-name="T25">n</text:span><text:span text:style-name="T15">g will </text:span><text:span text:style-name="T22">b</text:span><text:span text:style-name="T15">e </text:span><text:span text:style-name="T11">p</text:span><text:span text:style-name="T15">erformed.</text:span><text:span text:style-name="T33"> </text:span><text:span text:style-name="T15">All </text:span><text:span text:style-name="T25">o</text:span><text:span text:style-name="T15">f </text:span><text:span text:style-name="T25">t</text:span><text:span text:style-name="T15">h</text:span><text:span text:style-name="T22">e</text:span><text:span text:style-name="T25">s</text:span><text:span text:style-name="T15">e </text:span><text:span text:style-name="T25">t</text:span><text:span text:style-name="T15">ools will</text:span><text:span text:style-name="T22"> </text:span><text:span text:style-name="T25">a</text:span><text:span text:style-name="T15">lso </text:span><text:span text:style-name="T25">s</text:span><text:span text:style-name="T15">et the</text:span><text:span text:style-name="T25"> </text:span><text:span text:style-name="T15">persistent </text:span><text:span text:style-name="T25">c</text:span><text:span text:style-name="T15">o</text:span><text:span text:style-name="T25">u</text:span><text:span text:style-name="T15">nt</text:span><text:span text:style-name="T22">e</text:span><text:span text:style-name="T15">r </text:span><text:span text:style-name="T25">t</text:span><text:span text:style-name="T15">o the add</text:span><text:span text:style-name="T11">r</text:span><text:span text:style-name="T15">ess </text:span><text:span text:style-name="T18">after</text:span><text:span text:style-name="T15"> the la</text:span><text:span text:style-name="T25">s</text:span><text:span text:style-name="T15">t address</text:span><text:span text:style-name="T25"> </text:span><text:span text:style-name="T15">t</text:span><text:span text:style-name="T25">h</text:span><text:span text:style-name="T15">ey </text:span><text:span text:style-name="T22">u</text:span><text:span text:style-name="T25">s</text:span><text:span text:style-name="T15">e.</text:span><text:span text:style-name="T30"> </text:span><text:span text:style-name="T15">T</text:span><text:span text:style-name="T25">h</text:span><text:span text:style-name="T15">e * tool </text:span><text:span text:style-name="T11">l</text:span><text:span text:style-name="T15">ets</text:span><text:span text:style-name="T22"> </text:span><text:span text:style-name="T15">y</text:span><text:span text:style-name="T25">o</text:span><text:span text:style-name="T15">u </text:span><text:span text:style-name="T25">s</text:span><text:span text:style-name="T15">et</text:span><text:span text:style-name="T22"> </text:span><text:span text:style-name="T25">t</text:span><text:span text:style-name="T15">he</text:span><text:span text:style-name="T22"> </text:span><text:span text:style-name="T25">p</text:span><text:span text:style-name="T15">ersist</text:span><text:span text:style-name="T25">e</text:span><text:span text:style-name="T15">nt </text:span><text:span text:style-name="T25">c</text:span><text:span text:style-name="T15">o</text:span><text:span text:style-name="T22">u</text:span><text:span text:style-name="T25">n</text:span><text:span text:style-name="T15">ter to any address.</text:span></text:p>
      <text:p text:style-name="P4"/>
      <text:p text:style-name="P217"><text:span text:style-name="T15">All of wAx's tools, </text:span><text:span text:style-name="T25">e</text:span><text:span text:style-name="T15">xc</text:span><text:span text:style-name="T25">e</text:span><text:span text:style-name="T15">pt the * t</text:span><text:span text:style-name="T25">o</text:span><text:span text:style-name="T15">ol itself, </text:span><text:span text:style-name="T25">w</text:span><text:span text:style-name="T22">i</text:span><text:span text:style-name="T15">ll rep</text:span><text:span text:style-name="T11">l</text:span><text:span text:style-name="T15">ace</text:span><text:span text:style-name="T22"> </text:span><text:span text:style-name="T15">*</text:span><text:span text:style-name="T25"> </text:span><text:span text:style-name="T15">with </text:span><text:span text:style-name="T25">t</text:span><text:span text:style-name="T15">he</text:span><text:span text:style-name="T22"> </text:span><text:span text:style-name="T15">pers</text:span><text:span text:style-name="T25">i</text:span><text:span text:style-name="T15">st</text:span><text:span text:style-name="T25">e</text:span><text:span text:style-name="T15">nt</text:span><text:span text:style-name="T22"> </text:span><text:span text:style-name="T25">a</text:span><text:span text:style-name="T15">d</text:span><text:span text:style-name="T22">d</text:span><text:span text:style-name="T11">r</text:span><text:span text:style-name="T15">ess, so * c</text:span><text:span text:style-name="T25">a</text:span><text:span text:style-name="T15">n </text:span><text:span text:style-name="T22">b</text:span><text:span text:style-name="T15">e </text:span><text:span text:style-name="T25">w</text:span><text:span text:style-name="T15">idely used</text:span><text:span text:style-name="T25"> </text:span><text:span text:style-name="T15">within tools (al</text:span><text:span text:style-name="T25">t</text:span><text:span text:style-name="T15">h</text:span><text:span text:style-name="T25">o</text:span><text:span text:style-name="T15">ugh some use</text:span><text:span text:style-name="T25">s</text:span><text:span text:style-name="T15">, like .</text:span><text:span text:style-name="T25">*</text:span><text:span text:style-name="T15">, are </text:span><text:span text:style-name="T25">r</text:span><text:span text:style-name="T15">edundant).</text:span></text:p>
      <text:p text:style-name="P4"/>
      <text:p text:style-name="P218"><text:span text:style-name="T18">The</text:span><text:span text:style-name="T15"> </text:span><text:span text:style-name="T18">persis</text:span><text:span text:style-name="T28">t</text:span><text:span text:style-name="T18">ent</text:span><text:span text:style-name="T15"> </text:span><text:span text:style-name="T18">co</text:span><text:span text:style-name="T28">u</text:span><text:span text:style-name="T18">nt</text:span><text:span text:style-name="T24">e</text:span><text:span text:style-name="T18">r</text:span><text:span text:style-name="T15"> </text:span><text:span text:style-name="T18">is</text:span><text:span text:style-name="T15"> </text:span><text:span text:style-name="T14">s</text:span><text:span text:style-name="T18">tored</text:span><text:span text:style-name="T15"> </text:span><text:span text:style-name="T18">in</text:span><text:span text:style-name="T15"> </text:span><text:span text:style-name="T18">memory</text:span><text:span text:style-name="T15"> </text:span><text:span text:style-name="T18">lo</text:span><text:span text:style-name="T28">c</text:span><text:span text:style-name="T18">ati</text:span><text:span text:style-name="T28">o</text:span><text:span text:style-name="T18">ns</text:span><text:span text:style-name="T15"> </text:span><text:span text:style-name="T24">$</text:span><text:span text:style-name="T28">0</text:span><text:span text:style-name="T18">003</text:span><text:span text:style-name="T15"> </text:span><text:span text:style-name="T28">a</text:span><text:span text:style-name="T18">nd</text:span><text:span text:style-name="T15"> </text:span><text:span text:style-name="T18">$</text:span><text:span text:style-name="T28">0</text:span><text:span text:style-name="T18">004;</text:span><text:span text:style-name="T15"> </text:span><text:span text:style-name="T18">if</text:span><text:span text:style-name="T15"> </text:span><text:span text:style-name="T18">you</text:span><text:span text:style-name="T25"> </text:span><text:span text:style-name="T18">need</text:span><text:span text:style-name="T25"> </text:span><text:span text:style-name="T18">to</text:span><text:span text:style-name="T15"> </text:span><text:span text:style-name="T18">ac</text:span><text:span text:style-name="T28">c</text:span><text:span text:style-name="T18">ess</text:span><text:span text:style-name="T15"> </text:span><text:span text:style-name="T18">it</text:span><text:span text:style-name="T15"> </text:span><text:span text:style-name="T18">within</text:span><text:span text:style-name="T15"> </text:span><text:span text:style-name="T18">a</text:span><text:span text:style-name="T15"> </text:span><text:span text:style-name="T18">BA</text:span><text:span text:style-name="T28">S</text:span><text:span text:style-name="T18">IC</text:span><text:span text:style-name="T15"> </text:span><text:span text:style-name="T18">prog</text:span><text:span text:style-name="T28">r</text:span><text:span text:style-name="T18">am,</text:span><text:span text:style-name="T15"> </text:span><text:span text:style-name="T18">you</text:span><text:span text:style-name="T15"> </text:span><text:span text:style-name="T18">c</text:span><text:span text:style-name="T28">a</text:span><text:span text:style-name="T18">n</text:span><text:span text:style-name="T15"> </text:span><text:span text:style-name="T24">d</text:span><text:span text:style-name="T18">o</text:span><text:span text:style-name="T15"> </text:span><text:span text:style-name="T18">so</text:span><text:span text:style-name="T25"> </text:span><text:span text:style-name="T18">as</text:span><text:span text:style-name="T15"> </text:span><text:span text:style-name="T18">PC=</text:span><text:span text:style-name="T28">P</text:span><text:span text:style-name="T18">EE</text:span><text:span text:style-name="T24">K</text:span><text:span text:style-name="T18">(3)</text:span><text:span text:style-name="T28">+</text:span><text:span text:style-name="T18">PEEK(4)*</text:span><text:span text:style-name="T28">2</text:span><text:span text:style-name="T18">56</text:span></text:p>
      <text:p text:style-name="P215"/>
      <text:p text:style-name="P34"><text:span text:style-name="T94">Displaying</text:span><text:span text:style-name="T95"> </text:span><text:span text:style-name="T94">the</text:span><text:span text:style-name="T95"> </text:span><text:span text:style-name="T94">Symbol</text:span><text:span text:style-name="T95"> </text:span><text:span text:style-name="T94">Table</text:span></text:p>
      <text:p text:style-name="P108"><draw:g text:anchor-type="paragraph" draw:z-index="100" draw:name="drawingObject707" draw:style-name="gr1"><draw:custom-shape draw:name="Shape 708" draw:style-name="gr3" draw:text-style-name="P411" svg:width="0.0831in" svg:height="0.1559in" svg:x="0.6in" svg:y="0.0827in"><text:p/><draw:enhanced-geometry draw:mirror-horizontal="false" draw:mirror-vertical="false" drawooo:sub-view-size="76200 142239" svg:viewBox="0 0 76200 142239" draw:type="ooxml-non-primitive" draw:enhanced-path="M 0 142239 L 0 0 76200 0 76200 142239 0 142239 N"/></draw:custom-shape><draw:custom-shape draw:name="Shape 709" draw:style-name="gr44" draw:text-style-name="P411" svg:width="0.4094in" svg:height="0.1559in" svg:x="0.6835in" svg:y="0.0827in"><text:p/><draw:enhanced-geometry draw:mirror-horizontal="false" draw:mirror-vertical="false" drawooo:sub-view-size="374648 142239" svg:viewBox="0 0 374648 142239" draw:type="ooxml-non-primitive" draw:enhanced-path="M 0 142239 L 0 0 374648 0 374648 142239 0 142239 N"/></draw:custom-shape><draw:custom-shape draw:name="Shape 710" draw:style-name="gr5" draw:text-style-name="P411" svg:width="0.4913in" svg:height="0.1559in" svg:x="1.0929in" svg:y="0.0827in"><text:p/><draw:enhanced-geometry draw:mirror-horizontal="false" draw:mirror-vertical="false" drawooo:sub-view-size="449580 142239" svg:viewBox="0 0 449580 142239" draw:type="ooxml-non-primitive" draw:enhanced-path="M 0 142239 L 0 0 449580 0 449580 142239 0 142239 N"/></draw:custom-shape><draw:custom-shape draw:name="Shape 711" draw:style-name="gr4" draw:text-style-name="P411" svg:width="0.4925in" svg:height="0.1559in" svg:x="1.5846in" svg:y="0.0827in"><text:p/><draw:enhanced-geometry draw:mirror-horizontal="false" draw:mirror-vertical="false" drawooo:sub-view-size="450851 142239" svg:viewBox="0 0 450851 142239" draw:type="ooxml-non-primitive" draw:enhanced-path="M 0 142239 L 0 0 450851 0 450851 142239 0 142239 N"/></draw:custom-shape><draw:custom-shape draw:name="Shape 712" draw:style-name="gr5" draw:text-style-name="P411" svg:width="0.4913in" svg:height="0.1559in" svg:x="2.078in" svg:y="0.0827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713" draw:style-name="gr6" draw:text-style-name="P411" svg:width="0.4933in" svg:height="0.1559in" svg:x="2.5693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714" draw:style-name="gr5" draw:text-style-name="P411" svg:width="0.4913in" svg:height="0.1559in" svg:x="3.0634in" svg:y="0.0827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715" draw:style-name="gr4" draw:text-style-name="P411" svg:width="0.4925in" svg:height="0.1559in" svg:x="3.5547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716" draw:style-name="gr5" draw:text-style-name="P411" svg:width="0.4913in" svg:height="0.1559in" svg:x="4.048in" svg:y="0.0827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717" draw:style-name="gr4" draw:text-style-name="P411" svg:width="0.4925in" svg:height="0.1559in" svg:x="4.5398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718" draw:style-name="gr5" draw:text-style-name="P411" svg:width="0.4913in" svg:height="0.1559in" svg:x="5.0327in" svg:y="0.0827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/draw:g><text:span text:style-name="T233">*</text:span></text:p>
      <text:p text:style-name="P155"/>
      <text:p text:style-name="P34"><text:span text:style-name="T15">On a li</text:span><text:span text:style-name="T25">n</text:span><text:span text:style-name="T15">e by </text:span><text:span text:style-name="T25">i</text:span><text:span text:style-name="T15">tself,</text:span><text:span text:style-name="T22"> </text:span><text:span text:style-name="T15">*</text:span><text:span text:style-name="T25"> </text:span><text:span text:style-name="T15">s</text:span><text:span text:style-name="T25">h</text:span><text:span text:style-name="T15">ows the symbol tab</text:span><text:span text:style-name="T11">l</text:span><text:span text:style-name="T15">e.</text:span><text:span text:style-name="T22"> </text:span><text:span text:style-name="T25">I</text:span><text:span text:style-name="T15">t will </text:span><text:span text:style-name="T25">s</text:span><text:span text:style-name="T15">h</text:span><text:span text:style-name="T22">o</text:span><text:span text:style-name="T15">w y</text:span><text:span text:style-name="T25">o</text:span><text:span text:style-name="T15">u the fol</text:span><text:span text:style-name="T25">l</text:span><text:span text:style-name="T15">owing </text:span><text:span text:style-name="T25">i</text:span><text:span text:style-name="T15">nf</text:span><text:span text:style-name="T22">o</text:span><text:span text:style-name="T15">rmat</text:span><text:span text:style-name="T11">i</text:span><text:span text:style-name="T15">o</text:span><text:span text:style-name="T22">n</text:span><text:span text:style-name="T15">:</text:span></text:p>
      <text:p text:style-name="P22"/>
      <text:p text:style-name="P219"><text:span text:style-name="T328"><text:s/></text:span><text:span text:style-name="T15">Defined </text:span><text:span text:style-name="T25">l</text:span><text:span text:style-name="T15">abels wi</text:span><text:span text:style-name="T25">t</text:span><text:span text:style-name="T15">h the l</text:span><text:span text:style-name="T25">a</text:span><text:span text:style-name="T15">bel sigil (</text:span><text:span text:style-name="T22">-</text:span><text:span text:style-name="T15">)</text:span></text:p>
      <text:p text:style-name="P130"/>
      <text:p text:style-name="P219"><text:span text:style-name="T328"><text:s/></text:span><text:span text:style-name="T15">If</text:span><text:span text:style-name="T22"> </text:span><text:span text:style-name="T25">f</text:span><text:span text:style-name="T15">ollow</text:span><text:span text:style-name="T25">e</text:span><text:span text:style-name="T15">d by a </text:span><text:span text:style-name="T25">h</text:span><text:span text:style-name="T15">exadecimal </text:span><text:span text:style-name="T25">n</text:span><text:span text:style-name="T15">umbe</text:span><text:span text:style-name="T43">r</text:span><text:span text:style-name="T15">, </text:span><text:span text:style-name="T25">t</text:span><text:span text:style-name="T15">he sy</text:span><text:span text:style-name="T25">m</text:span><text:span text:style-name="T15">b</text:span><text:span text:style-name="T22">o</text:span><text:span text:style-name="T15">l's address</text:span></text:p>
      <text:p text:style-name="P130"/>
      <text:p text:style-name="P222"><text:span text:style-name="T328"><text:s/></text:span><text:span text:style-name="T15">If</text:span><text:span text:style-name="T22"> </text:span><text:span text:style-name="T25">f</text:span><text:span text:style-name="T15">ollow</text:span><text:span text:style-name="T25">e</text:span><text:span text:style-name="T15">d by &gt; and a</text:span><text:span text:style-name="T25"> </text:span><text:span text:style-name="T15">num</text:span><text:span text:style-name="T25">b</text:span><text:span text:style-name="T15">e</text:span><text:span text:style-name="T33">r</text:span><text:span text:style-name="T15">,</text:span><text:span text:style-name="T25"> </text:span><text:span text:style-name="T15">it indi</text:span><text:span text:style-name="T25">c</text:span><text:span text:style-name="T15">ates t</text:span><text:span text:style-name="T25">h</text:span><text:span text:style-name="T15">at the </text:span><text:span text:style-name="T25">l</text:span><text:span text:style-name="T15">abel </text:span><text:span text:style-name="T25">w</text:span><text:span text:style-name="T15">as u</text:span><text:span text:style-name="T25">s</text:span><text:span text:style-name="T15">ed</text:span><text:span text:style-name="T22"> </text:span><text:span text:style-name="T15">as a</text:span><text:span text:style-name="T25"> </text:span><text:span text:style-name="T15">forward refe</text:span><text:span text:style-name="T25">r</text:span><text:span text:style-name="T15">ence and is still u</text:span><text:span text:style-name="T25">n</text:span><text:span text:style-name="T15">d</text:span><text:span text:style-name="T25">e</text:span><text:span text:style-name="T15">fined.</text:span><text:span text:style-name="T30"> </text:span><text:span text:style-name="T15">T</text:span><text:span text:style-name="T25">h</text:span><text:span text:style-name="T15">e number i</text:span><text:span text:style-name="T25">n</text:span><text:span text:style-name="T15">dica</text:span><text:span text:style-name="T25">t</text:span><text:span text:style-name="T15">es </text:span><text:span text:style-name="T22">t</text:span><text:span text:style-name="T25">h</text:span><text:span text:style-name="T15">e num</text:span><text:span text:style-name="T25">b</text:span><text:span text:style-name="T15">er of </text:span><text:span text:style-name="T22">t</text:span><text:span text:style-name="T15">i</text:span><text:span text:style-name="T11">m</text:span><text:span text:style-name="T15">es the</text:span></text:p>
      <text:p text:style-name="P2"/>
      <text:p text:style-name="P2"/>
      <text:p text:style-name="P213"/>
      <text:p text:style-name="P223"><text:span text:style-name="T89">- 10 -</text:span></text:p>
      <text:p text:style-name="P224"><text:span text:style-name="T15">la</text:span><text:span text:style-name="T25">b</text:span><text:span text:style-name="T15">el was used a</text:span><text:span text:style-name="T25">n</text:span><text:span text:style-name="T15">d, thu</text:span><text:span text:style-name="T25">s</text:span><text:span text:style-name="T15">, how many</text:span><text:span text:style-name="T25"> </text:span><text:span text:style-name="T15">forward r</text:span><text:span text:style-name="T25">e</text:span><text:span text:style-name="T15">fer</text:span><text:span text:style-name="T25">e</text:span><text:span text:style-name="T15">nc</text:span><text:span text:style-name="T22">e</text:span><text:span text:style-name="T15">s will</text:span><text:span text:style-name="T25"> </text:span><text:span text:style-name="T15">be </text:span><text:span text:style-name="T25">r</text:span><text:span text:style-name="T15">es</text:span><text:span text:style-name="T22">o</text:span><text:span text:style-name="T15">lv</text:span><text:span text:style-name="T25">e</text:span><text:span text:style-name="T15">d w</text:span><text:span text:style-name="T25">h</text:span><text:span text:style-name="T15">en the sym</text:span><text:span text:style-name="T25">b</text:span><text:span text:style-name="T15">ol's</text:span><text:span text:style-name="T22"> </text:span><text:span text:style-name="T15">add</text:span><text:span text:style-name="T11">r</text:span><text:span text:style-name="T15">ess is defi</text:span><text:span text:style-name="T25">n</text:span><text:span text:style-name="T15">ed.</text:span></text:p>
      <text:p text:style-name="P4"/>
      <text:p text:style-name="P225"><text:span text:style-name="T328"><text:s/></text:span><text:span text:style-name="T15">The last li</text:span><text:span text:style-name="T25">n</text:span><text:span text:style-name="T15">e of t</text:span><text:span text:style-name="T25">h</text:span><text:span text:style-name="T15">e sym</text:span><text:span text:style-name="T25">b</text:span><text:span text:style-name="T15">ol table </text:span><text:span text:style-name="T25">s</text:span><text:span text:style-name="T15">hows the </text:span><text:span text:style-name="T25">c</text:span><text:span text:style-name="T15">urrent persist</text:span><text:span text:style-name="T25">e</text:span><text:span text:style-name="T15">nt </text:span><text:span text:style-name="T25">c</text:span><text:span text:style-name="T15">ounter address</text:span></text:p>
      <text:p text:style-name="P130"/>
      <text:p text:style-name="P227"><text:span text:style-name="T328"><text:s/></text:span><text:span text:style-name="T15">If</text:span><text:span text:style-name="T22"> </text:span><text:span text:style-name="T25">t</text:span><text:span text:style-name="T15">he persis</text:span><text:span text:style-name="T25">t</text:span><text:span text:style-name="T15">ent co</text:span><text:span text:style-name="T25">u</text:span><text:span text:style-name="T15">n</text:span><text:span text:style-name="T25">t</text:span><text:span text:style-name="T15">er</text:span><text:span text:style-name="T22"> </text:span><text:span text:style-name="T15">add</text:span><text:span text:style-name="T25">r</text:span><text:span text:style-name="T15">ess is </text:span><text:span text:style-name="T25">f</text:span><text:span text:style-name="T15">ollowed by a</text:span><text:span text:style-name="T25"> </text:span><text:span text:style-name="T15">&gt; a</text:span><text:span text:style-name="T25">n</text:span><text:span text:style-name="T15">d a n</text:span><text:span text:style-name="T22">u</text:span><text:span text:style-name="T11">m</text:span><text:span text:style-name="T15">be</text:span><text:span text:style-name="T43">r</text:span><text:span text:style-name="T15">, it i</text:span><text:span text:style-name="T25">n</text:span><text:span text:style-name="T15">dica</text:span><text:span text:style-name="T25">t</text:span><text:span text:style-name="T15">es the n</text:span><text:span text:style-name="T22">u</text:span><text:span text:style-name="T11">m</text:span><text:span text:style-name="T15">ber </text:span><text:span text:style-name="T22">o</text:span><text:span text:style-name="T15">f</text:span><text:span text:style-name="T25"> </text:span><text:span text:style-name="T15">forward</text:span><text:span text:style-name="T25"> </text:span><text:span text:style-name="T15">refe</text:span><text:span text:style-name="T25">r</text:span><text:span text:style-name="T15">enc</text:span><text:span text:style-name="T22">e</text:span><text:span text:style-name="T15">s</text:span><text:span text:style-name="T25"> </text:span><text:span text:style-name="T15">t</text:span><text:span text:style-name="T25">h</text:span><text:span text:style-name="T15">at </text:span><text:span text:style-name="T25">c</text:span><text:span text:style-name="T15">o</text:span><text:span text:style-name="T22">u</text:span><text:span text:style-name="T15">ld not</text:span><text:span text:style-name="T25"> </text:span><text:span text:style-name="T15">be d</text:span><text:span text:style-name="T25">e</text:span><text:span text:style-name="T15">fi</text:span><text:span text:style-name="T25">n</text:span><text:span text:style-name="T15">ed</text:span><text:span text:style-name="T22"> </text:span><text:span text:style-name="T25">b</text:span><text:span text:style-name="T15">ecause</text:span><text:span text:style-name="T25"> </text:span><text:span text:style-name="T15">the n</text:span><text:span text:style-name="T22">u</text:span><text:span text:style-name="T11">m</text:span><text:span text:style-name="T15">ber of f</text:span><text:span text:style-name="T22">o</text:span><text:span text:style-name="T15">r</text:span><text:span text:style-name="T25">w</text:span><text:span text:style-name="T15">ard </text:span><text:span text:style-name="T25">r</text:span><text:span text:style-name="T15">ef</text:span><text:span text:style-name="T22">e</text:span><text:span text:style-name="T15">r</text:span><text:span text:style-name="T25">e</text:span><text:span text:style-name="T15">nces exc</text:span><text:span text:style-name="T25">e</text:span><text:span text:style-name="T15">e</text:span><text:span text:style-name="T25">d</text:span><text:span text:style-name="T15">ed</text:span><text:span text:style-name="T22"> </text:span><text:span text:style-name="T25">1</text:span><text:span text:style-name="T15">2.</text:span><text:span text:style-name="T11"> T</text:span><text:span text:style-name="T15">his me</text:span><text:span text:style-name="T25">a</text:span><text:span text:style-name="T15">ns that </text:span><text:span text:style-name="T25">y</text:span><text:span text:style-name="T15">o</text:span><text:span text:style-name="T22">u</text:span><text:span text:style-name="T15">r </text:span><text:span text:style-name="T11">c</text:span><text:span text:style-name="T15">ode will prob</text:span><text:span text:style-name="T25">a</text:span><text:span text:style-name="T15">bly not functi</text:span><text:span text:style-name="T25">o</text:span><text:span text:style-name="T15">n </text:span><text:span text:style-name="T22">p</text:span><text:span text:style-name="T15">r</text:span><text:span text:style-name="T25">o</text:span><text:span text:style-name="T15">perl</text:span><text:span text:style-name="T52">y</text:span><text:span text:style-name="T15">.</text:span><text:span text:style-name="T25"> </text:span><text:span text:style-name="T15">If </text:span><text:span text:style-name="T25">y</text:span><text:span text:style-name="T15">ou're en</text:span><text:span text:style-name="T25">t</text:span><text:span text:style-name="T15">ering </text:span><text:span text:style-name="T25">c</text:span><text:span text:style-name="T15">ode in </text:span><text:span text:style-name="T22">d</text:span><text:span text:style-name="T15">i</text:span><text:span text:style-name="T11">r</text:span><text:span text:style-name="T15">ect m</text:span><text:span text:style-name="T25">o</text:span><text:span text:style-name="T15">de,</text:span><text:span text:style-name="T22"> </text:span><text:span text:style-name="T25">y</text:span><text:span text:style-name="T15">ou'll be </text:span><text:span text:style-name="T25">n</text:span><text:span text:style-name="T15">otifi</text:span><text:span text:style-name="T25">e</text:span><text:span text:style-name="T15">d </text:span><text:span text:style-name="T22">o</text:span><text:span text:style-name="T15">f this c</text:span><text:span text:style-name="T25">o</text:span><text:span text:style-name="T15">n</text:span><text:span text:style-name="T22">d</text:span><text:span text:style-name="T15">iti</text:span><text:span text:style-name="T25">o</text:span><text:span text:style-name="T15">n i</text:span><text:span text:style-name="T22">m</text:span><text:span text:style-name="T15">m</text:span><text:span text:style-name="T25">e</text:span><text:span text:style-name="T15">dia</text:span><text:span text:style-name="T25">t</text:span><text:span text:style-name="T15">ely with a ?</text:span><text:span text:style-name="T25">S</text:span><text:span text:style-name="T15">YMBOL</text:span><text:span text:style-name="T48"> </text:span><text:span text:style-name="T15">ERROR.</text:span><text:span text:style-name="T25"> </text:span><text:span text:style-name="T15">If this c</text:span><text:span text:style-name="T25">o</text:span><text:span text:style-name="T15">ndition </text:span><text:span text:style-name="T25">o</text:span><text:span text:style-name="T15">ccurs within a BASIC program, it </text:span><text:span text:style-name="T11">c</text:span><text:span text:style-name="T15">an</text:span><text:span text:style-name="T22"> </text:span><text:span text:style-name="T15">be</text:span><text:span text:style-name="T25"> </text:span><text:span text:style-name="T15">a</text:span><text:span text:style-name="T25">d</text:span><text:span text:style-name="T15">dress</text:span><text:span text:style-name="T25">e</text:span><text:span text:style-name="T15">d with</text:span><text:span text:style-name="T22"> </text:span><text:span text:style-name="T15">a se</text:span><text:span text:style-name="T11">c</text:span><text:span text:style-name="T15">ond pass (s</text:span><text:span text:style-name="T11">e</text:span><text:span text:style-name="T15">e</text:span><text:span text:style-name="T68"> </text:span><text:span text:style-name="T18">Multi-Pass</text:span><text:span text:style-name="T15"> </text:span><text:span text:style-name="T18">Ass</text:span><text:span text:style-name="T24">e</text:span><text:span text:style-name="T14">m</text:span><text:span text:style-name="T18">bl</text:span><text:span text:style-name="T21">y</text:span><text:span text:style-name="T15">, p.</text:span><text:span text:style-name="T25"> </text:span><text:span text:style-name="T15">12).</text:span></text:p>
      <text:p text:style-name="P229"/>
      <text:p text:style-name="P61"><text:span text:style-name="T94">Clearing</text:span><text:span text:style-name="T95"> </text:span><text:span text:style-name="T94">the</text:span><text:span text:style-name="T95"> </text:span><text:span text:style-name="T94">Symbol</text:span><text:span text:style-name="T95"> </text:span><text:span text:style-name="T94">Table</text:span></text:p>
      <text:p text:style-name="P137"><draw:g text:anchor-type="paragraph" draw:z-index="82" draw:name="drawingObject719" draw:style-name="gr1"><draw:custom-shape draw:name="Shape 720" draw:style-name="gr3" draw:text-style-name="P411" svg:width="0.1661in" svg:height="0.1559in" svg:x="1.6in" svg:y="0.0827in"><text:p/><draw:enhanced-geometry draw:mirror-horizontal="false" draw:mirror-vertical="false" drawooo:sub-view-size="152400 142241" svg:viewBox="0 0 152400 142241" draw:type="ooxml-non-primitive" draw:enhanced-path="M 0 142241 L 0 0 152400 0 152400 142241 0 142241 N"/></draw:custom-shape><draw:custom-shape draw:name="Shape 721" draw:style-name="gr83" draw:text-style-name="P411" svg:width="0.326in" svg:height="0.1559in" svg:x="1.7665in" svg:y="0.0827in"><text:p/><draw:enhanced-geometry draw:mirror-horizontal="false" draw:mirror-vertical="false" drawooo:sub-view-size="298450 142241" svg:viewBox="0 0 298450 142241" draw:type="ooxml-non-primitive" draw:enhanced-path="M 0 142241 L 0 0 298450 0 298450 142241 0 142241 N"/></draw:custom-shape><draw:custom-shape draw:name="Shape 722" draw:style-name="gr5" draw:text-style-name="P411" svg:width="0.4913in" svg:height="0.1559in" svg:x="2.0929in" svg:y="0.0827in"><text:p/><draw:enhanced-geometry draw:mirror-horizontal="false" draw:mirror-vertical="false" drawooo:sub-view-size="449581 142241" svg:viewBox="0 0 449581 142241" draw:type="ooxml-non-primitive" draw:enhanced-path="M 0 142241 L 0 0 449581 0 449581 142241 0 142241 N"/></draw:custom-shape><draw:custom-shape draw:name="Shape 723" draw:style-name="gr4" draw:text-style-name="P411" svg:width="0.4925in" svg:height="0.1559in" svg:x="2.5846in" svg:y="0.0827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724" draw:style-name="gr5" draw:text-style-name="P411" svg:width="0.4913in" svg:height="0.1559in" svg:x="3.078in" svg:y="0.0827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725" draw:style-name="gr6" draw:text-style-name="P411" svg:width="0.4933in" svg:height="0.1559in" svg:x="3.5693in" svg:y="0.0827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726" draw:style-name="gr5" draw:text-style-name="P411" svg:width="0.4913in" svg:height="0.1559in" svg:x="4.0634in" svg:y="0.0827in"><text:p/><draw:enhanced-geometry draw:mirror-horizontal="false" draw:mirror-vertical="false" drawooo:sub-view-size="449578 142241" svg:viewBox="0 0 449578 142241" draw:type="ooxml-non-primitive" draw:enhanced-path="M 0 142241 L 0 0 449578 0 449578 142241 0 142241 N"/></draw:custom-shape><draw:custom-shape draw:name="Shape 727" draw:style-name="gr4" draw:text-style-name="P411" svg:width="0.4925in" svg:height="0.1559in" svg:x="4.5547in" svg:y="0.0827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728" draw:style-name="gr5" draw:text-style-name="P411" svg:width="0.4913in" svg:height="0.1559in" svg:x="5.048in" svg:y="0.0827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729" draw:style-name="gr4" draw:text-style-name="P411" svg:width="0.4925in" svg:height="0.1559in" svg:x="5.5398in" svg:y="0.0827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730" draw:style-name="gr5" draw:text-style-name="P411" svg:width="0.4913in" svg:height="0.1559in" svg:x="6.0327in" svg:y="0.0827in"><text:p/><draw:enhanced-geometry draw:mirror-horizontal="false" draw:mirror-vertical="false" drawooo:sub-view-size="449579 142241" svg:viewBox="0 0 449579 142241" draw:type="ooxml-non-primitive" draw:enhanced-path="M 0 0 L 0 142241 449579 142241 449579 0 0 0 N"/></draw:custom-shape></draw:g><text:span text:style-name="T113">*-</text:span></text:p>
      <text:p text:style-name="P156"/>
      <text:p text:style-name="P231"><text:span text:style-name="T15">This cl</text:span><text:span text:style-name="T25">e</text:span><text:span text:style-name="T15">ars the symbol tab</text:span><text:span text:style-name="T11">l</text:span><text:span text:style-name="T15">e </text:span><text:span text:style-name="T22">b</text:span><text:span text:style-name="T15">y</text:span><text:span text:style-name="T25"> </text:span><text:span text:style-name="T22">w</text:span><text:span text:style-name="T15">riti</text:span><text:span text:style-name="T25">n</text:span><text:span text:style-name="T15">g $00 </text:span><text:span text:style-name="T25">t</text:span><text:span text:style-name="T15">o </text:span><text:span text:style-name="T22">a</text:span><text:span text:style-name="T15">ll sy</text:span><text:span text:style-name="T25">mb</text:span><text:span text:style-name="T15">ol table me</text:span><text:span text:style-name="T11">m</text:span><text:span text:style-name="T15">or</text:span><text:span text:style-name="T52">y</text:span><text:span text:style-name="T15">.</text:span><text:span text:style-name="T30"> </text:span><text:span text:style-name="T15">This </text:span><text:span text:style-name="T25">s</text:span><text:span text:style-name="T15">hou</text:span><text:span text:style-name="T25">l</text:span><text:span text:style-name="T15">d be done at</text:span><text:span text:style-name="T25"> </text:span><text:span text:style-name="T15">t</text:span><text:span text:style-name="T25">h</text:span><text:span text:style-name="T15">e start of a BA</text:span><text:span text:style-name="T25">S</text:span><text:span text:style-name="T15">IC prog</text:span><text:span text:style-name="T25">r</text:span><text:span text:style-name="T15">am</text:span><text:span text:style-name="T22"> </text:span><text:span text:style-name="T25">t</text:span><text:span text:style-name="T15">hat u</text:span><text:span text:style-name="T25">s</text:span><text:span text:style-name="T15">es </text:span><text:span text:style-name="T25">s</text:span><text:span text:style-name="T15">everal l</text:span><text:span text:style-name="T25">a</text:span><text:span text:style-name="T15">bels.</text:span></text:p>
      <text:p text:style-name="P96"/>
      <text:p text:style-name="P63"><text:span text:style-name="T18">The</text:span><text:span text:style-name="T15"> </text:span><text:span text:style-name="T18">wAx</text:span><text:span text:style-name="T15"> </text:span><text:span text:style-name="T18">sym</text:span><text:span text:style-name="T28">b</text:span><text:span text:style-name="T18">ol</text:span><text:span text:style-name="T15"> </text:span><text:span text:style-name="T18">t</text:span><text:span text:style-name="T28">a</text:span><text:span text:style-name="T18">ble</text:span><text:span text:style-name="T15"> </text:span><text:span text:style-name="T18">is</text:span><text:span text:style-name="T15"> </text:span><text:span text:style-name="T18">stored</text:span><text:span text:style-name="T15"> </text:span><text:span text:style-name="T18">bet</text:span><text:span text:style-name="T28">w</text:span><text:span text:style-name="T18">e</text:span><text:span text:style-name="T28">e</text:span><text:span text:style-name="T18">n</text:span><text:span text:style-name="T15"> </text:span><text:span text:style-name="T24">$</text:span><text:span text:style-name="T28">0</text:span><text:span text:style-name="T18">2a2</text:span><text:span text:style-name="T15"> </text:span><text:span text:style-name="T28">a</text:span><text:span text:style-name="T18">nd</text:span><text:span text:style-name="T15"> </text:span><text:span text:style-name="T18">$</text:span><text:span text:style-name="T28">0</text:span><text:span text:style-name="T18">2ff.</text:span><text:span text:style-name="T15"> </text:span><text:span text:style-name="T18">This</text:span><text:span text:style-name="T15"> </text:span><text:span text:style-name="T18">memory</text:span><text:span text:style-name="T15"> </text:span><text:span text:style-name="T18">is</text:span><text:span text:style-name="T15"> </text:span><text:span text:style-name="T28">n</text:span><text:span text:style-name="T18">ot</text:span><text:span text:style-name="T15"> </text:span><text:span text:style-name="T18">a</text:span><text:span text:style-name="T28">d</text:span><text:span text:style-name="T18">dressed</text:span><text:span text:style-name="T15"> </text:span><text:span text:style-name="T18">at</text:span><text:span text:style-name="T15"> </text:span><text:span text:style-name="T18">all</text:span><text:span text:style-name="T15"> </text:span><text:span text:style-name="T18">by</text:span><text:span text:style-name="T15"> </text:span><text:span text:style-name="T14">w</text:span><text:span text:style-name="T18">Ax</text:span><text:span text:style-name="T15"> </text:span><text:span text:style-name="T24">u</text:span><text:span text:style-name="T18">n</text:span><text:span text:style-name="T28">l</text:span><text:span text:style-name="T18">ess</text:span><text:span text:style-name="T15"> </text:span><text:span text:style-name="T18">you</text:span><text:span text:style-name="T15"> </text:span><text:span text:style-name="T28">u</text:span><text:span text:style-name="T18">se</text:span><text:span text:style-name="T15"> </text:span><text:span text:style-name="T18">the</text:span><text:span text:style-name="T25"> </text:span><text:span text:style-name="T18">somew</text:span><text:span text:style-name="T28">h</text:span><text:span text:style-name="T18">at</text:span><text:span text:style-name="T22"> </text:span><text:span text:style-name="T18">sym</text:span><text:span text:style-name="T28">b</text:span><text:span text:style-name="T18">olic</text:span><text:span text:style-name="T22"> </text:span><text:span text:style-name="T28">f</text:span><text:span text:style-name="T18">eatures.</text:span><text:span text:style-name="T25"> </text:span><text:span text:style-name="T18">The</text:span><text:span text:style-name="T15"> </text:span><text:span text:style-name="T18">persis</text:span><text:span text:style-name="T28">t</text:span><text:span text:style-name="T18">ent</text:span><text:span text:style-name="T15"> </text:span><text:span text:style-name="T18">co</text:span><text:span text:style-name="T28">u</text:span><text:span text:style-name="T18">nt</text:span><text:span text:style-name="T24">e</text:span><text:span text:style-name="T18">r</text:span><text:span text:style-name="T15"> </text:span><text:span text:style-name="T18">is</text:span><text:span text:style-name="T15"> </text:span><text:span text:style-name="T18">stored</text:span><text:span text:style-name="T15"> </text:span><text:span text:style-name="T28">a</text:span><text:span text:style-name="T18">t</text:span><text:span text:style-name="T15"> </text:span><text:span text:style-name="T18">lo</text:span><text:span text:style-name="T28">c</text:span><text:span text:style-name="T18">atio</text:span><text:span text:style-name="T24">n</text:span><text:span text:style-name="T18">s</text:span><text:span text:style-name="T25"> </text:span><text:span text:style-name="T18">$00</text:span><text:span text:style-name="T28">0</text:span><text:span text:style-name="T18">3</text:span><text:span text:style-name="T15"> </text:span><text:span text:style-name="T18">and</text:span><text:span text:style-name="T25"> </text:span><text:span text:style-name="T18">$00</text:span><text:span text:style-name="T28">0</text:span><text:span text:style-name="T18">4,</text:span><text:span text:style-name="T22"> </text:span><text:span text:style-name="T28">a</text:span><text:span text:style-name="T18">nd</text:span><text:span text:style-name="T15"> </text:span><text:span text:style-name="T18">can</text:span><text:span text:style-name="T15"> </text:span><text:span text:style-name="T18">be</text:span><text:span text:style-name="T25"> </text:span><text:span text:style-name="T18">u</text:span><text:span text:style-name="T28">s</text:span><text:span text:style-name="T18">ed</text:span><text:span text:style-name="T15"> </text:span><text:span text:style-name="T18">witho</text:span><text:span text:style-name="T28">u</text:span><text:span text:style-name="T18">t</text:span><text:span text:style-name="T15"> </text:span><text:span text:style-name="T18">affect</text:span><text:span text:style-name="T28">i</text:span><text:span text:style-name="T18">ng</text:span><text:span text:style-name="T15"> </text:span><text:span text:style-name="T18">the</text:span><text:span text:style-name="T15"> </text:span><text:span text:style-name="T18">sy</text:span><text:span text:style-name="T28">m</text:span><text:span text:style-name="T18">bol</text:span><text:span text:style-name="T15"> </text:span><text:span text:style-name="T18">table</text:span><text:span text:style-name="T15"> </text:span><text:span text:style-name="T18">ar</text:span><text:span text:style-name="T28">e</text:span><text:span text:style-name="T18">a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6"/>
      <text:p text:style-name="P232"><text:span text:style-name="T89">- </text:span><text:span text:style-name="T90">1</text:span><text:span text:style-name="T89">1 -</text:span></text:p>
      <text:p text:style-name="P41"><text:span text:style-name="T92">Multi-Pass Assembly</text:span></text:p>
      <text:p text:style-name="P233"/>
      <text:p text:style-name="P34"><text:span text:style-name="T94">Symbol</text:span><text:span text:style-name="T95"> </text:span><text:span text:style-name="T94">Table</text:span><text:span text:style-name="T95"> </text:span><text:span text:style-name="T94">Limits</text:span></text:p>
      <text:p text:style-name="P6"/>
      <text:p text:style-name="P234"><text:span text:style-name="T15">wAx stores </text:span><text:span text:style-name="T25">t</text:span><text:span text:style-name="T15">he symbol t</text:span><text:span text:style-name="T25">a</text:span><text:span text:style-name="T15">ble bet</text:span><text:span text:style-name="T25">w</text:span><text:span text:style-name="T15">een $</text:span><text:span text:style-name="T25">0</text:span><text:span text:style-name="T15">2a2 </text:span><text:span text:style-name="T25">a</text:span><text:span text:style-name="T15">nd $</text:span><text:span text:style-name="T25">0</text:span><text:span text:style-name="T15">2</text:span><text:span text:style-name="T11">f</text:span><text:span text:style-name="T15">f.</text:span><text:span text:style-name="T25"> </text:span><text:span text:style-name="T15">Ea</text:span><text:span text:style-name="T25">c</text:span><text:span text:style-name="T15">h l</text:span><text:span text:style-name="T25">a</text:span><text:span text:style-name="T15">bel </text:span><text:span text:style-name="T22">t</text:span><text:span text:style-name="T25">a</text:span><text:span text:style-name="T15">kes three by</text:span><text:span text:style-name="T25">t</text:span><text:span text:style-name="T15">es, and each </text:span><text:span text:style-name="T25">f</text:span><text:span text:style-name="T15">orward re</text:span><text:span text:style-name="T25">f</text:span><text:span text:style-name="T15">ere</text:span><text:span text:style-name="T22">n</text:span><text:span text:style-name="T25">c</text:span><text:span text:style-name="T15">e reco</text:span><text:span text:style-name="T11">r</text:span><text:span text:style-name="T15">d </text:span><text:span text:style-name="T22">t</text:span><text:span text:style-name="T15">a</text:span><text:span text:style-name="T25">k</text:span><text:span text:style-name="T15">es three</text:span><text:span text:style-name="T25"> </text:span><text:span text:style-name="T15">bytes. </text:span><text:span text:style-name="T25">O</text:span><text:span text:style-name="T15">ne</text:span><text:span text:style-name="T22"> </text:span><text:span text:style-name="T15">add</text:span><text:span text:style-name="T11">i</text:span><text:span text:style-name="T15">tional by</text:span><text:span text:style-name="T25">t</text:span><text:span text:style-name="T15">e is </text:span><text:span text:style-name="T22">u</text:span><text:span text:style-name="T25">s</text:span><text:span text:style-name="T15">ed</text:span><text:span text:style-name="T25"> </text:span><text:span text:style-name="T15">to</text:span><text:span text:style-name="T22"> </text:span><text:span text:style-name="T25">c</text:span><text:span text:style-name="T15">o</text:span><text:span text:style-name="T25">u</text:span><text:span text:style-name="T15">nt the n</text:span><text:span text:style-name="T22">u</text:span><text:span text:style-name="T11">m</text:span><text:span text:style-name="T15">ber </text:span><text:span text:style-name="T22">o</text:span><text:span text:style-name="T15">f</text:span><text:span text:style-name="T25"> </text:span><text:span text:style-name="T15">u</text:span><text:span text:style-name="T22">n</text:span><text:span text:style-name="T11">r</text:span><text:span text:style-name="T15">esolved </text:span><text:span text:style-name="T25">f</text:span><text:span text:style-name="T15">orward re</text:span><text:span text:style-name="T25">f</text:span><text:span text:style-name="T15">eren</text:span><text:span text:style-name="T25">c</text:span><text:span text:style-name="T15">es since the last</text:span><text:span text:style-name="T25"> </text:span><text:span text:style-name="T15">p</text:span><text:span text:style-name="T22">e</text:span><text:span text:style-name="T15">rsis</text:span><text:span text:style-name="T11">t</text:span><text:span text:style-name="T15">ent</text:span><text:span text:style-name="T22"> </text:span><text:span text:style-name="T25">c</text:span><text:span text:style-name="T15">o</text:span><text:span text:style-name="T25">u</text:span><text:span text:style-name="T15">nt</text:span><text:span text:style-name="T22">e</text:span><text:span text:style-name="T15">r </text:span><text:span text:style-name="T25">s</text:span><text:span text:style-name="T15">et us</text:span><text:span text:style-name="T25">i</text:span><text:span text:style-name="T15">ng</text:span><text:span text:style-name="T22"> </text:span><text:span text:style-name="T25">t</text:span><text:span text:style-name="T15">he * tool. </text:span><text:span text:style-name="T25">B</text:span><text:span text:style-name="T15">ased on this</text:span><text:span text:style-name="T25"> </text:span><text:span text:style-name="T15">stor</text:span><text:span text:style-name="T25">a</text:span><text:span text:style-name="T15">ge</text:span><text:span text:style-name="T22"> </text:span><text:span text:style-name="T25">c</text:span><text:span text:style-name="T15">o</text:span><text:span text:style-name="T25">n</text:span><text:span text:style-name="T15">figura</text:span><text:span text:style-name="T22">t</text:span><text:span text:style-name="T11">i</text:span><text:span text:style-name="T15">o</text:span><text:span text:style-name="T22">n</text:span><text:span text:style-name="T15">, t</text:span><text:span text:style-name="T25">h</text:span><text:span text:style-name="T15">e symbol tab</text:span><text:span text:style-name="T11">l</text:span><text:span text:style-name="T15">e li</text:span><text:span text:style-name="T22">m</text:span><text:span text:style-name="T15">its a</text:span><text:span text:style-name="T25">r</text:span><text:span text:style-name="T15">e as follows:</text:span></text:p>
      <text:p text:style-name="P89"/>
      <text:p text:style-name="P235"><text:span text:style-name="T328"><text:s/></text:span><text:span text:style-name="T15">18 u</text:span><text:span text:style-name="T25">s</text:span><text:span text:style-name="T15">e</text:span><text:span text:style-name="T22">r</text:span><text:span text:style-name="T15">-d</text:span><text:span text:style-name="T25">e</text:span><text:span text:style-name="T15">fi</text:span><text:span text:style-name="T25">n</text:span><text:span text:style-name="T15">ed</text:span><text:span text:style-name="T22"> </text:span><text:span text:style-name="T15">l</text:span><text:span text:style-name="T25">a</text:span><text:span text:style-name="T15">bels </text:span><text:span text:style-name="T328"><text:s/></text:span><text:span text:style-name="T15">1 </text:span><text:span text:style-name="T25">s</text:span><text:span text:style-name="T15">p</text:span><text:span text:style-name="T22">e</text:span><text:span text:style-name="T15">cial </text:span><text:span text:style-name="T11">l</text:span><text:span text:style-name="T15">ab</text:span><text:span text:style-name="T22">e</text:span><text:span text:style-name="T15">l (-@)</text:span></text:p>
      <text:p text:style-name="P220"><text:span text:style-name="T328"><text:s/></text:span><text:span text:style-name="T15">12 un</text:span><text:span text:style-name="T25">r</text:span><text:span text:style-name="T15">esolv</text:span><text:span text:style-name="T25">e</text:span><text:span text:style-name="T15">d </text:span><text:span text:style-name="T22">f</text:span><text:span text:style-name="T15">orwa</text:span><text:span text:style-name="T11">r</text:span><text:span text:style-name="T15">d reference </text:span><text:span text:style-name="T25">r</text:span><text:span text:style-name="T15">ecords</text:span></text:p>
      <text:p text:style-name="P3"/>
      <text:p text:style-name="P34"><text:span text:style-name="T94">Symbol</text:span><text:span text:style-name="T95"> </text:span><text:span text:style-name="T94">Behavior</text:span></text:p>
      <text:p text:style-name="P221"><text:span text:style-name="T328"><text:s/></text:span><text:span text:style-name="T15">The u</text:span><text:span text:style-name="T25">s</text:span><text:span text:style-name="T15">e</text:span><text:span text:style-name="T22">r</text:span><text:span text:style-name="T15">-d</text:span><text:span text:style-name="T25">e</text:span><text:span text:style-name="T15">fi</text:span><text:span text:style-name="T25">n</text:span><text:span text:style-name="T15">ed</text:span><text:span text:style-name="T22"> </text:span><text:span text:style-name="T15">l</text:span><text:span text:style-name="T25">a</text:span><text:span text:style-name="T15">bels stay </text:span><text:span text:style-name="T25">d</text:span><text:span text:style-name="T15">efined until </text:span><text:span text:style-name="T25">t</text:span><text:span text:style-name="T15">he sy</text:span><text:span text:style-name="T25">m</text:span><text:span text:style-name="T15">bol table</text:span><text:span text:style-name="T25"> </text:span><text:span text:style-name="T15">is clear</text:span><text:span text:style-name="T25">e</text:span><text:span text:style-name="T15">d.</text:span></text:p>
      <text:p text:style-name="P236"><text:span text:style-name="T328"><text:s/></text:span><text:span text:style-name="T15">The s</text:span><text:span text:style-name="T25">p</text:span><text:span text:style-name="T15">ecial label c</text:span><text:span text:style-name="T25">a</text:span><text:span text:style-name="T15">n be clea</text:span><text:span text:style-name="T11">r</text:span><text:span text:style-name="T15">ed</text:span><text:span text:style-name="T22"> </text:span><text:span text:style-name="T15">(</text:span><text:span text:style-name="T25">f</text:span><text:span text:style-name="T15">or</text:span><text:span text:style-name="T22"> </text:span><text:span text:style-name="T15">use</text:span><text:span text:style-name="T25"> </text:span><text:span text:style-name="T15">as a forward</text:span><text:span text:style-name="T25"> r</text:span><text:span text:style-name="T15">ef</text:span><text:span text:style-name="T22">e</text:span><text:span text:style-name="T11">r</text:span><text:span text:style-name="T15">enc</text:span><text:span text:style-name="T22">e</text:span><text:span text:style-name="T15">) with</text:span><text:span text:style-name="T25"> </text:span><text:span text:style-name="T15">-&gt; as an opera</text:span><text:span text:style-name="T25">n</text:span><text:span text:style-name="T15">d.</text:span></text:p>
      <text:p text:style-name="P237"><text:span text:style-name="T328"><text:s/></text:span><text:span text:style-name="T15">Unresol</text:span><text:span text:style-name="T25">v</text:span><text:span text:style-name="T15">ed forward re</text:span><text:span text:style-name="T25">f</text:span><text:span text:style-name="T15">eren</text:span><text:span text:style-name="T25">c</text:span><text:span text:style-name="T15">e rec</text:span><text:span text:style-name="T22">o</text:span><text:span text:style-name="T11">r</text:span><text:span text:style-name="T15">ds are de-allo</text:span><text:span text:style-name="T25">c</text:span><text:span text:style-name="T15">ated w</text:span><text:span text:style-name="T25">h</text:span><text:span text:style-name="T15">en the t</text:span><text:span text:style-name="T25">h</text:span><text:span text:style-name="T15">e re</text:span><text:span text:style-name="T25">f</text:span><text:span text:style-name="T15">eren</text:span><text:span text:style-name="T25">c</text:span><text:span text:style-name="T15">e is resolved.</text:span></text:p>
      <text:p text:style-name="P87"/>
      <text:p text:style-name="P34"><text:span text:style-name="T94">Handling</text:span><text:span text:style-name="T95"> </text:span><text:span text:style-name="T94">Forward</text:span><text:span text:style-name="T95"> </text:span><text:span text:style-name="T94">Reference</text:span><text:span text:style-name="T95"> </text:span><text:span text:style-name="T94">Overflow</text:span></text:p>
      <text:p text:style-name="P238"/>
      <text:p text:style-name="P34"><text:span text:style-name="T96">Direct</text:span><text:span text:style-name="T95"> </text:span><text:span text:style-name="T96">Mode</text:span></text:p>
      <text:p text:style-name="P239"><text:span text:style-name="T15">It's</text:span><text:span text:style-name="T22"> </text:span><text:span text:style-name="T25">p</text:span><text:span text:style-name="T15">ossib</text:span><text:span text:style-name="T25">l</text:span><text:span text:style-name="T15">e that, duri</text:span><text:span text:style-name="T25">n</text:span><text:span text:style-name="T15">g the </text:span><text:span text:style-name="T11">c</text:span><text:span text:style-name="T15">o</text:span><text:span text:style-name="T22">u</text:span><text:span text:style-name="T15">rse of </text:span><text:span text:style-name="T25">a</text:span><text:span text:style-name="T15">ssembl</text:span><text:span text:style-name="T54">y</text:span><text:span text:style-name="T15">, the for</text:span><text:span text:style-name="T25">w</text:span><text:span text:style-name="T15">ard referen</text:span><text:span text:style-name="T25">c</text:span><text:span text:style-name="T15">e </text:span><text:span text:style-name="T25">t</text:span><text:span text:style-name="T15">able exceeds the allow</text:span><text:span text:style-name="T25">e</text:span><text:span text:style-name="T15">d </text:span><text:span text:style-name="T22">u</text:span><text:span text:style-name="T15">n</text:span><text:span text:style-name="T25">r</text:span><text:span text:style-name="T15">esolv</text:span><text:span text:style-name="T25">e</text:span><text:span text:style-name="T15">d referen</text:span><text:span text:style-name="T25">c</text:span><text:span text:style-name="T15">es. If this</text:span><text:span text:style-name="T25"> </text:span><text:span text:style-name="T15">hap</text:span><text:span text:style-name="T25">p</text:span><text:span text:style-name="T15">ens</text:span><text:span text:style-name="T22"> </text:span><text:span text:style-name="T15">dur</text:span><text:span text:style-name="T25">i</text:span><text:span text:style-name="T15">ng di</text:span><text:span text:style-name="T25">r</text:span><text:span text:style-name="T15">ect</text:span><text:span text:style-name="T22"> </text:span><text:span text:style-name="T11">m</text:span><text:span text:style-name="T15">ode asse</text:span><text:span text:style-name="T25">m</text:span><text:span text:style-name="T15">bl</text:span><text:span text:style-name="T52">y</text:span><text:span text:style-name="T15">, wAx</text:span><text:span text:style-name="T25"> </text:span><text:span text:style-name="T15">will throw a </text:span><text:span text:style-name="T25">?</text:span><text:span text:style-name="T15">SYMBOL</text:span><text:span text:style-name="T70"> </text:span><text:span text:style-name="T15">ERROR.</text:span><text:span text:style-name="T30"> </text:span><text:span text:style-name="T15">This w</text:span><text:span text:style-name="T25">i</text:span><text:span text:style-name="T15">ll</text:span><text:span text:style-name="T22"> </text:span><text:span text:style-name="T25">a</text:span><text:span text:style-name="T15">lert </text:span><text:span text:style-name="T25">y</text:span><text:span text:style-name="T15">ou th</text:span><text:span text:style-name="T25">a</text:span><text:span text:style-name="T15">t y</text:span><text:span text:style-name="T25">o</text:span><text:span text:style-name="T15">u should exami</text:span><text:span text:style-name="T25">n</text:span><text:span text:style-name="T15">e the sym</text:span><text:span text:style-name="T25">b</text:span><text:span text:style-name="T15">ol table and e</text:span><text:span text:style-name="T25">i</text:span><text:span text:style-name="T15">th</text:span><text:span text:style-name="T22">e</text:span><text:span text:style-name="T15">r</text:span></text:p>
      <text:p text:style-name="P89"/>
      <text:p text:style-name="P240"><text:span text:style-name="T328"><text:s/></text:span><text:span text:style-name="T15">Resolve o</text:span><text:span text:style-name="T25">n</text:span><text:span text:style-name="T15">e </text:span><text:span text:style-name="T22">o</text:span><text:span text:style-name="T15">r</text:span><text:span text:style-name="T25"> m</text:span><text:span text:style-name="T15">ore f</text:span><text:span text:style-name="T22">o</text:span><text:span text:style-name="T15">rwa</text:span><text:span text:style-name="T11">r</text:span><text:span text:style-name="T15">d re</text:span><text:span text:style-name="T25">f</text:span><text:span text:style-name="T15">erenc</text:span><text:span text:style-name="T22">e</text:span><text:span text:style-name="T15">s </text:span><text:span text:style-name="T328"><text:s/></text:span><text:span text:style-name="T15">Clear the sym</text:span><text:span text:style-name="T25">b</text:span><text:span text:style-name="T15">ol t</text:span><text:span text:style-name="T25">a</text:span><text:span text:style-name="T15">ble</text:span></text:p>
      <text:p text:style-name="P241"><text:span text:style-name="T328"><text:s/></text:span><text:span text:style-name="T15">Use the </text:span><text:span text:style-name="T25">s</text:span><text:span text:style-name="T15">pecial </text:span><text:span text:style-name="T25">l</text:span><text:span text:style-name="T15">ab</text:span><text:span text:style-name="T22">e</text:span><text:span text:style-name="T15">l </text:span><text:span text:style-name="T25">b</text:span><text:span text:style-name="T15">y </text:span><text:span text:style-name="T11">c</text:span><text:span text:style-name="T15">h</text:span><text:span text:style-name="T22">a</text:span><text:span text:style-name="T25">n</text:span><text:span text:style-name="T15">ging yo</text:span><text:span text:style-name="T22">u</text:span><text:span text:style-name="T15">r </text:span><text:span text:style-name="T25">o</text:span><text:span text:style-name="T15">pe</text:span><text:span text:style-name="T25">r</text:span><text:span text:style-name="T15">a</text:span><text:span text:style-name="T25">n</text:span><text:span text:style-name="T15">d to -&gt; </text:span><text:span text:style-name="T328"><text:s/></text:span><text:span text:style-name="T15">Use a l</text:span><text:span text:style-name="T25">i</text:span><text:span text:style-name="T15">teral address</text:span></text:p>
      <text:p text:style-name="P2"/>
      <text:p text:style-name="P2"/>
      <text:p text:style-name="P2"/>
      <text:p text:style-name="P2"/>
      <text:p text:style-name="P97"/>
      <text:p text:style-name="P223"><text:span text:style-name="T89">- 12 -</text:span></text:p>
      <text:p text:style-name="P67"><text:span text:style-name="T96">Multi-Pass</text:span><text:span text:style-name="T95"> </text:span><text:span text:style-name="T96">Assembly</text:span><text:span text:style-name="T95"> </text:span><text:span text:style-name="T96">with</text:span><text:span text:style-name="T95"> </text:span><text:span text:style-name="T96">BASIC</text:span></text:p>
      <text:p text:style-name="P242"><text:span text:style-name="T15">Wh</text:span><text:span text:style-name="T25">e</text:span><text:span text:style-name="T15">n </text:span><text:span text:style-name="T22">t</text:span><text:span text:style-name="T25">h</text:span><text:span text:style-name="T15">e for</text:span><text:span text:style-name="T25">w</text:span><text:span text:style-name="T15">ard referen</text:span><text:span text:style-name="T25">c</text:span><text:span text:style-name="T15">e table is exc</text:span><text:span text:style-name="T25">e</text:span><text:span text:style-name="T15">eded in</text:span><text:span text:style-name="T25"> </text:span><text:span text:style-name="T15">a BASIC p</text:span><text:span text:style-name="T25">r</text:span><text:span text:style-name="T15">ogram, </text:span><text:span text:style-name="T25">w</text:span><text:span text:style-name="T15">Ax </text:span><text:span text:style-name="T22">d</text:span><text:span text:style-name="T15">oes </text:span><text:span text:style-name="T25">n</text:span><text:span text:style-name="T15">ot th</text:span><text:span text:style-name="T11">r</text:span><text:span text:style-name="T15">ow an erro</text:span><text:span text:style-name="T33">r</text:span><text:span text:style-name="T15">.</text:span><text:span text:style-name="T60"> </text:span><text:span text:style-name="T11">T</text:span><text:span text:style-name="T15">he</text:span><text:span text:style-name="T22"> </text:span><text:span text:style-name="T15">p</text:span><text:span text:style-name="T25">r</text:span><text:span text:style-name="T15">ogram </text:span><text:span text:style-name="T25">c</text:span><text:span text:style-name="T15">an </text:span><text:span text:style-name="T25">c</text:span><text:span text:style-name="T15">heck for </text:span><text:span text:style-name="T25">t</text:span><text:span text:style-name="T15">his c</text:span><text:span text:style-name="T25">o</text:span><text:span text:style-name="T15">n</text:span><text:span text:style-name="T22">d</text:span><text:span text:style-name="T15">iti</text:span><text:span text:style-name="T25">o</text:span><text:span text:style-name="T15">n and do a </text:span><text:span text:style-name="T11">s</text:span><text:span text:style-name="T15">econd </text:span><text:span text:style-name="T25">p</text:span><text:span text:style-name="T15">ass,</text:span><text:span text:style-name="T22"> </text:span><text:span text:style-name="T15">re</text:span><text:span text:style-name="T25">s</text:span><text:span text:style-name="T15">ulting</text:span><text:span text:style-name="T25"> </text:span><text:span text:style-name="T15">in suc</text:span><text:span text:style-name="T25">c</text:span><text:span text:style-name="T15">essf</text:span><text:span text:style-name="T22">u</text:span><text:span text:style-name="T15">l </text:span><text:span text:style-name="T25">a</text:span><text:span text:style-name="T15">ssembl</text:span><text:span text:style-name="T36">y</text:span><text:span text:style-name="T15">.</text:span></text:p>
      <text:p text:style-name="P21"/>
      <text:p text:style-name="P243"><draw:g text:anchor-type="paragraph" draw:z-index="75" draw:name="drawingObject731" draw:style-name="gr1"><draw:custom-shape draw:name="Shape 732" draw:style-name="gr56" draw:text-style-name="P411" svg:width="0.5831in" svg:height="0.1551in" svg:x="1.6in" svg:y="0.0035in"><text:p/><draw:enhanced-geometry draw:mirror-horizontal="false" draw:mirror-vertical="false" drawooo:sub-view-size="533400 142240" svg:viewBox="0 0 533400 142240" draw:type="ooxml-non-primitive" draw:enhanced-path="M 0 142240 L 0 0 533400 0 533400 142240 0 142240 N"/></draw:custom-shape><draw:custom-shape draw:name="Shape 733" draw:style-name="gr57" draw:text-style-name="P411" svg:width="0.4012in" svg:height="0.1551in" svg:x="2.1835in" svg:y="0.0035in"><text:p/><draw:enhanced-geometry draw:mirror-horizontal="false" draw:mirror-vertical="false" drawooo:sub-view-size="367029 142241" svg:viewBox="0 0 367029 142241" draw:type="ooxml-non-primitive" draw:enhanced-path="M 0 0 L 0 142241 367029 142241 367029 0 0 0 N"/></draw:custom-shape><draw:custom-shape draw:name="Shape 734" draw:style-name="gr12" draw:text-style-name="P411" svg:width="0.4925in" svg:height="0.1551in" svg:x="2.5846in" svg:y="0.0035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735" draw:style-name="gr102" draw:text-style-name="P411" svg:width="1.6669in" svg:height="0.1551in" svg:x="3.078in" svg:y="0.0035in"><text:p/><draw:enhanced-geometry draw:mirror-horizontal="false" draw:mirror-vertical="false" drawooo:sub-view-size="1524000 142241" svg:viewBox="0 0 1524000 142241" draw:type="ooxml-non-primitive" draw:enhanced-path="M 0 142241 L 0 0 1524000 0 1524000 142241 0 142241 N"/></draw:custom-shape><draw:custom-shape draw:name="Shape 736" draw:style-name="gr39" draw:text-style-name="P411" svg:width="0.3024in" svg:height="0.1551in" svg:x="4.7453in" svg:y="0.0035in"><text:p/><draw:enhanced-geometry draw:mirror-horizontal="false" draw:mirror-vertical="false" drawooo:sub-view-size="276858 142240" svg:viewBox="0 0 276858 142240" draw:type="ooxml-non-primitive" draw:enhanced-path="M 0 142240 L 0 0 276858 0 276858 142240 0 142240 N"/></draw:custom-shape><draw:custom-shape draw:name="Shape 737" draw:style-name="gr11" draw:text-style-name="P411" svg:width="0.4913in" svg:height="0.1551in" svg:x="5.048in" svg:y="0.0035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738" draw:style-name="gr12" draw:text-style-name="P411" svg:width="0.4925in" svg:height="0.1551in" svg:x="5.5398in" svg:y="0.0035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739" draw:style-name="gr11" draw:text-style-name="P411" svg:width="0.4913in" svg:height="0.1551in" svg:x="6.0327in" svg:y="0.0035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740" draw:style-name="gr13" draw:text-style-name="P411" svg:width="0.7496in" svg:height="0.1551in" svg:x="1.6in" svg:y="0.1591in"><text:p/><draw:enhanced-geometry draw:mirror-horizontal="false" draw:mirror-vertical="false" drawooo:sub-view-size="685800 142239" svg:viewBox="0 0 685800 142239" draw:type="ooxml-non-primitive" draw:enhanced-path="M 0 142239 L 0 0 685800 0 685800 142239 0 142239 N"/></draw:custom-shape><draw:custom-shape draw:name="Shape 741" draw:style-name="gr14" draw:text-style-name="P411" svg:width="0.2343in" svg:height="0.1551in" svg:x="2.35in" svg:y="0.1591in"><text:p/><draw:enhanced-geometry draw:mirror-horizontal="false" draw:mirror-vertical="false" drawooo:sub-view-size="214629 142239" svg:viewBox="0 0 214629 142239" draw:type="ooxml-non-primitive" draw:enhanced-path="M 0 142239 L 0 0 214629 0 214629 142239 0 142239 N"/></draw:custom-shape><draw:custom-shape draw:name="Shape 742" draw:style-name="gr12" draw:text-style-name="P411" svg:width="0.4925in" svg:height="0.1551in" svg:x="2.5846in" svg:y="0.1591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743" draw:style-name="gr11" draw:text-style-name="P411" svg:width="0.4913in" svg:height="0.1551in" svg:x="3.078in" svg:y="0.1591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744" draw:style-name="gr15" draw:text-style-name="P411" svg:width="0.4933in" svg:height="0.1551in" svg:x="3.5693in" svg:y="0.1591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745" draw:style-name="gr11" draw:text-style-name="P411" svg:width="0.4913in" svg:height="0.1551in" svg:x="4.0634in" svg:y="0.1591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746" draw:style-name="gr12" draw:text-style-name="P411" svg:width="0.4925in" svg:height="0.1551in" svg:x="4.5547in" svg:y="0.1591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747" draw:style-name="gr11" draw:text-style-name="P411" svg:width="0.4913in" svg:height="0.1551in" svg:x="5.048in" svg:y="0.1591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748" draw:style-name="gr12" draw:text-style-name="P411" svg:width="0.4925in" svg:height="0.1551in" svg:x="5.5398in" svg:y="0.1591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749" draw:style-name="gr11" draw:text-style-name="P411" svg:width="0.4913in" svg:height="0.1551in" svg:x="6.0327in" svg:y="0.1591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750" draw:style-name="gr35" draw:text-style-name="P411" svg:width="1.3331in" svg:height="0.1551in" svg:x="1.6in" svg:y="0.3146in"><text:p/><draw:enhanced-geometry draw:mirror-horizontal="false" draw:mirror-vertical="false" drawooo:sub-view-size="1219200 142240" svg:viewBox="0 0 1219200 142240" draw:type="ooxml-non-primitive" draw:enhanced-path="M 0 142240 L 0 0 1219200 0 1219200 142240 0 142240 N"/></draw:custom-shape><draw:custom-shape draw:name="Shape 751" draw:style-name="gr8" draw:text-style-name="P411" svg:width="0.1441in" svg:height="0.1551in" svg:x="2.9335in" svg:y="0.3146in"><text:p/><draw:enhanced-geometry draw:mirror-horizontal="false" draw:mirror-vertical="false" drawooo:sub-view-size="132079 142240" svg:viewBox="0 0 132079 142240" draw:type="ooxml-non-primitive" draw:enhanced-path="M 0 142240 L 0 0 132079 0 132079 142240 0 142240 N"/></draw:custom-shape><draw:custom-shape draw:name="Shape 752" draw:style-name="gr103" draw:text-style-name="P411" svg:width="2.0835in" svg:height="0.1551in" svg:x="3.078in" svg:y="0.3146in"><text:p/><draw:enhanced-geometry draw:mirror-horizontal="false" draw:mirror-vertical="false" drawooo:sub-view-size="1905000 142240" svg:viewBox="0 0 1905000 142240" draw:type="ooxml-non-primitive" draw:enhanced-path="M 0 142240 L 0 0 1905000 0 1905000 142240 0 142240 N"/></draw:custom-shape><draw:custom-shape draw:name="Shape 753" draw:style-name="gr104" draw:text-style-name="P411" svg:width="0.3776in" svg:height="0.1551in" svg:x="5.1618in" svg:y="0.3146in"><text:p/><draw:enhanced-geometry draw:mirror-horizontal="false" draw:mirror-vertical="false" drawooo:sub-view-size="345438 142240" svg:viewBox="0 0 345438 142240" draw:type="ooxml-non-primitive" draw:enhanced-path="M 0 142240 L 0 0 345438 0 345438 142240 0 142240 N"/></draw:custom-shape><draw:custom-shape draw:name="Shape 754" draw:style-name="gr12" draw:text-style-name="P411" svg:width="0.4925in" svg:height="0.1551in" svg:x="5.5398in" svg:y="0.3146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755" draw:style-name="gr11" draw:text-style-name="P411" svg:width="0.4913in" svg:height="0.1551in" svg:x="6.0327in" svg:y="0.3146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756" draw:style-name="gr35" draw:text-style-name="P411" svg:width="1.3331in" svg:height="0.1551in" svg:x="1.6in" svg:y="0.4701in"><text:p/><draw:enhanced-geometry draw:mirror-horizontal="false" draw:mirror-vertical="false" drawooo:sub-view-size="1219200 142240" svg:viewBox="0 0 1219200 142240" draw:type="ooxml-non-primitive" draw:enhanced-path="M 0 142240 L 0 0 1219200 0 1219200 142240 0 142240 N"/></draw:custom-shape><draw:custom-shape draw:name="Shape 757" draw:style-name="gr8" draw:text-style-name="P411" svg:width="0.1441in" svg:height="0.1551in" svg:x="2.9335in" svg:y="0.4701in"><text:p/><draw:enhanced-geometry draw:mirror-horizontal="false" draw:mirror-vertical="false" drawooo:sub-view-size="132079 142240" svg:viewBox="0 0 132079 142240" draw:type="ooxml-non-primitive" draw:enhanced-path="M 0 142240 L 0 0 132079 0 132079 142240 0 142240 N"/></draw:custom-shape><draw:custom-shape draw:name="Shape 758" draw:style-name="gr21" draw:text-style-name="P411" svg:width="0.6661in" svg:height="0.1551in" svg:x="3.078in" svg:y="0.4701in"><text:p/><draw:enhanced-geometry draw:mirror-horizontal="false" draw:mirror-vertical="false" drawooo:sub-view-size="609600 142240" svg:viewBox="0 0 609600 142240" draw:type="ooxml-non-primitive" draw:enhanced-path="M 0 142240 L 0 0 609600 0 609600 142240 0 142240 N"/></draw:custom-shape><draw:custom-shape draw:name="Shape 759" draw:style-name="gr105" draw:text-style-name="P411" svg:width="0.3185in" svg:height="0.1551in" svg:x="3.7445in" svg:y="0.4701in"><text:p/><draw:enhanced-geometry draw:mirror-horizontal="false" draw:mirror-vertical="false" drawooo:sub-view-size="290829 142241" svg:viewBox="0 0 290829 142241" draw:type="ooxml-non-primitive" draw:enhanced-path="M 0 142241 L 0 0 290829 0 290829 142241 0 142241 N"/></draw:custom-shape><draw:custom-shape draw:name="Shape 760" draw:style-name="gr11" draw:text-style-name="P411" svg:width="0.4913in" svg:height="0.1551in" svg:x="4.0634in" svg:y="0.4701in"><text:p/><draw:enhanced-geometry draw:mirror-horizontal="false" draw:mirror-vertical="false" drawooo:sub-view-size="449578 142240" svg:viewBox="0 0 449578 142240" draw:type="ooxml-non-primitive" draw:enhanced-path="M 0 142240 L 0 0 449578 0 449578 142240 0 142240 N"/></draw:custom-shape><draw:custom-shape draw:name="Shape 761" draw:style-name="gr12" draw:text-style-name="P411" svg:width="0.4925in" svg:height="0.1551in" svg:x="4.5547in" svg:y="0.4701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762" draw:style-name="gr11" draw:text-style-name="P411" svg:width="0.4913in" svg:height="0.1551in" svg:x="5.048in" svg:y="0.4701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763" draw:style-name="gr12" draw:text-style-name="P411" svg:width="0.4925in" svg:height="0.1551in" svg:x="5.5398in" svg:y="0.4701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764" draw:style-name="gr11" draw:text-style-name="P411" svg:width="0.4913in" svg:height="0.1551in" svg:x="6.0327in" svg:y="0.4701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765" draw:style-name="gr35" draw:text-style-name="P411" svg:width="1.3331in" svg:height="0.1551in" svg:x="1.6in" svg:y="0.6256in"><text:p/><draw:enhanced-geometry draw:mirror-horizontal="false" draw:mirror-vertical="false" drawooo:sub-view-size="1219200 142239" svg:viewBox="0 0 1219200 142239" draw:type="ooxml-non-primitive" draw:enhanced-path="M 0 142239 L 0 0 1219200 0 1219200 142239 0 142239 N"/></draw:custom-shape><draw:custom-shape draw:name="Shape 766" draw:style-name="gr8" draw:text-style-name="P411" svg:width="0.1441in" svg:height="0.1551in" svg:x="2.9335in" svg:y="0.6256in"><text:p/><draw:enhanced-geometry draw:mirror-horizontal="false" draw:mirror-vertical="false" drawooo:sub-view-size="132079 142239" svg:viewBox="0 0 132079 142239" draw:type="ooxml-non-primitive" draw:enhanced-path="M 0 142239 L 0 0 132079 0 132079 142239 0 142239 N"/></draw:custom-shape><draw:custom-shape draw:name="Shape 767" draw:style-name="gr7" draw:text-style-name="P411" svg:width="0.8331in" svg:height="0.1551in" svg:x="3.078in" svg:y="0.6256in"><text:p/><draw:enhanced-geometry draw:mirror-horizontal="false" draw:mirror-vertical="false" drawooo:sub-view-size="762000 142239" svg:viewBox="0 0 762000 142239" draw:type="ooxml-non-primitive" draw:enhanced-path="M 0 142239 L 0 0 762000 0 762000 142239 0 142239 N"/></draw:custom-shape><draw:custom-shape draw:name="Shape 768" draw:style-name="gr8" draw:text-style-name="P411" svg:width="0.1516in" svg:height="0.1551in" svg:x="3.911in" svg:y="0.6256in"><text:p/><draw:enhanced-geometry draw:mirror-horizontal="false" draw:mirror-vertical="false" drawooo:sub-view-size="138429 142239" svg:viewBox="0 0 138429 142239" draw:type="ooxml-non-primitive" draw:enhanced-path="M 0 142239 L 0 0 138429 0 138429 142239 0 142239 N"/></draw:custom-shape><draw:custom-shape draw:name="Shape 769" draw:style-name="gr11" draw:text-style-name="P411" svg:width="0.4913in" svg:height="0.1551in" svg:x="4.0634in" svg:y="0.6256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770" draw:style-name="gr12" draw:text-style-name="P411" svg:width="0.4925in" svg:height="0.1551in" svg:x="4.5547in" svg:y="0.6256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771" draw:style-name="gr11" draw:text-style-name="P411" svg:width="0.4913in" svg:height="0.1551in" svg:x="5.048in" svg:y="0.6256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772" draw:style-name="gr12" draw:text-style-name="P411" svg:width="0.4925in" svg:height="0.1551in" svg:x="5.5398in" svg:y="0.6256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773" draw:style-name="gr11" draw:text-style-name="P411" svg:width="0.4913in" svg:height="0.1551in" svg:x="6.0327in" svg:y="0.6256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774" draw:style-name="gr23" draw:text-style-name="P411" svg:width="0.4996in" svg:height="0.1551in" svg:x="1.6in" svg:y="0.7815in"><text:p/><draw:enhanced-geometry draw:mirror-horizontal="false" draw:mirror-vertical="false" drawooo:sub-view-size="457200 142240" svg:viewBox="0 0 457200 142240" draw:type="ooxml-non-primitive" draw:enhanced-path="M 0 142240 L 0 0 457200 0 457200 142240 0 142240 N"/></draw:custom-shape><draw:custom-shape draw:name="Shape 775" draw:style-name="gr17" draw:text-style-name="P411" svg:width="0.4843in" svg:height="0.1551in" svg:x="2.1in" svg:y="0.7815in"><text:p/><draw:enhanced-geometry draw:mirror-horizontal="false" draw:mirror-vertical="false" drawooo:sub-view-size="443231 142240" svg:viewBox="0 0 443231 142240" draw:type="ooxml-non-primitive" draw:enhanced-path="M 0 142240 L 0 0 443231 0 443231 142240 0 142240 N"/></draw:custom-shape><draw:custom-shape draw:name="Shape 776" draw:style-name="gr12" draw:text-style-name="P411" svg:width="0.4925in" svg:height="0.1551in" svg:x="2.5846in" svg:y="0.781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777" draw:style-name="gr11" draw:text-style-name="P411" svg:width="0.4913in" svg:height="0.1551in" svg:x="3.078in" svg:y="0.7815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778" draw:style-name="gr15" draw:text-style-name="P411" svg:width="0.4933in" svg:height="0.1551in" svg:x="3.5693in" svg:y="0.7815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779" draw:style-name="gr11" draw:text-style-name="P411" svg:width="0.4913in" svg:height="0.1551in" svg:x="4.0634in" svg:y="0.7815in"><text:p/><draw:enhanced-geometry draw:mirror-horizontal="false" draw:mirror-vertical="false" drawooo:sub-view-size="449578 142241" svg:viewBox="0 0 449578 142241" draw:type="ooxml-non-primitive" draw:enhanced-path="M 0 142241 L 0 0 449578 0 449578 142241 0 142241 N"/></draw:custom-shape><draw:custom-shape draw:name="Shape 780" draw:style-name="gr12" draw:text-style-name="P411" svg:width="0.4925in" svg:height="0.1551in" svg:x="4.5547in" svg:y="0.7815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781" draw:style-name="gr11" draw:text-style-name="P411" svg:width="0.4913in" svg:height="0.1551in" svg:x="5.048in" svg:y="0.7815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782" draw:style-name="gr12" draw:text-style-name="P411" svg:width="0.4925in" svg:height="0.1551in" svg:x="5.5398in" svg:y="0.7815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783" draw:style-name="gr11" draw:text-style-name="P411" svg:width="0.4913in" svg:height="0.1551in" svg:x="6.0327in" svg:y="0.7815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784" draw:style-name="gr106" draw:text-style-name="P411" svg:width="1.3331in" svg:height="0.1559in" svg:x="1.6in" svg:y="0.937in"><text:p/><draw:enhanced-geometry draw:mirror-horizontal="false" draw:mirror-vertical="false" drawooo:sub-view-size="1219200 142239" svg:viewBox="0 0 1219200 142239" draw:type="ooxml-non-primitive" draw:enhanced-path="M 0 142239 L 0 0 1219200 0 1219200 142239 0 142239 N"/></draw:custom-shape><draw:custom-shape draw:name="Shape 785" draw:style-name="gr3" draw:text-style-name="P411" svg:width="0.1441in" svg:height="0.1559in" svg:x="2.9335in" svg:y="0.937in"><text:p/><draw:enhanced-geometry draw:mirror-horizontal="false" draw:mirror-vertical="false" drawooo:sub-view-size="132079 142239" svg:viewBox="0 0 132079 142239" draw:type="ooxml-non-primitive" draw:enhanced-path="M 0 142239 L 0 0 132079 0 132079 142239 0 142239 N"/></draw:custom-shape><draw:custom-shape draw:name="Shape 786" draw:style-name="gr107" draw:text-style-name="P411" svg:width="1.0004in" svg:height="0.1559in" svg:x="3.078in" svg:y="0.937in"><text:p/><draw:enhanced-geometry draw:mirror-horizontal="false" draw:mirror-vertical="false" drawooo:sub-view-size="914400 142239" svg:viewBox="0 0 914400 142239" draw:type="ooxml-non-primitive" draw:enhanced-path="M 0 142239 L 0 0 914400 0 914400 142239 0 142239 N"/></draw:custom-shape><draw:custom-shape draw:name="Shape 787" draw:style-name="gr108" draw:text-style-name="P411" svg:width="0.476in" svg:height="0.1559in" svg:x="4.0783in" svg:y="0.937in"><text:p/><draw:enhanced-geometry draw:mirror-horizontal="false" draw:mirror-vertical="false" drawooo:sub-view-size="435608 142239" svg:viewBox="0 0 435608 142239" draw:type="ooxml-non-primitive" draw:enhanced-path="M 0 142239 L 0 0 435608 0 435608 142239 0 142239 N"/></draw:custom-shape><draw:custom-shape draw:name="Shape 788" draw:style-name="gr4" draw:text-style-name="P411" svg:width="0.4925in" svg:height="0.1559in" svg:x="4.5547in" svg:y="0.93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789" draw:style-name="gr5" draw:text-style-name="P411" svg:width="0.4913in" svg:height="0.1559in" svg:x="5.048in" svg:y="0.937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790" draw:style-name="gr4" draw:text-style-name="P411" svg:width="0.4925in" svg:height="0.1559in" svg:x="5.5398in" svg:y="0.93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791" draw:style-name="gr5" draw:text-style-name="P411" svg:width="0.4913in" svg:height="0.1559in" svg:x="6.0327in" svg:y="0.937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792" draw:style-name="gr109" draw:text-style-name="P411" svg:width="2.2496in" svg:height="0.1551in" svg:x="1.6in" svg:y="1.0933in"><text:p/><draw:enhanced-geometry draw:mirror-horizontal="false" draw:mirror-vertical="false" drawooo:sub-view-size="2057401 142240" svg:viewBox="0 0 2057401 142240" draw:type="ooxml-non-primitive" draw:enhanced-path="M 0 142240 L 0 0 2057401 0 2057401 142240 0 142240 N"/></draw:custom-shape><draw:custom-shape draw:name="Shape 793" draw:style-name="gr110" draw:text-style-name="P411" svg:width="0.213in" svg:height="0.1551in" svg:x="3.85in" svg:y="1.0933in"><text:p/><draw:enhanced-geometry draw:mirror-horizontal="false" draw:mirror-vertical="false" drawooo:sub-view-size="194309 142240" svg:viewBox="0 0 194309 142240" draw:type="ooxml-non-primitive" draw:enhanced-path="M 0 142240 L 0 0 194309 0 194309 142240 0 142240 N"/></draw:custom-shape><draw:custom-shape draw:name="Shape 794" draw:style-name="gr11" draw:text-style-name="P411" svg:width="0.4913in" svg:height="0.1551in" svg:x="4.0634in" svg:y="1.0933in"><text:p/><draw:enhanced-geometry draw:mirror-horizontal="false" draw:mirror-vertical="false" drawooo:sub-view-size="449578 142240" svg:viewBox="0 0 449578 142240" draw:type="ooxml-non-primitive" draw:enhanced-path="M 0 142240 L 0 0 449578 0 449578 142240 0 142240 N"/></draw:custom-shape><draw:custom-shape draw:name="Shape 795" draw:style-name="gr12" draw:text-style-name="P411" svg:width="0.4925in" svg:height="0.1551in" svg:x="4.5547in" svg:y="1.0933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796" draw:style-name="gr11" draw:text-style-name="P411" svg:width="0.4913in" svg:height="0.1551in" svg:x="5.048in" svg:y="1.0933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797" draw:style-name="gr12" draw:text-style-name="P411" svg:width="0.4925in" svg:height="0.1551in" svg:x="5.5398in" svg:y="1.0933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798" draw:style-name="gr11" draw:text-style-name="P411" svg:width="0.4913in" svg:height="0.1551in" svg:x="6.0327in" svg:y="1.0933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799" draw:style-name="gr35" draw:text-style-name="P411" svg:width="1.3331in" svg:height="0.1551in" svg:x="1.6in" svg:y="1.2488in"><text:p/><draw:enhanced-geometry draw:mirror-horizontal="false" draw:mirror-vertical="false" drawooo:sub-view-size="1219200 142241" svg:viewBox="0 0 1219200 142241" draw:type="ooxml-non-primitive" draw:enhanced-path="M 0 142241 L 0 0 1219200 0 1219200 142241 0 142241 N"/></draw:custom-shape><draw:custom-shape draw:name="Shape 800" draw:style-name="gr8" draw:text-style-name="P411" svg:width="0.1441in" svg:height="0.1551in" svg:x="2.9335in" svg:y="1.2488in"><text:p/><draw:enhanced-geometry draw:mirror-horizontal="false" draw:mirror-vertical="false" drawooo:sub-view-size="132079 142240" svg:viewBox="0 0 132079 142240" draw:type="ooxml-non-primitive" draw:enhanced-path="M 0 142240 L 0 0 132079 0 132079 142240 0 142240 N"/></draw:custom-shape><draw:custom-shape draw:name="Shape 801" draw:style-name="gr111" draw:text-style-name="P411" svg:width="1.2504in" svg:height="0.1551in" svg:x="3.078in" svg:y="1.2488in"><text:p/><draw:enhanced-geometry draw:mirror-horizontal="false" draw:mirror-vertical="false" drawooo:sub-view-size="1143000 142241" svg:viewBox="0 0 1143000 142241" draw:type="ooxml-non-primitive" draw:enhanced-path="M 0 142241 L 0 0 1143000 0 1143000 142241 0 142241 N"/></draw:custom-shape><draw:custom-shape draw:name="Shape 802" draw:style-name="gr112" draw:text-style-name="P411" svg:width="0.226in" svg:height="0.1551in" svg:x="4.3283in" svg:y="1.2488in"><text:p/><draw:enhanced-geometry draw:mirror-horizontal="false" draw:mirror-vertical="false" drawooo:sub-view-size="207008 142240" svg:viewBox="0 0 207008 142240" draw:type="ooxml-non-primitive" draw:enhanced-path="M 0 142240 L 0 0 207008 0 207008 142240 0 142240 N"/></draw:custom-shape><draw:custom-shape draw:name="Shape 803" draw:style-name="gr12" draw:text-style-name="P411" svg:width="0.4925in" svg:height="0.1551in" svg:x="4.5547in" svg:y="1.2488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804" draw:style-name="gr11" draw:text-style-name="P411" svg:width="0.4913in" svg:height="0.1551in" svg:x="5.048in" svg:y="1.2488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805" draw:style-name="gr12" draw:text-style-name="P411" svg:width="0.4925in" svg:height="0.1551in" svg:x="5.5398in" svg:y="1.2488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806" draw:style-name="gr11" draw:text-style-name="P411" svg:width="0.4913in" svg:height="0.1551in" svg:x="6.0327in" svg:y="1.2488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807" draw:style-name="gr23" draw:text-style-name="P411" svg:width="0.4996in" svg:height="0.1551in" svg:x="1.6in" svg:y="1.4043in"><text:p/><draw:enhanced-geometry draw:mirror-horizontal="false" draw:mirror-vertical="false" drawooo:sub-view-size="457200 142239" svg:viewBox="0 0 457200 142239" draw:type="ooxml-non-primitive" draw:enhanced-path="M 0 142239 L 0 0 457200 0 457200 142239 0 142239 N"/></draw:custom-shape><draw:custom-shape draw:name="Shape 808" draw:style-name="gr17" draw:text-style-name="P411" svg:width="0.4843in" svg:height="0.1551in" svg:x="2.1in" svg:y="1.4043in"><text:p/><draw:enhanced-geometry draw:mirror-horizontal="false" draw:mirror-vertical="false" drawooo:sub-view-size="443231 142239" svg:viewBox="0 0 443231 142239" draw:type="ooxml-non-primitive" draw:enhanced-path="M 0 142239 L 0 0 443231 0 443231 142239 0 142239 N"/></draw:custom-shape><draw:custom-shape draw:name="Shape 809" draw:style-name="gr12" draw:text-style-name="P411" svg:width="0.4925in" svg:height="0.1551in" svg:x="2.5846in" svg:y="1.4043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810" draw:style-name="gr11" draw:text-style-name="P411" svg:width="0.4913in" svg:height="0.1551in" svg:x="3.078in" svg:y="1.4043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811" draw:style-name="gr15" draw:text-style-name="P411" svg:width="0.4933in" svg:height="0.1551in" svg:x="3.5693in" svg:y="1.4043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812" draw:style-name="gr11" draw:text-style-name="P411" svg:width="0.4913in" svg:height="0.1551in" svg:x="4.0634in" svg:y="1.4043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813" draw:style-name="gr12" draw:text-style-name="P411" svg:width="0.4925in" svg:height="0.1551in" svg:x="4.5547in" svg:y="1.4043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814" draw:style-name="gr11" draw:text-style-name="P411" svg:width="0.4913in" svg:height="0.1551in" svg:x="5.048in" svg:y="1.4043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815" draw:style-name="gr12" draw:text-style-name="P411" svg:width="0.4925in" svg:height="0.1551in" svg:x="5.5398in" svg:y="1.4043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816" draw:style-name="gr11" draw:text-style-name="P411" svg:width="0.4913in" svg:height="0.1551in" svg:x="6.0327in" svg:y="1.4043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817" draw:style-name="gr35" draw:text-style-name="P411" svg:width="1.3331in" svg:height="0.1551in" svg:x="1.6in" svg:y="1.5598in"><text:p/><draw:enhanced-geometry draw:mirror-horizontal="false" draw:mirror-vertical="false" drawooo:sub-view-size="1219200 142240" svg:viewBox="0 0 1219200 142240" draw:type="ooxml-non-primitive" draw:enhanced-path="M 0 142240 L 0 0 1219200 0 1219200 142240 0 142240 N"/></draw:custom-shape><draw:custom-shape draw:name="Shape 818" draw:style-name="gr8" draw:text-style-name="P411" svg:width="0.1441in" svg:height="0.1551in" svg:x="2.9335in" svg:y="1.5598in"><text:p/><draw:enhanced-geometry draw:mirror-horizontal="false" draw:mirror-vertical="false" drawooo:sub-view-size="132079 142240" svg:viewBox="0 0 132079 142240" draw:type="ooxml-non-primitive" draw:enhanced-path="M 0 142240 L 0 0 132079 0 132079 142240 0 142240 N"/></draw:custom-shape><draw:custom-shape draw:name="Shape 819" draw:style-name="gr102" draw:text-style-name="P411" svg:width="1.6669in" svg:height="0.1551in" svg:x="3.078in" svg:y="1.5598in"><text:p/><draw:enhanced-geometry draw:mirror-horizontal="false" draw:mirror-vertical="false" drawooo:sub-view-size="1524000 142241" svg:viewBox="0 0 1524000 142241" draw:type="ooxml-non-primitive" draw:enhanced-path="M 0 142241 L 0 0 1524000 0 1524000 142241 0 142241 N"/></draw:custom-shape><draw:custom-shape draw:name="Shape 820" draw:style-name="gr39" draw:text-style-name="P411" svg:width="0.3024in" svg:height="0.1551in" svg:x="4.7453in" svg:y="1.5598in"><text:p/><draw:enhanced-geometry draw:mirror-horizontal="false" draw:mirror-vertical="false" drawooo:sub-view-size="276858 142240" svg:viewBox="0 0 276858 142240" draw:type="ooxml-non-primitive" draw:enhanced-path="M 0 142240 L 0 0 276858 0 276858 142240 0 142240 N"/></draw:custom-shape><draw:custom-shape draw:name="Shape 821" draw:style-name="gr11" draw:text-style-name="P411" svg:width="0.4913in" svg:height="0.1551in" svg:x="5.048in" svg:y="1.5598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822" draw:style-name="gr12" draw:text-style-name="P411" svg:width="0.4925in" svg:height="0.1551in" svg:x="5.5398in" svg:y="1.5598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823" draw:style-name="gr11" draw:text-style-name="P411" svg:width="0.4913in" svg:height="0.1551in" svg:x="6.0327in" svg:y="1.5598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824" draw:style-name="gr90" draw:text-style-name="P411" svg:width="2.0831in" svg:height="0.1551in" svg:x="1.6in" svg:y="1.7154in"><text:p/><draw:enhanced-geometry draw:mirror-horizontal="false" draw:mirror-vertical="false" drawooo:sub-view-size="1905001 142239" svg:viewBox="0 0 1905001 142239" draw:type="ooxml-non-primitive" draw:enhanced-path="M 0 142239 L 0 0 1905001 0 1905001 142239 0 142239 N"/></draw:custom-shape><draw:custom-shape draw:name="Shape 825" draw:style-name="gr91" draw:text-style-name="P411" svg:width="0.3795in" svg:height="0.1551in" svg:x="3.6835in" svg:y="1.7154in"><text:p/><draw:enhanced-geometry draw:mirror-horizontal="false" draw:mirror-vertical="false" drawooo:sub-view-size="346709 142239" svg:viewBox="0 0 346709 142239" draw:type="ooxml-non-primitive" draw:enhanced-path="M 0 142239 L 0 0 346709 0 346709 142239 0 142239 N"/></draw:custom-shape><draw:custom-shape draw:name="Shape 826" draw:style-name="gr11" draw:text-style-name="P411" svg:width="0.4913in" svg:height="0.1551in" svg:x="4.0634in" svg:y="1.7154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827" draw:style-name="gr12" draw:text-style-name="P411" svg:width="0.4925in" svg:height="0.1551in" svg:x="4.5547in" svg:y="1.7154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828" draw:style-name="gr11" draw:text-style-name="P411" svg:width="0.4913in" svg:height="0.1551in" svg:x="5.048in" svg:y="1.7154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829" draw:style-name="gr12" draw:text-style-name="P411" svg:width="0.4925in" svg:height="0.1551in" svg:x="5.5398in" svg:y="1.7154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830" draw:style-name="gr11" draw:text-style-name="P411" svg:width="0.4913in" svg:height="0.1551in" svg:x="6.0327in" svg:y="1.7154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831" draw:style-name="gr99" draw:text-style-name="P411" svg:width="1.4161in" svg:height="0.1551in" svg:x="1.6in" svg:y="1.8709in"><text:p/><draw:enhanced-geometry draw:mirror-horizontal="false" draw:mirror-vertical="false" drawooo:sub-view-size="1295400 142240" svg:viewBox="0 0 1295400 142240" draw:type="ooxml-non-primitive" draw:enhanced-path="M 0 142240 L 0 0 1295400 0 1295400 142240 0 142240 N"/></draw:custom-shape><draw:custom-shape draw:name="Shape 832" draw:style-name="gr8" draw:text-style-name="P411" svg:width="0.0606in" svg:height="0.1551in" svg:x="3.0165in" svg:y="1.8709in"><text:p/><draw:enhanced-geometry draw:mirror-horizontal="false" draw:mirror-vertical="false" drawooo:sub-view-size="55879 142240" svg:viewBox="0 0 55879 142240" draw:type="ooxml-non-primitive" draw:enhanced-path="M 0 0 L 0 142240 55879 142240 55879 0 0 0 N"/></draw:custom-shape><draw:custom-shape draw:name="Shape 833" draw:style-name="gr11" draw:text-style-name="P411" svg:width="0.4913in" svg:height="0.1551in" svg:x="3.078in" svg:y="1.8709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834" draw:style-name="gr15" draw:text-style-name="P411" svg:width="0.4933in" svg:height="0.1551in" svg:x="3.5693in" svg:y="1.8709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835" draw:style-name="gr11" draw:text-style-name="P411" svg:width="0.4913in" svg:height="0.1551in" svg:x="4.0634in" svg:y="1.8709in"><text:p/><draw:enhanced-geometry draw:mirror-horizontal="false" draw:mirror-vertical="false" drawooo:sub-view-size="449578 142240" svg:viewBox="0 0 449578 142240" draw:type="ooxml-non-primitive" draw:enhanced-path="M 0 142240 L 0 0 449578 0 449578 142240 0 142240 N"/></draw:custom-shape><draw:custom-shape draw:name="Shape 836" draw:style-name="gr12" draw:text-style-name="P411" svg:width="0.4925in" svg:height="0.1551in" svg:x="4.5547in" svg:y="1.8709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837" draw:style-name="gr11" draw:text-style-name="P411" svg:width="0.4913in" svg:height="0.1551in" svg:x="5.048in" svg:y="1.8709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838" draw:style-name="gr12" draw:text-style-name="P411" svg:width="0.4925in" svg:height="0.1551in" svg:x="5.5398in" svg:y="1.8709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839" draw:style-name="gr11" draw:text-style-name="P411" svg:width="0.4913in" svg:height="0.1551in" svg:x="6.0327in" svg:y="1.8709in"><text:p/><draw:enhanced-geometry draw:mirror-horizontal="false" draw:mirror-vertical="false" drawooo:sub-view-size="449579 142240" svg:viewBox="0 0 449579 142240" draw:type="ooxml-non-primitive" draw:enhanced-path="M 0 0 L 0 142240 449579 142240 449579 0 0 0 N"/></draw:custom-shape></draw:g><text:span text:style-name="T129">100</text:span><text:span text:style-name="T102"> </text:span><text:span text:style-name="T113">*-</text:span><text:span text:style-name="T128"><text:tab/></text:span><text:span text:style-name="T102">; </text:span><text:span text:style-name="T130">C</text:span><text:span text:style-name="T129">L</text:span><text:span text:style-name="T131">EA</text:span><text:span text:style-name="T130">R</text:span><text:span text:style-name="T111"> </text:span><text:span text:style-name="T234">SY</text:span><text:span text:style-name="T235">M</text:span><text:span text:style-name="T234">B</text:span><text:span text:style-name="T235">O</text:span><text:span text:style-name="T236">L</text:span><text:span text:style-name="T165"> </text:span><text:span text:style-name="T132">T</text:span><text:span text:style-name="T131">AB</text:span><text:span text:style-name="T129">L</text:span><text:span text:style-name="T131">E</text:span><text:span text:style-name="T128"> </text:span><text:span text:style-name="T129">105</text:span><text:span text:style-name="T102"> </text:span><text:span text:style-name="T188">*</text:span><text:span text:style-name="T189">1800</text:span></text:p>
      <text:p text:style-name="P244"><text:span text:style-name="T129">110</text:span><text:span text:style-name="T102"> </text:span><text:span text:style-name="T211">@*</text:span><text:span text:style-name="T111"> </text:span><text:span text:style-name="T129">L</text:span><text:span text:style-name="T130">D</text:span><text:span text:style-name="T131">A</text:span><text:span text:style-name="T102"> </text:span><text:span text:style-name="T140">#</text:span><text:span text:style-name="T141">-</text:span><text:span text:style-name="T140">0L</text:span><text:span text:style-name="T128"><text:tab/></text:span><text:span text:style-name="T102">; </text:span><text:span text:style-name="T139">F</text:span><text:span text:style-name="T141">I</text:span><text:span text:style-name="T142">R</text:span><text:span text:style-name="T143">S</text:span><text:span text:style-name="T139">T</text:span><text:span text:style-name="T102"> </text:span><text:span text:style-name="T162">F</text:span><text:span text:style-name="T158">O</text:span><text:span text:style-name="T160">R</text:span><text:span text:style-name="T158">W</text:span><text:span text:style-name="T161">A</text:span><text:span text:style-name="T160">RD</text:span><text:span text:style-name="T165"> </text:span><text:span text:style-name="T130">R</text:span><text:span text:style-name="T131">E</text:span><text:span text:style-name="T132">F</text:span><text:span text:style-name="T131">E</text:span><text:span text:style-name="T130">R</text:span><text:span text:style-name="T131">E</text:span><text:span text:style-name="T130">NC</text:span><text:span text:style-name="T131">E</text:span><text:span text:style-name="T128"> </text:span><text:span text:style-name="T129">115</text:span><text:span text:style-name="T102"> </text:span><text:span text:style-name="T211">@*</text:span><text:span text:style-name="T111"> </text:span><text:span text:style-name="T129">L</text:span><text:span text:style-name="T130">D</text:span><text:span text:style-name="T131">A</text:span><text:span text:style-name="T102"> </text:span><text:span text:style-name="T140">#</text:span><text:span text:style-name="T141">-</text:span><text:span text:style-name="T140">0</text:span><text:span text:style-name="T142">H</text:span><text:span text:style-name="T128"><text:tab/></text:span><text:span text:style-name="T102">; </text:span><text:span text:style-name="T156">SE</text:span><text:span text:style-name="T157">C</text:span><text:span text:style-name="T153">O</text:span><text:span text:style-name="T157">ND</text:span></text:p>
      <text:p text:style-name="P245"><text:span text:style-name="T129">120</text:span><text:span text:style-name="T102"> </text:span><text:span text:style-name="T211">@*</text:span><text:span text:style-name="T111"> </text:span><text:span text:style-name="T129">L</text:span><text:span text:style-name="T130">D</text:span><text:span text:style-name="T131">X</text:span><text:span text:style-name="T102"> </text:span><text:span text:style-name="T217">-</text:span><text:span text:style-name="T219">1</text:span><text:span text:style-name="T128"><text:tab/></text:span><text:span text:style-name="T102">; </text:span><text:span text:style-name="T237">T</text:span><text:span text:style-name="T238">H</text:span><text:span text:style-name="T239">I</text:span><text:span text:style-name="T238">RD</text:span><text:span text:style-name="T239">...</text:span><text:span text:style-name="T128"> </text:span><text:span text:style-name="T220">e</text:span><text:span text:style-name="T221">tc...</text:span></text:p>
      <text:p text:style-name="P246"><text:span text:style-name="T129">199</text:span><text:span text:style-name="T102"> </text:span><text:span text:style-name="T211">@*</text:span><text:span text:style-name="T111"> </text:span><text:span text:style-name="T192">JM</text:span><text:span text:style-name="T191">P</text:span><text:span text:style-name="T165"> </text:span><text:span text:style-name="T217">-</text:span><text:span text:style-name="T218">C</text:span><text:span text:style-name="T128"><text:tab/></text:span><text:span text:style-name="T102">; </text:span><text:span text:style-name="T123">T</text:span><text:span text:style-name="T120">H</text:span><text:span text:style-name="T122">I</text:span><text:span text:style-name="T120">R</text:span><text:span text:style-name="T123">T</text:span><text:span text:style-name="T121">EE</text:span><text:span text:style-name="T120">N</text:span><text:span text:style-name="T123">T</text:span><text:span text:style-name="T120">H</text:span><text:span text:style-name="T128"> </text:span><text:span text:style-name="T129">200</text:span><text:span text:style-name="T102"> </text:span><text:span text:style-name="T211">@*</text:span><text:span text:style-name="T111"> </text:span><text:span text:style-name="T217">-</text:span><text:span text:style-name="T219">0</text:span><text:span text:style-name="T102"> </text:span><text:span text:style-name="T243">"</text:span><text:span text:style-name="T244">R</text:span><text:span text:style-name="T245">ES</text:span><text:span text:style-name="T243">O</text:span><text:span text:style-name="T246">L</text:span><text:span text:style-name="T245">VE</text:span><text:span text:style-name="T165"> </text:span><text:span text:style-name="T247">1</text:span><text:span text:style-name="T248">S</text:span><text:span text:style-name="T249">T</text:span><text:span text:style-name="T248">&amp;</text:span><text:span text:style-name="T247">2</text:span><text:span text:style-name="T250">ND</text:span><text:span text:style-name="T251">"</text:span></text:p>
      <text:p text:style-name="P247"><text:span text:style-name="T129">201</text:span><text:span text:style-name="T102"> </text:span><text:span text:style-name="T211">@*</text:span><text:span text:style-name="T111"> </text:span><text:span text:style-name="T217">-</text:span><text:span text:style-name="T219">1</text:span><text:span text:style-name="T128"><text:tab/></text:span><text:span text:style-name="T102">; </text:span><text:span text:style-name="T252">R</text:span><text:span text:style-name="T253">ES</text:span><text:span text:style-name="T254">O</text:span><text:span text:style-name="T255">L</text:span><text:span text:style-name="T253">VE</text:span><text:span text:style-name="T165"> </text:span><text:span text:style-name="T139">T</text:span><text:span text:style-name="T142">H</text:span><text:span text:style-name="T141">I</text:span><text:span text:style-name="T142">RD</text:span><text:span text:style-name="T128"> </text:span><text:span text:style-name="T220">e</text:span><text:span text:style-name="T221">tc...</text:span></text:p>
      <text:p text:style-name="P243"><text:span text:style-name="T129">299</text:span><text:span text:style-name="T102"> </text:span><text:span text:style-name="T211">@*</text:span><text:span text:style-name="T111"> </text:span><text:span text:style-name="T217">-</text:span><text:span text:style-name="T218">C</text:span><text:span text:style-name="T128"><text:tab/></text:span><text:span text:style-name="T102">; </text:span><text:span text:style-name="T252">R</text:span><text:span text:style-name="T253">ES</text:span><text:span text:style-name="T254">O</text:span><text:span text:style-name="T255">L</text:span><text:span text:style-name="T253">VE</text:span><text:span text:style-name="T165"> </text:span><text:span text:style-name="T123">T</text:span><text:span text:style-name="T120">H</text:span><text:span text:style-name="T122">I</text:span><text:span text:style-name="T120">R</text:span><text:span text:style-name="T123">T</text:span><text:span text:style-name="T121">EE</text:span><text:span text:style-name="T120">N</text:span><text:span text:style-name="T123">T</text:span><text:span text:style-name="T120">H</text:span><text:span text:style-name="T128"> </text:span><text:span text:style-name="T135">300</text:span><text:span text:style-name="T102"> </text:span><text:span text:style-name="T241">I</text:span><text:span text:style-name="T242">F</text:span><text:span text:style-name="T111"> </text:span><text:span text:style-name="T256">PEE</text:span><text:span text:style-name="T257">K</text:span><text:span text:style-name="T258">(</text:span><text:span text:style-name="T259">767</text:span><text:span text:style-name="T258">)</text:span><text:span text:style-name="T102"> </text:span><text:span text:style-name="T137">T</text:span><text:span text:style-name="T138">H</text:span><text:span text:style-name="T134">E</text:span><text:span text:style-name="T138">N</text:span><text:span text:style-name="T102"> </text:span><text:span text:style-name="T135">105</text:span></text:p>
      <text:p text:style-name="P133"><text:span text:style-name="T129">305</text:span><text:span text:style-name="T102"> </text:span><text:span text:style-name="T143">P</text:span><text:span text:style-name="T142">R</text:span><text:span text:style-name="T141">I</text:span><text:span text:style-name="T142">N</text:span><text:span text:style-name="T139">T</text:span><text:span text:style-name="T111"> </text:span><text:span text:style-name="T97">"</text:span><text:span text:style-name="T101">D</text:span><text:span text:style-name="T97">O</text:span><text:span text:style-name="T101">N</text:span><text:span text:style-name="T99">E</text:span><text:span text:style-name="T97">!"</text:span></text:p>
      <text:p text:style-name="P112"/>
      <text:p text:style-name="P62"><text:span text:style-name="T15">At l</text:span><text:span text:style-name="T25">i</text:span><text:span text:style-name="T15">ne</text:span><text:span text:style-name="T22"> </text:span><text:span text:style-name="T25">1</text:span><text:span text:style-name="T15">99, the </text:span><text:span text:style-name="T25">f</text:span><text:span text:style-name="T15">orward re</text:span><text:span text:style-name="T25">f</text:span><text:span text:style-name="T15">eren</text:span><text:span text:style-name="T25">c</text:span><text:span text:style-name="T15">e </text:span><text:span text:style-name="T22">t</text:span><text:span text:style-name="T25">a</text:span><text:span text:style-name="T15">ble is exc</text:span><text:span text:style-name="T25">e</text:span><text:span text:style-name="T15">e</text:span><text:span text:style-name="T25">d</text:span><text:span text:style-name="T15">ed,</text:span><text:span text:style-name="T22"> </text:span><text:span text:style-name="T15">and</text:span><text:span text:style-name="T25"> </text:span><text:span text:style-name="T15">there's </text:span><text:span text:style-name="T25">n</text:span><text:span text:style-name="T15">o place</text:span><text:span text:style-name="T25"> </text:span><text:span text:style-name="T15">to store</text:span><text:span text:style-name="T25"> </text:span><text:span text:style-name="T15">t</text:span><text:span text:style-name="T25">h</text:span><text:span text:style-name="T15">e</text:span><text:span text:style-name="T71"> </text:span><text:span text:style-name="T15">13th </text:span><text:span text:style-name="T25">r</text:span><text:span text:style-name="T15">efer</text:span><text:span text:style-name="T25">e</text:span><text:span text:style-name="T15">nc</text:span><text:span text:style-name="T22">e</text:span><text:span text:style-name="T15">.</text:span><text:span text:style-name="T25"> </text:span><text:span text:style-name="T15">So wAx increm</text:span><text:span text:style-name="T25">e</text:span><text:span text:style-name="T15">nts memory lo</text:span><text:span text:style-name="T25">c</text:span><text:span text:style-name="T15">ati</text:span><text:span text:style-name="T25">o</text:span><text:span text:style-name="T15">n </text:span><text:span text:style-name="T22">$</text:span><text:span text:style-name="T15">02</text:span><text:span text:style-name="T30">f</text:span><text:span text:style-name="T15">f</text:span><text:span text:style-name="T25"> (</text:span><text:span text:style-name="T15">7</text:span><text:span text:style-name="T25">6</text:span><text:span text:style-name="T15">7).</text:span><text:span text:style-name="T30"> </text:span><text:span text:style-name="T15">The prog</text:span><text:span text:style-name="T11">r</text:span><text:span text:style-name="T15">am</text:span><text:span text:style-name="T22"> </text:span><text:span text:style-name="T25">r</text:span><text:span text:style-name="T15">esolves the </text:span><text:span text:style-name="T25">f</text:span><text:span text:style-name="T15">orward re</text:span><text:span text:style-name="T25">f</text:span><text:span text:style-name="T15">eren</text:span><text:span text:style-name="T25">c</text:span><text:span text:style-name="T15">es </text:span><text:span text:style-name="T22">f</text:span><text:span text:style-name="T15">rom l</text:span><text:span text:style-name="T25">i</text:span><text:span text:style-name="T15">ne 2</text:span><text:span text:style-name="T25">0</text:span><text:span text:style-name="T15">0 on. But t</text:span><text:span text:style-name="T25">h</text:span><text:span text:style-name="T15">e re</text:span><text:span text:style-name="T25">f</text:span><text:span text:style-name="T15">eren</text:span><text:span text:style-name="T25">c</text:span><text:span text:style-name="T15">e </text:span><text:span text:style-name="T22">a</text:span><text:span text:style-name="T15">t 2</text:span><text:span text:style-name="T25">9</text:span><text:span text:style-name="T15">9 only </text:span><text:span text:style-name="T11">s</text:span><text:span text:style-name="T15">ets the add</text:span><text:span text:style-name="T25">r</text:span><text:span text:style-name="T15">ess </text:span><text:span text:style-name="T25">o</text:span><text:span text:style-name="T15">f </text:span><text:span text:style-name="T22">-</text:span><text:span text:style-name="T15">C wi</text:span><text:span text:style-name="T11">t</text:span><text:span text:style-name="T15">h</text:span><text:span text:style-name="T22">o</text:span><text:span text:style-name="T25">u</text:span><text:span text:style-name="T15">t res</text:span><text:span text:style-name="T22">o</text:span><text:span text:style-name="T15">lvi</text:span><text:span text:style-name="T25">n</text:span><text:span text:style-name="T15">g any </text:span><text:span text:style-name="T25">f</text:span><text:span text:style-name="T15">or</text:span><text:span text:style-name="T25">w</text:span><text:span text:style-name="T15">ard referen</text:span><text:span text:style-name="T25">c</text:span><text:span text:style-name="T15">es, bec</text:span><text:span text:style-name="T25">a</text:span><text:span text:style-name="T15">use</text:span><text:span text:style-name="T22"> </text:span><text:span text:style-name="T15">wAx</text:span><text:span text:style-name="T25"> </text:span><text:span text:style-name="T15">is not a</text:span><text:span text:style-name="T11">w</text:span><text:span text:style-name="T15">are </text:span><text:span text:style-name="T22">o</text:span><text:span text:style-name="T15">f t</text:span><text:span text:style-name="T25">h</text:span><text:span text:style-name="T15">at </text:span><text:span text:style-name="T25">r</text:span><text:span text:style-name="T15">efer</text:span><text:span text:style-name="T25">e</text:span><text:span text:style-name="T15">nc</text:span><text:span text:style-name="T22">e</text:span><text:span text:style-name="T15">.</text:span></text:p>
      <text:p text:style-name="P89"/>
      <text:p text:style-name="P248"><text:span text:style-name="T15">That's whe</text:span><text:span text:style-name="T25">r</text:span><text:span text:style-name="T15">e line 300 comes</text:span><text:span text:style-name="T25"> i</text:span><text:span text:style-name="T15">n.</text:span><text:span text:style-name="T22"> </text:span><text:span text:style-name="T25">I</text:span><text:span text:style-name="T15">f lo</text:span><text:span text:style-name="T25">c</text:span><text:span text:style-name="T15">ation 767 is </text:span><text:span text:style-name="T11">s</text:span><text:span text:style-name="T15">et,</text:span><text:span text:style-name="T22"> </text:span><text:span text:style-name="T25">t</text:span><text:span text:style-name="T15">hen we</text:span><text:span text:style-name="T25"> </text:span><text:span text:style-name="T15">should go </text:span><text:span text:style-name="T25">b</text:span><text:span text:style-name="T15">ack for a</text:span><text:span text:style-name="T25">n</text:span><text:span text:style-name="T15">o</text:span><text:span text:style-name="T25">t</text:span><text:span text:style-name="T15">h</text:span><text:span text:style-name="T22">e</text:span><text:span text:style-name="T15">r pass. L</text:span><text:span text:style-name="T25">i</text:span><text:span text:style-name="T15">ne 105 </text:span><text:span text:style-name="T25">r</text:span><text:span text:style-name="T15">es</text:span><text:span text:style-name="T25">e</text:span><text:span text:style-name="T15">ts the pers</text:span><text:span text:style-name="T25">i</text:span><text:span text:style-name="T15">stent counter to</text:span><text:span text:style-name="T25"> </text:span><text:span text:style-name="T15">$18</text:span><text:span text:style-name="T25">0</text:span><text:span text:style-name="T15">0, and sets</text:span><text:span text:style-name="T25"> </text:span><text:span text:style-name="T15">loc</text:span><text:span text:style-name="T25">a</text:span><text:span text:style-name="T15">tion</text:span><text:span text:style-name="T22"> </text:span><text:span text:style-name="T25">7</text:span><text:span text:style-name="T15">67 b</text:span><text:span text:style-name="T25">a</text:span><text:span text:style-name="T15">ck to 0.</text:span><text:span text:style-name="T72"> </text:span><text:span text:style-name="T15">On this pass,</text:span><text:span text:style-name="T25"> </text:span><text:span text:style-name="T15">wh</text:span><text:span text:style-name="T25">e</text:span><text:span text:style-name="T15">n BASIC gets to li</text:span><text:span text:style-name="T25">n</text:span><text:span text:style-name="T15">e 199,</text:span><text:span text:style-name="T25"> </text:span><text:span text:style-name="T15">t</text:span><text:span text:style-name="T25">h</text:span><text:span text:style-name="T15">e address of</text:span><text:span text:style-name="T25"> </text:span><text:span text:style-name="T15">-C is </text:span><text:span text:style-name="T25">k</text:span><text:span text:style-name="T15">nown</text:span><text:span text:style-name="T22"> </text:span><text:span text:style-name="T15">f</text:span><text:span text:style-name="T11">r</text:span><text:span text:style-name="T15">om the first</text:span><text:span text:style-name="T73"> </text:span><text:span text:style-name="T15">pass, </text:span><text:span text:style-name="T25">a</text:span><text:span text:style-name="T15">nd t</text:span><text:span text:style-name="T25">h</text:span><text:span text:style-name="T15">e </text:span><text:span text:style-name="T22">o</text:span><text:span text:style-name="T25">p</text:span><text:span text:style-name="T15">er</text:span><text:span text:style-name="T25">a</text:span><text:span text:style-name="T15">nd</text:span><text:span text:style-name="T22"> </text:span><text:span text:style-name="T25">f</text:span><text:span text:style-name="T15">or the JMP</text:span><text:span text:style-name="T30"> </text:span><text:span text:style-name="T15">w</text:span><text:span text:style-name="T25">i</text:span><text:span text:style-name="T15">ll be</text:span><text:span text:style-name="T25"> </text:span><text:span text:style-name="T15">set pro</text:span><text:span text:style-name="T25">p</text:span><text:span text:style-name="T15">erl</text:span><text:span text:style-name="T52">y</text:span><text:span text:style-name="T15">. W</text:span><text:span text:style-name="T11">h</text:span><text:span text:style-name="T15">en</text:span><text:span text:style-name="T22"> </text:span><text:span text:style-name="T15">we g</text:span><text:span text:style-name="T25">e</text:span><text:span text:style-name="T15">t to l</text:span><text:span text:style-name="T25">i</text:span><text:span text:style-name="T15">ne</text:span><text:span text:style-name="T22"> </text:span><text:span text:style-name="T25">3</text:span><text:span text:style-name="T15">00 a</text:span><text:span text:style-name="T25">g</text:span><text:span text:style-name="T15">ai</text:span><text:span text:style-name="T25">n</text:span><text:span text:style-name="T15">,</text:span><text:span text:style-name="T74"> </text:span><text:span text:style-name="T15">the va</text:span><text:span text:style-name="T25">l</text:span><text:span text:style-name="T15">ue of lo</text:span><text:span text:style-name="T25">c</text:span><text:span text:style-name="T15">ati</text:span><text:span text:style-name="T25">o</text:span><text:span text:style-name="T15">n </text:span><text:span text:style-name="T22">7</text:span><text:span text:style-name="T25">6</text:span><text:span text:style-name="T15">7 </text:span><text:span text:style-name="T25">s</text:span><text:span text:style-name="T15">hould now be 0,</text:span><text:span text:style-name="T25"> </text:span><text:span text:style-name="T15">a</text:span><text:span text:style-name="T25">n</text:span><text:span text:style-name="T15">d the</text:span><text:span text:style-name="T25"> </text:span><text:span text:style-name="T15">as</text:span><text:span text:style-name="T25">s</text:span><text:span text:style-name="T15">embly can finis</text:span><text:span text:style-name="T25">h</text:span><text:span text:style-name="T15">.</text:span></text:p>
      <text:p text:style-name="P89"/>
      <text:p text:style-name="P249"><text:span text:style-name="T59">Y</text:span><text:span text:style-name="T25">o</text:span><text:span text:style-name="T15">u w</text:span><text:span text:style-name="T25">o</text:span><text:span text:style-name="T15">n't</text:span><text:span text:style-name="T22"> </text:span><text:span text:style-name="T25">n</text:span><text:span text:style-name="T15">eed </text:span><text:span text:style-name="T25">t</text:span><text:span text:style-name="T15">o do </text:span><text:span text:style-name="T25">t</text:span><text:span text:style-name="T15">his check for</text:span><text:span text:style-name="T25"> </text:span><text:span text:style-name="T15">every </text:span><text:span text:style-name="T22">p</text:span><text:span text:style-name="T11">r</text:span><text:span text:style-name="T15">ogram.</text:span><text:span text:style-name="T30"> </text:span><text:span text:style-name="T75">Y</text:span><text:span text:style-name="T15">ou c</text:span><text:span text:style-name="T25">a</text:span><text:span text:style-name="T15">n c</text:span><text:span text:style-name="T25">h</text:span><text:span text:style-name="T15">eck </text:span><text:span text:style-name="T22">t</text:span><text:span text:style-name="T25">h</text:span><text:span text:style-name="T15">e sym</text:span><text:span text:style-name="T25">b</text:span><text:span text:style-name="T15">ol table af</text:span><text:span text:style-name="T25">t</text:span><text:span text:style-name="T15">er as</text:span><text:span text:style-name="T25">s</text:span><text:span text:style-name="T15">embl</text:span><text:span text:style-name="T52">y</text:span><text:span text:style-name="T15">. If </text:span><text:span text:style-name="T25">t</text:span><text:span text:style-name="T15">he </text:span><text:span text:style-name="T25">l</text:span><text:span text:style-name="T15">ast line of</text:span><text:span text:style-name="T25"> </text:span><text:span text:style-name="T15">the symbol </text:span><text:span text:style-name="T25">t</text:span><text:span text:style-name="T15">a</text:span><text:span text:style-name="T22">b</text:span><text:span text:style-name="T11">l</text:span><text:span text:style-name="T15">e </text:span><text:span text:style-name="T22">h</text:span><text:span text:style-name="T25">a</text:span><text:span text:style-name="T15">s a &gt; </text:span><text:span text:style-name="T25">v</text:span><text:span text:style-name="T15">alue, like </text:span><text:span text:style-name="T25">t</text:span><text:span text:style-name="T15">his</text:span></text:p>
      <text:p text:style-name="P21"/>
      <text:p text:style-name="P175"><draw:g text:anchor-type="paragraph" draw:z-index="105" draw:name="drawingObject840" draw:style-name="gr1"><draw:custom-shape draw:name="Shape 841" draw:style-name="gr2" draw:text-style-name="P411" svg:width="0.9161in" svg:height="0.1559in" svg:x="1.6in" svg:y="0.0035in"><text:p/><draw:enhanced-geometry draw:mirror-horizontal="false" draw:mirror-vertical="false" drawooo:sub-view-size="838200 142239" svg:viewBox="0 0 838200 142239" draw:type="ooxml-non-primitive" draw:enhanced-path="M 0 142239 L 0 0 838200 0 838200 142239 0 142239 N"/></draw:custom-shape><draw:custom-shape draw:name="Shape 842" draw:style-name="gr3" draw:text-style-name="P411" svg:width="0.0677in" svg:height="0.1559in" svg:x="2.5165in" svg:y="0.0035in"><text:p/><draw:enhanced-geometry draw:mirror-horizontal="false" draw:mirror-vertical="false" drawooo:sub-view-size="62229 142239" svg:viewBox="0 0 62229 142239" draw:type="ooxml-non-primitive" draw:enhanced-path="M 0 0 L 0 142239 62229 142239 62229 0 0 0 N"/></draw:custom-shape><draw:custom-shape draw:name="Shape 843" draw:style-name="gr4" draw:text-style-name="P411" svg:width="0.4925in" svg:height="0.1559in" svg:x="2.5846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844" draw:style-name="gr5" draw:text-style-name="P411" svg:width="0.4913in" svg:height="0.1559in" svg:x="3.078in" svg:y="0.003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845" draw:style-name="gr6" draw:text-style-name="P411" svg:width="0.4933in" svg:height="0.1559in" svg:x="3.5693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846" draw:style-name="gr5" draw:text-style-name="P411" svg:width="0.4913in" svg:height="0.1559in" svg:x="4.0634in" svg:y="0.0035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847" draw:style-name="gr4" draw:text-style-name="P411" svg:width="0.4925in" svg:height="0.1559in" svg:x="4.5547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848" draw:style-name="gr5" draw:text-style-name="P411" svg:width="0.4913in" svg:height="0.1559in" svg:x="5.048in" svg:y="0.003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849" draw:style-name="gr4" draw:text-style-name="P411" svg:width="0.4925in" svg:height="0.1559in" svg:x="5.5398in" svg:y="0.0035in"><text:p/><draw:enhanced-geometry draw:mirror-horizontal="false" draw:mirror-vertical="false" drawooo:sub-view-size="450850 142239" svg:viewBox="0 0 450850 142239" draw:type="ooxml-non-primitive" draw:enhanced-path="M 0 0 L 0 142239 450850 142239 450850 0 0 0 N"/></draw:custom-shape></draw:g><text:span text:style-name="T233">*</text:span><text:span text:style-name="T102"> </text:span><text:span text:style-name="T129">194</text:span><text:span text:style-name="T131">E</text:span><text:span text:style-name="T111"> </text:span><text:span text:style-name="T133">&gt;</text:span><text:span text:style-name="T129">02</text:span></text:p>
      <text:p text:style-name="P157"/>
      <text:p text:style-name="P250"><text:span text:style-name="T15">then </text:span><text:span text:style-name="T25">y</text:span><text:span text:style-name="T15">ou ha</text:span><text:span text:style-name="T25">v</text:span><text:span text:style-name="T15">e unresol</text:span><text:span text:style-name="T11">v</text:span><text:span text:style-name="T15">a</text:span><text:span text:style-name="T22">b</text:span><text:span text:style-name="T15">le r</text:span><text:span text:style-name="T25">e</text:span><text:span text:style-name="T15">fer</text:span><text:span text:style-name="T25">e</text:span><text:span text:style-name="T15">nc</text:span><text:span text:style-name="T22">e</text:span><text:span text:style-name="T15">s,</text:span><text:span text:style-name="T25"> </text:span><text:span text:style-name="T15">and you </text:span><text:span text:style-name="T11">s</text:span><text:span text:style-name="T15">h</text:span><text:span text:style-name="T22">o</text:span><text:span text:style-name="T15">u</text:span><text:span text:style-name="T25">l</text:span><text:span text:style-name="T15">d add </text:span><text:span text:style-name="T25">t</text:span><text:span text:style-name="T15">he B</text:span><text:span text:style-name="T25">A</text:span><text:span text:style-name="T15">SIC code to ma</text:span><text:span text:style-name="T25">k</text:span><text:span text:style-name="T15">e a se</text:span><text:span text:style-name="T25">c</text:span><text:span text:style-name="T15">ond ass</text:span><text:span text:style-name="T22">e</text:span><text:span text:style-name="T11">m</text:span><text:span text:style-name="T15">bler p</text:span><text:span text:style-name="T22">a</text:span><text:span text:style-name="T15">s</text:span><text:span text:style-name="T25">s</text:span><text:span text:style-name="T15">.</text:span></text:p>
      <text:p text:style-name="P2"/>
      <text:p text:style-name="P57"/>
      <text:p text:style-name="P251"><text:span text:style-name="T89">- 13 -</text:span></text:p>
      <text:p text:style-name="P252"><text:span text:style-name="T92">Undocumented Instruction Support </text:span><text:span text:style-name="T57">T</text:span><text:span text:style-name="T15">o v</text:span><text:span text:style-name="T11">i</text:span><text:span text:style-name="T15">ew disas</text:span><text:span text:style-name="T25">s</text:span><text:span text:style-name="T15">embly with 65</text:span><text:span text:style-name="T25">0</text:span><text:span text:style-name="T15">2 "</text:span><text:span text:style-name="T22">i</text:span><text:span text:style-name="T15">ll</text:span><text:span text:style-name="T25">e</text:span><text:span text:style-name="T15">gal"</text:span><text:span text:style-name="T22"> </text:span><text:span text:style-name="T11">i</text:span><text:span text:style-name="T15">nstruc</text:span><text:span text:style-name="T22">t</text:span><text:span text:style-name="T15">i</text:span><text:span text:style-name="T25">o</text:span><text:span text:style-name="T15">ns, use</text:span></text:p>
      <text:p text:style-name="P253"/>
      <text:p text:style-name="P101"><draw:g text:anchor-type="paragraph" draw:z-index="15" draw:name="drawingObject850" draw:style-name="gr1"><draw:custom-shape draw:name="Shape 851" draw:style-name="gr66" draw:text-style-name="P411" svg:width="0.5831in" svg:height="0.1559in" svg:x="0.6in" svg:y="0.002in"><text:p/><draw:enhanced-geometry draw:mirror-horizontal="false" draw:mirror-vertical="false" drawooo:sub-view-size="533398 142239" svg:viewBox="0 0 533398 142239" draw:type="ooxml-non-primitive" draw:enhanced-path="M 0 142239 L 0 0 533398 0 533398 142239 0 142239 N"/></draw:custom-shape><draw:custom-shape draw:name="Shape 852" draw:style-name="gr67" draw:text-style-name="P411" svg:width="0.4012in" svg:height="0.1559in" svg:x="1.1835in" svg:y="0.002in"><text:p/><draw:enhanced-geometry draw:mirror-horizontal="false" draw:mirror-vertical="false" drawooo:sub-view-size="367030 142239" svg:viewBox="0 0 367030 142239" draw:type="ooxml-non-primitive" draw:enhanced-path="M 0 142239 L 0 0 367030 0 367030 142239 0 142239 N"/></draw:custom-shape><draw:custom-shape draw:name="Shape 853" draw:style-name="gr4" draw:text-style-name="P411" svg:width="0.4925in" svg:height="0.1559in" svg:x="1.5846in" svg:y="0.002in"><text:p/><draw:enhanced-geometry draw:mirror-horizontal="false" draw:mirror-vertical="false" drawooo:sub-view-size="450851 142239" svg:viewBox="0 0 450851 142239" draw:type="ooxml-non-primitive" draw:enhanced-path="M 0 142239 L 0 0 450851 0 450851 142239 0 142239 N"/></draw:custom-shape><draw:custom-shape draw:name="Shape 854" draw:style-name="gr5" draw:text-style-name="P411" svg:width="0.4913in" svg:height="0.1559in" svg:x="2.078in" svg:y="0.00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855" draw:style-name="gr6" draw:text-style-name="P411" svg:width="0.4933in" svg:height="0.1559in" svg:x="2.5693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856" draw:style-name="gr5" draw:text-style-name="P411" svg:width="0.4913in" svg:height="0.1559in" svg:x="3.0634in" svg:y="0.002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857" draw:style-name="gr4" draw:text-style-name="P411" svg:width="0.4925in" svg:height="0.1559in" svg:x="3.5547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858" draw:style-name="gr5" draw:text-style-name="P411" svg:width="0.4913in" svg:height="0.1559in" svg:x="4.048in" svg:y="0.00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859" draw:style-name="gr4" draw:text-style-name="P411" svg:width="0.4925in" svg:height="0.1559in" svg:x="4.5398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860" draw:style-name="gr5" draw:text-style-name="P411" svg:width="0.4913in" svg:height="0.1559in" svg:x="5.0327in" svg:y="0.002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/draw:g><text:span text:style-name="T150">,[</text:span><text:span text:style-name="T152">add</text:span><text:span text:style-name="T150">r]</text:span></text:p>
      <text:p text:style-name="P158"/>
      <text:p text:style-name="P128"><text:span text:style-name="T15">where </text:span><text:span text:style-name="T18">addr</text:span><text:span text:style-name="T15"> is a</text:span><text:span text:style-name="T25"> </text:span><text:span text:style-name="T15">16-b</text:span><text:span text:style-name="T25">i</text:span><text:span text:style-name="T15">t hexa</text:span><text:span text:style-name="T25">d</text:span><text:span text:style-name="T15">ecimal address.</text:span><text:span text:style-name="T25"> </text:span><text:span text:style-name="T15">Other t</text:span><text:span text:style-name="T25">h</text:span><text:span text:style-name="T15">an t</text:span><text:span text:style-name="T25">h</text:span><text:span text:style-name="T15">e </text:span><text:span text:style-name="T22">d</text:span><text:span text:style-name="T15">isp</text:span><text:span text:style-name="T11">l</text:span><text:span text:style-name="T15">ay </text:span><text:span text:style-name="T22">o</text:span><text:span text:style-name="T15">f u</text:span><text:span text:style-name="T25">n</text:span><text:span text:style-name="T15">do</text:span><text:span text:style-name="T25">c</text:span><text:span text:style-name="T15">umented instruct</text:span><text:span text:style-name="T25">i</text:span><text:span text:style-name="T15">ons, t</text:span><text:span text:style-name="T25">h</text:span><text:span text:style-name="T15">e ,</text:span><text:span text:style-name="T22"> </text:span><text:span text:style-name="T25">t</text:span><text:span text:style-name="T15">o</text:span><text:span text:style-name="T22">o</text:span><text:span text:style-name="T15">l </text:span><text:span text:style-name="T25">b</text:span><text:span text:style-name="T15">eha</text:span><text:span text:style-name="T11">v</text:span><text:span text:style-name="T15">es </text:span><text:span text:style-name="T22">e</text:span><text:span text:style-name="T25">x</text:span><text:span text:style-name="T15">actly like </text:span><text:span text:style-name="T25">t</text:span><text:span text:style-name="T15">he</text:span><text:span text:style-name="T22"> </text:span><text:span text:style-name="T15">.</text:span><text:span text:style-name="T25"> </text:span><text:span text:style-name="T15">tool </text:span><text:span text:style-name="T25">(</text:span><text:span text:style-name="T15">see</text:span><text:span text:style-name="T76"> </text:span><text:span text:style-name="T18">6502</text:span><text:span text:style-name="T15"> </text:span><text:span text:style-name="T18">D</text:span><text:span text:style-name="T28">i</text:span><text:span text:style-name="T18">sassembl</text:span><text:span text:style-name="T24">e</text:span><text:span text:style-name="T18">r</text:span><text:span text:style-name="T15">,</text:span><text:span text:style-name="T22"> </text:span><text:span text:style-name="T15">p. 4).</text:span></text:p>
      <text:p text:style-name="P89"/>
      <text:p text:style-name="P34"><text:span text:style-name="T57">T</text:span><text:span text:style-name="T15">o </text:span><text:span text:style-name="T25">a</text:span><text:span text:style-name="T15">ssemble</text:span><text:span text:style-name="T25"> </text:span><text:span text:style-name="T15">with </text:span><text:span text:style-name="T25">t</text:span><text:span text:style-name="T15">h</text:span><text:span text:style-name="T22">e</text:span><text:span text:style-name="T25">s</text:span><text:span text:style-name="T15">e instru</text:span><text:span text:style-name="T25">c</text:span><text:span text:style-name="T15">tions, just en</text:span><text:span text:style-name="T25">t</text:span><text:span text:style-name="T15">er t</text:span><text:span text:style-name="T25">h</text:span><text:span text:style-name="T15">em in</text:span><text:span text:style-name="T25">t</text:span><text:span text:style-name="T15">o </text:span><text:span text:style-name="T22">t</text:span><text:span text:style-name="T25">h</text:span><text:span text:style-name="T15">e assembler with</text:span><text:span text:style-name="T25"> </text:span><text:span text:style-name="T15">t</text:span><text:span text:style-name="T25">h</text:span><text:span text:style-name="T15">e @ tool:</text:span></text:p>
      <text:p text:style-name="P21"/>
      <text:p text:style-name="P255"><draw:g text:anchor-type="paragraph" draw:z-index="64" draw:name="drawingObject861" draw:style-name="gr1"><draw:custom-shape draw:name="Shape 862" draw:style-name="gr33" draw:text-style-name="P411" svg:width="1.1661in" svg:height="0.1551in" svg:x="0.6in" svg:y="0.002in"><text:p/><draw:enhanced-geometry draw:mirror-horizontal="false" draw:mirror-vertical="false" drawooo:sub-view-size="1066798 142239" svg:viewBox="0 0 1066798 142239" draw:type="ooxml-non-primitive" draw:enhanced-path="M 0 142239 L 0 0 1066798 0 1066798 142239 0 142239 N"/></draw:custom-shape><draw:custom-shape draw:name="Shape 863" draw:style-name="gr34" draw:text-style-name="P411" svg:width="0.3106in" svg:height="0.1551in" svg:x="1.7665in" svg:y="0.002in"><text:p/><draw:enhanced-geometry draw:mirror-horizontal="false" draw:mirror-vertical="false" drawooo:sub-view-size="284480 142239" svg:viewBox="0 0 284480 142239" draw:type="ooxml-non-primitive" draw:enhanced-path="M 0 142239 L 0 0 284480 0 284480 142239 0 142239 N"/></draw:custom-shape><draw:custom-shape draw:name="Shape 864" draw:style-name="gr11" draw:text-style-name="P411" svg:width="0.4913in" svg:height="0.1551in" svg:x="2.078in" svg:y="0.00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865" draw:style-name="gr15" draw:text-style-name="P411" svg:width="0.4933in" svg:height="0.1551in" svg:x="2.5693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866" draw:style-name="gr11" draw:text-style-name="P411" svg:width="0.4913in" svg:height="0.1551in" svg:x="3.0634in" svg:y="0.002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867" draw:style-name="gr12" draw:text-style-name="P411" svg:width="0.4925in" svg:height="0.1551in" svg:x="3.5547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868" draw:style-name="gr11" draw:text-style-name="P411" svg:width="0.4913in" svg:height="0.1551in" svg:x="4.048in" svg:y="0.00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869" draw:style-name="gr12" draw:text-style-name="P411" svg:width="0.4925in" svg:height="0.1551in" svg:x="4.5398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870" draw:style-name="gr11" draw:text-style-name="P411" svg:width="0.4913in" svg:height="0.1551in" svg:x="5.0327in" svg:y="0.00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871" draw:style-name="gr49" draw:text-style-name="P411" svg:width="1.0831in" svg:height="0.1551in" svg:x="0.6in" svg:y="0.1575in"><text:p/><draw:enhanced-geometry draw:mirror-horizontal="false" draw:mirror-vertical="false" drawooo:sub-view-size="990598 142240" svg:viewBox="0 0 990598 142240" draw:type="ooxml-non-primitive" draw:enhanced-path="M 0 142240 L 0 0 990598 0 990598 142240 0 142240 N"/></draw:custom-shape><draw:custom-shape draw:name="Shape 872" draw:style-name="gr22" draw:text-style-name="P411" svg:width="0.3941in" svg:height="0.1551in" svg:x="1.6835in" svg:y="0.1575in"><text:p/><draw:enhanced-geometry draw:mirror-horizontal="false" draw:mirror-vertical="false" drawooo:sub-view-size="360680 142240" svg:viewBox="0 0 360680 142240" draw:type="ooxml-non-primitive" draw:enhanced-path="M 0 142240 L 0 0 360680 0 360680 142240 0 142240 N"/></draw:custom-shape><draw:custom-shape draw:name="Shape 873" draw:style-name="gr11" draw:text-style-name="P411" svg:width="0.4913in" svg:height="0.1551in" svg:x="2.078in" svg:y="0.1575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874" draw:style-name="gr15" draw:text-style-name="P411" svg:width="0.4933in" svg:height="0.1551in" svg:x="2.5693in" svg:y="0.1575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875" draw:style-name="gr11" draw:text-style-name="P411" svg:width="0.4913in" svg:height="0.1551in" svg:x="3.0634in" svg:y="0.1575in"><text:p/><draw:enhanced-geometry draw:mirror-horizontal="false" draw:mirror-vertical="false" drawooo:sub-view-size="449578 142240" svg:viewBox="0 0 449578 142240" draw:type="ooxml-non-primitive" draw:enhanced-path="M 0 142240 L 0 0 449578 0 449578 142240 0 142240 N"/></draw:custom-shape><draw:custom-shape draw:name="Shape 876" draw:style-name="gr12" draw:text-style-name="P411" svg:width="0.4925in" svg:height="0.1551in" svg:x="3.5547in" svg:y="0.1575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877" draw:style-name="gr11" draw:text-style-name="P411" svg:width="0.4913in" svg:height="0.1551in" svg:x="4.048in" svg:y="0.1575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878" draw:style-name="gr12" draw:text-style-name="P411" svg:width="0.4925in" svg:height="0.1551in" svg:x="4.5398in" svg:y="0.1575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879" draw:style-name="gr11" draw:text-style-name="P411" svg:width="0.4913in" svg:height="0.1551in" svg:x="5.0327in" svg:y="0.1575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880" draw:style-name="gr49" draw:text-style-name="P411" svg:width="1.0831in" svg:height="0.1551in" svg:x="0.6in" svg:y="0.313in"><text:p/><draw:enhanced-geometry draw:mirror-horizontal="false" draw:mirror-vertical="false" drawooo:sub-view-size="990598 142241" svg:viewBox="0 0 990598 142241" draw:type="ooxml-non-primitive" draw:enhanced-path="M 0 142241 L 0 0 990598 0 990598 142241 0 142241 N"/></draw:custom-shape><draw:custom-shape draw:name="Shape 881" draw:style-name="gr22" draw:text-style-name="P411" svg:width="0.3941in" svg:height="0.1551in" svg:x="1.6835in" svg:y="0.313in"><text:p/><draw:enhanced-geometry draw:mirror-horizontal="false" draw:mirror-vertical="false" drawooo:sub-view-size="360680 142240" svg:viewBox="0 0 360680 142240" draw:type="ooxml-non-primitive" draw:enhanced-path="M 0 142240 L 0 0 360680 0 360680 142240 0 142240 N"/></draw:custom-shape><draw:custom-shape draw:name="Shape 882" draw:style-name="gr11" draw:text-style-name="P411" svg:width="0.4913in" svg:height="0.1551in" svg:x="2.078in" svg:y="0.313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883" draw:style-name="gr15" draw:text-style-name="P411" svg:width="0.4933in" svg:height="0.1551in" svg:x="2.5693in" svg:y="0.313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884" draw:style-name="gr11" draw:text-style-name="P411" svg:width="0.4913in" svg:height="0.1551in" svg:x="3.0634in" svg:y="0.313in"><text:p/><draw:enhanced-geometry draw:mirror-horizontal="false" draw:mirror-vertical="false" drawooo:sub-view-size="449578 142240" svg:viewBox="0 0 449578 142240" draw:type="ooxml-non-primitive" draw:enhanced-path="M 0 142240 L 0 0 449578 0 449578 142240 0 142240 N"/></draw:custom-shape><draw:custom-shape draw:name="Shape 885" draw:style-name="gr12" draw:text-style-name="P411" svg:width="0.4925in" svg:height="0.1551in" svg:x="3.5547in" svg:y="0.313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886" draw:style-name="gr11" draw:text-style-name="P411" svg:width="0.4913in" svg:height="0.1551in" svg:x="4.048in" svg:y="0.313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887" draw:style-name="gr12" draw:text-style-name="P411" svg:width="0.4925in" svg:height="0.1551in" svg:x="4.5398in" svg:y="0.313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888" draw:style-name="gr11" draw:text-style-name="P411" svg:width="0.4913in" svg:height="0.1551in" svg:x="5.0327in" svg:y="0.313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889" draw:style-name="gr13" draw:text-style-name="P411" svg:width="0.7496in" svg:height="0.1551in" svg:x="0.6in" svg:y="0.4685in"><text:p/><draw:enhanced-geometry draw:mirror-horizontal="false" draw:mirror-vertical="false" drawooo:sub-view-size="685798 142239" svg:viewBox="0 0 685798 142239" draw:type="ooxml-non-primitive" draw:enhanced-path="M 0 142239 L 0 0 685798 0 685798 142239 0 142239 N"/></draw:custom-shape><draw:custom-shape draw:name="Shape 890" draw:style-name="gr14" draw:text-style-name="P411" svg:width="0.2343in" svg:height="0.1551in" svg:x="1.35in" svg:y="0.4685in"><text:p/><draw:enhanced-geometry draw:mirror-horizontal="false" draw:mirror-vertical="false" drawooo:sub-view-size="214630 142239" svg:viewBox="0 0 214630 142239" draw:type="ooxml-non-primitive" draw:enhanced-path="M 0 142239 L 0 0 214630 0 214630 142239 0 142239 N"/></draw:custom-shape><draw:custom-shape draw:name="Shape 891" draw:style-name="gr12" draw:text-style-name="P411" svg:width="0.4925in" svg:height="0.1551in" svg:x="1.5846in" svg:y="0.4685in"><text:p/><draw:enhanced-geometry draw:mirror-horizontal="false" draw:mirror-vertical="false" drawooo:sub-view-size="450851 142239" svg:viewBox="0 0 450851 142239" draw:type="ooxml-non-primitive" draw:enhanced-path="M 0 142239 L 0 0 450851 0 450851 142239 0 142239 N"/></draw:custom-shape><draw:custom-shape draw:name="Shape 892" draw:style-name="gr11" draw:text-style-name="P411" svg:width="0.4913in" svg:height="0.1551in" svg:x="2.078in" svg:y="0.468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893" draw:style-name="gr15" draw:text-style-name="P411" svg:width="0.4933in" svg:height="0.1551in" svg:x="2.5693in" svg:y="0.468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894" draw:style-name="gr11" draw:text-style-name="P411" svg:width="0.4913in" svg:height="0.1551in" svg:x="3.0634in" svg:y="0.4685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895" draw:style-name="gr12" draw:text-style-name="P411" svg:width="0.4925in" svg:height="0.1551in" svg:x="3.5547in" svg:y="0.468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896" draw:style-name="gr11" draw:text-style-name="P411" svg:width="0.4913in" svg:height="0.1551in" svg:x="4.048in" svg:y="0.468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897" draw:style-name="gr12" draw:text-style-name="P411" svg:width="0.4925in" svg:height="0.1551in" svg:x="4.5398in" svg:y="0.468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898" draw:style-name="gr11" draw:text-style-name="P411" svg:width="0.4913in" svg:height="0.1551in" svg:x="5.0327in" svg:y="0.468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899" draw:style-name="gr56" draw:text-style-name="P411" svg:width="0.5831in" svg:height="0.1551in" svg:x="0.6in" svg:y="0.6248in"><text:p/><draw:enhanced-geometry draw:mirror-horizontal="false" draw:mirror-vertical="false" drawooo:sub-view-size="533398 142241" svg:viewBox="0 0 533398 142241" draw:type="ooxml-non-primitive" draw:enhanced-path="M 0 142241 L 0 0 533398 0 533398 142241 0 142241 N"/></draw:custom-shape><draw:custom-shape draw:name="Shape 900" draw:style-name="gr57" draw:text-style-name="P411" svg:width="0.4012in" svg:height="0.1551in" svg:x="1.1835in" svg:y="0.6248in"><text:p/><draw:enhanced-geometry draw:mirror-horizontal="false" draw:mirror-vertical="false" drawooo:sub-view-size="367030 142240" svg:viewBox="0 0 367030 142240" draw:type="ooxml-non-primitive" draw:enhanced-path="M 0 142240 L 0 0 367030 0 367030 142240 0 142240 N"/></draw:custom-shape><draw:custom-shape draw:name="Shape 901" draw:style-name="gr12" draw:text-style-name="P411" svg:width="0.4925in" svg:height="0.1551in" svg:x="1.5846in" svg:y="0.6248in"><text:p/><draw:enhanced-geometry draw:mirror-horizontal="false" draw:mirror-vertical="false" drawooo:sub-view-size="450851 142240" svg:viewBox="0 0 450851 142240" draw:type="ooxml-non-primitive" draw:enhanced-path="M 0 142240 L 0 0 450851 0 450851 142240 0 142240 N"/></draw:custom-shape><draw:custom-shape draw:name="Shape 902" draw:style-name="gr11" draw:text-style-name="P411" svg:width="0.4913in" svg:height="0.1551in" svg:x="2.078in" svg:y="0.6248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903" draw:style-name="gr15" draw:text-style-name="P411" svg:width="0.4933in" svg:height="0.1551in" svg:x="2.5693in" svg:y="0.6248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904" draw:style-name="gr11" draw:text-style-name="P411" svg:width="0.4913in" svg:height="0.1551in" svg:x="3.0634in" svg:y="0.6248in"><text:p/><draw:enhanced-geometry draw:mirror-horizontal="false" draw:mirror-vertical="false" drawooo:sub-view-size="449578 142240" svg:viewBox="0 0 449578 142240" draw:type="ooxml-non-primitive" draw:enhanced-path="M 0 142240 L 0 0 449578 0 449578 142240 0 142240 N"/></draw:custom-shape><draw:custom-shape draw:name="Shape 905" draw:style-name="gr12" draw:text-style-name="P411" svg:width="0.4925in" svg:height="0.1551in" svg:x="3.5547in" svg:y="0.6248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906" draw:style-name="gr11" draw:text-style-name="P411" svg:width="0.4913in" svg:height="0.1551in" svg:x="4.048in" svg:y="0.6248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907" draw:style-name="gr12" draw:text-style-name="P411" svg:width="0.4925in" svg:height="0.1551in" svg:x="4.5398in" svg:y="0.6248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908" draw:style-name="gr11" draw:text-style-name="P411" svg:width="0.4913in" svg:height="0.1551in" svg:x="5.0327in" svg:y="0.6248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909" draw:style-name="gr12" draw:text-style-name="P411" svg:width="0.4925in" svg:height="0.1551in" svg:x="0.6in" svg:y="0.7803in"><text:p/><draw:enhanced-geometry draw:mirror-horizontal="false" draw:mirror-vertical="false" drawooo:sub-view-size="450848 142239" svg:viewBox="0 0 450848 142239" draw:type="ooxml-non-primitive" draw:enhanced-path="M 0 142239 L 0 0 450848 0 450848 142239 0 142239 N"/></draw:custom-shape><draw:custom-shape draw:name="Shape 910" draw:style-name="gr11" draw:text-style-name="P411" svg:width="0.4913in" svg:height="0.1551in" svg:x="1.0929in" svg:y="0.7803in"><text:p/><draw:enhanced-geometry draw:mirror-horizontal="false" draw:mirror-vertical="false" drawooo:sub-view-size="449580 142239" svg:viewBox="0 0 449580 142239" draw:type="ooxml-non-primitive" draw:enhanced-path="M 0 142239 L 0 0 449580 0 449580 142239 0 142239 N"/></draw:custom-shape><draw:custom-shape draw:name="Shape 911" draw:style-name="gr12" draw:text-style-name="P411" svg:width="0.4925in" svg:height="0.1551in" svg:x="1.5846in" svg:y="0.7803in"><text:p/><draw:enhanced-geometry draw:mirror-horizontal="false" draw:mirror-vertical="false" drawooo:sub-view-size="450851 142239" svg:viewBox="0 0 450851 142239" draw:type="ooxml-non-primitive" draw:enhanced-path="M 0 142239 L 0 0 450851 0 450851 142239 0 142239 N"/></draw:custom-shape><draw:custom-shape draw:name="Shape 912" draw:style-name="gr11" draw:text-style-name="P411" svg:width="0.4913in" svg:height="0.1551in" svg:x="2.078in" svg:y="0.7803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913" draw:style-name="gr15" draw:text-style-name="P411" svg:width="0.4933in" svg:height="0.1551in" svg:x="2.5693in" svg:y="0.7803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914" draw:style-name="gr11" draw:text-style-name="P411" svg:width="0.4913in" svg:height="0.1551in" svg:x="3.0634in" svg:y="0.7803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915" draw:style-name="gr12" draw:text-style-name="P411" svg:width="0.4925in" svg:height="0.1551in" svg:x="3.5547in" svg:y="0.7803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916" draw:style-name="gr11" draw:text-style-name="P411" svg:width="0.4913in" svg:height="0.1551in" svg:x="4.048in" svg:y="0.7803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917" draw:style-name="gr12" draw:text-style-name="P411" svg:width="0.4925in" svg:height="0.1551in" svg:x="4.5398in" svg:y="0.7803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918" draw:style-name="gr11" draw:text-style-name="P411" svg:width="0.4913in" svg:height="0.1551in" svg:x="5.0327in" svg:y="0.7803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919" draw:style-name="gr38" draw:text-style-name="P411" svg:width="1.6661in" svg:height="0.1551in" svg:x="0.6in" svg:y="0.9358in"><text:p/><draw:enhanced-geometry draw:mirror-horizontal="false" draw:mirror-vertical="false" drawooo:sub-view-size="1523998 142240" svg:viewBox="0 0 1523998 142240" draw:type="ooxml-non-primitive" draw:enhanced-path="M 0 142240 L 0 0 1523998 0 1523998 142240 0 142240 N"/></draw:custom-shape><draw:custom-shape draw:name="Shape 920" draw:style-name="gr39" draw:text-style-name="P411" svg:width="0.3024in" svg:height="0.1551in" svg:x="2.2665in" svg:y="0.9358in"><text:p/><draw:enhanced-geometry draw:mirror-horizontal="false" draw:mirror-vertical="false" drawooo:sub-view-size="276861 142240" svg:viewBox="0 0 276861 142240" draw:type="ooxml-non-primitive" draw:enhanced-path="M 0 142240 L 0 0 276861 0 276861 142240 0 142240 N"/></draw:custom-shape><draw:custom-shape draw:name="Shape 921" draw:style-name="gr15" draw:text-style-name="P411" svg:width="0.4933in" svg:height="0.1551in" svg:x="2.5693in" svg:y="0.9358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922" draw:style-name="gr11" draw:text-style-name="P411" svg:width="0.4913in" svg:height="0.1551in" svg:x="3.0634in" svg:y="0.9358in"><text:p/><draw:enhanced-geometry draw:mirror-horizontal="false" draw:mirror-vertical="false" drawooo:sub-view-size="449578 142240" svg:viewBox="0 0 449578 142240" draw:type="ooxml-non-primitive" draw:enhanced-path="M 0 142240 L 0 0 449578 0 449578 142240 0 142240 N"/></draw:custom-shape><draw:custom-shape draw:name="Shape 923" draw:style-name="gr12" draw:text-style-name="P411" svg:width="0.4925in" svg:height="0.1551in" svg:x="3.5547in" svg:y="0.9358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924" draw:style-name="gr11" draw:text-style-name="P411" svg:width="0.4913in" svg:height="0.1551in" svg:x="4.048in" svg:y="0.9358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925" draw:style-name="gr12" draw:text-style-name="P411" svg:width="0.4925in" svg:height="0.1551in" svg:x="4.5398in" svg:y="0.9358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926" draw:style-name="gr11" draw:text-style-name="P411" svg:width="0.4913in" svg:height="0.1551in" svg:x="5.0327in" svg:y="0.9358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927" draw:style-name="gr38" draw:text-style-name="P411" svg:width="1.6661in" svg:height="0.1551in" svg:x="0.6in" svg:y="1.0917in"><text:p/><draw:enhanced-geometry draw:mirror-horizontal="false" draw:mirror-vertical="false" drawooo:sub-view-size="1523998 142241" svg:viewBox="0 0 1523998 142241" draw:type="ooxml-non-primitive" draw:enhanced-path="M 0 142241 L 0 0 1523998 0 1523998 142241 0 142241 N"/></draw:custom-shape><draw:custom-shape draw:name="Shape 928" draw:style-name="gr39" draw:text-style-name="P411" svg:width="0.3024in" svg:height="0.1551in" svg:x="2.2665in" svg:y="1.0917in"><text:p/><draw:enhanced-geometry draw:mirror-horizontal="false" draw:mirror-vertical="false" drawooo:sub-view-size="276861 142241" svg:viewBox="0 0 276861 142241" draw:type="ooxml-non-primitive" draw:enhanced-path="M 0 142241 L 0 0 276861 0 276861 142241 0 142241 N"/></draw:custom-shape><draw:custom-shape draw:name="Shape 929" draw:style-name="gr15" draw:text-style-name="P411" svg:width="0.4933in" svg:height="0.1551in" svg:x="2.5693in" svg:y="1.0917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930" draw:style-name="gr11" draw:text-style-name="P411" svg:width="0.4913in" svg:height="0.1551in" svg:x="3.0634in" svg:y="1.0917in"><text:p/><draw:enhanced-geometry draw:mirror-horizontal="false" draw:mirror-vertical="false" drawooo:sub-view-size="449578 142241" svg:viewBox="0 0 449578 142241" draw:type="ooxml-non-primitive" draw:enhanced-path="M 0 142241 L 0 0 449578 0 449578 142241 0 142241 N"/></draw:custom-shape><draw:custom-shape draw:name="Shape 931" draw:style-name="gr12" draw:text-style-name="P411" svg:width="0.4925in" svg:height="0.1551in" svg:x="3.5547in" svg:y="1.0917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932" draw:style-name="gr11" draw:text-style-name="P411" svg:width="0.4913in" svg:height="0.1551in" svg:x="4.048in" svg:y="1.0917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933" draw:style-name="gr12" draw:text-style-name="P411" svg:width="0.4925in" svg:height="0.1551in" svg:x="4.5398in" svg:y="1.0917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934" draw:style-name="gr11" draw:text-style-name="P411" svg:width="0.4913in" svg:height="0.1551in" svg:x="5.0327in" svg:y="1.0917in"><text:p/><draw:enhanced-geometry draw:mirror-horizontal="false" draw:mirror-vertical="false" drawooo:sub-view-size="449579 142241" svg:viewBox="0 0 449579 142241" draw:type="ooxml-non-primitive" draw:enhanced-path="M 0 0 L 0 142241 449579 142241 449579 0 0 0 N"/></draw:custom-shape></draw:g><text:span text:style-name="T166">@</text:span><text:span text:style-name="T168">1800</text:span><text:span text:style-name="T102"> </text:span><text:span text:style-name="T129">L</text:span><text:span text:style-name="T130">D</text:span><text:span text:style-name="T131">Y</text:span><text:span text:style-name="T102"> </text:span><text:span text:style-name="T129">#$42</text:span><text:span text:style-name="T128"> </text:span><text:span text:style-name="T166">@</text:span><text:span text:style-name="T168">1802</text:span><text:span text:style-name="T102"> </text:span><text:span text:style-name="T131">S</text:span><text:span text:style-name="T132">T</text:span><text:span text:style-name="T131">Y</text:span><text:span text:style-name="T102"> </text:span><text:span text:style-name="T129">$</text:span><text:span text:style-name="T132">F</text:span><text:span text:style-name="T131">A</text:span><text:span text:style-name="T128"> </text:span><text:span text:style-name="T163">@</text:span><text:span text:style-name="T164">1804</text:span><text:span text:style-name="T102"> </text:span><text:span text:style-name="T137">L</text:span><text:span text:style-name="T138">A</text:span><text:span text:style-name="T134">X</text:span><text:span text:style-name="T102"> </text:span><text:span text:style-name="T135">$</text:span><text:span text:style-name="T137">F</text:span><text:span text:style-name="T138">A</text:span><text:span text:style-name="T128"> </text:span><text:span text:style-name="T166">@</text:span><text:span text:style-name="T168">1806</text:span><text:span text:style-name="T102"> </text:span><text:span text:style-name="T131">B</text:span><text:span text:style-name="T130">R</text:span><text:span text:style-name="T131">K</text:span><text:span text:style-name="T128"> </text:span><text:span text:style-name="T131">SYS</text:span><text:span text:style-name="T129">6144</text:span></text:p>
      <text:p text:style-name="P196"/>
      <text:p text:style-name="P256"><text:span text:style-name="T131">A</text:span><text:span text:style-name="T129">__</text:span><text:span text:style-name="T131">X</text:span><text:span text:style-name="T129">__</text:span><text:span text:style-name="T131">Y</text:span><text:span text:style-name="T129">__</text:span><text:span text:style-name="T131">P</text:span><text:span text:style-name="T129">__</text:span><text:span text:style-name="T131">S</text:span><text:span text:style-name="T129">__</text:span><text:span text:style-name="T131">P</text:span><text:span text:style-name="T130">C</text:span><text:span text:style-name="T129">__</text:span><text:span text:style-name="T128"> </text:span><text:span text:style-name="T204">;</text:span><text:span text:style-name="T205">42</text:span><text:span text:style-name="T102"> </text:span><text:span text:style-name="T129">42</text:span><text:span text:style-name="T111"> </text:span><text:span text:style-name="T129">42</text:span><text:span text:style-name="T102"> </text:span><text:span text:style-name="T129">30</text:span><text:span text:style-name="T111"> </text:span><text:span text:style-name="T132">F</text:span><text:span text:style-name="T129">8</text:span><text:span text:style-name="T102"> </text:span><text:span text:style-name="T129">1808</text:span></text:p>
      <text:p text:style-name="P85"/>
      <text:p text:style-name="P34"><text:span text:style-name="T15">App</text:span><text:span text:style-name="T25">e</text:span><text:span text:style-name="T15">ndix C </text:span><text:span text:style-name="T25">c</text:span><text:span text:style-name="T15">ontains a l</text:span><text:span text:style-name="T25">i</text:span><text:span text:style-name="T15">st </text:span><text:span text:style-name="T22">o</text:span><text:span text:style-name="T15">f "il</text:span><text:span text:style-name="T25">l</text:span><text:span text:style-name="T15">ega</text:span><text:span text:style-name="T22">l</text:span><text:span text:style-name="T15">" </text:span><text:span text:style-name="T25">o</text:span><text:span text:style-name="T15">pc</text:span><text:span text:style-name="T25">o</text:span><text:span text:style-name="T15">d</text:span><text:span text:style-name="T22">e</text:span><text:span text:style-name="T15">s and</text:span><text:span text:style-name="T25"> </text:span><text:span text:style-name="T15">mne</text:span><text:span text:style-name="T11">m</text:span><text:span text:style-name="T15">onics sup</text:span><text:span text:style-name="T25">p</text:span><text:span text:style-name="T15">orted by w</text:span><text:span text:style-name="T22">A</text:span><text:span text:style-name="T25">x</text:span><text:span text:style-name="T15">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7"/>
      <text:p text:style-name="P223"><text:span text:style-name="T89">- 14 -</text:span></text:p>
      <text:p text:style-name="P68"><text:span text:style-name="T92">Memory Dump</text:span></text:p>
      <text:p text:style-name="P233"/>
      <text:p text:style-name="P61"><text:span text:style-name="T94">Hex</text:span><text:span text:style-name="T95"> </text:span><text:span text:style-name="T94">Dump</text:span></text:p>
      <text:p text:style-name="P6"/>
      <text:p text:style-name="P61"><text:span text:style-name="T57">T</text:span><text:span text:style-name="T15">o </text:span><text:span text:style-name="T11">s</text:span><text:span text:style-name="T15">ee</text:span><text:span text:style-name="T22"> </text:span><text:span text:style-name="T15">a </text:span><text:span text:style-name="T25">h</text:span><text:span text:style-name="T15">ex </text:span><text:span text:style-name="T25">d</text:span><text:span text:style-name="T15">ump listi</text:span><text:span text:style-name="T25">n</text:span><text:span text:style-name="T15">g, en</text:span><text:span text:style-name="T25">t</text:span><text:span text:style-name="T15">er</text:span></text:p>
      <text:p text:style-name="P21"/>
      <text:p text:style-name="P132"><draw:g text:anchor-type="paragraph" draw:z-index="2" draw:name="drawingObject935" draw:style-name="gr1"><draw:custom-shape draw:name="Shape 936" draw:style-name="gr66" draw:text-style-name="P411" svg:width="0.5831in" svg:height="0.1559in" svg:x="1.6in" svg:y="0.002in"><text:p/><draw:enhanced-geometry draw:mirror-horizontal="false" draw:mirror-vertical="false" drawooo:sub-view-size="533400 142239" svg:viewBox="0 0 533400 142239" draw:type="ooxml-non-primitive" draw:enhanced-path="M 0 142239 L 0 0 533400 0 533400 142239 0 142239 N"/></draw:custom-shape><draw:custom-shape draw:name="Shape 937" draw:style-name="gr67" draw:text-style-name="P411" svg:width="0.4012in" svg:height="0.1559in" svg:x="2.1835in" svg:y="0.002in"><text:p/><draw:enhanced-geometry draw:mirror-horizontal="false" draw:mirror-vertical="false" drawooo:sub-view-size="367029 142239" svg:viewBox="0 0 367029 142239" draw:type="ooxml-non-primitive" draw:enhanced-path="M 0 0 L 0 142239 367029 142239 367029 0 0 0 N"/></draw:custom-shape><draw:custom-shape draw:name="Shape 938" draw:style-name="gr4" draw:text-style-name="P411" svg:width="0.4925in" svg:height="0.1559in" svg:x="2.5846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939" draw:style-name="gr5" draw:text-style-name="P411" svg:width="0.4913in" svg:height="0.1559in" svg:x="3.078in" svg:y="0.00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940" draw:style-name="gr6" draw:text-style-name="P411" svg:width="0.4933in" svg:height="0.1559in" svg:x="3.5693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941" draw:style-name="gr5" draw:text-style-name="P411" svg:width="0.4913in" svg:height="0.1559in" svg:x="4.0634in" svg:y="0.002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942" draw:style-name="gr4" draw:text-style-name="P411" svg:width="0.4925in" svg:height="0.1559in" svg:x="4.5547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943" draw:style-name="gr5" draw:text-style-name="P411" svg:width="0.4913in" svg:height="0.1559in" svg:x="5.048in" svg:y="0.00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944" draw:style-name="gr4" draw:text-style-name="P411" svg:width="0.4925in" svg:height="0.1559in" svg:x="5.5398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945" draw:style-name="gr5" draw:text-style-name="P411" svg:width="0.4913in" svg:height="0.1559in" svg:x="6.0327in" svg:y="0.002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/draw:g><text:span text:style-name="T150">:[</text:span><text:span text:style-name="T152">add</text:span><text:span text:style-name="T150">r]</text:span></text:p>
      <text:p text:style-name="P158"/>
      <text:p text:style-name="P257"><text:span text:style-name="T15">where </text:span><text:span text:style-name="T18">addr</text:span><text:span text:style-name="T15"> is a</text:span><text:span text:style-name="T25"> </text:span><text:span text:style-name="T15">valid 16-bit </text:span><text:span text:style-name="T25">h</text:span><text:span text:style-name="T15">e</text:span><text:span text:style-name="T25">x</text:span><text:span text:style-name="T15">ad</text:span><text:span text:style-name="T22">e</text:span><text:span text:style-name="T15">cimal </text:span><text:span text:style-name="T25">a</text:span><text:span text:style-name="T15">dd</text:span><text:span text:style-name="T25">r</text:span><text:span text:style-name="T15">ess. </text:span><text:span text:style-name="T25">I</text:span><text:span text:style-name="T15">f </text:span><text:span text:style-name="T22">n</text:span><text:span text:style-name="T15">o a</text:span><text:span text:style-name="T25">d</text:span><text:span text:style-name="T15">dress</text:span><text:span text:style-name="T25"> </text:span><text:span text:style-name="T15">is provi</text:span><text:span text:style-name="T25">d</text:span><text:span text:style-name="T15">ed, t</text:span><text:span text:style-name="T25">h</text:span><text:span text:style-name="T15">e memory d</text:span><text:span text:style-name="T22">u</text:span><text:span text:style-name="T11">m</text:span><text:span text:style-name="T15">p wi</text:span><text:span text:style-name="T22">l</text:span><text:span text:style-name="T15">l </text:span><text:span text:style-name="T11">c</text:span><text:span text:style-name="T15">o</text:span><text:span text:style-name="T22">n</text:span><text:span text:style-name="T15">ti</text:span><text:span text:style-name="T25">n</text:span><text:span text:style-name="T15">ue</text:span><text:span text:style-name="T22"> </text:span><text:span text:style-name="T15">at </text:span><text:span text:style-name="T25">t</text:span><text:span text:style-name="T15">he</text:span><text:span text:style-name="T25"> </text:span><text:span text:style-name="T15">p</text:span><text:span text:style-name="T22">e</text:span><text:span text:style-name="T15">rsis</text:span><text:span text:style-name="T11">t</text:span><text:span text:style-name="T15">ent counter add</text:span><text:span text:style-name="T11">r</text:span><text:span text:style-name="T15">ess.</text:span></text:p>
      <text:p text:style-name="P89"/>
      <text:p text:style-name="P258"><text:span text:style-name="T15">wAx will </text:span><text:span text:style-name="T22">d</text:span><text:span text:style-name="T15">i</text:span><text:span text:style-name="T25">s</text:span><text:span text:style-name="T15">play memory </text:span><text:span text:style-name="T11">i</text:span><text:span text:style-name="T15">n hexa</text:span><text:span text:style-name="T25">d</text:span><text:span text:style-name="T15">ecimal bytes, four </text:span><text:span text:style-name="T25">p</text:span><text:span text:style-name="T15">er lin</text:span><text:span text:style-name="T25">e</text:span><text:span text:style-name="T15">, incl</text:span><text:span text:style-name="T25">u</text:span><text:span text:style-name="T15">ding</text:span><text:span text:style-name="T22"> </text:span><text:span text:style-name="T15">a di</text:span><text:span text:style-name="T11">s</text:span><text:span text:style-name="T15">play of </text:span><text:span text:style-name="T25">t</text:span><text:span text:style-name="T15">he P</text:span><text:span text:style-name="T22">E</text:span><text:span text:style-name="T25">T</text:span><text:span text:style-name="T15">SCII </text:span><text:span text:style-name="T25">c</text:span><text:span text:style-name="T15">haracters for a sele</text:span><text:span text:style-name="T11">c</text:span><text:span text:style-name="T15">ted ra</text:span><text:span text:style-name="T25">n</text:span><text:span text:style-name="T15">ge</text:span><text:span text:style-name="T22"> </text:span><text:span text:style-name="T15">of </text:span><text:span text:style-name="T11">v</text:span><text:span text:style-name="T15">alu</text:span><text:span text:style-name="T22">e</text:span><text:span text:style-name="T25">s</text:span><text:span text:style-name="T15">. 16 </text:span><text:span text:style-name="T25">l</text:span><text:span text:style-name="T15">ines of </text:span><text:span text:style-name="T25">f</text:span><text:span text:style-name="T15">o</text:span><text:span text:style-name="T22">u</text:span><text:span text:style-name="T15">r </text:span><text:span text:style-name="T25">b</text:span><text:span text:style-name="T15">ytes </text:span><text:span text:style-name="T25">w</text:span><text:span text:style-name="T22">i</text:span><text:span text:style-name="T15">ll be displa</text:span><text:span text:style-name="T25">y</text:span><text:span text:style-name="T15">ed.</text:span><text:span text:style-name="T30"> </text:span><text:span text:style-name="T59">Y</text:span><text:span text:style-name="T11">o</text:span><text:span text:style-name="T15">u </text:span><text:span text:style-name="T25">c</text:span><text:span text:style-name="T15">an</text:span><text:span text:style-name="T22"> </text:span><text:span text:style-name="T15">di</text:span><text:span text:style-name="T25">s</text:span><text:span text:style-name="T15">play more</text:span><text:span text:style-name="T25"> </text:span><text:span text:style-name="T15">by </text:span><text:span text:style-name="T22">p</text:span><text:span text:style-name="T11">r</text:span><text:span text:style-name="T15">essing RETURN.</text:span></text:p>
      <text:p text:style-name="P89"/>
      <text:p text:style-name="P62"><text:span text:style-name="T15">If</text:span><text:span text:style-name="T22"> </text:span><text:span text:style-name="T25">y</text:span><text:span text:style-name="T15">ou</text:span><text:span text:style-name="T25"> </text:span><text:span text:style-name="T15">ho</text:span><text:span text:style-name="T25">l</text:span><text:span text:style-name="T15">d d</text:span><text:span text:style-name="T22">o</text:span><text:span text:style-name="T25">w</text:span><text:span text:style-name="T15">n SHIFT</text:span><text:span text:style-name="T30"> </text:span><text:span text:style-name="T15">while</text:span><text:span text:style-name="T25"> </text:span><text:span text:style-name="T15">t</text:span><text:span text:style-name="T25">h</text:span><text:span text:style-name="T15">e memory </text:span><text:span text:style-name="T25">d</text:span><text:span text:style-name="T15">ump is listi</text:span><text:span text:style-name="T25">n</text:span><text:span text:style-name="T15">g, the me</text:span><text:span text:style-name="T25">m</text:span><text:span text:style-name="T15">ory</text:span><text:span text:style-name="T22"> </text:span><text:span text:style-name="T25">d</text:span><text:span text:style-name="T15">ump</text:span><text:span text:style-name="T25"> </text:span><text:span text:style-name="T15">will conti</text:span><text:span text:style-name="T25">n</text:span><text:span text:style-name="T15">ue to </text:span><text:span text:style-name="T25">r</text:span><text:span text:style-name="T15">un</text:span><text:span text:style-name="T22"> </text:span><text:span text:style-name="T15">until </text:span><text:span text:style-name="T11">y</text:span><text:span text:style-name="T15">ou re</text:span><text:span text:style-name="T25">l</text:span><text:span text:style-name="T15">ease SHIFT</text:span><text:span text:style-name="T30"> </text:span><text:span text:style-name="T15">(or dis</text:span><text:span text:style-name="T25">e</text:span><text:span text:style-name="T15">n</text:span><text:span text:style-name="T25">g</text:span><text:span text:style-name="T15">age SHIFT</text:span><text:span text:style-name="T30"> </text:span><text:span text:style-name="T25">L</text:span><text:span text:style-name="T15">OCK).</text:span></text:p>
      <text:p text:style-name="P89"/>
      <text:p text:style-name="P61"><text:span text:style-name="T15">The l</text:span><text:span text:style-name="T25">i</text:span><text:span text:style-name="T15">st w</text:span><text:span text:style-name="T22">i</text:span><text:span text:style-name="T15">ll im</text:span><text:span text:style-name="T25">m</text:span><text:span text:style-name="T15">ediately stop if </text:span><text:span text:style-name="T25">y</text:span><text:span text:style-name="T15">ou </text:span><text:span text:style-name="T22">p</text:span><text:span text:style-name="T11">r</text:span><text:span text:style-name="T15">ess the S</text:span><text:span text:style-name="T60">T</text:span><text:span text:style-name="T15">OP</text:span><text:span text:style-name="T30"> </text:span><text:span text:style-name="T11">k</text:span><text:span text:style-name="T15">e</text:span><text:span text:style-name="T77">y</text:span><text:span text:style-name="T15">.</text:span></text:p>
      <text:p text:style-name="P89"/>
      <text:p text:style-name="P149"><text:span text:style-name="T59">Y</text:span><text:span text:style-name="T25">o</text:span><text:span text:style-name="T15">u may</text:span><text:span text:style-name="T25"> </text:span><text:span text:style-name="T15">cursor </text:span><text:span text:style-name="T25">u</text:span><text:span text:style-name="T15">p to a h</text:span><text:span text:style-name="T25">e</text:span><text:span text:style-name="T15">x d</text:span><text:span text:style-name="T22">u</text:span><text:span text:style-name="T11">m</text:span><text:span text:style-name="T15">p line a</text:span><text:span text:style-name="T25">n</text:span><text:span text:style-name="T15">d cha</text:span><text:span text:style-name="T25">n</text:span><text:span text:style-name="T15">ge one or more</text:span><text:span text:style-name="T25"> </text:span><text:span text:style-name="T15">of</text:span><text:span text:style-name="T25"> </text:span><text:span text:style-name="T15">t</text:span><text:span text:style-name="T25">h</text:span><text:span text:style-name="T15">e v</text:span><text:span text:style-name="T22">a</text:span><text:span text:style-name="T15">l</text:span><text:span text:style-name="T25">u</text:span><text:span text:style-name="T15">es, and press RETU</text:span><text:span text:style-name="T22">R</text:span><text:span text:style-name="T15">N. </text:span><text:span text:style-name="T25">w</text:span><text:span text:style-name="T15">Ax will en</text:span><text:span text:style-name="T25">t</text:span><text:span text:style-name="T15">er</text:span><text:span text:style-name="T22"> </text:span><text:span text:style-name="T25">t</text:span><text:span text:style-name="T15">he </text:span><text:span text:style-name="T25">m</text:span><text:span text:style-name="T15">emory e</text:span><text:span text:style-name="T22">d</text:span><text:span text:style-name="T25">i</text:span><text:span text:style-name="T15">tor </text:span><text:span text:style-name="T25">a</text:span><text:span text:style-name="T15">fter this.</text:span></text:p>
      <text:p text:style-name="P3"/>
      <text:p text:style-name="P61"><text:span text:style-name="T94">Binary</text:span><text:span text:style-name="T95"> </text:span><text:span text:style-name="T94">Dump</text:span></text:p>
      <text:p text:style-name="P80"><text:span text:style-name="T57">T</text:span><text:span text:style-name="T15">o </text:span><text:span text:style-name="T11">s</text:span><text:span text:style-name="T15">ee</text:span><text:span text:style-name="T22"> </text:span><text:span text:style-name="T15">a b</text:span><text:span text:style-name="T11">i</text:span><text:span text:style-name="T15">nary dump listi</text:span><text:span text:style-name="T11">n</text:span><text:span text:style-name="T15">g with</text:span><text:span text:style-name="T22"> </text:span><text:span text:style-name="T15">one</text:span><text:span text:style-name="T25"> </text:span><text:span text:style-name="T15">by</text:span><text:span text:style-name="T25">t</text:span><text:span text:style-name="T15">e per l</text:span><text:span text:style-name="T25">i</text:span><text:span text:style-name="T15">n</text:span><text:span text:style-name="T22">e</text:span><text:span text:style-name="T15">,</text:span><text:span text:style-name="T25"> </text:span><text:span text:style-name="T15">enter</text:span></text:p>
      <text:p text:style-name="P21"/>
      <text:p text:style-name="P132"><draw:g text:anchor-type="paragraph" draw:z-index="93" draw:name="drawingObject946" draw:style-name="gr1"><draw:custom-shape draw:name="Shape 947" draw:style-name="gr66" draw:text-style-name="P411" svg:width="0.5831in" svg:height="0.1559in" svg:x="1.6in" svg:y="0.0035in"><text:p/><draw:enhanced-geometry draw:mirror-horizontal="false" draw:mirror-vertical="false" drawooo:sub-view-size="533400 142239" svg:viewBox="0 0 533400 142239" draw:type="ooxml-non-primitive" draw:enhanced-path="M 0 142239 L 0 0 533400 0 533400 142239 0 142239 N"/></draw:custom-shape><draw:custom-shape draw:name="Shape 948" draw:style-name="gr67" draw:text-style-name="P411" svg:width="0.4012in" svg:height="0.1559in" svg:x="2.1835in" svg:y="0.0035in"><text:p/><draw:enhanced-geometry draw:mirror-horizontal="false" draw:mirror-vertical="false" drawooo:sub-view-size="367029 142239" svg:viewBox="0 0 367029 142239" draw:type="ooxml-non-primitive" draw:enhanced-path="M 0 0 L 0 142239 367029 142239 367029 0 0 0 N"/></draw:custom-shape><draw:custom-shape draw:name="Shape 949" draw:style-name="gr4" draw:text-style-name="P411" svg:width="0.4925in" svg:height="0.1559in" svg:x="2.5846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950" draw:style-name="gr5" draw:text-style-name="P411" svg:width="0.4913in" svg:height="0.1559in" svg:x="3.078in" svg:y="0.003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951" draw:style-name="gr6" draw:text-style-name="P411" svg:width="0.4933in" svg:height="0.1559in" svg:x="3.5693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952" draw:style-name="gr5" draw:text-style-name="P411" svg:width="0.4913in" svg:height="0.1559in" svg:x="4.0634in" svg:y="0.0035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953" draw:style-name="gr4" draw:text-style-name="P411" svg:width="0.4925in" svg:height="0.1559in" svg:x="4.5547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954" draw:style-name="gr5" draw:text-style-name="P411" svg:width="0.4913in" svg:height="0.1559in" svg:x="5.048in" svg:y="0.003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955" draw:style-name="gr4" draw:text-style-name="P411" svg:width="0.4925in" svg:height="0.1559in" svg:x="5.5398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956" draw:style-name="gr5" draw:text-style-name="P411" svg:width="0.4913in" svg:height="0.1559in" svg:x="6.0327in" svg:y="0.0035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/draw:g><text:span text:style-name="T97">%[</text:span><text:span text:style-name="T98">add</text:span><text:span text:style-name="T97">r]</text:span></text:p>
      <text:p text:style-name="P159"/>
      <text:p text:style-name="P259"><text:span text:style-name="T15">where </text:span><text:span text:style-name="T18">addr</text:span><text:span text:style-name="T15"> is a</text:span><text:span text:style-name="T25"> </text:span><text:span text:style-name="T15">valid 16-bit </text:span><text:span text:style-name="T25">h</text:span><text:span text:style-name="T15">e</text:span><text:span text:style-name="T25">x</text:span><text:span text:style-name="T15">ad</text:span><text:span text:style-name="T22">e</text:span><text:span text:style-name="T15">cimal </text:span><text:span text:style-name="T25">a</text:span><text:span text:style-name="T15">dd</text:span><text:span text:style-name="T25">r</text:span><text:span text:style-name="T15">ess. </text:span><text:span text:style-name="T25">I</text:span><text:span text:style-name="T15">f </text:span><text:span text:style-name="T22">n</text:span><text:span text:style-name="T15">o a</text:span><text:span text:style-name="T25">d</text:span><text:span text:style-name="T15">dress</text:span><text:span text:style-name="T25"> </text:span><text:span text:style-name="T15">is provi</text:span><text:span text:style-name="T25">d</text:span><text:span text:style-name="T15">ed, t</text:span><text:span text:style-name="T25">h</text:span><text:span text:style-name="T15">e </text:span><text:span text:style-name="T22">b</text:span><text:span text:style-name="T15">i</text:span><text:span text:style-name="T25">n</text:span><text:span text:style-name="T15">ary d</text:span><text:span text:style-name="T22">u</text:span><text:span text:style-name="T11">m</text:span><text:span text:style-name="T15">p wi</text:span><text:span text:style-name="T22">l</text:span><text:span text:style-name="T15">l </text:span><text:span text:style-name="T11">c</text:span><text:span text:style-name="T15">o</text:span><text:span text:style-name="T22">n</text:span><text:span text:style-name="T15">ti</text:span><text:span text:style-name="T25">n</text:span><text:span text:style-name="T15">ue</text:span><text:span text:style-name="T22"> </text:span><text:span text:style-name="T15">at </text:span><text:span text:style-name="T25">t</text:span><text:span text:style-name="T15">he</text:span><text:span text:style-name="T25"> </text:span><text:span text:style-name="T15">p</text:span><text:span text:style-name="T22">e</text:span><text:span text:style-name="T15">rsis</text:span><text:span text:style-name="T11">t</text:span><text:span text:style-name="T15">ent counter add</text:span><text:span text:style-name="T11">r</text:span><text:span text:style-name="T15">ess.</text:span></text:p>
      <text:p text:style-name="P89"/>
      <text:p text:style-name="P61"><text:span text:style-name="T15">Cont</text:span><text:span text:style-name="T25">r</text:span><text:span text:style-name="T15">ol of t</text:span><text:span text:style-name="T25">h</text:span><text:span text:style-name="T15">e </text:span><text:span text:style-name="T22">o</text:span><text:span text:style-name="T15">ut</text:span><text:span text:style-name="T25">p</text:span><text:span text:style-name="T15">ut is </text:span><text:span text:style-name="T25">t</text:span><text:span text:style-name="T15">he same as </text:span><text:span text:style-name="T25">t</text:span><text:span text:style-name="T15">hat of</text:span><text:span text:style-name="T25"> </text:span><text:span text:style-name="T15">t</text:span><text:span text:style-name="T25">h</text:span><text:span text:style-name="T15">e Hex</text:span><text:span text:style-name="T22"> </text:span><text:span text:style-name="T15">Du</text:span><text:span text:style-name="T11">m</text:span><text:span text:style-name="T15">p tool.</text:span></text:p>
      <text:p text:style-name="P2"/>
      <text:p text:style-name="P2"/>
      <text:p text:style-name="P2"/>
      <text:p text:style-name="P2"/>
      <text:p text:style-name="P2"/>
      <text:p text:style-name="P254"/>
      <text:p text:style-name="P251"><text:span text:style-name="T89">- 15 -</text:span></text:p>
      <text:p text:style-name="P42"><text:span text:style-name="T92">Memory Editor</text:span></text:p>
      <text:p text:style-name="P260"/>
      <text:p text:style-name="P261"><text:span text:style-name="T15">wAx </text:span><text:span text:style-name="T22">o</text:span><text:span text:style-name="T50">f</text:span><text:span text:style-name="T15">fers </text:span><text:span text:style-name="T25">t</text:span><text:span text:style-name="T15">hree</text:span><text:span text:style-name="T22"> </text:span><text:span text:style-name="T15">k</text:span><text:span text:style-name="T11">i</text:span><text:span text:style-name="T15">n</text:span><text:span text:style-name="T22">d</text:span><text:span text:style-name="T15">s of memory </text:span><text:span text:style-name="T25">e</text:span><text:span text:style-name="T15">di</text:span><text:span text:style-name="T25">t</text:span><text:span text:style-name="T15">ors:</text:span><text:span text:style-name="T33"> </text:span><text:span text:style-name="T15">A</text:span><text:span text:style-name="T43"> </text:span><text:span text:style-name="T25">h</text:span><text:span text:style-name="T15">ex edi</text:span><text:span text:style-name="T25">t</text:span><text:span text:style-name="T15">or t</text:span><text:span text:style-name="T25">h</text:span><text:span text:style-name="T15">at </text:span><text:span text:style-name="T25">c</text:span><text:span text:style-name="T15">an</text:span><text:span text:style-name="T22"> </text:span><text:span text:style-name="T15">up</text:span><text:span text:style-name="T25">d</text:span><text:span text:style-name="T15">a</text:span><text:span text:style-name="T25">t</text:span><text:span text:style-name="T15">e </text:span><text:span text:style-name="T22">u</text:span><text:span text:style-name="T15">p to</text:span><text:span text:style-name="T25"> </text:span><text:span text:style-name="T15">f</text:span><text:span text:style-name="T25">o</text:span><text:span text:style-name="T15">ur val</text:span><text:span text:style-name="T25">u</text:span><text:span text:style-name="T15">es p</text:span><text:span text:style-name="T22">e</text:span><text:span text:style-name="T15">r li</text:span><text:span text:style-name="T11">n</text:span><text:span text:style-name="T15">e,</text:span><text:span text:style-name="T22"> </text:span><text:span text:style-name="T15">a t</text:span><text:span text:style-name="T25">e</text:span><text:span text:style-name="T15">xt </text:span><text:span text:style-name="T25">e</text:span><text:span text:style-name="T15">ditor th</text:span><text:span text:style-name="T25">a</text:span><text:span text:style-name="T15">t can upd</text:span><text:span text:style-name="T25">a</text:span><text:span text:style-name="T15">te up</text:span><text:span text:style-name="T25"> </text:span><text:span text:style-name="T15">to s</text:span><text:span text:style-name="T25">i</text:span><text:span text:style-name="T15">xteen charac</text:span><text:span text:style-name="T25">t</text:span><text:span text:style-name="T15">ers per li</text:span><text:span text:style-name="T25">n</text:span><text:span text:style-name="T15">e, and a b</text:span><text:span text:style-name="T25">i</text:span><text:span text:style-name="T15">nary </text:span><text:span text:style-name="T25">e</text:span><text:span text:style-name="T15">ditor that </text:span><text:span text:style-name="T25">c</text:span><text:span text:style-name="T15">an upda</text:span><text:span text:style-name="T25">t</text:span><text:span text:style-name="T15">e one b</text:span><text:span text:style-name="T25">i</text:span><text:span text:style-name="T15">nary byt</text:span><text:span text:style-name="T25">e</text:span><text:span text:style-name="T15">.</text:span></text:p>
      <text:p text:style-name="P3"/>
      <text:p text:style-name="P34"><text:span text:style-name="T94">Hex</text:span><text:span text:style-name="T95"> </text:span><text:span text:style-name="T94">Editor</text:span></text:p>
      <text:p text:style-name="P6"/>
      <text:p text:style-name="P34"><text:span text:style-name="T57">T</text:span><text:span text:style-name="T15">o </text:span><text:span text:style-name="T25">e</text:span><text:span text:style-name="T15">dit </text:span><text:span text:style-name="T11">m</text:span><text:span text:style-name="T15">emory loca</text:span><text:span text:style-name="T22">t</text:span><text:span text:style-name="T11">i</text:span><text:span text:style-name="T15">o</text:span><text:span text:style-name="T22">n</text:span><text:span text:style-name="T15">s as h</text:span><text:span text:style-name="T25">e</text:span><text:span text:style-name="T15">x</text:span><text:span text:style-name="T25">a</text:span><text:span text:style-name="T15">decimal values, use</text:span></text:p>
      <text:p text:style-name="P21"/>
      <text:p text:style-name="P101"><draw:g text:anchor-type="paragraph" draw:z-index="35" draw:name="drawingObject957" draw:style-name="gr1"><draw:custom-shape draw:name="Shape 958" draw:style-name="gr171" draw:text-style-name="P411" svg:width="1.9996in" svg:height="0.1559in" svg:x="0.6in" svg:y="0.002in"><text:p/><draw:enhanced-geometry draw:mirror-horizontal="false" draw:mirror-vertical="false" drawooo:sub-view-size="1828798 142239" svg:viewBox="0 0 1828798 142239" draw:type="ooxml-non-primitive" draw:enhanced-path="M 0 142239 L 0 0 1828798 0 1828798 142239 0 142239 N"/></draw:custom-shape><draw:custom-shape draw:name="Shape 959" draw:style-name="gr172" draw:text-style-name="P411" svg:width="0.463in" svg:height="0.1559in" svg:x="2.6in" svg:y="0.002in"><text:p/><draw:enhanced-geometry draw:mirror-horizontal="false" draw:mirror-vertical="false" drawooo:sub-view-size="422911 142239" svg:viewBox="0 0 422911 142239" draw:type="ooxml-non-primitive" draw:enhanced-path="M 0 142239 L 0 0 422911 0 422911 142239 0 142239 N"/></draw:custom-shape><draw:custom-shape draw:name="Shape 960" draw:style-name="gr5" draw:text-style-name="P411" svg:width="0.4913in" svg:height="0.1559in" svg:x="3.0634in" svg:y="0.002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961" draw:style-name="gr4" draw:text-style-name="P411" svg:width="0.4925in" svg:height="0.1559in" svg:x="3.5547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962" draw:style-name="gr5" draw:text-style-name="P411" svg:width="0.4913in" svg:height="0.1559in" svg:x="4.048in" svg:y="0.00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963" draw:style-name="gr4" draw:text-style-name="P411" svg:width="0.4925in" svg:height="0.1559in" svg:x="4.5398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964" draw:style-name="gr5" draw:text-style-name="P411" svg:width="0.4913in" svg:height="0.1559in" svg:x="5.0327in" svg:y="0.002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/draw:g><text:span text:style-name="T153">@</text:span><text:span text:style-name="T155">add</text:span><text:span text:style-name="T153">r</text:span><text:span text:style-name="T102"> </text:span><text:span text:style-name="T116">:</text:span><text:span text:style-name="T117">nn</text:span><text:span text:style-name="T102"> </text:span><text:span text:style-name="T239">[</text:span><text:span text:style-name="T240">nn</text:span><text:span text:style-name="T239">]</text:span><text:span text:style-name="T102"> </text:span><text:span text:style-name="T239">[</text:span><text:span text:style-name="T240">nn</text:span><text:span text:style-name="T239">]</text:span><text:span text:style-name="T111"> </text:span><text:span text:style-name="T239">[</text:span><text:span text:style-name="T240">nn</text:span><text:span text:style-name="T239">]</text:span></text:p>
      <text:p text:style-name="P160"/>
      <text:p text:style-name="P262"><text:span text:style-name="T15">Where</text:span><text:span text:style-name="T22"> </text:span><text:span text:style-name="T18">addr</text:span><text:span text:style-name="T15"> is a </text:span><text:span text:style-name="T11">v</text:span><text:span text:style-name="T15">alid 1</text:span><text:span text:style-name="T22">6</text:span><text:span text:style-name="T15">-b</text:span><text:span text:style-name="T25">i</text:span><text:span text:style-name="T15">t hex</text:span><text:span text:style-name="T25">a</text:span><text:span text:style-name="T15">decimal address,</text:span><text:span text:style-name="T25"> </text:span><text:span text:style-name="T15">a</text:span><text:span text:style-name="T25">n</text:span><text:span text:style-name="T15">d each</text:span><text:span text:style-name="T66"> </text:span><text:span text:style-name="T24">n</text:span><text:span text:style-name="T18">n</text:span><text:span text:style-name="T15"> is a</text:span><text:span text:style-name="T25"> </text:span><text:span text:style-name="T15">valid 8-b</text:span><text:span text:style-name="T25">i</text:span><text:span text:style-name="T15">t hexa</text:span><text:span text:style-name="T25">d</text:span><text:span text:style-name="T15">ecimal n</text:span><text:span text:style-name="T22">u</text:span><text:span text:style-name="T11">m</text:span><text:span text:style-name="T15">be</text:span><text:span text:style-name="T78">r</text:span><text:span text:style-name="T15">.</text:span><text:span text:style-name="T60"> </text:span><text:span text:style-name="T75">Y</text:span><text:span text:style-name="T15">ou </text:span><text:span text:style-name="T25">m</text:span><text:span text:style-name="T15">ay en</text:span><text:span text:style-name="T25">t</text:span><text:span text:style-name="T15">er up to</text:span><text:span text:style-name="T25"> </text:span><text:span text:style-name="T15">four val</text:span><text:span text:style-name="T25">u</text:span><text:span text:style-name="T15">es </text:span><text:span text:style-name="T25">o</text:span><text:span text:style-name="T15">n each </text:span><text:span text:style-name="T25">l</text:span><text:span text:style-name="T15">ine in direct m</text:span><text:span text:style-name="T25">o</text:span><text:span text:style-name="T15">d</text:span><text:span text:style-name="T25">e</text:span><text:span text:style-name="T15">, </text:span><text:span text:style-name="T22">a</text:span><text:span text:style-name="T25">n</text:span><text:span text:style-name="T15">d up to ei</text:span><text:span text:style-name="T25">g</text:span><text:span text:style-name="T15">ht </text:span><text:span text:style-name="T25">v</text:span><text:span text:style-name="T15">alues </text:span><text:span text:style-name="T25">i</text:span><text:span text:style-name="T15">n a B</text:span><text:span text:style-name="T25">A</text:span><text:span text:style-name="T15">SIC </text:span><text:span text:style-name="T22">p</text:span><text:span text:style-name="T15">r</text:span><text:span text:style-name="T25">o</text:span><text:span text:style-name="T15">gram.</text:span></text:p>
      <text:p text:style-name="P89"/>
      <text:p text:style-name="P263"><text:span text:style-name="T15">wAx will upda</text:span><text:span text:style-name="T25">t</text:span><text:span text:style-name="T15">e the memory </text:span><text:span text:style-name="T25">a</text:span><text:span text:style-name="T15">t </text:span><text:span text:style-name="T25">t</text:span><text:span text:style-name="T15">he specif</text:span><text:span text:style-name="T25">i</text:span><text:span text:style-name="T15">ed add</text:span><text:span text:style-name="T25">r</text:span><text:span text:style-name="T15">ess. </text:span><text:span text:style-name="T25">I</text:span><text:span text:style-name="T15">f the </text:span><text:span text:style-name="T25">v</text:span><text:span text:style-name="T15">alues</text:span><text:span text:style-name="T22"> </text:span><text:span text:style-name="T11">w</text:span><text:span text:style-name="T15">ere </text:span><text:span text:style-name="T22">u</text:span><text:span text:style-name="T15">pd</text:span><text:span text:style-name="T25">a</text:span><text:span text:style-name="T15">t</text:span><text:span text:style-name="T25">e</text:span><text:span text:style-name="T15">d in </text:span><text:span text:style-name="T22">d</text:span><text:span text:style-name="T15">i</text:span><text:span text:style-name="T11">r</text:span><text:span text:style-name="T15">ect mo</text:span><text:span text:style-name="T25">d</text:span><text:span text:style-name="T15">e,</text:span><text:span text:style-name="T22"> </text:span><text:span text:style-name="T15">wAx will provi</text:span><text:span text:style-name="T25">d</text:span><text:span text:style-name="T15">e a</text:span><text:span text:style-name="T25"> </text:span><text:span text:style-name="T15">prom</text:span><text:span text:style-name="T25">p</text:span><text:span text:style-name="T15">t f</text:span><text:span text:style-name="T22">o</text:span><text:span text:style-name="T15">r </text:span><text:span text:style-name="T25">t</text:span><text:span text:style-name="T15">he n</text:span><text:span text:style-name="T25">e</text:span><text:span text:style-name="T15">xt address</text:span><text:span text:style-name="T25"> </text:span><text:span text:style-name="T15">a</text:span><text:span text:style-name="T25">f</text:span><text:span text:style-name="T15">ter the </text:span><text:span text:style-name="T25">v</text:span><text:span text:style-name="T15">alue</text:span><text:span text:style-name="T22"> </text:span><text:span text:style-name="T15">list.</text:span><text:span text:style-name="T30"> </text:span><text:span text:style-name="T75">Y</text:span><text:span text:style-name="T15">ou </text:span><text:span text:style-name="T25">m</text:span><text:span text:style-name="T15">ay en</text:span><text:span text:style-name="T25">t</text:span><text:span text:style-name="T15">er additi</text:span><text:span text:style-name="T25">o</text:span><text:span text:style-name="T15">nal v</text:span><text:span text:style-name="T22">a</text:span><text:span text:style-name="T11">l</text:span><text:span text:style-name="T15">ues,</text:span><text:span text:style-name="T22"> </text:span><text:span text:style-name="T15">or</text:span><text:span text:style-name="T25"> </text:span><text:span text:style-name="T15">press</text:span><text:span text:style-name="T25"> </text:span><text:span text:style-name="T15">RETU</text:span><text:span text:style-name="T22">R</text:span><text:span text:style-name="T15">N</text:span><text:span text:style-name="T65">.</text:span><text:span text:style-name="T15">At ea</text:span><text:span text:style-name="T25">c</text:span><text:span text:style-name="T15">h </text:span><text:span text:style-name="T22">p</text:span><text:span text:style-name="T11">r</text:span><text:span text:style-name="T15">ompt,</text:span><text:span text:style-name="T22"> </text:span><text:span text:style-name="T25">y</text:span><text:span text:style-name="T15">ou</text:span><text:span text:style-name="T25"> </text:span><text:span text:style-name="T15">may c</text:span><text:span text:style-name="T25">h</text:span><text:span text:style-name="T15">o</text:span><text:span text:style-name="T22">o</text:span><text:span text:style-name="T25">s</text:span><text:span text:style-name="T15">e a di</text:span><text:span text:style-name="T60">f</text:span><text:span text:style-name="T15">fer</text:span><text:span text:style-name="T25">e</text:span><text:span text:style-name="T15">nt</text:span><text:span text:style-name="T22"> </text:span><text:span text:style-name="T25">e</text:span><text:span text:style-name="T15">di</text:span><text:span text:style-name="T25">t</text:span><text:span text:style-name="T15">o</text:span><text:span text:style-name="T33">r</text:span><text:span text:style-name="T15">.</text:span></text:p>
      <text:p text:style-name="P3"/>
      <text:p text:style-name="P34"><text:span text:style-name="T94">Text</text:span><text:span text:style-name="T95"> </text:span><text:span text:style-name="T94">Editor</text:span></text:p>
      <text:p text:style-name="P52"><text:span text:style-name="T57">T</text:span><text:span text:style-name="T15">o </text:span><text:span text:style-name="T25">e</text:span><text:span text:style-name="T15">dit </text:span><text:span text:style-name="T11">m</text:span><text:span text:style-name="T15">emory loca</text:span><text:span text:style-name="T22">t</text:span><text:span text:style-name="T11">i</text:span><text:span text:style-name="T15">o</text:span><text:span text:style-name="T22">n</text:span><text:span text:style-name="T15">s as a</text:span><text:span text:style-name="T25"> </text:span><text:span text:style-name="T15">str</text:span><text:span text:style-name="T25">i</text:span><text:span text:style-name="T15">n</text:span><text:span text:style-name="T22">g</text:span><text:span text:style-name="T15">,</text:span><text:span text:style-name="T25"> </text:span><text:span text:style-name="T15">use</text:span></text:p>
      <text:p text:style-name="P21"/>
      <text:p text:style-name="P101"><draw:g text:anchor-type="paragraph" draw:z-index="94" draw:name="drawingObject965" draw:style-name="gr1"><draw:custom-shape draw:name="Shape 966" draw:style-name="gr64" draw:text-style-name="P411" svg:width="1.1661in" svg:height="0.1559in" svg:x="0.6in" svg:y="0.0035in"><text:p/><draw:enhanced-geometry draw:mirror-horizontal="false" draw:mirror-vertical="false" drawooo:sub-view-size="1066798 142239" svg:viewBox="0 0 1066798 142239" draw:type="ooxml-non-primitive" draw:enhanced-path="M 0 142239 L 0 0 1066798 0 1066798 142239 0 142239 N"/></draw:custom-shape><draw:custom-shape draw:name="Shape 967" draw:style-name="gr65" draw:text-style-name="P411" svg:width="0.3106in" svg:height="0.1559in" svg:x="1.7665in" svg:y="0.0035in"><text:p/><draw:enhanced-geometry draw:mirror-horizontal="false" draw:mirror-vertical="false" drawooo:sub-view-size="284480 142239" svg:viewBox="0 0 284480 142239" draw:type="ooxml-non-primitive" draw:enhanced-path="M 0 0 L 0 142239 284480 142239 284480 0 0 0 N"/></draw:custom-shape><draw:custom-shape draw:name="Shape 968" draw:style-name="gr5" draw:text-style-name="P411" svg:width="0.4913in" svg:height="0.1559in" svg:x="2.078in" svg:y="0.003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969" draw:style-name="gr6" draw:text-style-name="P411" svg:width="0.4933in" svg:height="0.1559in" svg:x="2.5693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970" draw:style-name="gr5" draw:text-style-name="P411" svg:width="0.4913in" svg:height="0.1559in" svg:x="3.0634in" svg:y="0.0035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971" draw:style-name="gr4" draw:text-style-name="P411" svg:width="0.4925in" svg:height="0.1559in" svg:x="3.5547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972" draw:style-name="gr5" draw:text-style-name="P411" svg:width="0.4913in" svg:height="0.1559in" svg:x="4.048in" svg:y="0.003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973" draw:style-name="gr4" draw:text-style-name="P411" svg:width="0.4925in" svg:height="0.1559in" svg:x="4.5398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974" draw:style-name="gr5" draw:text-style-name="P411" svg:width="0.4913in" svg:height="0.1559in" svg:x="5.0327in" svg:y="0.0035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/draw:g><text:span text:style-name="T153">@</text:span><text:span text:style-name="T155">add</text:span><text:span text:style-name="T153">r</text:span><text:span text:style-name="T102"> </text:span><text:span text:style-name="T264">"stri</text:span><text:span text:style-name="T265">ng</text:span><text:span text:style-name="T264">"</text:span></text:p>
      <text:p text:style-name="P161"/>
      <text:p text:style-name="P264"><text:span text:style-name="T15">Where</text:span><text:span text:style-name="T22"> </text:span><text:span text:style-name="T18">addr</text:span><text:span text:style-name="T15"> is a </text:span><text:span text:style-name="T11">v</text:span><text:span text:style-name="T15">alid 1</text:span><text:span text:style-name="T22">6</text:span><text:span text:style-name="T15">-b</text:span><text:span text:style-name="T25">i</text:span><text:span text:style-name="T15">t hex</text:span><text:span text:style-name="T25">a</text:span><text:span text:style-name="T15">decimal address,</text:span><text:span text:style-name="T25"> </text:span><text:span text:style-name="T15">a</text:span><text:span text:style-name="T25">n</text:span><text:span text:style-name="T15">d</text:span><text:span text:style-name="T58"> </text:span><text:span text:style-name="T18">stri</text:span><text:span text:style-name="T28">n</text:span><text:span text:style-name="T18">g</text:span><text:span text:style-name="T15"> is a PE</text:span><text:span text:style-name="T25">T</text:span><text:span text:style-name="T15">SCII s</text:span><text:span text:style-name="T22">t</text:span><text:span text:style-name="T15">ri</text:span><text:span text:style-name="T25">n</text:span><text:span text:style-name="T15">g up to sixt</text:span><text:span text:style-name="T25">e</text:span><text:span text:style-name="T15">en</text:span><text:span text:style-name="T22"> </text:span><text:span text:style-name="T25">c</text:span><text:span text:style-name="T15">haracters </text:span><text:span text:style-name="T25">i</text:span><text:span text:style-name="T15">n leng</text:span><text:span text:style-name="T25">t</text:span><text:span text:style-name="T15">h,</text:span><text:span text:style-name="T22"> </text:span><text:span text:style-name="T25">b</text:span><text:span text:style-name="T15">et</text:span><text:span text:style-name="T25">w</text:span><text:span text:style-name="T15">een double q</text:span><text:span text:style-name="T25">u</text:span><text:span text:style-name="T15">o</text:span><text:span text:style-name="T25">t</text:span><text:span text:style-name="T15">es.</text:span></text:p>
      <text:p text:style-name="P89"/>
      <text:p text:style-name="P265"><text:span text:style-name="T15">wAx will upda</text:span><text:span text:style-name="T25">t</text:span><text:span text:style-name="T15">e the memory </text:span><text:span text:style-name="T25">a</text:span><text:span text:style-name="T15">t </text:span><text:span text:style-name="T25">t</text:span><text:span text:style-name="T15">he specif</text:span><text:span text:style-name="T25">i</text:span><text:span text:style-name="T15">ed add</text:span><text:span text:style-name="T25">r</text:span><text:span text:style-name="T15">ess. </text:span><text:span text:style-name="T25">I</text:span><text:span text:style-name="T15">f the stri</text:span><text:span text:style-name="T25">n</text:span><text:span text:style-name="T15">g was</text:span><text:span text:style-name="T22"> </text:span><text:span text:style-name="T25">u</text:span><text:span text:style-name="T15">pda</text:span><text:span text:style-name="T25">t</text:span><text:span text:style-name="T15">ed in direct mo</text:span><text:span text:style-name="T25">d</text:span><text:span text:style-name="T15">e,</text:span><text:span text:style-name="T22"> </text:span><text:span text:style-name="T15">wAx will provi</text:span><text:span text:style-name="T25">d</text:span><text:span text:style-name="T15">e a</text:span><text:span text:style-name="T25"> </text:span><text:span text:style-name="T15">prom</text:span><text:span text:style-name="T25">p</text:span><text:span text:style-name="T15">t f</text:span><text:span text:style-name="T22">o</text:span><text:span text:style-name="T15">r </text:span><text:span text:style-name="T25">t</text:span><text:span text:style-name="T15">he n</text:span><text:span text:style-name="T25">e</text:span><text:span text:style-name="T15">xt address</text:span><text:span text:style-name="T25"> </text:span><text:span text:style-name="T15">a</text:span><text:span text:style-name="T25">f</text:span><text:span text:style-name="T15">ter the end of</text:span><text:span text:style-name="T25"> </text:span><text:span text:style-name="T15">t</text:span><text:span text:style-name="T25">h</text:span><text:span text:style-name="T15">e string.</text:span><text:span text:style-name="T30"> </text:span><text:span text:style-name="T79">Y</text:span><text:span text:style-name="T25">o</text:span><text:span text:style-name="T15">u may enter </text:span><text:span text:style-name="T25">a</text:span><text:span text:style-name="T15">d</text:span><text:span text:style-name="T22">d</text:span><text:span text:style-name="T15">it</text:span><text:span text:style-name="T11">i</text:span><text:span text:style-name="T15">on</text:span><text:span text:style-name="T22">a</text:span><text:span text:style-name="T15">l </text:span><text:span text:style-name="T25">v</text:span><text:span text:style-name="T15">alue</text:span><text:span text:style-name="T25">s</text:span><text:span text:style-name="T15">, or </text:span><text:span text:style-name="T22">p</text:span><text:span text:style-name="T11">r</text:span><text:span text:style-name="T15">ess RETURN.</text:span><text:span text:style-name="T78"> </text:span><text:span text:style-name="T25">A</text:span><text:span text:style-name="T15">t </text:span><text:span text:style-name="T25">e</text:span><text:span text:style-name="T15">ach promp</text:span><text:span text:style-name="T25">t</text:span><text:span text:style-name="T15">, y</text:span><text:span text:style-name="T25">o</text:span><text:span text:style-name="T15">u may </text:span><text:span text:style-name="T25">c</text:span><text:span text:style-name="T15">hoose a di</text:span><text:span text:style-name="T30">f</text:span><text:span text:style-name="T25">f</text:span><text:span text:style-name="T15">erent e</text:span><text:span text:style-name="T22">d</text:span><text:span text:style-name="T11">i</text:span><text:span text:style-name="T15">to</text:span><text:span text:style-name="T78">r</text:span><text:span text:style-name="T15">.</text:span></text:p>
      <text:p text:style-name="P2"/>
      <text:p text:style-name="P2"/>
      <text:p text:style-name="P2"/>
      <text:p text:style-name="P2"/>
      <text:p text:style-name="P2"/>
      <text:p text:style-name="P254"/>
      <text:p text:style-name="P223"><text:span text:style-name="T89">- 16 -</text:span></text:p>
      <text:p text:style-name="P69"><text:span text:style-name="T94">Binary</text:span><text:span text:style-name="T95"> </text:span><text:span text:style-name="T94">Editor</text:span></text:p>
      <text:p text:style-name="P80"><text:span text:style-name="T57">T</text:span><text:span text:style-name="T15">o </text:span><text:span text:style-name="T25">e</text:span><text:span text:style-name="T15">dit a </text:span><text:span text:style-name="T25">m</text:span><text:span text:style-name="T15">emory lo</text:span><text:span text:style-name="T25">c</text:span><text:span text:style-name="T15">ati</text:span><text:span text:style-name="T25">o</text:span><text:span text:style-name="T15">n </text:span><text:span text:style-name="T22">a</text:span><text:span text:style-name="T15">s</text:span><text:span text:style-name="T25"> </text:span><text:span text:style-name="T15">a </text:span><text:span text:style-name="T22">b</text:span><text:span text:style-name="T11">i</text:span><text:span text:style-name="T15">nary numb</text:span><text:span text:style-name="T25">e</text:span><text:span text:style-name="T33">r</text:span><text:span text:style-name="T15">, </text:span><text:span text:style-name="T25">u</text:span><text:span text:style-name="T15">se</text:span></text:p>
      <text:p text:style-name="P21"/>
      <text:p text:style-name="P132"><draw:g text:anchor-type="paragraph" draw:z-index="9" draw:name="drawingObject975" draw:style-name="gr1"><draw:custom-shape draw:name="Shape 976" draw:style-name="gr143" draw:text-style-name="P411" svg:width="1.2496in" svg:height="0.1559in" svg:x="1.6in" svg:y="0.0035in"><text:p/><draw:enhanced-geometry draw:mirror-horizontal="false" draw:mirror-vertical="false" drawooo:sub-view-size="1143000 142241" svg:viewBox="0 0 1143000 142241" draw:type="ooxml-non-primitive" draw:enhanced-path="M 0 142241 L 0 0 1143000 0 1143000 142241 0 142241 N"/></draw:custom-shape><draw:custom-shape draw:name="Shape 977" draw:style-name="gr144" draw:text-style-name="P411" svg:width="0.2276in" svg:height="0.1559in" svg:x="2.85in" svg:y="0.0035in"><text:p/><draw:enhanced-geometry draw:mirror-horizontal="false" draw:mirror-vertical="false" drawooo:sub-view-size="208279 142241" svg:viewBox="0 0 208279 142241" draw:type="ooxml-non-primitive" draw:enhanced-path="M 0 0 L 0 142241 208279 142241 208279 0 0 0 N"/></draw:custom-shape><draw:custom-shape draw:name="Shape 978" draw:style-name="gr5" draw:text-style-name="P411" svg:width="0.4913in" svg:height="0.1559in" svg:x="3.078in" svg:y="0.0035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979" draw:style-name="gr6" draw:text-style-name="P411" svg:width="0.4933in" svg:height="0.1559in" svg:x="3.5693in" svg:y="0.003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980" draw:style-name="gr5" draw:text-style-name="P411" svg:width="0.4913in" svg:height="0.1559in" svg:x="4.0634in" svg:y="0.0035in"><text:p/><draw:enhanced-geometry draw:mirror-horizontal="false" draw:mirror-vertical="false" drawooo:sub-view-size="449578 142241" svg:viewBox="0 0 449578 142241" draw:type="ooxml-non-primitive" draw:enhanced-path="M 0 142241 L 0 0 449578 0 449578 142241 0 142241 N"/></draw:custom-shape><draw:custom-shape draw:name="Shape 981" draw:style-name="gr4" draw:text-style-name="P411" svg:width="0.4925in" svg:height="0.1559in" svg:x="4.5547in" svg:y="0.003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982" draw:style-name="gr5" draw:text-style-name="P411" svg:width="0.4913in" svg:height="0.1559in" svg:x="5.048in" svg:y="0.0035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983" draw:style-name="gr4" draw:text-style-name="P411" svg:width="0.4925in" svg:height="0.1559in" svg:x="5.5398in" svg:y="0.003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984" draw:style-name="gr5" draw:text-style-name="P411" svg:width="0.4913in" svg:height="0.1559in" svg:x="6.0327in" svg:y="0.0035in"><text:p/><draw:enhanced-geometry draw:mirror-horizontal="false" draw:mirror-vertical="false" drawooo:sub-view-size="449579 142241" svg:viewBox="0 0 449579 142241" draw:type="ooxml-non-primitive" draw:enhanced-path="M 0 0 L 0 142241 449579 142241 449579 0 0 0 N"/></draw:custom-shape></draw:g><text:span text:style-name="T153">@</text:span><text:span text:style-name="T155">add</text:span><text:span text:style-name="T153">r</text:span><text:span text:style-name="T102"> </text:span><text:span text:style-name="T153">%</text:span><text:span text:style-name="T155">bbbbbbbb</text:span></text:p>
      <text:p text:style-name="P162"/>
      <text:p text:style-name="P61"><text:span text:style-name="T15">Where</text:span><text:span text:style-name="T22"> </text:span><text:span text:style-name="T18">addr</text:span><text:span text:style-name="T15"> is a </text:span><text:span text:style-name="T11">v</text:span><text:span text:style-name="T15">alid 1</text:span><text:span text:style-name="T22">6</text:span><text:span text:style-name="T15">-b</text:span><text:span text:style-name="T25">i</text:span><text:span text:style-name="T15">t hex</text:span><text:span text:style-name="T25">a</text:span><text:span text:style-name="T15">decimal address,</text:span><text:span text:style-name="T25"> </text:span><text:span text:style-name="T15">a</text:span><text:span text:style-name="T25">n</text:span><text:span text:style-name="T15">d each</text:span><text:span text:style-name="T66"> </text:span><text:span text:style-name="T18">b</text:span><text:span text:style-name="T22"> </text:span><text:span text:style-name="T15">is a b</text:span><text:span text:style-name="T25">i</text:span><text:span text:style-name="T15">t val</text:span><text:span text:style-name="T25">u</text:span><text:span text:style-name="T15">e 0 or </text:span><text:span text:style-name="T25">1</text:span><text:span text:style-name="T15">.</text:span></text:p>
      <text:p text:style-name="P89"/>
      <text:p text:style-name="P62"><text:span text:style-name="T15">wAx will upda</text:span><text:span text:style-name="T25">t</text:span><text:span text:style-name="T15">e the memory </text:span><text:span text:style-name="T25">a</text:span><text:span text:style-name="T15">t </text:span><text:span text:style-name="T25">t</text:span><text:span text:style-name="T15">he specif</text:span><text:span text:style-name="T25">i</text:span><text:span text:style-name="T15">ed add</text:span><text:span text:style-name="T25">r</text:span><text:span text:style-name="T15">ess. </text:span><text:span text:style-name="T25">I</text:span><text:span text:style-name="T15">f the </text:span><text:span text:style-name="T25">v</text:span><text:span text:style-name="T15">alue</text:span><text:span text:style-name="T22"> </text:span><text:span text:style-name="T11">w</text:span><text:span text:style-name="T15">as </text:span><text:span text:style-name="T22">u</text:span><text:span text:style-name="T15">pd</text:span><text:span text:style-name="T25">a</text:span><text:span text:style-name="T15">t</text:span><text:span text:style-name="T25">e</text:span><text:span text:style-name="T15">d in </text:span><text:span text:style-name="T22">d</text:span><text:span text:style-name="T15">ire</text:span><text:span text:style-name="T25">c</text:span><text:span text:style-name="T15">t mo</text:span><text:span text:style-name="T25">d</text:span><text:span text:style-name="T15">e,</text:span><text:span text:style-name="T22"> </text:span><text:span text:style-name="T15">wAx will provi</text:span><text:span text:style-name="T25">d</text:span><text:span text:style-name="T15">e a</text:span><text:span text:style-name="T25"> </text:span><text:span text:style-name="T15">prom</text:span><text:span text:style-name="T25">p</text:span><text:span text:style-name="T15">t f</text:span><text:span text:style-name="T22">o</text:span><text:span text:style-name="T15">r </text:span><text:span text:style-name="T25">t</text:span><text:span text:style-name="T15">he n</text:span><text:span text:style-name="T25">e</text:span><text:span text:style-name="T15">xt addres</text:span><text:span text:style-name="T25">s</text:span><text:span text:style-name="T15">.</text:span><text:span text:style-name="T78"> </text:span><text:span text:style-name="T11">A</text:span><text:span text:style-name="T15">t each prom</text:span><text:span text:style-name="T11">p</text:span><text:span text:style-name="T15">t, you may </text:span><text:span text:style-name="T25">c</text:span><text:span text:style-name="T15">hoose a di</text:span><text:span text:style-name="T30">f</text:span><text:span text:style-name="T25">f</text:span><text:span text:style-name="T15">erent edi</text:span><text:span text:style-name="T25">t</text:span><text:span text:style-name="T15">o</text:span><text:span text:style-name="T33">r</text:span><text:span text:style-name="T15">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8"/>
      <text:p text:style-name="P251"><text:span text:style-name="T89">- 17 -</text:span></text:p>
      <text:p text:style-name="P43"><text:span text:style-name="T92">Register Editor</text:span></text:p>
      <text:p text:style-name="P266"><text:span text:style-name="T57">T</text:span><text:span text:style-name="T15">o v</text:span><text:span text:style-name="T11">i</text:span><text:span text:style-name="T15">ew the regis</text:span><text:span text:style-name="T25">t</text:span><text:span text:style-name="T15">er val</text:span><text:span text:style-name="T25">u</text:span><text:span text:style-name="T15">es </text:span><text:span text:style-name="T22">f</text:span><text:span text:style-name="T15">rom la</text:span><text:span text:style-name="T25">s</text:span><text:span text:style-name="T15">t SYS or </text:span><text:span text:style-name="T25">s</text:span><text:span text:style-name="T15">ubr</text:span><text:span text:style-name="T25">o</text:span><text:span text:style-name="T15">uti</text:span><text:span text:style-name="T25">n</text:span><text:span text:style-name="T15">e </text:span><text:span text:style-name="T22">e</text:span><text:span text:style-name="T25">x</text:span><text:span text:style-name="T15">ecut</text:span><text:span text:style-name="T25">i</text:span><text:span text:style-name="T15">on,</text:span><text:span text:style-name="T22"> </text:span><text:span text:style-name="T15">e</text:span><text:span text:style-name="T25">i</text:span><text:span text:style-name="T15">t</text:span><text:span text:style-name="T25">h</text:span><text:span text:style-name="T15">er by</text:span><text:span text:style-name="T22"> </text:span><text:span text:style-name="T15">B</text:span><text:span text:style-name="T25">R</text:span><text:span text:style-name="T15">K or </text:span><text:span text:style-name="T60">R</text:span><text:span text:style-name="T15">TS, u</text:span><text:span text:style-name="T25">s</text:span><text:span text:style-name="T15">e</text:span></text:p>
      <text:p text:style-name="P89"/>
      <text:p text:style-name="P101"><draw:g text:anchor-type="paragraph" draw:z-index="16" draw:name="drawingObject985" draw:style-name="gr1"><draw:custom-shape draw:name="Shape 986" draw:style-name="gr26" draw:text-style-name="P411" svg:width="0.0386in" svg:height="0.1598in" svg:x="0.6in" svg:y="0.0008in"><text:p/><draw:enhanced-geometry draw:mirror-horizontal="false" draw:mirror-vertical="false" drawooo:sub-view-size="35559 146050" svg:viewBox="0 0 35559 146050" draw:type="ooxml-non-primitive" draw:enhanced-path="M 0 146050 L 0 0 35559 0 35559 146050 0 146050 N"/></draw:custom-shape><draw:custom-shape draw:name="Shape 987" draw:style-name="gr193" draw:text-style-name="P411" svg:width="0.4539in" svg:height="0.1598in" svg:x="0.639in" svg:y="0.0008in"><text:p/><draw:enhanced-geometry draw:mirror-horizontal="false" draw:mirror-vertical="false" drawooo:sub-view-size="415288 146050" svg:viewBox="0 0 415288 146050" draw:type="ooxml-non-primitive" draw:enhanced-path="M 0 146050 L 0 0 415288 0 415288 146050 0 146050 N"/></draw:custom-shape><draw:custom-shape draw:name="Shape 988" draw:style-name="gr28" draw:text-style-name="P411" svg:width="0.4913in" svg:height="0.1598in" svg:x="1.0929in" svg:y="0.0008in"><text:p/><draw:enhanced-geometry draw:mirror-horizontal="false" draw:mirror-vertical="false" drawooo:sub-view-size="449580 146050" svg:viewBox="0 0 449580 146050" draw:type="ooxml-non-primitive" draw:enhanced-path="M 0 146050 L 0 0 449580 0 449580 146050 0 146050 N"/></draw:custom-shape><draw:custom-shape draw:name="Shape 989" draw:style-name="gr29" draw:text-style-name="P411" svg:width="0.4925in" svg:height="0.1598in" svg:x="1.5846in" svg:y="0.0008in"><text:p/><draw:enhanced-geometry draw:mirror-horizontal="false" draw:mirror-vertical="false" drawooo:sub-view-size="450851 146050" svg:viewBox="0 0 450851 146050" draw:type="ooxml-non-primitive" draw:enhanced-path="M 0 146050 L 0 0 450851 0 450851 146050 0 146050 N"/></draw:custom-shape><draw:custom-shape draw:name="Shape 990" draw:style-name="gr28" draw:text-style-name="P411" svg:width="0.4913in" svg:height="0.1598in" svg:x="2.078in" svg:y="0.0008in"><text:p/><draw:enhanced-geometry draw:mirror-horizontal="false" draw:mirror-vertical="false" drawooo:sub-view-size="449579 146050" svg:viewBox="0 0 449579 146050" draw:type="ooxml-non-primitive" draw:enhanced-path="M 0 146050 L 0 0 449579 0 449579 146050 0 146050 N"/></draw:custom-shape><draw:custom-shape draw:name="Shape 991" draw:style-name="gr30" draw:text-style-name="P411" svg:width="0.4933in" svg:height="0.1598in" svg:x="2.5693in" svg:y="0.0008in"><text:p/><draw:enhanced-geometry draw:mirror-horizontal="false" draw:mirror-vertical="false" drawooo:sub-view-size="450850 146050" svg:viewBox="0 0 450850 146050" draw:type="ooxml-non-primitive" draw:enhanced-path="M 0 146050 L 0 0 450850 0 450850 146050 0 146050 N"/></draw:custom-shape><draw:custom-shape draw:name="Shape 992" draw:style-name="gr28" draw:text-style-name="P411" svg:width="0.4913in" svg:height="0.1598in" svg:x="3.0634in" svg:y="0.0008in"><text:p/><draw:enhanced-geometry draw:mirror-horizontal="false" draw:mirror-vertical="false" drawooo:sub-view-size="449578 146050" svg:viewBox="0 0 449578 146050" draw:type="ooxml-non-primitive" draw:enhanced-path="M 0 146050 L 0 0 449578 0 449578 146050 0 146050 N"/></draw:custom-shape><draw:custom-shape draw:name="Shape 993" draw:style-name="gr29" draw:text-style-name="P411" svg:width="0.4925in" svg:height="0.1598in" svg:x="3.5547in" svg:y="0.0008in"><text:p/><draw:enhanced-geometry draw:mirror-horizontal="false" draw:mirror-vertical="false" drawooo:sub-view-size="450850 146050" svg:viewBox="0 0 450850 146050" draw:type="ooxml-non-primitive" draw:enhanced-path="M 0 146050 L 0 0 450850 0 450850 146050 0 146050 N"/></draw:custom-shape><draw:custom-shape draw:name="Shape 994" draw:style-name="gr28" draw:text-style-name="P411" svg:width="0.4913in" svg:height="0.1598in" svg:x="4.048in" svg:y="0.0008in"><text:p/><draw:enhanced-geometry draw:mirror-horizontal="false" draw:mirror-vertical="false" drawooo:sub-view-size="449579 146050" svg:viewBox="0 0 449579 146050" draw:type="ooxml-non-primitive" draw:enhanced-path="M 0 146050 L 0 0 449579 0 449579 146050 0 146050 N"/></draw:custom-shape><draw:custom-shape draw:name="Shape 995" draw:style-name="gr29" draw:text-style-name="P411" svg:width="0.4925in" svg:height="0.1598in" svg:x="4.5398in" svg:y="0.0008in"><text:p/><draw:enhanced-geometry draw:mirror-horizontal="false" draw:mirror-vertical="false" drawooo:sub-view-size="450850 146050" svg:viewBox="0 0 450850 146050" draw:type="ooxml-non-primitive" draw:enhanced-path="M 0 146050 L 0 0 450850 0 450850 146050 0 146050 N"/></draw:custom-shape><draw:custom-shape draw:name="Shape 996" draw:style-name="gr28" draw:text-style-name="P411" svg:width="0.4913in" svg:height="0.1598in" svg:x="5.0327in" svg:y="0.0008in"><text:p/><draw:enhanced-geometry draw:mirror-horizontal="false" draw:mirror-vertical="false" drawooo:sub-view-size="449579 146050" svg:viewBox="0 0 449579 146050" draw:type="ooxml-non-primitive" draw:enhanced-path="M 0 0 L 0 146050 449579 146050 449579 0 0 0 N"/></draw:custom-shape></draw:g><text:span text:style-name="T18">;</text:span></text:p>
      <text:p text:style-name="P89"/>
      <text:p text:style-name="P34"><text:span text:style-name="T15">Regis</text:span><text:span text:style-name="T25">t</text:span><text:span text:style-name="T15">ers f</text:span><text:span text:style-name="T22">o</text:span><text:span text:style-name="T15">r </text:span><text:span text:style-name="T25">t</text:span><text:span text:style-name="T15">he ne</text:span><text:span text:style-name="T25">x</text:span><text:span text:style-name="T15">t SYS or </text:span><text:span text:style-name="T25">s</text:span><text:span text:style-name="T15">ubr</text:span><text:span text:style-name="T25">o</text:span><text:span text:style-name="T15">utine e</text:span><text:span text:style-name="T25">x</text:span><text:span text:style-name="T15">ecu</text:span><text:span text:style-name="T22">t</text:span><text:span text:style-name="T11">i</text:span><text:span text:style-name="T15">on</text:span><text:span text:style-name="T22"> </text:span><text:span text:style-name="T15">may</text:span><text:span text:style-name="T25"> </text:span><text:span text:style-name="T15">be set</text:span><text:span text:style-name="T25"> </text:span><text:span text:style-name="T15">w</text:span><text:span text:style-name="T25">i</text:span><text:span text:style-name="T15">th</text:span></text:p>
      <text:p text:style-name="P21"/>
      <text:p text:style-name="P101"><draw:g text:anchor-type="paragraph" draw:z-index="25" draw:name="drawingObject997" draw:style-name="gr1"><draw:custom-shape draw:name="Shape 998" draw:style-name="gr150" draw:text-style-name="P411" svg:width="1.4996in" svg:height="0.1559in" svg:x="0.6in" svg:y="0.0035in"><text:p/><draw:enhanced-geometry draw:mirror-horizontal="false" draw:mirror-vertical="false" drawooo:sub-view-size="1371598 142241" svg:viewBox="0 0 1371598 142241" draw:type="ooxml-non-primitive" draw:enhanced-path="M 0 142241 L 0 0 1371598 0 1371598 142241 0 142241 N"/></draw:custom-shape><draw:custom-shape draw:name="Shape 999" draw:style-name="gr151" draw:text-style-name="P411" svg:width="0.4689in" svg:height="0.1559in" svg:x="2.1in" svg:y="0.0035in"><text:p/><draw:enhanced-geometry draw:mirror-horizontal="false" draw:mirror-vertical="false" drawooo:sub-view-size="429261 142241" svg:viewBox="0 0 429261 142241" draw:type="ooxml-non-primitive" draw:enhanced-path="M 0 142241 L 0 0 429261 0 429261 142241 0 142241 N"/></draw:custom-shape><draw:custom-shape draw:name="Shape 1000" draw:style-name="gr6" draw:text-style-name="P411" svg:width="0.4933in" svg:height="0.1559in" svg:x="2.5693in" svg:y="0.003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001" draw:style-name="gr5" draw:text-style-name="P411" svg:width="0.4913in" svg:height="0.1559in" svg:x="3.0634in" svg:y="0.0035in"><text:p/><draw:enhanced-geometry draw:mirror-horizontal="false" draw:mirror-vertical="false" drawooo:sub-view-size="449578 142241" svg:viewBox="0 0 449578 142241" draw:type="ooxml-non-primitive" draw:enhanced-path="M 0 142241 L 0 0 449578 0 449578 142241 0 142241 N"/></draw:custom-shape><draw:custom-shape draw:name="Shape 1002" draw:style-name="gr4" draw:text-style-name="P411" svg:width="0.4925in" svg:height="0.1559in" svg:x="3.5547in" svg:y="0.003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003" draw:style-name="gr5" draw:text-style-name="P411" svg:width="0.4913in" svg:height="0.1559in" svg:x="4.048in" svg:y="0.0035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1004" draw:style-name="gr4" draw:text-style-name="P411" svg:width="0.4925in" svg:height="0.1559in" svg:x="4.5398in" svg:y="0.003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005" draw:style-name="gr5" draw:text-style-name="P411" svg:width="0.4913in" svg:height="0.1559in" svg:x="5.0327in" svg:y="0.0035in"><text:p/><draw:enhanced-geometry draw:mirror-horizontal="false" draw:mirror-vertical="false" drawooo:sub-view-size="449579 142241" svg:viewBox="0 0 449579 142241" draw:type="ooxml-non-primitive" draw:enhanced-path="M 0 0 L 0 142241 449579 142241 449579 0 0 0 N"/></draw:custom-shape></draw:g><text:span text:style-name="T266">;</text:span><text:span text:style-name="T267">a</text:span><text:span text:style-name="T266">c</text:span><text:span text:style-name="T102"> </text:span><text:span text:style-name="T268">[xr]</text:span><text:span text:style-name="T102"> </text:span><text:span text:style-name="T268">[yr]</text:span><text:span text:style-name="T111"> </text:span><text:span text:style-name="T221">[</text:span><text:span text:style-name="T220">p</text:span><text:span text:style-name="T221">r]</text:span></text:p>
      <text:p text:style-name="P163"/>
      <text:p text:style-name="P34"><text:span text:style-name="T15">wher</text:span><text:span text:style-name="T25">e</text:span><text:span text:style-name="T15">:</text:span></text:p>
      <text:p text:style-name="P89"/>
      <text:p text:style-name="P267"><text:span text:style-name="T328"><text:s/></text:span><text:span text:style-name="T18">ac</text:span><text:span text:style-name="T22"> </text:span><text:span text:style-name="T15">is </text:span><text:span text:style-name="T25">t</text:span><text:span text:style-name="T15">he</text:span><text:span text:style-name="T33"> </text:span><text:span text:style-name="T25">A</text:span><text:span text:style-name="T15">ccumul</text:span><text:span text:style-name="T25">a</text:span><text:span text:style-name="T15">tor as</text:span><text:span text:style-name="T25"> </text:span><text:span text:style-name="T15">a </text:span><text:span text:style-name="T25">v</text:span><text:span text:style-name="T15">alid hexadeci</text:span><text:span text:style-name="T25">m</text:span><text:span text:style-name="T15">al byte </text:span><text:span text:style-name="T328"><text:s/></text:span><text:span text:style-name="T18">xr</text:span><text:span text:style-name="T22"> </text:span><text:span text:style-name="T15">is the</text:span><text:span text:style-name="T25"> </text:span><text:span text:style-name="T15">X </text:span><text:span text:style-name="T25">R</text:span><text:span text:style-name="T15">egister as a</text:span><text:span text:style-name="T25"> </text:span><text:span text:style-name="T15">valid hex</text:span><text:span text:style-name="T25">a</text:span><text:span text:style-name="T15">decimal </text:span><text:span text:style-name="T25">b</text:span><text:span text:style-name="T15">yte</text:span></text:p>
      <text:p text:style-name="P220"><text:span text:style-name="T328"><text:s/></text:span><text:span text:style-name="T18">yr</text:span><text:span text:style-name="T22"> </text:span><text:span text:style-name="T15">is the</text:span><text:span text:style-name="T50"> </text:span><text:span text:style-name="T15">Y</text:span><text:span text:style-name="T30"> </text:span><text:span text:style-name="T15">Regis</text:span><text:span text:style-name="T25">t</text:span><text:span text:style-name="T15">er as</text:span><text:span text:style-name="T22"> </text:span><text:span text:style-name="T15">a </text:span><text:span text:style-name="T11">v</text:span><text:span text:style-name="T15">al</text:span><text:span text:style-name="T25">i</text:span><text:span text:style-name="T15">d </text:span><text:span text:style-name="T22">h</text:span><text:span text:style-name="T15">exa</text:span><text:span text:style-name="T25">d</text:span><text:span text:style-name="T15">ecimal by</text:span><text:span text:style-name="T25">t</text:span><text:span text:style-name="T15">e</text:span></text:p>
      <text:p text:style-name="P220"><text:span text:style-name="T328"><text:s/></text:span><text:span text:style-name="T18">pr</text:span><text:span text:style-name="T15"> is the P</text:span><text:span text:style-name="T25">r</text:span><text:span text:style-name="T15">oces</text:span><text:span text:style-name="T25">s</text:span><text:span text:style-name="T15">or</text:span><text:span text:style-name="T22"> </text:span><text:span text:style-name="T15">St</text:span><text:span text:style-name="T25">a</text:span><text:span text:style-name="T15">tus </text:span><text:span text:style-name="T25">R</text:span><text:span text:style-name="T15">egist</text:span><text:span text:style-name="T22">e</text:span><text:span text:style-name="T15">r </text:span><text:span text:style-name="T25">a</text:span><text:span text:style-name="T15">s a</text:span><text:span text:style-name="T25"> </text:span><text:span text:style-name="T15">valid hex</text:span><text:span text:style-name="T25">a</text:span><text:span text:style-name="T15">decimal byte</text:span></text:p>
      <text:p text:style-name="P89"/>
      <text:p text:style-name="P268"><text:span text:style-name="T15">No</text:span><text:span text:style-name="T25">t</text:span><text:span text:style-name="T15">e </text:span><text:span text:style-name="T22">t</text:span><text:span text:style-name="T25">h</text:span><text:span text:style-name="T15">at</text:span><text:span text:style-name="T22"> </text:span><text:span text:style-name="T25">y</text:span><text:span text:style-name="T15">ou </text:span><text:span text:style-name="T25">c</text:span><text:span text:style-name="T15">an set </text:span><text:span text:style-name="T25">t</text:span><text:span text:style-name="T15">he regis</text:span><text:span text:style-name="T25">t</text:span><text:span text:style-name="T15">ers for </text:span><text:span text:style-name="T25">t</text:span><text:span text:style-name="T15">he ne</text:span><text:span text:style-name="T25">x</text:span><text:span text:style-name="T15">t SYS </text:span><text:span text:style-name="T22">o</text:span><text:span text:style-name="T15">r </text:span><text:span text:style-name="T25">S</text:span><text:span text:style-name="T15">ub</text:span><text:span text:style-name="T25">r</text:span><text:span text:style-name="T15">out</text:span><text:span text:style-name="T25">i</text:span><text:span text:style-name="T15">ne Execution </text:span><text:span text:style-name="T80">(</text:span><text:span text:style-name="T95">←</text:span><text:span text:style-name="T15">) </text:span><text:span text:style-name="T25">b</text:span><text:span text:style-name="T15">y cursoring up</text:span><text:span text:style-name="T25"> </text:span><text:span text:style-name="T15">to t</text:span><text:span text:style-name="T25">h</text:span><text:span text:style-name="T15">e BRK displa</text:span><text:span text:style-name="T25">y</text:span><text:span text:style-name="T15">:</text:span></text:p>
      <text:p text:style-name="P181"/>
      <text:p text:style-name="P256"><draw:g text:anchor-type="paragraph" draw:z-index="69" draw:name="drawingObject1006" draw:style-name="gr1"><draw:custom-shape draw:name="Shape 1007" draw:style-name="gr38" draw:text-style-name="P411" svg:width="1.6661in" svg:height="0.1551in" svg:x="0.6in" svg:y="0.002in"><text:p/><draw:enhanced-geometry draw:mirror-horizontal="false" draw:mirror-vertical="false" drawooo:sub-view-size="1523998 142238" svg:viewBox="0 0 1523998 142238" draw:type="ooxml-non-primitive" draw:enhanced-path="M 0 142238 L 0 0 1523998 0 1523998 142238 0 142238 N"/></draw:custom-shape><draw:custom-shape draw:name="Shape 1008" draw:style-name="gr39" draw:text-style-name="P411" svg:width="0.3024in" svg:height="0.1551in" svg:x="2.2665in" svg:y="0.002in"><text:p/><draw:enhanced-geometry draw:mirror-horizontal="false" draw:mirror-vertical="false" drawooo:sub-view-size="276861 142238" svg:viewBox="0 0 276861 142238" draw:type="ooxml-non-primitive" draw:enhanced-path="M 0 142238 L 0 0 276861 0 276861 142238 0 142238 N"/></draw:custom-shape><draw:custom-shape draw:name="Shape 1009" draw:style-name="gr15" draw:text-style-name="P411" svg:width="0.4933in" svg:height="0.1551in" svg:x="2.5693in" svg:y="0.002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1010" draw:style-name="gr11" draw:text-style-name="P411" svg:width="0.4913in" svg:height="0.1551in" svg:x="3.0634in" svg:y="0.002in"><text:p/><draw:enhanced-geometry draw:mirror-horizontal="false" draw:mirror-vertical="false" drawooo:sub-view-size="449578 142238" svg:viewBox="0 0 449578 142238" draw:type="ooxml-non-primitive" draw:enhanced-path="M 0 142238 L 0 0 449578 0 449578 142238 0 142238 N"/></draw:custom-shape><draw:custom-shape draw:name="Shape 1011" draw:style-name="gr12" draw:text-style-name="P411" svg:width="0.4925in" svg:height="0.1551in" svg:x="3.5547in" svg:y="0.002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1012" draw:style-name="gr11" draw:text-style-name="P411" svg:width="0.4913in" svg:height="0.1551in" svg:x="4.048in" svg:y="0.002in"><text:p/><draw:enhanced-geometry draw:mirror-horizontal="false" draw:mirror-vertical="false" drawooo:sub-view-size="449579 142238" svg:viewBox="0 0 449579 142238" draw:type="ooxml-non-primitive" draw:enhanced-path="M 0 142238 L 0 0 449579 0 449579 142238 0 142238 N"/></draw:custom-shape><draw:custom-shape draw:name="Shape 1013" draw:style-name="gr12" draw:text-style-name="P411" svg:width="0.4925in" svg:height="0.1551in" svg:x="4.5398in" svg:y="0.002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1014" draw:style-name="gr11" draw:text-style-name="P411" svg:width="0.4913in" svg:height="0.1551in" svg:x="5.0327in" svg:y="0.002in"><text:p/><draw:enhanced-geometry draw:mirror-horizontal="false" draw:mirror-vertical="false" drawooo:sub-view-size="449579 142238" svg:viewBox="0 0 449579 142238" draw:type="ooxml-non-primitive" draw:enhanced-path="M 0 142238 L 0 0 449579 0 449579 142238 0 142238 N"/></draw:custom-shape><draw:custom-shape draw:name="Shape 1015" draw:style-name="gr38" draw:text-style-name="P411" svg:width="1.6661in" svg:height="0.1551in" svg:x="0.6in" svg:y="0.1583in"><text:p/><draw:enhanced-geometry draw:mirror-horizontal="false" draw:mirror-vertical="false" drawooo:sub-view-size="1523998 142239" svg:viewBox="0 0 1523998 142239" draw:type="ooxml-non-primitive" draw:enhanced-path="M 0 142239 L 0 0 1523998 0 1523998 142239 0 142239 N"/></draw:custom-shape><draw:custom-shape draw:name="Shape 1016" draw:style-name="gr39" draw:text-style-name="P411" svg:width="0.3024in" svg:height="0.1551in" svg:x="2.2665in" svg:y="0.1583in"><text:p/><draw:enhanced-geometry draw:mirror-horizontal="false" draw:mirror-vertical="false" drawooo:sub-view-size="276861 142239" svg:viewBox="0 0 276861 142239" draw:type="ooxml-non-primitive" draw:enhanced-path="M 0 142239 L 0 0 276861 0 276861 142239 0 142239 N"/></draw:custom-shape><draw:custom-shape draw:name="Shape 1017" draw:style-name="gr15" draw:text-style-name="P411" svg:width="0.4933in" svg:height="0.1551in" svg:x="2.5693in" svg:y="0.1583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018" draw:style-name="gr11" draw:text-style-name="P411" svg:width="0.4913in" svg:height="0.1551in" svg:x="3.0634in" svg:y="0.1583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1019" draw:style-name="gr12" draw:text-style-name="P411" svg:width="0.4925in" svg:height="0.1551in" svg:x="3.5547in" svg:y="0.1583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020" draw:style-name="gr11" draw:text-style-name="P411" svg:width="0.4913in" svg:height="0.1551in" svg:x="4.048in" svg:y="0.1583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021" draw:style-name="gr12" draw:text-style-name="P411" svg:width="0.4925in" svg:height="0.1551in" svg:x="4.5398in" svg:y="0.1583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022" draw:style-name="gr11" draw:text-style-name="P411" svg:width="0.4913in" svg:height="0.1551in" svg:x="5.0327in" svg:y="0.1583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/draw:g><text:span text:style-name="T131">A</text:span><text:span text:style-name="T129">__</text:span><text:span text:style-name="T131">X</text:span><text:span text:style-name="T129">__</text:span><text:span text:style-name="T131">Y</text:span><text:span text:style-name="T129">__</text:span><text:span text:style-name="T131">P</text:span><text:span text:style-name="T129">__</text:span><text:span text:style-name="T131">S</text:span><text:span text:style-name="T129">__</text:span><text:span text:style-name="T131">P</text:span><text:span text:style-name="T130">C</text:span><text:span text:style-name="T129">__</text:span><text:span text:style-name="T128"> </text:span><text:span text:style-name="T204">;</text:span><text:span text:style-name="T205">12</text:span><text:span text:style-name="T102"> </text:span><text:span text:style-name="T129">34</text:span><text:span text:style-name="T111"> </text:span><text:span text:style-name="T129">56</text:span><text:span text:style-name="T102"> </text:span><text:span text:style-name="T129">31</text:span><text:span text:style-name="T111"> </text:span><text:span text:style-name="T132">F</text:span><text:span text:style-name="T129">2</text:span><text:span text:style-name="T102"> </text:span><text:span text:style-name="T129">1808</text:span></text:p>
      <text:p text:style-name="P114"/>
      <text:p text:style-name="P269"><text:span text:style-name="T15">The</text:span><text:span text:style-name="T33"> </text:span><text:span text:style-name="T25">A</text:span><text:span text:style-name="T15">,X,</text:span><text:span text:style-name="T81">Y</text:span><text:span text:style-name="T15">, and</text:span><text:span text:style-name="T25"> </text:span><text:span text:style-name="T15">P</text:span><text:span text:style-name="T30"> </text:span><text:span text:style-name="T15">sa</text:span><text:span text:style-name="T25">v</text:span><text:span text:style-name="T15">e lo</text:span><text:span text:style-name="T25">c</text:span><text:span text:style-name="T15">atio</text:span><text:span text:style-name="T22">n</text:span><text:span text:style-name="T15">s</text:span><text:span text:style-name="T25"> </text:span><text:span text:style-name="T15">will be s</text:span><text:span text:style-name="T25">e</text:span><text:span text:style-name="T15">t.</text:span><text:span text:style-name="T30"> </text:span><text:span text:style-name="T15">T</text:span><text:span text:style-name="T25">h</text:span><text:span text:style-name="T15">e stack p</text:span><text:span text:style-name="T22">o</text:span><text:span text:style-name="T11">i</text:span><text:span text:style-name="T15">nt</text:span><text:span text:style-name="T22">e</text:span><text:span text:style-name="T15">r </text:span><text:span text:style-name="T25">a</text:span><text:span text:style-name="T15">nd pr</text:span><text:span text:style-name="T25">o</text:span><text:span text:style-name="T15">gram c</text:span><text:span text:style-name="T25">o</text:span><text:span text:style-name="T15">unter </text:span><text:span text:style-name="T25">w</text:span><text:span text:style-name="T22">i</text:span><text:span text:style-name="T15">ll be ig</text:span><text:span text:style-name="T25">n</text:span><text:span text:style-name="T15">ored.</text:span></text:p>
      <text:p text:style-name="P89"/>
      <text:p text:style-name="P271"><text:span text:style-name="T15">Wh</text:span><text:span text:style-name="T25">e</text:span><text:span text:style-name="T15">n </text:span><text:span text:style-name="T22">t</text:span><text:span text:style-name="T25">h</text:span><text:span text:style-name="T15">e r</text:span><text:span text:style-name="T25">e</text:span><text:span text:style-name="T15">gist</text:span><text:span text:style-name="T22">e</text:span><text:span text:style-name="T15">r ed</text:span><text:span text:style-name="T25">i</text:span><text:span text:style-name="T15">tor is di</text:span><text:span text:style-name="T25">s</text:span><text:span text:style-name="T15">play</text:span><text:span text:style-name="T25">e</text:span><text:span text:style-name="T15">d,</text:span><text:span text:style-name="T22"> </text:span><text:span text:style-name="T25">y</text:span><text:span text:style-name="T15">ou're </text:span><text:span text:style-name="T25">s</text:span><text:span text:style-name="T15">eeing the </text:span><text:span text:style-name="T25">a</text:span><text:span text:style-name="T15">ctual c</text:span><text:span text:style-name="T25">o</text:span><text:span text:style-name="T15">ntents of </text:span><text:span text:style-name="T25">t</text:span><text:span text:style-name="T15">he </text:span><text:span text:style-name="T25">r</text:span><text:span text:style-name="T15">egist</text:span><text:span text:style-name="T22">e</text:span><text:span text:style-name="T15">rs </text:span><text:span text:style-name="T25">a</text:span><text:span text:style-name="T15">t the time of </text:span><text:span text:style-name="T25">t</text:span><text:span text:style-name="T15">he</text:span><text:span text:style-name="T25"> </text:span><text:span text:style-name="T15">last </text:span><text:span text:style-name="T22">B</text:span><text:span text:style-name="T11">R</text:span><text:span text:style-name="T15">K.</text:span></text:p>
      <text:p text:style-name="P89"/>
      <text:p text:style-name="P272"><text:span text:style-name="T15">Wh</text:span><text:span text:style-name="T25">e</text:span><text:span text:style-name="T15">n you</text:span><text:span text:style-name="T22"> </text:span><text:span text:style-name="T18">e</text:span><text:span text:style-name="T24">d</text:span><text:span text:style-name="T28">i</text:span><text:span text:style-name="T18">t</text:span><text:span text:style-name="T15"> these val</text:span><text:span text:style-name="T25">u</text:span><text:span text:style-name="T15">es, </text:span><text:span text:style-name="T25">y</text:span><text:span text:style-name="T15">ou're editi</text:span><text:span text:style-name="T25">n</text:span><text:span text:style-name="T15">g the "regis</text:span><text:span text:style-name="T25">t</text:span><text:span text:style-name="T15">er stor</text:span><text:span text:style-name="T25">a</text:span><text:span text:style-name="T15">g</text:span><text:span text:style-name="T22">e</text:span><text:span text:style-name="T15">" lo</text:span><text:span text:style-name="T11">c</text:span><text:span text:style-name="T15">atio</text:span><text:span text:style-name="T22">n</text:span><text:span text:style-name="T15">s</text:span><text:span text:style-name="T25"> </text:span><text:span text:style-name="T15">that BASIC re</text:span><text:span text:style-name="T25">a</text:span><text:span text:style-name="T15">ds </text:span><text:span text:style-name="T22">a</text:span><text:span text:style-name="T15">nd </text:span><text:span text:style-name="T25">u</text:span><text:span text:style-name="T15">ses to </text:span><text:span text:style-name="T11">s</text:span><text:span text:style-name="T15">et</text:span><text:span text:style-name="T22"> </text:span><text:span text:style-name="T15">r</text:span><text:span text:style-name="T25">e</text:span><text:span text:style-name="T15">gisters dur</text:span><text:span text:style-name="T25">i</text:span><text:span text:style-name="T15">ng</text:span><text:span text:style-name="T22"> </text:span><text:span text:style-name="T25">t</text:span><text:span text:style-name="T15">he e</text:span><text:span text:style-name="T11">x</text:span><text:span text:style-name="T15">ec</text:span><text:span text:style-name="T22">u</text:span><text:span text:style-name="T15">ti</text:span><text:span text:style-name="T25">o</text:span><text:span text:style-name="T15">n of </text:span><text:span text:style-name="T25">t</text:span><text:span text:style-name="T15">he</text:span><text:span text:style-name="T22"> </text:span><text:span text:style-name="T25">S</text:span><text:span text:style-name="T15">YS comma</text:span><text:span text:style-name="T25">n</text:span><text:span text:style-name="T15">d.</text:span><text:span text:style-name="T30"> </text:span><text:span text:style-name="T15">T</text:span><text:span text:style-name="T25">h</text:span><text:span text:style-name="T15">e wAx</text:span><text:span text:style-name="T80"> </text:span><text:span text:style-name="T95">← </text:span><text:span text:style-name="T15">tool (S</text:span><text:span text:style-name="T25">u</text:span><text:span text:style-name="T15">brou</text:span><text:span text:style-name="T22">t</text:span><text:span text:style-name="T11">i</text:span><text:span text:style-name="T15">ne</text:span><text:span text:style-name="T22"> </text:span><text:span text:style-name="T25">E</text:span><text:span text:style-name="T15">xecution) </text:span><text:span text:style-name="T25">u</text:span><text:span text:style-name="T15">se the</text:span><text:span text:style-name="T25">s</text:span><text:span text:style-name="T15">e va</text:span><text:span text:style-name="T25">l</text:span><text:span text:style-name="T15">ues,</text:span><text:span text:style-name="T22"> </text:span><text:span text:style-name="T15">as wel</text:span><text:span text:style-name="T25">l</text:span><text:span text:style-name="T15">.</text:span></text:p>
      <text:p text:style-name="P2"/>
      <text:p text:style-name="P2"/>
      <text:p text:style-name="P2"/>
      <text:p text:style-name="P2"/>
      <text:p text:style-name="P273"/>
      <text:p text:style-name="P223"><text:span text:style-name="T89">- 18 -</text:span></text:p>
      <text:p text:style-name="P70"><text:span text:style-name="T92">Subroutine Execution</text:span></text:p>
      <text:p text:style-name="P274"><text:span text:style-name="T57">T</text:span><text:span text:style-name="T15">o </text:span><text:span text:style-name="T25">e</text:span><text:span text:style-name="T15">xe</text:span><text:span text:style-name="T25">c</text:span><text:span text:style-name="T15">ute a </text:span><text:span text:style-name="T25">s</text:span><text:span text:style-name="T15">ubr</text:span><text:span text:style-name="T25">o</text:span><text:span text:style-name="T15">utine, first s</text:span><text:span text:style-name="T25">e</text:span><text:span text:style-name="T15">t your memory c</text:span><text:span text:style-name="T25">o</text:span><text:span text:style-name="T15">nditi</text:span><text:span text:style-name="T25">o</text:span><text:span text:style-name="T15">ns with the </text:span><text:span text:style-name="T25">M</text:span><text:span text:style-name="T15">emory E</text:span><text:span text:style-name="T22">d</text:span><text:span text:style-name="T15">i</text:span><text:span text:style-name="T25">t</text:span><text:span text:style-name="T15">o</text:span><text:span text:style-name="T33">r</text:span><text:span text:style-name="T15">,</text:span><text:span text:style-name="T25"> </text:span><text:span text:style-name="T15">a</text:span><text:span text:style-name="T25">n</text:span><text:span text:style-name="T15">d y</text:span><text:span text:style-name="T25">o</text:span><text:span text:style-name="T15">ur</text:span><text:span text:style-name="T22"> </text:span><text:span text:style-name="T25">r</text:span><text:span text:style-name="T15">egist</text:span><text:span text:style-name="T22">e</text:span><text:span text:style-name="T15">r </text:span><text:span text:style-name="T11">c</text:span><text:span text:style-name="T15">onditions wi</text:span><text:span text:style-name="T25">t</text:span><text:span text:style-name="T15">h the R</text:span><text:span text:style-name="T25">e</text:span><text:span text:style-name="T15">gister Edito</text:span><text:span text:style-name="T43">r</text:span><text:span text:style-name="T15">, t</text:span><text:span text:style-name="T25">h</text:span><text:span text:style-name="T15">en e</text:span><text:span text:style-name="T25">x</text:span><text:span text:style-name="T15">ecu</text:span><text:span text:style-name="T25">t</text:span><text:span text:style-name="T15">e </text:span><text:span text:style-name="T22">t</text:span><text:span text:style-name="T25">h</text:span><text:span text:style-name="T15">e </text:span><text:span text:style-name="T25">s</text:span><text:span text:style-name="T15">ubroutine </text:span><text:span text:style-name="T25">w</text:span><text:span text:style-name="T15">ith</text:span></text:p>
      <text:p text:style-name="P21"/>
      <text:p text:style-name="P132"><draw:g text:anchor-type="paragraph" draw:z-index="24" draw:name="drawingObject1023" draw:style-name="gr1"><draw:custom-shape draw:name="Shape 1024" draw:style-name="gr179" draw:text-style-name="P411" svg:width="0.4161in" svg:height="0.1559in" svg:x="1.6in" svg:y="0.0035in"><text:p/><draw:enhanced-geometry draw:mirror-horizontal="false" draw:mirror-vertical="false" drawooo:sub-view-size="381000 142241" svg:viewBox="0 0 381000 142241" draw:type="ooxml-non-primitive" draw:enhanced-path="M 0 142241 L 0 0 381000 0 381000 142241 0 142241 N"/></draw:custom-shape><draw:custom-shape draw:name="Shape 1025" draw:style-name="gr3" draw:text-style-name="P411" svg:width="0.076in" svg:height="0.1559in" svg:x="2.0165in" svg:y="0.0035in"><text:p/><draw:enhanced-geometry draw:mirror-horizontal="false" draw:mirror-vertical="false" drawooo:sub-view-size="69850 142241" svg:viewBox="0 0 69850 142241" draw:type="ooxml-non-primitive" draw:enhanced-path="M 0 142241 L 0 0 69850 0 69850 142241 0 142241 N"/></draw:custom-shape><draw:custom-shape draw:name="Shape 1026" draw:style-name="gr5" draw:text-style-name="P411" svg:width="0.4913in" svg:height="0.1559in" svg:x="2.0929in" svg:y="0.0035in"><text:p/><draw:enhanced-geometry draw:mirror-horizontal="false" draw:mirror-vertical="false" drawooo:sub-view-size="449581 142241" svg:viewBox="0 0 449581 142241" draw:type="ooxml-non-primitive" draw:enhanced-path="M 0 142241 L 0 0 449581 0 449581 142241 0 142241 N"/></draw:custom-shape><draw:custom-shape draw:name="Shape 1027" draw:style-name="gr4" draw:text-style-name="P411" svg:width="0.4925in" svg:height="0.1559in" svg:x="2.5846in" svg:y="0.003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028" draw:style-name="gr5" draw:text-style-name="P411" svg:width="0.4913in" svg:height="0.1559in" svg:x="3.078in" svg:y="0.0035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1029" draw:style-name="gr6" draw:text-style-name="P411" svg:width="0.4933in" svg:height="0.1559in" svg:x="3.5693in" svg:y="0.003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030" draw:style-name="gr5" draw:text-style-name="P411" svg:width="0.4913in" svg:height="0.1559in" svg:x="4.0634in" svg:y="0.0035in"><text:p/><draw:enhanced-geometry draw:mirror-horizontal="false" draw:mirror-vertical="false" drawooo:sub-view-size="449578 142241" svg:viewBox="0 0 449578 142241" draw:type="ooxml-non-primitive" draw:enhanced-path="M 0 142241 L 0 0 449578 0 449578 142241 0 142241 N"/></draw:custom-shape><draw:custom-shape draw:name="Shape 1031" draw:style-name="gr4" draw:text-style-name="P411" svg:width="0.4925in" svg:height="0.1559in" svg:x="4.5547in" svg:y="0.003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032" draw:style-name="gr5" draw:text-style-name="P411" svg:width="0.4913in" svg:height="0.1559in" svg:x="5.048in" svg:y="0.0035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1033" draw:style-name="gr4" draw:text-style-name="P411" svg:width="0.4925in" svg:height="0.1559in" svg:x="5.5398in" svg:y="0.003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034" draw:style-name="gr5" draw:text-style-name="P411" svg:width="0.4913in" svg:height="0.1559in" svg:x="6.0327in" svg:y="0.0035in"><text:p/><draw:enhanced-geometry draw:mirror-horizontal="false" draw:mirror-vertical="false" drawooo:sub-view-size="449579 142241" svg:viewBox="0 0 449579 142241" draw:type="ooxml-non-primitive" draw:enhanced-path="M 0 0 L 0 142241 449579 142241 449579 0 0 0 N"/></draw:custom-shape></draw:g><text:span text:style-name="T254">←</text:span><text:span text:style-name="T255">add</text:span><text:span text:style-name="T254">r</text:span></text:p>
      <text:p text:style-name="P115"/>
      <text:p text:style-name="P61"><text:span text:style-name="T15">where </text:span><text:span text:style-name="T18">addr</text:span><text:span text:style-name="T15"> is a</text:span><text:span text:style-name="T25"> </text:span><text:span text:style-name="T15">valid 16-bit </text:span><text:span text:style-name="T25">h</text:span><text:span text:style-name="T15">e</text:span><text:span text:style-name="T25">x</text:span><text:span text:style-name="T15">ad</text:span><text:span text:style-name="T22">e</text:span><text:span text:style-name="T15">cimal </text:span><text:span text:style-name="T25">a</text:span><text:span text:style-name="T15">dd</text:span><text:span text:style-name="T25">r</text:span><text:span text:style-name="T15">ess.</text:span></text:p>
      <text:p text:style-name="P89"/>
      <text:p text:style-name="P61"><text:span text:style-name="T329">Upon re</text:span><text:span text:style-name="T331">t</text:span><text:span text:style-name="T329">urn from </text:span><text:span text:style-name="T331">t</text:span><text:span text:style-name="T329">he sub</text:span><text:span text:style-name="T331">r</text:span><text:span text:style-name="T329">outine with </text:span><text:span text:style-name="T332">R</text:span><text:span text:style-name="T329">T</text:span><text:span text:style-name="T333">S</text:span><text:span text:style-name="T329">, the r</text:span><text:span text:style-name="T331">e</text:span><text:span text:style-name="T329">gister </text:span><text:span text:style-name="T334">d</text:span><text:span text:style-name="T329">i</text:span><text:span text:style-name="T333">s</text:span><text:span text:style-name="T329">play wi</text:span><text:span text:style-name="T334">l</text:span><text:span text:style-name="T329">l </text:span><text:span text:style-name="T331">b</text:span><text:span text:style-name="T329">e </text:span><text:span text:style-name="T331">s</text:span><text:span text:style-name="T329">h</text:span><text:span text:style-name="T334">o</text:span><text:span text:style-name="T329">w</text:span><text:span text:style-name="T331">n</text:span><text:span text:style-name="T329">.</text:span></text:p>
      <text:p text:style-name="P22"/>
      <text:p text:style-name="P275"><text:span text:style-name="T329">If</text:span><text:span text:style-name="T334"> </text:span><text:span text:style-name="T331">t</text:span><text:span text:style-name="T329">he c</text:span><text:span text:style-name="T331">o</text:span><text:span text:style-name="T329">de </text:span><text:span text:style-name="T334">h</text:span><text:span text:style-name="T333">i</text:span><text:span text:style-name="T329">ts BRK inst</text:span><text:span text:style-name="T331">e</text:span><text:span text:style-name="T329">ad of </text:span><text:span text:style-name="T332">R</text:span><text:span text:style-name="T329">T</text:span><text:span text:style-name="T331">S</text:span><text:span text:style-name="T329">, BRK will a</text:span><text:span text:style-name="T331">p</text:span><text:span text:style-name="T329">pear a</text:span><text:span text:style-name="T331">b</text:span><text:span text:style-name="T329">ove t</text:span><text:span text:style-name="T331">h</text:span><text:span text:style-name="T329">e re</text:span><text:span text:style-name="T334">g</text:span><text:span text:style-name="T329">is</text:span><text:span text:style-name="T331">t</text:span><text:span text:style-name="T329">er disp</text:span><text:span text:style-name="T331">l</text:span><text:span text:style-name="T329">a</text:span><text:span text:style-name="T336">y</text:span><text:span text:style-name="T329">. </text:span><text:span text:style-name="T331">I</text:span><text:span text:style-name="T329">n this ca</text:span><text:span text:style-name="T331">s</text:span><text:span text:style-name="T329">e, you may </text:span><text:span text:style-name="T331">c</text:span><text:span text:style-name="T329">ontin</text:span><text:span text:style-name="T331">u</text:span><text:span text:style-name="T329">e code exe</text:span><text:span text:style-name="T333">c</text:span><text:span text:style-name="T329">uti</text:span><text:span text:style-name="T334">o</text:span><text:span text:style-name="T329">n two </text:span><text:span text:style-name="T331">b</text:span><text:span text:style-name="T329">ytes a</text:span><text:span text:style-name="T331">f</text:span><text:span text:style-name="T329">ter the B</text:span><text:span text:style-name="T331">R</text:span><text:span text:style-name="T329">K with</text:span></text:p>
      <text:p text:style-name="P90"/>
      <text:p text:style-name="P132"><draw:g text:anchor-type="paragraph" draw:z-index="58" draw:name="drawingObject1035" draw:style-name="gr1"><draw:custom-shape draw:name="Shape 1036" draw:style-name="gr136" draw:text-style-name="P411" svg:width="0.0831in" svg:height="0.1587in" svg:x="1.6in" svg:y="-0.0008in"><text:p/><draw:enhanced-geometry draw:mirror-horizontal="false" draw:mirror-vertical="false" drawooo:sub-view-size="76200 144779" svg:viewBox="0 0 76200 144779" draw:type="ooxml-non-primitive" draw:enhanced-path="M 0 144779 L 0 0 76200 0 76200 144779 0 144779 N"/></draw:custom-shape><draw:custom-shape draw:name="Shape 1037" draw:style-name="gr137" draw:text-style-name="P411" svg:width="0.4094in" svg:height="0.1587in" svg:x="1.6835in" svg:y="-0.0008in"><text:p/><draw:enhanced-geometry draw:mirror-horizontal="false" draw:mirror-vertical="false" drawooo:sub-view-size="374650 144779" svg:viewBox="0 0 374650 144779" draw:type="ooxml-non-primitive" draw:enhanced-path="M 0 144779 L 0 0 374650 0 374650 144779 0 144779 N"/></draw:custom-shape><draw:custom-shape draw:name="Shape 1038" draw:style-name="gr138" draw:text-style-name="P411" svg:width="0.4913in" svg:height="0.1587in" svg:x="2.0929in" svg:y="-0.0008in"><text:p/><draw:enhanced-geometry draw:mirror-horizontal="false" draw:mirror-vertical="false" drawooo:sub-view-size="449581 144779" svg:viewBox="0 0 449581 144779" draw:type="ooxml-non-primitive" draw:enhanced-path="M 0 144779 L 0 0 449581 0 449581 144779 0 144779 N"/></draw:custom-shape><draw:custom-shape draw:name="Shape 1039" draw:style-name="gr139" draw:text-style-name="P411" svg:width="0.4925in" svg:height="0.1587in" svg:x="2.5846in" svg:y="-0.0008in"><text:p/><draw:enhanced-geometry draw:mirror-horizontal="false" draw:mirror-vertical="false" drawooo:sub-view-size="450850 144779" svg:viewBox="0 0 450850 144779" draw:type="ooxml-non-primitive" draw:enhanced-path="M 0 144779 L 0 0 450850 0 450850 144779 0 144779 N"/></draw:custom-shape><draw:custom-shape draw:name="Shape 1040" draw:style-name="gr138" draw:text-style-name="P411" svg:width="0.4913in" svg:height="0.1587in" svg:x="3.078in" svg:y="-0.0008in"><text:p/><draw:enhanced-geometry draw:mirror-horizontal="false" draw:mirror-vertical="false" drawooo:sub-view-size="449579 144779" svg:viewBox="0 0 449579 144779" draw:type="ooxml-non-primitive" draw:enhanced-path="M 0 144779 L 0 0 449579 0 449579 144779 0 144779 N"/></draw:custom-shape><draw:custom-shape draw:name="Shape 1041" draw:style-name="gr140" draw:text-style-name="P411" svg:width="0.4933in" svg:height="0.1587in" svg:x="3.5693in" svg:y="-0.0008in"><text:p/><draw:enhanced-geometry draw:mirror-horizontal="false" draw:mirror-vertical="false" drawooo:sub-view-size="450850 144779" svg:viewBox="0 0 450850 144779" draw:type="ooxml-non-primitive" draw:enhanced-path="M 0 144779 L 0 0 450850 0 450850 144779 0 144779 N"/></draw:custom-shape><draw:custom-shape draw:name="Shape 1042" draw:style-name="gr138" draw:text-style-name="P411" svg:width="0.4913in" svg:height="0.1587in" svg:x="4.0634in" svg:y="-0.0008in"><text:p/><draw:enhanced-geometry draw:mirror-horizontal="false" draw:mirror-vertical="false" drawooo:sub-view-size="449578 144779" svg:viewBox="0 0 449578 144779" draw:type="ooxml-non-primitive" draw:enhanced-path="M 0 144779 L 0 0 449578 0 449578 144779 0 144779 N"/></draw:custom-shape><draw:custom-shape draw:name="Shape 1043" draw:style-name="gr139" draw:text-style-name="P411" svg:width="0.4925in" svg:height="0.1587in" svg:x="4.5547in" svg:y="-0.0008in"><text:p/><draw:enhanced-geometry draw:mirror-horizontal="false" draw:mirror-vertical="false" drawooo:sub-view-size="450850 144779" svg:viewBox="0 0 450850 144779" draw:type="ooxml-non-primitive" draw:enhanced-path="M 0 144779 L 0 0 450850 0 450850 144779 0 144779 N"/></draw:custom-shape><draw:custom-shape draw:name="Shape 1044" draw:style-name="gr138" draw:text-style-name="P411" svg:width="0.4913in" svg:height="0.1587in" svg:x="5.048in" svg:y="-0.0008in"><text:p/><draw:enhanced-geometry draw:mirror-horizontal="false" draw:mirror-vertical="false" drawooo:sub-view-size="449579 144779" svg:viewBox="0 0 449579 144779" draw:type="ooxml-non-primitive" draw:enhanced-path="M 0 144779 L 0 0 449579 0 449579 144779 0 144779 N"/></draw:custom-shape><draw:custom-shape draw:name="Shape 1045" draw:style-name="gr139" draw:text-style-name="P411" svg:width="0.4925in" svg:height="0.1587in" svg:x="5.5398in" svg:y="-0.0008in"><text:p/><draw:enhanced-geometry draw:mirror-horizontal="false" draw:mirror-vertical="false" drawooo:sub-view-size="450850 144779" svg:viewBox="0 0 450850 144779" draw:type="ooxml-non-primitive" draw:enhanced-path="M 0 144779 L 0 0 450850 0 450850 144779 0 144779 N"/></draw:custom-shape><draw:custom-shape draw:name="Shape 1046" draw:style-name="gr138" draw:text-style-name="P411" svg:width="0.4913in" svg:height="0.1587in" svg:x="6.0327in" svg:y="-0.0008in"><text:p/><draw:enhanced-geometry draw:mirror-horizontal="false" draw:mirror-vertical="false" drawooo:sub-view-size="449579 144779" svg:viewBox="0 0 449579 144779" draw:type="ooxml-non-primitive" draw:enhanced-path="M 0 0 L 0 144779 449579 144779 449579 0 0 0 N"/></draw:custom-shape></draw:g><text:span text:style-name="T96">←</text:span></text:p>
      <text:p text:style-name="P277"/>
      <text:p text:style-name="P278"><text:span text:style-name="T330">Not</text:span><text:span text:style-name="T335">e</text:span><text:span text:style-name="T329">: Use </text:span><text:span text:style-name="T331">c</text:span><text:span text:style-name="T329">aution us</text:span><text:span text:style-name="T331">i</text:span><text:span text:style-name="T329">ng ←</text:span><text:span text:style-name="T331"> </text:span><text:span text:style-name="T329">wh</text:span><text:span text:style-name="T331">e</text:span><text:span text:style-name="T329">n </text:span><text:span text:style-name="T334">t</text:span><text:span text:style-name="T329">he </text:span><text:span text:style-name="T333">s</text:span><text:span text:style-name="T329">u</text:span><text:span text:style-name="T334">b</text:span><text:span text:style-name="T329">ro</text:span><text:span text:style-name="T331">u</text:span><text:span text:style-name="T329">tine </text:span><text:span text:style-name="T331">r</text:span><text:span text:style-name="T329">et</text:span><text:span text:style-name="T334">u</text:span><text:span text:style-name="T329">rns</text:span><text:span text:style-name="T331"> </text:span><text:span text:style-name="T329">with </text:span><text:span text:style-name="T337">R</text:span><text:span text:style-name="T329">TS</text:span><text:span text:style-name="T338">.</text:span><text:span text:style-name="T329">A</text:span><text:span text:style-name="T339"> </text:span><text:span text:style-name="T329">pr</text:span><text:span text:style-name="T331">o</text:span><text:span text:style-name="T329">per r</text:span><text:span text:style-name="T331">e</text:span><text:span text:style-name="T329">turn address may</text:span><text:span text:style-name="T331"> </text:span><text:span text:style-name="T329">not be </text:span><text:span text:style-name="T331">o</text:span><text:span text:style-name="T329">n </text:span><text:span text:style-name="T331">t</text:span><text:span text:style-name="T329">he</text:span><text:span text:style-name="T334"> </text:span><text:span text:style-name="T331">s</text:span><text:span text:style-name="T329">tack,</text:span><text:span text:style-name="T331"> </text:span><text:span text:style-name="T329">and </text:span><text:span text:style-name="T331">t</text:span><text:span text:style-name="T329">he</text:span><text:span text:style-name="T334"> </text:span><text:span text:style-name="T333">r</text:span><text:span text:style-name="T329">esult is un</text:span><text:span text:style-name="T331">d</text:span><text:span text:style-name="T329">efined.</text:span></text:p>
      <text:p text:style-name="P90"/>
      <text:p text:style-name="P61"><text:span text:style-name="T57">T</text:span><text:span text:style-name="T15">o v</text:span><text:span text:style-name="T11">i</text:span><text:span text:style-name="T15">ew and/or edit </text:span><text:span text:style-name="T11">r</text:span><text:span text:style-name="T15">egist</text:span><text:span text:style-name="T22">e</text:span><text:span text:style-name="T15">rs </text:span><text:span text:style-name="T25">b</text:span><text:span text:style-name="T15">e</text:span><text:span text:style-name="T25">f</text:span><text:span text:style-name="T15">ore executing a </text:span><text:span text:style-name="T11">s</text:span><text:span text:style-name="T15">ubroutin</text:span><text:span text:style-name="T25">e</text:span><text:span text:style-name="T15">, see</text:span><text:span text:style-name="T68"> </text:span><text:span text:style-name="T18">R</text:span><text:span text:style-name="T28">e</text:span><text:span text:style-name="T18">gister</text:span><text:span text:style-name="T15"> </text:span><text:span text:style-name="T18">E</text:span><text:span text:style-name="T24">d</text:span><text:span text:style-name="T28">i</text:span><text:span text:style-name="T18">to</text:span><text:span text:style-name="T56">r</text:span><text:span text:style-name="T18">,</text:span><text:span text:style-name="T20"> </text:span><text:span text:style-name="T15">p. 18.</text:span></text:p>
      <text:p text:style-name="P3"/>
      <text:p text:style-name="P61"><text:span text:style-name="T94">Differences</text:span><text:span text:style-name="T95"> </text:span><text:span text:style-name="T94">Between</text:span><text:span text:style-name="T95"> </text:span><text:span text:style-name="T94">←</text:span><text:span text:style-name="T95"> </text:span><text:span text:style-name="T94">and</text:span><text:span text:style-name="T95"> </text:span><text:span text:style-name="T94">SYS</text:span></text:p>
      <text:p text:style-name="P228"><text:span text:style-name="T328"><text:s/></text:span><text:span text:style-name="T15">← is desig</text:span><text:span text:style-name="T25">n</text:span><text:span text:style-name="T15">ed to be</text:span><text:span text:style-name="T25">h</text:span><text:span text:style-name="T15">ave </text:span><text:span text:style-name="T25">l</text:span><text:span text:style-name="T15">ike you add</text:span><text:span text:style-name="T25">e</text:span><text:span text:style-name="T15">d a br</text:span><text:span text:style-name="T25">e</text:span><text:span text:style-name="T15">ak</text:span><text:span text:style-name="T25">p</text:span><text:span text:style-name="T15">oint</text:span><text:span text:style-name="T22"> </text:span><text:span text:style-name="T25">t</text:span><text:span text:style-name="T15">o the</text:span><text:span text:style-name="T25"> </text:span><text:span text:style-name="T60">R</text:span><text:span text:style-name="T15">TS </text:span><text:span text:style-name="T22">o</text:span><text:span text:style-name="T15">f</text:span><text:span text:style-name="T25"> </text:span><text:span text:style-name="T15">a </text:span><text:span text:style-name="T25">s</text:span><text:span text:style-name="T15">ubroutine, with</text:span><text:span text:style-name="T25">o</text:span><text:span text:style-name="T15">ut</text:span><text:span text:style-name="T22"> </text:span><text:span text:style-name="T15">havi</text:span><text:span text:style-name="T25">n</text:span><text:span text:style-name="T15">g to e</text:span><text:span text:style-name="T11">x</text:span><text:span text:style-name="T15">pli</text:span><text:span text:style-name="T22">c</text:span><text:span text:style-name="T15">itly </text:span><text:span text:style-name="T25">s</text:span><text:span text:style-name="T15">et the </text:span><text:span text:style-name="T22">b</text:span><text:span text:style-name="T11">r</text:span><text:span text:style-name="T15">ea</text:span><text:span text:style-name="T25">k</text:span><text:span text:style-name="T15">point. SYS be</text:span><text:span text:style-name="T25">h</text:span><text:span text:style-name="T15">av</text:span><text:span text:style-name="T22">e</text:span><text:span text:style-name="T15">s</text:span><text:span text:style-name="T25"> </text:span><text:span text:style-name="T15">l</text:span><text:span text:style-name="T25">i</text:span><text:span text:style-name="T15">ke </text:span><text:span text:style-name="T22">S</text:span><text:span text:style-name="T25">Y</text:span><text:span text:style-name="T15">S</text:span></text:p>
      <text:p text:style-name="P226"><text:span text:style-name="T328"><text:s/></text:span><text:span text:style-name="T15">SYS allows a gra</text:span><text:span text:style-name="T25">c</text:span><text:span text:style-name="T15">e</text:span><text:span text:style-name="T25">f</text:span><text:span text:style-name="T15">ul exit, </text:span><text:span text:style-name="T25">w</text:span><text:span text:style-name="T15">hile ← shows t</text:span><text:span text:style-name="T25">h</text:span><text:span text:style-name="T15">e r</text:span><text:span text:style-name="T25">e</text:span><text:span text:style-name="T15">gist</text:span><text:span text:style-name="T22">e</text:span><text:span text:style-name="T15">r di</text:span><text:span text:style-name="T11">s</text:span><text:span text:style-name="T15">play upon re</text:span><text:span text:style-name="T25">t</text:span><text:span text:style-name="T15">urn</text:span></text:p>
      <text:p text:style-name="P279"><text:span text:style-name="T328"><text:s/></text:span><text:span text:style-name="T15">← enab</text:span><text:span text:style-name="T25">l</text:span><text:span text:style-name="T15">es wAx's </text:span><text:span text:style-name="T22">B</text:span><text:span text:style-name="T11">R</text:span><text:span text:style-name="T15">K </text:span><text:span text:style-name="T22">t</text:span><text:span text:style-name="T15">r</text:span><text:span text:style-name="T25">a</text:span><text:span text:style-name="T15">ppi</text:span><text:span text:style-name="T25">n</text:span><text:span text:style-name="T15">g,</text:span><text:span text:style-name="T22"> </text:span><text:span text:style-name="T15">while</text:span><text:span text:style-name="T25"> </text:span><text:span text:style-name="T15">SYS has no </text:span><text:span text:style-name="T25">i</text:span><text:span text:style-name="T15">mpact on</text:span><text:span text:style-name="T25"> </text:span><text:span text:style-name="T15">t</text:span><text:span text:style-name="T25">h</text:span><text:span text:style-name="T15">e state of</text:span><text:span text:style-name="T25"> </text:span><text:span text:style-name="T15">the BRK</text:span><text:span text:style-name="T22"> </text:span><text:span text:style-name="T15">t</text:span><text:span text:style-name="T11">r</text:span><text:span text:style-name="T15">apping sy</text:span><text:span text:style-name="T25">s</text:span><text:span text:style-name="T15">tem</text:span></text:p>
      <text:p text:style-name="P280"><text:span text:style-name="T328"><text:s/></text:span><text:span text:style-name="T15">SYS takes a d</text:span><text:span text:style-name="T25">e</text:span><text:span text:style-name="T15">ci</text:span><text:span text:style-name="T25">m</text:span><text:span text:style-name="T15">al literal or </text:span><text:span text:style-name="T25">v</text:span><text:span text:style-name="T15">ariable add</text:span><text:span text:style-name="T25">r</text:span><text:span text:style-name="T15">ess, while ←</text:span><text:span text:style-name="T25"> </text:span><text:span text:style-name="T15">ta</text:span><text:span text:style-name="T25">k</text:span><text:span text:style-name="T15">es a hexa</text:span><text:span text:style-name="T25">d</text:span><text:span text:style-name="T15">ecimal address lite</text:span><text:span text:style-name="T11">r</text:span><text:span text:style-name="T15">al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81"/>
      <text:p text:style-name="P251"><text:span text:style-name="T89">- 19 -</text:span></text:p>
      <text:p text:style-name="P44"><text:span text:style-name="T92">Breakpoint Management</text:span></text:p>
      <text:p text:style-name="P233"/>
      <text:p text:style-name="P34"><text:span text:style-name="T94">Set</text:span><text:span text:style-name="T95"> </text:span><text:span text:style-name="T94">a</text:span><text:span text:style-name="T95"> </text:span><text:span text:style-name="T94">Breakpoint</text:span></text:p>
      <text:p text:style-name="P6"/>
      <text:p text:style-name="P34"><text:span text:style-name="T57">T</text:span><text:span text:style-name="T15">o </text:span><text:span text:style-name="T11">s</text:span><text:span text:style-name="T15">et</text:span><text:span text:style-name="T22"> </text:span><text:span text:style-name="T25">t</text:span><text:span text:style-name="T15">he br</text:span><text:span text:style-name="T25">e</text:span><text:span text:style-name="T15">akpo</text:span><text:span text:style-name="T25">i</text:span><text:span text:style-name="T15">nt,</text:span><text:span text:style-name="T22"> </text:span><text:span text:style-name="T25">u</text:span><text:span text:style-name="T15">se</text:span></text:p>
      <text:p text:style-name="P21"/>
      <text:p text:style-name="P101"><draw:g text:anchor-type="paragraph" draw:z-index="5" draw:name="drawingObject1047" draw:style-name="gr1"><draw:custom-shape draw:name="Shape 1048" draw:style-name="gr66" draw:text-style-name="P411" svg:width="0.5831in" svg:height="0.1559in" svg:x="0.6in" svg:y="0.002in"><text:p/><draw:enhanced-geometry draw:mirror-horizontal="false" draw:mirror-vertical="false" drawooo:sub-view-size="533398 142239" svg:viewBox="0 0 533398 142239" draw:type="ooxml-non-primitive" draw:enhanced-path="M 0 142239 L 0 0 533398 0 533398 142239 0 142239 N"/></draw:custom-shape><draw:custom-shape draw:name="Shape 1049" draw:style-name="gr67" draw:text-style-name="P411" svg:width="0.4012in" svg:height="0.1559in" svg:x="1.1835in" svg:y="0.002in"><text:p/><draw:enhanced-geometry draw:mirror-horizontal="false" draw:mirror-vertical="false" drawooo:sub-view-size="367030 142239" svg:viewBox="0 0 367030 142239" draw:type="ooxml-non-primitive" draw:enhanced-path="M 0 142239 L 0 0 367030 0 367030 142239 0 142239 N"/></draw:custom-shape><draw:custom-shape draw:name="Shape 1050" draw:style-name="gr4" draw:text-style-name="P411" svg:width="0.4925in" svg:height="0.1559in" svg:x="1.5846in" svg:y="0.002in"><text:p/><draw:enhanced-geometry draw:mirror-horizontal="false" draw:mirror-vertical="false" drawooo:sub-view-size="450851 142239" svg:viewBox="0 0 450851 142239" draw:type="ooxml-non-primitive" draw:enhanced-path="M 0 142239 L 0 0 450851 0 450851 142239 0 142239 N"/></draw:custom-shape><draw:custom-shape draw:name="Shape 1051" draw:style-name="gr5" draw:text-style-name="P411" svg:width="0.4913in" svg:height="0.1559in" svg:x="2.078in" svg:y="0.00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052" draw:style-name="gr6" draw:text-style-name="P411" svg:width="0.4933in" svg:height="0.1559in" svg:x="2.5693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053" draw:style-name="gr5" draw:text-style-name="P411" svg:width="0.4913in" svg:height="0.1559in" svg:x="3.0634in" svg:y="0.002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1054" draw:style-name="gr4" draw:text-style-name="P411" svg:width="0.4925in" svg:height="0.1559in" svg:x="3.5547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055" draw:style-name="gr5" draw:text-style-name="P411" svg:width="0.4913in" svg:height="0.1559in" svg:x="4.048in" svg:y="0.00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056" draw:style-name="gr4" draw:text-style-name="P411" svg:width="0.4925in" svg:height="0.1559in" svg:x="4.5398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057" draw:style-name="gr5" draw:text-style-name="P411" svg:width="0.4913in" svg:height="0.1559in" svg:x="5.0327in" svg:y="0.002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/draw:g><text:span text:style-name="T150">![</text:span><text:span text:style-name="T152">add</text:span><text:span text:style-name="T150">r]</text:span></text:p>
      <text:p text:style-name="P111"/>
      <text:p text:style-name="P283"><text:span text:style-name="T15">where </text:span><text:span text:style-name="T18">addr</text:span><text:span text:style-name="T15"> is a</text:span><text:span text:style-name="T25"> </text:span><text:span text:style-name="T15">valid 16-bit </text:span><text:span text:style-name="T25">h</text:span><text:span text:style-name="T15">e</text:span><text:span text:style-name="T25">x</text:span><text:span text:style-name="T15">ad</text:span><text:span text:style-name="T22">e</text:span><text:span text:style-name="T15">cimal </text:span><text:span text:style-name="T25">a</text:span><text:span text:style-name="T15">dd</text:span><text:span text:style-name="T25">r</text:span><text:span text:style-name="T15">ess.</text:span><text:span text:style-name="T30"> </text:span><text:span text:style-name="T15">This wi</text:span><text:span text:style-name="T25">l</text:span><text:span text:style-name="T15">l</text:span><text:span text:style-name="T22"> </text:span><text:span text:style-name="T25">s</text:span><text:span text:style-name="T15">et the</text:span><text:span text:style-name="T25"> </text:span><text:span text:style-name="T15">br</text:span><text:span text:style-name="T25">e</text:span><text:span text:style-name="T15">akp</text:span><text:span text:style-name="T22">o</text:span><text:span text:style-name="T25">i</text:span><text:span text:style-name="T15">nt at </text:span><text:span text:style-name="T25">t</text:span><text:span text:style-name="T15">he s</text:span><text:span text:style-name="T25">p</text:span><text:span text:style-name="T15">ecified</text:span><text:span text:style-name="T22"> </text:span><text:span text:style-name="T15">add</text:span><text:span text:style-name="T11">r</text:span><text:span text:style-name="T15">ess.</text:span><text:span text:style-name="T22"> </text:span><text:span text:style-name="T15">wAx</text:span><text:span text:style-name="T25"> </text:span><text:span text:style-name="T15">will upd</text:span><text:span text:style-name="T25">a</text:span><text:span text:style-name="T15">te</text:span><text:span text:style-name="T22"> </text:span><text:span text:style-name="T25">t</text:span><text:span text:style-name="T15">he display</text:span><text:span text:style-name="T25"> </text:span><text:span text:style-name="T15">to show </text:span><text:span text:style-name="T25">y</text:span><text:span text:style-name="T15">ou</text:span><text:span text:style-name="T25"> </text:span><text:span text:style-name="T15">the instru</text:span><text:span text:style-name="T25">c</text:span><text:span text:style-name="T15">tion</text:span><text:span text:style-name="T22"> </text:span><text:span text:style-name="T25">a</text:span><text:span text:style-name="T15">t the</text:span><text:span text:style-name="T25"> </text:span><text:span text:style-name="T15">s</text:span><text:span text:style-name="T25">p</text:span><text:span text:style-name="T15">ecified br</text:span><text:span text:style-name="T25">e</text:span><text:span text:style-name="T15">akp</text:span><text:span text:style-name="T22">o</text:span><text:span text:style-name="T25">i</text:span><text:span text:style-name="T15">nt. If </text:span><text:span text:style-name="T25">t</text:span><text:span text:style-name="T15">he</text:span><text:span text:style-name="T22"> </text:span><text:span text:style-name="T25">b</text:span><text:span text:style-name="T15">rea</text:span><text:span text:style-name="T25">k</text:span><text:span text:style-name="T15">point s</text:span><text:span text:style-name="T25">e</text:span><text:span text:style-name="T15">t was </text:span><text:span text:style-name="T25">s</text:span><text:span text:style-name="T15">uccessful, the in</text:span><text:span text:style-name="T25">s</text:span><text:span text:style-name="T15">tructi</text:span><text:span text:style-name="T25">o</text:span><text:span text:style-name="T15">n wi</text:span><text:span text:style-name="T22">l</text:span><text:span text:style-name="T15">l </text:span><text:span text:style-name="T25">b</text:span><text:span text:style-name="T15">e in </text:span><text:span text:style-name="T25">r</text:span><text:span text:style-name="T15">everse</text:span><text:span text:style-name="T22"> </text:span><text:span text:style-name="T25">t</text:span><text:span text:style-name="T15">ex</text:span><text:span text:style-name="T25">t</text:span><text:span text:style-name="T15">. If the inst</text:span><text:span text:style-name="T25">r</text:span><text:span text:style-name="T15">uction </text:span><text:span text:style-name="T25">i</text:span><text:span text:style-name="T15">s in r</text:span><text:span text:style-name="T25">e</text:span><text:span text:style-name="T15">gul</text:span><text:span text:style-name="T22">a</text:span><text:span text:style-name="T15">r </text:span><text:span text:style-name="T25">t</text:span><text:span text:style-name="T15">ext,</text:span><text:span text:style-name="T22"> </text:span><text:span text:style-name="T15">it</text:span><text:span text:style-name="T25"> m</text:span><text:span text:style-name="T15">eans y</text:span><text:span text:style-name="T25">o</text:span><text:span text:style-name="T15">u </text:span><text:span text:style-name="T22">a</text:span><text:span text:style-name="T25">t</text:span><text:span text:style-name="T15">tempted to</text:span><text:span text:style-name="T25"> </text:span><text:span text:style-name="T15">set a b</text:span><text:span text:style-name="T11">r</text:span><text:span text:style-name="T15">e</text:span><text:span text:style-name="T22">a</text:span><text:span text:style-name="T25">k</text:span><text:span text:style-name="T15">point </text:span><text:span text:style-name="T25">i</text:span><text:span text:style-name="T15">n ROM,</text:span><text:span text:style-name="T82"> </text:span><text:span text:style-name="T15">which </text:span><text:span text:style-name="T25">c</text:span><text:span text:style-name="T15">annot be</text:span><text:span text:style-name="T25"> </text:span><text:span text:style-name="T15">done.</text:span></text:p>
      <text:p text:style-name="P89"/>
      <text:p text:style-name="P284"><text:span text:style-name="T15">If</text:span><text:span text:style-name="T22"> </text:span><text:span text:style-name="T25">y</text:span><text:span text:style-name="T15">our b</text:span><text:span text:style-name="T11">r</text:span><text:span text:style-name="T15">e</text:span><text:span text:style-name="T22">a</text:span><text:span text:style-name="T25">k</text:span><text:span text:style-name="T15">point </text:span><text:span text:style-name="T25">i</text:span><text:span text:style-name="T15">s sh</text:span><text:span text:style-name="T22">o</text:span><text:span text:style-name="T11">w</text:span><text:span text:style-name="T15">n </text:span><text:span text:style-name="T22">d</text:span><text:span text:style-name="T15">ur</text:span><text:span text:style-name="T11">i</text:span><text:span text:style-name="T15">ng</text:span><text:span text:style-name="T22"> d</text:span><text:span text:style-name="T15">i</text:span><text:span text:style-name="T11">s</text:span><text:span text:style-name="T15">assembl</text:span><text:span text:style-name="T36">y</text:span><text:span text:style-name="T15">, it will be</text:span><text:span text:style-name="T25"> </text:span><text:span text:style-name="T15">in rever</text:span><text:span text:style-name="T11">s</text:span><text:span text:style-name="T15">e </text:span><text:span text:style-name="T22">t</text:span><text:span text:style-name="T15">e</text:span><text:span text:style-name="T25">x</text:span><text:span text:style-name="T15">t to rem</text:span><text:span text:style-name="T25">i</text:span><text:span text:style-name="T15">nd</text:span><text:span text:style-name="T22"> </text:span><text:span text:style-name="T25">y</text:span><text:span text:style-name="T15">ou where t</text:span><text:span text:style-name="T25">h</text:span><text:span text:style-name="T15">e break</text:span><text:span text:style-name="T25">p</text:span><text:span text:style-name="T15">oint is.</text:span></text:p>
      <text:p text:style-name="P89"/>
      <text:p text:style-name="P285"><text:span text:style-name="T15">Wh</text:span><text:span text:style-name="T25">e</text:span><text:span text:style-name="T15">n </text:span><text:span text:style-name="T22">t</text:span><text:span text:style-name="T25">h</text:span><text:span text:style-name="T15">e </text:span><text:span text:style-name="T22">p</text:span><text:span text:style-name="T11">r</text:span><text:span text:style-name="T15">ogram enc</text:span><text:span text:style-name="T25">o</text:span><text:span text:style-name="T15">unters a </text:span><text:span text:style-name="T22">B</text:span><text:span text:style-name="T11">R</text:span><text:span text:style-name="T15">K during exe</text:span><text:span text:style-name="T11">c</text:span><text:span text:style-name="T15">uti</text:span><text:span text:style-name="T22">o</text:span><text:span text:style-name="T25">n</text:span><text:span text:style-name="T15">, if the</text:span><text:span text:style-name="T25"> </text:span><text:span text:style-name="T15">BRK </text:span><text:span text:style-name="T22">t</text:span><text:span text:style-name="T11">r</text:span><text:span text:style-name="T15">ap</text:span><text:span text:style-name="T22">p</text:span><text:span text:style-name="T25">i</text:span><text:span text:style-name="T15">ng system is enab</text:span><text:span text:style-name="T25">l</text:span><text:span text:style-name="T15">ed,</text:span><text:span text:style-name="T22"> </text:span><text:span text:style-name="T11">w</text:span><text:span text:style-name="T15">Ax wi</text:span><text:span text:style-name="T22">l</text:span><text:span text:style-name="T15">l </text:span><text:span text:style-name="T25">h</text:span><text:span text:style-name="T15">andle </text:span><text:span text:style-name="T25">t</text:span><text:span text:style-name="T15">he</text:span><text:span text:style-name="T22"> </text:span><text:span text:style-name="T25">b</text:span><text:span text:style-name="T15">reak by </text:span><text:span text:style-name="T11">s</text:span><text:span text:style-name="T15">h</text:span><text:span text:style-name="T22">o</text:span><text:span text:style-name="T15">wing</text:span><text:span text:style-name="T25"> </text:span><text:span text:style-name="T15">the r</text:span><text:span text:style-name="T25">e</text:span><text:span text:style-name="T15">gister and p</text:span><text:span text:style-name="T25">r</text:span><text:span text:style-name="T15">ogram </text:span><text:span text:style-name="T25">c</text:span><text:span text:style-name="T15">o</text:span><text:span text:style-name="T25">u</text:span><text:span text:style-name="T15">nt</text:span><text:span text:style-name="T22">e</text:span><text:span text:style-name="T15">r di</text:span><text:span text:style-name="T11">s</text:span><text:span text:style-name="T15">pla</text:span><text:span text:style-name="T36">y</text:span><text:span text:style-name="T15">.</text:span></text:p>
      <text:p text:style-name="P3"/>
      <text:p text:style-name="P34"><text:span text:style-name="T94">Clearing</text:span><text:span text:style-name="T95"> </text:span><text:span text:style-name="T94">the</text:span><text:span text:style-name="T95"> </text:span><text:span text:style-name="T94">Breakpoint</text:span></text:p>
      <text:p text:style-name="P52"><text:span text:style-name="T57">T</text:span><text:span text:style-name="T15">o c</text:span><text:span text:style-name="T11">l</text:span><text:span text:style-name="T15">ear the b</text:span><text:span text:style-name="T25">r</text:span><text:span text:style-name="T15">ea</text:span><text:span text:style-name="T25">k</text:span><text:span text:style-name="T15">point, u</text:span><text:span text:style-name="T25">s</text:span><text:span text:style-name="T15">e</text:span></text:p>
      <text:p text:style-name="P21"/>
      <text:p text:style-name="P101"><draw:g text:anchor-type="paragraph" draw:z-index="90" draw:name="drawingObject1058" draw:style-name="gr1"><draw:custom-shape draw:name="Shape 1059" draw:style-name="gr3" draw:text-style-name="P411" svg:width="0.0831in" svg:height="0.1559in" svg:x="0.6in" svg:y="0.0035in"><text:p/><draw:enhanced-geometry draw:mirror-horizontal="false" draw:mirror-vertical="false" drawooo:sub-view-size="76200 142238" svg:viewBox="0 0 76200 142238" draw:type="ooxml-non-primitive" draw:enhanced-path="M 0 142238 L 0 0 76200 0 76200 142238 0 142238 N"/></draw:custom-shape><draw:custom-shape draw:name="Shape 1060" draw:style-name="gr44" draw:text-style-name="P411" svg:width="0.4094in" svg:height="0.1559in" svg:x="0.6835in" svg:y="0.0035in"><text:p/><draw:enhanced-geometry draw:mirror-horizontal="false" draw:mirror-vertical="false" drawooo:sub-view-size="374648 142238" svg:viewBox="0 0 374648 142238" draw:type="ooxml-non-primitive" draw:enhanced-path="M 0 142238 L 0 0 374648 0 374648 142238 0 142238 N"/></draw:custom-shape><draw:custom-shape draw:name="Shape 1061" draw:style-name="gr5" draw:text-style-name="P411" svg:width="0.4913in" svg:height="0.1559in" svg:x="1.0929in" svg:y="0.0035in"><text:p/><draw:enhanced-geometry draw:mirror-horizontal="false" draw:mirror-vertical="false" drawooo:sub-view-size="449580 142238" svg:viewBox="0 0 449580 142238" draw:type="ooxml-non-primitive" draw:enhanced-path="M 0 142238 L 0 0 449580 0 449580 142238 0 142238 N"/></draw:custom-shape><draw:custom-shape draw:name="Shape 1062" draw:style-name="gr4" draw:text-style-name="P411" svg:width="0.4925in" svg:height="0.1559in" svg:x="1.5846in" svg:y="0.0035in"><text:p/><draw:enhanced-geometry draw:mirror-horizontal="false" draw:mirror-vertical="false" drawooo:sub-view-size="450851 142238" svg:viewBox="0 0 450851 142238" draw:type="ooxml-non-primitive" draw:enhanced-path="M 0 142238 L 0 0 450851 0 450851 142238 0 142238 N"/></draw:custom-shape><draw:custom-shape draw:name="Shape 1063" draw:style-name="gr5" draw:text-style-name="P411" svg:width="0.4913in" svg:height="0.1559in" svg:x="2.078in" svg:y="0.0035in"><text:p/><draw:enhanced-geometry draw:mirror-horizontal="false" draw:mirror-vertical="false" drawooo:sub-view-size="449579 142238" svg:viewBox="0 0 449579 142238" draw:type="ooxml-non-primitive" draw:enhanced-path="M 0 142238 L 0 0 449579 0 449579 142238 0 142238 N"/></draw:custom-shape><draw:custom-shape draw:name="Shape 1064" draw:style-name="gr6" draw:text-style-name="P411" svg:width="0.4933in" svg:height="0.1559in" svg:x="2.5693in" svg:y="0.0035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1065" draw:style-name="gr5" draw:text-style-name="P411" svg:width="0.4913in" svg:height="0.1559in" svg:x="3.0634in" svg:y="0.0035in"><text:p/><draw:enhanced-geometry draw:mirror-horizontal="false" draw:mirror-vertical="false" drawooo:sub-view-size="449578 142238" svg:viewBox="0 0 449578 142238" draw:type="ooxml-non-primitive" draw:enhanced-path="M 0 142238 L 0 0 449578 0 449578 142238 0 142238 N"/></draw:custom-shape><draw:custom-shape draw:name="Shape 1066" draw:style-name="gr4" draw:text-style-name="P411" svg:width="0.4925in" svg:height="0.1559in" svg:x="3.5547in" svg:y="0.0035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1067" draw:style-name="gr5" draw:text-style-name="P411" svg:width="0.4913in" svg:height="0.1559in" svg:x="4.048in" svg:y="0.0035in"><text:p/><draw:enhanced-geometry draw:mirror-horizontal="false" draw:mirror-vertical="false" drawooo:sub-view-size="449579 142238" svg:viewBox="0 0 449579 142238" draw:type="ooxml-non-primitive" draw:enhanced-path="M 0 142238 L 0 0 449579 0 449579 142238 0 142238 N"/></draw:custom-shape><draw:custom-shape draw:name="Shape 1068" draw:style-name="gr4" draw:text-style-name="P411" svg:width="0.4925in" svg:height="0.1559in" svg:x="4.5398in" svg:y="0.0035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1069" draw:style-name="gr5" draw:text-style-name="P411" svg:width="0.4913in" svg:height="0.1559in" svg:x="5.0327in" svg:y="0.0035in"><text:p/><draw:enhanced-geometry draw:mirror-horizontal="false" draw:mirror-vertical="false" drawooo:sub-view-size="449579 142238" svg:viewBox="0 0 449579 142238" draw:type="ooxml-non-primitive" draw:enhanced-path="M 0 0 L 0 142238 449579 142238 449579 0 0 0 N"/></draw:custom-shape></draw:g><text:span text:style-name="T102">!</text:span></text:p>
      <text:p text:style-name="P164"/>
      <text:p text:style-name="P286"><text:span text:style-name="T15">Entering ! </text:span><text:span text:style-name="T25">o</text:span><text:span text:style-name="T15">n a </text:span><text:span text:style-name="T25">l</text:span><text:span text:style-name="T15">ine by it</text:span><text:span text:style-name="T25">s</text:span><text:span text:style-name="T15">elf clears </text:span><text:span text:style-name="T25">t</text:span><text:span text:style-name="T15">he br</text:span><text:span text:style-name="T25">e</text:span><text:span text:style-name="T15">akp</text:span><text:span text:style-name="T22">o</text:span><text:span text:style-name="T11">i</text:span><text:span text:style-name="T15">nt (and re</text:span><text:span text:style-name="T25">s</text:span><text:span text:style-name="T15">tores the or</text:span><text:span text:style-name="T25">i</text:span><text:span text:style-name="T15">gin</text:span><text:span text:style-name="T22">a</text:span><text:span text:style-name="T15">l </text:span><text:span text:style-name="T25">b</text:span><text:span text:style-name="T15">rea</text:span><text:span text:style-name="T25">k</text:span><text:span text:style-name="T15">poi</text:span><text:span text:style-name="T25">n</text:span><text:span text:style-name="T15">t byte), but </text:span><text:span text:style-name="T25">e</text:span><text:span text:style-name="T15">nables B</text:span><text:span text:style-name="T25">R</text:span><text:span text:style-name="T15">K tr</text:span><text:span text:style-name="T25">a</text:span><text:span text:style-name="T15">pping.</text:span></text:p>
      <text:p text:style-name="P89"/>
      <text:p text:style-name="P287"><text:span text:style-name="T15">S</text:span><text:span text:style-name="T22">u</text:span><text:span text:style-name="T15">c</text:span><text:span text:style-name="T25">c</text:span><text:span text:style-name="T15">ess</text:span><text:span text:style-name="T25">f</text:span><text:span text:style-name="T15">ul update </text:span><text:span text:style-name="T25">o</text:span><text:span text:style-name="T15">f memory with</text:span><text:span text:style-name="T25"> </text:span><text:span text:style-name="T15">t</text:span><text:span text:style-name="T25">h</text:span><text:span text:style-name="T15">e </text:span><text:span text:style-name="T22">a</text:span><text:span text:style-name="T15">s</text:span><text:span text:style-name="T25">s</text:span><text:span text:style-name="T15">embler or memory </text:span><text:span text:style-name="T25">e</text:span><text:span text:style-name="T15">di</text:span><text:span text:style-name="T25">t</text:span><text:span text:style-name="T15">o</text:span><text:span text:style-name="T33">r</text:span><text:span text:style-name="T15">, or</text:span><text:span text:style-name="T25"> </text:span><text:span text:style-name="T15">use</text:span><text:span text:style-name="T25"> </text:span><text:span text:style-name="T15">of t</text:span><text:span text:style-name="T25">h</text:span><text:span text:style-name="T15">e Save </text:span><text:span text:style-name="T22">o</text:span><text:span text:style-name="T15">r Load </text:span><text:span text:style-name="T25">M</text:span><text:span text:style-name="T15">emory t</text:span><text:span text:style-name="T25">o</text:span><text:span text:style-name="T15">ols, will</text:span><text:span text:style-name="T22"> </text:span><text:span text:style-name="T15">al</text:span><text:span text:style-name="T25">s</text:span><text:span text:style-name="T15">o cl</text:span><text:span text:style-name="T25">e</text:span><text:span text:style-name="T15">ar the br</text:span><text:span text:style-name="T25">e</text:span><text:span text:style-name="T15">akpoint.</text:span></text:p>
      <text:p text:style-name="P3"/>
      <text:p text:style-name="P34"><text:span text:style-name="T94">Disable</text:span><text:span text:style-name="T95"> </text:span><text:span text:style-name="T94">Breakpoint</text:span><text:span text:style-name="T95"> </text:span><text:span text:style-name="T94">Trapping</text:span></text:p>
      <text:p text:style-name="P6"/>
      <text:p text:style-name="P288"><text:span text:style-name="T57">T</text:span><text:span text:style-name="T15">o </text:span><text:span text:style-name="T25">d</text:span><text:span text:style-name="T15">isab</text:span><text:span text:style-name="T25">l</text:span><text:span text:style-name="T15">e the B</text:span><text:span text:style-name="T25">R</text:span><text:span text:style-name="T15">K tr</text:span><text:span text:style-name="T25">a</text:span><text:span text:style-name="T15">pping system, press S</text:span><text:span text:style-name="T50">T</text:span><text:span text:style-name="T15">OP</text:span><text:span text:style-name="T22">/</text:span><text:span text:style-name="T15">R</text:span><text:span text:style-name="T25">E</text:span><text:span text:style-name="T15">S</text:span><text:span text:style-name="T30">T</text:span><text:span text:style-name="T15">ORE.</text:span><text:span text:style-name="T30"> </text:span><text:span text:style-name="T15">This wi</text:span><text:span text:style-name="T25">l</text:span><text:span text:style-name="T15">l turn</text:span><text:span text:style-name="T25"> </text:span><text:span text:style-name="T15">o</text:span><text:span text:style-name="T11">f</text:span><text:span text:style-name="T15">f</text:span><text:span text:style-name="T25"> </text:span><text:span text:style-name="T15">brea</text:span><text:span text:style-name="T25">k</text:span><text:span text:style-name="T15">poi</text:span><text:span text:style-name="T25">n</text:span><text:span text:style-name="T15">t trappin</text:span><text:span text:style-name="T25">g</text:span><text:span text:style-name="T15">, </text:span><text:span text:style-name="T22">b</text:span><text:span text:style-name="T25">u</text:span><text:span text:style-name="T15">t will n</text:span><text:span text:style-name="T25">o</text:span><text:span text:style-name="T15">t clear </text:span><text:span text:style-name="T25">y</text:span><text:span text:style-name="T15">our </text:span><text:span text:style-name="T22">b</text:span><text:span text:style-name="T11">r</text:span><text:span text:style-name="T15">eakpoin</text:span><text:span text:style-name="T25">t</text:span><text:span text:style-name="T15">. If BRK is enc</text:span><text:span text:style-name="T25">o</text:span><text:span text:style-name="T15">untered </text:span><text:span text:style-name="T25">w</text:span><text:span text:style-name="T15">ith the b</text:span><text:span text:style-name="T25">r</text:span><text:span text:style-name="T15">e</text:span><text:span text:style-name="T22">a</text:span><text:span text:style-name="T25">k</text:span><text:span text:style-name="T15">poi</text:span><text:span text:style-name="T25">n</text:span><text:span text:style-name="T15">t trapping system </text:span><text:span text:style-name="T25">o</text:span><text:span text:style-name="T30">f</text:span><text:span text:style-name="T15">f, </text:span><text:span text:style-name="T25">t</text:span><text:span text:style-name="T15">he BRK will be</text:span><text:span text:style-name="T25"> </text:span><text:span text:style-name="T15">hand</text:span><text:span text:style-name="T11">l</text:span><text:span text:style-name="T15">ed</text:span><text:span text:style-name="T22"> </text:span><text:span text:style-name="T15">by </text:span><text:span text:style-name="T25">wh</text:span><text:span text:style-name="T15">at</text:span><text:span text:style-name="T22">e</text:span><text:span text:style-name="T25">v</text:span><text:span text:style-name="T15">er BRK r</text:span><text:span text:style-name="T25">o</text:span><text:span text:style-name="T15">utine is set </text:span><text:span text:style-name="T25">i</text:span><text:span text:style-name="T15">n the BRK vector </text:span><text:span text:style-name="T25">(</text:span><text:span text:style-name="T15">$0316/</text:span><text:span text:style-name="T25">$</text:span><text:span text:style-name="T15">0317), u</text:span><text:span text:style-name="T25">s</text:span><text:span text:style-name="T15">ually the hardware</text:span><text:span text:style-name="T25"> </text:span><text:span text:style-name="T15">d</text:span><text:span text:style-name="T25">e</text:span><text:span text:style-name="T15">f</text:span><text:span text:style-name="T25">a</text:span><text:span text:style-name="T15">ult </text:span><text:span text:style-name="T22">$</text:span><text:span text:style-name="T25">F</text:span><text:span text:style-name="T15">ED2.</text:span></text:p>
      <text:p text:style-name="P289"/>
      <text:p text:style-name="P223"><text:span text:style-name="T89">- 20 -</text:span></text:p>
      <text:p text:style-name="P71"><text:span text:style-name="T92">Memory Save and Load</text:span></text:p>
      <text:p text:style-name="P233"/>
      <text:p text:style-name="P61"><text:span text:style-name="T94">Save</text:span></text:p>
      <text:p text:style-name="P6"/>
      <text:p text:style-name="P61"><text:span text:style-name="T57">T</text:span><text:span text:style-name="T15">o </text:span><text:span text:style-name="T11">s</text:span><text:span text:style-name="T15">ave</text:span><text:span text:style-name="T22"> </text:span><text:span text:style-name="T15">a </text:span><text:span text:style-name="T25">ra</text:span><text:span text:style-name="T15">nge of </text:span><text:span text:style-name="T25">m</text:span><text:span text:style-name="T15">emory to disk, </text:span><text:span text:style-name="T25">t</text:span><text:span text:style-name="T15">ape, or</text:span><text:span text:style-name="T25"> </text:span><text:span text:style-name="T15">SD, use</text:span></text:p>
      <text:p text:style-name="P21"/>
      <text:p text:style-name="P132"><draw:g text:anchor-type="paragraph" draw:z-index="13" draw:name="drawingObject1070" draw:style-name="gr1"><draw:custom-shape draw:name="Shape 1071" draw:style-name="gr199" draw:text-style-name="P411" svg:width="2.0831in" svg:height="0.1559in" svg:x="1.6in" svg:y="0.002in"><text:p/><draw:enhanced-geometry draw:mirror-horizontal="false" draw:mirror-vertical="false" drawooo:sub-view-size="1905001 142239" svg:viewBox="0 0 1905001 142239" draw:type="ooxml-non-primitive" draw:enhanced-path="M 0 142239 L 0 0 1905001 0 1905001 142239 0 142239 N"/></draw:custom-shape><draw:custom-shape draw:name="Shape 1072" draw:style-name="gr200" draw:text-style-name="P411" svg:width="0.3795in" svg:height="0.1559in" svg:x="3.6835in" svg:y="0.002in"><text:p/><draw:enhanced-geometry draw:mirror-horizontal="false" draw:mirror-vertical="false" drawooo:sub-view-size="346709 142239" svg:viewBox="0 0 346709 142239" draw:type="ooxml-non-primitive" draw:enhanced-path="M 0 142239 L 0 0 346709 0 346709 142239 0 142239 N"/></draw:custom-shape><draw:custom-shape draw:name="Shape 1073" draw:style-name="gr5" draw:text-style-name="P411" svg:width="0.4913in" svg:height="0.1559in" svg:x="4.0634in" svg:y="0.002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1074" draw:style-name="gr4" draw:text-style-name="P411" svg:width="0.4925in" svg:height="0.1559in" svg:x="4.5547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075" draw:style-name="gr5" draw:text-style-name="P411" svg:width="0.4913in" svg:height="0.1559in" svg:x="5.048in" svg:y="0.00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076" draw:style-name="gr4" draw:text-style-name="P411" svg:width="0.4925in" svg:height="0.1559in" svg:x="5.5398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077" draw:style-name="gr5" draw:text-style-name="P411" svg:width="0.4913in" svg:height="0.1559in" svg:x="6.0327in" svg:y="0.002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/draw:g><text:span text:style-name="T269">&gt;</text:span><text:span text:style-name="T270">st</text:span><text:span text:style-name="T271">a</text:span><text:span text:style-name="T270">rt</text:span><text:span text:style-name="T102"> </text:span><text:span text:style-name="T129">end</text:span><text:span text:style-name="T133">+</text:span><text:span text:style-name="T129">1</text:span><text:span text:style-name="T111"> </text:span><text:span text:style-name="T125">["fil</text:span><text:span text:style-name="T126">ena</text:span><text:span text:style-name="T125">m</text:span><text:span text:style-name="T126">e</text:span><text:span text:style-name="T125">"]</text:span></text:p>
      <text:p text:style-name="P165"/>
      <text:p text:style-name="P291"><text:span text:style-name="T15">where </text:span><text:span text:style-name="T18">start</text:span><text:span text:style-name="T22"> </text:span><text:span text:style-name="T15">and </text:span><text:span text:style-name="T18">e</text:span><text:span text:style-name="T28">n</text:span><text:span text:style-name="T18">d</text:span><text:span text:style-name="T22"> </text:span><text:span text:style-name="T15">are val</text:span><text:span text:style-name="T25">i</text:span><text:span text:style-name="T15">d 16-bit he</text:span><text:span text:style-name="T11">x</text:span><text:span text:style-name="T15">adec</text:span><text:span text:style-name="T22">i</text:span><text:span text:style-name="T15">mal </text:span><text:span text:style-name="T25">a</text:span><text:span text:style-name="T15">d</text:span><text:span text:style-name="T22">d</text:span><text:span text:style-name="T11">r</text:span><text:span text:style-name="T15">esses, a</text:span><text:span text:style-name="T25">n</text:span><text:span text:style-name="T15">d</text:span><text:span text:style-name="T58"> </text:span><text:span text:style-name="T18">fil</text:span><text:span text:style-name="T28">e</text:span><text:span text:style-name="T18">n</text:span><text:span text:style-name="T24">a</text:span><text:span text:style-name="T18">me</text:span><text:span text:style-name="T22"> </text:span><text:span text:style-name="T15">is a </text:span><text:span text:style-name="T11">q</text:span><text:span text:style-name="T15">uoted string of up </text:span><text:span text:style-name="T25">t</text:span><text:span text:style-name="T15">o 12 </text:span><text:span text:style-name="T11">c</text:span><text:span text:style-name="T15">h</text:span><text:span text:style-name="T22">a</text:span><text:span text:style-name="T15">ra</text:span><text:span text:style-name="T25">c</text:span><text:span text:style-name="T15">ters in </text:span><text:span text:style-name="T11">l</text:span><text:span text:style-name="T15">e</text:span><text:span text:style-name="T22">n</text:span><text:span text:style-name="T25">g</text:span><text:span text:style-name="T15">th.</text:span><text:span text:style-name="T11"> T</text:span><text:span text:style-name="T15">he</text:span><text:span text:style-name="T76"> </text:span><text:span text:style-name="T24">f</text:span><text:span text:style-name="T18">il</text:span><text:span text:style-name="T28">e</text:span><text:span text:style-name="T18">name</text:span><text:span text:style-name="T22"> </text:span><text:span text:style-name="T11">m</text:span><text:span text:style-name="T15">ay </text:span><text:span text:style-name="T22">b</text:span><text:span text:style-name="T15">e om</text:span><text:span text:style-name="T25">i</text:span><text:span text:style-name="T15">t</text:span><text:span text:style-name="T25">t</text:span><text:span text:style-name="T15">ed</text:span><text:span text:style-name="T22"> </text:span><text:span text:style-name="T15">if</text:span><text:span text:style-name="T25"> </text:span><text:span text:style-name="T15">you are </text:span><text:span text:style-name="T25">s</text:span><text:span text:style-name="T15">aving</text:span><text:span text:style-name="T25"> </text:span><text:span text:style-name="T15">to tape.</text:span></text:p>
      <text:p text:style-name="P89"/>
      <text:p text:style-name="P292"><text:span text:style-name="T15">wAx will </text:span><text:span text:style-name="T25">s</text:span><text:span text:style-name="T15">ave</text:span><text:span text:style-name="T22"> </text:span><text:span text:style-name="T25">t</text:span><text:span text:style-name="T15">he s</text:span><text:span text:style-name="T25">p</text:span><text:span text:style-name="T15">ecified me</text:span><text:span text:style-name="T25">m</text:span><text:span text:style-name="T15">ory</text:span><text:span text:style-name="T22"> </text:span><text:span text:style-name="T11">r</text:span><text:span text:style-name="T15">a</text:span><text:span text:style-name="T22">n</text:span><text:span text:style-name="T25">g</text:span><text:span text:style-name="T15">e to the la</text:span><text:span text:style-name="T25">s</text:span><text:span text:style-name="T15">t-us</text:span><text:span text:style-name="T25">e</text:span><text:span text:style-name="T15">d s</text:span><text:span text:style-name="T25">t</text:span><text:span text:style-name="T15">ora</text:span><text:span text:style-name="T22">g</text:span><text:span text:style-name="T15">e d</text:span><text:span text:style-name="T25">e</text:span><text:span text:style-name="T15">vice n</text:span><text:span text:style-name="T22">u</text:span><text:span text:style-name="T11">m</text:span><text:span text:style-name="T15">b</text:span><text:span text:style-name="T25">e</text:span><text:span text:style-name="T33">r</text:span><text:span text:style-name="T15">. No</text:span><text:span text:style-name="T25">t</text:span><text:span text:style-name="T15">e that the</text:span><text:span text:style-name="T25"> </text:span><text:span text:style-name="T15">end </text:span><text:span text:style-name="T25">a</text:span><text:span text:style-name="T15">ddress s</text:span><text:span text:style-name="T25">h</text:span><text:span text:style-name="T15">ould be the</text:span><text:span text:style-name="T25"> </text:span><text:span text:style-name="T15">loc</text:span><text:span text:style-name="T25">a</text:span><text:span text:style-name="T15">tion</text:span><text:span text:style-name="T76"> </text:span><text:span text:style-name="T28">a</text:span><text:span text:style-name="T18">f</text:span><text:span text:style-name="T28">t</text:span><text:span text:style-name="T18">er</text:span><text:span text:style-name="T20"> </text:span><text:span text:style-name="T15">the</text:span><text:span text:style-name="T25"> </text:span><text:span text:style-name="T15">last </text:span><text:span text:style-name="T25">l</text:span><text:span text:style-name="T15">ocation </text:span><text:span text:style-name="T25">y</text:span><text:span text:style-name="T15">ou w</text:span><text:span text:style-name="T25">a</text:span><text:span text:style-name="T15">nt</text:span><text:span text:style-name="T22"> </text:span><text:span text:style-name="T25">t</text:span><text:span text:style-name="T15">o </text:span><text:span text:style-name="T25">s</text:span><text:span text:style-name="T15">ave.</text:span></text:p>
      <text:p text:style-name="P3"/>
      <text:p text:style-name="P61"><text:span text:style-name="T94">Load</text:span></text:p>
      <text:p text:style-name="P80"><text:span text:style-name="T57">T</text:span><text:span text:style-name="T15">o </text:span><text:span text:style-name="T11">l</text:span><text:span text:style-name="T15">oad from disk,</text:span><text:span text:style-name="T25"> </text:span><text:span text:style-name="T15">t</text:span><text:span text:style-name="T25">a</text:span><text:span text:style-name="T15">p</text:span><text:span text:style-name="T22">e</text:span><text:span text:style-name="T15">,</text:span><text:span text:style-name="T25"> </text:span><text:span text:style-name="T15">or SD to memor</text:span><text:span text:style-name="T54">y</text:span><text:span text:style-name="T15">, u</text:span><text:span text:style-name="T25">s</text:span><text:span text:style-name="T15">e:</text:span></text:p>
      <text:p text:style-name="P21"/>
      <text:p text:style-name="P132"><draw:g text:anchor-type="paragraph" draw:z-index="60" draw:name="drawingObject1078" draw:style-name="gr1"><draw:custom-shape draw:name="Shape 1079" draw:style-name="gr75" draw:text-style-name="P411" svg:width="1.0831in" svg:height="0.1559in" svg:x="1.6in" svg:y="0.0035in"><text:p/><draw:enhanced-geometry draw:mirror-horizontal="false" draw:mirror-vertical="false" drawooo:sub-view-size="990600 142241" svg:viewBox="0 0 990600 142241" draw:type="ooxml-non-primitive" draw:enhanced-path="M 0 142241 L 0 0 990600 0 990600 142241 0 142241 N"/></draw:custom-shape><draw:custom-shape draw:name="Shape 1080" draw:style-name="gr76" draw:text-style-name="P411" svg:width="0.3941in" svg:height="0.1559in" svg:x="2.6835in" svg:y="0.0035in"><text:p/><draw:enhanced-geometry draw:mirror-horizontal="false" draw:mirror-vertical="false" drawooo:sub-view-size="360679 142241" svg:viewBox="0 0 360679 142241" draw:type="ooxml-non-primitive" draw:enhanced-path="M 0 0 L 0 142241 360679 142241 360679 0 0 0 N"/></draw:custom-shape><draw:custom-shape draw:name="Shape 1081" draw:style-name="gr5" draw:text-style-name="P411" svg:width="0.4913in" svg:height="0.1559in" svg:x="3.078in" svg:y="0.0035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1082" draw:style-name="gr6" draw:text-style-name="P411" svg:width="0.4933in" svg:height="0.1559in" svg:x="3.5693in" svg:y="0.003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083" draw:style-name="gr5" draw:text-style-name="P411" svg:width="0.4913in" svg:height="0.1559in" svg:x="4.0634in" svg:y="0.0035in"><text:p/><draw:enhanced-geometry draw:mirror-horizontal="false" draw:mirror-vertical="false" drawooo:sub-view-size="449578 142241" svg:viewBox="0 0 449578 142241" draw:type="ooxml-non-primitive" draw:enhanced-path="M 0 142241 L 0 0 449578 0 449578 142241 0 142241 N"/></draw:custom-shape><draw:custom-shape draw:name="Shape 1084" draw:style-name="gr4" draw:text-style-name="P411" svg:width="0.4925in" svg:height="0.1559in" svg:x="4.5547in" svg:y="0.003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085" draw:style-name="gr5" draw:text-style-name="P411" svg:width="0.4913in" svg:height="0.1559in" svg:x="5.048in" svg:y="0.0035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1086" draw:style-name="gr4" draw:text-style-name="P411" svg:width="0.4925in" svg:height="0.1559in" svg:x="5.5398in" svg:y="0.003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087" draw:style-name="gr5" draw:text-style-name="P411" svg:width="0.4913in" svg:height="0.1559in" svg:x="6.0327in" svg:y="0.0035in"><text:p/><draw:enhanced-geometry draw:mirror-horizontal="false" draw:mirror-vertical="false" drawooo:sub-view-size="449579 142241" svg:viewBox="0 0 449579 142241" draw:type="ooxml-non-primitive" draw:enhanced-path="M 0 0 L 0 142241 449579 142241 449579 0 0 0 N"/></draw:custom-shape></draw:g><text:span text:style-name="T178">&lt;</text:span><text:span text:style-name="T175">["fil</text:span><text:span text:style-name="T174">ena</text:span><text:span text:style-name="T175">m</text:span><text:span text:style-name="T174">e</text:span><text:span text:style-name="T175">"]</text:span></text:p>
      <text:p text:style-name="P166"/>
      <text:p text:style-name="P62"><text:span text:style-name="T15">Where</text:span><text:span text:style-name="T22"> </text:span><text:span text:style-name="T24">f</text:span><text:span text:style-name="T18">il</text:span><text:span text:style-name="T28">e</text:span><text:span text:style-name="T18">name</text:span><text:span text:style-name="T22"> </text:span><text:span text:style-name="T15">is a </text:span><text:span text:style-name="T11">q</text:span><text:span text:style-name="T15">uoted str</text:span><text:span text:style-name="T25">i</text:span><text:span text:style-name="T15">ng</text:span><text:span text:style-name="T22"> </text:span><text:span text:style-name="T15">of </text:span><text:span text:style-name="T25">u</text:span><text:span text:style-name="T15">p </text:span><text:span text:style-name="T25">t</text:span><text:span text:style-name="T15">o 19 </text:span><text:span text:style-name="T25">c</text:span><text:span text:style-name="T15">hara</text:span><text:span text:style-name="T25">c</text:span><text:span text:style-name="T15">ters in </text:span><text:span text:style-name="T25">l</text:span><text:span text:style-name="T15">ength.</text:span><text:span text:style-name="T11"> T</text:span><text:span text:style-name="T15">he</text:span><text:span text:style-name="T68"> </text:span><text:span text:style-name="T18">fil</text:span><text:span text:style-name="T28">e</text:span><text:span text:style-name="T18">n</text:span><text:span text:style-name="T24">a</text:span><text:span text:style-name="T18">me</text:span><text:span text:style-name="T22"> </text:span><text:span text:style-name="T11">m</text:span><text:span text:style-name="T15">ay be omitted if </text:span><text:span text:style-name="T25">y</text:span><text:span text:style-name="T15">ou a</text:span><text:span text:style-name="T25">r</text:span><text:span text:style-name="T15">e loadi</text:span><text:span text:style-name="T25">n</text:span><text:span text:style-name="T15">g from ta</text:span><text:span text:style-name="T25">p</text:span><text:span text:style-name="T15">e. In </text:span><text:span text:style-name="T25">t</text:span><text:span text:style-name="T15">his ca</text:span><text:span text:style-name="T25">s</text:span><text:span text:style-name="T15">e,</text:span><text:span text:style-name="T22"> </text:span><text:span text:style-name="T25">t</text:span><text:span text:style-name="T15">he ne</text:span><text:span text:style-name="T25">x</text:span><text:span text:style-name="T15">t program on</text:span><text:span text:style-name="T25"> </text:span><text:span text:style-name="T15">tape</text:span><text:span text:style-name="T25"> </text:span><text:span text:style-name="T15">will be load</text:span><text:span text:style-name="T25">e</text:span><text:span text:style-name="T15">d.</text:span></text:p>
      <text:p text:style-name="P89"/>
      <text:p text:style-name="P293"><text:span text:style-name="T15">The s</text:span><text:span text:style-name="T25">p</text:span><text:span text:style-name="T15">ecified</text:span><text:span text:style-name="T22"> </text:span><text:span text:style-name="T15">p</text:span><text:span text:style-name="T25">r</text:span><text:span text:style-name="T15">ogram wi</text:span><text:span text:style-name="T25">l</text:span><text:span text:style-name="T15">l be </text:span><text:span text:style-name="T25">l</text:span><text:span text:style-name="T15">oaded in</text:span><text:span text:style-name="T25">t</text:span><text:span text:style-name="T15">o memory usi</text:span><text:span text:style-name="T25">n</text:span><text:span text:style-name="T15">g the p</text:span><text:span text:style-name="T25">r</text:span><text:span text:style-name="T15">ogram's t</text:span><text:span text:style-name="T25">w</text:span><text:span text:style-name="T15">o</text:span><text:span text:style-name="T22">-</text:span><text:span text:style-name="T15">byte</text:span><text:span text:style-name="T25"> </text:span><text:span text:style-name="T15">h</text:span><text:span text:style-name="T25">e</text:span><text:span text:style-name="T15">ade</text:span><text:span text:style-name="T33">r</text:span><text:span text:style-name="T15">. The start</text:span><text:span text:style-name="T25"> </text:span><text:span text:style-name="T15">and </text:span><text:span text:style-name="T25">e</text:span><text:span text:style-name="T15">nd a</text:span><text:span text:style-name="T25">d</text:span><text:span text:style-name="T15">dress</text:span><text:span text:style-name="T22">e</text:span><text:span text:style-name="T15">s</text:span><text:span text:style-name="T25"> </text:span><text:span text:style-name="T15">of the pr</text:span><text:span text:style-name="T11">o</text:span><text:span text:style-name="T15">gram w</text:span><text:span text:style-name="T22">i</text:span><text:span text:style-name="T15">ll be di</text:span><text:span text:style-name="T11">s</text:span><text:span text:style-name="T15">play</text:span><text:span text:style-name="T25">e</text:span><text:span text:style-name="T15">d when the </text:span><text:span text:style-name="T25">l</text:span><text:span text:style-name="T15">aod is finis</text:span><text:span text:style-name="T25">h</text:span><text:span text:style-name="T15">ed.</text:span></text:p>
      <text:p text:style-name="P3"/>
      <text:p text:style-name="P61"><text:span text:style-name="T94">Selecting</text:span><text:span text:style-name="T95"> </text:span><text:span text:style-name="T94">the</text:span><text:span text:style-name="T95"> </text:span><text:span text:style-name="T94">Device</text:span></text:p>
      <text:p text:style-name="P6"/>
      <text:p text:style-name="P294"><text:span text:style-name="T15">Wh</text:span><text:span text:style-name="T25">e</text:span><text:span text:style-name="T15">n wAx</text:span><text:span text:style-name="T22"> </text:span><text:span text:style-name="T15">is s</text:span><text:span text:style-name="T25">t</text:span><text:span text:style-name="T15">art</text:span><text:span text:style-name="T25">e</text:span><text:span text:style-name="T15">d, it</text:span><text:span text:style-name="T22"> </text:span><text:span text:style-name="T25">d</text:span><text:span text:style-name="T15">efaults to </text:span><text:span text:style-name="T25">d</text:span><text:span text:style-name="T15">evice #</text:span><text:span text:style-name="T25">8</text:span><text:span text:style-name="T15">.</text:span><text:span text:style-name="T30"> </text:span><text:span text:style-name="T59">Y</text:span><text:span text:style-name="T11">o</text:span><text:span text:style-name="T15">u </text:span><text:span text:style-name="T25">c</text:span><text:span text:style-name="T15">an</text:span><text:span text:style-name="T22"> </text:span><text:span text:style-name="T25">c</text:span><text:span text:style-name="T15">h</text:span><text:span text:style-name="T25">a</text:span><text:span text:style-name="T15">nge the </text:span><text:span text:style-name="T25">d</text:span><text:span text:style-name="T15">evice num</text:span><text:span text:style-name="T25">b</text:span><text:span text:style-name="T15">er by ei</text:span><text:span text:style-name="T25">t</text:span><text:span text:style-name="T15">h</text:span><text:span text:style-name="T22">e</text:span><text:span text:style-name="T15">r initiat</text:span><text:span text:style-name="T25">i</text:span><text:span text:style-name="T15">ng a B</text:span><text:span text:style-name="T25">A</text:span><text:span text:style-name="T15">SIC LOAD </text:span><text:span text:style-name="T25">c</text:span><text:span text:style-name="T15">o</text:span><text:span text:style-name="T22">m</text:span><text:span text:style-name="T15">m</text:span><text:span text:style-name="T25">a</text:span><text:span text:style-name="T15">nd follow</text:span><text:span text:style-name="T25">e</text:span><text:span text:style-name="T15">d by pressi</text:span><text:span text:style-name="T25">n</text:span><text:span text:style-name="T15">g Sto</text:span><text:span text:style-name="T25">p</text:span><text:span text:style-name="T15">, or by se</text:span><text:span text:style-name="T25">t</text:span><text:span text:style-name="T15">ting t</text:span><text:span text:style-name="T25">h</text:span><text:span text:style-name="T15">e device address</text:span><text:span text:style-name="T25"> i</text:span><text:span text:style-name="T15">n memory:</text:span></text:p>
      <text:p text:style-name="P141"/>
      <text:p text:style-name="P132"><draw:g text:anchor-type="paragraph" draw:z-index="101" draw:name="drawingObject1088" draw:style-name="gr1"><draw:custom-shape draw:name="Shape 1089" draw:style-name="gr42" draw:text-style-name="P411" svg:width="0.6661in" svg:height="0.1559in" svg:x="1.6in" svg:y="0.002in"><text:p/><draw:enhanced-geometry draw:mirror-horizontal="false" draw:mirror-vertical="false" drawooo:sub-view-size="609600 142239" svg:viewBox="0 0 609600 142239" draw:type="ooxml-non-primitive" draw:enhanced-path="M 0 142239 L 0 0 609600 0 609600 142239 0 142239 N"/></draw:custom-shape><draw:custom-shape draw:name="Shape 1090" draw:style-name="gr43" draw:text-style-name="P411" svg:width="0.3177in" svg:height="0.1559in" svg:x="2.2665in" svg:y="0.002in"><text:p/><draw:enhanced-geometry draw:mirror-horizontal="false" draw:mirror-vertical="false" drawooo:sub-view-size="290829 142239" svg:viewBox="0 0 290829 142239" draw:type="ooxml-non-primitive" draw:enhanced-path="M 0 0 L 0 142239 290829 142239 290829 0 0 0 N"/></draw:custom-shape><draw:custom-shape draw:name="Shape 1091" draw:style-name="gr4" draw:text-style-name="P411" svg:width="0.4925in" svg:height="0.1559in" svg:x="2.5846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092" draw:style-name="gr5" draw:text-style-name="P411" svg:width="0.4913in" svg:height="0.1559in" svg:x="3.078in" svg:y="0.00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093" draw:style-name="gr6" draw:text-style-name="P411" svg:width="0.4933in" svg:height="0.1559in" svg:x="3.5693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094" draw:style-name="gr5" draw:text-style-name="P411" svg:width="0.4913in" svg:height="0.1559in" svg:x="4.0634in" svg:y="0.002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1095" draw:style-name="gr4" draw:text-style-name="P411" svg:width="0.4925in" svg:height="0.1559in" svg:x="4.5547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096" draw:style-name="gr5" draw:text-style-name="P411" svg:width="0.4913in" svg:height="0.1559in" svg:x="5.048in" svg:y="0.00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097" draw:style-name="gr4" draw:text-style-name="P411" svg:width="0.4925in" svg:height="0.1559in" svg:x="5.5398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098" draw:style-name="gr5" draw:text-style-name="P411" svg:width="0.4913in" svg:height="0.1559in" svg:x="6.0327in" svg:y="0.002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/draw:g><text:span text:style-name="T273">@</text:span><text:span text:style-name="T274">00</text:span><text:span text:style-name="T275">BA</text:span><text:span text:style-name="T273">:</text:span><text:span text:style-name="T274">01</text:span></text:p>
      <text:p text:style-name="P13"/>
      <text:p text:style-name="P13"/>
      <text:p text:style-name="P13"/>
      <text:p text:style-name="P295"/>
      <text:p text:style-name="P251"><text:span text:style-name="T89">- 21 -</text:span></text:p>
      <text:p text:style-name="P45"><text:span text:style-name="T92">Copy and Fill</text:span></text:p>
      <text:p text:style-name="P52"><text:span text:style-name="T57">T</text:span><text:span text:style-name="T15">o </text:span><text:span text:style-name="T11">c</text:span><text:span text:style-name="T15">o</text:span><text:span text:style-name="T22">p</text:span><text:span text:style-name="T15">y a b</text:span><text:span text:style-name="T11">l</text:span><text:span text:style-name="T15">ock of memory from </text:span><text:span text:style-name="T25">o</text:span><text:span text:style-name="T15">ne</text:span><text:span text:style-name="T25"> </text:span><text:span text:style-name="T15">loc</text:span><text:span text:style-name="T25">a</text:span><text:span text:style-name="T15">tion</text:span><text:span text:style-name="T22"> </text:span><text:span text:style-name="T25">t</text:span><text:span text:style-name="T15">o an</text:span><text:span text:style-name="T25">o</text:span><text:span text:style-name="T15">the</text:span><text:span text:style-name="T33">r</text:span><text:span text:style-name="T15">, </text:span><text:span text:style-name="T25">u</text:span><text:span text:style-name="T15">se</text:span></text:p>
      <text:p text:style-name="P197"/>
      <text:p text:style-name="P101"><draw:g text:anchor-type="paragraph" draw:z-index="10" draw:name="drawingObject1099" draw:style-name="gr1"><draw:custom-shape draw:name="Shape 1100" draw:style-name="gr203" draw:text-style-name="P411" svg:width="1.4161in" svg:height="0.1559in" svg:x="0.6in" svg:y="0.002in"><text:p/><draw:enhanced-geometry draw:mirror-horizontal="false" draw:mirror-vertical="false" drawooo:sub-view-size="1295398 142239" svg:viewBox="0 0 1295398 142239" draw:type="ooxml-non-primitive" draw:enhanced-path="M 0 142239 L 0 0 1295398 0 1295398 142239 0 142239 N"/></draw:custom-shape><draw:custom-shape draw:name="Shape 1101" draw:style-name="gr3" draw:text-style-name="P411" svg:width="0.0606in" svg:height="0.1559in" svg:x="2.0165in" svg:y="0.002in"><text:p/><draw:enhanced-geometry draw:mirror-horizontal="false" draw:mirror-vertical="false" drawooo:sub-view-size="55879 142239" svg:viewBox="0 0 55879 142239" draw:type="ooxml-non-primitive" draw:enhanced-path="M 0 0 L 0 142239 55879 142239 55879 0 0 0 N"/></draw:custom-shape><draw:custom-shape draw:name="Shape 1102" draw:style-name="gr5" draw:text-style-name="P411" svg:width="0.4913in" svg:height="0.1559in" svg:x="2.078in" svg:y="0.00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103" draw:style-name="gr6" draw:text-style-name="P411" svg:width="0.4933in" svg:height="0.1559in" svg:x="2.5693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104" draw:style-name="gr5" draw:text-style-name="P411" svg:width="0.4913in" svg:height="0.1559in" svg:x="3.0634in" svg:y="0.002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1105" draw:style-name="gr4" draw:text-style-name="P411" svg:width="0.4925in" svg:height="0.1559in" svg:x="3.5547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106" draw:style-name="gr5" draw:text-style-name="P411" svg:width="0.4913in" svg:height="0.1559in" svg:x="4.048in" svg:y="0.00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107" draw:style-name="gr4" draw:text-style-name="P411" svg:width="0.4925in" svg:height="0.1559in" svg:x="4.5398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108" draw:style-name="gr5" draw:text-style-name="P411" svg:width="0.4913in" svg:height="0.1559in" svg:x="5.0327in" svg:y="0.002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/draw:g><text:span text:style-name="T272">&amp;</text:span><text:span text:style-name="T270">st</text:span><text:span text:style-name="T271">a</text:span><text:span text:style-name="T270">rt</text:span><text:span text:style-name="T102"> </text:span><text:span text:style-name="T129">end</text:span><text:span text:style-name="T111"> </text:span><text:span text:style-name="T175">t</text:span><text:span text:style-name="T174">a</text:span><text:span text:style-name="T175">r</text:span><text:span text:style-name="T174">ge</text:span><text:span text:style-name="T175">t</text:span></text:p>
      <text:p text:style-name="P166"/>
      <text:p text:style-name="P34"><text:span text:style-name="T15">Where</text:span><text:span text:style-name="T22"> </text:span><text:span text:style-name="T18">start</text:span><text:span text:style-name="T15">,</text:span><text:span text:style-name="T22"> </text:span><text:span text:style-name="T28">e</text:span><text:span text:style-name="T18">n</text:span><text:span text:style-name="T24">d</text:span><text:span text:style-name="T15">, a</text:span><text:span text:style-name="T25">n</text:span><text:span text:style-name="T15">d</text:span><text:span text:style-name="T22"> </text:span><text:span text:style-name="T28">t</text:span><text:span text:style-name="T18">arget</text:span><text:span text:style-name="T15"> </text:span><text:span text:style-name="T22">a</text:span><text:span text:style-name="T15">re</text:span><text:span text:style-name="T25"> </text:span><text:span text:style-name="T15">16-b</text:span><text:span text:style-name="T25">i</text:span><text:span text:style-name="T15">t hex</text:span><text:span text:style-name="T25">a</text:span><text:span text:style-name="T15">decimal addres</text:span><text:span text:style-name="T11">s</text:span><text:span text:style-name="T15">es.</text:span></text:p>
      <text:p text:style-name="P3"/>
      <text:p text:style-name="P34"><text:span text:style-name="T94">Pattern</text:span><text:span text:style-name="T95"> </text:span><text:span text:style-name="T94">Fill</text:span></text:p>
      <text:p text:style-name="P296"><text:span text:style-name="T57">T</text:span><text:span text:style-name="T15">o fill a</text:span><text:span text:style-name="T25"> </text:span><text:span text:style-name="T15">block</text:span><text:span text:style-name="T25"> </text:span><text:span text:style-name="T15">of</text:span><text:span text:style-name="T25"> </text:span><text:span text:style-name="T15">memory w</text:span><text:span text:style-name="T25">i</text:span><text:span text:style-name="T15">th</text:span><text:span text:style-name="T22"> </text:span><text:span text:style-name="T15">a s</text:span><text:span text:style-name="T11">p</text:span><text:span text:style-name="T15">ecific byte pat</text:span><text:span text:style-name="T25">t</text:span><text:span text:style-name="T15">ern, use the</text:span><text:span text:style-name="T25"> </text:span><text:span text:style-name="T15">followi</text:span><text:span text:style-name="T25">n</text:span><text:span text:style-name="T15">g tw</text:span><text:span text:style-name="T22">o</text:span><text:span text:style-name="T15">-s</text:span><text:span text:style-name="T25">t</text:span><text:span text:style-name="T15">ep </text:span><text:span text:style-name="T22">p</text:span><text:span text:style-name="T11">r</text:span><text:span text:style-name="T15">ocess. First, set y</text:span><text:span text:style-name="T25">o</text:span><text:span text:style-name="T15">ur</text:span><text:span text:style-name="T22"> </text:span><text:span text:style-name="T15">pa</text:span><text:span text:style-name="T25">t</text:span><text:span text:style-name="T15">tern</text:span><text:span text:style-name="T25"> </text:span><text:span text:style-name="T15">on</text:span><text:span text:style-name="T25">c</text:span><text:span text:style-name="T15">e at the beg</text:span><text:span text:style-name="T11">i</text:span><text:span text:style-name="T15">n</text:span><text:span text:style-name="T22">n</text:span><text:span text:style-name="T15">i</text:span><text:span text:style-name="T25">n</text:span><text:span text:style-name="T15">g of t</text:span><text:span text:style-name="T25">h</text:span><text:span text:style-name="T15">e r</text:span><text:span text:style-name="T25">a</text:span><text:span text:style-name="T15">nge.</text:span><text:span text:style-name="T30"> </text:span><text:span text:style-name="T15">This </text:span><text:span text:style-name="T25">c</text:span><text:span text:style-name="T15">an be any </text:span><text:span text:style-name="T25">t</text:span><text:span text:style-name="T15">ype of</text:span><text:span text:style-name="T25"> </text:span><text:span text:style-name="T15">p</text:span><text:span text:style-name="T25">a</text:span><text:span text:style-name="T15">tt</text:span><text:span text:style-name="T22">e</text:span><text:span text:style-name="T15">r</text:span><text:span text:style-name="T25">n</text:span><text:span text:style-name="T15">, but </text:span><text:span text:style-name="T25">t</text:span><text:span text:style-name="T15">he</text:span><text:span text:style-name="T22"> </text:span><text:span text:style-name="T25">e</text:span><text:span text:style-name="T15">xample </text:span><text:span text:style-name="T25">w</text:span><text:span text:style-name="T22">i</text:span><text:span text:style-name="T15">ll u</text:span><text:span text:style-name="T25">s</text:span><text:span text:style-name="T15">e </text:span><text:span text:style-name="T25">t</text:span><text:span text:style-name="T15">he</text:span><text:span text:style-name="T22"> </text:span><text:span text:style-name="T25">t</text:span><text:span text:style-name="T15">ext edi</text:span><text:span text:style-name="T25">t</text:span><text:span text:style-name="T15">o</text:span><text:span text:style-name="T33">r</text:span><text:span text:style-name="T15">.</text:span><text:span text:style-name="T25"> </text:span><text:span text:style-name="T15">Se</text:span><text:span text:style-name="T25">c</text:span><text:span text:style-name="T15">o</text:span><text:span text:style-name="T25">n</text:span><text:span text:style-name="T15">d,</text:span><text:span text:style-name="T22"> </text:span><text:span text:style-name="T15">c</text:span><text:span text:style-name="T25">o</text:span><text:span text:style-name="T15">py that p</text:span><text:span text:style-name="T25">a</text:span><text:span text:style-name="T15">tt</text:span><text:span text:style-name="T22">e</text:span><text:span text:style-name="T11">r</text:span><text:span text:style-name="T15">n to the </text:span><text:span text:style-name="T25">d</text:span><text:span text:style-name="T15">estinati</text:span><text:span text:style-name="T25">o</text:span><text:span text:style-name="T15">n using the </text:span><text:span text:style-name="T25">p</text:span><text:span text:style-name="T15">ersistent c</text:span><text:span text:style-name="T25">o</text:span><text:span text:style-name="T15">unter (*</text:span><text:span text:style-name="T25">)</text:span><text:span text:style-name="T15">:</text:span></text:p>
      <text:p text:style-name="P197"/>
      <text:p text:style-name="P102"><draw:g text:anchor-type="paragraph" draw:z-index="62" draw:name="drawingObject1109" draw:style-name="gr1"><draw:custom-shape draw:name="Shape 1110" draw:style-name="gr35" draw:text-style-name="P411" svg:width="1.3331in" svg:height="0.1551in" svg:x="0.6in" svg:y="0.002in"><text:p/><draw:enhanced-geometry draw:mirror-horizontal="false" draw:mirror-vertical="false" drawooo:sub-view-size="1219198 142240" svg:viewBox="0 0 1219198 142240" draw:type="ooxml-non-primitive" draw:enhanced-path="M 0 142240 L 0 0 1219198 0 1219198 142240 0 142240 N"/></draw:custom-shape><draw:custom-shape draw:name="Shape 1111" draw:style-name="gr8" draw:text-style-name="P411" svg:width="0.1441in" svg:height="0.1551in" svg:x="1.9335in" svg:y="0.002in"><text:p/><draw:enhanced-geometry draw:mirror-horizontal="false" draw:mirror-vertical="false" drawooo:sub-view-size="132079 142240" svg:viewBox="0 0 132079 142240" draw:type="ooxml-non-primitive" draw:enhanced-path="M 0 142240 L 0 0 132079 0 132079 142240 0 142240 N"/></draw:custom-shape><draw:custom-shape draw:name="Shape 1112" draw:style-name="gr11" draw:text-style-name="P411" svg:width="0.4913in" svg:height="0.1551in" svg:x="2.078in" svg:y="0.002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1113" draw:style-name="gr15" draw:text-style-name="P411" svg:width="0.4933in" svg:height="0.1551in" svg:x="2.5693in" svg:y="0.002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114" draw:style-name="gr11" draw:text-style-name="P411" svg:width="0.4913in" svg:height="0.1551in" svg:x="3.0634in" svg:y="0.002in"><text:p/><draw:enhanced-geometry draw:mirror-horizontal="false" draw:mirror-vertical="false" drawooo:sub-view-size="449578 142240" svg:viewBox="0 0 449578 142240" draw:type="ooxml-non-primitive" draw:enhanced-path="M 0 142240 L 0 0 449578 0 449578 142240 0 142240 N"/></draw:custom-shape><draw:custom-shape draw:name="Shape 1115" draw:style-name="gr12" draw:text-style-name="P411" svg:width="0.4925in" svg:height="0.1551in" svg:x="3.5547in" svg:y="0.002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116" draw:style-name="gr11" draw:text-style-name="P411" svg:width="0.4913in" svg:height="0.1551in" svg:x="4.048in" svg:y="0.002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1117" draw:style-name="gr12" draw:text-style-name="P411" svg:width="0.4925in" svg:height="0.1551in" svg:x="4.5398in" svg:y="0.002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118" draw:style-name="gr11" draw:text-style-name="P411" svg:width="0.4913in" svg:height="0.1551in" svg:x="5.0327in" svg:y="0.002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1119" draw:style-name="gr109" draw:text-style-name="P411" svg:width="2.2496in" svg:height="0.1551in" svg:x="0.6in" svg:y="0.1583in"><text:p/><draw:enhanced-geometry draw:mirror-horizontal="false" draw:mirror-vertical="false" drawooo:sub-view-size="2057398 142241" svg:viewBox="0 0 2057398 142241" draw:type="ooxml-non-primitive" draw:enhanced-path="M 0 142241 L 0 0 2057398 0 2057398 142241 0 142241 N"/></draw:custom-shape><draw:custom-shape draw:name="Shape 1120" draw:style-name="gr110" draw:text-style-name="P411" svg:width="0.213in" svg:height="0.1551in" svg:x="2.85in" svg:y="0.1583in"><text:p/><draw:enhanced-geometry draw:mirror-horizontal="false" draw:mirror-vertical="false" drawooo:sub-view-size="194311 142241" svg:viewBox="0 0 194311 142241" draw:type="ooxml-non-primitive" draw:enhanced-path="M 0 142241 L 0 0 194311 0 194311 142241 0 142241 N"/></draw:custom-shape><draw:custom-shape draw:name="Shape 1121" draw:style-name="gr11" draw:text-style-name="P411" svg:width="0.4913in" svg:height="0.1551in" svg:x="3.0634in" svg:y="0.1583in"><text:p/><draw:enhanced-geometry draw:mirror-horizontal="false" draw:mirror-vertical="false" drawooo:sub-view-size="449578 142241" svg:viewBox="0 0 449578 142241" draw:type="ooxml-non-primitive" draw:enhanced-path="M 0 142241 L 0 0 449578 0 449578 142241 0 142241 N"/></draw:custom-shape><draw:custom-shape draw:name="Shape 1122" draw:style-name="gr12" draw:text-style-name="P411" svg:width="0.4925in" svg:height="0.1551in" svg:x="3.5547in" svg:y="0.1583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123" draw:style-name="gr11" draw:text-style-name="P411" svg:width="0.4913in" svg:height="0.1551in" svg:x="4.048in" svg:y="0.1583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1124" draw:style-name="gr12" draw:text-style-name="P411" svg:width="0.4925in" svg:height="0.1551in" svg:x="4.5398in" svg:y="0.1583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125" draw:style-name="gr11" draw:text-style-name="P411" svg:width="0.4913in" svg:height="0.1551in" svg:x="5.0327in" svg:y="0.1583in"><text:p/><draw:enhanced-geometry draw:mirror-horizontal="false" draw:mirror-vertical="false" drawooo:sub-view-size="449579 142241" svg:viewBox="0 0 449579 142241" draw:type="ooxml-non-primitive" draw:enhanced-path="M 0 0 L 0 142241 449579 142241 449579 0 0 0 N"/></draw:custom-shape></draw:g><text:span text:style-name="T108">@st</text:span><text:span text:style-name="T110">a</text:span><text:span text:style-name="T108">rt</text:span><text:span text:style-name="T102"> </text:span><text:span text:style-name="T276">"</text:span><text:span text:style-name="T277">pa</text:span><text:span text:style-name="T276">tt</text:span><text:span text:style-name="T277">e</text:span><text:span text:style-name="T276">r</text:span><text:span text:style-name="T277">n</text:span><text:span text:style-name="T276">"</text:span></text:p>
      <text:p text:style-name="P102"><text:span text:style-name="T272">&amp;</text:span><text:span text:style-name="T270">st</text:span><text:span text:style-name="T271">a</text:span><text:span text:style-name="T270">rt</text:span><text:span text:style-name="T102"> </text:span><text:span text:style-name="T205">end</text:span><text:span text:style-name="T204">-</text:span><text:span text:style-name="T205">pa</text:span><text:span text:style-name="T204">tt</text:span><text:span text:style-name="T205">e</text:span><text:span text:style-name="T204">r</text:span><text:span text:style-name="T205">n_</text:span><text:span text:style-name="T204">l</text:span><text:span text:style-name="T205">eng</text:span><text:span text:style-name="T204">t</text:span><text:span text:style-name="T205">h</text:span><text:span text:style-name="T102"> </text:span><text:span text:style-name="T233">*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98"/>
      <text:p text:style-name="P223"><text:span text:style-name="T89">- 22 -</text:span></text:p>
      <text:p text:style-name="P72"><text:span text:style-name="T92">Search</text:span></text:p>
      <text:p text:style-name="P300"><text:span text:style-name="T15">wAx sup</text:span><text:span text:style-name="T25">p</text:span><text:span text:style-name="T15">orts t</text:span><text:span text:style-name="T22">h</text:span><text:span text:style-name="T11">r</text:span><text:span text:style-name="T15">ee</text:span><text:span text:style-name="T22"> </text:span><text:span text:style-name="T15">ki</text:span><text:span text:style-name="T25">n</text:span><text:span text:style-name="T15">ds of memory </text:span><text:span text:style-name="T11">s</text:span><text:span text:style-name="T15">earch: hex sear</text:span><text:span text:style-name="T11">c</text:span><text:span text:style-name="T15">h, text </text:span><text:span text:style-name="T25">s</text:span><text:span text:style-name="T15">earch, and </text:span><text:span text:style-name="T11">c</text:span><text:span text:style-name="T15">o</text:span><text:span text:style-name="T22">d</text:span><text:span text:style-name="T15">e sear</text:span><text:span text:style-name="T11">c</text:span><text:span text:style-name="T15">h. The bas</text:span><text:span text:style-name="T25">i</text:span><text:span text:style-name="T15">c syntax for </text:span><text:span text:style-name="T25">s</text:span><text:span text:style-name="T15">earch </text:span><text:span text:style-name="T25">i</text:span><text:span text:style-name="T15">s:</text:span></text:p>
      <text:p text:style-name="P21"/>
      <text:p text:style-name="P132"><draw:g text:anchor-type="paragraph" draw:z-index="21" draw:name="drawingObject1126" draw:style-name="gr1"><draw:custom-shape draw:name="Shape 1127" draw:style-name="gr75" draw:text-style-name="P411" svg:width="1.0831in" svg:height="0.1559in" svg:x="1.6in" svg:y="0.0035in"><text:p/><draw:enhanced-geometry draw:mirror-horizontal="false" draw:mirror-vertical="false" drawooo:sub-view-size="990600 142241" svg:viewBox="0 0 990600 142241" draw:type="ooxml-non-primitive" draw:enhanced-path="M 0 142241 L 0 0 990600 0 990600 142241 0 142241 N"/></draw:custom-shape><draw:custom-shape draw:name="Shape 1128" draw:style-name="gr76" draw:text-style-name="P411" svg:width="0.3941in" svg:height="0.1559in" svg:x="2.6835in" svg:y="0.0035in"><text:p/><draw:enhanced-geometry draw:mirror-horizontal="false" draw:mirror-vertical="false" drawooo:sub-view-size="360679 142241" svg:viewBox="0 0 360679 142241" draw:type="ooxml-non-primitive" draw:enhanced-path="M 0 0 L 0 142241 360679 142241 360679 0 0 0 N"/></draw:custom-shape><draw:custom-shape draw:name="Shape 1129" draw:style-name="gr5" draw:text-style-name="P411" svg:width="0.4913in" svg:height="0.1559in" svg:x="3.078in" svg:y="0.0035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1130" draw:style-name="gr6" draw:text-style-name="P411" svg:width="0.4933in" svg:height="0.1559in" svg:x="3.5693in" svg:y="0.003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131" draw:style-name="gr5" draw:text-style-name="P411" svg:width="0.4913in" svg:height="0.1559in" svg:x="4.0634in" svg:y="0.0035in"><text:p/><draw:enhanced-geometry draw:mirror-horizontal="false" draw:mirror-vertical="false" drawooo:sub-view-size="449578 142241" svg:viewBox="0 0 449578 142241" draw:type="ooxml-non-primitive" draw:enhanced-path="M 0 142241 L 0 0 449578 0 449578 142241 0 142241 N"/></draw:custom-shape><draw:custom-shape draw:name="Shape 1132" draw:style-name="gr4" draw:text-style-name="P411" svg:width="0.4925in" svg:height="0.1559in" svg:x="4.5547in" svg:y="0.003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133" draw:style-name="gr5" draw:text-style-name="P411" svg:width="0.4913in" svg:height="0.1559in" svg:x="5.048in" svg:y="0.0035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1134" draw:style-name="gr4" draw:text-style-name="P411" svg:width="0.4925in" svg:height="0.1559in" svg:x="5.5398in" svg:y="0.003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135" draw:style-name="gr5" draw:text-style-name="P411" svg:width="0.4913in" svg:height="0.1559in" svg:x="6.0327in" svg:y="0.0035in"><text:p/><draw:enhanced-geometry draw:mirror-horizontal="false" draw:mirror-vertical="false" drawooo:sub-view-size="449579 142241" svg:viewBox="0 0 449579 142241" draw:type="ooxml-non-primitive" draw:enhanced-path="M 0 0 L 0 142241 449579 142241 449579 0 0 0 N"/></draw:custom-shape></draw:g><text:span text:style-name="T149">/</text:span><text:span text:style-name="T148">add</text:span><text:span text:style-name="T149">r</text:span><text:span text:style-name="T111"> </text:span><text:span text:style-name="T147">pa</text:span><text:span text:style-name="T145">tt</text:span><text:span text:style-name="T147">e</text:span><text:span text:style-name="T145">r</text:span><text:span text:style-name="T147">n</text:span></text:p>
      <text:p text:style-name="P167"/>
      <text:p text:style-name="P301"><text:span text:style-name="T15">where </text:span><text:span text:style-name="T18">addr</text:span><text:span text:style-name="T15"> is a</text:span><text:span text:style-name="T25"> </text:span><text:span text:style-name="T15">valid 16-bit </text:span><text:span text:style-name="T25">h</text:span><text:span text:style-name="T15">e</text:span><text:span text:style-name="T25">x</text:span><text:span text:style-name="T15">ad</text:span><text:span text:style-name="T22">e</text:span><text:span text:style-name="T15">cimal </text:span><text:span text:style-name="T25">a</text:span><text:span text:style-name="T15">dd</text:span><text:span text:style-name="T25">r</text:span><text:span text:style-name="T15">ess, and</text:span><text:span text:style-name="T66"> </text:span><text:span text:style-name="T18">patt</text:span><text:span text:style-name="T24">e</text:span><text:span text:style-name="T14">r</text:span><text:span text:style-name="T18">n</text:span><text:span text:style-name="T22"> </text:span><text:span text:style-name="T15">is one of </text:span><text:span text:style-name="T25">t</text:span><text:span text:style-name="T15">hr</text:span><text:span text:style-name="T25">e</text:span><text:span text:style-name="T15">e types </text:span><text:span text:style-name="T25">o</text:span><text:span text:style-name="T15">f s</text:span><text:span text:style-name="T25">e</text:span><text:span text:style-name="T15">arch reques</text:span><text:span text:style-name="T22">t</text:span><text:span text:style-name="T25">s</text:span><text:span text:style-name="T15">. Search </text:span><text:span text:style-name="T11">s</text:span><text:span text:style-name="T15">e</text:span><text:span text:style-name="T22">a</text:span><text:span text:style-name="T15">rc</text:span><text:span text:style-name="T25">h</text:span><text:span text:style-name="T15">es </text:span><text:span text:style-name="T25">f</text:span><text:span text:style-name="T15">or the pat</text:span><text:span text:style-name="T25">t</text:span><text:span text:style-name="T15">ern </text:span><text:span text:style-name="T25">f</text:span><text:span text:style-name="T15">or 4096 by</text:span><text:span text:style-name="T25">t</text:span><text:span text:style-name="T15">es (4K), </text:span><text:span text:style-name="T25">s</text:span><text:span text:style-name="T15">tarti</text:span><text:span text:style-name="T25">n</text:span><text:span text:style-name="T15">g </text:span><text:span text:style-name="T22">a</text:span><text:span text:style-name="T15">t t</text:span><text:span text:style-name="T25">h</text:span><text:span text:style-name="T15">e s</text:span><text:span text:style-name="T25">p</text:span><text:span text:style-name="T15">ecified</text:span><text:span text:style-name="T22"> </text:span><text:span text:style-name="T15">add</text:span><text:span text:style-name="T11">r</text:span><text:span text:style-name="T15">ess.</text:span><text:span text:style-name="T22"> </text:span><text:span text:style-name="T15">W</text:span><text:span text:style-name="T25">h</text:span><text:span text:style-name="T15">en the</text:span><text:span text:style-name="T25"> </text:span><text:span text:style-name="T15">se</text:span><text:span text:style-name="T22">a</text:span><text:span text:style-name="T15">r</text:span><text:span text:style-name="T11">c</text:span><text:span text:style-name="T15">h is complete, </text:span><text:span text:style-name="T25">w</text:span><text:span text:style-name="T15">Ax </text:span><text:span text:style-name="T22">d</text:span><text:span text:style-name="T15">i</text:span><text:span text:style-name="T11">s</text:span><text:span text:style-name="T15">plays </text:span><text:span text:style-name="T22">t</text:span><text:span text:style-name="T25">h</text:span><text:span text:style-name="T15">e end a</text:span><text:span text:style-name="T25">d</text:span><text:span text:style-name="T15">dress, pre</text:span><text:span text:style-name="T25">c</text:span><text:span text:style-name="T15">eded by /</text:span></text:p>
      <text:p text:style-name="P89"/>
      <text:p text:style-name="P62"><text:span text:style-name="T57">T</text:span><text:span text:style-name="T15">o </text:span><text:span text:style-name="T25">e</text:span><text:span text:style-name="T15">xt</text:span><text:span text:style-name="T25">e</text:span><text:span text:style-name="T15">nd t</text:span><text:span text:style-name="T25">h</text:span><text:span text:style-name="T15">e search </text:span><text:span text:style-name="T25">b</text:span><text:span text:style-name="T15">eyond 4K, ho</text:span><text:span text:style-name="T11">l</text:span><text:span text:style-name="T15">d </text:span><text:span text:style-name="T22">d</text:span><text:span text:style-name="T15">o</text:span><text:span text:style-name="T25">w</text:span><text:span text:style-name="T15">n </text:span><text:span text:style-name="T25">t</text:span><text:span text:style-name="T15">he</text:span><text:span text:style-name="T22"> </text:span><text:span text:style-name="T15">S</text:span><text:span text:style-name="T25">H</text:span><text:span text:style-name="T15">IFT</text:span><text:span text:style-name="T30"> </text:span><text:span text:style-name="T15">k</text:span><text:span text:style-name="T25">e</text:span><text:span text:style-name="T52">y</text:span><text:span text:style-name="T15">, or en</text:span><text:span text:style-name="T25">g</text:span><text:span text:style-name="T15">a</text:span><text:span text:style-name="T25">g</text:span><text:span text:style-name="T15">e </text:span><text:span text:style-name="T22">S</text:span><text:span text:style-name="T15">HIFT</text:span><text:span text:style-name="T30"> </text:span><text:span text:style-name="T25">L</text:span><text:span text:style-name="T15">OCK.</text:span><text:span text:style-name="T30"> </text:span><text:span text:style-name="T11">T</text:span><text:span text:style-name="T15">he s</text:span><text:span text:style-name="T25">e</text:span><text:span text:style-name="T15">arch wi</text:span><text:span text:style-name="T22">l</text:span><text:span text:style-name="T15">l </text:span><text:span text:style-name="T25">c</text:span><text:span text:style-name="T15">ontinue as l</text:span><text:span text:style-name="T11">o</text:span><text:span text:style-name="T15">ng</text:span><text:span text:style-name="T22"> </text:span><text:span text:style-name="T15">as SHIFT</text:span><text:span text:style-name="T30"> </text:span><text:span text:style-name="T25">i</text:span><text:span text:style-name="T15">s </text:span><text:span text:style-name="T25">e</text:span><text:span text:style-name="T15">nga</text:span><text:span text:style-name="T25">g</text:span><text:span text:style-name="T15">ed.</text:span><text:span text:style-name="T11"> </text:span><text:span text:style-name="T37">T</text:span><text:span text:style-name="T15">o ex</text:span><text:span text:style-name="T25">i</text:span><text:span text:style-name="T15">t the </text:span><text:span text:style-name="T25">s</text:span><text:span text:style-name="T15">earch</text:span><text:span text:style-name="T22"> </text:span><text:span text:style-name="T25">b</text:span><text:span text:style-name="T15">efore </text:span><text:span text:style-name="T25">4</text:span><text:span text:style-name="T15">K, </text:span><text:span text:style-name="T22">p</text:span><text:span text:style-name="T11">r</text:span><text:span text:style-name="T15">ess S</text:span><text:span text:style-name="T30">T</text:span><text:span text:style-name="T15">O</text:span><text:span text:style-name="T83">P</text:span><text:span text:style-name="T15">.</text:span><text:span text:style-name="T25"> </text:span><text:span text:style-name="T15">wAx wi</text:span><text:span text:style-name="T25">l</text:span><text:span text:style-name="T15">l</text:span><text:span text:style-name="T22"> d</text:span><text:span text:style-name="T15">i</text:span><text:span text:style-name="T11">s</text:span><text:span text:style-name="T15">play the</text:span><text:span text:style-name="T25"> </text:span><text:span text:style-name="T15">address </text:span><text:span text:style-name="T25">t</text:span><text:span text:style-name="T15">hat wou</text:span><text:span text:style-name="T25">l</text:span><text:span text:style-name="T15">d have be</text:span><text:span text:style-name="T25">e</text:span><text:span text:style-name="T15">n </text:span><text:span text:style-name="T25">s</text:span><text:span text:style-name="T15">earc</text:span><text:span text:style-name="T25">h</text:span><text:span text:style-name="T15">ed</text:span><text:span text:style-name="T22"> </text:span><text:span text:style-name="T25">n</text:span><text:span text:style-name="T15">ext </text:span><text:span text:style-name="T25">i</text:span><text:span text:style-name="T15">f you had not pres</text:span><text:span text:style-name="T25">s</text:span><text:span text:style-name="T15">ed</text:span><text:span text:style-name="T22"> </text:span><text:span text:style-name="T15">S</text:span><text:span text:style-name="T50">T</text:span><text:span text:style-name="T15">O</text:span><text:span text:style-name="T83">P</text:span><text:span text:style-name="T15">.</text:span></text:p>
      <text:p text:style-name="P3"/>
      <text:p text:style-name="P61"><text:span text:style-name="T94">Hex</text:span><text:span text:style-name="T95"> </text:span><text:span text:style-name="T94">Search</text:span></text:p>
      <text:p text:style-name="P139"><draw:g text:anchor-type="paragraph" draw:z-index="84" draw:name="drawingObject1136" draw:style-name="gr1"><draw:custom-shape draw:name="Shape 1137" draw:style-name="gr81" draw:text-style-name="P411" svg:width="3.5835in" svg:height="0.1559in" svg:x="1.6in" svg:y="0.0827in"><text:p/><draw:enhanced-geometry draw:mirror-horizontal="false" draw:mirror-vertical="false" drawooo:sub-view-size="3276601 142239" svg:viewBox="0 0 3276601 142239" draw:type="ooxml-non-primitive" draw:enhanced-path="M 0 142239 L 0 0 3276601 0 3276601 142239 0 142239 N"/></draw:custom-shape><draw:custom-shape draw:name="Shape 1138" draw:style-name="gr82" draw:text-style-name="P411" svg:width="0.3551in" svg:height="0.1559in" svg:x="5.1839in" svg:y="0.0827in"><text:p/><draw:enhanced-geometry draw:mirror-horizontal="false" draw:mirror-vertical="false" drawooo:sub-view-size="325118 142239" svg:viewBox="0 0 325118 142239" draw:type="ooxml-non-primitive" draw:enhanced-path="M 0 142239 L 0 0 325118 0 325118 142239 0 142239 N"/></draw:custom-shape><draw:custom-shape draw:name="Shape 1139" draw:style-name="gr4" draw:text-style-name="P411" svg:width="0.4925in" svg:height="0.1559in" svg:x="5.5398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140" draw:style-name="gr5" draw:text-style-name="P411" svg:width="0.4913in" svg:height="0.1559in" svg:x="6.0327in" svg:y="0.0827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/draw:g><text:span text:style-name="T149">/</text:span><text:span text:style-name="T148">add</text:span><text:span text:style-name="T149">r:</text:span><text:span text:style-name="T148">nn</text:span><text:span text:style-name="T102"> </text:span><text:span text:style-name="T239">[</text:span><text:span text:style-name="T240">nn</text:span><text:span text:style-name="T239">]</text:span><text:span text:style-name="T111"> </text:span><text:span text:style-name="T239">[</text:span><text:span text:style-name="T240">nn</text:span><text:span text:style-name="T239">]</text:span><text:span text:style-name="T111"> </text:span><text:span text:style-name="T239">[</text:span><text:span text:style-name="T240">nn</text:span><text:span text:style-name="T239">]</text:span><text:span text:style-name="T102"> </text:span><text:span text:style-name="T239">[</text:span><text:span text:style-name="T240">nn</text:span><text:span text:style-name="T239">]</text:span><text:span text:style-name="T102"> </text:span><text:span text:style-name="T239">[</text:span><text:span text:style-name="T240">nn</text:span><text:span text:style-name="T239">]</text:span><text:span text:style-name="T111"> </text:span><text:span text:style-name="T239">[</text:span><text:span text:style-name="T240">nn</text:span><text:span text:style-name="T239">]</text:span><text:span text:style-name="T102"> </text:span><text:span text:style-name="T239">[</text:span><text:span text:style-name="T240">nn</text:span><text:span text:style-name="T239">]</text:span></text:p>
      <text:p text:style-name="P116"/>
      <text:p text:style-name="P61"><text:span text:style-name="T15">After the </text:span><text:span text:style-name="T25">a</text:span><text:span text:style-name="T15">dd</text:span><text:span text:style-name="T25">r</text:span><text:span text:style-name="T15">ess, en</text:span><text:span text:style-name="T25">t</text:span><text:span text:style-name="T15">er</text:span><text:span text:style-name="T22"> </text:span><text:span text:style-name="T25">c</text:span><text:span text:style-name="T15">olon, and </text:span><text:span text:style-name="T25">t</text:span><text:span text:style-name="T15">hen </text:span><text:span text:style-name="T25">u</text:span><text:span text:style-name="T15">p to e</text:span><text:span text:style-name="T25">i</text:span><text:span text:style-name="T15">ght h</text:span><text:span text:style-name="T25">e</text:span><text:span text:style-name="T15">xa</text:span><text:span text:style-name="T25">d</text:span><text:span text:style-name="T15">ecimal bytes.</text:span></text:p>
      <text:p text:style-name="P3"/>
      <text:p text:style-name="P61"><text:span text:style-name="T94">Text</text:span><text:span text:style-name="T95"> </text:span><text:span text:style-name="T94">Search</text:span></text:p>
      <text:p text:style-name="P137"><draw:g text:anchor-type="paragraph" draw:z-index="91" draw:name="drawingObject1141" draw:style-name="gr1"><draw:custom-shape draw:name="Shape 1142" draw:style-name="gr64" draw:text-style-name="P411" svg:width="1.1661in" svg:height="0.1559in" svg:x="1.6in" svg:y="0.0827in"><text:p/><draw:enhanced-geometry draw:mirror-horizontal="false" draw:mirror-vertical="false" drawooo:sub-view-size="1066800 142239" svg:viewBox="0 0 1066800 142239" draw:type="ooxml-non-primitive" draw:enhanced-path="M 0 142239 L 0 0 1066800 0 1066800 142239 0 142239 N"/></draw:custom-shape><draw:custom-shape draw:name="Shape 1143" draw:style-name="gr65" draw:text-style-name="P411" svg:width="0.3106in" svg:height="0.1559in" svg:x="2.7665in" svg:y="0.0827in"><text:p/><draw:enhanced-geometry draw:mirror-horizontal="false" draw:mirror-vertical="false" drawooo:sub-view-size="284479 142239" svg:viewBox="0 0 284479 142239" draw:type="ooxml-non-primitive" draw:enhanced-path="M 0 0 L 0 142239 284479 142239 284479 0 0 0 N"/></draw:custom-shape><draw:custom-shape draw:name="Shape 1144" draw:style-name="gr5" draw:text-style-name="P411" svg:width="0.4913in" svg:height="0.1559in" svg:x="3.078in" svg:y="0.0827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145" draw:style-name="gr6" draw:text-style-name="P411" svg:width="0.4933in" svg:height="0.1559in" svg:x="3.5693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146" draw:style-name="gr5" draw:text-style-name="P411" svg:width="0.4913in" svg:height="0.1559in" svg:x="4.0634in" svg:y="0.0827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1147" draw:style-name="gr4" draw:text-style-name="P411" svg:width="0.4925in" svg:height="0.1559in" svg:x="4.5547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148" draw:style-name="gr5" draw:text-style-name="P411" svg:width="0.4913in" svg:height="0.1559in" svg:x="5.048in" svg:y="0.0827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149" draw:style-name="gr4" draw:text-style-name="P411" svg:width="0.4925in" svg:height="0.1559in" svg:x="5.5398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150" draw:style-name="gr5" draw:text-style-name="P411" svg:width="0.4913in" svg:height="0.1559in" svg:x="6.0327in" svg:y="0.0827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/draw:g><text:span text:style-name="T149">/</text:span><text:span text:style-name="T148">add</text:span><text:span text:style-name="T149">r</text:span><text:span text:style-name="T111"> </text:span><text:span text:style-name="T264">"stri</text:span><text:span text:style-name="T265">ng</text:span><text:span text:style-name="T264">"</text:span></text:p>
      <text:p text:style-name="P161"/>
      <text:p text:style-name="P61"><text:span text:style-name="T15">After the </text:span><text:span text:style-name="T25">a</text:span><text:span text:style-name="T15">dd</text:span><text:span text:style-name="T25">r</text:span><text:span text:style-name="T15">ess, en</text:span><text:span text:style-name="T25">t</text:span><text:span text:style-name="T15">er</text:span><text:span text:style-name="T22"> </text:span><text:span text:style-name="T15">a </text:span><text:span text:style-name="T25">q</text:span><text:span text:style-name="T15">u</text:span><text:span text:style-name="T25">o</text:span><text:span text:style-name="T15">ted string of </text:span><text:span text:style-name="T25">u</text:span><text:span text:style-name="T15">p to </text:span><text:span text:style-name="T25">1</text:span><text:span text:style-name="T15">6 </text:span><text:span text:style-name="T25">c</text:span><text:span text:style-name="T15">hara</text:span><text:span text:style-name="T25">c</text:span><text:span text:style-name="T15">ters in</text:span><text:span text:style-name="T22"> </text:span><text:span text:style-name="T11">l</text:span><text:span text:style-name="T15">ength.</text:span></text:p>
      <text:p text:style-name="P2"/>
      <text:p text:style-name="P91"/>
      <text:p text:style-name="P61"><text:span text:style-name="T94">Code</text:span><text:span text:style-name="T95"> </text:span><text:span text:style-name="T94">Search</text:span></text:p>
      <text:p text:style-name="P139"><draw:g text:anchor-type="paragraph" draw:z-index="98" draw:name="drawingObject1151" draw:style-name="gr1"><draw:custom-shape draw:name="Shape 1152" draw:style-name="gr53" draw:text-style-name="P411" svg:width="1.5831in" svg:height="0.1559in" svg:x="1.6in" svg:y="0.0827in"><text:p/><draw:enhanced-geometry draw:mirror-horizontal="false" draw:mirror-vertical="false" drawooo:sub-view-size="1447800 142239" svg:viewBox="0 0 1447800 142239" draw:type="ooxml-non-primitive" draw:enhanced-path="M 0 142239 L 0 0 1447800 0 1447800 142239 0 142239 N"/></draw:custom-shape><draw:custom-shape draw:name="Shape 1153" draw:style-name="gr54" draw:text-style-name="P411" svg:width="0.3858in" svg:height="0.1559in" svg:x="3.1835in" svg:y="0.0827in"><text:p/><draw:enhanced-geometry draw:mirror-horizontal="false" draw:mirror-vertical="false" drawooo:sub-view-size="353061 142239" svg:viewBox="0 0 353061 142239" draw:type="ooxml-non-primitive" draw:enhanced-path="M 0 142239 L 0 0 353061 0 353061 142239 0 142239 N"/></draw:custom-shape><draw:custom-shape draw:name="Shape 1154" draw:style-name="gr6" draw:text-style-name="P411" svg:width="0.4933in" svg:height="0.1559in" svg:x="3.5693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155" draw:style-name="gr5" draw:text-style-name="P411" svg:width="0.4913in" svg:height="0.1559in" svg:x="4.0634in" svg:y="0.0827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1156" draw:style-name="gr4" draw:text-style-name="P411" svg:width="0.4925in" svg:height="0.1559in" svg:x="4.5547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157" draw:style-name="gr5" draw:text-style-name="P411" svg:width="0.4913in" svg:height="0.1559in" svg:x="5.048in" svg:y="0.0827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158" draw:style-name="gr4" draw:text-style-name="P411" svg:width="0.4925in" svg:height="0.1559in" svg:x="5.5398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159" draw:style-name="gr5" draw:text-style-name="P411" svg:width="0.4913in" svg:height="0.1559in" svg:x="6.0327in" svg:y="0.0827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/draw:g><text:span text:style-name="T149">/</text:span><text:span text:style-name="T148">add</text:span><text:span text:style-name="T149">r</text:span><text:span text:style-name="T111"> </text:span><text:span text:style-name="T158">m</text:span><text:span text:style-name="T159">ne</text:span><text:span text:style-name="T102"> </text:span><text:span text:style-name="T108">[</text:span><text:span text:style-name="T110">ope</text:span><text:span text:style-name="T108">r</text:span><text:span text:style-name="T110">and</text:span><text:span text:style-name="T108">]</text:span></text:p>
      <text:p text:style-name="P117"/>
      <text:p text:style-name="P61"><text:span text:style-name="T15">After the </text:span><text:span text:style-name="T25">a</text:span><text:span text:style-name="T15">dd</text:span><text:span text:style-name="T25">r</text:span><text:span text:style-name="T15">ess, en</text:span><text:span text:style-name="T25">t</text:span><text:span text:style-name="T15">er</text:span><text:span text:style-name="T22"> </text:span><text:span text:style-name="T15">a </text:span><text:span text:style-name="T25">6</text:span><text:span text:style-name="T15">5</text:span><text:span text:style-name="T25">0</text:span><text:span text:style-name="T15">2 ins</text:span><text:span text:style-name="T22">t</text:span><text:span text:style-name="T11">r</text:span><text:span text:style-name="T15">uction.</text:span></text:p>
      <text:p text:style-name="P89"/>
      <text:p text:style-name="P302"><text:span text:style-name="T15">Code Search is a</text:span><text:span text:style-name="T25"> </text:span><text:span text:style-name="T15">di</text:span><text:span text:style-name="T25">s</text:span><text:span text:style-name="T15">assembly </text:span><text:span text:style-name="T25">s</text:span><text:span text:style-name="T15">earch th</text:span><text:span text:style-name="T25">a</text:span><text:span text:style-name="T15">t s</text:span><text:span text:style-name="T25">t</text:span><text:span text:style-name="T15">arts </text:span><text:span text:style-name="T22">d</text:span><text:span text:style-name="T15">isas</text:span><text:span text:style-name="T25">s</text:span><text:span text:style-name="T15">embling at </text:span><text:span text:style-name="T25">t</text:span><text:span text:style-name="T15">he s</text:span><text:span text:style-name="T11">p</text:span><text:span text:style-name="T15">ecified</text:span><text:span text:style-name="T22"> </text:span><text:span text:style-name="T15">add</text:span><text:span text:style-name="T11">r</text:span><text:span text:style-name="T15">ess, rather t</text:span><text:span text:style-name="T25">h</text:span><text:span text:style-name="T15">an a </text:span><text:span text:style-name="T25">b</text:span><text:span text:style-name="T15">yte-by-b</text:span><text:span text:style-name="T25">y</text:span><text:span text:style-name="T15">te</text:span><text:span text:style-name="T22"> </text:span><text:span text:style-name="T25">p</text:span><text:span text:style-name="T15">attern </text:span><text:span text:style-name="T25">s</text:span><text:span text:style-name="T15">earc</text:span><text:span text:style-name="T25">h</text:span><text:span text:style-name="T15">. </text:span><text:span text:style-name="T22">S</text:span><text:span text:style-name="T15">o t</text:span><text:span text:style-name="T25">h</text:span><text:span text:style-name="T15">e re</text:span><text:span text:style-name="T25">s</text:span><text:span text:style-name="T15">ults may di</text:span><text:span text:style-name="T50">f</text:span><text:span text:style-name="T15">fer de</text:span><text:span text:style-name="T25">p</text:span><text:span text:style-name="T15">ending on the address p</text:span><text:span text:style-name="T25">r</text:span><text:span text:style-name="T15">ovid</text:span><text:span text:style-name="T25">e</text:span><text:span text:style-name="T15">d.</text:span></text:p>
      <text:p text:style-name="P2"/>
      <text:p text:style-name="P131"/>
      <text:p text:style-name="P251"><text:span text:style-name="T89">- 23 -</text:span></text:p>
      <text:p text:style-name="P46"><text:span text:style-name="T92">Assertion Tester</text:span></text:p>
      <text:p text:style-name="P52"><text:span text:style-name="T57">T</text:span><text:span text:style-name="T15">o </text:span><text:span text:style-name="T25">t</text:span><text:span text:style-name="T15">est</text:span><text:span text:style-name="T25"> </text:span><text:span text:style-name="T15">memory-bas</text:span><text:span text:style-name="T25">e</text:span><text:span text:style-name="T15">d </text:span><text:span text:style-name="T22">a</text:span><text:span text:style-name="T15">s</text:span><text:span text:style-name="T25">s</text:span><text:span text:style-name="T15">ertion</text:span><text:span text:style-name="T25">s</text:span><text:span text:style-name="T15">, u</text:span><text:span text:style-name="T25">s</text:span><text:span text:style-name="T15">e</text:span></text:p>
      <text:p text:style-name="P21"/>
      <text:p text:style-name="P101"><draw:g text:anchor-type="paragraph" draw:z-index="11" draw:name="drawingObject1160" draw:style-name="gr1"><draw:custom-shape draw:name="Shape 1161" draw:style-name="gr81" draw:text-style-name="P411" svg:width="3.5835in" svg:height="0.1559in" svg:x="0.6in" svg:y="0.0035in"><text:p/><draw:enhanced-geometry draw:mirror-horizontal="false" draw:mirror-vertical="false" drawooo:sub-view-size="3276600 142241" svg:viewBox="0 0 3276600 142241" draw:type="ooxml-non-primitive" draw:enhanced-path="M 0 142241 L 0 0 3276600 0 3276600 142241 0 142241 N"/></draw:custom-shape><draw:custom-shape draw:name="Shape 1162" draw:style-name="gr82" draw:text-style-name="P411" svg:width="0.3551in" svg:height="0.1559in" svg:x="4.1839in" svg:y="0.0035in"><text:p/><draw:enhanced-geometry draw:mirror-horizontal="false" draw:mirror-vertical="false" drawooo:sub-view-size="325118 142241" svg:viewBox="0 0 325118 142241" draw:type="ooxml-non-primitive" draw:enhanced-path="M 0 142241 L 0 0 325118 0 325118 142241 0 142241 N"/></draw:custom-shape><draw:custom-shape draw:name="Shape 1163" draw:style-name="gr4" draw:text-style-name="P411" svg:width="0.4925in" svg:height="0.1559in" svg:x="4.5398in" svg:y="0.0035in"><text:p/><draw:enhanced-geometry draw:mirror-horizontal="false" draw:mirror-vertical="false" drawooo:sub-view-size="450850 142241" svg:viewBox="0 0 450850 142241" draw:type="ooxml-non-primitive" draw:enhanced-path="M 0 0 L 0 142241 450850 142241 450850 0 0 0 N"/></draw:custom-shape></draw:g><text:span text:style-name="T185">=</text:span><text:span text:style-name="T186">add</text:span><text:span text:style-name="T183">r</text:span><text:span text:style-name="T102"> </text:span><text:span text:style-name="T129">nn</text:span><text:span text:style-name="T111"> </text:span><text:span text:style-name="T239">[</text:span><text:span text:style-name="T240">nn</text:span><text:span text:style-name="T239">]</text:span><text:span text:style-name="T102"> </text:span><text:span text:style-name="T239">[</text:span><text:span text:style-name="T240">nn</text:span><text:span text:style-name="T239">]</text:span><text:span text:style-name="T102"> </text:span><text:span text:style-name="T239">[</text:span><text:span text:style-name="T240">nn</text:span><text:span text:style-name="T239">]</text:span><text:span text:style-name="T111"> </text:span><text:span text:style-name="T239">[</text:span><text:span text:style-name="T240">nn</text:span><text:span text:style-name="T239">]</text:span><text:span text:style-name="T102"> </text:span><text:span text:style-name="T239">[</text:span><text:span text:style-name="T240">nn</text:span><text:span text:style-name="T239">]</text:span><text:span text:style-name="T102"> </text:span><text:span text:style-name="T239">[</text:span><text:span text:style-name="T240">nn</text:span><text:span text:style-name="T239">]</text:span><text:span text:style-name="T111"> </text:span><text:span text:style-name="T239">[</text:span><text:span text:style-name="T240">nn</text:span><text:span text:style-name="T239">]</text:span></text:p>
      <text:p text:style-name="P116"/>
      <text:p text:style-name="P34"><text:span text:style-name="T15">where </text:span><text:span text:style-name="T18">addr</text:span><text:span text:style-name="T15"> is a</text:span><text:span text:style-name="T25"> </text:span><text:span text:style-name="T15">valid 16-bit </text:span><text:span text:style-name="T25">a</text:span><text:span text:style-name="T15">d</text:span><text:span text:style-name="T22">d</text:span><text:span text:style-name="T11">r</text:span><text:span text:style-name="T15">ess, followed</text:span><text:span text:style-name="T25"> </text:span><text:span text:style-name="T15">by bet</text:span><text:span text:style-name="T25">w</text:span><text:span text:style-name="T15">een 1 </text:span><text:span text:style-name="T25">a</text:span><text:span text:style-name="T15">nd 8 test</text:span><text:span text:style-name="T25"> </text:span><text:span text:style-name="T15">by</text:span><text:span text:style-name="T25">t</text:span><text:span text:style-name="T15">es.</text:span></text:p>
      <text:p text:style-name="P89"/>
      <text:p text:style-name="P303"><text:span text:style-name="T15">If</text:span><text:span text:style-name="T22"> </text:span><text:span text:style-name="T25">a</text:span><text:span text:style-name="T15">ny</text:span><text:span text:style-name="T25"> </text:span><text:span text:style-name="T15">of</text:span><text:span text:style-name="T22"> </text:span><text:span text:style-name="T25">t</text:span><text:span text:style-name="T15">he by</text:span><text:span text:style-name="T25">t</text:span><text:span text:style-name="T15">es does</text:span><text:span text:style-name="T25"> </text:span><text:span text:style-name="T15">not mat</text:span><text:span text:style-name="T25">c</text:span><text:span text:style-name="T15">h the </text:span><text:span text:style-name="T25">b</text:span><text:span text:style-name="T15">yte at</text:span><text:span text:style-name="T25"> </text:span><text:span text:style-name="T15">t</text:span><text:span text:style-name="T25">h</text:span><text:span text:style-name="T15">e c</text:span><text:span text:style-name="T22">o</text:span><text:span text:style-name="T15">rres</text:span><text:span text:style-name="T25">p</text:span><text:span text:style-name="T15">onding</text:span><text:span text:style-name="T25"> </text:span><text:span text:style-name="T15">address, the</text:span><text:span text:style-name="T25"> </text:span><text:span text:style-name="T15">= com</text:span><text:span text:style-name="T25">m</text:span><text:span text:style-name="T15">and will return a</text:span><text:span text:style-name="T25"> </text:span><text:span text:style-name="T15">?MISM</text:span><text:span text:style-name="T52">A</text:span><text:span text:style-name="T15">T</text:span><text:span text:style-name="T25">C</text:span><text:span text:style-name="T15">H</text:span><text:span text:style-name="T22"> </text:span><text:span text:style-name="T15">E</text:span><text:span text:style-name="T25">R</text:span><text:span text:style-name="T15">ROR.</text:span></text:p>
      <text:p text:style-name="P89"/>
      <text:p text:style-name="P288"><text:span text:style-name="T15">The</text:span><text:span text:style-name="T33"> </text:span><text:span text:style-name="T25">A</text:span><text:span text:style-name="T15">ssertion</text:span><text:span text:style-name="T11"> </text:span><text:span text:style-name="T37">T</text:span><text:span text:style-name="T15">es</text:span><text:span text:style-name="T25">t</text:span><text:span text:style-name="T15">er</text:span><text:span text:style-name="T22"> </text:span><text:span text:style-name="T25">c</text:span><text:span text:style-name="T15">an</text:span><text:span text:style-name="T25"> </text:span><text:span text:style-name="T15">be us</text:span><text:span text:style-name="T25">e</text:span><text:span text:style-name="T15">d to ge</text:span><text:span text:style-name="T25">n</text:span><text:span text:style-name="T15">erate un</text:span><text:span text:style-name="T25">i</text:span><text:span text:style-name="T15">t te</text:span><text:span text:style-name="T25">s</text:span><text:span text:style-name="T15">ts </text:span><text:span text:style-name="T22">o</text:span><text:span text:style-name="T15">f</text:span><text:span text:style-name="T25"> </text:span><text:span text:style-name="T15">y</text:span><text:span text:style-name="T25">o</text:span><text:span text:style-name="T15">ur su</text:span><text:span text:style-name="T22">b</text:span><text:span text:style-name="T11">r</text:span><text:span text:style-name="T15">ou</text:span><text:span text:style-name="T22">t</text:span><text:span text:style-name="T15">i</text:span><text:span text:style-name="T25">n</text:span><text:span text:style-name="T15">es within B</text:span><text:span text:style-name="T25">A</text:span><text:span text:style-name="T15">SIC pr</text:span><text:span text:style-name="T25">o</text:span><text:span text:style-name="T15">grams:</text:span></text:p>
      <text:p text:style-name="P141"/>
      <text:p text:style-name="P102"><draw:g text:anchor-type="paragraph" draw:z-index="81" draw:name="drawingObject1164" draw:style-name="gr1"><draw:custom-shape draw:name="Shape 1165" draw:style-name="gr84" draw:text-style-name="P411" svg:width="2.5004in" svg:height="0.1551in" svg:x="0.6in" svg:y="0.0035in"><text:p/><draw:enhanced-geometry draw:mirror-horizontal="false" draw:mirror-vertical="false" drawooo:sub-view-size="2285998 142239" svg:viewBox="0 0 2285998 142239" draw:type="ooxml-non-primitive" draw:enhanced-path="M 0 142239 L 0 0 2285998 0 2285998 142239 0 142239 N"/></draw:custom-shape><draw:custom-shape draw:name="Shape 1166" draw:style-name="gr85" draw:text-style-name="P411" svg:width="0.4539in" svg:height="0.1551in" svg:x="3.1008in" svg:y="0.0035in"><text:p/><draw:enhanced-geometry draw:mirror-horizontal="false" draw:mirror-vertical="false" drawooo:sub-view-size="415289 142239" svg:viewBox="0 0 415289 142239" draw:type="ooxml-non-primitive" draw:enhanced-path="M 0 142239 L 0 0 415289 0 415289 142239 0 142239 N"/></draw:custom-shape><draw:custom-shape draw:name="Shape 1167" draw:style-name="gr12" draw:text-style-name="P411" svg:width="0.4925in" svg:height="0.1551in" svg:x="3.5547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168" draw:style-name="gr11" draw:text-style-name="P411" svg:width="0.4913in" svg:height="0.1551in" svg:x="4.048in" svg:y="0.003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169" draw:style-name="gr12" draw:text-style-name="P411" svg:width="0.4925in" svg:height="0.1551in" svg:x="4.5398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170" draw:style-name="gr11" draw:text-style-name="P411" svg:width="0.4913in" svg:height="0.1551in" svg:x="5.0327in" svg:y="0.003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171" draw:style-name="gr86" draw:text-style-name="P411" svg:width="3.5004in" svg:height="0.1551in" svg:x="0.6in" svg:y="0.1591in"><text:p/><draw:enhanced-geometry draw:mirror-horizontal="false" draw:mirror-vertical="false" drawooo:sub-view-size="3200400 142240" svg:viewBox="0 0 3200400 142240" draw:type="ooxml-non-primitive" draw:enhanced-path="M 0 142240 L 0 0 3200400 0 3200400 142240 0 142240 N"/></draw:custom-shape><draw:custom-shape draw:name="Shape 1172" draw:style-name="gr87" draw:text-style-name="P411" svg:width="0.4386in" svg:height="0.1551in" svg:x="4.1008in" svg:y="0.1591in"><text:p/><draw:enhanced-geometry draw:mirror-horizontal="false" draw:mirror-vertical="false" drawooo:sub-view-size="401318 142240" svg:viewBox="0 0 401318 142240" draw:type="ooxml-non-primitive" draw:enhanced-path="M 0 142240 L 0 0 401318 0 401318 142240 0 142240 N"/></draw:custom-shape><draw:custom-shape draw:name="Shape 1173" draw:style-name="gr12" draw:text-style-name="P411" svg:width="0.4925in" svg:height="0.1551in" svg:x="4.5398in" svg:y="0.1591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174" draw:style-name="gr11" draw:text-style-name="P411" svg:width="0.4913in" svg:height="0.1551in" svg:x="5.0327in" svg:y="0.1591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1175" draw:style-name="gr51" draw:text-style-name="P411" svg:width="0.9996in" svg:height="0.1551in" svg:x="0.6in" svg:y="0.3146in"><text:p/><draw:enhanced-geometry draw:mirror-horizontal="false" draw:mirror-vertical="false" drawooo:sub-view-size="914398 142240" svg:viewBox="0 0 914398 142240" draw:type="ooxml-non-primitive" draw:enhanced-path="M 0 142240 L 0 0 914398 0 914398 142240 0 142240 N"/></draw:custom-shape><draw:custom-shape draw:name="Shape 1176" draw:style-name="gr25" draw:text-style-name="P411" svg:width="0.4776in" svg:height="0.1551in" svg:x="1.6in" svg:y="0.3146in"><text:p/><draw:enhanced-geometry draw:mirror-horizontal="false" draw:mirror-vertical="false" drawooo:sub-view-size="436881 142240" svg:viewBox="0 0 436881 142240" draw:type="ooxml-non-primitive" draw:enhanced-path="M 0 142240 L 0 0 436881 0 436881 142240 0 142240 N"/></draw:custom-shape><draw:custom-shape draw:name="Shape 1177" draw:style-name="gr11" draw:text-style-name="P411" svg:width="0.4913in" svg:height="0.1551in" svg:x="2.078in" svg:y="0.3146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1178" draw:style-name="gr15" draw:text-style-name="P411" svg:width="0.4933in" svg:height="0.1551in" svg:x="2.5693in" svg:y="0.3146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179" draw:style-name="gr11" draw:text-style-name="P411" svg:width="0.4913in" svg:height="0.1551in" svg:x="3.0634in" svg:y="0.3146in"><text:p/><draw:enhanced-geometry draw:mirror-horizontal="false" draw:mirror-vertical="false" drawooo:sub-view-size="449578 142240" svg:viewBox="0 0 449578 142240" draw:type="ooxml-non-primitive" draw:enhanced-path="M 0 142240 L 0 0 449578 0 449578 142240 0 142240 N"/></draw:custom-shape><draw:custom-shape draw:name="Shape 1180" draw:style-name="gr12" draw:text-style-name="P411" svg:width="0.4925in" svg:height="0.1551in" svg:x="3.5547in" svg:y="0.3146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181" draw:style-name="gr11" draw:text-style-name="P411" svg:width="0.4913in" svg:height="0.1551in" svg:x="4.048in" svg:y="0.3146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1182" draw:style-name="gr12" draw:text-style-name="P411" svg:width="0.4925in" svg:height="0.1551in" svg:x="4.5398in" svg:y="0.3146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183" draw:style-name="gr11" draw:text-style-name="P411" svg:width="0.4913in" svg:height="0.1551in" svg:x="5.0327in" svg:y="0.3146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1184" draw:style-name="gr88" draw:text-style-name="P411" svg:width="1.7496in" svg:height="0.1551in" svg:x="0.6in" svg:y="0.4701in"><text:p/><draw:enhanced-geometry draw:mirror-horizontal="false" draw:mirror-vertical="false" drawooo:sub-view-size="1600198 142239" svg:viewBox="0 0 1600198 142239" draw:type="ooxml-non-primitive" draw:enhanced-path="M 0 142239 L 0 0 1600198 0 1600198 142239 0 142239 N"/></draw:custom-shape><draw:custom-shape draw:name="Shape 1185" draw:style-name="gr89" draw:text-style-name="P411" svg:width="0.2189in" svg:height="0.1551in" svg:x="2.35in" svg:y="0.4701in"><text:p/><draw:enhanced-geometry draw:mirror-horizontal="false" draw:mirror-vertical="false" drawooo:sub-view-size="200661 142239" svg:viewBox="0 0 200661 142239" draw:type="ooxml-non-primitive" draw:enhanced-path="M 0 142239 L 0 0 200661 0 200661 142239 0 142239 N"/></draw:custom-shape><draw:custom-shape draw:name="Shape 1186" draw:style-name="gr15" draw:text-style-name="P411" svg:width="0.4933in" svg:height="0.1551in" svg:x="2.5693in" svg:y="0.4701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187" draw:style-name="gr11" draw:text-style-name="P411" svg:width="0.4913in" svg:height="0.1551in" svg:x="3.0634in" svg:y="0.4701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1188" draw:style-name="gr12" draw:text-style-name="P411" svg:width="0.4925in" svg:height="0.1551in" svg:x="3.5547in" svg:y="0.4701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189" draw:style-name="gr11" draw:text-style-name="P411" svg:width="0.4913in" svg:height="0.1551in" svg:x="4.048in" svg:y="0.4701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190" draw:style-name="gr12" draw:text-style-name="P411" svg:width="0.4925in" svg:height="0.1551in" svg:x="4.5398in" svg:y="0.4701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191" draw:style-name="gr11" draw:text-style-name="P411" svg:width="0.4913in" svg:height="0.1551in" svg:x="5.0327in" svg:y="0.4701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192" draw:style-name="gr58" draw:text-style-name="P411" svg:width="2.6669in" svg:height="0.1551in" svg:x="0.6in" svg:y="0.6256in"><text:p/><draw:enhanced-geometry draw:mirror-horizontal="false" draw:mirror-vertical="false" drawooo:sub-view-size="2438398 142241" svg:viewBox="0 0 2438398 142241" draw:type="ooxml-non-primitive" draw:enhanced-path="M 0 142241 L 0 0 2438398 0 2438398 142241 0 142241 N"/></draw:custom-shape><draw:custom-shape draw:name="Shape 1193" draw:style-name="gr59" draw:text-style-name="P411" svg:width="0.287in" svg:height="0.1551in" svg:x="3.2673in" svg:y="0.6256in"><text:p/><draw:enhanced-geometry draw:mirror-horizontal="false" draw:mirror-vertical="false" drawooo:sub-view-size="262889 142240" svg:viewBox="0 0 262889 142240" draw:type="ooxml-non-primitive" draw:enhanced-path="M 0 142240 L 0 0 262889 0 262889 142240 0 142240 N"/></draw:custom-shape><draw:custom-shape draw:name="Shape 1194" draw:style-name="gr12" draw:text-style-name="P411" svg:width="0.4925in" svg:height="0.1551in" svg:x="3.5547in" svg:y="0.6256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195" draw:style-name="gr11" draw:text-style-name="P411" svg:width="0.4913in" svg:height="0.1551in" svg:x="4.048in" svg:y="0.6256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1196" draw:style-name="gr12" draw:text-style-name="P411" svg:width="0.4925in" svg:height="0.1551in" svg:x="4.5398in" svg:y="0.6256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197" draw:style-name="gr11" draw:text-style-name="P411" svg:width="0.4913in" svg:height="0.1551in" svg:x="5.0327in" svg:y="0.6256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1198" draw:style-name="gr90" draw:text-style-name="P411" svg:width="2.0831in" svg:height="0.1551in" svg:x="0.6in" svg:y="0.7819in"><text:p/><draw:enhanced-geometry draw:mirror-horizontal="false" draw:mirror-vertical="false" drawooo:sub-view-size="1904998 142239" svg:viewBox="0 0 1904998 142239" draw:type="ooxml-non-primitive" draw:enhanced-path="M 0 142239 L 0 0 1904998 0 1904998 142239 0 142239 N"/></draw:custom-shape><draw:custom-shape draw:name="Shape 1199" draw:style-name="gr91" draw:text-style-name="P411" svg:width="0.3795in" svg:height="0.1551in" svg:x="2.6835in" svg:y="0.7819in"><text:p/><draw:enhanced-geometry draw:mirror-horizontal="false" draw:mirror-vertical="false" drawooo:sub-view-size="346711 142239" svg:viewBox="0 0 346711 142239" draw:type="ooxml-non-primitive" draw:enhanced-path="M 0 142239 L 0 0 346711 0 346711 142239 0 142239 N"/></draw:custom-shape><draw:custom-shape draw:name="Shape 1200" draw:style-name="gr11" draw:text-style-name="P411" svg:width="0.4913in" svg:height="0.1551in" svg:x="3.0634in" svg:y="0.7819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1201" draw:style-name="gr12" draw:text-style-name="P411" svg:width="0.4925in" svg:height="0.1551in" svg:x="3.5547in" svg:y="0.7819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202" draw:style-name="gr11" draw:text-style-name="P411" svg:width="0.4913in" svg:height="0.1551in" svg:x="4.048in" svg:y="0.7819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203" draw:style-name="gr12" draw:text-style-name="P411" svg:width="0.4925in" svg:height="0.1551in" svg:x="4.5398in" svg:y="0.7819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204" draw:style-name="gr11" draw:text-style-name="P411" svg:width="0.4913in" svg:height="0.1551in" svg:x="5.0327in" svg:y="0.7819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205" draw:style-name="gr7" draw:text-style-name="P411" svg:width="0.8331in" svg:height="0.1551in" svg:x="0.6in" svg:y="0.9374in"><text:p/><draw:enhanced-geometry draw:mirror-horizontal="false" draw:mirror-vertical="false" drawooo:sub-view-size="761998 142240" svg:viewBox="0 0 761998 142240" draw:type="ooxml-non-primitive" draw:enhanced-path="M 0 142240 L 0 0 761998 0 761998 142240 0 142240 N"/></draw:custom-shape><draw:custom-shape draw:name="Shape 1206" draw:style-name="gr8" draw:text-style-name="P411" svg:width="0.1512in" svg:height="0.1551in" svg:x="1.4335in" svg:y="0.9374in"><text:p/><draw:enhanced-geometry draw:mirror-horizontal="false" draw:mirror-vertical="false" drawooo:sub-view-size="138430 142240" svg:viewBox="0 0 138430 142240" draw:type="ooxml-non-primitive" draw:enhanced-path="M 0 142240 L 0 0 138430 0 138430 142240 0 142240 N"/></draw:custom-shape><draw:custom-shape draw:name="Shape 1207" draw:style-name="gr12" draw:text-style-name="P411" svg:width="0.4925in" svg:height="0.1551in" svg:x="1.5846in" svg:y="0.9374in"><text:p/><draw:enhanced-geometry draw:mirror-horizontal="false" draw:mirror-vertical="false" drawooo:sub-view-size="450851 142240" svg:viewBox="0 0 450851 142240" draw:type="ooxml-non-primitive" draw:enhanced-path="M 0 142240 L 0 0 450851 0 450851 142240 0 142240 N"/></draw:custom-shape><draw:custom-shape draw:name="Shape 1208" draw:style-name="gr11" draw:text-style-name="P411" svg:width="0.4913in" svg:height="0.1551in" svg:x="2.078in" svg:y="0.9374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1209" draw:style-name="gr15" draw:text-style-name="P411" svg:width="0.4933in" svg:height="0.1551in" svg:x="2.5693in" svg:y="0.9374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210" draw:style-name="gr11" draw:text-style-name="P411" svg:width="0.4913in" svg:height="0.1551in" svg:x="3.0634in" svg:y="0.9374in"><text:p/><draw:enhanced-geometry draw:mirror-horizontal="false" draw:mirror-vertical="false" drawooo:sub-view-size="449578 142240" svg:viewBox="0 0 449578 142240" draw:type="ooxml-non-primitive" draw:enhanced-path="M 0 142240 L 0 0 449578 0 449578 142240 0 142240 N"/></draw:custom-shape><draw:custom-shape draw:name="Shape 1211" draw:style-name="gr12" draw:text-style-name="P411" svg:width="0.4925in" svg:height="0.1551in" svg:x="3.5547in" svg:y="0.9374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212" draw:style-name="gr11" draw:text-style-name="P411" svg:width="0.4913in" svg:height="0.1551in" svg:x="4.048in" svg:y="0.9374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1213" draw:style-name="gr12" draw:text-style-name="P411" svg:width="0.4925in" svg:height="0.1551in" svg:x="4.5398in" svg:y="0.9374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214" draw:style-name="gr11" draw:text-style-name="P411" svg:width="0.4913in" svg:height="0.1551in" svg:x="5.0327in" svg:y="0.9374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1215" draw:style-name="gr92" draw:text-style-name="P411" svg:width="1.5831in" svg:height="0.1551in" svg:x="0.6in" svg:y="1.0933in"><text:p/><draw:enhanced-geometry draw:mirror-horizontal="false" draw:mirror-vertical="false" drawooo:sub-view-size="1447798 142239" svg:viewBox="0 0 1447798 142239" draw:type="ooxml-non-primitive" draw:enhanced-path="M 0 142239 L 0 0 1447798 0 1447798 142239 0 142239 N"/></draw:custom-shape><draw:custom-shape draw:name="Shape 1216" draw:style-name="gr93" draw:text-style-name="P411" svg:width="0.3858in" svg:height="0.1551in" svg:x="2.1835in" svg:y="1.0933in"><text:p/><draw:enhanced-geometry draw:mirror-horizontal="false" draw:mirror-vertical="false" drawooo:sub-view-size="353061 142239" svg:viewBox="0 0 353061 142239" draw:type="ooxml-non-primitive" draw:enhanced-path="M 0 142239 L 0 0 353061 0 353061 142239 0 142239 N"/></draw:custom-shape><draw:custom-shape draw:name="Shape 1217" draw:style-name="gr15" draw:text-style-name="P411" svg:width="0.4933in" svg:height="0.1551in" svg:x="2.5693in" svg:y="1.0933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218" draw:style-name="gr11" draw:text-style-name="P411" svg:width="0.4913in" svg:height="0.1551in" svg:x="3.0634in" svg:y="1.0933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1219" draw:style-name="gr12" draw:text-style-name="P411" svg:width="0.4925in" svg:height="0.1551in" svg:x="3.5547in" svg:y="1.0933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220" draw:style-name="gr11" draw:text-style-name="P411" svg:width="0.4913in" svg:height="0.1551in" svg:x="4.048in" svg:y="1.0933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221" draw:style-name="gr12" draw:text-style-name="P411" svg:width="0.4925in" svg:height="0.1551in" svg:x="4.5398in" svg:y="1.0933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222" draw:style-name="gr11" draw:text-style-name="P411" svg:width="0.4913in" svg:height="0.1551in" svg:x="5.0327in" svg:y="1.0933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223" draw:style-name="gr58" draw:text-style-name="P411" svg:width="2.6669in" svg:height="0.1551in" svg:x="0.6in" svg:y="1.2488in"><text:p/><draw:enhanced-geometry draw:mirror-horizontal="false" draw:mirror-vertical="false" drawooo:sub-view-size="2438398 142239" svg:viewBox="0 0 2438398 142239" draw:type="ooxml-non-primitive" draw:enhanced-path="M 0 142239 L 0 0 2438398 0 2438398 142239 0 142239 N"/></draw:custom-shape><draw:custom-shape draw:name="Shape 1224" draw:style-name="gr59" draw:text-style-name="P411" svg:width="0.287in" svg:height="0.1551in" svg:x="3.2673in" svg:y="1.2488in"><text:p/><draw:enhanced-geometry draw:mirror-horizontal="false" draw:mirror-vertical="false" drawooo:sub-view-size="262889 142239" svg:viewBox="0 0 262889 142239" draw:type="ooxml-non-primitive" draw:enhanced-path="M 0 142239 L 0 0 262889 0 262889 142239 0 142239 N"/></draw:custom-shape><draw:custom-shape draw:name="Shape 1225" draw:style-name="gr12" draw:text-style-name="P411" svg:width="0.4925in" svg:height="0.1551in" svg:x="3.5547in" svg:y="1.2488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226" draw:style-name="gr11" draw:text-style-name="P411" svg:width="0.4913in" svg:height="0.1551in" svg:x="4.048in" svg:y="1.2488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227" draw:style-name="gr12" draw:text-style-name="P411" svg:width="0.4925in" svg:height="0.1551in" svg:x="4.5398in" svg:y="1.2488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228" draw:style-name="gr11" draw:text-style-name="P411" svg:width="0.4913in" svg:height="0.1551in" svg:x="5.0327in" svg:y="1.2488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draw:custom-shape draw:name="Shape 1229" draw:style-name="gr92" draw:text-style-name="P411" svg:width="1.5831in" svg:height="0.1551in" svg:x="0.6in" svg:y="1.4043in"><text:p/><draw:enhanced-geometry draw:mirror-horizontal="false" draw:mirror-vertical="false" drawooo:sub-view-size="1447798 142239" svg:viewBox="0 0 1447798 142239" draw:type="ooxml-non-primitive" draw:enhanced-path="M 0 142239 L 0 0 1447798 0 1447798 142239 0 142239 N"/></draw:custom-shape><draw:custom-shape draw:name="Shape 1230" draw:style-name="gr93" draw:text-style-name="P411" svg:width="0.3858in" svg:height="0.1551in" svg:x="2.1835in" svg:y="1.4043in"><text:p/><draw:enhanced-geometry draw:mirror-horizontal="false" draw:mirror-vertical="false" drawooo:sub-view-size="353061 142239" svg:viewBox="0 0 353061 142239" draw:type="ooxml-non-primitive" draw:enhanced-path="M 0 142239 L 0 0 353061 0 353061 142239 0 142239 N"/></draw:custom-shape><draw:custom-shape draw:name="Shape 1231" draw:style-name="gr15" draw:text-style-name="P411" svg:width="0.4933in" svg:height="0.1551in" svg:x="2.5693in" svg:y="1.4043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232" draw:style-name="gr11" draw:text-style-name="P411" svg:width="0.4913in" svg:height="0.1551in" svg:x="3.0634in" svg:y="1.4043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1233" draw:style-name="gr12" draw:text-style-name="P411" svg:width="0.4925in" svg:height="0.1551in" svg:x="3.5547in" svg:y="1.4043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234" draw:style-name="gr11" draw:text-style-name="P411" svg:width="0.4913in" svg:height="0.1551in" svg:x="4.048in" svg:y="1.4043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235" draw:style-name="gr12" draw:text-style-name="P411" svg:width="0.4925in" svg:height="0.1551in" svg:x="4.5398in" svg:y="1.4043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236" draw:style-name="gr11" draw:text-style-name="P411" svg:width="0.4913in" svg:height="0.1551in" svg:x="5.0327in" svg:y="1.4043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/draw:g><text:span text:style-name="T129">10</text:span><text:span text:style-name="T102"> </text:span><text:span text:style-name="T160">R</text:span><text:span text:style-name="T161">E</text:span><text:span text:style-name="T158">M</text:span><text:span text:style-name="T102"> </text:span><text:span text:style-name="T132">T</text:span><text:span text:style-name="T131">ES</text:span><text:span text:style-name="T132">T</text:span><text:span text:style-name="T102"> </text:span><text:span text:style-name="T131">A</text:span><text:span text:style-name="T130">N</text:span><text:span text:style-name="T111"> </text:span><text:span text:style-name="T278">M</text:span><text:span text:style-name="T279">L</text:span><text:span text:style-name="T165"> </text:span><text:span text:style-name="T191">S</text:span><text:span text:style-name="T192">O</text:span><text:span text:style-name="T193">R</text:span><text:span text:style-name="T195">T</text:span><text:span text:style-name="T165"> </text:span><text:span text:style-name="T282">R</text:span><text:span text:style-name="T283">O</text:span><text:span text:style-name="T282">U</text:span><text:span text:style-name="T284">T</text:span><text:span text:style-name="T283">I</text:span><text:span text:style-name="T282">N</text:span><text:span text:style-name="T285">E</text:span></text:p>
      <text:p text:style-name="P304"><text:soft-page-break/><text:span text:style-name="T129">15</text:span><text:span text:style-name="T102"> </text:span><text:span text:style-name="T160">R</text:span><text:span text:style-name="T161">E</text:span><text:span text:style-name="T158">M</text:span><text:span text:style-name="T102"> </text:span><text:span text:style-name="T131">Y</text:span><text:span text:style-name="T133">=</text:span><text:span text:style-name="T131">S</text:span><text:span text:style-name="T132">T</text:span><text:span text:style-name="T131">A</text:span><text:span text:style-name="T130">R</text:span><text:span text:style-name="T132">T</text:span><text:span text:style-name="T102"> </text:span><text:span text:style-name="T106">H</text:span><text:span text:style-name="T104">IG</text:span><text:span text:style-name="T106">H</text:span><text:span text:style-name="T104">,</text:span><text:span text:style-name="T102"> </text:span><text:span text:style-name="T131">X</text:span><text:span text:style-name="T133">=</text:span><text:span text:style-name="T131">S</text:span><text:span text:style-name="T132">T</text:span><text:span text:style-name="T131">A</text:span><text:span text:style-name="T130">R</text:span><text:span text:style-name="T132">T</text:span><text:span text:style-name="T102"> </text:span><text:span text:style-name="T232">L</text:span><text:span text:style-name="T231">OW,</text:span><text:span text:style-name="T111"> </text:span><text:span text:style-name="T287">A</text:span><text:span text:style-name="T288">=</text:span><text:span text:style-name="T289">L</text:span><text:span text:style-name="T287">E</text:span><text:span text:style-name="T290">N</text:span><text:span text:style-name="T291">G</text:span><text:span text:style-name="T292">T</text:span><text:span text:style-name="T290">H</text:span><text:span text:style-name="T128"> </text:span><text:span text:style-name="T129">20</text:span><text:span text:style-name="T102"> </text:span><text:span text:style-name="T204">;</text:span><text:span text:style-name="T205">18</text:span><text:span text:style-name="T111"> </text:span><text:span text:style-name="T129">00</text:span><text:span text:style-name="T102"> </text:span><text:span text:style-name="T129">08</text:span></text:p>
      <text:p text:style-name="P102"><text:span text:style-name="T129">25</text:span><text:span text:style-name="T102"> </text:span><text:span text:style-name="T160">R</text:span><text:span text:style-name="T161">E</text:span><text:span text:style-name="T158">M</text:span><text:span text:style-name="T102"> </text:span><text:span text:style-name="T290">UN</text:span><text:span text:style-name="T291">O</text:span><text:span text:style-name="T290">RD</text:span><text:span text:style-name="T287">E</text:span><text:span text:style-name="T290">R</text:span><text:span text:style-name="T287">E</text:span><text:span text:style-name="T290">D</text:span><text:span text:style-name="T102"> </text:span><text:span text:style-name="T130">D</text:span><text:span text:style-name="T131">A</text:span><text:span text:style-name="T132">T</text:span><text:span text:style-name="T131">A</text:span></text:p>
      <text:p text:style-name="P305"><text:span text:style-name="T129">30</text:span><text:span text:style-name="T102"> </text:span><text:span text:style-name="T273">@</text:span><text:span text:style-name="T274">1800</text:span><text:span text:style-name="T273">:</text:span><text:span text:style-name="T274">44</text:span><text:span text:style-name="T111"> </text:span><text:span text:style-name="T129">3</text:span><text:span text:style-name="T132">F</text:span><text:span text:style-name="T102"> </text:span><text:span text:style-name="T129">0</text:span><text:span text:style-name="T131">B</text:span><text:span text:style-name="T111"> </text:span><text:span text:style-name="T129">92</text:span><text:span text:style-name="T102"> </text:span><text:span text:style-name="T132">F</text:span><text:span text:style-name="T130">D</text:span><text:span text:style-name="T111"> </text:span><text:span text:style-name="T129">45</text:span><text:span text:style-name="T102"> </text:span><text:span text:style-name="T131">A</text:span><text:span text:style-name="T130">C</text:span><text:span text:style-name="T102"> </text:span><text:span text:style-name="T129">01</text:span><text:span text:style-name="T128"> </text:span><text:span text:style-name="T129">40</text:span><text:span text:style-name="T102"> </text:span><text:span text:style-name="T160">R</text:span><text:span text:style-name="T161">E</text:span><text:span text:style-name="T158">M</text:span><text:span text:style-name="T102"> </text:span><text:span text:style-name="T130">RUN</text:span><text:span text:style-name="T102"> </text:span><text:span text:style-name="T197">AS</text:span><text:span text:style-name="T198">C</text:span><text:span text:style-name="T197">E</text:span><text:span text:style-name="T198">ND</text:span><text:span text:style-name="T196">I</text:span><text:span text:style-name="T198">N</text:span><text:span text:style-name="T196">G</text:span><text:span text:style-name="T102"> </text:span><text:span text:style-name="T191">S</text:span><text:span text:style-name="T192">O</text:span><text:span text:style-name="T193">R</text:span><text:span text:style-name="T195">T</text:span></text:p>
      <text:p text:style-name="P102"><text:span text:style-name="T129">45</text:span><text:span text:style-name="T102"> </text:span><text:span text:style-name="T131">SYS</text:span><text:span text:style-name="T102"> </text:span><text:span text:style-name="T129">780</text:span></text:p>
      <text:p text:style-name="P102"><text:span text:style-name="T129">50</text:span><text:span text:style-name="T102"> </text:span><text:span text:style-name="T160">R</text:span><text:span text:style-name="T161">E</text:span><text:span text:style-name="T158">M</text:span><text:span text:style-name="T102"> </text:span><text:span text:style-name="T132">T</text:span><text:span text:style-name="T131">ES</text:span><text:span text:style-name="T132">T</text:span><text:span text:style-name="T102"> </text:span><text:span text:style-name="T130">R</text:span><text:span text:style-name="T131">ES</text:span><text:span text:style-name="T130">U</text:span><text:span text:style-name="T129">L</text:span><text:span text:style-name="T132">T</text:span><text:span text:style-name="T131">S</text:span></text:p>
      <text:p text:style-name="P305"><text:span text:style-name="T129">55</text:span><text:span text:style-name="T102"> </text:span><text:span text:style-name="T133">=</text:span><text:span text:style-name="T129">1800</text:span><text:span text:style-name="T102"> </text:span><text:span text:style-name="T129">01</text:span><text:span text:style-name="T111"> </text:span><text:span text:style-name="T129">0</text:span><text:span text:style-name="T131">B</text:span><text:span text:style-name="T102"> </text:span><text:span text:style-name="T129">3</text:span><text:span text:style-name="T132">F</text:span><text:span text:style-name="T111"> </text:span><text:span text:style-name="T129">44</text:span><text:span text:style-name="T102"> </text:span><text:span text:style-name="T129">45</text:span><text:span text:style-name="T111"> </text:span><text:span text:style-name="T129">92</text:span><text:span text:style-name="T102"> </text:span><text:span text:style-name="T131">A</text:span><text:span text:style-name="T130">C</text:span><text:span text:style-name="T102"> </text:span><text:span text:style-name="T132">F</text:span><text:span text:style-name="T130">D</text:span><text:span text:style-name="T128"> </text:span><text:span text:style-name="T129">60</text:span><text:span text:style-name="T102"> </text:span><text:span text:style-name="T143">P</text:span><text:span text:style-name="T142">R</text:span><text:span text:style-name="T141">I</text:span><text:span text:style-name="T142">N</text:span><text:span text:style-name="T139">T</text:span><text:span text:style-name="T111"> </text:span><text:span text:style-name="T293">"</text:span><text:span text:style-name="T294">S</text:span><text:span text:style-name="T295">UCC</text:span><text:span text:style-name="T294">ESS</text:span><text:span text:style-name="T293">!"</text:span></text:p>
      <text:p text:style-name="P86"/>
      <text:p text:style-name="P297"><text:span text:style-name="T15">If</text:span><text:span text:style-name="T22"> </text:span><text:span text:style-name="T25">y</text:span><text:span text:style-name="T15">our </text:span><text:span text:style-name="T11">s</text:span><text:span text:style-name="T15">ort routine </text:span><text:span text:style-name="T25">c</text:span><text:span text:style-name="T15">orrectly sorts the</text:span><text:span text:style-name="T25"> </text:span><text:span text:style-name="T15">data, t</text:span><text:span text:style-name="T25">h</text:span><text:span text:style-name="T15">e p</text:span><text:span text:style-name="T25">r</text:span><text:span text:style-name="T15">ogram will f</text:span><text:span text:style-name="T25">i</text:span><text:span text:style-name="T15">nish and</text:span><text:span text:style-name="T25"> </text:span><text:span text:style-name="T15">ann</text:span><text:span text:style-name="T25">o</text:span><text:span text:style-name="T15">unce suc</text:span><text:span text:style-name="T25">c</text:span><text:span text:style-name="T15">ess. If</text:span><text:span text:style-name="T22"> </text:span><text:span text:style-name="T25">t</text:span><text:span text:style-name="T15">he</text:span><text:span text:style-name="T25">r</text:span><text:span text:style-name="T15">e's a prob</text:span><text:span text:style-name="T11">l</text:span><text:span text:style-name="T15">em</text:span><text:span text:style-name="T22"> </text:span><text:span text:style-name="T15">wi</text:span><text:span text:style-name="T25">t</text:span><text:span text:style-name="T15">h the </text:span><text:span text:style-name="T25">s</text:span><text:span text:style-name="T15">ort routine, a</text:span><text:span text:style-name="T25">n</text:span><text:span text:style-name="T15">d it </text:span><text:span text:style-name="T25">i</text:span><text:span text:style-name="T15">ncorrectly sorts</text:span><text:span text:style-name="T25"> </text:span><text:span text:style-name="T15">the dat</text:span><text:span text:style-name="T25">a</text:span><text:span text:style-name="T15">, the </text:span><text:span text:style-name="T25">t</text:span><text:span text:style-name="T15">est will fail with </text:span><text:span text:style-name="T22">?</text:span><text:span text:style-name="T15">M</text:span><text:span text:style-name="T25">I</text:span><text:span text:style-name="T15">SM</text:span><text:span text:style-name="T54">A</text:span><text:span text:style-name="T22">T</text:span><text:span text:style-name="T15">CH ERROR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99"/>
      <text:p text:style-name="P223"><text:span text:style-name="T89">- 24 -</text:span></text:p>
      <text:p text:style-name="P73"><text:span text:style-name="T92">Hex/Base-10 Converters</text:span></text:p>
      <text:p text:style-name="P80"><text:span text:style-name="T15">wAx </text:span><text:span text:style-name="T22">p</text:span><text:span text:style-name="T11">r</text:span><text:span text:style-name="T15">ovides</text:span><text:span text:style-name="T22"> </text:span><text:span text:style-name="T15">t</text:span><text:span text:style-name="T25">w</text:span><text:span text:style-name="T15">o </text:span><text:span text:style-name="T25">h</text:span><text:span text:style-name="T15">elpful t</text:span><text:span text:style-name="T25">o</text:span><text:span text:style-name="T15">ols f</text:span><text:span text:style-name="T22">o</text:span><text:span text:style-name="T15">r </text:span><text:span text:style-name="T25">h</text:span><text:span text:style-name="T15">ex-to-</text:span><text:span text:style-name="T25">b</text:span><text:span text:style-name="T15">as</text:span><text:span text:style-name="T22">e</text:span><text:span text:style-name="T15">-</text:span><text:span text:style-name="T25">1</text:span><text:span text:style-name="T15">0 </text:span><text:span text:style-name="T25">a</text:span><text:span text:style-name="T15">nd b</text:span><text:span text:style-name="T25">a</text:span><text:span text:style-name="T15">se-1</text:span><text:span text:style-name="T22">0</text:span><text:span text:style-name="T15">-</text:span><text:span text:style-name="T25">t</text:span><text:span text:style-name="T15">o-hex</text:span><text:span text:style-name="T25"> </text:span><text:span text:style-name="T15">con</text:span><text:span text:style-name="T25">v</text:span><text:span text:style-name="T15">ersion.</text:span></text:p>
      <text:p text:style-name="P3"/>
      <text:p text:style-name="P61"><text:span text:style-name="T94">Hex</text:span><text:span text:style-name="T95"> </text:span><text:span text:style-name="T94">to</text:span><text:span text:style-name="T95"> </text:span><text:span text:style-name="T94">Base-10</text:span></text:p>
      <text:p text:style-name="P139"><draw:g text:anchor-type="paragraph" draw:z-index="19" draw:name="drawingObject1237" draw:style-name="gr1"><draw:custom-shape draw:name="Shape 1238" draw:style-name="gr66" draw:text-style-name="P411" svg:width="0.5831in" svg:height="0.1559in" svg:x="1.6in" svg:y="0.0827in"><text:p/><draw:enhanced-geometry draw:mirror-horizontal="false" draw:mirror-vertical="false" drawooo:sub-view-size="533400 142239" svg:viewBox="0 0 533400 142239" draw:type="ooxml-non-primitive" draw:enhanced-path="M 0 142239 L 0 0 533400 0 533400 142239 0 142239 N"/></draw:custom-shape><draw:custom-shape draw:name="Shape 1239" draw:style-name="gr67" draw:text-style-name="P411" svg:width="0.4012in" svg:height="0.1559in" svg:x="2.1835in" svg:y="0.0827in"><text:p/><draw:enhanced-geometry draw:mirror-horizontal="false" draw:mirror-vertical="false" drawooo:sub-view-size="367029 142239" svg:viewBox="0 0 367029 142239" draw:type="ooxml-non-primitive" draw:enhanced-path="M 0 0 L 0 142239 367029 142239 367029 0 0 0 N"/></draw:custom-shape><draw:custom-shape draw:name="Shape 1240" draw:style-name="gr4" draw:text-style-name="P411" svg:width="0.4925in" svg:height="0.1559in" svg:x="2.5846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241" draw:style-name="gr5" draw:text-style-name="P411" svg:width="0.4913in" svg:height="0.1559in" svg:x="3.078in" svg:y="0.0827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242" draw:style-name="gr6" draw:text-style-name="P411" svg:width="0.4933in" svg:height="0.1559in" svg:x="3.5693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243" draw:style-name="gr5" draw:text-style-name="P411" svg:width="0.4913in" svg:height="0.1559in" svg:x="4.0634in" svg:y="0.0827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1244" draw:style-name="gr4" draw:text-style-name="P411" svg:width="0.4925in" svg:height="0.1559in" svg:x="4.5547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245" draw:style-name="gr5" draw:text-style-name="P411" svg:width="0.4913in" svg:height="0.1559in" svg:x="5.048in" svg:y="0.0827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246" draw:style-name="gr4" draw:text-style-name="P411" svg:width="0.4925in" svg:height="0.1559in" svg:x="5.5398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247" draw:style-name="gr5" draw:text-style-name="P411" svg:width="0.4913in" svg:height="0.1559in" svg:x="6.0327in" svg:y="0.0827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/draw:g><text:span text:style-name="T98">$hh</text:span><text:span text:style-name="T97">[</text:span><text:span text:style-name="T98">hh</text:span><text:span text:style-name="T97">]</text:span></text:p>
      <text:p text:style-name="P159"/>
      <text:p text:style-name="P306"><text:span text:style-name="T15">where </text:span><text:span text:style-name="T18">hh[</text:span><text:span text:style-name="T28">h</text:span><text:span text:style-name="T18">h]</text:span><text:span text:style-name="T22"> </text:span><text:span text:style-name="T15">is either </text:span><text:span text:style-name="T25">a</text:span><text:span text:style-name="T15">n </text:span><text:span text:style-name="T22">8</text:span><text:span text:style-name="T15">-b</text:span><text:span text:style-name="T11">i</text:span><text:span text:style-name="T15">t </text:span><text:span text:style-name="T22">o</text:span><text:span text:style-name="T15">r </text:span><text:span text:style-name="T25">1</text:span><text:span text:style-name="T15">6-bit he</text:span><text:span text:style-name="T11">x</text:span><text:span text:style-name="T15">adec</text:span><text:span text:style-name="T22">i</text:span><text:span text:style-name="T15">mal </text:span><text:span text:style-name="T11">v</text:span><text:span text:style-name="T15">alue. wAx will</text:span><text:span text:style-name="T22"> </text:span><text:span text:style-name="T25">d</text:span><text:span text:style-name="T15">isplay the</text:span><text:span text:style-name="T25"> </text:span><text:span text:style-name="T15">base-10 equival</text:span><text:span text:style-name="T25">e</text:span><text:span text:style-name="T15">nt of </text:span><text:span text:style-name="T25">t</text:span><text:span text:style-name="T15">he</text:span><text:span text:style-name="T22"> </text:span><text:span text:style-name="T25">s</text:span><text:span text:style-name="T15">pecifi</text:span><text:span text:style-name="T25">e</text:span><text:span text:style-name="T15">d hex</text:span><text:span text:style-name="T25">a</text:span><text:span text:style-name="T15">d</text:span><text:span text:style-name="T22">e</text:span><text:span text:style-name="T15">cimal va</text:span><text:span text:style-name="T11">l</text:span><text:span text:style-name="T15">ue.</text:span></text:p>
      <text:p text:style-name="P2"/>
      <text:p text:style-name="P91"/>
      <text:p text:style-name="P61"><text:span text:style-name="T94">Base-10</text:span><text:span text:style-name="T95"> </text:span><text:span text:style-name="T94">to</text:span><text:span text:style-name="T95"> </text:span><text:span text:style-name="T94">Hex</text:span></text:p>
      <text:p text:style-name="P137"><draw:g text:anchor-type="paragraph" draw:z-index="34" draw:name="drawingObject1248" draw:style-name="gr1"><draw:custom-shape draw:name="Shape 1249" draw:style-name="gr42" draw:text-style-name="P411" svg:width="0.6661in" svg:height="0.1559in" svg:x="1.6in" svg:y="0.0827in"><text:p/><draw:enhanced-geometry draw:mirror-horizontal="false" draw:mirror-vertical="false" drawooo:sub-view-size="609600 142241" svg:viewBox="0 0 609600 142241" draw:type="ooxml-non-primitive" draw:enhanced-path="M 0 142241 L 0 0 609600 0 609600 142241 0 142241 N"/></draw:custom-shape><draw:custom-shape draw:name="Shape 1250" draw:style-name="gr43" draw:text-style-name="P411" svg:width="0.3177in" svg:height="0.1559in" svg:x="2.2665in" svg:y="0.0827in"><text:p/><draw:enhanced-geometry draw:mirror-horizontal="false" draw:mirror-vertical="false" drawooo:sub-view-size="290829 142241" svg:viewBox="0 0 290829 142241" draw:type="ooxml-non-primitive" draw:enhanced-path="M 0 0 L 0 142241 290829 142241 290829 0 0 0 N"/></draw:custom-shape><draw:custom-shape draw:name="Shape 1251" draw:style-name="gr4" draw:text-style-name="P411" svg:width="0.4925in" svg:height="0.1559in" svg:x="2.5846in" svg:y="0.0827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252" draw:style-name="gr5" draw:text-style-name="P411" svg:width="0.4913in" svg:height="0.1559in" svg:x="3.078in" svg:y="0.0827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1253" draw:style-name="gr6" draw:text-style-name="P411" svg:width="0.4933in" svg:height="0.1559in" svg:x="3.5693in" svg:y="0.0827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254" draw:style-name="gr5" draw:text-style-name="P411" svg:width="0.4913in" svg:height="0.1559in" svg:x="4.0634in" svg:y="0.0827in"><text:p/><draw:enhanced-geometry draw:mirror-horizontal="false" draw:mirror-vertical="false" drawooo:sub-view-size="449578 142241" svg:viewBox="0 0 449578 142241" draw:type="ooxml-non-primitive" draw:enhanced-path="M 0 142241 L 0 0 449578 0 449578 142241 0 142241 N"/></draw:custom-shape><draw:custom-shape draw:name="Shape 1255" draw:style-name="gr4" draw:text-style-name="P411" svg:width="0.4925in" svg:height="0.1559in" svg:x="4.5547in" svg:y="0.0827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256" draw:style-name="gr5" draw:text-style-name="P411" svg:width="0.4913in" svg:height="0.1559in" svg:x="5.048in" svg:y="0.0827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1257" draw:style-name="gr4" draw:text-style-name="P411" svg:width="0.4925in" svg:height="0.1559in" svg:x="5.5398in" svg:y="0.0827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258" draw:style-name="gr5" draw:text-style-name="P411" svg:width="0.4913in" svg:height="0.1559in" svg:x="6.0327in" svg:y="0.0827in"><text:p/><draw:enhanced-geometry draw:mirror-horizontal="false" draw:mirror-vertical="false" drawooo:sub-view-size="449579 142241" svg:viewBox="0 0 449579 142241" draw:type="ooxml-non-primitive" draw:enhanced-path="M 0 0 L 0 142241 449579 142241 449579 0 0 0 N"/></draw:custom-shape></draw:g><text:span text:style-name="T296">#ba</text:span><text:span text:style-name="T297">s</text:span><text:span text:style-name="T296">e</text:span><text:span text:style-name="T297">-</text:span><text:span text:style-name="T296">10</text:span></text:p>
      <text:p text:style-name="P118"/>
      <text:p text:style-name="P307"><text:span text:style-name="T15">where </text:span><text:span text:style-name="T18">base-10</text:span><text:span text:style-name="T22"> </text:span><text:span text:style-name="T15">is a </text:span><text:span text:style-name="T25">p</text:span><text:span text:style-name="T15">ositive </text:span><text:span text:style-name="T11">i</text:span><text:span text:style-name="T15">nteger </text:span><text:span text:style-name="T22">b</text:span><text:span text:style-name="T25">e</text:span><text:span text:style-name="T15">tw</text:span><text:span text:style-name="T25">e</text:span><text:span text:style-name="T15">en</text:span><text:span text:style-name="T22"> </text:span><text:span text:style-name="T15">0 a</text:span><text:span text:style-name="T25">n</text:span><text:span text:style-name="T15">d 65</text:span><text:span text:style-name="T25">5</text:span><text:span text:style-name="T15">3</text:span><text:span text:style-name="T25">5</text:span><text:span text:style-name="T15">. wAx will display t</text:span><text:span text:style-name="T25">h</text:span><text:span text:style-name="T15">e hexa</text:span><text:span text:style-name="T25">d</text:span><text:span text:style-name="T15">ecimal equival</text:span><text:span text:style-name="T25">e</text:span><text:span text:style-name="T15">nt of </text:span><text:span text:style-name="T25">t</text:span><text:span text:style-name="T15">he</text:span><text:span text:style-name="T22"> </text:span><text:span text:style-name="T25">s</text:span><text:span text:style-name="T15">pecifi</text:span><text:span text:style-name="T25">e</text:span><text:span text:style-name="T15">d v</text:span><text:span text:style-name="T22">a</text:span><text:span text:style-name="T11">l</text:span><text:span text:style-name="T15">ue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1"/>
      <text:p text:style-name="P251"><text:span text:style-name="T89">- 25 -</text:span></text:p>
      <text:p text:style-name="P47"><text:span text:style-name="T92">BASIC Stage Select</text:span></text:p>
      <text:p text:style-name="P308"><text:span text:style-name="T15">wAx </text:span><text:span text:style-name="T22">p</text:span><text:span text:style-name="T11">r</text:span><text:span text:style-name="T15">ovides</text:span><text:span text:style-name="T22"> </text:span><text:span text:style-name="T15">a </text:span><text:span text:style-name="T11">t</text:span><text:span text:style-name="T15">ool that </text:span><text:span text:style-name="T25">l</text:span><text:span text:style-name="T15">ets</text:span><text:span text:style-name="T22"> </text:span><text:span text:style-name="T25">y</text:span><text:span text:style-name="T15">ou al</text:span><text:span text:style-name="T25">l</text:span><text:span text:style-name="T15">ocate memory </text:span><text:span text:style-name="T25">t</text:span><text:span text:style-name="T15">o one</text:span><text:span text:style-name="T25"> </text:span><text:span text:style-name="T15">or more BA</text:span><text:span text:style-name="T25">S</text:span><text:span text:style-name="T15">IC </text:span><text:span text:style-name="T25">"</text:span><text:span text:style-name="T15">stages," or memory ra</text:span><text:span text:style-name="T25">n</text:span><text:span text:style-name="T15">ges.</text:span><text:span text:style-name="T11"> T</text:span><text:span text:style-name="T15">his is u</text:span><text:span text:style-name="T25">s</text:span><text:span text:style-name="T15">eful for devel</text:span><text:span text:style-name="T25">o</text:span><text:span text:style-name="T15">pment </text:span><text:span text:style-name="T25">i</text:span><text:span text:style-name="T15">n c</text:span><text:span text:style-name="T22">a</text:span><text:span text:style-name="T25">s</text:span><text:span text:style-name="T15">es w</text:span><text:span text:style-name="T25">h</text:span><text:span text:style-name="T15">ere y</text:span><text:span text:style-name="T25">o</text:span><text:span text:style-name="T15">u have a ma</text:span><text:span text:style-name="T11">i</text:span><text:span text:style-name="T15">n </text:span><text:span text:style-name="T22">p</text:span><text:span text:style-name="T15">r</text:span><text:span text:style-name="T25">o</text:span><text:span text:style-name="T15">gram under de</text:span><text:span text:style-name="T11">v</text:span><text:span text:style-name="T15">elo</text:span><text:span text:style-name="T22">p</text:span><text:span text:style-name="T15">m</text:span><text:span text:style-name="T25">e</text:span><text:span text:style-name="T15">nt, and o</text:span><text:span text:style-name="T25">n</text:span><text:span text:style-name="T15">e </text:span><text:span text:style-name="T22">o</text:span><text:span text:style-name="T15">r</text:span><text:span text:style-name="T11"> </text:span><text:span text:style-name="T15">more BASIC uti</text:span><text:span text:style-name="T25">l</text:span><text:span text:style-name="T15">ity pr</text:span><text:span text:style-name="T25">o</text:span><text:span text:style-name="T15">grams to su</text:span><text:span text:style-name="T25">p</text:span><text:span text:style-name="T15">p</text:span><text:span text:style-name="T22">o</text:span><text:span text:style-name="T15">rt </text:span><text:span text:style-name="T25">d</text:span><text:span text:style-name="T15">e</text:span><text:span text:style-name="T25">v</text:span><text:span text:style-name="T15">elopment.</text:span><text:span text:style-name="T11"> </text:span><text:span text:style-name="T37">T</text:span><text:span text:style-name="T15">o c</text:span><text:span text:style-name="T25">h</text:span><text:span text:style-name="T15">ange to ano</text:span><text:span text:style-name="T25">t</text:span><text:span text:style-name="T15">her BASIC </text:span><text:span text:style-name="T25">s</text:span><text:span text:style-name="T15">t</text:span><text:span text:style-name="T25">a</text:span><text:span text:style-name="T15">g</text:span><text:span text:style-name="T22">e</text:span><text:span text:style-name="T15">, use</text:span></text:p>
      <text:p text:style-name="P21"/>
      <text:p text:style-name="P101"><draw:g text:anchor-type="paragraph" draw:z-index="38" draw:name="drawingObject1259" draw:style-name="gr1"><draw:custom-shape draw:name="Shape 1260" draw:style-name="gr3" draw:text-style-name="P411" svg:width="0.0831in" svg:height="0.1559in" svg:x="0.6in" svg:y="0.0035in"><text:p/><draw:enhanced-geometry draw:mirror-horizontal="false" draw:mirror-vertical="false" drawooo:sub-view-size="76200 142241" svg:viewBox="0 0 76200 142241" draw:type="ooxml-non-primitive" draw:enhanced-path="M 0 142241 L 0 0 76200 0 76200 142241 0 142241 N"/></draw:custom-shape><draw:custom-shape draw:name="Shape 1261" draw:style-name="gr168" draw:text-style-name="P411" svg:width="2.3331in" svg:height="0.1559in" svg:x="0.6835in" svg:y="0.0035in"><text:p/><draw:enhanced-geometry draw:mirror-horizontal="false" draw:mirror-vertical="false" drawooo:sub-view-size="2133598 142241" svg:viewBox="0 0 2133598 142241" draw:type="ooxml-non-primitive" draw:enhanced-path="M 0 142241 L 0 0 2133598 0 2133598 142241 0 142241 N"/></draw:custom-shape><draw:custom-shape draw:name="Shape 1262" draw:style-name="gr3" draw:text-style-name="P411" svg:width="0.0461in" svg:height="0.1559in" svg:x="3.0165in" svg:y="0.0035in"><text:p/><draw:enhanced-geometry draw:mirror-horizontal="false" draw:mirror-vertical="false" drawooo:sub-view-size="41911 142241" svg:viewBox="0 0 41911 142241" draw:type="ooxml-non-primitive" draw:enhanced-path="M 0 142241 L 0 0 41911 0 41911 142241 0 142241 N"/></draw:custom-shape><draw:custom-shape draw:name="Shape 1263" draw:style-name="gr5" draw:text-style-name="P411" svg:width="0.4913in" svg:height="0.1559in" svg:x="3.0634in" svg:y="0.0035in"><text:p/><draw:enhanced-geometry draw:mirror-horizontal="false" draw:mirror-vertical="false" drawooo:sub-view-size="449578 142241" svg:viewBox="0 0 449578 142241" draw:type="ooxml-non-primitive" draw:enhanced-path="M 0 142241 L 0 0 449578 0 449578 142241 0 142241 N"/></draw:custom-shape><draw:custom-shape draw:name="Shape 1264" draw:style-name="gr4" draw:text-style-name="P411" svg:width="0.4925in" svg:height="0.1559in" svg:x="3.5547in" svg:y="0.003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265" draw:style-name="gr5" draw:text-style-name="P411" svg:width="0.4913in" svg:height="0.1559in" svg:x="4.048in" svg:y="0.0035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1266" draw:style-name="gr4" draw:text-style-name="P411" svg:width="0.4925in" svg:height="0.1559in" svg:x="4.5398in" svg:y="0.003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267" draw:style-name="gr5" draw:text-style-name="P411" svg:width="0.4913in" svg:height="0.1559in" svg:x="5.0327in" svg:y="0.0035in"><text:p/><draw:enhanced-geometry draw:mirror-horizontal="false" draw:mirror-vertical="false" drawooo:sub-view-size="449579 142241" svg:viewBox="0 0 449579 142241" draw:type="ooxml-non-primitive" draw:enhanced-path="M 0 0 L 0 142241 449579 142241 449579 0 0 0 N"/></draw:custom-shape></draw:g><text:span text:style-name="T108">↑</text:span><text:span text:style-name="T102"> </text:span><text:span text:style-name="T145">st</text:span><text:span text:style-name="T147">a</text:span><text:span text:style-name="T145">rt-</text:span><text:span text:style-name="T147">page</text:span><text:span text:style-name="T102"> </text:span><text:span text:style-name="T97">[</text:span><text:span text:style-name="T98">end</text:span><text:span text:style-name="T97">-</text:span><text:span text:style-name="T98">page</text:span><text:span text:style-name="T97">]</text:span><text:span text:style-name="T111"> </text:span><text:span text:style-name="T260">[</text:span><text:span text:style-name="T261">N</text:span><text:span text:style-name="T262">E</text:span><text:span text:style-name="T260">W]</text:span></text:p>
      <text:p text:style-name="P119"/>
      <text:p text:style-name="P309"><text:span text:style-name="T15">where </text:span><text:span text:style-name="T18">start-page</text:span><text:span text:style-name="T15"> and</text:span><text:span text:style-name="T22"> </text:span><text:span text:style-name="T28">e</text:span><text:span text:style-name="T18">n</text:span><text:span text:style-name="T24">d</text:span><text:span text:style-name="T18">-</text:span><text:span text:style-name="T28">p</text:span><text:span text:style-name="T18">a</text:span><text:span text:style-name="T28">g</text:span><text:span text:style-name="T18">e</text:span><text:span text:style-name="T22"> </text:span><text:span text:style-name="T15">are valid 8-</text:span><text:span text:style-name="T25">b</text:span><text:span text:style-name="T15">it </text:span><text:span text:style-name="T25">h</text:span><text:span text:style-name="T15">exadecimal n</text:span><text:span text:style-name="T22">u</text:span><text:span text:style-name="T11">m</text:span><text:span text:style-name="T15">bers.</text:span><text:span text:style-name="T30"> </text:span><text:span text:style-name="T11">T</text:span><text:span text:style-name="T15">h</text:span><text:span text:style-name="T22">e</text:span><text:span text:style-name="T15">y r</text:span><text:span text:style-name="T25">e</text:span><text:span text:style-name="T15">pres</text:span><text:span text:style-name="T25">e</text:span><text:span text:style-name="T15">nt</text:span><text:span text:style-name="T22"> </text:span><text:span text:style-name="T25">t</text:span><text:span text:style-name="T15">he start a</text:span><text:span text:style-name="T25">n</text:span><text:span text:style-name="T15">d end</text:span><text:span text:style-name="T25"> </text:span><text:span text:style-name="T15">of</text:span><text:span text:style-name="T22"> </text:span><text:span text:style-name="T25">B</text:span><text:span text:style-name="T15">ASIC </text:span><text:span text:style-name="T25">m</text:span><text:span text:style-name="T15">emory on page</text:span><text:span text:style-name="T25"> </text:span><text:span text:style-name="T15">bou</text:span><text:span text:style-name="T25">n</text:span><text:span text:style-name="T15">daries. If</text:span><text:span text:style-name="T76"> </text:span><text:span text:style-name="T18">end-</text:span><text:span text:style-name="T28">p</text:span><text:span text:style-name="T18">age</text:span><text:span text:style-name="T15"> is </text:span><text:span text:style-name="T22">o</text:span><text:span text:style-name="T15">mit</text:span><text:span text:style-name="T25">t</text:span><text:span text:style-name="T15">ed (or if</text:span><text:span text:style-name="T25"> </text:span><text:span text:style-name="T15">it is lower than</text:span><text:span text:style-name="T25"> </text:span><text:span text:style-name="T15">the s</text:span><text:span text:style-name="T25">t</text:span><text:span text:style-name="T15">art page),</text:span><text:span text:style-name="T25"> </text:span><text:span text:style-name="T15">then the</text:span><text:span text:style-name="T25"> </text:span><text:span text:style-name="T15">end </text:span><text:span text:style-name="T25">p</text:span><text:span text:style-name="T15">age wi</text:span><text:span text:style-name="T25">l</text:span><text:span text:style-name="T15">l</text:span><text:span text:style-name="T22"> </text:span><text:span text:style-name="T15">be</text:span><text:span text:style-name="T25"> </text:span><text:span text:style-name="T15">3</text:span><text:span text:style-name="T25">.</text:span><text:span text:style-name="T15">5K</text:span><text:span text:style-name="T22"> </text:span><text:span text:style-name="T25">a</text:span><text:span text:style-name="T15">f</text:span><text:span text:style-name="T25">t</text:span><text:span text:style-name="T15">er</text:span><text:span text:style-name="T22"> </text:span><text:span text:style-name="T15">the start</text:span><text:span text:style-name="T25"> </text:span><text:span text:style-name="T15">p</text:span><text:span text:style-name="T25">a</text:span><text:span text:style-name="T15">ge. For e</text:span><text:span text:style-name="T25">x</text:span><text:span text:style-name="T15">ample</text:span></text:p>
      <text:p text:style-name="P141"/>
      <text:p text:style-name="P101"><draw:g text:anchor-type="paragraph" draw:z-index="72" draw:name="drawingObject1268" draw:style-name="gr1"><draw:custom-shape draw:name="Shape 1269" draw:style-name="gr3" draw:text-style-name="P411" svg:width="0.0831in" svg:height="0.1559in" svg:x="0.6in" svg:y="0.0035in"><text:p/><draw:enhanced-geometry draw:mirror-horizontal="false" draw:mirror-vertical="false" drawooo:sub-view-size="76200 142239" svg:viewBox="0 0 76200 142239" draw:type="ooxml-non-primitive" draw:enhanced-path="M 0 142239 L 0 0 76200 0 76200 142239 0 142239 N"/></draw:custom-shape><draw:custom-shape draw:name="Shape 1270" draw:style-name="gr118" draw:text-style-name="P411" svg:width="0.2496in" svg:height="0.1559in" svg:x="0.6835in" svg:y="0.0035in"><text:p/><draw:enhanced-geometry draw:mirror-horizontal="false" draw:mirror-vertical="false" drawooo:sub-view-size="228598 142239" svg:viewBox="0 0 228598 142239" draw:type="ooxml-non-primitive" draw:enhanced-path="M 0 142239 L 0 0 228598 0 228598 142239 0 142239 N"/></draw:custom-shape><draw:custom-shape draw:name="Shape 1271" draw:style-name="gr3" draw:text-style-name="P411" svg:width="0.1594in" svg:height="0.1559in" svg:x="0.9335in" svg:y="0.0035in"><text:p/><draw:enhanced-geometry draw:mirror-horizontal="false" draw:mirror-vertical="false" drawooo:sub-view-size="146050 142239" svg:viewBox="0 0 146050 142239" draw:type="ooxml-non-primitive" draw:enhanced-path="M 0 142239 L 0 0 146050 0 146050 142239 0 142239 N"/></draw:custom-shape><draw:custom-shape draw:name="Shape 1272" draw:style-name="gr5" draw:text-style-name="P411" svg:width="0.4913in" svg:height="0.1559in" svg:x="1.0929in" svg:y="0.0035in"><text:p/><draw:enhanced-geometry draw:mirror-horizontal="false" draw:mirror-vertical="false" drawooo:sub-view-size="449580 142239" svg:viewBox="0 0 449580 142239" draw:type="ooxml-non-primitive" draw:enhanced-path="M 0 142239 L 0 0 449580 0 449580 142239 0 142239 N"/></draw:custom-shape><draw:custom-shape draw:name="Shape 1273" draw:style-name="gr4" draw:text-style-name="P411" svg:width="0.4925in" svg:height="0.1559in" svg:x="1.5846in" svg:y="0.0035in"><text:p/><draw:enhanced-geometry draw:mirror-horizontal="false" draw:mirror-vertical="false" drawooo:sub-view-size="450851 142239" svg:viewBox="0 0 450851 142239" draw:type="ooxml-non-primitive" draw:enhanced-path="M 0 142239 L 0 0 450851 0 450851 142239 0 142239 N"/></draw:custom-shape><draw:custom-shape draw:name="Shape 1274" draw:style-name="gr5" draw:text-style-name="P411" svg:width="0.4913in" svg:height="0.1559in" svg:x="2.078in" svg:y="0.003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275" draw:style-name="gr6" draw:text-style-name="P411" svg:width="0.4933in" svg:height="0.1559in" svg:x="2.5693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276" draw:style-name="gr5" draw:text-style-name="P411" svg:width="0.4913in" svg:height="0.1559in" svg:x="3.0634in" svg:y="0.0035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1277" draw:style-name="gr4" draw:text-style-name="P411" svg:width="0.4925in" svg:height="0.1559in" svg:x="3.5547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278" draw:style-name="gr5" draw:text-style-name="P411" svg:width="0.4913in" svg:height="0.1559in" svg:x="4.048in" svg:y="0.003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279" draw:style-name="gr4" draw:text-style-name="P411" svg:width="0.4925in" svg:height="0.1559in" svg:x="4.5398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280" draw:style-name="gr5" draw:text-style-name="P411" svg:width="0.4913in" svg:height="0.1559in" svg:x="5.0327in" svg:y="0.0035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/draw:g><text:span text:style-name="T108">↑</text:span><text:span text:style-name="T102"> </text:span><text:span text:style-name="T129">10</text:span></text:p>
      <text:p text:style-name="P114"/>
      <text:p text:style-name="P310"><text:span text:style-name="T15">will reset the </text:span><text:span text:style-name="T11">s</text:span><text:span text:style-name="T15">tage back </text:span><text:span text:style-name="T25">t</text:span><text:span text:style-name="T15">o the de</text:span><text:span text:style-name="T25">f</text:span><text:span text:style-name="T15">ault of an</text:span><text:span text:style-name="T25"> </text:span><text:span text:style-name="T15">u</text:span><text:span text:style-name="T25">n</text:span><text:span text:style-name="T15">expanded</text:span><text:span text:style-name="T25"> </text:span><text:span text:style-name="T15">VIC-20. If you</text:span><text:span text:style-name="T25"> </text:span><text:span text:style-name="T15">provi</text:span><text:span text:style-name="T25">d</text:span><text:span text:style-name="T15">e</text:span><text:span text:style-name="T80"> </text:span><text:span text:style-name="T18">pa</text:span><text:span text:style-name="T28">g</text:span><text:span text:style-name="T18">e-end</text:span><text:span text:style-name="T15">,</text:span><text:span text:style-name="T22"> </text:span><text:span text:style-name="T25">t</text:span><text:span text:style-name="T15">he st</text:span><text:span text:style-name="T25">a</text:span><text:span text:style-name="T15">ge will e</text:span><text:span text:style-name="T25">n</text:span><text:span text:style-name="T15">d at the </text:span><text:span text:style-name="T25">s</text:span><text:span text:style-name="T15">pecifi</text:span><text:span text:style-name="T25">e</text:span><text:span text:style-name="T15">d </text:span><text:span text:style-name="T22">p</text:span><text:span text:style-name="T15">ag</text:span><text:span text:style-name="T25">e</text:span><text:span text:style-name="T15">. For example</text:span></text:p>
      <text:p text:style-name="P21"/>
      <text:p text:style-name="P101"><draw:g text:anchor-type="paragraph" draw:z-index="87" draw:name="drawingObject1281" draw:style-name="gr1"><draw:custom-shape draw:name="Shape 1282" draw:style-name="gr3" draw:text-style-name="P411" svg:width="0.0831in" svg:height="0.1559in" svg:x="0.6in" svg:y="0.0035in"><text:p/><draw:enhanced-geometry draw:mirror-horizontal="false" draw:mirror-vertical="false" drawooo:sub-view-size="76200 142240" svg:viewBox="0 0 76200 142240" draw:type="ooxml-non-primitive" draw:enhanced-path="M 0 142240 L 0 0 76200 0 76200 142240 0 142240 N"/></draw:custom-shape><draw:custom-shape draw:name="Shape 1283" draw:style-name="gr18" draw:text-style-name="P411" svg:width="0.8331in" svg:height="0.1559in" svg:x="0.6835in" svg:y="0.0035in"><text:p/><draw:enhanced-geometry draw:mirror-horizontal="false" draw:mirror-vertical="false" drawooo:sub-view-size="761998 142240" svg:viewBox="0 0 761998 142240" draw:type="ooxml-non-primitive" draw:enhanced-path="M 0 142240 L 0 0 761998 0 761998 142240 0 142240 N"/></draw:custom-shape><draw:custom-shape draw:name="Shape 1284" draw:style-name="gr3" draw:text-style-name="P411" svg:width="0.0677in" svg:height="0.1559in" svg:x="1.5165in" svg:y="0.0035in"><text:p/><draw:enhanced-geometry draw:mirror-horizontal="false" draw:mirror-vertical="false" drawooo:sub-view-size="62230 142240" svg:viewBox="0 0 62230 142240" draw:type="ooxml-non-primitive" draw:enhanced-path="M 0 142240 L 0 0 62230 0 62230 142240 0 142240 N"/></draw:custom-shape><draw:custom-shape draw:name="Shape 1285" draw:style-name="gr4" draw:text-style-name="P411" svg:width="0.4925in" svg:height="0.1559in" svg:x="1.5846in" svg:y="0.0035in"><text:p/><draw:enhanced-geometry draw:mirror-horizontal="false" draw:mirror-vertical="false" drawooo:sub-view-size="450851 142240" svg:viewBox="0 0 450851 142240" draw:type="ooxml-non-primitive" draw:enhanced-path="M 0 142240 L 0 0 450851 0 450851 142240 0 142240 N"/></draw:custom-shape><draw:custom-shape draw:name="Shape 1286" draw:style-name="gr5" draw:text-style-name="P411" svg:width="0.4913in" svg:height="0.1559in" svg:x="2.078in" svg:y="0.0035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1287" draw:style-name="gr6" draw:text-style-name="P411" svg:width="0.4933in" svg:height="0.1559in" svg:x="2.5693in" svg:y="0.0035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288" draw:style-name="gr5" draw:text-style-name="P411" svg:width="0.4913in" svg:height="0.1559in" svg:x="3.0634in" svg:y="0.0035in"><text:p/><draw:enhanced-geometry draw:mirror-horizontal="false" draw:mirror-vertical="false" drawooo:sub-view-size="449578 142240" svg:viewBox="0 0 449578 142240" draw:type="ooxml-non-primitive" draw:enhanced-path="M 0 142240 L 0 0 449578 0 449578 142240 0 142240 N"/></draw:custom-shape><draw:custom-shape draw:name="Shape 1289" draw:style-name="gr4" draw:text-style-name="P411" svg:width="0.4925in" svg:height="0.1559in" svg:x="3.5547in" svg:y="0.0035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290" draw:style-name="gr5" draw:text-style-name="P411" svg:width="0.4913in" svg:height="0.1559in" svg:x="4.048in" svg:y="0.0035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1291" draw:style-name="gr4" draw:text-style-name="P411" svg:width="0.4925in" svg:height="0.1559in" svg:x="4.5398in" svg:y="0.0035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292" draw:style-name="gr5" draw:text-style-name="P411" svg:width="0.4913in" svg:height="0.1559in" svg:x="5.0327in" svg:y="0.0035in"><text:p/><draw:enhanced-geometry draw:mirror-horizontal="false" draw:mirror-vertical="false" drawooo:sub-view-size="449579 142240" svg:viewBox="0 0 449579 142240" draw:type="ooxml-non-primitive" draw:enhanced-path="M 0 0 L 0 142240 449579 142240 449579 0 0 0 N"/></draw:custom-shape></draw:g><text:span text:style-name="T108">↑</text:span><text:span text:style-name="T102"> </text:span><text:span text:style-name="T131">A</text:span><text:span text:style-name="T129">0</text:span><text:span text:style-name="T102"> </text:span><text:span text:style-name="T131">A</text:span><text:span text:style-name="T129">2</text:span><text:span text:style-name="T111"> </text:span><text:span text:style-name="T280">N</text:span><text:span text:style-name="T281">E</text:span><text:span text:style-name="T278">W</text:span></text:p>
      <text:p text:style-name="P120"/>
      <text:p text:style-name="P34"><text:span text:style-name="T15">will create a </text:span><text:span text:style-name="T25">n</text:span><text:span text:style-name="T15">ew 512-by</text:span><text:span text:style-name="T25">t</text:span><text:span text:style-name="T15">e </text:span><text:span text:style-name="T25">B</text:span><text:span text:style-name="T15">A</text:span><text:span text:style-name="T22">S</text:span><text:span text:style-name="T15">IC </text:span><text:span text:style-name="T25">s</text:span><text:span text:style-name="T15">tage </text:span><text:span text:style-name="T25">a</text:span><text:span text:style-name="T15">t $a</text:span><text:span text:style-name="T25">0</text:span><text:span text:style-name="T15">00.</text:span></text:p>
      <text:p text:style-name="P89"/>
      <text:p text:style-name="P311"><text:span text:style-name="T15">If</text:span><text:span text:style-name="T22"> </text:span><text:span text:style-name="T25">y</text:span><text:span text:style-name="T15">ou</text:span><text:span text:style-name="T25"> </text:span><text:span text:style-name="T15">add NEW a</text:span><text:span text:style-name="T25">f</text:span><text:span text:style-name="T15">ter the</text:span><text:span text:style-name="T25"> </text:span><text:span text:style-name="T15">page num</text:span><text:span text:style-name="T25">b</text:span><text:span text:style-name="T15">ers, wAx will</text:span><text:span text:style-name="T25"> </text:span><text:span text:style-name="T15">set</text:span><text:span text:style-name="T22"> </text:span><text:span text:style-name="T25">t</text:span><text:span text:style-name="T15">he fi</text:span><text:span text:style-name="T25">r</text:span><text:span text:style-name="T15">st t</text:span><text:span text:style-name="T22">h</text:span><text:span text:style-name="T11">r</text:span><text:span text:style-name="T15">ee</text:span><text:span text:style-name="T22"> </text:span><text:span text:style-name="T15">bytes</text:span><text:span text:style-name="T25"> </text:span><text:span text:style-name="T15">at</text:span><text:span text:style-name="T25"> </text:span><text:span text:style-name="T15">the s</text:span><text:span text:style-name="T25">t</text:span><text:span text:style-name="T15">age to $00. If </text:span><text:span text:style-name="T11">y</text:span><text:span text:style-name="T15">ou</text:span><text:span text:style-name="T22"> </text:span><text:span text:style-name="T15">don</text:span><text:span text:style-name="T25">'</text:span><text:span text:style-name="T15">t do </text:span><text:span text:style-name="T25">t</text:span><text:span text:style-name="T15">his before</text:span><text:span text:style-name="T25"> </text:span><text:span text:style-name="T15">t</text:span><text:span text:style-name="T25">h</text:span><text:span text:style-name="T15">e first </text:span><text:span text:style-name="T22">u</text:span><text:span text:style-name="T25">s</text:span><text:span text:style-name="T15">e </text:span><text:span text:style-name="T25">o</text:span><text:span text:style-name="T15">f a st</text:span><text:span text:style-name="T25">a</text:span><text:span text:style-name="T15">ge, t</text:span><text:span text:style-name="T25">h</text:span><text:span text:style-name="T15">e Stage </text:span><text:span text:style-name="T25">t</text:span><text:span text:style-name="T15">ool may </text:span><text:span text:style-name="T25">l</text:span><text:span text:style-name="T15">ock </text:span><text:span text:style-name="T22">u</text:span><text:span text:style-name="T15">p. </text:span><text:span text:style-name="T25">I</text:span><text:span text:style-name="T15">f </text:span><text:span text:style-name="T25">t</text:span><text:span text:style-name="T15">his hap</text:span><text:span text:style-name="T25">p</text:span><text:span text:style-name="T15">ens, si</text:span><text:span text:style-name="T25">m</text:span><text:span text:style-name="T15">ply int</text:span><text:span text:style-name="T22">e</text:span><text:span text:style-name="T15">rv</text:span><text:span text:style-name="T25">e</text:span><text:span text:style-name="T15">ne </text:span><text:span text:style-name="T25">w</text:span><text:span text:style-name="T15">ith </text:span><text:span text:style-name="T22">S</text:span><text:span text:style-name="T30">T</text:span><text:span text:style-name="T11">O</text:span><text:span text:style-name="T15">P/R</text:span><text:span text:style-name="T22">E</text:span><text:span text:style-name="T15">S</text:span><text:span text:style-name="T30">T</text:span><text:span text:style-name="T15">OR</text:span><text:span text:style-name="T25">E</text:span><text:span text:style-name="T15">, and try</text:span><text:span text:style-name="T25"> </text:span><text:span text:style-name="T15">entering</text:span><text:span text:style-name="T25"> </text:span><text:span text:style-name="T15">t</text:span><text:span text:style-name="T25">h</text:span><text:span text:style-name="T15">e stage a</text:span><text:span text:style-name="T25">g</text:span><text:span text:style-name="T15">ain with NE</text:span><text:span text:style-name="T33">W</text:span><text:span text:style-name="T15">.</text:span></text:p>
      <text:p text:style-name="P89"/>
      <text:p text:style-name="P34"><text:span text:style-name="T57">T</text:span><text:span text:style-name="T15">o </text:span><text:span text:style-name="T11">s</text:span><text:span text:style-name="T15">ee</text:span><text:span text:style-name="T22"> </text:span><text:span text:style-name="T25">t</text:span><text:span text:style-name="T15">he start</text:span><text:span text:style-name="T25"> </text:span><text:span text:style-name="T15">and </text:span><text:span text:style-name="T25">e</text:span><text:span text:style-name="T15">nd a</text:span><text:span text:style-name="T25">d</text:span><text:span text:style-name="T15">dress</text:span><text:span text:style-name="T22">e</text:span><text:span text:style-name="T15">s</text:span><text:span text:style-name="T25"> </text:span><text:span text:style-name="T15">of</text:span><text:span text:style-name="T25"> </text:span><text:span text:style-name="T15">the curre</text:span><text:span text:style-name="T25">n</text:span><text:span text:style-name="T15">t BASIC sta</text:span><text:span text:style-name="T25">g</text:span><text:span text:style-name="T15">e, use</text:span></text:p>
      <text:p text:style-name="P89"/>
      <text:p text:style-name="P101"><draw:g text:anchor-type="paragraph" draw:z-index="103" draw:name="drawingObject1293" draw:style-name="gr1"><draw:custom-shape draw:name="Shape 1294" draw:style-name="gr26" draw:text-style-name="P411" svg:width="0.0689in" svg:height="0.1598in" svg:x="0.6in" svg:y="0.0008in"><text:p/><draw:enhanced-geometry draw:mirror-horizontal="false" draw:mirror-vertical="false" drawooo:sub-view-size="63500 146050" svg:viewBox="0 0 63500 146050" draw:type="ooxml-non-primitive" draw:enhanced-path="M 0 146050 L 0 0 63500 0 63500 146050 0 146050 N"/></draw:custom-shape><draw:custom-shape draw:name="Shape 1295" draw:style-name="gr27" draw:text-style-name="P411" svg:width="0.4232in" svg:height="0.1598in" svg:x="0.6693in" svg:y="0.0008in"><text:p/><draw:enhanced-geometry draw:mirror-horizontal="false" draw:mirror-vertical="false" drawooo:sub-view-size="387348 146050" svg:viewBox="0 0 387348 146050" draw:type="ooxml-non-primitive" draw:enhanced-path="M 0 146050 L 0 0 387348 0 387348 146050 0 146050 N"/></draw:custom-shape><draw:custom-shape draw:name="Shape 1296" draw:style-name="gr28" draw:text-style-name="P411" svg:width="0.4913in" svg:height="0.1598in" svg:x="1.0929in" svg:y="0.0008in"><text:p/><draw:enhanced-geometry draw:mirror-horizontal="false" draw:mirror-vertical="false" drawooo:sub-view-size="449580 146050" svg:viewBox="0 0 449580 146050" draw:type="ooxml-non-primitive" draw:enhanced-path="M 0 146050 L 0 0 449580 0 449580 146050 0 146050 N"/></draw:custom-shape><draw:custom-shape draw:name="Shape 1297" draw:style-name="gr29" draw:text-style-name="P411" svg:width="0.4925in" svg:height="0.1598in" svg:x="1.5846in" svg:y="0.0008in"><text:p/><draw:enhanced-geometry draw:mirror-horizontal="false" draw:mirror-vertical="false" drawooo:sub-view-size="450851 146050" svg:viewBox="0 0 450851 146050" draw:type="ooxml-non-primitive" draw:enhanced-path="M 0 146050 L 0 0 450851 0 450851 146050 0 146050 N"/></draw:custom-shape><draw:custom-shape draw:name="Shape 1298" draw:style-name="gr28" draw:text-style-name="P411" svg:width="0.4913in" svg:height="0.1598in" svg:x="2.078in" svg:y="0.0008in"><text:p/><draw:enhanced-geometry draw:mirror-horizontal="false" draw:mirror-vertical="false" drawooo:sub-view-size="449579 146050" svg:viewBox="0 0 449579 146050" draw:type="ooxml-non-primitive" draw:enhanced-path="M 0 146050 L 0 0 449579 0 449579 146050 0 146050 N"/></draw:custom-shape><draw:custom-shape draw:name="Shape 1299" draw:style-name="gr30" draw:text-style-name="P411" svg:width="0.4933in" svg:height="0.1598in" svg:x="2.5693in" svg:y="0.0008in"><text:p/><draw:enhanced-geometry draw:mirror-horizontal="false" draw:mirror-vertical="false" drawooo:sub-view-size="450850 146050" svg:viewBox="0 0 450850 146050" draw:type="ooxml-non-primitive" draw:enhanced-path="M 0 146050 L 0 0 450850 0 450850 146050 0 146050 N"/></draw:custom-shape><draw:custom-shape draw:name="Shape 1300" draw:style-name="gr28" draw:text-style-name="P411" svg:width="0.4913in" svg:height="0.1598in" svg:x="3.0634in" svg:y="0.0008in"><text:p/><draw:enhanced-geometry draw:mirror-horizontal="false" draw:mirror-vertical="false" drawooo:sub-view-size="449578 146050" svg:viewBox="0 0 449578 146050" draw:type="ooxml-non-primitive" draw:enhanced-path="M 0 146050 L 0 0 449578 0 449578 146050 0 146050 N"/></draw:custom-shape><draw:custom-shape draw:name="Shape 1301" draw:style-name="gr29" draw:text-style-name="P411" svg:width="0.4925in" svg:height="0.1598in" svg:x="3.5547in" svg:y="0.0008in"><text:p/><draw:enhanced-geometry draw:mirror-horizontal="false" draw:mirror-vertical="false" drawooo:sub-view-size="450850 146050" svg:viewBox="0 0 450850 146050" draw:type="ooxml-non-primitive" draw:enhanced-path="M 0 146050 L 0 0 450850 0 450850 146050 0 146050 N"/></draw:custom-shape><draw:custom-shape draw:name="Shape 1302" draw:style-name="gr28" draw:text-style-name="P411" svg:width="0.4913in" svg:height="0.1598in" svg:x="4.048in" svg:y="0.0008in"><text:p/><draw:enhanced-geometry draw:mirror-horizontal="false" draw:mirror-vertical="false" drawooo:sub-view-size="449579 146050" svg:viewBox="0 0 449579 146050" draw:type="ooxml-non-primitive" draw:enhanced-path="M 0 146050 L 0 0 449579 0 449579 146050 0 146050 N"/></draw:custom-shape><draw:custom-shape draw:name="Shape 1303" draw:style-name="gr29" draw:text-style-name="P411" svg:width="0.4925in" svg:height="0.1598in" svg:x="4.5398in" svg:y="0.0008in"><text:p/><draw:enhanced-geometry draw:mirror-horizontal="false" draw:mirror-vertical="false" drawooo:sub-view-size="450850 146050" svg:viewBox="0 0 450850 146050" draw:type="ooxml-non-primitive" draw:enhanced-path="M 0 146050 L 0 0 450850 0 450850 146050 0 146050 N"/></draw:custom-shape><draw:custom-shape draw:name="Shape 1304" draw:style-name="gr28" draw:text-style-name="P411" svg:width="0.4913in" svg:height="0.1598in" svg:x="5.0327in" svg:y="0.0008in"><text:p/><draw:enhanced-geometry draw:mirror-horizontal="false" draw:mirror-vertical="false" drawooo:sub-view-size="449579 146050" svg:viewBox="0 0 449579 146050" draw:type="ooxml-non-primitive" draw:enhanced-path="M 0 0 L 0 146050 449579 146050 449579 0 0 0 N"/></draw:custom-shape></draw:g><text:span text:style-name="T18">↑</text:span></text:p>
      <text:p text:style-name="P2"/>
      <text:p text:style-name="P2"/>
      <text:p text:style-name="P2"/>
      <text:p text:style-name="P2"/>
      <text:p text:style-name="P2"/>
      <text:p text:style-name="P2"/>
      <text:p text:style-name="P312"/>
      <text:p text:style-name="P223"><text:span text:style-name="T89">- 26 -</text:span></text:p>
      <text:p text:style-name="P74"><text:span text:style-name="T92">User Plug-In</text:span></text:p>
      <text:p text:style-name="P80"><text:span text:style-name="T15">wAx has a vec</text:span><text:span text:style-name="T25">t</text:span><text:span text:style-name="T15">or to</text:span><text:span text:style-name="T25"> </text:span><text:span text:style-name="T15">a user-d</text:span><text:span text:style-name="T25">e</text:span><text:span text:style-name="T15">fin</text:span><text:span text:style-name="T25">e</text:span><text:span text:style-name="T15">d </text:span><text:span text:style-name="T22">p</text:span><text:span text:style-name="T15">l</text:span><text:span text:style-name="T25">u</text:span><text:span text:style-name="T15">g-in tool, whi</text:span><text:span text:style-name="T11">c</text:span><text:span text:style-name="T15">h can be call</text:span><text:span text:style-name="T25">e</text:span><text:span text:style-name="T15">d with</text:span></text:p>
      <text:p text:style-name="P22"/>
      <text:p text:style-name="P132"><draw:g text:anchor-type="paragraph" draw:z-index="14" draw:name="drawingObject1305" draw:style-name="gr1"><draw:custom-shape draw:name="Shape 1306" draw:style-name="gr194" draw:text-style-name="P411" svg:width="1.0831in" svg:height="0.1571in" svg:x="1.6in" svg:y="0.0008in"><text:p/><draw:enhanced-geometry draw:mirror-horizontal="false" draw:mirror-vertical="false" drawooo:sub-view-size="990600 143508" svg:viewBox="0 0 990600 143508" draw:type="ooxml-non-primitive" draw:enhanced-path="M 0 143508 L 0 0 990600 0 990600 143508 0 143508 N"/></draw:custom-shape><draw:custom-shape draw:name="Shape 1307" draw:style-name="gr195" draw:text-style-name="P411" svg:width="0.3941in" svg:height="0.1571in" svg:x="2.6835in" svg:y="0.0008in"><text:p/><draw:enhanced-geometry draw:mirror-horizontal="false" draw:mirror-vertical="false" drawooo:sub-view-size="360679 143508" svg:viewBox="0 0 360679 143508" draw:type="ooxml-non-primitive" draw:enhanced-path="M 0 0 L 0 143508 360679 143508 360679 0 0 0 N"/></draw:custom-shape><draw:custom-shape draw:name="Shape 1308" draw:style-name="gr196" draw:text-style-name="P411" svg:width="0.4913in" svg:height="0.1571in" svg:x="3.078in" svg:y="0.0008in"><text:p/><draw:enhanced-geometry draw:mirror-horizontal="false" draw:mirror-vertical="false" drawooo:sub-view-size="449579 143508" svg:viewBox="0 0 449579 143508" draw:type="ooxml-non-primitive" draw:enhanced-path="M 0 143508 L 0 0 449579 0 449579 143508 0 143508 N"/></draw:custom-shape><draw:custom-shape draw:name="Shape 1309" draw:style-name="gr197" draw:text-style-name="P411" svg:width="0.4933in" svg:height="0.1571in" svg:x="3.5693in" svg:y="0.0008in"><text:p/><draw:enhanced-geometry draw:mirror-horizontal="false" draw:mirror-vertical="false" drawooo:sub-view-size="450850 143508" svg:viewBox="0 0 450850 143508" draw:type="ooxml-non-primitive" draw:enhanced-path="M 0 143508 L 0 0 450850 0 450850 143508 0 143508 N"/></draw:custom-shape><draw:custom-shape draw:name="Shape 1310" draw:style-name="gr196" draw:text-style-name="P411" svg:width="0.4913in" svg:height="0.1571in" svg:x="4.0634in" svg:y="0.0008in"><text:p/><draw:enhanced-geometry draw:mirror-horizontal="false" draw:mirror-vertical="false" drawooo:sub-view-size="449578 143508" svg:viewBox="0 0 449578 143508" draw:type="ooxml-non-primitive" draw:enhanced-path="M 0 143508 L 0 0 449578 0 449578 143508 0 143508 N"/></draw:custom-shape><draw:custom-shape draw:name="Shape 1311" draw:style-name="gr198" draw:text-style-name="P411" svg:width="0.4925in" svg:height="0.1571in" svg:x="4.5547in" svg:y="0.0008in"><text:p/><draw:enhanced-geometry draw:mirror-horizontal="false" draw:mirror-vertical="false" drawooo:sub-view-size="450850 143508" svg:viewBox="0 0 450850 143508" draw:type="ooxml-non-primitive" draw:enhanced-path="M 0 143508 L 0 0 450850 0 450850 143508 0 143508 N"/></draw:custom-shape><draw:custom-shape draw:name="Shape 1312" draw:style-name="gr196" draw:text-style-name="P411" svg:width="0.4913in" svg:height="0.1571in" svg:x="5.048in" svg:y="0.0008in"><text:p/><draw:enhanced-geometry draw:mirror-horizontal="false" draw:mirror-vertical="false" drawooo:sub-view-size="449579 143508" svg:viewBox="0 0 449579 143508" draw:type="ooxml-non-primitive" draw:enhanced-path="M 0 143508 L 0 0 449579 0 449579 143508 0 143508 N"/></draw:custom-shape><draw:custom-shape draw:name="Shape 1313" draw:style-name="gr198" draw:text-style-name="P411" svg:width="0.4925in" svg:height="0.1571in" svg:x="5.5398in" svg:y="0.0008in"><text:p/><draw:enhanced-geometry draw:mirror-horizontal="false" draw:mirror-vertical="false" drawooo:sub-view-size="450850 143508" svg:viewBox="0 0 450850 143508" draw:type="ooxml-non-primitive" draw:enhanced-path="M 0 143508 L 0 0 450850 0 450850 143508 0 143508 N"/></draw:custom-shape><draw:custom-shape draw:name="Shape 1314" draw:style-name="gr196" draw:text-style-name="P411" svg:width="0.4913in" svg:height="0.1571in" svg:x="6.0327in" svg:y="0.0008in"><text:p/><draw:enhanced-geometry draw:mirror-horizontal="false" draw:mirror-vertical="false" drawooo:sub-view-size="449579 143508" svg:viewBox="0 0 449579 143508" draw:type="ooxml-non-primitive" draw:enhanced-path="M 0 0 L 0 143508 449579 143508 449579 0 0 0 N"/></draw:custom-shape></draw:g><text:span text:style-name="T96">'[parameters]</text:span></text:p>
      <text:p text:style-name="P198"/>
      <text:p text:style-name="P314"><text:span text:style-name="T18">p</text:span><text:span text:style-name="T24">a</text:span><text:span text:style-name="T14">r</text:span><text:span text:style-name="T18">amet</text:span><text:span text:style-name="T24">e</text:span><text:span text:style-name="T18">rs</text:span><text:span text:style-name="T22"> </text:span><text:span text:style-name="T15">is </text:span><text:span text:style-name="T25">u</text:span><text:span text:style-name="T15">ser</text:span><text:span text:style-name="T22">-</text:span><text:span text:style-name="T25">d</text:span><text:span text:style-name="T15">ef</text:span><text:span text:style-name="T25">i</text:span><text:span text:style-name="T15">ned, bas</text:span><text:span text:style-name="T25">e</text:span><text:span text:style-name="T15">d on t</text:span><text:span text:style-name="T25">h</text:span><text:span text:style-name="T15">e </text:span><text:span text:style-name="T22">p</text:span><text:span text:style-name="T25">l</text:span><text:span text:style-name="T15">ug-in's r</text:span><text:span text:style-name="T25">e</text:span><text:span text:style-name="T15">quirem</text:span><text:span text:style-name="T25">e</text:span><text:span text:style-name="T15">nts.The ve</text:span><text:span text:style-name="T25">c</text:span><text:span text:style-name="T15">tor to the </text:span><text:span text:style-name="T25">u</text:span><text:span text:style-name="T15">ser plug-</text:span><text:span text:style-name="T25">i</text:span><text:span text:style-name="T15">n is at </text:span><text:span text:style-name="T25">m</text:span><text:span text:style-name="T15">emory locations $0</text:span><text:span text:style-name="T25">0</text:span><text:span text:style-name="T15">05 a</text:span><text:span text:style-name="T25">n</text:span><text:span text:style-name="T15">d $0</text:span><text:span text:style-name="T25">0</text:span><text:span text:style-name="T15">06. Wh</text:span><text:span text:style-name="T25">e</text:span><text:span text:style-name="T15">n wAx is init</text:span><text:span text:style-name="T25">i</text:span><text:span text:style-name="T15">alized,</text:span><text:span text:style-name="T22"> </text:span><text:span text:style-name="T25">t</text:span><text:span text:style-name="T15">his </text:span><text:span text:style-name="T25">v</text:span><text:span text:style-name="T15">ector is p</text:span><text:span text:style-name="T22">o</text:span><text:span text:style-name="T11">i</text:span><text:span text:style-name="T15">nted at the wAx</text:span><text:span text:style-name="T25"> </text:span><text:span text:style-name="T15">install</text:span><text:span text:style-name="T25">a</text:span><text:span text:style-name="T15">tion</text:span><text:span text:style-name="T22"> </text:span><text:span text:style-name="T11">r</text:span><text:span text:style-name="T15">ou</text:span><text:span text:style-name="T22">t</text:span><text:span text:style-name="T15">i</text:span><text:span text:style-name="T25">n</text:span><text:span text:style-name="T15">e (so en</text:span><text:span text:style-name="T25">t</text:span><text:span text:style-name="T15">ering ' </text:span><text:span text:style-name="T25">w</text:span><text:span text:style-name="T22">i</text:span><text:span text:style-name="T15">ll </text:span><text:span text:style-name="T25">r</text:span><text:span text:style-name="T15">estart wAx).</text:span></text:p>
      <text:p text:style-name="P4"/>
      <text:p text:style-name="P61"><text:span text:style-name="T59">Y</text:span><text:span text:style-name="T25">o</text:span><text:span text:style-name="T15">u </text:span><text:span text:style-name="T25">c</text:span><text:span text:style-name="T15">an also r</text:span><text:span text:style-name="T25">u</text:span><text:span text:style-name="T15">n a user </text:span><text:span text:style-name="T25">p</text:span><text:span text:style-name="T15">lug-in thr</text:span><text:span text:style-name="T11">o</text:span><text:span text:style-name="T15">u</text:span><text:span text:style-name="T22">g</text:span><text:span text:style-name="T15">h </text:span><text:span text:style-name="T25">w</text:span><text:span text:style-name="T15">Ax's list mechanism w</text:span><text:span text:style-name="T25">i</text:span><text:span text:style-name="T15">th</text:span></text:p>
      <text:p text:style-name="P169"/>
      <text:p text:style-name="P132"><draw:g text:anchor-type="paragraph" draw:z-index="52" draw:name="drawingObject1315" draw:style-name="gr1"><draw:custom-shape draw:name="Shape 1316" draw:style-name="gr66" draw:text-style-name="P411" svg:width="0.5831in" svg:height="0.1559in" svg:x="1.6in" svg:y="0.002in"><text:p/><draw:enhanced-geometry draw:mirror-horizontal="false" draw:mirror-vertical="false" drawooo:sub-view-size="533400 142241" svg:viewBox="0 0 533400 142241" draw:type="ooxml-non-primitive" draw:enhanced-path="M 0 142241 L 0 0 533400 0 533400 142241 0 142241 N"/></draw:custom-shape><draw:custom-shape draw:name="Shape 1317" draw:style-name="gr67" draw:text-style-name="P411" svg:width="0.4012in" svg:height="0.1559in" svg:x="2.1835in" svg:y="0.002in"><text:p/><draw:enhanced-geometry draw:mirror-horizontal="false" draw:mirror-vertical="false" drawooo:sub-view-size="367029 142241" svg:viewBox="0 0 367029 142241" draw:type="ooxml-non-primitive" draw:enhanced-path="M 0 0 L 0 142241 367029 142241 367029 0 0 0 N"/></draw:custom-shape><draw:custom-shape draw:name="Shape 1318" draw:style-name="gr4" draw:text-style-name="P411" svg:width="0.4925in" svg:height="0.1559in" svg:x="2.5846in" svg:y="0.002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319" draw:style-name="gr5" draw:text-style-name="P411" svg:width="0.4913in" svg:height="0.1559in" svg:x="3.078in" svg:y="0.002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1320" draw:style-name="gr6" draw:text-style-name="P411" svg:width="0.4933in" svg:height="0.1559in" svg:x="3.5693in" svg:y="0.002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321" draw:style-name="gr5" draw:text-style-name="P411" svg:width="0.4913in" svg:height="0.1559in" svg:x="4.0634in" svg:y="0.002in"><text:p/><draw:enhanced-geometry draw:mirror-horizontal="false" draw:mirror-vertical="false" drawooo:sub-view-size="449578 142241" svg:viewBox="0 0 449578 142241" draw:type="ooxml-non-primitive" draw:enhanced-path="M 0 142241 L 0 0 449578 0 449578 142241 0 142241 N"/></draw:custom-shape><draw:custom-shape draw:name="Shape 1322" draw:style-name="gr4" draw:text-style-name="P411" svg:width="0.4925in" svg:height="0.1559in" svg:x="4.5547in" svg:y="0.002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323" draw:style-name="gr5" draw:text-style-name="P411" svg:width="0.4913in" svg:height="0.1559in" svg:x="5.048in" svg:y="0.002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1324" draw:style-name="gr4" draw:text-style-name="P411" svg:width="0.4925in" svg:height="0.1559in" svg:x="5.5398in" svg:y="0.002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325" draw:style-name="gr5" draw:text-style-name="P411" svg:width="0.4913in" svg:height="0.1559in" svg:x="6.0327in" svg:y="0.002in"><text:p/><draw:enhanced-geometry draw:mirror-horizontal="false" draw:mirror-vertical="false" drawooo:sub-view-size="449579 142241" svg:viewBox="0 0 449579 142241" draw:type="ooxml-non-primitive" draw:enhanced-path="M 0 0 L 0 142241 449579 142241 449579 0 0 0 N"/></draw:custom-shape></draw:g><text:span text:style-name="T147">£</text:span><text:span text:style-name="T145">[</text:span><text:span text:style-name="T147">add</text:span><text:span text:style-name="T145">r]</text:span></text:p>
      <text:p text:style-name="P168"/>
      <text:p text:style-name="P61"><text:span text:style-name="T15">where </text:span><text:span text:style-name="T18">addr</text:span><text:span text:style-name="T15"> is a</text:span><text:span text:style-name="T25"> </text:span><text:span text:style-name="T15">valid hex</text:span><text:span text:style-name="T25">a</text:span><text:span text:style-name="T15">decimal addres</text:span><text:span text:style-name="T25">s</text:span><text:span text:style-name="T15">.</text:span></text:p>
      <text:p text:style-name="P273"/>
      <text:p text:style-name="P61"><text:span text:style-name="T3">De</text:span><text:span text:style-name="T7">v</text:span><text:span text:style-name="T3">eloping User P</text:span><text:span text:style-name="T7">l</text:span><text:span text:style-name="T3">ug-Ins</text:span></text:p>
      <text:p text:style-name="P2"/>
      <text:p text:style-name="P146"/>
      <text:p text:style-name="P315"><text:span text:style-name="T59">Y</text:span><text:span text:style-name="T25">o</text:span><text:span text:style-name="T15">u </text:span><text:span text:style-name="T25">c</text:span><text:span text:style-name="T15">an use </text:span><text:span text:style-name="T11">m</text:span><text:span text:style-name="T15">emory loca</text:span><text:span text:style-name="T22">t</text:span><text:span text:style-name="T11">i</text:span><text:span text:style-name="T15">o</text:span><text:span text:style-name="T22">n</text:span><text:span text:style-name="T15">s and</text:span><text:span text:style-name="T25"> </text:span><text:span text:style-name="T15">s</text:span><text:span text:style-name="T25">u</text:span><text:span text:style-name="T15">brou</text:span><text:span text:style-name="T22">t</text:span><text:span text:style-name="T15">i</text:span><text:span text:style-name="T25">n</text:span><text:span text:style-name="T15">es in </text:span><text:span text:style-name="T25">w</text:span><text:span text:style-name="T15">Ax's</text:span><text:span text:style-name="T78"> </text:span><text:span text:style-name="T25">A</text:span><text:span text:style-name="T15">PI to </text:span><text:span text:style-name="T25">d</text:span><text:span text:style-name="T15">e</text:span><text:span text:style-name="T25">v</text:span><text:span text:style-name="T15">elop</text:span><text:span text:style-name="T22"> </text:span><text:span text:style-name="T15">user p</text:span><text:span text:style-name="T11">l</text:span><text:span text:style-name="T15">ug-ins. Wh</text:span><text:span text:style-name="T25">e</text:span><text:span text:style-name="T15">n a</text:span><text:span text:style-name="T22"> </text:span><text:span text:style-name="T25">w</text:span><text:span text:style-name="T15">Ax tool is </text:span><text:span text:style-name="T25">i</text:span><text:span text:style-name="T15">nv</text:span><text:span text:style-name="T22">o</text:span><text:span text:style-name="T25">k</text:span><text:span text:style-name="T15">e</text:span><text:span text:style-name="T25">d</text:span><text:span text:style-name="T15">, wAx </text:span><text:span text:style-name="T25">c</text:span><text:span text:style-name="T15">hecks</text:span><text:span text:style-name="T22"> </text:span><text:span text:style-name="T25">f</text:span><text:span text:style-name="T15">or a </text:span><text:span text:style-name="T25">v</text:span><text:span text:style-name="T15">alid 16-bit </text:span><text:span text:style-name="T25">E</text:span><text:span text:style-name="T30">f</text:span><text:span text:style-name="T15">fecti</text:span><text:span text:style-name="T25">v</text:span><text:span text:style-name="T15">e</text:span><text:span text:style-name="T78"> </text:span><text:span text:style-name="T25">A</text:span><text:span text:style-name="T15">dd</text:span><text:span text:style-name="T11">r</text:span><text:span text:style-name="T15">ess (E</text:span><text:span text:style-name="T22">A</text:span><text:span text:style-name="T15">) immediately af</text:span><text:span text:style-name="T25">t</text:span><text:span text:style-name="T15">er t</text:span><text:span text:style-name="T25">h</text:span><text:span text:style-name="T15">e tool's charac</text:span><text:span text:style-name="T25">t</text:span><text:span text:style-name="T15">e</text:span><text:span text:style-name="T33">r</text:span><text:span text:style-name="T15">. </text:span><text:span text:style-name="T25">I</text:span><text:span text:style-name="T15">f a valid </text:span><text:span text:style-name="T25">E</text:span><text:span text:style-name="T15">A</text:span><text:span text:style-name="T43"> </text:span><text:span text:style-name="T15">is f</text:span><text:span text:style-name="T25">o</text:span><text:span text:style-name="T15">und the Car</text:span><text:span text:style-name="T25">r</text:span><text:span text:style-name="T15">y flag is </text:span><text:span text:style-name="T11">s</text:span><text:span text:style-name="T15">et,</text:span><text:span text:style-name="T22"> </text:span><text:span text:style-name="T15">and</text:span><text:span text:style-name="T25"> </text:span><text:span text:style-name="T15">t</text:span><text:span text:style-name="T25">h</text:span><text:span text:style-name="T15">e EA</text:span><text:span text:style-name="T33"> </text:span><text:span text:style-name="T15">is s</text:span><text:span text:style-name="T25">t</text:span><text:span text:style-name="T15">ored</text:span><text:span text:style-name="T25"> </text:span><text:span text:style-name="T15">in $a6 (low </text:span><text:span text:style-name="T25">b</text:span><text:span text:style-name="T15">yte) and</text:span><text:span text:style-name="T25"> </text:span><text:span text:style-name="T15">$a7 (h</text:span><text:span text:style-name="T11">i</text:span><text:span text:style-name="T15">gh byte). If </text:span><text:span text:style-name="T25">t</text:span><text:span text:style-name="T15">he </text:span><text:span text:style-name="T25">C</text:span><text:span text:style-name="T15">arry</text:span><text:span text:style-name="T22"> </text:span><text:span text:style-name="T15">f</text:span><text:span text:style-name="T25">l</text:span><text:span text:style-name="T15">ag is c</text:span><text:span text:style-name="T25">l</text:span><text:span text:style-name="T15">ea</text:span><text:span text:style-name="T33">r</text:span><text:span text:style-name="T15">,</text:span><text:span text:style-name="T25"> </text:span><text:span text:style-name="T15">ei</text:span><text:span text:style-name="T25">t</text:span><text:span text:style-name="T15">her the EA was in</text:span><text:span text:style-name="T25">v</text:span><text:span text:style-name="T15">alid or abs</text:span><text:span text:style-name="T25">e</text:span><text:span text:style-name="T15">nt.</text:span></text:p>
      <text:p text:style-name="P316"/>
      <text:p text:style-name="P317"><text:span text:style-name="T15">Spaces are i</text:span><text:span text:style-name="T25">g</text:span><text:span text:style-name="T15">nor</text:span><text:span text:style-name="T25">e</text:span><text:span text:style-name="T15">d dur</text:span><text:span text:style-name="T25">i</text:span><text:span text:style-name="T15">ng</text:span><text:span text:style-name="T22"> </text:span><text:span text:style-name="T25">t</text:span><text:span text:style-name="T15">he parsi</text:span><text:span text:style-name="T25">n</text:span><text:span text:style-name="T15">g of hex </text:span><text:span text:style-name="T25">p</text:span><text:span text:style-name="T15">arame</text:span><text:span text:style-name="T25">t</text:span><text:span text:style-name="T15">ers, so you</text:span><text:span text:style-name="T25"> </text:span><text:span text:style-name="T15">may tr</text:span><text:span text:style-name="T25">e</text:span><text:span text:style-name="T15">at the EA</text:span><text:span text:style-name="T43"> </text:span><text:span text:style-name="T15">(a</text:span><text:span text:style-name="T25">n</text:span><text:span text:style-name="T15">d additi</text:span><text:span text:style-name="T25">o</text:span><text:span text:style-name="T15">nal </text:span><text:span text:style-name="T22">p</text:span><text:span text:style-name="T15">a</text:span><text:span text:style-name="T25">r</text:span><text:span text:style-name="T15">ame</text:span><text:span text:style-name="T25">t</text:span><text:span text:style-name="T15">er by</text:span><text:span text:style-name="T25">t</text:span><text:span text:style-name="T15">es) as add</text:span><text:span text:style-name="T25">r</text:span><text:span text:style-name="T15">esses </text:span><text:span text:style-name="T22">o</text:span><text:span text:style-name="T15">r</text:span><text:span text:style-name="T25"> </text:span><text:span text:style-name="T15">by</text:span><text:span text:style-name="T25">t</text:span><text:span text:style-name="T15">es, de</text:span><text:span text:style-name="T25">p</text:span><text:span text:style-name="T15">ending on</text:span><text:span text:style-name="T25"> </text:span><text:span text:style-name="T15">your p</text:span><text:span text:style-name="T25">l</text:span><text:span text:style-name="T15">ug-in's re</text:span><text:span text:style-name="T25">q</text:span><text:span text:style-name="T15">uiremen</text:span><text:span text:style-name="T22">t</text:span><text:span text:style-name="T15">s.</text:span></text:p>
      <text:p text:style-name="P318"/>
      <text:p text:style-name="P63"><text:span text:style-name="T15">S</text:span><text:span text:style-name="T22">o</text:span><text:span text:style-name="T11">m</text:span><text:span text:style-name="T15">e tools (es</text:span><text:span text:style-name="T25">p</text:span><text:span text:style-name="T15">ecially list tools l</text:span><text:span text:style-name="T25">i</text:span><text:span text:style-name="T15">ke </text:span><text:span text:style-name="T22">t</text:span><text:span text:style-name="T15">he Disas</text:span><text:span text:style-name="T11">s</text:span><text:span text:style-name="T15">embler)</text:span><text:span text:style-name="T22"> </text:span><text:span text:style-name="T15">use</text:span><text:span text:style-name="T25"> </text:span><text:span text:style-name="T15">t</text:span><text:span text:style-name="T25">h</text:span><text:span text:style-name="T15">e P</text:span><text:span text:style-name="T22">e</text:span><text:span text:style-name="T15">rsis</text:span><text:span text:style-name="T11">t</text:span><text:span text:style-name="T15">e</text:span><text:span text:style-name="T22">n</text:span><text:span text:style-name="T15">t</text:span><text:span text:style-name="T25"> </text:span><text:span text:style-name="T15">Co</text:span><text:span text:style-name="T25">u</text:span><text:span text:style-name="T15">nt</text:span><text:span text:style-name="T22">e</text:span><text:span text:style-name="T15">r (PC) in the </text:span><text:span text:style-name="T25">a</text:span><text:span text:style-name="T15">bsence of </text:span><text:span text:style-name="T25">a</text:span><text:span text:style-name="T15">n EA.</text:span><text:span text:style-name="T30"> </text:span><text:span text:style-name="T11">T</text:span><text:span text:style-name="T15">he</text:span><text:span text:style-name="T22"> P</text:span><text:span text:style-name="T15">C</text:span><text:span text:style-name="T25"> i</text:span><text:span text:style-name="T15">s stored in $03</text:span><text:span text:style-name="T25"> </text:span><text:span text:style-name="T15">(</text:span><text:span text:style-name="T25">l</text:span><text:span text:style-name="T15">ow byte) and </text:span><text:span text:style-name="T25">$</text:span><text:span text:style-name="T15">04 </text:span><text:span text:style-name="T25">(</text:span><text:span text:style-name="T15">high by</text:span><text:span text:style-name="T25">t</text:span><text:span text:style-name="T15">e). If a p</text:span><text:span text:style-name="T25">l</text:span><text:span text:style-name="T15">u</text:span><text:span text:style-name="T22">g</text:span><text:span text:style-name="T15">-in u</text:span><text:span text:style-name="T25">s</text:span><text:span text:style-name="T15">es the </text:span><text:span text:style-name="T22">P</text:span><text:span text:style-name="T15">C,</text:span><text:span text:style-name="T25"> </text:span><text:span text:style-name="T15">t</text:span><text:span text:style-name="T25">h</text:span><text:span text:style-name="T15">e </text:span><text:span text:style-name="T22">P</text:span><text:span text:style-name="T15">C </text:span><text:span text:style-name="T11">s</text:span><text:span text:style-name="T15">hould be tr</text:span><text:span text:style-name="T25">a</text:span><text:span text:style-name="T15">ns</text:span><text:span text:style-name="T25">f</text:span><text:span text:style-name="T15">e</text:span><text:span text:style-name="T22">r</text:span><text:span text:style-name="T15">r</text:span><text:span text:style-name="T25">e</text:span><text:span text:style-name="T15">d </text:span><text:span text:style-name="T22">t</text:span><text:span text:style-name="T15">o t</text:span><text:span text:style-name="T25">h</text:span><text:span text:style-name="T15">e </text:span><text:span text:style-name="T25">E</text:span><text:span text:style-name="T15">A,</text:span><text:span text:style-name="T22"> </text:span><text:span text:style-name="T25">a</text:span><text:span text:style-name="T15">nd t</text:span><text:span text:style-name="T25">h</text:span><text:span text:style-name="T15">en t</text:span><text:span text:style-name="T25">h</text:span><text:span text:style-name="T15">e </text:span><text:span text:style-name="T22">P</text:span><text:span text:style-name="T15">C </text:span><text:span text:style-name="T11">s</text:span><text:span text:style-name="T15">hould be </text:span><text:span text:style-name="T25">u</text:span><text:span text:style-name="T15">pdat</text:span><text:span text:style-name="T25">e</text:span><text:span text:style-name="T15">d when the p</text:span><text:span text:style-name="T25">l</text:span><text:span text:style-name="T15">ug-in </text:span><text:span text:style-name="T25">h</text:span><text:span text:style-name="T15">as </text:span><text:span text:style-name="T25">c</text:span><text:span text:style-name="T15">ompleted its </text:span><text:span text:style-name="T25">w</text:span><text:span text:style-name="T15">ork.</text:span></text:p>
      <text:p text:style-name="P2"/>
      <text:p text:style-name="P2"/>
      <text:p text:style-name="P26"/>
      <text:p text:style-name="P251"><text:span text:style-name="T89">- 27 -</text:span></text:p>
      <text:p text:style-name="P48"><text:span text:style-name="T92">The wAx API</text:span></text:p>
      <text:p text:style-name="P319"/>
      <text:p text:style-name="P34"><text:span text:style-name="T15">The followi</text:span><text:span text:style-name="T25">n</text:span><text:span text:style-name="T15">g subrout</text:span><text:span text:style-name="T25">i</text:span><text:span text:style-name="T15">nes will be</text:span><text:span text:style-name="T25"> </text:span><text:span text:style-name="T15">useful in</text:span><text:span text:style-name="T25"> </text:span><text:span text:style-name="T15">the devel</text:span><text:span text:style-name="T25">o</text:span><text:span text:style-name="T15">pment of</text:span><text:span text:style-name="T25"> </text:span><text:span text:style-name="T15">user p</text:span><text:span text:style-name="T25">l</text:span><text:span text:style-name="T15">u</text:span><text:span text:style-name="T22">g</text:span><text:span text:style-name="T15">-ins</text:span><text:span text:style-name="T25">.</text:span><text:span text:style-name="T15">.</text:span></text:p>
      <text:p text:style-name="P2"/>
      <text:p text:style-name="P320"/>
      <text:p text:style-name="P321"><text:span text:style-name="T17">Ro</text:span><text:span text:style-name="T23">u</text:span><text:span text:style-name="T17">ti</text:span><text:span text:style-name="T27">n</text:span><text:span text:style-name="T17">e:</text:span><text:span text:style-name="T22"> </text:span><text:span text:style-name="T17">Buf</text:span><text:span text:style-name="T27">f</text:span><text:span text:style-name="T17">2Byte</text:span><text:span text:style-name="T15"> Call</text:span><text:span text:style-name="T33"> </text:span><text:span text:style-name="T25">A</text:span><text:span text:style-name="T15">ddres</text:span><text:span text:style-name="T25">s</text:span><text:span text:style-name="T15">: $7000</text:span></text:p>
      <text:p text:style-name="P34"><text:span text:style-name="T15">A</text:span><text:span text:style-name="T11">ff</text:span><text:span text:style-name="T15">ected R</text:span><text:span text:style-name="T25">e</text:span><text:span text:style-name="T15">gist</text:span><text:span text:style-name="T22">e</text:span><text:span text:style-name="T15">rs</text:span><text:span text:style-name="T84">:</text:span><text:span text:style-name="T22">A</text:span><text:span text:style-name="T15">cc</text:span><text:span text:style-name="T22">u</text:span><text:span text:style-name="T11">m</text:span><text:span text:style-name="T15">ulato</text:span><text:span text:style-name="T43">r</text:span><text:span text:style-name="T15">, Carry fl</text:span><text:span text:style-name="T25">a</text:span><text:span text:style-name="T15">g, X</text:span></text:p>
      <text:p text:style-name="P322"><text:span text:style-name="T15">Descripti</text:span><text:span text:style-name="T25">o</text:span><text:span text:style-name="T15">n: If the </text:span><text:span text:style-name="T25">n</text:span><text:span text:style-name="T15">ext</text:span><text:span text:style-name="T22"> </text:span><text:span text:style-name="T15">t</text:span><text:span text:style-name="T25">w</text:span><text:span text:style-name="T15">o </text:span><text:span text:style-name="T25">n</text:span><text:span text:style-name="T15">on-space</text:span><text:span text:style-name="T25"> </text:span><text:span text:style-name="T15">ch</text:span><text:span text:style-name="T22">a</text:span><text:span text:style-name="T15">ra</text:span><text:span text:style-name="T25">c</text:span><text:span text:style-name="T15">ters in </text:span><text:span text:style-name="T25">t</text:span><text:span text:style-name="T15">he </text:span><text:span text:style-name="T25">i</text:span><text:span text:style-name="T15">nput bu</text:span><text:span text:style-name="T30">f</text:span><text:span text:style-name="T25">f</text:span><text:span text:style-name="T15">er </text:span><text:span text:style-name="T25">r</text:span><text:span text:style-name="T15">epre</text:span><text:span text:style-name="T25">s</text:span><text:span text:style-name="T15">e</text:span><text:span text:style-name="T22">n</text:span><text:span text:style-name="T15">t a </text:span><text:span text:style-name="T11">v</text:span><text:span text:style-name="T15">alid hexa</text:span><text:span text:style-name="T25">d</text:span><text:span text:style-name="T15">ecimal byte, </text:span><text:span text:style-name="T25">t</text:span><text:span text:style-name="T15">he val</text:span><text:span text:style-name="T25">u</text:span><text:span text:style-name="T15">e is re</text:span><text:span text:style-name="T25">t</text:span><text:span text:style-name="T15">urned in the</text:span><text:span text:style-name="T43"> </text:span><text:span text:style-name="T15">Ac</text:span><text:span text:style-name="T25">c</text:span><text:span text:style-name="T15">umula</text:span><text:span text:style-name="T25">t</text:span><text:span text:style-name="T15">or and </text:span><text:span text:style-name="T25">t</text:span><text:span text:style-name="T15">he</text:span><text:span text:style-name="T22"> </text:span><text:span text:style-name="T11">C</text:span><text:span text:style-name="T15">a</text:span><text:span text:style-name="T22">r</text:span><text:span text:style-name="T15">ry f</text:span><text:span text:style-name="T25">l</text:span><text:span text:style-name="T15">ag is </text:span><text:span text:style-name="T25">s</text:span><text:span text:style-name="T15">et. Otherw</text:span><text:span text:style-name="T25">i</text:span><text:span text:style-name="T15">se,</text:span><text:span text:style-name="T22"> </text:span><text:span text:style-name="T25">t</text:span><text:span text:style-name="T15">he</text:span><text:span text:style-name="T22"> </text:span><text:span text:style-name="T11">C</text:span><text:span text:style-name="T15">a</text:span><text:span text:style-name="T22">r</text:span><text:span text:style-name="T15">ry f</text:span><text:span text:style-name="T25">l</text:span><text:span text:style-name="T15">ag is cl</text:span><text:span text:style-name="T25">e</text:span><text:span text:style-name="T15">a</text:span><text:span text:style-name="T33">r</text:span><text:span text:style-name="T15">.</text:span></text:p>
      <text:p text:style-name="P2"/>
      <text:p text:style-name="P323"/>
      <text:p text:style-name="P324"><text:span text:style-name="T17">Ro</text:span><text:span text:style-name="T23">u</text:span><text:span text:style-name="T17">ti</text:span><text:span text:style-name="T27">n</text:span><text:span text:style-name="T17">e:</text:span><text:span text:style-name="T22"> </text:span><text:span text:style-name="T17">C</text:span><text:span text:style-name="T13">h</text:span><text:span text:style-name="T17">arG</text:span><text:span text:style-name="T23">e</text:span><text:span text:style-name="T17">t</text:span><text:span text:style-name="T15"> Call</text:span><text:span text:style-name="T33"> </text:span><text:span text:style-name="T25">A</text:span><text:span text:style-name="T15">ddres</text:span><text:span text:style-name="T25">s</text:span><text:span text:style-name="T15">: $7003</text:span></text:p>
      <text:p text:style-name="P34"><text:span text:style-name="T15">A</text:span><text:span text:style-name="T11">ff</text:span><text:span text:style-name="T15">ected R</text:span><text:span text:style-name="T25">e</text:span><text:span text:style-name="T15">gist</text:span><text:span text:style-name="T22">e</text:span><text:span text:style-name="T15">rs</text:span><text:span text:style-name="T84">:</text:span><text:span text:style-name="T22">A</text:span><text:span text:style-name="T15">cc</text:span><text:span text:style-name="T22">u</text:span><text:span text:style-name="T11">m</text:span><text:span text:style-name="T15">ulato</text:span><text:span text:style-name="T43">r</text:span><text:span text:style-name="T15">, X</text:span></text:p>
      <text:p text:style-name="P326"><text:span text:style-name="T15">Descripti</text:span><text:span text:style-name="T25">o</text:span><text:span text:style-name="T15">n: Get the</text:span><text:span text:style-name="T25"> </text:span><text:span text:style-name="T15">n</text:span><text:span text:style-name="T22">e</text:span><text:span text:style-name="T25">x</text:span><text:span text:style-name="T15">t c</text:span><text:span text:style-name="T25">h</text:span><text:span text:style-name="T15">aract</text:span><text:span text:style-name="T22">e</text:span><text:span text:style-name="T15">r f</text:span><text:span text:style-name="T11">r</text:span><text:span text:style-name="T15">om the i</text:span><text:span text:style-name="T25">n</text:span><text:span text:style-name="T15">put</text:span><text:span text:style-name="T22"> </text:span><text:span text:style-name="T25">b</text:span><text:span text:style-name="T15">u</text:span><text:span text:style-name="T60">f</text:span><text:span text:style-name="T15">fe</text:span><text:span text:style-name="T33">r</text:span><text:span text:style-name="T15">.</text:span><text:span text:style-name="T25"> </text:span><text:span text:style-name="T15">S</text:span><text:span text:style-name="T25">p</text:span><text:span text:style-name="T15">aces are </text:span><text:span text:style-name="T25">n</text:span><text:span text:style-name="T15">ot </text:span><text:span text:style-name="T25">r</text:span><text:span text:style-name="T15">et</text:span><text:span text:style-name="T22">u</text:span><text:span text:style-name="T15">r</text:span><text:span text:style-name="T25">n</text:span><text:span text:style-name="T15">ed un</text:span><text:span text:style-name="T25">l</text:span><text:span text:style-name="T15">ess within qu</text:span><text:span text:style-name="T25">o</text:span><text:span text:style-name="T15">tes</text:span><text:span text:style-name="T85">.</text:span><text:span text:style-name="T15">Accumula</text:span><text:span text:style-name="T25">t</text:span><text:span text:style-name="T15">or of 0 </text:span><text:span text:style-name="T11">i</text:span><text:span text:style-name="T15">ndicates end</text:span><text:span text:style-name="T25"> </text:span><text:span text:style-name="T15">of</text:span><text:span text:style-name="T22"> </text:span><text:span text:style-name="T11">i</text:span><text:span text:style-name="T15">nput.</text:span></text:p>
      <text:p text:style-name="P2"/>
      <text:p text:style-name="P327"/>
      <text:p text:style-name="P324"><text:span text:style-name="T17">Ro</text:span><text:span text:style-name="T23">u</text:span><text:span text:style-name="T17">ti</text:span><text:span text:style-name="T27">n</text:span><text:span text:style-name="T17">e:</text:span><text:span text:style-name="T22"> </text:span><text:span text:style-name="T17">C</text:span><text:span text:style-name="T13">h</text:span><text:span text:style-name="T17">arOut</text:span><text:span text:style-name="T15"> Call</text:span><text:span text:style-name="T33"> </text:span><text:span text:style-name="T25">A</text:span><text:span text:style-name="T15">ddres</text:span><text:span text:style-name="T25">s</text:span><text:span text:style-name="T15">: $7006</text:span></text:p>
      <text:p text:style-name="P34"><text:span text:style-name="T15">A</text:span><text:span text:style-name="T11">ff</text:span><text:span text:style-name="T15">ected R</text:span><text:span text:style-name="T25">e</text:span><text:span text:style-name="T15">gist</text:span><text:span text:style-name="T22">e</text:span><text:span text:style-name="T15">rs</text:span><text:span text:style-name="T84">:</text:span><text:span text:style-name="T22">A</text:span><text:span text:style-name="T15">cc</text:span><text:span text:style-name="T22">u</text:span><text:span text:style-name="T11">m</text:span><text:span text:style-name="T15">ulat</text:span><text:span text:style-name="T22">o</text:span><text:span text:style-name="T15">r</text:span></text:p>
      <text:p text:style-name="P53"><text:span text:style-name="T15">Descripti</text:span><text:span text:style-name="T25">o</text:span><text:span text:style-name="T15">n</text:span><text:span text:style-name="T65">:</text:span><text:span text:style-name="T22">A</text:span><text:span text:style-name="T25">d</text:span><text:span text:style-name="T15">ds </text:span><text:span text:style-name="T22">t</text:span><text:span text:style-name="T15">he </text:span><text:span text:style-name="T11">c</text:span><text:span text:style-name="T15">h</text:span><text:span text:style-name="T22">a</text:span><text:span text:style-name="T15">rac</text:span><text:span text:style-name="T25">t</text:span><text:span text:style-name="T15">er in </text:span><text:span text:style-name="T25">t</text:span><text:span text:style-name="T15">he</text:span><text:span text:style-name="T33"> </text:span><text:span text:style-name="T15">Ac</text:span><text:span text:style-name="T25">c</text:span><text:span text:style-name="T15">umula</text:span><text:span text:style-name="T25">t</text:span><text:span text:style-name="T15">or to t</text:span><text:span text:style-name="T25">h</text:span><text:span text:style-name="T15">e out</text:span><text:span text:style-name="T25">p</text:span><text:span text:style-name="T15">ut</text:span><text:span text:style-name="T22"> </text:span><text:span text:style-name="T25">b</text:span><text:span text:style-name="T15">u</text:span><text:span text:style-name="T11">ff</text:span><text:span text:style-name="T15">e</text:span><text:span text:style-name="T33">r</text:span><text:span text:style-name="T15">.</text:span></text:p>
      <text:p text:style-name="P2"/>
      <text:p text:style-name="P170"/>
      <text:p text:style-name="P324"><text:span text:style-name="T17">Ro</text:span><text:span text:style-name="T23">u</text:span><text:span text:style-name="T17">ti</text:span><text:span text:style-name="T27">n</text:span><text:span text:style-name="T17">e:</text:span><text:span text:style-name="T22"> </text:span><text:span text:style-name="T17">E</text:span><text:span text:style-name="T27">A</text:span><text:span text:style-name="T17">toPC</text:span><text:span text:style-name="T15"> Call</text:span><text:span text:style-name="T33"> </text:span><text:span text:style-name="T25">A</text:span><text:span text:style-name="T15">ddres</text:span><text:span text:style-name="T25">s</text:span><text:span text:style-name="T15">: $7024</text:span></text:p>
      <text:p text:style-name="P34"><text:span text:style-name="T15">A</text:span><text:span text:style-name="T11">ff</text:span><text:span text:style-name="T15">ected R</text:span><text:span text:style-name="T25">e</text:span><text:span text:style-name="T15">gist</text:span><text:span text:style-name="T22">e</text:span><text:span text:style-name="T15">rs</text:span><text:span text:style-name="T84">:</text:span><text:span text:style-name="T22">A</text:span><text:span text:style-name="T15">cc</text:span><text:span text:style-name="T22">u</text:span><text:span text:style-name="T11">m</text:span><text:span text:style-name="T15">ulat</text:span><text:span text:style-name="T22">o</text:span><text:span text:style-name="T15">r</text:span></text:p>
      <text:p text:style-name="P53"><text:span text:style-name="T15">Descripti</text:span><text:span text:style-name="T25">o</text:span><text:span text:style-name="T15">n: Copies e</text:span><text:span text:style-name="T60">f</text:span><text:span text:style-name="T15">fecti</text:span><text:span text:style-name="T25">v</text:span><text:span text:style-name="T15">e address to </text:span><text:span text:style-name="T25">t</text:span><text:span text:style-name="T15">he persis</text:span><text:span text:style-name="T25">t</text:span><text:span text:style-name="T15">ent </text:span><text:span text:style-name="T25">c</text:span><text:span text:style-name="T15">ounte</text:span><text:span text:style-name="T43">r</text:span><text:span text:style-name="T15">.</text:span></text:p>
      <text:p text:style-name="P2"/>
      <text:p text:style-name="P2"/>
      <text:p text:style-name="P2"/>
      <text:p text:style-name="P328"/>
      <text:p text:style-name="P223"><text:span text:style-name="T89">- 28 -</text:span></text:p>
      <text:p text:style-name="P75"><text:span text:style-name="T17">Ro</text:span><text:span text:style-name="T23">u</text:span><text:span text:style-name="T17">ti</text:span><text:span text:style-name="T27">n</text:span><text:span text:style-name="T17">e:</text:span><text:span text:style-name="T22"> </text:span><text:span text:style-name="T13">H</text:span><text:span text:style-name="T17">ex</text:span></text:p>
      <text:p text:style-name="P82"><text:span text:style-name="T15">Call</text:span><text:span text:style-name="T33"> </text:span><text:span text:style-name="T25">A</text:span><text:span text:style-name="T15">ddres</text:span><text:span text:style-name="T25">s</text:span><text:span text:style-name="T15">: $7009</text:span></text:p>
      <text:p text:style-name="P82"><text:span text:style-name="T15">A</text:span><text:span text:style-name="T11">ff</text:span><text:span text:style-name="T15">ected R</text:span><text:span text:style-name="T25">e</text:span><text:span text:style-name="T15">gist</text:span><text:span text:style-name="T22">e</text:span><text:span text:style-name="T15">rs</text:span><text:span text:style-name="T84">:</text:span><text:span text:style-name="T22">A</text:span><text:span text:style-name="T15">cc</text:span><text:span text:style-name="T22">u</text:span><text:span text:style-name="T11">m</text:span><text:span text:style-name="T15">ulat</text:span><text:span text:style-name="T22">o</text:span><text:span text:style-name="T15">r</text:span></text:p>
      <text:p text:style-name="P330"><text:span text:style-name="T15">Desciption</text:span><text:span text:style-name="T65">:</text:span><text:span text:style-name="T15">Adds the</text:span><text:span text:style-name="T25"> </text:span><text:span text:style-name="T15">nu</text:span><text:span text:style-name="T25">m</text:span><text:span text:style-name="T15">ber in the</text:span><text:span text:style-name="T43"> </text:span><text:span text:style-name="T15">Ac</text:span><text:span text:style-name="T25">c</text:span><text:span text:style-name="T15">umula</text:span><text:span text:style-name="T25">t</text:span><text:span text:style-name="T15">or to t</text:span><text:span text:style-name="T25">h</text:span><text:span text:style-name="T15">e </text:span><text:span text:style-name="T22">o</text:span><text:span text:style-name="T25">u</text:span><text:span text:style-name="T15">tput bu</text:span><text:span text:style-name="T30">f</text:span><text:span text:style-name="T11">f</text:span><text:span text:style-name="T15">er as an</text:span><text:span text:style-name="T25"> </text:span><text:span text:style-name="T15">8-bit hexa</text:span><text:span text:style-name="T25">d</text:span><text:span text:style-name="T15">ecimal n</text:span><text:span text:style-name="T22">u</text:span><text:span text:style-name="T11">m</text:span><text:span text:style-name="T15">be</text:span><text:span text:style-name="T78">r</text:span><text:span text:style-name="T15">.</text:span></text:p>
      <text:p text:style-name="P316"/>
      <text:p text:style-name="P331"><text:span text:style-name="T17">Ro</text:span><text:span text:style-name="T23">u</text:span><text:span text:style-name="T17">ti</text:span><text:span text:style-name="T27">n</text:span><text:span text:style-name="T17">e:</text:span><text:span text:style-name="T22"> </text:span><text:span text:style-name="T27">I</text:span><text:span text:style-name="T17">ncAddr</text:span><text:span text:style-name="T15"> Call</text:span><text:span text:style-name="T33"> </text:span><text:span text:style-name="T25">A</text:span><text:span text:style-name="T15">ddres</text:span><text:span text:style-name="T25">s</text:span><text:span text:style-name="T15">: $700C</text:span></text:p>
      <text:p text:style-name="P61"><text:span text:style-name="T15">A</text:span><text:span text:style-name="T11">ff</text:span><text:span text:style-name="T15">ected R</text:span><text:span text:style-name="T25">e</text:span><text:span text:style-name="T15">gist</text:span><text:span text:style-name="T22">e</text:span><text:span text:style-name="T15">rs</text:span><text:span text:style-name="T84">:</text:span><text:span text:style-name="T22">A</text:span><text:span text:style-name="T15">cc</text:span><text:span text:style-name="T22">u</text:span><text:span text:style-name="T11">m</text:span><text:span text:style-name="T15">ulato</text:span><text:span text:style-name="T43">r</text:span><text:span text:style-name="T15">, X</text:span></text:p>
      <text:p text:style-name="P332"><text:span text:style-name="T15">Descripti</text:span><text:span text:style-name="T25">o</text:span><text:span text:style-name="T15">n: Set the</text:span><text:span text:style-name="T33"> </text:span><text:span text:style-name="T15">Ac</text:span><text:span text:style-name="T11">c</text:span><text:span text:style-name="T15">umulator to</text:span><text:span text:style-name="T25"> </text:span><text:span text:style-name="T15">t</text:span><text:span text:style-name="T25">h</text:span><text:span text:style-name="T15">e v</text:span><text:span text:style-name="T22">a</text:span><text:span text:style-name="T25">l</text:span><text:span text:style-name="T15">ue of </text:span><text:span text:style-name="T25">t</text:span><text:span text:style-name="T15">he e</text:span><text:span text:style-name="T30">f</text:span><text:span text:style-name="T11">f</text:span><text:span text:style-name="T15">ective</text:span><text:span text:style-name="T22"> </text:span><text:span text:style-name="T15">add</text:span><text:span text:style-name="T11">r</text:span><text:span text:style-name="T15">ess, and t</text:span><text:span text:style-name="T25">h</text:span><text:span text:style-name="T15">en</text:span><text:span text:style-name="T22"> </text:span><text:span text:style-name="T25">t</text:span><text:span text:style-name="T15">he e</text:span><text:span text:style-name="T11">ff</text:span><text:span text:style-name="T15">ective</text:span><text:span text:style-name="T22"> </text:span><text:span text:style-name="T15">add</text:span><text:span text:style-name="T11">r</text:span><text:span text:style-name="T15">ess is increm</text:span><text:span text:style-name="T25">e</text:span><text:span text:style-name="T15">nted by 1.</text:span></text:p>
      <text:p text:style-name="P2"/>
      <text:p text:style-name="P323"/>
      <text:p text:style-name="P333"><text:span text:style-name="T17">Ro</text:span><text:span text:style-name="T23">u</text:span><text:span text:style-name="T17">ti</text:span><text:span text:style-name="T27">n</text:span><text:span text:style-name="T17">e:</text:span><text:span text:style-name="T22"> </text:span><text:span text:style-name="T27">I</text:span><text:span text:style-name="T17">nc</text:span><text:span text:style-name="T23">P</text:span><text:span text:style-name="T17">C</text:span><text:span text:style-name="T86"> </text:span><text:span text:style-name="T15">Call</text:span><text:span text:style-name="T33"> </text:span><text:span text:style-name="T25">A</text:span><text:span text:style-name="T15">ddres</text:span><text:span text:style-name="T25">s</text:span><text:span text:style-name="T15">: $700F</text:span></text:p>
      <text:p text:style-name="P61"><text:span text:style-name="T15">A</text:span><text:span text:style-name="T11">ff</text:span><text:span text:style-name="T15">ected R</text:span><text:span text:style-name="T25">e</text:span><text:span text:style-name="T15">gist</text:span><text:span text:style-name="T22">e</text:span><text:span text:style-name="T15">rs: N</text:span><text:span text:style-name="T25">o</text:span><text:span text:style-name="T15">ne</text:span></text:p>
      <text:p text:style-name="P82"><text:span text:style-name="T15">Descripti</text:span><text:span text:style-name="T25">o</text:span><text:span text:style-name="T15">n: Increme</text:span><text:span text:style-name="T25">n</text:span><text:span text:style-name="T15">ts the Pers</text:span><text:span text:style-name="T25">i</text:span><text:span text:style-name="T15">stent Coun</text:span><text:span text:style-name="T25">t</text:span><text:span text:style-name="T15">er</text:span><text:span text:style-name="T22"> </text:span><text:span text:style-name="T15">by </text:span><text:span text:style-name="T25">1</text:span><text:span text:style-name="T15">.</text:span></text:p>
      <text:p text:style-name="P2"/>
      <text:p text:style-name="P170"/>
      <text:p text:style-name="P334"><text:span text:style-name="T17">Ro</text:span><text:span text:style-name="T23">u</text:span><text:span text:style-name="T17">ti</text:span><text:span text:style-name="T27">n</text:span><text:span text:style-name="T17">e:</text:span><text:span text:style-name="T22"> </text:span><text:span text:style-name="T17">Lo</text:span><text:span text:style-name="T27">o</text:span><text:span text:style-name="T17">kup</text:span><text:span text:style-name="T15"> Call</text:span><text:span text:style-name="T33"> </text:span><text:span text:style-name="T25">A</text:span><text:span text:style-name="T15">ddres</text:span><text:span text:style-name="T25">s</text:span><text:span text:style-name="T15">: $7012</text:span></text:p>
      <text:p text:style-name="P61"><text:span text:style-name="T15">A</text:span><text:span text:style-name="T11">ff</text:span><text:span text:style-name="T15">ected R</text:span><text:span text:style-name="T25">e</text:span><text:span text:style-name="T15">gist</text:span><text:span text:style-name="T22">e</text:span><text:span text:style-name="T15">rs</text:span><text:span text:style-name="T84">:</text:span><text:span text:style-name="T22">A</text:span><text:span text:style-name="T15">cc</text:span><text:span text:style-name="T22">u</text:span><text:span text:style-name="T11">m</text:span><text:span text:style-name="T15">ulato</text:span><text:span text:style-name="T43">r</text:span><text:span text:style-name="T15">, X,Y</text:span></text:p>
      <text:p text:style-name="P83"><text:span text:style-name="T15">Descripti</text:span><text:span text:style-name="T25">o</text:span><text:span text:style-name="T15">n: Look up</text:span><text:span text:style-name="T25"> </text:span><text:span text:style-name="T15">6502</text:span><text:span text:style-name="T25"> </text:span><text:span text:style-name="T15">instruction with</text:span><text:span text:style-name="T25"> </text:span><text:span text:style-name="T15">o</text:span><text:span text:style-name="T22">p</text:span><text:span text:style-name="T25">c</text:span><text:span text:style-name="T15">o</text:span><text:span text:style-name="T25">d</text:span><text:span text:style-name="T15">e in</text:span><text:span text:style-name="T43"> </text:span><text:span text:style-name="T15">Ac</text:span><text:span text:style-name="T25">c</text:span><text:span text:style-name="T15">umulato</text:span><text:span text:style-name="T43">r</text:span><text:span text:style-name="T15">. Carry fl</text:span><text:span text:style-name="T25">a</text:span><text:span text:style-name="T15">g is set if it's a valid in</text:span><text:span text:style-name="T25">s</text:span><text:span text:style-name="T15">truction.</text:span><text:span text:style-name="T30"> </text:span><text:span text:style-name="T15">T</text:span><text:span text:style-name="T25">h</text:span><text:span text:style-name="T15">e instru</text:span><text:span text:style-name="T25">c</text:span><text:span text:style-name="T15">tion's</text:span><text:span text:style-name="T22"> </text:span><text:span text:style-name="T25">a</text:span><text:span text:style-name="T15">d</text:span><text:span text:style-name="T22">d</text:span><text:span text:style-name="T11">r</text:span><text:span text:style-name="T15">essing </text:span><text:span text:style-name="T25">m</text:span><text:span text:style-name="T15">ode is retu</text:span><text:span text:style-name="T25">r</text:span><text:span text:style-name="T15">ned in </text:span><text:span text:style-name="T25">t</text:span><text:span text:style-name="T15">he</text:span><text:span text:style-name="T33"> </text:span><text:span text:style-name="T15">Ac</text:span><text:span text:style-name="T11">c</text:span><text:span text:style-name="T15">umulato</text:span><text:span text:style-name="T33">r</text:span><text:span text:style-name="T15">.</text:span><text:span text:style-name="T60"> </text:span><text:span text:style-name="T15">T</text:span><text:span text:style-name="T25">h</text:span><text:span text:style-name="T15">e instruc</text:span><text:span text:style-name="T22">t</text:span><text:span text:style-name="T11">i</text:span><text:span text:style-name="T15">on's</text:span><text:span text:style-name="T22"> </text:span><text:span text:style-name="T15">mnm</text:span><text:span text:style-name="T25">o</text:span><text:span text:style-name="T15">nic is e</text:span><text:span text:style-name="T25">n</text:span><text:span text:style-name="T15">coded</text:span><text:span text:style-name="T25"> </text:span><text:span text:style-name="T15">in $a4 and $</text:span><text:span text:style-name="T25">a</text:span><text:span text:style-name="T15">5,</text:span><text:span text:style-name="T25"> </text:span><text:span text:style-name="T15">with fi</text:span><text:span text:style-name="T25">v</text:span><text:span text:style-name="T15">e bits per l</text:span><text:span text:style-name="T25">e</text:span><text:span text:style-name="T15">tter in bits 0-</text:span><text:span text:style-name="T25">1</text:span><text:span text:style-name="T15">4.</text:span></text:p>
      <text:p text:style-name="P318"/>
      <text:p text:style-name="P335"><text:span text:style-name="T57">T</text:span><text:span text:style-name="T15">o </text:span><text:span text:style-name="T11">i</text:span><text:span text:style-name="T15">nclude "illegal" op</text:span><text:span text:style-name="T11">c</text:span><text:span text:style-name="T15">o</text:span><text:span text:style-name="T22">d</text:span><text:span text:style-name="T15">es </text:span><text:span text:style-name="T25">i</text:span><text:span text:style-name="T15">n the </text:span><text:span text:style-name="T25">l</text:span><text:span text:style-name="T15">ookup, </text:span><text:span text:style-name="T25">s</text:span><text:span text:style-name="T15">et add</text:span><text:span text:style-name="T25">r</text:span><text:span text:style-name="T15">ess $af </text:span><text:span text:style-name="T25">t</text:span><text:span text:style-name="T15">o $2c in</text:span><text:span text:style-name="T25"> </text:span><text:span text:style-name="T15">preparati</text:span><text:span text:style-name="T25">o</text:span><text:span text:style-name="T15">n </text:span><text:span text:style-name="T25">f</text:span><text:span text:style-name="T15">or the call.</text:span></text:p>
      <text:p text:style-name="P2"/>
      <text:p text:style-name="P2"/>
      <text:p text:style-name="P2"/>
      <text:p text:style-name="P2"/>
      <text:p text:style-name="P2"/>
      <text:p text:style-name="P2"/>
      <text:p text:style-name="P177"/>
      <text:p text:style-name="P251"><text:span text:style-name="T89">- 29 -</text:span></text:p>
      <text:p text:style-name="P325"><text:span text:style-name="T17">Ro</text:span><text:span text:style-name="T23">u</text:span><text:span text:style-name="T17">ti</text:span><text:span text:style-name="T27">n</text:span><text:span text:style-name="T17">e:</text:span><text:span text:style-name="T22"> </text:span><text:span text:style-name="T17">Prin</text:span><text:span text:style-name="T27">t</text:span><text:span text:style-name="T17">Buff</text:span><text:span text:style-name="T15"> Call</text:span><text:span text:style-name="T33"> </text:span><text:span text:style-name="T25">A</text:span><text:span text:style-name="T15">ddres</text:span><text:span text:style-name="T25">s</text:span><text:span text:style-name="T15">: $7015</text:span></text:p>
      <text:p text:style-name="P34"><text:span text:style-name="T15">A</text:span><text:span text:style-name="T11">ff</text:span><text:span text:style-name="T15">ected R</text:span><text:span text:style-name="T25">e</text:span><text:span text:style-name="T15">gist</text:span><text:span text:style-name="T22">e</text:span><text:span text:style-name="T15">rs</text:span><text:span text:style-name="T84">:</text:span><text:span text:style-name="T22">A</text:span><text:span text:style-name="T15">cc</text:span><text:span text:style-name="T22">u</text:span><text:span text:style-name="T11">m</text:span><text:span text:style-name="T15">ulato</text:span><text:span text:style-name="T43">r</text:span><text:span text:style-name="T15">,</text:span><text:span text:style-name="T30"> </text:span><text:span text:style-name="T15">Y</text:span></text:p>
      <text:p text:style-name="P336"><text:span text:style-name="T15">Descripti</text:span><text:span text:style-name="T25">o</text:span><text:span text:style-name="T15">n: Fl</text:span><text:span text:style-name="T22">u</text:span><text:span text:style-name="T25">s</text:span><text:span text:style-name="T15">h the </text:span><text:span text:style-name="T25">o</text:span><text:span text:style-name="T15">u</text:span><text:span text:style-name="T25">t</text:span><text:span text:style-name="T15">p</text:span><text:span text:style-name="T22">u</text:span><text:span text:style-name="T15">t</text:span><text:span text:style-name="T25"> </text:span><text:span text:style-name="T15">b</text:span><text:span text:style-name="T22">u</text:span><text:span text:style-name="T50">f</text:span><text:span text:style-name="T15">fer to the scr</text:span><text:span text:style-name="T25">e</text:span><text:span text:style-name="T15">en </text:span><text:span text:style-name="T22">o</text:span><text:span text:style-name="T15">r</text:span><text:span text:style-name="T11"> </text:span><text:span text:style-name="T15">out</text:span><text:span text:style-name="T25">p</text:span><text:span text:style-name="T15">ut device.</text:span><text:span text:style-name="T11"> T</text:span><text:span text:style-name="T15">he ou</text:span><text:span text:style-name="T25">t</text:span><text:span text:style-name="T15">put bu</text:span><text:span text:style-name="T60">f</text:span><text:span text:style-name="T15">fer's le</text:span><text:span text:style-name="T25">n</text:span><text:span text:style-name="T15">gth should not</text:span><text:span text:style-name="T25"> </text:span><text:span text:style-name="T15">exceed</text:span><text:span text:style-name="T25"> </text:span><text:span text:style-name="T15">22 cha</text:span><text:span text:style-name="T11">r</text:span><text:span text:style-name="T15">act</text:span><text:span text:style-name="T22">e</text:span><text:span text:style-name="T15">rs.</text:span></text:p>
      <text:p text:style-name="P316"/>
      <text:p text:style-name="P324"><text:span text:style-name="T17">Ro</text:span><text:span text:style-name="T23">u</text:span><text:span text:style-name="T17">ti</text:span><text:span text:style-name="T27">n</text:span><text:span text:style-name="T17">e:</text:span><text:span text:style-name="T22"> </text:span><text:span text:style-name="T13">R</text:span><text:span text:style-name="T17">e</text:span><text:span text:style-name="T23">s</text:span><text:span text:style-name="T17">etIn</text:span><text:span text:style-name="T15"> Call</text:span><text:span text:style-name="T33"> </text:span><text:span text:style-name="T25">A</text:span><text:span text:style-name="T15">ddres</text:span><text:span text:style-name="T25">s</text:span><text:span text:style-name="T15">: $7018</text:span></text:p>
      <text:p text:style-name="P337"><text:span text:style-name="T15">A</text:span><text:span text:style-name="T11">ff</text:span><text:span text:style-name="T15">ected R</text:span><text:span text:style-name="T25">e</text:span><text:span text:style-name="T15">gist</text:span><text:span text:style-name="T22">e</text:span><text:span text:style-name="T15">rs</text:span><text:span text:style-name="T84">:</text:span><text:span text:style-name="T22">A</text:span><text:span text:style-name="T15">cc</text:span><text:span text:style-name="T22">u</text:span><text:span text:style-name="T11">m</text:span><text:span text:style-name="T15">ulat</text:span><text:span text:style-name="T22">o</text:span><text:span text:style-name="T15">r Descripti</text:span><text:span text:style-name="T25">o</text:span><text:span text:style-name="T15">n: R</text:span><text:span text:style-name="T22">e</text:span><text:span text:style-name="T25">s</text:span><text:span text:style-name="T15">ets </text:span><text:span text:style-name="T25">t</text:span><text:span text:style-name="T15">he</text:span><text:span text:style-name="T22"> </text:span><text:span text:style-name="T11">i</text:span><text:span text:style-name="T15">n</text:span><text:span text:style-name="T22">p</text:span><text:span text:style-name="T25">u</text:span><text:span text:style-name="T15">t </text:span><text:span text:style-name="T22">b</text:span><text:span text:style-name="T25">u</text:span><text:span text:style-name="T30">f</text:span><text:span text:style-name="T15">fer</text:span></text:p>
      <text:p text:style-name="P316"/>
      <text:p text:style-name="P338"><text:span text:style-name="T17">Ro</text:span><text:span text:style-name="T23">u</text:span><text:span text:style-name="T17">ti</text:span><text:span text:style-name="T27">n</text:span><text:span text:style-name="T17">e:</text:span><text:span text:style-name="T22"> </text:span><text:span text:style-name="T13">R</text:span><text:span text:style-name="T17">e</text:span><text:span text:style-name="T23">s</text:span><text:span text:style-name="T17">etOut</text:span><text:span text:style-name="T15"> Call</text:span><text:span text:style-name="T33"> </text:span><text:span text:style-name="T25">A</text:span><text:span text:style-name="T15">ddres</text:span><text:span text:style-name="T25">s</text:span><text:span text:style-name="T15">: $701B</text:span></text:p>
      <text:p text:style-name="P339"><text:span text:style-name="T15">A</text:span><text:span text:style-name="T11">ff</text:span><text:span text:style-name="T15">ected R</text:span><text:span text:style-name="T25">e</text:span><text:span text:style-name="T15">gist</text:span><text:span text:style-name="T22">e</text:span><text:span text:style-name="T15">rs</text:span><text:span text:style-name="T84">:</text:span><text:span text:style-name="T22">A</text:span><text:span text:style-name="T15">cc</text:span><text:span text:style-name="T22">u</text:span><text:span text:style-name="T11">m</text:span><text:span text:style-name="T15">ulat</text:span><text:span text:style-name="T22">o</text:span><text:span text:style-name="T15">r Descripti</text:span><text:span text:style-name="T25">o</text:span><text:span text:style-name="T15">n: R</text:span><text:span text:style-name="T22">e</text:span><text:span text:style-name="T25">s</text:span><text:span text:style-name="T15">ets </text:span><text:span text:style-name="T25">t</text:span><text:span text:style-name="T15">he</text:span><text:span text:style-name="T22"> </text:span><text:span text:style-name="T15">ou</text:span><text:span text:style-name="T25">t</text:span><text:span text:style-name="T15">p</text:span><text:span text:style-name="T25">u</text:span><text:span text:style-name="T15">t bu</text:span><text:span text:style-name="T30">f</text:span><text:span text:style-name="T15">fer</text:span></text:p>
      <text:p text:style-name="P2"/>
      <text:p text:style-name="P323"/>
      <text:p text:style-name="P340"><text:span text:style-name="T17">Ro</text:span><text:span text:style-name="T23">u</text:span><text:span text:style-name="T17">ti</text:span><text:span text:style-name="T27">n</text:span><text:span text:style-name="T17">e:</text:span><text:span text:style-name="T22"> </text:span><text:span text:style-name="T17">ShowAddr</text:span><text:span text:style-name="T15"> Call</text:span><text:span text:style-name="T33"> </text:span><text:span text:style-name="T25">A</text:span><text:span text:style-name="T15">ddres</text:span><text:span text:style-name="T25">s</text:span><text:span text:style-name="T15">: $701E</text:span></text:p>
      <text:p text:style-name="P34"><text:span text:style-name="T15">A</text:span><text:span text:style-name="T11">ff</text:span><text:span text:style-name="T15">ected R</text:span><text:span text:style-name="T25">e</text:span><text:span text:style-name="T15">gist</text:span><text:span text:style-name="T22">e</text:span><text:span text:style-name="T15">rs</text:span><text:span text:style-name="T84">:</text:span><text:span text:style-name="T22">A</text:span><text:span text:style-name="T15">cc</text:span><text:span text:style-name="T22">u</text:span><text:span text:style-name="T11">m</text:span><text:span text:style-name="T15">ulat</text:span><text:span text:style-name="T22">o</text:span><text:span text:style-name="T15">r</text:span></text:p>
      <text:p text:style-name="P341"><text:span text:style-name="T15">Descripti</text:span><text:span text:style-name="T25">o</text:span><text:span text:style-name="T15">n</text:span><text:span text:style-name="T65">:</text:span><text:span text:style-name="T22">A</text:span><text:span text:style-name="T25">d</text:span><text:span text:style-name="T15">ds </text:span><text:span text:style-name="T22">t</text:span><text:span text:style-name="T15">he </text:span><text:span text:style-name="T25">E</text:span><text:span text:style-name="T30">f</text:span><text:span text:style-name="T15">fe</text:span><text:span text:style-name="T25">c</text:span><text:span text:style-name="T15">tive</text:span><text:span text:style-name="T78"> </text:span><text:span text:style-name="T25">A</text:span><text:span text:style-name="T15">dd</text:span><text:span text:style-name="T11">r</text:span><text:span text:style-name="T15">ess to the </text:span><text:span text:style-name="T25">o</text:span><text:span text:style-name="T15">utput bu</text:span><text:span text:style-name="T50">f</text:span><text:span text:style-name="T15">fer </text:span><text:span text:style-name="T22">a</text:span><text:span text:style-name="T15">s</text:span><text:span text:style-name="T25"> </text:span><text:span text:style-name="T15">a 16-bit</text:span><text:span text:style-name="T25"> </text:span><text:span text:style-name="T15">he</text:span><text:span text:style-name="T25">x</text:span><text:span text:style-name="T15">a</text:span><text:span text:style-name="T25">d</text:span><text:span text:style-name="T15">ecimal n</text:span><text:span text:style-name="T22">u</text:span><text:span text:style-name="T11">m</text:span><text:span text:style-name="T15">be</text:span><text:span text:style-name="T43">r</text:span><text:span text:style-name="T15">.</text:span></text:p>
      <text:p text:style-name="P96"/>
      <text:p text:style-name="P324"><text:span text:style-name="T17">Ro</text:span><text:span text:style-name="T23">u</text:span><text:span text:style-name="T17">ti</text:span><text:span text:style-name="T27">n</text:span><text:span text:style-name="T17">e:</text:span><text:span text:style-name="T22"> </text:span><text:span text:style-name="T17">ShowPC</text:span><text:span text:style-name="T15"> Call</text:span><text:span text:style-name="T33"> </text:span><text:span text:style-name="T25">A</text:span><text:span text:style-name="T15">ddres</text:span><text:span text:style-name="T25">s</text:span><text:span text:style-name="T15">: $7021</text:span></text:p>
      <text:p text:style-name="P34"><text:span text:style-name="T15">A</text:span><text:span text:style-name="T11">ff</text:span><text:span text:style-name="T15">ected R</text:span><text:span text:style-name="T25">e</text:span><text:span text:style-name="T15">gist</text:span><text:span text:style-name="T22">e</text:span><text:span text:style-name="T15">rs</text:span><text:span text:style-name="T84">:</text:span><text:span text:style-name="T22">A</text:span><text:span text:style-name="T15">cc</text:span><text:span text:style-name="T22">u</text:span><text:span text:style-name="T11">m</text:span><text:span text:style-name="T15">ulat</text:span><text:span text:style-name="T22">o</text:span><text:span text:style-name="T15">r</text:span></text:p>
      <text:p text:style-name="P342"><text:span text:style-name="T15">Descripti</text:span><text:span text:style-name="T25">o</text:span><text:span text:style-name="T15">n</text:span><text:span text:style-name="T65">:</text:span><text:span text:style-name="T22">A</text:span><text:span text:style-name="T25">d</text:span><text:span text:style-name="T15">ds </text:span><text:span text:style-name="T22">t</text:span><text:span text:style-name="T15">he </text:span><text:span text:style-name="T25">P</text:span><text:span text:style-name="T15">ersist</text:span><text:span text:style-name="T25">e</text:span><text:span text:style-name="T15">nt Coun</text:span><text:span text:style-name="T25">t</text:span><text:span text:style-name="T15">er to t</text:span><text:span text:style-name="T25">h</text:span><text:span text:style-name="T15">e </text:span><text:span text:style-name="T22">o</text:span><text:span text:style-name="T15">ut</text:span><text:span text:style-name="T25">p</text:span><text:span text:style-name="T15">ut bu</text:span><text:span text:style-name="T30">f</text:span><text:span text:style-name="T25">f</text:span><text:span text:style-name="T15">er as a </text:span><text:span text:style-name="T11">1</text:span><text:span text:style-name="T15">6-bit hex</text:span><text:span text:style-name="T25">a</text:span><text:span text:style-name="T15">d</text:span><text:span text:style-name="T22">e</text:span><text:span text:style-name="T15">cimal n</text:span><text:span text:style-name="T22">u</text:span><text:span text:style-name="T11">m</text:span><text:span text:style-name="T15">be</text:span><text:span text:style-name="T43">r</text:span><text:span text:style-name="T15">.</text:span></text:p>
      <text:p text:style-name="P2"/>
      <text:p text:style-name="P323"/>
      <text:p text:style-name="P343"><text:span text:style-name="T18">Additional</text:span><text:span text:style-name="T15"> </text:span><text:span text:style-name="T18">in</text:span><text:span text:style-name="T28">f</text:span><text:span text:style-name="T18">or</text:span><text:span text:style-name="T28">m</text:span><text:span text:style-name="T18">ation</text:span><text:span text:style-name="T15"> </text:span><text:span text:style-name="T18">about</text:span><text:span text:style-name="T15"> </text:span><text:span text:style-name="T18">d</text:span><text:span text:style-name="T28">e</text:span><text:span text:style-name="T18">vel</text:span><text:span text:style-name="T28">o</text:span><text:span text:style-name="T18">pment</text:span><text:span text:style-name="T15"> </text:span><text:span text:style-name="T18">of</text:span><text:span text:style-name="T15"> </text:span><text:span text:style-name="T18">user</text:span><text:span text:style-name="T15"> </text:span><text:span text:style-name="T18">p</text:span><text:span text:style-name="T28">l</text:span><text:span text:style-name="T18">ug-ins,</text:span><text:span text:style-name="T25"> </text:span><text:span text:style-name="T18">including</text:span><text:span text:style-name="T15"> </text:span><text:span text:style-name="T28">e</text:span><text:span text:style-name="T18">xamples,</text:span><text:span text:style-name="T15"> </text:span><text:span text:style-name="T18">is</text:span><text:span text:style-name="T15"> </text:span><text:span text:style-name="T28">a</text:span><text:span text:style-name="T18">vailab</text:span><text:span text:style-name="T28">l</text:span><text:span text:style-name="T18">e</text:span><text:span text:style-name="T15"> </text:span><text:span text:style-name="T18">at</text:span><text:span text:style-name="T15"> </text:span><text:span text:style-name="T18">w</text:span><text:span text:style-name="T28">w</text:span><text:span text:style-name="T34">w</text:span><text:span text:style-name="T18">.</text:span><text:span text:style-name="T28">b</text:span><text:span text:style-name="T18">eigema</text:span><text:span text:style-name="T28">z</text:span><text:span text:style-name="T18">e.c</text:span><text:span text:style-name="T24">o</text:span><text:span text:style-name="T18">m/wax</text:span></text:p>
      <text:p text:style-name="P2"/>
      <text:p text:style-name="P2"/>
      <text:p text:style-name="P99"/>
      <text:p text:style-name="P223"><text:span text:style-name="T89">- 30 -</text:span></text:p>
      <text:p text:style-name="P76"><text:span text:style-name="T92">Appendix A: wAx Error Messages</text:span></text:p>
      <text:p text:style-name="P81"><text:span text:style-name="T15">wAx adds</text:span><text:span text:style-name="T25"> </text:span><text:span text:style-name="T15">sev</text:span><text:span text:style-name="T22">e</text:span><text:span text:style-name="T15">ral </text:span><text:span text:style-name="T25">a</text:span><text:span text:style-name="T15">dd</text:span><text:span text:style-name="T25">i</text:span><text:span text:style-name="T15">tio</text:span><text:span text:style-name="T25">n</text:span><text:span text:style-name="T15">al BASIC </text:span><text:span text:style-name="T22">e</text:span><text:span text:style-name="T15">r</text:span><text:span text:style-name="T25">r</text:span><text:span text:style-name="T15">or mes</text:span><text:span text:style-name="T25">s</text:span><text:span text:style-name="T15">ag</text:span><text:span text:style-name="T22">e</text:span><text:span text:style-name="T25">s</text:span><text:span text:style-name="T15">, which </text:span><text:span text:style-name="T25">c</text:span><text:span text:style-name="T15">an</text:span><text:span text:style-name="T25"> </text:span><text:span text:style-name="T15">occ</text:span><text:span text:style-name="T22">u</text:span><text:span text:style-name="T15">r in</text:span><text:span text:style-name="T25"> </text:span><text:span text:style-name="T15">b</text:span><text:span text:style-name="T25">o</text:span><text:span text:style-name="T15">th di</text:span><text:span text:style-name="T25">r</text:span><text:span text:style-name="T15">ect</text:span><text:span text:style-name="T22"> </text:span><text:span text:style-name="T15">m</text:span><text:span text:style-name="T25">o</text:span><text:span text:style-name="T15">de and dur</text:span><text:span text:style-name="T25">i</text:span><text:span text:style-name="T15">ng B</text:span><text:span text:style-name="T25">A</text:span><text:span text:style-name="T15">SIC </text:span><text:span text:style-name="T22">p</text:span><text:span text:style-name="T15">r</text:span><text:span text:style-name="T25">o</text:span><text:span text:style-name="T15">gram e</text:span><text:span text:style-name="T25">x</text:span><text:span text:style-name="T15">ecution.</text:span></text:p>
      <text:p text:style-name="P3"/>
      <text:p text:style-name="P61"><text:span text:style-name="T94">?ASSEMBLY</text:span><text:span text:style-name="T95"> </text:span><text:span text:style-name="T94">ERROR</text:span></text:p>
      <text:p text:style-name="P6"/>
      <text:p text:style-name="P344"><text:span text:style-name="T59">Y</text:span><text:span text:style-name="T25">o</text:span><text:span text:style-name="T15">u'll get </text:span><text:span text:style-name="T25">a</text:span><text:span text:style-name="T15">n</text:span><text:span text:style-name="T43"> </text:span><text:span text:style-name="T15">Assembly </text:span><text:span text:style-name="T22">E</text:span><text:span text:style-name="T15">r</text:span><text:span text:style-name="T30">r</text:span><text:span text:style-name="T15">or</text:span><text:span text:style-name="T22"> </text:span><text:span text:style-name="T15">duri</text:span><text:span text:style-name="T25">n</text:span><text:span text:style-name="T15">g any invalid</text:span><text:span text:style-name="T25"> </text:span><text:span text:style-name="T15">asse</text:span><text:span text:style-name="T25">m</text:span><text:span text:style-name="T15">bly operati</text:span><text:span text:style-name="T25">o</text:span><text:span text:style-name="T15">n d</text:span><text:span text:style-name="T22">u</text:span><text:span text:style-name="T15">r</text:span><text:span text:style-name="T11">i</text:span><text:span text:style-name="T15">ng the @ comma</text:span><text:span text:style-name="T25">n</text:span><text:span text:style-name="T15">d,</text:span><text:span text:style-name="T22"> </text:span><text:span text:style-name="T15">inc</text:span><text:span text:style-name="T11">l</text:span><text:span text:style-name="T15">u</text:span><text:span text:style-name="T22">d</text:span><text:span text:style-name="T15">i</text:span><text:span text:style-name="T25">n</text:span><text:span text:style-name="T15">g bad s</text:span><text:span text:style-name="T25">y</text:span><text:span text:style-name="T15">nt</text:span><text:span text:style-name="T22">a</text:span><text:span text:style-name="T25">x</text:span><text:span text:style-name="T15">, unk</text:span><text:span text:style-name="T11">n</text:span><text:span text:style-name="T15">own i</text:span><text:span text:style-name="T22">n</text:span><text:span text:style-name="T15">stru</text:span><text:span text:style-name="T25">c</text:span><text:span text:style-name="T15">tion</text:span><text:span text:style-name="T25">s</text:span><text:span text:style-name="T15">, </text:span><text:span text:style-name="T22">o</text:span><text:span text:style-name="T25">u</text:span><text:span text:style-name="T15">t-of-ra</text:span><text:span text:style-name="T25">n</text:span><text:span text:style-name="T15">ge</text:span><text:span text:style-name="T22"> </text:span><text:span text:style-name="T15">ope</text:span><text:span text:style-name="T11">r</text:span><text:span text:style-name="T15">ands, etc.</text:span></text:p>
      <text:p text:style-name="P21"/>
      <text:p text:style-name="P133"><draw:g text:anchor-type="paragraph" draw:z-index="43" draw:name="drawingObject1326" draw:style-name="gr1"><draw:custom-shape draw:name="Shape 1327" draw:style-name="gr56" draw:text-style-name="P411" svg:width="0.5831in" svg:height="0.1551in" svg:x="1.6in" svg:y="0.002in"><text:p/><draw:enhanced-geometry draw:mirror-horizontal="false" draw:mirror-vertical="false" drawooo:sub-view-size="533400 142239" svg:viewBox="0 0 533400 142239" draw:type="ooxml-non-primitive" draw:enhanced-path="M 0 142239 L 0 0 533400 0 533400 142239 0 142239 N"/></draw:custom-shape><draw:custom-shape draw:name="Shape 1328" draw:style-name="gr57" draw:text-style-name="P411" svg:width="0.4012in" svg:height="0.1551in" svg:x="2.1835in" svg:y="0.002in"><text:p/><draw:enhanced-geometry draw:mirror-horizontal="false" draw:mirror-vertical="false" drawooo:sub-view-size="367029 142239" svg:viewBox="0 0 367029 142239" draw:type="ooxml-non-primitive" draw:enhanced-path="M 0 142239 L 0 0 367029 0 367029 142239 0 142239 N"/></draw:custom-shape><draw:custom-shape draw:name="Shape 1329" draw:style-name="gr12" draw:text-style-name="P411" svg:width="0.4925in" svg:height="0.1551in" svg:x="2.5846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330" draw:style-name="gr11" draw:text-style-name="P411" svg:width="0.4913in" svg:height="0.1551in" svg:x="3.078in" svg:y="0.00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331" draw:style-name="gr15" draw:text-style-name="P411" svg:width="0.4933in" svg:height="0.1551in" svg:x="3.5693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332" draw:style-name="gr11" draw:text-style-name="P411" svg:width="0.4913in" svg:height="0.1551in" svg:x="4.0634in" svg:y="0.002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1333" draw:style-name="gr12" draw:text-style-name="P411" svg:width="0.4925in" svg:height="0.1551in" svg:x="4.5547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334" draw:style-name="gr11" draw:text-style-name="P411" svg:width="0.4913in" svg:height="0.1551in" svg:x="5.048in" svg:y="0.00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335" draw:style-name="gr12" draw:text-style-name="P411" svg:width="0.4925in" svg:height="0.1551in" svg:x="5.5398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336" draw:style-name="gr33" draw:text-style-name="P411" svg:width="1.1661in" svg:height="0.1551in" svg:x="1.6in" svg:y="0.1583in"><text:p/><draw:enhanced-geometry draw:mirror-horizontal="false" draw:mirror-vertical="false" drawooo:sub-view-size="1066800 142241" svg:viewBox="0 0 1066800 142241" draw:type="ooxml-non-primitive" draw:enhanced-path="M 0 142241 L 0 0 1066800 0 1066800 142241 0 142241 N"/></draw:custom-shape><draw:custom-shape draw:name="Shape 1337" draw:style-name="gr34" draw:text-style-name="P411" svg:width="0.3106in" svg:height="0.1551in" svg:x="2.7665in" svg:y="0.1583in"><text:p/><draw:enhanced-geometry draw:mirror-horizontal="false" draw:mirror-vertical="false" drawooo:sub-view-size="284479 142241" svg:viewBox="0 0 284479 142241" draw:type="ooxml-non-primitive" draw:enhanced-path="M 0 0 L 0 142241 284479 142241 284479 0 0 0 N"/></draw:custom-shape><draw:custom-shape draw:name="Shape 1338" draw:style-name="gr11" draw:text-style-name="P411" svg:width="0.4913in" svg:height="0.1551in" svg:x="3.078in" svg:y="0.1583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1339" draw:style-name="gr15" draw:text-style-name="P411" svg:width="0.4933in" svg:height="0.1551in" svg:x="3.5693in" svg:y="0.1583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340" draw:style-name="gr11" draw:text-style-name="P411" svg:width="0.4913in" svg:height="0.1551in" svg:x="4.0634in" svg:y="0.1583in"><text:p/><draw:enhanced-geometry draw:mirror-horizontal="false" draw:mirror-vertical="false" drawooo:sub-view-size="449578 142241" svg:viewBox="0 0 449578 142241" draw:type="ooxml-non-primitive" draw:enhanced-path="M 0 142241 L 0 0 449578 0 449578 142241 0 142241 N"/></draw:custom-shape><draw:custom-shape draw:name="Shape 1341" draw:style-name="gr12" draw:text-style-name="P411" svg:width="0.4925in" svg:height="0.1551in" svg:x="4.5547in" svg:y="0.1583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342" draw:style-name="gr11" draw:text-style-name="P411" svg:width="0.4913in" svg:height="0.1551in" svg:x="5.048in" svg:y="0.1583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1343" draw:style-name="gr12" draw:text-style-name="P411" svg:width="0.4925in" svg:height="0.1551in" svg:x="5.5398in" svg:y="0.1583in"><text:p/><draw:enhanced-geometry draw:mirror-horizontal="false" draw:mirror-vertical="false" drawooo:sub-view-size="450850 142241" svg:viewBox="0 0 450850 142241" draw:type="ooxml-non-primitive" draw:enhanced-path="M 0 0 L 0 142241 450850 142241 450850 0 0 0 N"/></draw:custom-shape></draw:g><text:span text:style-name="T121">E</text:span><text:span text:style-name="T122">x</text:span><text:span text:style-name="T124">a</text:span><text:span text:style-name="T122">m</text:span><text:span text:style-name="T124">p</text:span><text:span text:style-name="T122">l</text:span><text:span text:style-name="T124">e</text:span></text:p>
      <text:p text:style-name="P133"><text:span text:style-name="T166">@</text:span><text:span text:style-name="T168">1000</text:span><text:span text:style-name="T102"> </text:span><text:span text:style-name="T131">S</text:span><text:span text:style-name="T132">T</text:span><text:span text:style-name="T131">A</text:span><text:span text:style-name="T102"> </text:span><text:span text:style-name="T129">#$42</text:span></text:p>
      <text:p text:style-name="P10"/>
      <text:p text:style-name="P121"/>
      <text:p text:style-name="P61"><text:span text:style-name="T94">?MISMATCH</text:span><text:span text:style-name="T95"> </text:span><text:span text:style-name="T94">ERROR</text:span></text:p>
      <text:p text:style-name="P345"><text:span text:style-name="T15">The M</text:span><text:span text:style-name="T25">i</text:span><text:span text:style-name="T22">s</text:span><text:span text:style-name="T15">mat</text:span><text:span text:style-name="T25">c</text:span><text:span text:style-name="T15">h </text:span><text:span text:style-name="T22">E</text:span><text:span text:style-name="T15">rror </text:span><text:span text:style-name="T25">in</text:span><text:span text:style-name="T15">dicates that one</text:span><text:span text:style-name="T25"> </text:span><text:span text:style-name="T15">or more</text:span><text:span text:style-name="T25"> </text:span><text:span text:style-name="T15">of</text:span><text:span text:style-name="T25"> </text:span><text:span text:style-name="T15">the tr</text:span><text:span text:style-name="T25">u</text:span><text:span text:style-name="T15">e/false as</text:span><text:span text:style-name="T25">s</text:span><text:span text:style-name="T15">ertions fail</text:span><text:span text:style-name="T25">e</text:span><text:span text:style-name="T15">d d</text:span><text:span text:style-name="T22">u</text:span><text:span text:style-name="T15">ri</text:span><text:span text:style-name="T25">n</text:span><text:span text:style-name="T15">g the = comma</text:span><text:span text:style-name="T25">n</text:span><text:span text:style-name="T15">d.</text:span><text:span text:style-name="T30"> </text:span><text:span text:style-name="T15">This </text:span><text:span text:style-name="T11">m</text:span><text:span text:style-name="T15">ay in</text:span><text:span text:style-name="T22">d</text:span><text:span text:style-name="T15">i</text:span><text:span text:style-name="T11">c</text:span><text:span text:style-name="T15">ate</text:span><text:span text:style-name="T22"> </text:span><text:span text:style-name="T15">th</text:span><text:span text:style-name="T25">a</text:span><text:span text:style-name="T15">t a un</text:span><text:span text:style-name="T25">i</text:span><text:span text:style-name="T15">t te</text:span><text:span text:style-name="T25">s</text:span><text:span text:style-name="T15">t </text:span><text:span text:style-name="T22">h</text:span><text:span text:style-name="T25">a</text:span><text:span text:style-name="T15">s </text:span><text:span text:style-name="T25">f</text:span><text:span text:style-name="T15">ailed.</text:span></text:p>
      <text:p text:style-name="P141"/>
      <text:p text:style-name="P346"><draw:g text:anchor-type="paragraph" draw:z-index="66" draw:name="drawingObject1344" draw:style-name="gr1"><draw:custom-shape draw:name="Shape 1345" draw:style-name="gr56" draw:text-style-name="P411" svg:width="0.5831in" svg:height="0.1551in" svg:x="1.6in" svg:y="0.0035in"><text:p/><draw:enhanced-geometry draw:mirror-horizontal="false" draw:mirror-vertical="false" drawooo:sub-view-size="533400 142239" svg:viewBox="0 0 533400 142239" draw:type="ooxml-non-primitive" draw:enhanced-path="M 0 142239 L 0 0 533400 0 533400 142239 0 142239 N"/></draw:custom-shape><draw:custom-shape draw:name="Shape 1346" draw:style-name="gr57" draw:text-style-name="P411" svg:width="0.4012in" svg:height="0.1551in" svg:x="2.1835in" svg:y="0.0035in"><text:p/><draw:enhanced-geometry draw:mirror-horizontal="false" draw:mirror-vertical="false" drawooo:sub-view-size="367029 142239" svg:viewBox="0 0 367029 142239" draw:type="ooxml-non-primitive" draw:enhanced-path="M 0 0 L 0 142239 367029 142239 367029 0 0 0 N"/></draw:custom-shape><draw:custom-shape draw:name="Shape 1347" draw:style-name="gr12" draw:text-style-name="P411" svg:width="0.4925in" svg:height="0.1551in" svg:x="2.5846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348" draw:style-name="gr11" draw:text-style-name="P411" svg:width="0.4913in" svg:height="0.1551in" svg:x="3.078in" svg:y="0.003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349" draw:style-name="gr15" draw:text-style-name="P411" svg:width="0.4933in" svg:height="0.1551in" svg:x="3.5693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350" draw:style-name="gr11" draw:text-style-name="P411" svg:width="0.4913in" svg:height="0.1551in" svg:x="4.0634in" svg:y="0.0035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1351" draw:style-name="gr12" draw:text-style-name="P411" svg:width="0.4925in" svg:height="0.1551in" svg:x="4.5547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352" draw:style-name="gr11" draw:text-style-name="P411" svg:width="0.4913in" svg:height="0.1551in" svg:x="5.048in" svg:y="0.003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353" draw:style-name="gr12" draw:text-style-name="P411" svg:width="0.4925in" svg:height="0.1551in" svg:x="5.5398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354" draw:style-name="gr21" draw:text-style-name="P411" svg:width="0.6661in" svg:height="0.1551in" svg:x="1.6in" svg:y="0.1598in"><text:p/><draw:enhanced-geometry draw:mirror-horizontal="false" draw:mirror-vertical="false" drawooo:sub-view-size="609600 142241" svg:viewBox="0 0 609600 142241" draw:type="ooxml-non-primitive" draw:enhanced-path="M 0 142241 L 0 0 609600 0 609600 142241 0 142241 N"/></draw:custom-shape><draw:custom-shape draw:name="Shape 1355" draw:style-name="gr98" draw:text-style-name="P411" svg:width="0.3177in" svg:height="0.1551in" svg:x="2.2665in" svg:y="0.1598in"><text:p/><draw:enhanced-geometry draw:mirror-horizontal="false" draw:mirror-vertical="false" drawooo:sub-view-size="290829 142241" svg:viewBox="0 0 290829 142241" draw:type="ooxml-non-primitive" draw:enhanced-path="M 0 0 L 0 142241 290829 142241 290829 0 0 0 N"/></draw:custom-shape><draw:custom-shape draw:name="Shape 1356" draw:style-name="gr12" draw:text-style-name="P411" svg:width="0.4925in" svg:height="0.1551in" svg:x="2.5846in" svg:y="0.1598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357" draw:style-name="gr11" draw:text-style-name="P411" svg:width="0.4913in" svg:height="0.1551in" svg:x="3.078in" svg:y="0.1598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1358" draw:style-name="gr15" draw:text-style-name="P411" svg:width="0.4933in" svg:height="0.1551in" svg:x="3.5693in" svg:y="0.1598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359" draw:style-name="gr11" draw:text-style-name="P411" svg:width="0.4913in" svg:height="0.1551in" svg:x="4.0634in" svg:y="0.1598in"><text:p/><draw:enhanced-geometry draw:mirror-horizontal="false" draw:mirror-vertical="false" drawooo:sub-view-size="449578 142241" svg:viewBox="0 0 449578 142241" draw:type="ooxml-non-primitive" draw:enhanced-path="M 0 142241 L 0 0 449578 0 449578 142241 0 142241 N"/></draw:custom-shape><draw:custom-shape draw:name="Shape 1360" draw:style-name="gr12" draw:text-style-name="P411" svg:width="0.4925in" svg:height="0.1551in" svg:x="4.5547in" svg:y="0.1598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361" draw:style-name="gr11" draw:text-style-name="P411" svg:width="0.4913in" svg:height="0.1551in" svg:x="5.048in" svg:y="0.1598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1362" draw:style-name="gr12" draw:text-style-name="P411" svg:width="0.4925in" svg:height="0.1551in" svg:x="5.5398in" svg:y="0.1598in"><text:p/><draw:enhanced-geometry draw:mirror-horizontal="false" draw:mirror-vertical="false" drawooo:sub-view-size="450850 142241" svg:viewBox="0 0 450850 142241" draw:type="ooxml-non-primitive" draw:enhanced-path="M 0 0 L 0 142241 450850 142241 450850 0 0 0 N"/></draw:custom-shape></draw:g><text:span text:style-name="T121">E</text:span><text:span text:style-name="T122">x</text:span><text:span text:style-name="T124">a</text:span><text:span text:style-name="T122">m</text:span><text:span text:style-name="T124">p</text:span><text:span text:style-name="T122">l</text:span><text:span text:style-name="T124">e</text:span><text:span text:style-name="T128"> </text:span><text:span text:style-name="T133">=</text:span><text:span text:style-name="T130">C</text:span><text:span text:style-name="T129">000</text:span><text:span text:style-name="T102"> </text:span><text:span text:style-name="T129">42</text:span></text:p>
      <text:p text:style-name="P10"/>
      <text:p text:style-name="P121"/>
      <text:p text:style-name="P61"><text:span text:style-name="T94">?TOO</text:span><text:span text:style-name="T95"> </text:span><text:span text:style-name="T94">FAR</text:span><text:span text:style-name="T95"> </text:span><text:span text:style-name="T94">ERROR</text:span></text:p>
      <text:p text:style-name="P6"/>
      <text:p text:style-name="P61"><text:span text:style-name="T15">The</text:span><text:span text:style-name="T11"> </text:span><text:span text:style-name="T37">T</text:span><text:span text:style-name="T15">oo Far Er</text:span><text:span text:style-name="T25">r</text:span><text:span text:style-name="T15">or indi</text:span><text:span text:style-name="T25">c</text:span><text:span text:style-name="T15">at</text:span><text:span text:style-name="T22">e</text:span><text:span text:style-name="T15">s </text:span><text:span text:style-name="T25">t</text:span><text:span text:style-name="T15">hat </text:span><text:span text:style-name="T25">t</text:span><text:span text:style-name="T15">he</text:span><text:span text:style-name="T22"> </text:span><text:span text:style-name="T15">re</text:span><text:span text:style-name="T11">l</text:span><text:span text:style-name="T15">ative</text:span><text:span text:style-name="T22"> </text:span><text:span text:style-name="T15">b</text:span><text:span text:style-name="T25">r</text:span><text:span text:style-name="T15">an</text:span><text:span text:style-name="T25">c</text:span><text:span text:style-name="T15">h oper</text:span><text:span text:style-name="T25">a</text:span><text:span text:style-name="T15">nd is out</text:span><text:span text:style-name="T25"> </text:span><text:span text:style-name="T15">of </text:span><text:span text:style-name="T25">r</text:span><text:span text:style-name="T15">ange.</text:span></text:p>
      <text:p text:style-name="P21"/>
      <text:p text:style-name="P133"><draw:g text:anchor-type="paragraph" draw:z-index="83" draw:name="drawingObject1363" draw:style-name="gr1"><draw:custom-shape draw:name="Shape 1364" draw:style-name="gr56" draw:text-style-name="P411" svg:width="0.5831in" svg:height="0.1551in" svg:x="1.6in" svg:y="0.002in"><text:p/><draw:enhanced-geometry draw:mirror-horizontal="false" draw:mirror-vertical="false" drawooo:sub-view-size="533400 142239" svg:viewBox="0 0 533400 142239" draw:type="ooxml-non-primitive" draw:enhanced-path="M 0 142239 L 0 0 533400 0 533400 142239 0 142239 N"/></draw:custom-shape><draw:custom-shape draw:name="Shape 1365" draw:style-name="gr57" draw:text-style-name="P411" svg:width="0.4012in" svg:height="0.1551in" svg:x="2.1835in" svg:y="0.002in"><text:p/><draw:enhanced-geometry draw:mirror-horizontal="false" draw:mirror-vertical="false" drawooo:sub-view-size="367029 142239" svg:viewBox="0 0 367029 142239" draw:type="ooxml-non-primitive" draw:enhanced-path="M 0 142239 L 0 0 367029 0 367029 142239 0 142239 N"/></draw:custom-shape><draw:custom-shape draw:name="Shape 1366" draw:style-name="gr12" draw:text-style-name="P411" svg:width="0.4925in" svg:height="0.1551in" svg:x="2.5846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367" draw:style-name="gr11" draw:text-style-name="P411" svg:width="0.4913in" svg:height="0.1551in" svg:x="3.078in" svg:y="0.00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368" draw:style-name="gr15" draw:text-style-name="P411" svg:width="0.4933in" svg:height="0.1551in" svg:x="3.5693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369" draw:style-name="gr11" draw:text-style-name="P411" svg:width="0.4913in" svg:height="0.1551in" svg:x="4.0634in" svg:y="0.002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1370" draw:style-name="gr12" draw:text-style-name="P411" svg:width="0.4925in" svg:height="0.1551in" svg:x="4.5547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371" draw:style-name="gr11" draw:text-style-name="P411" svg:width="0.4913in" svg:height="0.1551in" svg:x="5.048in" svg:y="0.00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372" draw:style-name="gr12" draw:text-style-name="P411" svg:width="0.4925in" svg:height="0.1551in" svg:x="5.5398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373" draw:style-name="gr55" draw:text-style-name="P411" svg:width="1.2496in" svg:height="0.1551in" svg:x="1.6in" svg:y="0.1583in"><text:p/><draw:enhanced-geometry draw:mirror-horizontal="false" draw:mirror-vertical="false" drawooo:sub-view-size="1143000 142238" svg:viewBox="0 0 1143000 142238" draw:type="ooxml-non-primitive" draw:enhanced-path="M 0 142238 L 0 0 1143000 0 1143000 142238 0 142238 N"/></draw:custom-shape><draw:custom-shape draw:name="Shape 1374" draw:style-name="gr50" draw:text-style-name="P411" svg:width="0.2276in" svg:height="0.1551in" svg:x="2.85in" svg:y="0.1583in"><text:p/><draw:enhanced-geometry draw:mirror-horizontal="false" draw:mirror-vertical="false" drawooo:sub-view-size="208279 142238" svg:viewBox="0 0 208279 142238" draw:type="ooxml-non-primitive" draw:enhanced-path="M 0 0 L 0 142238 208279 142238 208279 0 0 0 N"/></draw:custom-shape><draw:custom-shape draw:name="Shape 1375" draw:style-name="gr11" draw:text-style-name="P411" svg:width="0.4913in" svg:height="0.1551in" svg:x="3.078in" svg:y="0.1583in"><text:p/><draw:enhanced-geometry draw:mirror-horizontal="false" draw:mirror-vertical="false" drawooo:sub-view-size="449579 142238" svg:viewBox="0 0 449579 142238" draw:type="ooxml-non-primitive" draw:enhanced-path="M 0 142238 L 0 0 449579 0 449579 142238 0 142238 N"/></draw:custom-shape><draw:custom-shape draw:name="Shape 1376" draw:style-name="gr15" draw:text-style-name="P411" svg:width="0.4933in" svg:height="0.1551in" svg:x="3.5693in" svg:y="0.1583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1377" draw:style-name="gr11" draw:text-style-name="P411" svg:width="0.4913in" svg:height="0.1551in" svg:x="4.0634in" svg:y="0.1583in"><text:p/><draw:enhanced-geometry draw:mirror-horizontal="false" draw:mirror-vertical="false" drawooo:sub-view-size="449578 142238" svg:viewBox="0 0 449578 142238" draw:type="ooxml-non-primitive" draw:enhanced-path="M 0 142238 L 0 0 449578 0 449578 142238 0 142238 N"/></draw:custom-shape><draw:custom-shape draw:name="Shape 1378" draw:style-name="gr12" draw:text-style-name="P411" svg:width="0.4925in" svg:height="0.1551in" svg:x="4.5547in" svg:y="0.1583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1379" draw:style-name="gr11" draw:text-style-name="P411" svg:width="0.4913in" svg:height="0.1551in" svg:x="5.048in" svg:y="0.1583in"><text:p/><draw:enhanced-geometry draw:mirror-horizontal="false" draw:mirror-vertical="false" drawooo:sub-view-size="449579 142238" svg:viewBox="0 0 449579 142238" draw:type="ooxml-non-primitive" draw:enhanced-path="M 0 142238 L 0 0 449579 0 449579 142238 0 142238 N"/></draw:custom-shape><draw:custom-shape draw:name="Shape 1380" draw:style-name="gr12" draw:text-style-name="P411" svg:width="0.4925in" svg:height="0.1551in" svg:x="5.5398in" svg:y="0.1583in"><text:p/><draw:enhanced-geometry draw:mirror-horizontal="false" draw:mirror-vertical="false" drawooo:sub-view-size="450850 142238" svg:viewBox="0 0 450850 142238" draw:type="ooxml-non-primitive" draw:enhanced-path="M 0 0 L 0 142238 450850 142238 450850 0 0 0 N"/></draw:custom-shape></draw:g><text:span text:style-name="T121">E</text:span><text:span text:style-name="T122">x</text:span><text:span text:style-name="T124">a</text:span><text:span text:style-name="T122">m</text:span><text:span text:style-name="T124">p</text:span><text:span text:style-name="T122">l</text:span><text:span text:style-name="T124">e</text:span></text:p>
      <text:p text:style-name="P133"><text:span text:style-name="T166">@</text:span><text:span text:style-name="T168">1800</text:span><text:span text:style-name="T102"> </text:span><text:span text:style-name="T131">B</text:span><text:span text:style-name="T130">CC</text:span><text:span text:style-name="T102"> </text:span><text:span text:style-name="T129">$4200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29"/>
      <text:p text:style-name="P251"><text:span text:style-name="T89">- 31 -</text:span></text:p>
      <text:p text:style-name="P49"><text:span text:style-name="T94">?CAN'T</text:span><text:span text:style-name="T95"> </text:span><text:span text:style-name="T94">RESOLVE</text:span><text:span text:style-name="T95"> </text:span><text:span text:style-name="T94">ERROR</text:span></text:p>
      <text:p text:style-name="P347"><text:span text:style-name="T15">The Can't </text:span><text:span text:style-name="T25">R</text:span><text:span text:style-name="T15">es</text:span><text:span text:style-name="T22">o</text:span><text:span text:style-name="T15">lve</text:span><text:span text:style-name="T25"> </text:span><text:span text:style-name="T15">Error </text:span><text:span text:style-name="T25">i</text:span><text:span text:style-name="T15">n</text:span><text:span text:style-name="T22">d</text:span><text:span text:style-name="T15">ic</text:span><text:span text:style-name="T25">a</text:span><text:span text:style-name="T15">tes th</text:span><text:span text:style-name="T25">a</text:span><text:span text:style-name="T15">t a forward def</text:span><text:span text:style-name="T11">i</text:span><text:span text:style-name="T15">nition ca</text:span><text:span text:style-name="T25">n</text:span><text:span text:style-name="T15">n</text:span><text:span text:style-name="T22">o</text:span><text:span text:style-name="T15">t</text:span><text:span text:style-name="T25"> </text:span><text:span text:style-name="T15">be </text:span><text:span text:style-name="T25">r</text:span><text:span text:style-name="T15">es</text:span><text:span text:style-name="T22">o</text:span><text:span text:style-name="T15">lv</text:span><text:span text:style-name="T25">e</text:span><text:span text:style-name="T15">d.</text:span><text:span text:style-name="T11"> </text:span><text:span text:style-name="T15">T</text:span><text:span text:style-name="T11">h</text:span><text:span text:style-name="T15">e instruct</text:span><text:span text:style-name="T25">i</text:span><text:span text:style-name="T15">on</text:span><text:span text:style-name="T22"> </text:span><text:span text:style-name="T25">a</text:span><text:span text:style-name="T15">t the</text:span><text:span text:style-name="T25"> </text:span><text:span text:style-name="T15">forward def</text:span><text:span text:style-name="T11">i</text:span><text:span text:style-name="T15">nition</text:span><text:span text:style-name="T22"> </text:span><text:span text:style-name="T15">add</text:span><text:span text:style-name="T11">r</text:span><text:span text:style-name="T15">ess is </text:span><text:span text:style-name="T22">e</text:span><text:span text:style-name="T15">i</text:span><text:span text:style-name="T25">t</text:span><text:span text:style-name="T15">her an il</text:span><text:span text:style-name="T25">l</text:span><text:span text:style-name="T15">egal or i</text:span><text:span text:style-name="T25">m</text:span><text:span text:style-name="T15">mediate m</text:span><text:span text:style-name="T25">o</text:span><text:span text:style-name="T15">de instruct</text:span><text:span text:style-name="T25">i</text:span><text:span text:style-name="T15">on. Usually this</text:span><text:span text:style-name="T25"> </text:span><text:span text:style-name="T15">error won't h</text:span><text:span text:style-name="T25">a</text:span><text:span text:style-name="T15">p</text:span><text:span text:style-name="T25">p</text:span><text:span text:style-name="T15">en</text:span><text:span text:style-name="T22"> </text:span><text:span text:style-name="T15">unless</text:span><text:span text:style-name="T25"> </text:span><text:span text:style-name="T15">t</text:span><text:span text:style-name="T25">h</text:span><text:span text:style-name="T15">e code has</text:span><text:span text:style-name="T25"> </text:span><text:span text:style-name="T15">b</text:span><text:span text:style-name="T25">e</text:span><text:span text:style-name="T15">en</text:span><text:span text:style-name="T22"> </text:span><text:span text:style-name="T25">c</text:span><text:span text:style-name="T15">h</text:span><text:span text:style-name="T25">a</text:span><text:span text:style-name="T15">nged betw</text:span><text:span text:style-name="T25">e</text:span><text:span text:style-name="T15">en the </text:span><text:span text:style-name="T25">f</text:span><text:span text:style-name="T15">orward definiti</text:span><text:span text:style-name="T25">o</text:span><text:span text:style-name="T15">n and the</text:span><text:span text:style-name="T25"> </text:span><text:span text:style-name="T15">a</text:span><text:span text:style-name="T25">t</text:span><text:span text:style-name="T15">tempted </text:span><text:span text:style-name="T25">r</text:span><text:span text:style-name="T15">esol</text:span><text:span text:style-name="T22">u</text:span><text:span text:style-name="T15">t</text:span><text:span text:style-name="T25">i</text:span><text:span text:style-name="T15">on.</text:span></text:p>
      <text:p text:style-name="P21"/>
      <text:p text:style-name="P348"><draw:g text:anchor-type="paragraph" draw:z-index="48" draw:name="drawingObject1381" draw:style-name="gr1"><draw:custom-shape draw:name="Shape 1382" draw:style-name="gr56" draw:text-style-name="P411" svg:width="0.5831in" svg:height="0.1551in" svg:x="0.6in" svg:y="0.0035in"><text:p/><draw:enhanced-geometry draw:mirror-horizontal="false" draw:mirror-vertical="false" drawooo:sub-view-size="533398 142240" svg:viewBox="0 0 533398 142240" draw:type="ooxml-non-primitive" draw:enhanced-path="M 0 142240 L 0 0 533398 0 533398 142240 0 142240 N"/></draw:custom-shape><draw:custom-shape draw:name="Shape 1383" draw:style-name="gr57" draw:text-style-name="P411" svg:width="0.4012in" svg:height="0.1551in" svg:x="1.1835in" svg:y="0.0035in"><text:p/><draw:enhanced-geometry draw:mirror-horizontal="false" draw:mirror-vertical="false" drawooo:sub-view-size="367030 142240" svg:viewBox="0 0 367030 142240" draw:type="ooxml-non-primitive" draw:enhanced-path="M 0 142240 L 0 0 367030 0 367030 142240 0 142240 N"/></draw:custom-shape><draw:custom-shape draw:name="Shape 1384" draw:style-name="gr12" draw:text-style-name="P411" svg:width="0.4925in" svg:height="0.1551in" svg:x="1.5846in" svg:y="0.0035in"><text:p/><draw:enhanced-geometry draw:mirror-horizontal="false" draw:mirror-vertical="false" drawooo:sub-view-size="450851 142241" svg:viewBox="0 0 450851 142241" draw:type="ooxml-non-primitive" draw:enhanced-path="M 0 142241 L 0 0 450851 0 450851 142241 0 142241 N"/></draw:custom-shape><draw:custom-shape draw:name="Shape 1385" draw:style-name="gr11" draw:text-style-name="P411" svg:width="0.4913in" svg:height="0.1551in" svg:x="2.078in" svg:y="0.0035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1386" draw:style-name="gr15" draw:text-style-name="P411" svg:width="0.4933in" svg:height="0.1551in" svg:x="2.5693in" svg:y="0.0035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387" draw:style-name="gr11" draw:text-style-name="P411" svg:width="0.4913in" svg:height="0.1551in" svg:x="3.0634in" svg:y="0.0035in"><text:p/><draw:enhanced-geometry draw:mirror-horizontal="false" draw:mirror-vertical="false" drawooo:sub-view-size="449578 142240" svg:viewBox="0 0 449578 142240" draw:type="ooxml-non-primitive" draw:enhanced-path="M 0 142240 L 0 0 449578 0 449578 142240 0 142240 N"/></draw:custom-shape><draw:custom-shape draw:name="Shape 1388" draw:style-name="gr12" draw:text-style-name="P411" svg:width="0.4925in" svg:height="0.1551in" svg:x="3.5547in" svg:y="0.0035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389" draw:style-name="gr11" draw:text-style-name="P411" svg:width="0.4913in" svg:height="0.1551in" svg:x="4.048in" svg:y="0.0035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1390" draw:style-name="gr12" draw:text-style-name="P411" svg:width="0.4925in" svg:height="0.1551in" svg:x="4.5398in" svg:y="0.0035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391" draw:style-name="gr51" draw:text-style-name="P411" svg:width="0.9996in" svg:height="0.1551in" svg:x="0.6in" svg:y="0.1591in"><text:p/><draw:enhanced-geometry draw:mirror-horizontal="false" draw:mirror-vertical="false" drawooo:sub-view-size="914398 142239" svg:viewBox="0 0 914398 142239" draw:type="ooxml-non-primitive" draw:enhanced-path="M 0 142239 L 0 0 914398 0 914398 142239 0 142239 N"/></draw:custom-shape><draw:custom-shape draw:name="Shape 1392" draw:style-name="gr25" draw:text-style-name="P411" svg:width="0.4776in" svg:height="0.1551in" svg:x="1.6in" svg:y="0.1591in"><text:p/><draw:enhanced-geometry draw:mirror-horizontal="false" draw:mirror-vertical="false" drawooo:sub-view-size="436881 142239" svg:viewBox="0 0 436881 142239" draw:type="ooxml-non-primitive" draw:enhanced-path="M 0 142239 L 0 0 436881 0 436881 142239 0 142239 N"/></draw:custom-shape><draw:custom-shape draw:name="Shape 1393" draw:style-name="gr11" draw:text-style-name="P411" svg:width="0.4913in" svg:height="0.1551in" svg:x="2.078in" svg:y="0.1591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394" draw:style-name="gr15" draw:text-style-name="P411" svg:width="0.4933in" svg:height="0.1551in" svg:x="2.5693in" svg:y="0.1591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395" draw:style-name="gr11" draw:text-style-name="P411" svg:width="0.4913in" svg:height="0.1551in" svg:x="3.0634in" svg:y="0.1591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1396" draw:style-name="gr12" draw:text-style-name="P411" svg:width="0.4925in" svg:height="0.1551in" svg:x="3.5547in" svg:y="0.1591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397" draw:style-name="gr11" draw:text-style-name="P411" svg:width="0.4913in" svg:height="0.1551in" svg:x="4.048in" svg:y="0.1591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398" draw:style-name="gr12" draw:text-style-name="P411" svg:width="0.4925in" svg:height="0.1551in" svg:x="4.5398in" svg:y="0.1591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399" draw:style-name="gr13" draw:text-style-name="P411" svg:width="0.7496in" svg:height="0.1551in" svg:x="0.6in" svg:y="0.3154in"><text:p/><draw:enhanced-geometry draw:mirror-horizontal="false" draw:mirror-vertical="false" drawooo:sub-view-size="685798 142240" svg:viewBox="0 0 685798 142240" draw:type="ooxml-non-primitive" draw:enhanced-path="M 0 142240 L 0 0 685798 0 685798 142240 0 142240 N"/></draw:custom-shape><draw:custom-shape draw:name="Shape 1400" draw:style-name="gr14" draw:text-style-name="P411" svg:width="0.2343in" svg:height="0.1551in" svg:x="1.35in" svg:y="0.3154in"><text:p/><draw:enhanced-geometry draw:mirror-horizontal="false" draw:mirror-vertical="false" drawooo:sub-view-size="214630 142240" svg:viewBox="0 0 214630 142240" draw:type="ooxml-non-primitive" draw:enhanced-path="M 0 142240 L 0 0 214630 0 214630 142240 0 142240 N"/></draw:custom-shape><draw:custom-shape draw:name="Shape 1401" draw:style-name="gr12" draw:text-style-name="P411" svg:width="0.4925in" svg:height="0.1551in" svg:x="1.5846in" svg:y="0.3154in"><text:p/><draw:enhanced-geometry draw:mirror-horizontal="false" draw:mirror-vertical="false" drawooo:sub-view-size="450851 142240" svg:viewBox="0 0 450851 142240" draw:type="ooxml-non-primitive" draw:enhanced-path="M 0 142240 L 0 0 450851 0 450851 142240 0 142240 N"/></draw:custom-shape><draw:custom-shape draw:name="Shape 1402" draw:style-name="gr11" draw:text-style-name="P411" svg:width="0.4913in" svg:height="0.1551in" svg:x="2.078in" svg:y="0.3154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1403" draw:style-name="gr15" draw:text-style-name="P411" svg:width="0.4933in" svg:height="0.1551in" svg:x="2.5693in" svg:y="0.3154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404" draw:style-name="gr11" draw:text-style-name="P411" svg:width="0.4913in" svg:height="0.1551in" svg:x="3.0634in" svg:y="0.3154in"><text:p/><draw:enhanced-geometry draw:mirror-horizontal="false" draw:mirror-vertical="false" drawooo:sub-view-size="449578 142240" svg:viewBox="0 0 449578 142240" draw:type="ooxml-non-primitive" draw:enhanced-path="M 0 142240 L 0 0 449578 0 449578 142240 0 142240 N"/></draw:custom-shape><draw:custom-shape draw:name="Shape 1405" draw:style-name="gr12" draw:text-style-name="P411" svg:width="0.4925in" svg:height="0.1551in" svg:x="3.5547in" svg:y="0.3154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406" draw:style-name="gr11" draw:text-style-name="P411" svg:width="0.4913in" svg:height="0.1551in" svg:x="4.048in" svg:y="0.3154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1407" draw:style-name="gr12" draw:text-style-name="P411" svg:width="0.4925in" svg:height="0.1551in" svg:x="4.5398in" svg:y="0.3154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408" draw:style-name="gr21" draw:text-style-name="P411" svg:width="0.6661in" svg:height="0.1551in" svg:x="0.6in" svg:y="0.4709in"><text:p/><draw:enhanced-geometry draw:mirror-horizontal="false" draw:mirror-vertical="false" drawooo:sub-view-size="609598 142241" svg:viewBox="0 0 609598 142241" draw:type="ooxml-non-primitive" draw:enhanced-path="M 0 142241 L 0 0 609598 0 609598 142241 0 142241 N"/></draw:custom-shape><draw:custom-shape draw:name="Shape 1409" draw:style-name="gr98" draw:text-style-name="P411" svg:width="0.3177in" svg:height="0.1551in" svg:x="1.2665in" svg:y="0.4709in"><text:p/><draw:enhanced-geometry draw:mirror-horizontal="false" draw:mirror-vertical="false" drawooo:sub-view-size="290830 142241" svg:viewBox="0 0 290830 142241" draw:type="ooxml-non-primitive" draw:enhanced-path="M 0 142241 L 0 0 290830 0 290830 142241 0 142241 N"/></draw:custom-shape><draw:custom-shape draw:name="Shape 1410" draw:style-name="gr12" draw:text-style-name="P411" svg:width="0.4925in" svg:height="0.1551in" svg:x="1.5846in" svg:y="0.4709in"><text:p/><draw:enhanced-geometry draw:mirror-horizontal="false" draw:mirror-vertical="false" drawooo:sub-view-size="450851 142241" svg:viewBox="0 0 450851 142241" draw:type="ooxml-non-primitive" draw:enhanced-path="M 0 142241 L 0 0 450851 0 450851 142241 0 142241 N"/></draw:custom-shape><draw:custom-shape draw:name="Shape 1411" draw:style-name="gr11" draw:text-style-name="P411" svg:width="0.4913in" svg:height="0.1551in" svg:x="2.078in" svg:y="0.4709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1412" draw:style-name="gr15" draw:text-style-name="P411" svg:width="0.4933in" svg:height="0.1551in" svg:x="2.5693in" svg:y="0.4709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413" draw:style-name="gr11" draw:text-style-name="P411" svg:width="0.4913in" svg:height="0.1551in" svg:x="3.0634in" svg:y="0.4709in"><text:p/><draw:enhanced-geometry draw:mirror-horizontal="false" draw:mirror-vertical="false" drawooo:sub-view-size="449578 142241" svg:viewBox="0 0 449578 142241" draw:type="ooxml-non-primitive" draw:enhanced-path="M 0 142241 L 0 0 449578 0 449578 142241 0 142241 N"/></draw:custom-shape><draw:custom-shape draw:name="Shape 1414" draw:style-name="gr12" draw:text-style-name="P411" svg:width="0.4925in" svg:height="0.1551in" svg:x="3.5547in" svg:y="0.4709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415" draw:style-name="gr11" draw:text-style-name="P411" svg:width="0.4913in" svg:height="0.1551in" svg:x="4.048in" svg:y="0.4709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1416" draw:style-name="gr12" draw:text-style-name="P411" svg:width="0.4925in" svg:height="0.1551in" svg:x="4.5398in" svg:y="0.4709in"><text:p/><draw:enhanced-geometry draw:mirror-horizontal="false" draw:mirror-vertical="false" drawooo:sub-view-size="450850 142241" svg:viewBox="0 0 450850 142241" draw:type="ooxml-non-primitive" draw:enhanced-path="M 0 0 L 0 142241 450850 142241 450850 0 0 0 N"/></draw:custom-shape></draw:g><text:span text:style-name="T121">E</text:span><text:span text:style-name="T122">x</text:span><text:span text:style-name="T124">a</text:span><text:span text:style-name="T122">m</text:span><text:span text:style-name="T124">p</text:span><text:span text:style-name="T122">l</text:span><text:span text:style-name="T124">e</text:span><text:span text:style-name="T212"> </text:span><text:span text:style-name="T166">@</text:span><text:span text:style-name="T168">1800</text:span><text:span text:style-name="T102"> </text:span><text:span text:style-name="T122">J</text:span><text:span text:style-name="T121">S</text:span><text:span text:style-name="T120">R</text:span><text:span text:style-name="T102"> </text:span><text:span text:style-name="T217">-</text:span><text:span text:style-name="T218">D</text:span><text:span text:style-name="T128"> </text:span><text:span text:style-name="T166">@</text:span><text:span text:style-name="T168">1800</text:span><text:span text:style-name="T102"> </text:span><text:span text:style-name="T204">I</text:span><text:span text:style-name="T207">N</text:span><text:span text:style-name="T206">Y</text:span><text:span text:style-name="T128"> </text:span><text:span text:style-name="T166">@</text:span><text:span text:style-name="T168">1801</text:span><text:span text:style-name="T102"> </text:span><text:span text:style-name="T217">-</text:span><text:span text:style-name="T218">D</text:span></text:p>
      <text:p text:style-name="P15"/>
      <text:p text:style-name="P122"/>
      <text:p text:style-name="P34"><text:span text:style-name="T94">?SYMBOL</text:span><text:span text:style-name="T95"> </text:span><text:span text:style-name="T94">ERROR</text:span></text:p>
      <text:p text:style-name="P6"/>
      <text:p text:style-name="P34"><text:span text:style-name="T15">The Sym</text:span><text:span text:style-name="T25">b</text:span><text:span text:style-name="T15">ol Error is a </text:span><text:span text:style-name="T25">c</text:span><text:span text:style-name="T15">atch-all error </text:span><text:span text:style-name="T25">f</text:span><text:span text:style-name="T15">or symbolic as</text:span><text:span text:style-name="T25">s</text:span><text:span text:style-name="T15">embly iss</text:span><text:span text:style-name="T25">u</text:span><text:span text:style-name="T15">es. </text:span><text:span text:style-name="T25">I</text:span><text:span text:style-name="T15">t can mean</text:span></text:p>
      <text:p text:style-name="P89"/>
      <text:p text:style-name="P349"><text:span text:style-name="T328"><text:s/></text:span><text:span text:style-name="T15">The la</text:span><text:span text:style-name="T25">b</text:span><text:span text:style-name="T15">el is invalid.</text:span><text:span text:style-name="T11"> T</text:span><text:span text:style-name="T15">here's a m</text:span><text:span text:style-name="T25">i</text:span><text:span text:style-name="T15">ssing </text:span><text:span text:style-name="T22">o</text:span><text:span text:style-name="T15">r</text:span><text:span text:style-name="T25"> i</text:span><text:span text:style-name="T22">l</text:span><text:span text:style-name="T15">l</text:span><text:span text:style-name="T25">e</text:span><text:span text:style-name="T15">gal </text:span><text:span text:style-name="T25">c</text:span><text:span text:style-name="T15">haracter a</text:span><text:span text:style-name="T25">f</text:span><text:span text:style-name="T15">ter the label sigil (minus sign).</text:span><text:span text:style-name="T25"> </text:span><text:span text:style-name="T36">V</text:span><text:span text:style-name="T15">alid l</text:span><text:span text:style-name="T25">a</text:span><text:span text:style-name="T15">bels </text:span><text:span text:style-name="T22">a</text:span><text:span text:style-name="T15">re</text:span><text:span text:style-name="T25"> </text:span><text:span text:style-name="T15">digits </text:span><text:span text:style-name="T25">(</text:span><text:span text:style-name="T15">0</text:span><text:span text:style-name="T22">-</text:span><text:span text:style-name="T15">9</text:span><text:span text:style-name="T25">)</text:span><text:span text:style-name="T15">, le</text:span><text:span text:style-name="T25">t</text:span><text:span text:style-name="T15">ters (A-Z), the s</text:span><text:span text:style-name="T25">p</text:span><text:span text:style-name="T15">ecial l</text:span><text:span text:style-name="T25">a</text:span><text:span text:style-name="T15">bel -</text:span><text:span text:style-name="T22">@</text:span><text:span text:style-name="T15">,</text:span><text:span text:style-name="T25"> </text:span><text:span text:style-name="T15">and the s</text:span><text:span text:style-name="T25">p</text:span><text:span text:style-name="T15">ecial for</text:span><text:span text:style-name="T25">w</text:span><text:span text:style-name="T15">ard referen</text:span><text:span text:style-name="T25">c</text:span><text:span text:style-name="T15">e re</text:span><text:span text:style-name="T25">d</text:span><text:span text:style-name="T15">efi</text:span><text:span text:style-name="T22">n</text:span><text:span text:style-name="T15">iti</text:span><text:span text:style-name="T25">o</text:span><text:span text:style-name="T15">n -&gt;</text:span></text:p>
      <text:p text:style-name="P350"><text:span text:style-name="T328"><text:s/></text:span><text:span text:style-name="T57">T</text:span><text:span text:style-name="T11">o</text:span><text:span text:style-name="T15">o ma</text:span><text:span text:style-name="T22">n</text:span><text:span text:style-name="T15">y</text:span><text:span text:style-name="T25"> </text:span><text:span text:style-name="T15">symbols </text:span><text:span text:style-name="T25">h</text:span><text:span text:style-name="T15">ave b</text:span><text:span text:style-name="T25">e</text:span><text:span text:style-name="T15">en</text:span><text:span text:style-name="T22"> </text:span><text:span text:style-name="T15">def</text:span><text:span text:style-name="T11">i</text:span><text:span text:style-name="T15">ned. Up to 18 </text:span><text:span text:style-name="T11">l</text:span><text:span text:style-name="T15">ab</text:span><text:span text:style-name="T22">e</text:span><text:span text:style-name="T15">ls </text:span><text:span text:style-name="T11">m</text:span><text:span text:style-name="T15">ay be defi</text:span><text:span text:style-name="T25">n</text:span><text:span text:style-name="T15">ed,</text:span><text:span text:style-name="T22"> </text:span><text:span text:style-name="T25">a</text:span><text:span text:style-name="T15">nd up </text:span><text:span text:style-name="T11">t</text:span><text:span text:style-name="T15">o 12 un</text:span><text:span text:style-name="T25">r</text:span><text:span text:style-name="T15">esolv</text:span><text:span text:style-name="T25">e</text:span><text:span text:style-name="T15">d </text:span><text:span text:style-name="T22">f</text:span><text:span text:style-name="T15">orwa</text:span><text:span text:style-name="T11">r</text:span><text:span text:style-name="T15">d </text:span><text:span text:style-name="T22">d</text:span><text:span text:style-name="T25">e</text:span><text:span text:style-name="T15">finiti</text:span><text:span text:style-name="T25">o</text:span><text:span text:style-name="T15">ns can be s</text:span><text:span text:style-name="T25">t</text:span><text:span text:style-name="T15">ored</text:span></text:p>
      <text:p text:style-name="P98"/>
      <text:p text:style-name="P348"><draw:g text:anchor-type="paragraph" draw:z-index="96" draw:name="drawingObject1417" draw:style-name="gr1"><draw:custom-shape draw:name="Shape 1418" draw:style-name="gr56" draw:text-style-name="P411" svg:width="0.5831in" svg:height="0.1551in" svg:x="0.6in" svg:y="0.002in"><text:p/><draw:enhanced-geometry draw:mirror-horizontal="false" draw:mirror-vertical="false" drawooo:sub-view-size="533398 142239" svg:viewBox="0 0 533398 142239" draw:type="ooxml-non-primitive" draw:enhanced-path="M 0 142239 L 0 0 533398 0 533398 142239 0 142239 N"/></draw:custom-shape><draw:custom-shape draw:name="Shape 1419" draw:style-name="gr57" draw:text-style-name="P411" svg:width="0.4012in" svg:height="0.1551in" svg:x="1.1835in" svg:y="0.002in"><text:p/><draw:enhanced-geometry draw:mirror-horizontal="false" draw:mirror-vertical="false" drawooo:sub-view-size="367030 142239" svg:viewBox="0 0 367030 142239" draw:type="ooxml-non-primitive" draw:enhanced-path="M 0 142239 L 0 0 367030 0 367030 142239 0 142239 N"/></draw:custom-shape><draw:custom-shape draw:name="Shape 1420" draw:style-name="gr12" draw:text-style-name="P411" svg:width="0.4925in" svg:height="0.1551in" svg:x="1.5846in" svg:y="0.002in"><text:p/><draw:enhanced-geometry draw:mirror-horizontal="false" draw:mirror-vertical="false" drawooo:sub-view-size="450851 142239" svg:viewBox="0 0 450851 142239" draw:type="ooxml-non-primitive" draw:enhanced-path="M 0 142239 L 0 0 450851 0 450851 142239 0 142239 N"/></draw:custom-shape><draw:custom-shape draw:name="Shape 1421" draw:style-name="gr11" draw:text-style-name="P411" svg:width="0.4913in" svg:height="0.1551in" svg:x="2.078in" svg:y="0.00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422" draw:style-name="gr15" draw:text-style-name="P411" svg:width="0.4933in" svg:height="0.1551in" svg:x="2.5693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423" draw:style-name="gr11" draw:text-style-name="P411" svg:width="0.4913in" svg:height="0.1551in" svg:x="3.0634in" svg:y="0.002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1424" draw:style-name="gr12" draw:text-style-name="P411" svg:width="0.4925in" svg:height="0.1551in" svg:x="3.5547in" svg:y="0.00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425" draw:style-name="gr11" draw:text-style-name="P411" svg:width="0.4913in" svg:height="0.1551in" svg:x="4.048in" svg:y="0.00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426" draw:style-name="gr12" draw:text-style-name="P411" svg:width="0.4925in" svg:height="0.1551in" svg:x="4.5398in" svg:y="0.002in"><text:p/><draw:enhanced-geometry draw:mirror-horizontal="false" draw:mirror-vertical="false" drawooo:sub-view-size="450850 142239" svg:viewBox="0 0 450850 142239" draw:type="ooxml-non-primitive" draw:enhanced-path="M 0 0 L 0 142239 450850 142239 450850 0 0 0 N"/></draw:custom-shape><draw:custom-shape draw:name="Shape 1427" draw:style-name="gr51" draw:text-style-name="P411" svg:width="0.9996in" svg:height="0.1551in" svg:x="0.6in" svg:y="0.1583in"><text:p/><draw:enhanced-geometry draw:mirror-horizontal="false" draw:mirror-vertical="false" drawooo:sub-view-size="914398 142239" svg:viewBox="0 0 914398 142239" draw:type="ooxml-non-primitive" draw:enhanced-path="M 0 142239 L 0 0 914398 0 914398 142239 0 142239 N"/></draw:custom-shape><draw:custom-shape draw:name="Shape 1428" draw:style-name="gr25" draw:text-style-name="P411" svg:width="0.4776in" svg:height="0.1551in" svg:x="1.6in" svg:y="0.1583in"><text:p/><draw:enhanced-geometry draw:mirror-horizontal="false" draw:mirror-vertical="false" drawooo:sub-view-size="436881 142239" svg:viewBox="0 0 436881 142239" draw:type="ooxml-non-primitive" draw:enhanced-path="M 0 142239 L 0 0 436881 0 436881 142239 0 142239 N"/></draw:custom-shape><draw:custom-shape draw:name="Shape 1429" draw:style-name="gr11" draw:text-style-name="P411" svg:width="0.4913in" svg:height="0.1551in" svg:x="2.078in" svg:y="0.1583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430" draw:style-name="gr15" draw:text-style-name="P411" svg:width="0.4933in" svg:height="0.1551in" svg:x="2.5693in" svg:y="0.1583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431" draw:style-name="gr11" draw:text-style-name="P411" svg:width="0.4913in" svg:height="0.1551in" svg:x="3.0634in" svg:y="0.1583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1432" draw:style-name="gr12" draw:text-style-name="P411" svg:width="0.4925in" svg:height="0.1551in" svg:x="3.5547in" svg:y="0.1583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433" draw:style-name="gr11" draw:text-style-name="P411" svg:width="0.4913in" svg:height="0.1551in" svg:x="4.048in" svg:y="0.1583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434" draw:style-name="gr12" draw:text-style-name="P411" svg:width="0.4925in" svg:height="0.1551in" svg:x="4.5398in" svg:y="0.1583in"><text:p/><draw:enhanced-geometry draw:mirror-horizontal="false" draw:mirror-vertical="false" drawooo:sub-view-size="450850 142239" svg:viewBox="0 0 450850 142239" draw:type="ooxml-non-primitive" draw:enhanced-path="M 0 0 L 0 142239 450850 142239 450850 0 0 0 N"/></draw:custom-shape></draw:g><text:span text:style-name="T121">E</text:span><text:span text:style-name="T122">x</text:span><text:span text:style-name="T124">a</text:span><text:span text:style-name="T122">m</text:span><text:span text:style-name="T124">p</text:span><text:span text:style-name="T122">l</text:span><text:span text:style-name="T124">e</text:span><text:span text:style-name="T212"> </text:span><text:span text:style-name="T166">@</text:span><text:span text:style-name="T168">1000</text:span><text:span text:style-name="T102"> </text:span><text:span text:style-name="T171">O</text:span><text:span text:style-name="T173">R</text:span><text:span text:style-name="T172">A</text:span><text:span text:style-name="T102"> </text:span><text:span text:style-name="T217">-</text:span><text:span text:style-name="T219">#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13"/>
      <text:p text:style-name="P223"><text:span text:style-name="T89">- 32 -</text:span></text:p>
      <text:p text:style-name="P77"><text:span text:style-name="T92">Appendix B: wAx Memory Usage</text:span></text:p>
      <text:p text:style-name="P81"><text:span text:style-name="T15">wAx's memory u</text:span><text:span text:style-name="T25">s</text:span><text:span text:style-name="T15">age is gene</text:span><text:span text:style-name="T11">r</text:span><text:span text:style-name="T15">ally</text:span><text:span text:style-name="T22"> </text:span><text:span text:style-name="T15">un</text:span><text:span text:style-name="T25">o</text:span><text:span text:style-name="T15">btrusi</text:span><text:span text:style-name="T25">v</text:span><text:span text:style-name="T15">e and </text:span><text:span text:style-name="T25">l</text:span><text:span text:style-name="T15">eaves </text:span><text:span text:style-name="T25">m</text:span><text:span text:style-name="T15">ost </text:span><text:span text:style-name="T25">c</text:span><text:span text:style-name="T15">o</text:span><text:span text:style-name="T22">m</text:span><text:span text:style-name="T15">m</text:span><text:span text:style-name="T25">o</text:span><text:span text:style-name="T15">n stora</text:span><text:span text:style-name="T25">g</text:span><text:span text:style-name="T15">e </text:span><text:span text:style-name="T22">o</text:span><text:span text:style-name="T25">p</text:span><text:span text:style-name="T15">ti</text:span><text:span text:style-name="T25">o</text:span><text:span text:style-name="T15">ns open to</text:span><text:span text:style-name="T25"> </text:span><text:span text:style-name="T15">t</text:span><text:span text:style-name="T25">h</text:span><text:span text:style-name="T15">e </text:span><text:span text:style-name="T22">p</text:span><text:span text:style-name="T15">r</text:span><text:span text:style-name="T25">o</text:span><text:span text:style-name="T15">gram</text:span><text:span text:style-name="T25">m</text:span><text:span text:style-name="T15">e</text:span><text:span text:style-name="T33">r</text:span><text:span text:style-name="T15">, but</text:span><text:span text:style-name="T25"> </text:span><text:span text:style-name="T15">it is he</text:span><text:span text:style-name="T25">l</text:span><text:span text:style-name="T15">p</text:span><text:span text:style-name="T25">f</text:span><text:span text:style-name="T15">ul f</text:span><text:span text:style-name="T22">o</text:span><text:span text:style-name="T15">r </text:span><text:span text:style-name="T25">t</text:span><text:span text:style-name="T15">he prog</text:span><text:span text:style-name="T11">r</text:span><text:span text:style-name="T15">a</text:span><text:span text:style-name="T22">m</text:span><text:span text:style-name="T15">mer </text:span><text:span text:style-name="T25">t</text:span><text:span text:style-name="T15">o un</text:span><text:span text:style-name="T25">d</text:span><text:span text:style-name="T15">erstand wAx's </text:span><text:span text:style-name="T25">m</text:span><text:span text:style-name="T15">emory footpri</text:span><text:span text:style-name="T25">n</text:span><text:span text:style-name="T15">t. wAx</text:span><text:span text:style-name="T22"> </text:span><text:span text:style-name="T25">u</text:span><text:span text:style-name="T15">ses the</text:span><text:span text:style-name="T25"> </text:span><text:span text:style-name="T15">followi</text:span><text:span text:style-name="T25">n</text:span><text:span text:style-name="T15">g memory lo</text:span><text:span text:style-name="T25">c</text:span><text:span text:style-name="T15">atio</text:span><text:span text:style-name="T22">n</text:span><text:span text:style-name="T25">s</text:span><text:span text:style-name="T15">:</text:span></text:p>
      <text:p text:style-name="P3"/>
      <text:p text:style-name="P61"><text:span text:style-name="T94">Persistent</text:span><text:span text:style-name="T95"> </text:span><text:span text:style-name="T94">Counter:</text:span><text:span text:style-name="T95"> </text:span><text:span text:style-name="T94">$0003-$0004</text:span></text:p>
      <text:p text:style-name="P6"/>
      <text:p text:style-name="P351"><text:span text:style-name="T15">$00</text:span><text:span text:style-name="T25">0</text:span><text:span text:style-name="T15">3 and $</text:span><text:span text:style-name="T25">0</text:span><text:span text:style-name="T15">0</text:span><text:span text:style-name="T25">0</text:span><text:span text:style-name="T15">4 wi</text:span><text:span text:style-name="T22">l</text:span><text:span text:style-name="T15">l </text:span><text:span text:style-name="T25">b</text:span><text:span text:style-name="T15">e overwrit</text:span><text:span text:style-name="T25">t</text:span><text:span text:style-name="T15">en</text:span><text:span text:style-name="T22"> </text:span><text:span text:style-name="T15">by </text:span><text:span text:style-name="T25">m</text:span><text:span text:style-name="T15">ost </text:span><text:span text:style-name="T25">w</text:span><text:span text:style-name="T15">Ax oper</text:span><text:span text:style-name="T25">a</text:span><text:span text:style-name="T15">tio</text:span><text:span text:style-name="T22">n</text:span><text:span text:style-name="T15">s </text:span><text:span text:style-name="T25">t</text:span><text:span text:style-name="T15">o </text:span><text:span text:style-name="T25">s</text:span><text:span text:style-name="T15">tore *, the </text:span><text:span text:style-name="T25">a</text:span><text:span text:style-name="T15">dd</text:span><text:span text:style-name="T25">r</text:span><text:span text:style-name="T15">ess of the </text:span><text:span text:style-name="T25">n</text:span><text:span text:style-name="T15">ext</text:span><text:span text:style-name="T22"> </text:span><text:span text:style-name="T11">i</text:span><text:span text:style-name="T15">nstruc</text:span><text:span text:style-name="T22">t</text:span><text:span text:style-name="T15">i</text:span><text:span text:style-name="T25">o</text:span><text:span text:style-name="T15">n or list ope</text:span><text:span text:style-name="T11">r</text:span><text:span text:style-name="T15">ation.</text:span><text:span text:style-name="T30"> </text:span><text:span text:style-name="T59">Y</text:span><text:span text:style-name="T25">o</text:span><text:span text:style-name="T15">u </text:span><text:span text:style-name="T25">c</text:span><text:span text:style-name="T15">an </text:span><text:span text:style-name="T25">s</text:span><text:span text:style-name="T15">af</text:span><text:span text:style-name="T22">e</text:span><text:span text:style-name="T15">ly </text:span><text:span text:style-name="T25">o</text:span><text:span text:style-name="T15">verw</text:span><text:span text:style-name="T25">r</text:span><text:span text:style-name="T15">ite this w</text:span><text:span text:style-name="T25">i</text:span><text:span text:style-name="T15">thin</text:span><text:span text:style-name="T22"> </text:span><text:span text:style-name="T15">ma</text:span><text:span text:style-name="T25">c</text:span><text:span text:style-name="T15">hine lang</text:span><text:span text:style-name="T25">u</text:span><text:span text:style-name="T15">age pr</text:span><text:span text:style-name="T25">o</text:span><text:span text:style-name="T15">grams, as the persis</text:span><text:span text:style-name="T11">t</text:span><text:span text:style-name="T15">e</text:span><text:span text:style-name="T22">n</text:span><text:span text:style-name="T15">t</text:span><text:span text:style-name="T25"> </text:span><text:span text:style-name="T15">coun</text:span><text:span text:style-name="T25">t</text:span><text:span text:style-name="T15">er</text:span><text:span text:style-name="T22"> </text:span><text:span text:style-name="T15">is us</text:span><text:span text:style-name="T25">u</text:span><text:span text:style-name="T15">al</text:span><text:span text:style-name="T25">l</text:span><text:span text:style-name="T15">y</text:span><text:span text:style-name="T22"> </text:span><text:span text:style-name="T25">s</text:span><text:span text:style-name="T15">et</text:span><text:span text:style-name="T22"> </text:span><text:span text:style-name="T25">e</text:span><text:span text:style-name="T15">xplicitly just be</text:span><text:span text:style-name="T25">f</text:span><text:span text:style-name="T15">ore implic</text:span><text:span text:style-name="T25">i</text:span><text:span text:style-name="T15">t u</text:span><text:span text:style-name="T25">s</text:span><text:span text:style-name="T15">e. Mos</text:span><text:span text:style-name="T22">t</text:span><text:span text:style-name="T11">l</text:span><text:span text:style-name="T52">y</text:span><text:span text:style-name="T15">, </text:span><text:span text:style-name="T22">a</text:span><text:span text:style-name="T25">v</text:span><text:span text:style-name="T15">oid wr</text:span><text:span text:style-name="T25">i</text:span><text:span text:style-name="T15">ting to this a</text:span><text:span text:style-name="T11">r</text:span><text:span text:style-name="T15">ea</text:span><text:span text:style-name="T22"> </text:span><text:span text:style-name="T25">d</text:span><text:span text:style-name="T15">uring a </text:span><text:span text:style-name="T25">B</text:span><text:span text:style-name="T15">ASIC prog</text:span><text:span text:style-name="T11">r</text:span><text:span text:style-name="T15">am</text:span><text:span text:style-name="T22"> </text:span><text:span text:style-name="T15">doi</text:span><text:span text:style-name="T25">n</text:span><text:span text:style-name="T15">g assembl</text:span><text:span text:style-name="T52">y</text:span><text:span text:style-name="T15">.</text:span></text:p>
      <text:p text:style-name="P3"/>
      <text:p text:style-name="P61"><text:span text:style-name="T94">User</text:span><text:span text:style-name="T95"> </text:span><text:span text:style-name="T94">Plug-In</text:span><text:span text:style-name="T95"> </text:span><text:span text:style-name="T94">Vector:</text:span><text:span text:style-name="T95"> </text:span><text:span text:style-name="T94">$0005</text:span><text:span text:style-name="T95"> </text:span><text:span text:style-name="T94">-</text:span><text:span text:style-name="T95"> </text:span><text:span text:style-name="T94">$0006</text:span></text:p>
      <text:p text:style-name="P80"><text:span text:style-name="T15">The vec</text:span><text:span text:style-name="T25">t</text:span><text:span text:style-name="T15">or f</text:span><text:span text:style-name="T22">o</text:span><text:span text:style-name="T15">r </text:span><text:span text:style-name="T25">t</text:span><text:span text:style-name="T15">he</text:span><text:span text:style-name="T25"> </text:span><text:span text:style-name="T15">current u</text:span><text:span text:style-name="T11">s</text:span><text:span text:style-name="T15">er</text:span><text:span text:style-name="T20"> </text:span><text:span text:style-name="T25">p</text:span><text:span text:style-name="T15">lug-i</text:span><text:span text:style-name="T25">n</text:span><text:span text:style-name="T15">.</text:span></text:p>
      <text:p text:style-name="P3"/>
      <text:p text:style-name="P61"><text:span text:style-name="T94">Zeropage</text:span><text:span text:style-name="T95"> </text:span><text:span text:style-name="T94">Workspace:</text:span><text:span text:style-name="T95"> </text:span><text:span text:style-name="T94">$00a4-$00af</text:span></text:p>
      <text:p text:style-name="P6"/>
      <text:p text:style-name="P178"><text:span text:style-name="T15">wAx </text:span><text:span text:style-name="T22">u</text:span><text:span text:style-name="T25">s</text:span><text:span text:style-name="T15">es </text:span><text:span text:style-name="T25">t</text:span><text:span text:style-name="T15">his s</text:span><text:span text:style-name="T25">p</text:span><text:span text:style-name="T15">ace</text:span><text:span text:style-name="T22"> </text:span><text:span text:style-name="T25">d</text:span><text:span text:style-name="T15">uring t</text:span><text:span text:style-name="T25">h</text:span><text:span text:style-name="T15">e course </text:span><text:span text:style-name="T25">o</text:span><text:span text:style-name="T15">f oper</text:span><text:span text:style-name="T25">a</text:span><text:span text:style-name="T15">tions.</text:span><text:span text:style-name="T11"> </text:span><text:span text:style-name="T75">Y</text:span><text:span text:style-name="T15">ou</text:span><text:span text:style-name="T25"> </text:span><text:span text:style-name="T15">c</text:span><text:span text:style-name="T25">a</text:span><text:span text:style-name="T15">n use </text:span><text:span text:style-name="T25">t</text:span><text:span text:style-name="T15">his space </text:span><text:span text:style-name="T25">i</text:span><text:span text:style-name="T15">n y</text:span><text:span text:style-name="T25">o</text:span><text:span text:style-name="T15">ur own pr</text:span><text:span text:style-name="T25">o</text:span><text:span text:style-name="T15">grams (us</text:span><text:span text:style-name="T25">u</text:span><text:span text:style-name="T15">all</text:span><text:span text:style-name="T22">y</text:span><text:span text:style-name="T15">) wit</text:span><text:span text:style-name="T25">h</text:span><text:span text:style-name="T15">out</text:span><text:span text:style-name="T22"> </text:span><text:span text:style-name="T15">a</text:span><text:span text:style-name="T60">f</text:span><text:span text:style-name="T25">f</text:span><text:span text:style-name="T15">ecting wAx, but</text:span><text:span text:style-name="T25"> </text:span><text:span text:style-name="T15">wAx may over</text:span><text:span text:style-name="T25">w</text:span><text:span text:style-name="T15">rite this </text:span><text:span text:style-name="T25">r</text:span><text:span text:style-name="T15">ange w</text:span><text:span text:style-name="T25">h</text:span><text:span text:style-name="T15">en </text:span><text:span text:style-name="T25">y</text:span><text:span text:style-name="T15">ou</text:span><text:span text:style-name="T64"> </text:span><text:span text:style-name="T15">u</text:span><text:span text:style-name="T25">s</text:span><text:span text:style-name="T15">e it.</text:span></text:p>
      <text:p text:style-name="P3"/>
      <text:p text:style-name="P61"><text:span text:style-name="T94">Temporary</text:span><text:span text:style-name="T95"> </text:span><text:span text:style-name="T94">Workspace:</text:span><text:span text:style-name="T95"> </text:span><text:span text:style-name="T94">$0230-$0255</text:span></text:p>
      <text:p text:style-name="P276"><text:span text:style-name="T15">wAx </text:span><text:span text:style-name="T22">u</text:span><text:span text:style-name="T25">s</text:span><text:span text:style-name="T15">es </text:span><text:span text:style-name="T25">t</text:span><text:span text:style-name="T15">his s</text:span><text:span text:style-name="T25">p</text:span><text:span text:style-name="T15">ace</text:span><text:span text:style-name="T22"> </text:span><text:span text:style-name="T15">w</text:span><text:span text:style-name="T25">h</text:span><text:span text:style-name="T15">en a wAx</text:span><text:span text:style-name="T25"> </text:span><text:span text:style-name="T15">comma</text:span><text:span text:style-name="T25">n</text:span><text:span text:style-name="T15">d is issued. </text:span><text:span text:style-name="T25">O</text:span><text:span text:style-name="T15">therwise, this </text:span><text:span text:style-name="T25">s</text:span><text:span text:style-name="T15">pa</text:span><text:span text:style-name="T25">c</text:span><text:span text:style-name="T15">e is u</text:span><text:span text:style-name="T25">s</text:span><text:span text:style-name="T15">ed</text:span><text:span text:style-name="T22"> </text:span><text:span text:style-name="T15">by BASIC as t</text:span><text:span text:style-name="T25">h</text:span><text:span text:style-name="T15">e i</text:span><text:span text:style-name="T25">n</text:span><text:span text:style-name="T15">put</text:span><text:span text:style-name="T22"> </text:span><text:span text:style-name="T15">bu</text:span><text:span text:style-name="T50">f</text:span><text:span text:style-name="T15">fe</text:span><text:span text:style-name="T33">r</text:span><text:span text:style-name="T15">.</text:span><text:span text:style-name="T25"> </text:span><text:span text:style-name="T15">Sin</text:span><text:span text:style-name="T25">c</text:span><text:span text:style-name="T15">e wAx </text:span><text:span text:style-name="T25">c</text:span><text:span text:style-name="T15">o</text:span><text:span text:style-name="T22">m</text:span><text:span text:style-name="T15">m</text:span><text:span text:style-name="T25">a</text:span><text:span text:style-name="T15">n</text:span><text:span text:style-name="T22">d</text:span><text:span text:style-name="T15">s a</text:span><text:span text:style-name="T25">r</text:span><text:span text:style-name="T15">e al</text:span><text:span text:style-name="T25">w</text:span><text:span text:style-name="T15">ays one li</text:span><text:span text:style-name="T25">n</text:span><text:span text:style-name="T15">e or les</text:span><text:span text:style-name="T25">s</text:span><text:span text:style-name="T15">, wAx </text:span><text:span text:style-name="T25">c</text:span><text:span text:style-name="T15">an divide this bu</text:span><text:span text:style-name="T30">f</text:span><text:span text:style-name="T11">f</text:span><text:span text:style-name="T15">er s</text:span><text:span text:style-name="T25">p</text:span><text:span text:style-name="T15">ace</text:span><text:span text:style-name="T22"> </text:span><text:span text:style-name="T15">up </text:span><text:span text:style-name="T25">f</text:span><text:span text:style-name="T15">or te</text:span><text:span text:style-name="T25">m</text:span><text:span text:style-name="T15">porary </text:span><text:span text:style-name="T25">u</text:span><text:span text:style-name="T15">se,</text:span><text:span text:style-name="T22"> </text:span><text:span text:style-name="T25">O</text:span><text:span text:style-name="T15">n</text:span><text:span text:style-name="T25">c</text:span><text:span text:style-name="T15">e wAx is do</text:span><text:span text:style-name="T25">n</text:span><text:span text:style-name="T15">e with its o</text:span><text:span text:style-name="T25">p</text:span><text:span text:style-name="T15">eration, </text:span><text:span text:style-name="T25">t</text:span><text:span text:style-name="T15">his ar</text:span><text:span text:style-name="T25">e</text:span><text:span text:style-name="T15">a is </text:span><text:span text:style-name="T22">a</text:span><text:span text:style-name="T25">v</text:span><text:span text:style-name="T15">ai</text:span><text:span text:style-name="T25">l</text:span><text:span text:style-name="T15">a</text:span><text:span text:style-name="T22">b</text:span><text:span text:style-name="T15">le for </text:span><text:span text:style-name="T25">B</text:span><text:span text:style-name="T15">ASIC's nor</text:span><text:span text:style-name="T25">m</text:span><text:span text:style-name="T15">al u</text:span><text:span text:style-name="T25">s</text:span><text:span text:style-name="T15">e,</text:span><text:span text:style-name="T22"> </text:span><text:span text:style-name="T15">or </text:span><text:span text:style-name="T25">y</text:span><text:span text:style-name="T15">our </text:span><text:span text:style-name="T25">u</text:span><text:span text:style-name="T15">se.</text:span></text:p>
      <text:p text:style-name="P3"/>
      <text:p text:style-name="P61"><text:span text:style-name="T94">Breakpoint</text:span><text:span text:style-name="T95"> </text:span><text:span text:style-name="T94">Storage:</text:span><text:span text:style-name="T95"> </text:span><text:span text:style-name="T94">$0256-$0258</text:span></text:p>
      <text:p text:style-name="P6"/>
      <text:p text:style-name="P352"><text:span text:style-name="T15">wAx stores its b</text:span><text:span text:style-name="T25">r</text:span><text:span text:style-name="T15">ea</text:span><text:span text:style-name="T25">k</text:span><text:span text:style-name="T15">point in</text:span><text:span text:style-name="T25">f</text:span><text:span text:style-name="T15">o</text:span><text:span text:style-name="T22">r</text:span><text:span text:style-name="T15">m</text:span><text:span text:style-name="T25">a</text:span><text:span text:style-name="T15">tion her</text:span><text:span text:style-name="T25">e</text:span><text:span text:style-name="T15">.</text:span><text:span text:style-name="T30"> </text:span><text:span text:style-name="T59">Y</text:span><text:span text:style-name="T11">o</text:span><text:span text:style-name="T15">u </text:span><text:span text:style-name="T25">c</text:span><text:span text:style-name="T15">an</text:span><text:span text:style-name="T22"> </text:span><text:span text:style-name="T25">o</text:span><text:span text:style-name="T15">verwri</text:span><text:span text:style-name="T25">t</text:span><text:span text:style-name="T15">e </text:span><text:span text:style-name="T22">t</text:span><text:span text:style-name="T15">his if</text:span><text:span text:style-name="T25"> </text:span><text:span text:style-name="T15">y</text:span><text:span text:style-name="T25">o</text:span><text:span text:style-name="T15">u </text:span><text:span text:style-name="T22">e</text:span><text:span text:style-name="T25">n</text:span><text:span text:style-name="T15">ter a l</text:span><text:span text:style-name="T25">i</text:span><text:span text:style-name="T15">ne</text:span><text:span text:style-name="T22"> </text:span><text:span text:style-name="T15">of </text:span><text:span text:style-name="T25">8</text:span><text:span text:style-name="T15">4 or more </text:span><text:span text:style-name="T25">c</text:span><text:span text:style-name="T15">hara</text:span><text:span text:style-name="T25">c</text:span><text:span text:style-name="T15">ters. So avoid </text:span><text:span text:style-name="T25">s</text:span><text:span text:style-name="T15">u</text:span><text:span text:style-name="T25">p</text:span><text:span text:style-name="T15">er-long BA</text:span><text:span text:style-name="T25">S</text:span><text:span text:style-name="T15">IC lines while using</text:span><text:span text:style-name="T25"> </text:span><text:span text:style-name="T15">the b</text:span><text:span text:style-name="T11">r</text:span><text:span text:style-name="T15">e</text:span><text:span text:style-name="T22">a</text:span><text:span text:style-name="T15">k</text:span><text:span text:style-name="T25">p</text:span><text:span text:style-name="T15">oint</text:span><text:span text:style-name="T22"> </text:span><text:span text:style-name="T15">fe</text:span><text:span text:style-name="T25">a</text:span><text:span text:style-name="T15">ture</text:span><text:span text:style-name="T25">s</text:span><text:span text:style-name="T15">.</text:span></text:p>
      <text:p text:style-name="P3"/>
      <text:p text:style-name="P61"><text:span text:style-name="T94">Symbol</text:span><text:span text:style-name="T95"> </text:span><text:span text:style-name="T94">Table:</text:span><text:span text:style-name="T95"> </text:span><text:span text:style-name="T94">$02a2-$02ff</text:span><text:span text:style-name="T95"> </text:span><text:span text:style-name="T94">(optional)</text:span></text:p>
      <text:p text:style-name="P353"><text:span text:style-name="T15">wAx stores its sym</text:span><text:span text:style-name="T25">b</text:span><text:span text:style-name="T15">ol t</text:span><text:span text:style-name="T25">a</text:span><text:span text:style-name="T15">ble (compris</text:span><text:span text:style-name="T25">e</text:span><text:span text:style-name="T15">d </text:span><text:span text:style-name="T22">o</text:span><text:span text:style-name="T15">f </text:span><text:span text:style-name="T25">l</text:span><text:span text:style-name="T15">abel na</text:span><text:span text:style-name="T25">m</text:span><text:span text:style-name="T15">es, l</text:span><text:span text:style-name="T25">a</text:span><text:span text:style-name="T15">bel add</text:span><text:span text:style-name="T25">r</text:span><text:span text:style-name="T15">esses, a</text:span><text:span text:style-name="T25">n</text:span><text:span text:style-name="T15">d unresol</text:span><text:span text:style-name="T25">v</text:span><text:span text:style-name="T15">ed forward </text:span><text:span text:style-name="T25">r</text:span><text:span text:style-name="T15">ef</text:span><text:span text:style-name="T22">e</text:span><text:span text:style-name="T15">r</text:span><text:span text:style-name="T25">e</text:span><text:span text:style-name="T15">nce da</text:span><text:span text:style-name="T25">t</text:span><text:span text:style-name="T15">a) h</text:span><text:span text:style-name="T22">e</text:span><text:span text:style-name="T11">r</text:span><text:span text:style-name="T15">e. If y</text:span><text:span text:style-name="T25">o</text:span><text:span text:style-name="T15">u do not</text:span><text:span text:style-name="T25"> </text:span><text:span text:style-name="T15">use </text:span><text:span text:style-name="T25">w</text:span><text:span text:style-name="T15">Ax's "somewhat symbolic" f</text:span><text:span text:style-name="T25">e</text:span><text:span text:style-name="T15">at</text:span><text:span text:style-name="T22">u</text:span><text:span text:style-name="T11">r</text:span><text:span text:style-name="T15">es (labels </text:span><text:span text:style-name="T25">i</text:span><text:span text:style-name="T15">n y</text:span><text:span text:style-name="T25">o</text:span><text:span text:style-name="T15">ur code, sym</text:span><text:span text:style-name="T25">b</text:span><text:span text:style-name="T15">ol table init</text:span><text:span text:style-name="T25">i</text:span><text:span text:style-name="T15">alization w</text:span><text:span text:style-name="T25">i</text:span><text:span text:style-name="T15">th *-), then </text:span><text:span text:style-name="T25">w</text:span><text:span text:style-name="T15">Ax will</text:span><text:span text:style-name="T22"> </text:span><text:span text:style-name="T15">l</text:span><text:span text:style-name="T25">e</text:span><text:span text:style-name="T15">ave this r</text:span><text:span text:style-name="T25">a</text:span><text:span text:style-name="T15">n</text:span><text:span text:style-name="T25">g</text:span><text:span text:style-name="T15">e unt</text:span><text:span text:style-name="T25">o</text:span><text:span text:style-name="T15">uched.</text:span></text:p>
      <text:p text:style-name="P354"/>
      <text:p text:style-name="P251"><text:span text:style-name="T89">- 33 -</text:span></text:p>
      <text:p text:style-name="P50"><text:span text:style-name="T92">Appendix C: 6502 "Illegal" Instruction Support</text:span></text:p>
      <text:p text:style-name="P355"><text:span text:style-name="T15">The followi</text:span><text:span text:style-name="T25">n</text:span><text:span text:style-name="T15">g illegal op</text:span><text:span text:style-name="T25">c</text:span><text:span text:style-name="T15">odes are </text:span><text:span text:style-name="T25">s</text:span><text:span text:style-name="T15">u</text:span><text:span text:style-name="T25">p</text:span><text:span text:style-name="T15">ported by </text:span><text:span text:style-name="T25">w</text:span><text:span text:style-name="T15">Ax.</text:span><text:span text:style-name="T11"> </text:span><text:span text:style-name="T15">T</text:span><text:span text:style-name="T25">h</text:span><text:span text:style-name="T15">ese</text:span><text:span text:style-name="T25"> </text:span><text:span text:style-name="T15">are re</text:span><text:span text:style-name="T25">c</text:span><text:span text:style-name="T15">o</text:span><text:span text:style-name="T25">g</text:span><text:span text:style-name="T15">nized</text:span><text:span text:style-name="T22"> </text:span><text:span text:style-name="T15">by </text:span><text:span text:style-name="T25">t</text:span><text:span text:style-name="T15">he as</text:span><text:span text:style-name="T25">s</text:span><text:span text:style-name="T15">embler autom</text:span><text:span text:style-name="T25">a</text:span><text:span text:style-name="T15">ticall</text:span><text:span text:style-name="T52">y</text:span><text:span text:style-name="T15">, </text:span><text:span text:style-name="T25">a</text:span><text:span text:style-name="T15">nd t</text:span><text:span text:style-name="T25">h</text:span><text:span text:style-name="T15">ey </text:span><text:span text:style-name="T22">a</text:span><text:span text:style-name="T15">re</text:span><text:span text:style-name="T25"> </text:span><text:span text:style-name="T15">disas</text:span><text:span text:style-name="T25">s</text:span><text:span text:style-name="T15">embled </text:span><text:span text:style-name="T25">w</text:span><text:span text:style-name="T15">hen y</text:span><text:span text:style-name="T25">o</text:span><text:span text:style-name="T15">u </text:span><text:span text:style-name="T22">u</text:span><text:span text:style-name="T25">s</text:span><text:span text:style-name="T15">e </text:span><text:span text:style-name="T25">t</text:span><text:span text:style-name="T15">he</text:span><text:span text:style-name="T22"> </text:span><text:span text:style-name="T15">,</text:span><text:span text:style-name="T25"> </text:span><text:span text:style-name="T15">tool.</text:span></text:p>
      <text:p text:style-name="P89"/>
      <text:section text:style-name="Sect5" text:name="Section7">
        <text:p text:style-name="P34"><text:span text:style-name="T17">ANC</text:span></text:p>
        <text:p text:style-name="P356"><text:span text:style-name="T15">$0b</text:span><text:span text:style-name="T43"> </text:span><text:span text:style-name="T15">ANC #im</text:span><text:span text:style-name="T25">m</text:span><text:span text:style-name="T15">ediate $2b</text:span><text:span text:style-name="T43"> </text:span><text:span text:style-name="T15">ANC #im</text:span><text:span text:style-name="T25">m</text:span><text:span text:style-name="T15">ediate</text:span></text:p>
        <text:p text:style-name="P89"/>
        <text:p text:style-name="P34"><text:span text:style-name="T17">ANE</text:span></text:p>
        <text:p text:style-name="P357"><text:span text:style-name="T15">$8b</text:span><text:span text:style-name="T43"> </text:span><text:span text:style-name="T15">ANE #</text:span><text:span text:style-name="T25">i</text:span><text:span text:style-name="T22">m</text:span><text:span text:style-name="T15">m</text:span><text:span text:style-name="T25">e</text:span><text:span text:style-name="T15">dia</text:span><text:span text:style-name="T25">t</text:span><text:span text:style-name="T15">e</text:span></text:p>
        <text:p text:style-name="P89"/>
        <text:p text:style-name="P34"><text:span text:style-name="T17">ARR</text:span></text:p>
        <text:p text:style-name="P357"><text:span text:style-name="T15">$6b</text:span><text:span text:style-name="T43"> </text:span><text:span text:style-name="T15">ARR #im</text:span><text:span text:style-name="T25">m</text:span><text:span text:style-name="T15">ediate</text:span></text:p>
        <text:p text:style-name="P89"/>
        <text:p text:style-name="P34"><text:span text:style-name="T17">ASR</text:span></text:p>
        <text:p text:style-name="P357"><text:span text:style-name="T15">$4b</text:span><text:span text:style-name="T43"> </text:span><text:span text:style-name="T15">ASR #</text:span><text:span text:style-name="T25">i</text:span><text:span text:style-name="T22">m</text:span><text:span text:style-name="T15">m</text:span><text:span text:style-name="T25">e</text:span><text:span text:style-name="T15">dia</text:span><text:span text:style-name="T25">t</text:span><text:span text:style-name="T15">e</text:span></text:p>
        <text:p text:style-name="P89"/>
        <text:p text:style-name="P34"><text:span text:style-name="T17">DCP</text:span></text:p>
        <text:p text:style-name="P358"><text:span text:style-name="T15">$</text:span><text:span text:style-name="T25">c</text:span><text:span text:style-name="T15">7 DCP</text:span><text:span text:style-name="T30"> </text:span><text:span text:style-name="T15">zero pa</text:span><text:span text:style-name="T25">g</text:span><text:span text:style-name="T15">e $d7 DCP</text:span><text:span text:style-name="T30"> </text:span><text:span text:style-name="T15">ze</text:span><text:span text:style-name="T11">r</text:span><text:span text:style-name="T15">o page,x $cf D</text:span><text:span text:style-name="T25">C</text:span><text:span text:style-name="T15">P</text:span><text:span text:style-name="T25"> a</text:span><text:span text:style-name="T15">b</text:span><text:span text:style-name="T25">s</text:span><text:span text:style-name="T15">olu</text:span><text:span text:style-name="T25">t</text:span><text:span text:style-name="T15">e</text:span></text:p>
        <text:p text:style-name="P361"><text:span text:style-name="T15">$df DCP</text:span><text:span text:style-name="T30"> </text:span><text:span text:style-name="T15">a</text:span><text:span text:style-name="T25">b</text:span><text:span text:style-name="T15">sol</text:span><text:span text:style-name="T25">u</text:span><text:span text:style-name="T15">te</text:span><text:span text:style-name="T22">,</text:span><text:span text:style-name="T15">x $db DCP</text:span><text:span text:style-name="T30"> </text:span><text:span text:style-name="T25">a</text:span><text:span text:style-name="T15">bsol</text:span><text:span text:style-name="T25">u</text:span><text:span text:style-name="T15">te</text:span><text:span text:style-name="T22">,</text:span><text:span text:style-name="T15">y $</text:span><text:span text:style-name="T25">c</text:span><text:span text:style-name="T15">3 DCP</text:span><text:span text:style-name="T30"> </text:span><text:span text:style-name="T15">(</text:span><text:span text:style-name="T25">i</text:span><text:span text:style-name="T15">n</text:span><text:span text:style-name="T22">d</text:span><text:span text:style-name="T15">irect,x) $d3 DCP</text:span><text:span text:style-name="T30"> </text:span><text:span text:style-name="T25">(</text:span><text:span text:style-name="T15">indirect),y</text:span></text:p>
        <text:p text:style-name="P89"/>
        <text:p text:style-name="P34"><text:span text:style-name="T17">DOP</text:span></text:p>
        <text:p text:style-name="P359"><text:span text:style-name="T15">$04 DOP</text:span><text:span text:style-name="T60"> </text:span><text:span text:style-name="T15">zero pa</text:span><text:span text:style-name="T25">g</text:span><text:span text:style-name="T15">e $14 DOP</text:span><text:span text:style-name="T60"> </text:span><text:span text:style-name="T15">zero pa</text:span><text:span text:style-name="T25">g</text:span><text:span text:style-name="T15">e,x $34 DOP</text:span><text:span text:style-name="T60"> </text:span><text:span text:style-name="T15">zero pa</text:span><text:span text:style-name="T25">g</text:span><text:span text:style-name="T15">e,x $44 DOP</text:span><text:span text:style-name="T60"> </text:span><text:span text:style-name="T15">zero pa</text:span><text:span text:style-name="T25">g</text:span><text:span text:style-name="T15">e $54 DOP</text:span><text:span text:style-name="T60"> </text:span><text:span text:style-name="T15">zero pa</text:span><text:span text:style-name="T25">g</text:span><text:span text:style-name="T15">e,x $64 DOP</text:span><text:span text:style-name="T60"> </text:span><text:span text:style-name="T15">zero pa</text:span><text:span text:style-name="T25">g</text:span><text:span text:style-name="T15">e $74 DOP</text:span><text:span text:style-name="T60"> </text:span><text:span text:style-name="T15">zero pa</text:span><text:span text:style-name="T25">g</text:span><text:span text:style-name="T15">e,x $80 DOP</text:span><text:span text:style-name="T60"> </text:span><text:span text:style-name="T15">#im</text:span><text:span text:style-name="T25">m</text:span><text:span text:style-name="T15">ediate</text:span></text:p>
        <text:p text:style-name="P37"><text:span text:style-name="T17">DOP</text:span><text:span text:style-name="T22"> </text:span><text:span text:style-name="T18">(</text:span><text:span text:style-name="T14">c</text:span><text:span text:style-name="T18">on</text:span><text:span text:style-name="T24">t</text:span><text:span text:style-name="T18">.)</text:span></text:p>
        <text:p text:style-name="P362"><text:span text:style-name="T15">$82 DOP</text:span><text:span text:style-name="T60"> </text:span><text:span text:style-name="T15">#im</text:span><text:span text:style-name="T25">m</text:span><text:span text:style-name="T15">ediate $89 DOP</text:span><text:span text:style-name="T60"> </text:span><text:span text:style-name="T15">#im</text:span><text:span text:style-name="T25">m</text:span><text:span text:style-name="T15">ediate $</text:span><text:span text:style-name="T25">c</text:span><text:span text:style-name="T15">2 DOP</text:span><text:span text:style-name="T11"> </text:span><text:span text:style-name="T15">#im</text:span><text:span text:style-name="T25">m</text:span><text:span text:style-name="T15">ed</text:span><text:span text:style-name="T25">i</text:span><text:span text:style-name="T15">ate $d4 DOP</text:span><text:span text:style-name="T60"> </text:span><text:span text:style-name="T15">zero pa</text:span><text:span text:style-name="T25">g</text:span><text:span text:style-name="T15">e,x $e2 DOP</text:span><text:span text:style-name="T60"> </text:span><text:span text:style-name="T15">#im</text:span><text:span text:style-name="T25">m</text:span><text:span text:style-name="T15">ediate $f4 DOP</text:span><text:span text:style-name="T11"> z</text:span><text:span text:style-name="T15">ero </text:span><text:span text:style-name="T25">p</text:span><text:span text:style-name="T15">age,x</text:span></text:p>
        <text:p text:style-name="P89"/>
        <text:p text:style-name="P34"><text:span text:style-name="T17">I</text:span><text:span text:style-name="T23">S</text:span><text:span text:style-name="T17">B</text:span></text:p>
        <text:p text:style-name="P363"><text:span text:style-name="T15">$e7 </text:span><text:span text:style-name="T25">I</text:span><text:span text:style-name="T15">SB</text:span><text:span text:style-name="T22"> </text:span><text:span text:style-name="T25">z</text:span><text:span text:style-name="T15">ero </text:span><text:span text:style-name="T25">p</text:span><text:span text:style-name="T15">age $f7 </text:span><text:span text:style-name="T25">I</text:span><text:span text:style-name="T15">SB</text:span><text:span text:style-name="T22"> </text:span><text:span text:style-name="T25">z</text:span><text:span text:style-name="T15">ero pag</text:span><text:span text:style-name="T25">e</text:span><text:span text:style-name="T15">,x $ef </text:span><text:span text:style-name="T25">I</text:span><text:span text:style-name="T15">SB</text:span><text:span text:style-name="T22"> </text:span><text:span text:style-name="T25">a</text:span><text:span text:style-name="T15">bs</text:span><text:span text:style-name="T22">o</text:span><text:span text:style-name="T11">l</text:span><text:span text:style-name="T15">ute</text:span></text:p>
        <text:p text:style-name="P364"><text:span text:style-name="T15">$</text:span><text:span text:style-name="T11">f</text:span><text:span text:style-name="T15">f</text:span><text:span text:style-name="T25"> </text:span><text:span text:style-name="T15">I</text:span><text:span text:style-name="T25">S</text:span><text:span text:style-name="T15">B absolu</text:span><text:span text:style-name="T25">t</text:span><text:span text:style-name="T15">e,x $fb </text:span><text:span text:style-name="T25">I</text:span><text:span text:style-name="T15">SB</text:span><text:span text:style-name="T22"> </text:span><text:span text:style-name="T25">a</text:span><text:span text:style-name="T15">bs</text:span><text:span text:style-name="T22">o</text:span><text:span text:style-name="T11">l</text:span><text:span text:style-name="T15">ute,y $e3 </text:span><text:span text:style-name="T25">I</text:span><text:span text:style-name="T15">SB</text:span><text:span text:style-name="T22"> </text:span><text:span text:style-name="T15">(i</text:span><text:span text:style-name="T25">n</text:span><text:span text:style-name="T15">di</text:span><text:span text:style-name="T25">r</text:span><text:span text:style-name="T15">ect</text:span><text:span text:style-name="T22">,</text:span><text:span text:style-name="T15">x) $f3 </text:span><text:span text:style-name="T25">I</text:span><text:span text:style-name="T15">SB</text:span><text:span text:style-name="T22"> </text:span><text:span text:style-name="T15">(indire</text:span><text:span text:style-name="T11">c</text:span><text:span text:style-name="T15">t),y</text:span></text:p>
        <text:p text:style-name="P89"/>
        <text:p text:style-name="P365"><text:span text:style-name="T17">JAM</text:span><text:span text:style-name="T15"> </text:span><text:span text:style-name="T18">(also</text:span><text:span text:style-name="T22"> </text:span><text:span text:style-name="T19">H</text:span><text:span text:style-name="T53">L</text:span><text:span text:style-name="T19">T</text:span><text:span text:style-name="T18">)</text:span><text:span text:style-name="T15"> $02 </text:span><text:span text:style-name="T25">J</text:span><text:span text:style-name="T15">AM</text:span></text:p>
        <text:p text:style-name="P89"/>
        <text:p text:style-name="P34"><text:span text:style-name="T17">LAE</text:span></text:p>
        <text:p text:style-name="P357"><text:span text:style-name="T15">$bb LAE</text:span><text:span text:style-name="T25"> </text:span><text:span text:style-name="T15">ab</text:span><text:span text:style-name="T25">s</text:span><text:span text:style-name="T15">olute,y</text:span></text:p>
        <text:p text:style-name="P89"/>
        <text:p text:style-name="P34"><text:span text:style-name="T17">LAX</text:span></text:p>
        <text:p text:style-name="P366"><text:span text:style-name="T15">$a7 LAX</text:span><text:span text:style-name="T25"> </text:span><text:span text:style-name="T15">zero pa</text:span><text:span text:style-name="T25">g</text:span><text:span text:style-name="T15">e $b7 LAX</text:span><text:span text:style-name="T25"> </text:span><text:span text:style-name="T15">zero pa</text:span><text:span text:style-name="T25">g</text:span><text:span text:style-name="T15">e,y $af </text:span><text:span text:style-name="T25">L</text:span><text:span text:style-name="T15">AX</text:span><text:span text:style-name="T22"> </text:span><text:span text:style-name="T15">ab</text:span><text:span text:style-name="T11">s</text:span><text:span text:style-name="T15">olute</text:span></text:p>
        <text:p text:style-name="P367"><text:span text:style-name="T15">$bf </text:span><text:span text:style-name="T25">L</text:span><text:span text:style-name="T15">AX</text:span><text:span text:style-name="T22"> </text:span><text:span text:style-name="T15">ab</text:span><text:span text:style-name="T11">s</text:span><text:span text:style-name="T15">olute,y $a3 LAX</text:span><text:span text:style-name="T25"> </text:span><text:span text:style-name="T15">(indi</text:span><text:span text:style-name="T25">r</text:span><text:span text:style-name="T15">ect</text:span><text:span text:style-name="T22">,</text:span><text:span text:style-name="T15">x) $b3 LAX</text:span><text:span text:style-name="T25"> </text:span><text:span text:style-name="T15">(indi</text:span><text:span text:style-name="T25">r</text:span><text:span text:style-name="T15">ect),y</text:span></text:p>
        <text:p text:style-name="P37"><text:span text:style-name="T17">LXA</text:span></text:p>
        <text:p text:style-name="P357"><text:span text:style-name="T15">$ab LXA</text:span><text:span text:style-name="T43"> </text:span><text:span text:style-name="T15">#im</text:span><text:span text:style-name="T25">m</text:span><text:span text:style-name="T15">ed</text:span><text:span text:style-name="T25">i</text:span><text:span text:style-name="T15">ate</text:span></text:p>
        <text:p text:style-name="P89"/>
        <text:p text:style-name="P34"><text:span text:style-name="T17">NOP</text:span></text:p>
        <text:p text:style-name="P368"><text:span text:style-name="T15">$1a NOP $3a NOP $5a NOP $7a NOP $da NOP $fa NOP</text:span></text:p>
        <text:p text:style-name="P89"/>
        <text:p text:style-name="P34"><text:span text:style-name="T17">RLA</text:span></text:p>
        <text:p text:style-name="P369"><text:span text:style-name="T15">$27 RLA</text:span><text:span text:style-name="T33"> </text:span><text:span text:style-name="T11">z</text:span><text:span text:style-name="T15">ero pa</text:span><text:span text:style-name="T25">g</text:span><text:span text:style-name="T15">e $37 RLA</text:span><text:span text:style-name="T33"> </text:span><text:span text:style-name="T11">z</text:span><text:span text:style-name="T15">ero pa</text:span><text:span text:style-name="T25">g</text:span><text:span text:style-name="T15">e,x $2f RLA</text:span><text:span text:style-name="T33"> </text:span><text:span text:style-name="T25">a</text:span><text:span text:style-name="T15">b</text:span><text:span text:style-name="T11">s</text:span><text:span text:style-name="T15">olute</text:span></text:p>
        <text:p text:style-name="P370"><text:span text:style-name="T15">$3f RLA</text:span><text:span text:style-name="T33"> </text:span><text:span text:style-name="T25">a</text:span><text:span text:style-name="T15">b</text:span><text:span text:style-name="T11">s</text:span><text:span text:style-name="T15">olute,x $3b RLA</text:span><text:span text:style-name="T33"> </text:span><text:span text:style-name="T25">a</text:span><text:span text:style-name="T15">b</text:span><text:span text:style-name="T11">s</text:span><text:span text:style-name="T15">olute,y $23 RLA</text:span><text:span text:style-name="T33"> </text:span><text:span text:style-name="T25">(</text:span><text:span text:style-name="T15">i</text:span><text:span text:style-name="T25">n</text:span><text:span text:style-name="T15">di</text:span><text:span text:style-name="T25">r</text:span><text:span text:style-name="T15">ect</text:span><text:span text:style-name="T22">,</text:span><text:span text:style-name="T15">x) $33 RLA</text:span><text:span text:style-name="T33"> </text:span><text:span text:style-name="T25">(</text:span><text:span text:style-name="T15">i</text:span><text:span text:style-name="T25">n</text:span><text:span text:style-name="T15">di</text:span><text:span text:style-name="T25">r</text:span><text:span text:style-name="T15">ect),y</text:span></text:p>
        <text:p text:style-name="P89"/>
        <text:p text:style-name="P34"><text:span text:style-name="T17">R</text:span><text:span text:style-name="T23">R</text:span><text:span text:style-name="T17">A</text:span></text:p>
        <text:p text:style-name="P371"><text:span text:style-name="T15">$67 RRA</text:span><text:span text:style-name="T43"> </text:span><text:span text:style-name="T15">zero</text:span><text:span text:style-name="T25"> </text:span><text:span text:style-name="T15">p</text:span><text:span text:style-name="T25">a</text:span><text:span text:style-name="T15">ge $77 RRA</text:span><text:span text:style-name="T43"> </text:span><text:span text:style-name="T15">zero</text:span><text:span text:style-name="T25"> </text:span><text:span text:style-name="T15">p</text:span><text:span text:style-name="T25">a</text:span><text:span text:style-name="T15">g</text:span><text:span text:style-name="T22">e</text:span><text:span text:style-name="T15">,x $6f RRA</text:span><text:span text:style-name="T43"> </text:span><text:span text:style-name="T15">ab</text:span><text:span text:style-name="T25">s</text:span><text:span text:style-name="T15">olute</text:span></text:p>
        <text:p text:style-name="P372"><text:span text:style-name="T15">$7f RRA</text:span><text:span text:style-name="T43"> </text:span><text:span text:style-name="T15">ab</text:span><text:span text:style-name="T25">s</text:span><text:span text:style-name="T15">olute,x $7b RRA</text:span><text:span text:style-name="T43"> </text:span><text:span text:style-name="T15">a</text:span><text:span text:style-name="T25">b</text:span><text:span text:style-name="T15">solute,y $63 RRA</text:span><text:span text:style-name="T43"> </text:span><text:span text:style-name="T25">(</text:span><text:span text:style-name="T15">indirect</text:span><text:span text:style-name="T22">,</text:span><text:span text:style-name="T15">x) $73 RRA</text:span><text:span text:style-name="T43"> </text:span><text:span text:style-name="T25">(</text:span><text:span text:style-name="T15">indirect),y</text:span></text:p>
      </text:section>
      <text:section text:style-name="Sect1" text:name="Section8">
        <text:p text:style-name="P1"/>
        <text:p text:style-name="P230"/>
        <text:p text:style-name="P223"><text:span text:style-name="T89">- 34 -</text:span></text:p>
      </text:section>
      <text:section text:style-name="Sect6" text:name="Section9">
        <text:p text:style-name="P78"><text:span text:style-name="T17">SAX</text:span></text:p>
        <text:p text:style-name="P374"><text:span text:style-name="T15">$87 SAX </text:span><text:span text:style-name="T25">z</text:span><text:span text:style-name="T15">ero pa</text:span><text:span text:style-name="T25">g</text:span><text:span text:style-name="T15">e $97 SAX </text:span><text:span text:style-name="T25">z</text:span><text:span text:style-name="T15">ero pa</text:span><text:span text:style-name="T25">g</text:span><text:span text:style-name="T15">e,y $83 SAX (i</text:span><text:span text:style-name="T25">n</text:span><text:span text:style-name="T15">di</text:span><text:span text:style-name="T25">r</text:span><text:span text:style-name="T15">ect</text:span><text:span text:style-name="T22">,</text:span><text:span text:style-name="T15">x) $8f </text:span><text:span text:style-name="T25">S</text:span><text:span text:style-name="T15">AX</text:span><text:span text:style-name="T22"> </text:span><text:span text:style-name="T15">ab</text:span><text:span text:style-name="T11">s</text:span><text:span text:style-name="T15">olute</text:span></text:p>
        <text:p text:style-name="P89"/>
        <text:p text:style-name="P61"><text:span text:style-name="T17">SBC</text:span></text:p>
        <text:p text:style-name="P373"><text:span text:style-name="T15">$eb SBC #im</text:span><text:span text:style-name="T25">m</text:span><text:span text:style-name="T15">ediate</text:span></text:p>
        <text:p text:style-name="P89"/>
        <text:p text:style-name="P61"><text:span text:style-name="T17">SBX</text:span></text:p>
        <text:p text:style-name="P373"><text:span text:style-name="T15">$</text:span><text:span text:style-name="T25">c</text:span><text:span text:style-name="T15">b </text:span><text:span text:style-name="T22">S</text:span><text:span text:style-name="T25">B</text:span><text:span text:style-name="T15">X </text:span><text:span text:style-name="T22">#</text:span><text:span text:style-name="T15">im</text:span><text:span text:style-name="T25">m</text:span><text:span text:style-name="T15">ed</text:span><text:span text:style-name="T25">i</text:span><text:span text:style-name="T15">ate</text:span></text:p>
        <text:p text:style-name="P89"/>
        <text:p text:style-name="P61"><text:span text:style-name="T17">SHA</text:span></text:p>
        <text:p text:style-name="P376"><text:span text:style-name="T15">$9f SHA</text:span><text:span text:style-name="T33"> </text:span><text:span text:style-name="T25">a</text:span><text:span text:style-name="T15">bso</text:span><text:span text:style-name="T11">l</text:span><text:span text:style-name="T15">ute,y $93 SHA</text:span><text:span text:style-name="T33"> </text:span><text:span text:style-name="T25">(</text:span><text:span text:style-name="T15">i</text:span><text:span text:style-name="T25">n</text:span><text:span text:style-name="T15">di</text:span><text:span text:style-name="T25">r</text:span><text:span text:style-name="T15">ect),y</text:span></text:p>
        <text:p text:style-name="P89"/>
        <text:p text:style-name="P61"><text:span text:style-name="T17">SHS</text:span></text:p>
        <text:p text:style-name="P375"><text:span text:style-name="T15">$9b S</text:span><text:span text:style-name="T25">H</text:span><text:span text:style-name="T15">S absol</text:span><text:span text:style-name="T25">u</text:span><text:span text:style-name="T15">te</text:span><text:span text:style-name="T22">,</text:span><text:span text:style-name="T15">y</text:span></text:p>
        <text:p text:style-name="P37"><text:span text:style-name="T17">SHX</text:span></text:p>
        <text:p text:style-name="P357"><text:span text:style-name="T15">$9e S</text:span><text:span text:style-name="T25">H</text:span><text:span text:style-name="T15">X absol</text:span><text:span text:style-name="T25">u</text:span><text:span text:style-name="T15">te</text:span><text:span text:style-name="T22">,</text:span><text:span text:style-name="T15">y</text:span></text:p>
        <text:p text:style-name="P89"/>
        <text:p text:style-name="P34"><text:span text:style-name="T17">SHY</text:span></text:p>
        <text:p text:style-name="P357"><text:span text:style-name="T15">$9c SHY</text:span><text:span text:style-name="T30"> </text:span><text:span text:style-name="T25">a</text:span><text:span text:style-name="T15">bso</text:span><text:span text:style-name="T25">l</text:span><text:span text:style-name="T15">ute,x</text:span></text:p>
        <text:p text:style-name="P89"/>
        <text:p text:style-name="P34"><text:span text:style-name="T17">SLO</text:span></text:p>
        <text:p text:style-name="P358"><text:span text:style-name="T15">$07 SLO </text:span><text:span text:style-name="T25">z</text:span><text:span text:style-name="T15">ero </text:span><text:span text:style-name="T25">p</text:span><text:span text:style-name="T15">age $17 SLO </text:span><text:span text:style-name="T25">z</text:span><text:span text:style-name="T15">ero </text:span><text:span text:style-name="T25">p</text:span><text:span text:style-name="T15">age,x $0f </text:span><text:span text:style-name="T25">S</text:span><text:span text:style-name="T15">LO</text:span><text:span text:style-name="T22"> </text:span><text:span text:style-name="T25">a</text:span><text:span text:style-name="T15">b</text:span><text:span text:style-name="T25">s</text:span><text:span text:style-name="T15">olute</text:span></text:p>
        <text:p text:style-name="P377"><text:span text:style-name="T15">$1f </text:span><text:span text:style-name="T25">S</text:span><text:span text:style-name="T15">LO</text:span><text:span text:style-name="T22"> </text:span><text:span text:style-name="T25">a</text:span><text:span text:style-name="T15">b</text:span><text:span text:style-name="T25">s</text:span><text:span text:style-name="T15">olute,x $1b SLO ab</text:span><text:span text:style-name="T11">s</text:span><text:span text:style-name="T15">olute,y $03 SLO (i</text:span><text:span text:style-name="T25">n</text:span><text:span text:style-name="T15">di</text:span><text:span text:style-name="T25">r</text:span><text:span text:style-name="T15">ect</text:span><text:span text:style-name="T22">,</text:span><text:span text:style-name="T15">x) $13 SLO (i</text:span><text:span text:style-name="T25">n</text:span><text:span text:style-name="T15">di</text:span><text:span text:style-name="T25">r</text:span><text:span text:style-name="T15">ect),y</text:span></text:p>
        <text:p text:style-name="P89"/>
        <text:p text:style-name="P34"><text:span text:style-name="T17">SRE</text:span></text:p>
        <text:p text:style-name="P360"><text:span text:style-name="T15">$47 S</text:span><text:span text:style-name="T25">R</text:span><text:span text:style-name="T15">E zero p</text:span><text:span text:style-name="T25">a</text:span><text:span text:style-name="T15">ge $57 S</text:span><text:span text:style-name="T25">R</text:span><text:span text:style-name="T15">E zero p</text:span><text:span text:style-name="T25">a</text:span><text:span text:style-name="T15">ge,x</text:span></text:p>
        <text:p text:style-name="P378"><text:span text:style-name="T17">S</text:span><text:span text:style-name="T27">R</text:span><text:span text:style-name="T17">E</text:span><text:span text:style-name="T15"> </text:span><text:span text:style-name="T18">(co</text:span><text:span text:style-name="T24">n</text:span><text:span text:style-name="T28">t</text:span><text:span text:style-name="T18">.)</text:span></text:p>
        <text:p text:style-name="P379"><text:span text:style-name="T15">$4f SRE a</text:span><text:span text:style-name="T25">b</text:span><text:span text:style-name="T15">solute</text:span><text:span text:style-name="T87"> </text:span><text:span text:style-name="T15">$5f SRE a</text:span><text:span text:style-name="T25">b</text:span><text:span text:style-name="T15">solute,x $5b S</text:span><text:span text:style-name="T25">R</text:span><text:span text:style-name="T15">E absol</text:span><text:span text:style-name="T25">u</text:span><text:span text:style-name="T15">te</text:span><text:span text:style-name="T22">,</text:span><text:span text:style-name="T15">y $43 S</text:span><text:span text:style-name="T25">R</text:span><text:span text:style-name="T15">E (indirect,x) $53 S</text:span><text:span text:style-name="T25">R</text:span><text:span text:style-name="T15">E (indirect),y</text:span></text:p>
        <text:p text:style-name="P89"/>
        <text:p text:style-name="P34"><text:span text:style-name="T61">T</text:span><text:span text:style-name="T17">OP</text:span></text:p>
        <text:p text:style-name="P380"><text:span text:style-name="T15">$0c</text:span><text:span text:style-name="T60"> T</text:span><text:span text:style-name="T15">OP</text:span><text:span text:style-name="T11"> </text:span><text:span text:style-name="T15">a</text:span><text:span text:style-name="T25">b</text:span><text:span text:style-name="T15">sol</text:span><text:span text:style-name="T25">u</text:span><text:span text:style-name="T15">te $1c</text:span><text:span text:style-name="T60"> T</text:span><text:span text:style-name="T15">OP</text:span><text:span text:style-name="T11"> </text:span><text:span text:style-name="T15">a</text:span><text:span text:style-name="T25">b</text:span><text:span text:style-name="T15">sol</text:span><text:span text:style-name="T25">u</text:span><text:span text:style-name="T15">te</text:span><text:span text:style-name="T22">,</text:span><text:span text:style-name="T15">x $3c</text:span><text:span text:style-name="T60"> T</text:span><text:span text:style-name="T15">OP</text:span><text:span text:style-name="T11"> </text:span><text:span text:style-name="T15">a</text:span><text:span text:style-name="T25">b</text:span><text:span text:style-name="T15">sol</text:span><text:span text:style-name="T25">u</text:span><text:span text:style-name="T15">te</text:span><text:span text:style-name="T22">,</text:span><text:span text:style-name="T15">x $5c</text:span><text:span text:style-name="T60"> T</text:span><text:span text:style-name="T15">OP</text:span><text:span text:style-name="T11"> </text:span><text:span text:style-name="T15">a</text:span><text:span text:style-name="T25">b</text:span><text:span text:style-name="T15">sol</text:span><text:span text:style-name="T25">u</text:span><text:span text:style-name="T15">te</text:span><text:span text:style-name="T22">,</text:span><text:span text:style-name="T15">x $7c</text:span><text:span text:style-name="T60"> T</text:span><text:span text:style-name="T15">OP</text:span><text:span text:style-name="T11"> </text:span><text:span text:style-name="T15">a</text:span><text:span text:style-name="T25">b</text:span><text:span text:style-name="T15">sol</text:span><text:span text:style-name="T25">u</text:span><text:span text:style-name="T15">te</text:span><text:span text:style-name="T22">,</text:span><text:span text:style-name="T15">x $dc</text:span><text:span text:style-name="T60"> T</text:span><text:span text:style-name="T15">OP</text:span><text:span text:style-name="T11"> </text:span><text:span text:style-name="T15">a</text:span><text:span text:style-name="T25">b</text:span><text:span text:style-name="T15">sol</text:span><text:span text:style-name="T25">u</text:span><text:span text:style-name="T15">te</text:span><text:span text:style-name="T22">,</text:span><text:span text:style-name="T15">x $fc</text:span><text:span text:style-name="T11"> </text:span><text:span text:style-name="T60">T</text:span><text:span text:style-name="T15">OP</text:span><text:span text:style-name="T60"> </text:span><text:span text:style-name="T15">a</text:span><text:span text:style-name="T25">b</text:span><text:span text:style-name="T15">solu</text:span><text:span text:style-name="T25">t</text:span><text:span text:style-name="T15">e,x</text:span></text:p>
      </text:section>
      <text:section text:style-name="Sect1" text:name="Section10"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27"/>
        <text:p text:style-name="P251"><text:span text:style-name="T89">- 35 -</text:span></text:p>
      </text:section>
      <text:p text:style-name="P381"><text:span text:style-name="T92">Appendex D: wAx License (Including this Document)</text:span></text:p>
      <text:p text:style-name="P382"/>
      <text:p text:style-name="P34"><text:span text:style-name="T17">Software:</text:span></text:p>
      <text:p text:style-name="P89"/>
      <text:p text:style-name="P34"><text:span text:style-name="T15">Copyri</text:span><text:span text:style-name="T25">g</text:span><text:span text:style-name="T15">ht (c) 2020</text:span><text:span text:style-name="T25"> </text:span><text:span text:style-name="T15">Jason Ju</text:span><text:span text:style-name="T25">s</text:span><text:span text:style-name="T15">tian</text:span></text:p>
      <text:p text:style-name="P5"/>
      <text:p text:style-name="P383"><text:span text:style-name="T15">P</text:span><text:span text:style-name="T22">e</text:span><text:span text:style-name="T15">r</text:span><text:span text:style-name="T25">m</text:span><text:span text:style-name="T15">ission is her</text:span><text:span text:style-name="T25">e</text:span><text:span text:style-name="T15">by gr</text:span><text:span text:style-name="T25">a</text:span><text:span text:style-name="T15">n</text:span><text:span text:style-name="T25">t</text:span><text:span text:style-name="T15">e</text:span><text:span text:style-name="T22">d</text:span><text:span text:style-name="T15">, </text:span><text:span text:style-name="T22">f</text:span><text:span text:style-name="T11">r</text:span><text:span text:style-name="T15">ee of </text:span><text:span text:style-name="T25">c</text:span><text:span text:style-name="T15">har</text:span><text:span text:style-name="T25">g</text:span><text:span text:style-name="T15">e,</text:span><text:span text:style-name="T22"> </text:span><text:span text:style-name="T25">t</text:span><text:span text:style-name="T15">o any </text:span><text:span text:style-name="T25">p</text:span><text:span text:style-name="T15">ers</text:span><text:span text:style-name="T25">o</text:span><text:span text:style-name="T15">n </text:span><text:span text:style-name="T22">o</text:span><text:span text:style-name="T25">b</text:span><text:span text:style-name="T15">tai</text:span><text:span text:style-name="T22">n</text:span><text:span text:style-name="T11">i</text:span><text:span text:style-name="T15">ng</text:span><text:span text:style-name="T22"> </text:span><text:span text:style-name="T15">a c</text:span><text:span text:style-name="T25">o</text:span><text:span text:style-name="T15">py </text:span><text:span text:style-name="T25">o</text:span><text:span text:style-name="T15">f t</text:span><text:span text:style-name="T22">h</text:span><text:span text:style-name="T15">is software </text:span><text:span text:style-name="T25">a</text:span><text:span text:style-name="T15">nd assoc</text:span><text:span text:style-name="T25">i</text:span><text:span text:style-name="T15">ated docum</text:span><text:span text:style-name="T25">e</text:span><text:span text:style-name="T15">nt</text:span><text:span text:style-name="T25">a</text:span><text:span text:style-name="T15">tion</text:span><text:span text:style-name="T22"> </text:span><text:span text:style-name="T15">fi</text:span><text:span text:style-name="T11">l</text:span><text:span text:style-name="T15">es (the "Software"</text:span><text:span text:style-name="T25">)</text:span><text:span text:style-name="T15">, to</text:span><text:span text:style-name="T22"> </text:span><text:span text:style-name="T15">deal</text:span><text:span text:style-name="T25"> </text:span><text:span text:style-name="T15">in </text:span><text:span text:style-name="T25">t</text:span><text:span text:style-name="T15">he So</text:span><text:span text:style-name="T25">f</text:span><text:span text:style-name="T15">tware with</text:span><text:span text:style-name="T25">o</text:span><text:span text:style-name="T15">ut</text:span><text:span text:style-name="T22"> </text:span><text:span text:style-name="T15">re</text:span><text:span text:style-name="T25">s</text:span><text:span text:style-name="T15">triction, inc</text:span><text:span text:style-name="T25">l</text:span><text:span text:style-name="T15">udi</text:span><text:span text:style-name="T25">n</text:span><text:span text:style-name="T15">g without limitati</text:span><text:span text:style-name="T25">o</text:span><text:span text:style-name="T15">n the ri</text:span><text:span text:style-name="T25">g</text:span><text:span text:style-name="T15">hts to u</text:span><text:span text:style-name="T25">s</text:span><text:span text:style-name="T15">e,</text:span><text:span text:style-name="T22"> </text:span><text:span text:style-name="T25">c</text:span><text:span text:style-name="T15">o</text:span><text:span text:style-name="T25">p</text:span><text:span text:style-name="T52">y</text:span><text:span text:style-name="T15">, m</text:span><text:span text:style-name="T25">o</text:span><text:span text:style-name="T15">dif</text:span><text:span text:style-name="T52">y</text:span><text:span text:style-name="T15">,</text:span><text:span text:style-name="T25"> </text:span><text:span text:style-name="T15">merge, publish, d</text:span><text:span text:style-name="T25">i</text:span><text:span text:style-name="T15">stribute, </text:span><text:span text:style-name="T25">s</text:span><text:span text:style-name="T15">ublicen</text:span><text:span text:style-name="T25">s</text:span><text:span text:style-name="T15">e,</text:span><text:span text:style-name="T22"> </text:span><text:span text:style-name="T25">a</text:span><text:span text:style-name="T15">nd/or </text:span><text:span text:style-name="T11">s</text:span><text:span text:style-name="T15">ell</text:span><text:span text:style-name="T22"> </text:span><text:span text:style-name="T25">c</text:span><text:span text:style-name="T15">opi</text:span><text:span text:style-name="T22">e</text:span><text:span text:style-name="T15">s</text:span><text:span text:style-name="T25"> </text:span><text:span text:style-name="T15">of the S</text:span><text:span text:style-name="T25">o</text:span><text:span text:style-name="T15">ftwar</text:span><text:span text:style-name="T25">e</text:span><text:span text:style-name="T15">, and to </text:span><text:span text:style-name="T25">p</text:span><text:span text:style-name="T15">erm</text:span><text:span text:style-name="T25">i</text:span><text:span text:style-name="T15">t </text:span><text:span text:style-name="T22">p</text:span><text:span text:style-name="T15">er</text:span><text:span text:style-name="T25">s</text:span><text:span text:style-name="T15">ons to whom </text:span><text:span text:style-name="T25">t</text:span><text:span text:style-name="T15">he So</text:span><text:span text:style-name="T25">f</text:span><text:span text:style-name="T15">tware is furnis</text:span><text:span text:style-name="T25">h</text:span><text:span text:style-name="T15">ed to </text:span><text:span text:style-name="T25">d</text:span><text:span text:style-name="T15">o </text:span><text:span text:style-name="T25">s</text:span><text:span text:style-name="T15">o, </text:span><text:span text:style-name="T25">s</text:span><text:span text:style-name="T15">u</text:span><text:span text:style-name="T22">b</text:span><text:span text:style-name="T15">ject to</text:span><text:span text:style-name="T25"> </text:span><text:span text:style-name="T15">t</text:span><text:span text:style-name="T25">h</text:span><text:span text:style-name="T15">e </text:span><text:span text:style-name="T22">f</text:span><text:span text:style-name="T15">ollowi</text:span><text:span text:style-name="T25">n</text:span><text:span text:style-name="T15">g conditi</text:span><text:span text:style-name="T25">o</text:span><text:span text:style-name="T15">ns:</text:span></text:p>
      <text:p text:style-name="P4"/>
      <text:p text:style-name="P270"><text:span text:style-name="T15">The above</text:span><text:span text:style-name="T25"> </text:span><text:span text:style-name="T15">copyri</text:span><text:span text:style-name="T25">g</text:span><text:span text:style-name="T15">ht notice a</text:span><text:span text:style-name="T25">n</text:span><text:span text:style-name="T15">d this permiss</text:span><text:span text:style-name="T25">i</text:span><text:span text:style-name="T15">on n</text:span><text:span text:style-name="T25">o</text:span><text:span text:style-name="T15">tice </text:span><text:span text:style-name="T25">s</text:span><text:span text:style-name="T15">hall be incl</text:span><text:span text:style-name="T25">u</text:span><text:span text:style-name="T15">ded in all </text:span><text:span text:style-name="T25">c</text:span><text:span text:style-name="T15">opies or s</text:span><text:span text:style-name="T25">u</text:span><text:span text:style-name="T15">bstantial portions of</text:span><text:span text:style-name="T25"> </text:span><text:span text:style-name="T15">t</text:span><text:span text:style-name="T25">h</text:span><text:span text:style-name="T15">e </text:span><text:span text:style-name="T22">S</text:span><text:span text:style-name="T25">o</text:span><text:span text:style-name="T15">ftware.</text:span></text:p>
      <text:p text:style-name="P96"/>
      <text:p text:style-name="P384"><text:span text:style-name="T15">THE </text:span><text:span text:style-name="T22">S</text:span><text:span text:style-name="T15">OF</text:span><text:span text:style-name="T25">T</text:span><text:span text:style-name="T70">W</text:span><text:span text:style-name="T15">ARE IS P</text:span><text:span text:style-name="T25">R</text:span><text:span text:style-name="T15">OVID</text:span><text:span text:style-name="T22">E</text:span><text:span text:style-name="T15">D "AS</text:span><text:span text:style-name="T25"> </text:span><text:span text:style-name="T15">IS", WITHOUT</text:span><text:span text:style-name="T30"> </text:span><text:span text:style-name="T70">W</text:span><text:span text:style-name="T15">ARRANTY</text:span><text:span text:style-name="T30"> </text:span><text:span text:style-name="T15">OF</text:span><text:span text:style-name="T43"> </text:span><text:span text:style-name="T15">ANY</text:span><text:span text:style-name="T60"> </text:span><text:span text:style-name="T15">KIND, EXPRESS OR IM</text:span><text:span text:style-name="T25">P</text:span><text:span text:style-name="T15">LI</text:span><text:span text:style-name="T22">E</text:span><text:span text:style-name="T15">D, IN</text:span><text:span text:style-name="T25">C</text:span><text:span text:style-name="T15">LU</text:span><text:span text:style-name="T25">D</text:span><text:span text:style-name="T15">ING </text:span><text:span text:style-name="T22">B</text:span><text:span text:style-name="T15">UT</text:span><text:span text:style-name="T30"> </text:span><text:span text:style-name="T25">N</text:span><text:span text:style-name="T15">OT</text:span><text:span text:style-name="T30"> </text:span><text:span text:style-name="T15">LIMI</text:span><text:span text:style-name="T25">T</text:span><text:span text:style-name="T15">ED</text:span><text:span text:style-name="T25"> </text:span><text:span text:style-name="T60">T</text:span><text:span text:style-name="T15">O</text:span><text:span text:style-name="T60"> </text:span><text:span text:style-name="T15">THE</text:span><text:span text:style-name="T25"> </text:span><text:span text:style-name="T70">W</text:span><text:span text:style-name="T15">ARRANTIES OF MERCH</text:span><text:span text:style-name="T22">A</text:span><text:span text:style-name="T15">N</text:span><text:span text:style-name="T54">T</text:span><text:span text:style-name="T15">ABILIT</text:span><text:span text:style-name="T37">Y</text:span><text:span text:style-name="T15">,</text:span><text:span text:style-name="T25"> </text:span><text:span text:style-name="T15">FITNESS FOR</text:span><text:span text:style-name="T33"> </text:span><text:span text:style-name="T15">A</text:span><text:span text:style-name="T43"> </text:span><text:span text:style-name="T36">P</text:span><text:span text:style-name="T15">A</text:span><text:span text:style-name="T60">R</text:span><text:span text:style-name="T15">TICULAR P</text:span><text:span text:style-name="T25">U</text:span><text:span text:style-name="T15">RPOSE</text:span><text:span text:style-name="T78"> </text:span><text:span text:style-name="T15">AND NONINFRINGEMEN</text:span><text:span text:style-name="T47">T</text:span><text:span text:style-name="T15">. IN NO EVENT</text:span><text:span text:style-name="T30"> </text:span><text:span text:style-name="T15">S</text:span><text:span text:style-name="T11">H</text:span><text:span text:style-name="T15">A</text:span><text:span text:style-name="T22">L</text:span><text:span text:style-name="T15">L</text:span><text:span text:style-name="T33"> </text:span><text:span text:style-name="T15">T</text:span><text:span text:style-name="T25">H</text:span><text:span text:style-name="T15">E</text:span><text:span text:style-name="T33"> </text:span><text:span text:style-name="T15">AUT</text:span><text:span text:style-name="T25">H</text:span><text:span text:style-name="T15">ORS </text:span><text:span text:style-name="T22">O</text:span><text:span text:style-name="T15">R C</text:span><text:span text:style-name="T25">O</text:span><text:span text:style-name="T15">PYRIGHT HOLDERS BE LI</text:span><text:span text:style-name="T25">A</text:span><text:span text:style-name="T15">BLE FOR</text:span><text:span text:style-name="T78"> </text:span><text:span text:style-name="T25">AN</text:span><text:span text:style-name="T15">Y</text:span><text:span text:style-name="T30"> </text:span><text:span text:style-name="T15">CL</text:span><text:span text:style-name="T25">A</text:span><text:span text:style-name="T15">IM, DAMA</text:span><text:span text:style-name="T22">G</text:span><text:span text:style-name="T25">E</text:span><text:span text:style-name="T15">S </text:span><text:span text:style-name="T22">O</text:span><text:span text:style-name="T15">R OT</text:span><text:span text:style-name="T11">H</text:span><text:span text:style-name="T15">ER LIABILIT</text:span><text:span text:style-name="T37">Y</text:span><text:span text:style-name="T15">, W</text:span><text:span text:style-name="T25">H</text:span><text:span text:style-name="T15">ETHER IN</text:span><text:span text:style-name="T78"> </text:span><text:span text:style-name="T25">A</text:span><text:span text:style-name="T15">N</text:span><text:span text:style-name="T33"> </text:span><text:span text:style-name="T15">AC</text:span><text:span text:style-name="T11">T</text:span><text:span text:style-name="T15">ION OF CONTRAC</text:span><text:span text:style-name="T57">T</text:span><text:span text:style-name="T15">,</text:span><text:span text:style-name="T60"> T</text:span><text:span text:style-name="T15">O</text:span><text:span text:style-name="T60">R</text:span><text:span text:style-name="T15">T</text:span><text:span text:style-name="T30"> </text:span><text:span text:style-name="T15">OR OTHE</text:span><text:span text:style-name="T60">R</text:span><text:span text:style-name="T15">WISE</text:span><text:span text:style-name="T85">,</text:span><text:span text:style-name="T15">ARISING FROM, OUT</text:span><text:span text:style-name="T30"> </text:span><text:span text:style-name="T25">O</text:span><text:span text:style-name="T15">F OR IN CONNECTION WITH</text:span><text:span text:style-name="T11"> </text:span><text:span text:style-name="T15">THE</text:span><text:span text:style-name="T25"> </text:span><text:span text:style-name="T15">SOFT</text:span><text:span text:style-name="T67">W</text:span><text:span text:style-name="T15">ARE </text:span><text:span text:style-name="T22">O</text:span><text:span text:style-name="T15">R</text:span><text:span text:style-name="T30"> </text:span><text:span text:style-name="T15">THE U</text:span><text:span text:style-name="T25">S</text:span><text:span text:style-name="T15">E OR OT</text:span><text:span text:style-name="T25">H</text:span><text:span text:style-name="T15">ER DEALINGS IN</text:span><text:span text:style-name="T88"> </text:span><text:span text:style-name="T15">THE </text:span><text:span text:style-name="T22">S</text:span><text:span text:style-name="T15">OF</text:span><text:span text:style-name="T25">T</text:span><text:span text:style-name="T70">W</text:span><text:span text:style-name="T15">ARE.</text:span></text:p>
      <text:p text:style-name="P215"/>
      <text:p text:style-name="P34"><text:span text:style-name="T94">Manual</text:span><text:span text:style-name="T95"> </text:span><text:span text:style-name="T94">and</text:span><text:span text:style-name="T95"> </text:span><text:span text:style-name="T94">Cover</text:span><text:span text:style-name="T95"> </text:span><text:span text:style-name="T94">Photograph:</text:span></text:p>
      <text:p text:style-name="P385"><text:span text:style-name="T15">This m</text:span><text:span text:style-name="T25">a</text:span><text:span text:style-name="T15">nu</text:span><text:span text:style-name="T22">a</text:span><text:span text:style-name="T15">l,</text:span><text:span text:style-name="T25"> </text:span><text:span text:style-name="T15">and </text:span><text:span text:style-name="T25">t</text:span><text:span text:style-name="T15">he</text:span><text:span text:style-name="T22"> </text:span><text:span text:style-name="T25">a</text:span><text:span text:style-name="T15">ccom</text:span><text:span text:style-name="T25">p</text:span><text:span text:style-name="T15">anying </text:span><text:span text:style-name="T25">p</text:span><text:span text:style-name="T15">hotograph</text:span><text:span text:style-name="T25"> </text:span><text:span text:style-name="T15">(taken by</text:span><text:span text:style-name="T25"> </text:span><text:span text:style-name="T15">the aut</text:span><text:span text:style-name="T25">h</text:span><text:span text:style-name="T15">o</text:span><text:span text:style-name="T33">r</text:span><text:span text:style-name="T15">,</text:span><text:span text:style-name="T25"> </text:span><text:span text:style-name="T15">4</text:span><text:span text:style-name="T25">/</text:span><text:span text:style-name="T15">13/2</text:span><text:span text:style-name="T25">0</text:span><text:span text:style-name="T15">19</text:span><text:span text:style-name="T22"> </text:span><text:span text:style-name="T15">f</text:span><text:span text:style-name="T11">r</text:span><text:span text:style-name="T15">om Michig</text:span><text:span text:style-name="T25">a</text:span><text:span text:style-name="T15">n, U</text:span><text:span text:style-name="T22">S</text:span><text:span text:style-name="T15">A) a</text:span><text:span text:style-name="T25">r</text:span><text:span text:style-name="T15">e rel</text:span><text:span text:style-name="T25">e</text:span><text:span text:style-name="T15">as</text:span><text:span text:style-name="T25">e</text:span><text:span text:style-name="T15">d </text:span><text:span text:style-name="T22">u</text:span><text:span text:style-name="T15">nder C</text:span><text:span text:style-name="T25">re</text:span><text:span text:style-name="T15">ative</text:span><text:span text:style-name="T22"> </text:span><text:span text:style-name="T11">C</text:span><text:span text:style-name="T15">o</text:span><text:span text:style-name="T22">m</text:span><text:span text:style-name="T15">m</text:span><text:span text:style-name="T25">o</text:span><text:span text:style-name="T15">ns 0 1</text:span><text:span text:style-name="T25">.</text:span><text:span text:style-name="T15">0 Univ</text:span><text:span text:style-name="T22">e</text:span><text:span text:style-name="T15">ral.</text:span><text:span text:style-name="T58"> </text:span><text:span text:style-name="T340">T</text:span><text:span text:style-name="T341">h</text:span><text:span text:style-name="T340">e per</text:span><text:span text:style-name="T342">s</text:span><text:span text:style-name="T340">on</text:span><text:span text:style-name="T341"> </text:span><text:span text:style-name="T340">w</text:span><text:span text:style-name="T343">h</text:span><text:span text:style-name="T340">o as</text:span><text:span text:style-name="T343">s</text:span><text:span text:style-name="T340">ociated a work </text:span><text:span text:style-name="T343">w</text:span><text:span text:style-name="T340">ith this deed</text:span><text:span text:style-name="T343"> </text:span><text:span text:style-name="T340">has d</text:span><text:span text:style-name="T343">e</text:span><text:span text:style-name="T340">dic</text:span><text:span text:style-name="T343">a</text:span><text:span text:style-name="T340">ted the work </text:span><text:span text:style-name="T343">t</text:span><text:span text:style-name="T340">o the public </text:span><text:span text:style-name="T343">d</text:span><text:span text:style-name="T340">omain</text:span><text:span text:style-name="T343"> </text:span><text:span text:style-name="T340">by waivi</text:span><text:span text:style-name="T343">n</text:span><text:span text:style-name="T340">g all of his or</text:span><text:span text:style-name="T343"> </text:span><text:span text:style-name="T340">her ri</text:span><text:span text:style-name="T342">g</text:span><text:span text:style-name="T340">hts</text:span><text:span text:style-name="T341"> </text:span><text:span text:style-name="T343">t</text:span><text:span text:style-name="T340">o </text:span><text:span text:style-name="T341">t</text:span><text:span text:style-name="T343">h</text:span><text:span text:style-name="T340">e work </text:span><text:span text:style-name="T343">w</text:span><text:span text:style-name="T340">orl</text:span><text:span text:style-name="T341">d</text:span><text:span text:style-name="T340">wi</text:span><text:span text:style-name="T343">d</text:span><text:span text:style-name="T340">e under</text:span><text:span text:style-name="T343"> </text:span><text:span text:style-name="T340">copyri</text:span><text:span text:style-name="T343">g</text:span><text:span text:style-name="T340">ht la</text:span><text:span text:style-name="T344">w</text:span><text:span text:style-name="T340">, incl</text:span><text:span text:style-name="T343">u</text:span><text:span text:style-name="T340">ding all rela</text:span><text:span text:style-name="T343">t</text:span><text:span text:style-name="T340">ed and n</text:span><text:span text:style-name="T341">e</text:span><text:span text:style-name="T342">i</text:span><text:span text:style-name="T340">ghboring ri</text:span><text:span text:style-name="T343">g</text:span><text:span text:style-name="T340">hts,</text:span><text:span text:style-name="T341"> </text:span><text:span text:style-name="T343">t</text:span><text:span text:style-name="T340">o the</text:span><text:span text:style-name="T343"> </text:span><text:span text:style-name="T340">extent al</text:span><text:span text:style-name="T343">l</text:span><text:span text:style-name="T340">ow</text:span><text:span text:style-name="T343">e</text:span><text:span text:style-name="T340">d </text:span><text:span text:style-name="T341">b</text:span><text:span text:style-name="T340">y</text:span><text:span text:style-name="T343"> </text:span><text:span text:style-name="T340">la</text:span><text:span text:style-name="T345">w</text:span><text:span text:style-name="T340">.</text:span></text:p>
      <text:p text:style-name="P2"/>
      <text:p text:style-name="P229"/>
      <text:p text:style-name="P223"><text:span text:style-name="T89">- 36 -</text:span></text:p>
      <text:p text:style-name="P79"><text:span text:style-name="T92">Appendix E: Quick Reference</text:span></text:p>
      <text:p text:style-name="P233"/>
      <text:p text:style-name="P61"><text:span text:style-name="T94">Disassemble</text:span><text:span text:style-name="T95"> </text:span><text:span text:style-name="T94">from</text:span><text:span text:style-name="T95"> </text:span><text:span text:style-name="T94">Address</text:span></text:p>
      <text:p text:style-name="P386"><draw:g text:anchor-type="paragraph" draw:z-index="20" draw:name="drawingObject1435" draw:style-name="gr1"><draw:custom-shape draw:name="Shape 1436" draw:style-name="gr23" draw:text-style-name="P411" svg:width="0.4996in" svg:height="0.1551in" svg:x="1.6in" svg:y="0.0827in"><text:p/><draw:enhanced-geometry draw:mirror-horizontal="false" draw:mirror-vertical="false" drawooo:sub-view-size="457200 142239" svg:viewBox="0 0 457200 142239" draw:type="ooxml-non-primitive" draw:enhanced-path="M 0 142239 L 0 0 457200 0 457200 142239 0 142239 N"/></draw:custom-shape><draw:custom-shape draw:name="Shape 1437" draw:style-name="gr17" draw:text-style-name="P411" svg:width="0.4843in" svg:height="0.1551in" svg:x="2.1in" svg:y="0.0827in"><text:p/><draw:enhanced-geometry draw:mirror-horizontal="false" draw:mirror-vertical="false" drawooo:sub-view-size="443231 142239" svg:viewBox="0 0 443231 142239" draw:type="ooxml-non-primitive" draw:enhanced-path="M 0 142239 L 0 0 443231 0 443231 142239 0 142239 N"/></draw:custom-shape><draw:custom-shape draw:name="Shape 1438" draw:style-name="gr12" draw:text-style-name="P411" svg:width="0.4925in" svg:height="0.1551in" svg:x="2.5846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439" draw:style-name="gr40" draw:text-style-name="P411" svg:width="2.3335in" svg:height="0.1551in" svg:x="3.078in" svg:y="0.0827in"><text:p/><draw:enhanced-geometry draw:mirror-horizontal="false" draw:mirror-vertical="false" drawooo:sub-view-size="2133600 142239" svg:viewBox="0 0 2133600 142239" draw:type="ooxml-non-primitive" draw:enhanced-path="M 0 142239 L 0 0 2133600 0 2133600 142239 0 142239 N"/></draw:custom-shape><draw:custom-shape draw:name="Shape 1440" draw:style-name="gr8" draw:text-style-name="P411" svg:width="0.1276in" svg:height="0.1551in" svg:x="5.4118in" svg:y="0.0827in"><text:p/><draw:enhanced-geometry draw:mirror-horizontal="false" draw:mirror-vertical="false" drawooo:sub-view-size="116838 142239" svg:viewBox="0 0 116838 142239" draw:type="ooxml-non-primitive" draw:enhanced-path="M 0 142239 L 0 0 116838 0 116838 142239 0 142239 N"/></draw:custom-shape><draw:custom-shape draw:name="Shape 1441" draw:style-name="gr12" draw:text-style-name="P411" svg:width="0.4925in" svg:height="0.1551in" svg:x="5.5398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442" draw:style-name="gr11" draw:text-style-name="P411" svg:width="0.4913in" svg:height="0.1551in" svg:x="6.0327in" svg:y="0.0827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443" draw:style-name="gr23" draw:text-style-name="P411" svg:width="0.4996in" svg:height="0.1551in" svg:x="1.6in" svg:y="0.239in"><text:p/><draw:enhanced-geometry draw:mirror-horizontal="false" draw:mirror-vertical="false" drawooo:sub-view-size="457200 142241" svg:viewBox="0 0 457200 142241" draw:type="ooxml-non-primitive" draw:enhanced-path="M 0 142241 L 0 0 457200 0 457200 142241 0 142241 N"/></draw:custom-shape><draw:custom-shape draw:name="Shape 1444" draw:style-name="gr17" draw:text-style-name="P411" svg:width="0.4843in" svg:height="0.1551in" svg:x="2.1in" svg:y="0.239in"><text:p/><draw:enhanced-geometry draw:mirror-horizontal="false" draw:mirror-vertical="false" drawooo:sub-view-size="443231 142241" svg:viewBox="0 0 443231 142241" draw:type="ooxml-non-primitive" draw:enhanced-path="M 0 142241 L 0 0 443231 0 443231 142241 0 142241 N"/></draw:custom-shape><draw:custom-shape draw:name="Shape 1445" draw:style-name="gr12" draw:text-style-name="P411" svg:width="0.4925in" svg:height="0.1551in" svg:x="2.5846in" svg:y="0.239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446" draw:style-name="gr58" draw:text-style-name="P411" svg:width="2.6669in" svg:height="0.1551in" svg:x="3.078in" svg:y="0.239in"><text:p/><draw:enhanced-geometry draw:mirror-horizontal="false" draw:mirror-vertical="false" drawooo:sub-view-size="2438400 142241" svg:viewBox="0 0 2438400 142241" draw:type="ooxml-non-primitive" draw:enhanced-path="M 0 142241 L 0 0 2438400 0 2438400 142241 0 142241 N"/></draw:custom-shape><draw:custom-shape draw:name="Shape 1447" draw:style-name="gr59" draw:text-style-name="P411" svg:width="0.287in" svg:height="0.1551in" svg:x="5.7453in" svg:y="0.239in"><text:p/><draw:enhanced-geometry draw:mirror-horizontal="false" draw:mirror-vertical="false" drawooo:sub-view-size="262888 142241" svg:viewBox="0 0 262888 142241" draw:type="ooxml-non-primitive" draw:enhanced-path="M 0 142241 L 0 0 262888 0 262888 142241 0 142241 N"/></draw:custom-shape><draw:custom-shape draw:name="Shape 1448" draw:style-name="gr11" draw:text-style-name="P411" svg:width="0.4913in" svg:height="0.1551in" svg:x="6.0327in" svg:y="0.239in"><text:p/><draw:enhanced-geometry draw:mirror-horizontal="false" draw:mirror-vertical="false" drawooo:sub-view-size="449579 142241" svg:viewBox="0 0 449579 142241" draw:type="ooxml-non-primitive" draw:enhanced-path="M 0 0 L 0 142241 449579 142241 449579 0 0 0 N"/></draw:custom-shape></draw:g><text:span text:style-name="T149">.</text:span><text:span text:style-name="T148">add</text:span><text:span text:style-name="T149">r</text:span><text:span text:style-name="T128"><text:tab/></text:span><text:span text:style-name="T102">; </text:span><text:span text:style-name="T298">Offici</text:span><text:span text:style-name="T299">a</text:span><text:span text:style-name="T298">l</text:span><text:span text:style-name="T111"> </text:span><text:span text:style-name="T129">6502</text:span><text:span text:style-name="T102"> </text:span><text:span text:style-name="T125">i</text:span><text:span text:style-name="T126">n</text:span><text:span text:style-name="T125">str</text:span><text:span text:style-name="T126">u</text:span><text:span text:style-name="T125">cti</text:span><text:span text:style-name="T126">on</text:span><text:span text:style-name="T125">s</text:span><text:span text:style-name="T128"> </text:span><text:span text:style-name="T149">,</text:span><text:span text:style-name="T148">add</text:span><text:span text:style-name="T149">r</text:span><text:span text:style-name="T128"><text:tab/></text:span><text:span text:style-name="T102">; </text:span><text:span text:style-name="T300">P</text:span><text:span text:style-name="T301">l</text:span><text:span text:style-name="T302">u</text:span><text:span text:style-name="T301">s</text:span><text:span text:style-name="T102"> </text:span><text:span text:style-name="T198">U</text:span><text:span text:style-name="T199">ndo</text:span><text:span text:style-name="T196">c</text:span><text:span text:style-name="T199">u</text:span><text:span text:style-name="T196">m</text:span><text:span text:style-name="T199">en</text:span><text:span text:style-name="T196">t</text:span><text:span text:style-name="T199">ed</text:span><text:span text:style-name="T111"> </text:span><text:span text:style-name="T125">i</text:span><text:span text:style-name="T126">n</text:span><text:span text:style-name="T125">str</text:span><text:span text:style-name="T126">u</text:span><text:span text:style-name="T125">cti</text:span><text:span text:style-name="T126">on</text:span><text:span text:style-name="T125">s</text:span></text:p>
      <text:p text:style-name="P189"/>
      <text:p text:style-name="P61"><text:span text:style-name="T94">Assemble</text:span><text:span text:style-name="T95"> </text:span><text:span text:style-name="T94">at</text:span><text:span text:style-name="T95"> </text:span><text:span text:style-name="T94">Address</text:span></text:p>
      <text:p text:style-name="P387"><draw:g text:anchor-type="paragraph" draw:z-index="32" draw:name="drawingObject1449" draw:style-name="gr1"><draw:custom-shape draw:name="Shape 1450" draw:style-name="gr92" draw:text-style-name="P411" svg:width="1.5831in" svg:height="0.1551in" svg:x="1.6in" svg:y="0.0827in"><text:p/><draw:enhanced-geometry draw:mirror-horizontal="false" draw:mirror-vertical="false" drawooo:sub-view-size="1447800 142241" svg:viewBox="0 0 1447800 142241" draw:type="ooxml-non-primitive" draw:enhanced-path="M 0 142241 L 0 0 1447800 0 1447800 142241 0 142241 N"/></draw:custom-shape><draw:custom-shape draw:name="Shape 1451" draw:style-name="gr93" draw:text-style-name="P411" svg:width="0.3858in" svg:height="0.1551in" svg:x="3.1835in" svg:y="0.0827in"><text:p/><draw:enhanced-geometry draw:mirror-horizontal="false" draw:mirror-vertical="false" drawooo:sub-view-size="353061 142240" svg:viewBox="0 0 353061 142240" draw:type="ooxml-non-primitive" draw:enhanced-path="M 0 142240 L 0 0 353061 0 353061 142240 0 142240 N"/></draw:custom-shape><draw:custom-shape draw:name="Shape 1452" draw:style-name="gr15" draw:text-style-name="P411" svg:width="0.4933in" svg:height="0.1551in" svg:x="3.5693in" svg:y="0.0827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453" draw:style-name="gr11" draw:text-style-name="P411" svg:width="0.4913in" svg:height="0.1551in" svg:x="4.0634in" svg:y="0.0827in"><text:p/><draw:enhanced-geometry draw:mirror-horizontal="false" draw:mirror-vertical="false" drawooo:sub-view-size="449578 142240" svg:viewBox="0 0 449578 142240" draw:type="ooxml-non-primitive" draw:enhanced-path="M 0 142240 L 0 0 449578 0 449578 142240 0 142240 N"/></draw:custom-shape><draw:custom-shape draw:name="Shape 1454" draw:style-name="gr12" draw:text-style-name="P411" svg:width="0.4925in" svg:height="0.1551in" svg:x="4.5547in" svg:y="0.0827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455" draw:style-name="gr11" draw:text-style-name="P411" svg:width="0.4913in" svg:height="0.1551in" svg:x="5.048in" svg:y="0.0827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1456" draw:style-name="gr12" draw:text-style-name="P411" svg:width="0.4925in" svg:height="0.1551in" svg:x="5.5398in" svg:y="0.0827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457" draw:style-name="gr11" draw:text-style-name="P411" svg:width="0.4913in" svg:height="0.1551in" svg:x="6.0327in" svg:y="0.0827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1458" draw:style-name="gr33" draw:text-style-name="P411" svg:width="1.1661in" svg:height="0.1551in" svg:x="1.6in" svg:y="0.2382in"><text:p/><draw:enhanced-geometry draw:mirror-horizontal="false" draw:mirror-vertical="false" drawooo:sub-view-size="1066800 142239" svg:viewBox="0 0 1066800 142239" draw:type="ooxml-non-primitive" draw:enhanced-path="M 0 142239 L 0 0 1066800 0 1066800 142239 0 142239 N"/></draw:custom-shape><draw:custom-shape draw:name="Shape 1459" draw:style-name="gr34" draw:text-style-name="P411" svg:width="0.3106in" svg:height="0.1551in" svg:x="2.7665in" svg:y="0.2382in"><text:p/><draw:enhanced-geometry draw:mirror-horizontal="false" draw:mirror-vertical="false" drawooo:sub-view-size="284479 142239" svg:viewBox="0 0 284479 142239" draw:type="ooxml-non-primitive" draw:enhanced-path="M 0 142239 L 0 0 284479 0 284479 142239 0 142239 N"/></draw:custom-shape><draw:custom-shape draw:name="Shape 1460" draw:style-name="gr11" draw:text-style-name="P411" svg:width="0.4913in" svg:height="0.1551in" svg:x="3.078in" svg:y="0.238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461" draw:style-name="gr15" draw:text-style-name="P411" svg:width="0.4933in" svg:height="0.1551in" svg:x="3.5693in" svg:y="0.238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462" draw:style-name="gr11" draw:text-style-name="P411" svg:width="0.4913in" svg:height="0.1551in" svg:x="4.0634in" svg:y="0.2382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1463" draw:style-name="gr12" draw:text-style-name="P411" svg:width="0.4925in" svg:height="0.1551in" svg:x="4.5547in" svg:y="0.238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464" draw:style-name="gr11" draw:text-style-name="P411" svg:width="0.4913in" svg:height="0.1551in" svg:x="5.048in" svg:y="0.238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465" draw:style-name="gr12" draw:text-style-name="P411" svg:width="0.4925in" svg:height="0.1551in" svg:x="5.5398in" svg:y="0.2382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466" draw:style-name="gr11" draw:text-style-name="P411" svg:width="0.4913in" svg:height="0.1551in" svg:x="6.0327in" svg:y="0.2382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467" draw:style-name="gr175" draw:text-style-name="P411" svg:width="1.9161in" svg:height="0.1551in" svg:x="1.6in" svg:y="0.3945in"><text:p/><draw:enhanced-geometry draw:mirror-horizontal="false" draw:mirror-vertical="false" drawooo:sub-view-size="1752599 142241" svg:viewBox="0 0 1752599 142241" draw:type="ooxml-non-primitive" draw:enhanced-path="M 0 142241 L 0 0 1752599 0 1752599 142241 0 142241 N"/></draw:custom-shape><draw:custom-shape draw:name="Shape 1468" draw:style-name="gr8" draw:text-style-name="P411" svg:width="0.0524in" svg:height="0.1551in" svg:x="3.5165in" svg:y="0.3945in"><text:p/><draw:enhanced-geometry draw:mirror-horizontal="false" draw:mirror-vertical="false" drawooo:sub-view-size="48261 142240" svg:viewBox="0 0 48261 142240" draw:type="ooxml-non-primitive" draw:enhanced-path="M 0 142240 L 0 0 48261 0 48261 142240 0 142240 N"/></draw:custom-shape><draw:custom-shape draw:name="Shape 1469" draw:style-name="gr15" draw:text-style-name="P411" svg:width="0.4933in" svg:height="0.1551in" svg:x="3.5693in" svg:y="0.3945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470" draw:style-name="gr11" draw:text-style-name="P411" svg:width="0.4913in" svg:height="0.1551in" svg:x="4.0634in" svg:y="0.3945in"><text:p/><draw:enhanced-geometry draw:mirror-horizontal="false" draw:mirror-vertical="false" drawooo:sub-view-size="449578 142240" svg:viewBox="0 0 449578 142240" draw:type="ooxml-non-primitive" draw:enhanced-path="M 0 142240 L 0 0 449578 0 449578 142240 0 142240 N"/></draw:custom-shape><draw:custom-shape draw:name="Shape 1471" draw:style-name="gr12" draw:text-style-name="P411" svg:width="0.4925in" svg:height="0.1551in" svg:x="4.5547in" svg:y="0.3945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472" draw:style-name="gr11" draw:text-style-name="P411" svg:width="0.4913in" svg:height="0.1551in" svg:x="5.048in" svg:y="0.3945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1473" draw:style-name="gr12" draw:text-style-name="P411" svg:width="0.4925in" svg:height="0.1551in" svg:x="5.5398in" svg:y="0.3945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474" draw:style-name="gr11" draw:text-style-name="P411" svg:width="0.4913in" svg:height="0.1551in" svg:x="6.0327in" svg:y="0.3945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1475" draw:style-name="gr33" draw:text-style-name="P411" svg:width="1.1661in" svg:height="0.1551in" svg:x="1.6in" svg:y="0.55in"><text:p/><draw:enhanced-geometry draw:mirror-horizontal="false" draw:mirror-vertical="false" drawooo:sub-view-size="1066800 142239" svg:viewBox="0 0 1066800 142239" draw:type="ooxml-non-primitive" draw:enhanced-path="M 0 142239 L 0 0 1066800 0 1066800 142239 0 142239 N"/></draw:custom-shape><draw:custom-shape draw:name="Shape 1476" draw:style-name="gr34" draw:text-style-name="P411" svg:width="0.3106in" svg:height="0.1551in" svg:x="2.7665in" svg:y="0.55in"><text:p/><draw:enhanced-geometry draw:mirror-horizontal="false" draw:mirror-vertical="false" drawooo:sub-view-size="284479 142239" svg:viewBox="0 0 284479 142239" draw:type="ooxml-non-primitive" draw:enhanced-path="M 0 0 L 0 142239 284479 142239 284479 0 0 0 N"/></draw:custom-shape><draw:custom-shape draw:name="Shape 1477" draw:style-name="gr11" draw:text-style-name="P411" svg:width="0.4913in" svg:height="0.1551in" svg:x="3.078in" svg:y="0.5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478" draw:style-name="gr15" draw:text-style-name="P411" svg:width="0.4933in" svg:height="0.1551in" svg:x="3.5693in" svg:y="0.5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479" draw:style-name="gr11" draw:text-style-name="P411" svg:width="0.4913in" svg:height="0.1551in" svg:x="4.0634in" svg:y="0.55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1480" draw:style-name="gr12" draw:text-style-name="P411" svg:width="0.4925in" svg:height="0.1551in" svg:x="4.5547in" svg:y="0.5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481" draw:style-name="gr11" draw:text-style-name="P411" svg:width="0.4913in" svg:height="0.1551in" svg:x="5.048in" svg:y="0.5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482" draw:style-name="gr12" draw:text-style-name="P411" svg:width="0.4925in" svg:height="0.1551in" svg:x="5.5398in" svg:y="0.5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483" draw:style-name="gr11" draw:text-style-name="P411" svg:width="0.4913in" svg:height="0.1551in" svg:x="6.0327in" svg:y="0.55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/draw:g><text:span text:style-name="T153">@</text:span><text:span text:style-name="T155">add</text:span><text:span text:style-name="T153">r</text:span><text:span text:style-name="T102"> </text:span><text:span text:style-name="T158">m</text:span><text:span text:style-name="T159">ne</text:span><text:span text:style-name="T165"> </text:span><text:span text:style-name="T108">[</text:span><text:span text:style-name="T110">ope</text:span><text:span text:style-name="T108">r</text:span><text:span text:style-name="T110">and</text:span><text:span text:style-name="T108">]</text:span><text:span text:style-name="T128"> </text:span><text:span text:style-name="T153">@</text:span><text:span text:style-name="T155">add</text:span><text:span text:style-name="T153">r</text:span><text:span text:style-name="T102"> </text:span><text:span text:style-name="T264">"stri</text:span><text:span text:style-name="T265">ng</text:span><text:span text:style-name="T264">"</text:span></text:p>
      <text:p text:style-name="P388"><text:span text:style-name="T283">@</text:span><text:span text:style-name="T286">add</text:span><text:span text:style-name="T283">r:</text:span><text:span text:style-name="T286">nn</text:span><text:span text:style-name="T111"> </text:span><text:span text:style-name="T239">[</text:span><text:span text:style-name="T240">nn</text:span><text:span text:style-name="T239">]</text:span><text:span text:style-name="T102"> </text:span><text:span text:style-name="T239">[</text:span><text:span text:style-name="T240">nn</text:span><text:span text:style-name="T239">]</text:span><text:span text:style-name="T102"> </text:span><text:span text:style-name="T239">[</text:span><text:span text:style-name="T240">nn</text:span><text:span text:style-name="T239">]</text:span><text:span text:style-name="T128"> </text:span><text:span text:style-name="T153">@</text:span><text:span text:style-name="T155">add</text:span><text:span text:style-name="T153">r%</text:span><text:span text:style-name="T155">bbbbbbbb</text:span></text:p>
      <text:p text:style-name="P190"/>
      <text:section text:style-name="Sect7" text:name="Section11">
        <text:p text:style-name="P61"><text:span text:style-name="T94">Symbol</text:span><text:span text:style-name="T95"> </text:span><text:span text:style-name="T94">Management</text:span></text:p>
        <text:p text:style-name="P389"><draw:g text:anchor-type="paragraph" draw:z-index="46" draw:name="drawingObject1484" draw:style-name="gr1"><draw:custom-shape draw:name="Shape 1485" draw:style-name="gr23" draw:text-style-name="P411" svg:width="0.4996in" svg:height="0.1551in" svg:x="1.6in" svg:y="0.0827in"><text:p/><draw:enhanced-geometry draw:mirror-horizontal="false" draw:mirror-vertical="false" drawooo:sub-view-size="457200 142239" svg:viewBox="0 0 457200 142239" draw:type="ooxml-non-primitive" draw:enhanced-path="M 0 142239 L 0 0 457200 0 457200 142239 0 142239 N"/></draw:custom-shape><draw:custom-shape draw:name="Shape 1486" draw:style-name="gr17" draw:text-style-name="P411" svg:width="0.4843in" svg:height="0.1551in" svg:x="2.1in" svg:y="0.0827in"><text:p/><draw:enhanced-geometry draw:mirror-horizontal="false" draw:mirror-vertical="false" drawooo:sub-view-size="443231 142239" svg:viewBox="0 0 443231 142239" draw:type="ooxml-non-primitive" draw:enhanced-path="M 0 142239 L 0 0 443231 0 443231 142239 0 142239 N"/></draw:custom-shape><draw:custom-shape draw:name="Shape 1487" draw:style-name="gr12" draw:text-style-name="P411" svg:width="0.4925in" svg:height="0.1551in" svg:x="2.5846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488" draw:style-name="gr9" draw:text-style-name="P411" svg:width="2.0004in" svg:height="0.1551in" svg:x="3.078in" svg:y="0.0827in"><text:p/><draw:enhanced-geometry draw:mirror-horizontal="false" draw:mirror-vertical="false" drawooo:sub-view-size="1828800 142239" svg:viewBox="0 0 1828800 142239" draw:type="ooxml-non-primitive" draw:enhanced-path="M 0 142239 L 0 0 1828800 0 1828800 142239 0 142239 N"/></draw:custom-shape><draw:custom-shape draw:name="Shape 1489" draw:style-name="gr154" draw:text-style-name="P411" svg:width="0.4606in" svg:height="0.1551in" svg:x="5.0783in" svg:y="0.0827in"><text:p/><draw:enhanced-geometry draw:mirror-horizontal="false" draw:mirror-vertical="false" drawooo:sub-view-size="421638 142239" svg:viewBox="0 0 421638 142239" draw:type="ooxml-non-primitive" draw:enhanced-path="M 0 142239 L 0 0 421638 0 421638 142239 0 142239 N"/></draw:custom-shape><draw:custom-shape draw:name="Shape 1490" draw:style-name="gr12" draw:text-style-name="P411" svg:width="0.4925in" svg:height="0.1551in" svg:x="5.5398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491" draw:style-name="gr11" draw:text-style-name="P411" svg:width="0.4913in" svg:height="0.1551in" svg:x="6.0327in" svg:y="0.0827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492" draw:style-name="gr155" draw:text-style-name="P411" svg:width="0.4996in" svg:height="0.1559in" svg:x="1.6in" svg:y="0.2382in"><text:p/><draw:enhanced-geometry draw:mirror-horizontal="false" draw:mirror-vertical="false" drawooo:sub-view-size="457200 142240" svg:viewBox="0 0 457200 142240" draw:type="ooxml-non-primitive" draw:enhanced-path="M 0 142240 L 0 0 457200 0 457200 142240 0 142240 N"/></draw:custom-shape><draw:custom-shape draw:name="Shape 1493" draw:style-name="gr156" draw:text-style-name="P411" svg:width="0.4843in" svg:height="0.1559in" svg:x="2.1in" svg:y="0.2382in"><text:p/><draw:enhanced-geometry draw:mirror-horizontal="false" draw:mirror-vertical="false" drawooo:sub-view-size="443231 142240" svg:viewBox="0 0 443231 142240" draw:type="ooxml-non-primitive" draw:enhanced-path="M 0 142240 L 0 0 443231 0 443231 142240 0 142240 N"/></draw:custom-shape><draw:custom-shape draw:name="Shape 1494" draw:style-name="gr4" draw:text-style-name="P411" svg:width="0.4925in" svg:height="0.1559in" svg:x="2.5846in" svg:y="0.2382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495" draw:style-name="gr157" draw:text-style-name="P411" svg:width="1.5835in" svg:height="0.1559in" svg:x="3.078in" svg:y="0.2382in"><text:p/><draw:enhanced-geometry draw:mirror-horizontal="false" draw:mirror-vertical="false" drawooo:sub-view-size="1447800 142240" svg:viewBox="0 0 1447800 142240" draw:type="ooxml-non-primitive" draw:enhanced-path="M 0 142240 L 0 0 1447800 0 1447800 142240 0 142240 N"/></draw:custom-shape><draw:custom-shape draw:name="Shape 1496" draw:style-name="gr54" draw:text-style-name="P411" svg:width="0.3858in" svg:height="0.1559in" svg:x="4.6618in" svg:y="0.2382in"><text:p/><draw:enhanced-geometry draw:mirror-horizontal="false" draw:mirror-vertical="false" drawooo:sub-view-size="353058 142240" svg:viewBox="0 0 353058 142240" draw:type="ooxml-non-primitive" draw:enhanced-path="M 0 142240 L 0 0 353058 0 353058 142240 0 142240 N"/></draw:custom-shape><draw:custom-shape draw:name="Shape 1497" draw:style-name="gr5" draw:text-style-name="P411" svg:width="0.4913in" svg:height="0.1559in" svg:x="5.048in" svg:y="0.2382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1498" draw:style-name="gr4" draw:text-style-name="P411" svg:width="0.4925in" svg:height="0.1559in" svg:x="5.5398in" svg:y="0.2382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499" draw:style-name="gr5" draw:text-style-name="P411" svg:width="0.4913in" svg:height="0.1559in" svg:x="6.0327in" svg:y="0.2382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1500" draw:style-name="gr23" draw:text-style-name="P411" svg:width="0.4996in" svg:height="0.1551in" svg:x="1.6in" svg:y="0.3945in"><text:p/><draw:enhanced-geometry draw:mirror-horizontal="false" draw:mirror-vertical="false" drawooo:sub-view-size="457200 142241" svg:viewBox="0 0 457200 142241" draw:type="ooxml-non-primitive" draw:enhanced-path="M 0 142241 L 0 0 457200 0 457200 142241 0 142241 N"/></draw:custom-shape><draw:custom-shape draw:name="Shape 1501" draw:style-name="gr17" draw:text-style-name="P411" svg:width="0.4843in" svg:height="0.1551in" svg:x="2.1in" svg:y="0.3945in"><text:p/><draw:enhanced-geometry draw:mirror-horizontal="false" draw:mirror-vertical="false" drawooo:sub-view-size="443231 142241" svg:viewBox="0 0 443231 142241" draw:type="ooxml-non-primitive" draw:enhanced-path="M 0 142241 L 0 0 443231 0 443231 142241 0 142241 N"/></draw:custom-shape><draw:custom-shape draw:name="Shape 1502" draw:style-name="gr12" draw:text-style-name="P411" svg:width="0.4925in" svg:height="0.1551in" svg:x="2.5846in" svg:y="0.394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503" draw:style-name="gr102" draw:text-style-name="P411" svg:width="1.6669in" svg:height="0.1551in" svg:x="3.078in" svg:y="0.3945in"><text:p/><draw:enhanced-geometry draw:mirror-horizontal="false" draw:mirror-vertical="false" drawooo:sub-view-size="1524000 142241" svg:viewBox="0 0 1524000 142241" draw:type="ooxml-non-primitive" draw:enhanced-path="M 0 142241 L 0 0 1524000 0 1524000 142241 0 142241 N"/></draw:custom-shape><draw:custom-shape draw:name="Shape 1504" draw:style-name="gr39" draw:text-style-name="P411" svg:width="0.3024in" svg:height="0.1551in" svg:x="4.7453in" svg:y="0.3945in"><text:p/><draw:enhanced-geometry draw:mirror-horizontal="false" draw:mirror-vertical="false" drawooo:sub-view-size="276858 142241" svg:viewBox="0 0 276858 142241" draw:type="ooxml-non-primitive" draw:enhanced-path="M 0 142241 L 0 0 276858 0 276858 142241 0 142241 N"/></draw:custom-shape><draw:custom-shape draw:name="Shape 1505" draw:style-name="gr11" draw:text-style-name="P411" svg:width="0.4913in" svg:height="0.1551in" svg:x="5.048in" svg:y="0.3945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1506" draw:style-name="gr12" draw:text-style-name="P411" svg:width="0.4925in" svg:height="0.1551in" svg:x="5.5398in" svg:y="0.394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507" draw:style-name="gr11" draw:text-style-name="P411" svg:width="0.4913in" svg:height="0.1551in" svg:x="6.0327in" svg:y="0.3945in"><text:p/><draw:enhanced-geometry draw:mirror-horizontal="false" draw:mirror-vertical="false" drawooo:sub-view-size="449579 142241" svg:viewBox="0 0 449579 142241" draw:type="ooxml-non-primitive" draw:enhanced-path="M 0 0 L 0 142241 449579 142241 449579 0 0 0 N"/></draw:custom-shape></draw:g><text:span text:style-name="T104">*</text:span><text:span text:style-name="T105">add</text:span><text:span text:style-name="T104">r</text:span><text:span text:style-name="T128"> </text:span><text:span text:style-name="T233">*</text:span></text:p>
        <text:p text:style-name="P133"><text:span text:style-name="T113">*-</text:span></text:p>
        <text:p text:style-name="P290"/>
        <text:p text:style-name="P390"><text:span text:style-name="T102">; </text:span><text:span text:style-name="T118">S</text:span><text:span text:style-name="T117">e</text:span><text:span text:style-name="T116">t</text:span><text:span text:style-name="T102"> </text:span><text:span text:style-name="T174">pe</text:span><text:span text:style-name="T175">rsist</text:span><text:span text:style-name="T174">en</text:span><text:span text:style-name="T175">t</text:span><text:span text:style-name="T111"> </text:span><text:span text:style-name="T108">c</text:span><text:span text:style-name="T110">oun</text:span><text:span text:style-name="T108">t</text:span><text:span text:style-name="T110">e</text:span><text:span text:style-name="T108">r</text:span><text:span text:style-name="T128"> </text:span><text:span text:style-name="T102">; </text:span><text:span text:style-name="T131">S</text:span><text:span text:style-name="T129">ho</text:span><text:span text:style-name="T130">w</text:span><text:span text:style-name="T111"> </text:span><text:span text:style-name="T260">sym</text:span><text:span text:style-name="T263">bo</text:span><text:span text:style-name="T260">l</text:span><text:span text:style-name="T102"> </text:span><text:span text:style-name="T266">t</text:span><text:span text:style-name="T267">ab</text:span><text:span text:style-name="T266">l</text:span><text:span text:style-name="T267">e</text:span></text:p>
        <text:p text:style-name="P35"><text:span text:style-name="T102">; </text:span><text:span text:style-name="T146">C</text:span><text:span text:style-name="T145">l</text:span><text:span text:style-name="T147">ea</text:span><text:span text:style-name="T145">r</text:span><text:span text:style-name="T111"> </text:span><text:span text:style-name="T260">sym</text:span><text:span text:style-name="T263">bo</text:span><text:span text:style-name="T260">l</text:span><text:span text:style-name="T102"> </text:span><text:span text:style-name="T266">t</text:span><text:span text:style-name="T267">ab</text:span><text:span text:style-name="T266">l</text:span><text:span text:style-name="T267">e</text:span></text:p>
      </text:section>
      <text:section text:style-name="Sect1" text:name="Section12">
        <text:p text:style-name="P142"/>
        <text:p text:style-name="P61"><text:span text:style-name="T94">Memory</text:span><text:span text:style-name="T95"> </text:span><text:span text:style-name="T94">Dump</text:span></text:p>
        <text:p text:style-name="P391"><draw:g text:anchor-type="paragraph" draw:z-index="53" draw:name="drawingObject1508" draw:style-name="gr1"><draw:custom-shape draw:name="Shape 1509" draw:style-name="gr147" draw:text-style-name="P411" svg:width="0.9161in" svg:height="0.1551in" svg:x="1.6in" svg:y="0.0827in"><text:p/><draw:enhanced-geometry draw:mirror-horizontal="false" draw:mirror-vertical="false" drawooo:sub-view-size="838200 142239" svg:viewBox="0 0 838200 142239" draw:type="ooxml-non-primitive" draw:enhanced-path="M 0 142239 L 0 0 838200 0 838200 142239 0 142239 N"/></draw:custom-shape><draw:custom-shape draw:name="Shape 1510" draw:style-name="gr8" draw:text-style-name="P411" svg:width="0.0677in" svg:height="0.1551in" svg:x="2.5165in" svg:y="0.0827in"><text:p/><draw:enhanced-geometry draw:mirror-horizontal="false" draw:mirror-vertical="false" drawooo:sub-view-size="62229 142239" svg:viewBox="0 0 62229 142239" draw:type="ooxml-non-primitive" draw:enhanced-path="M 0 142239 L 0 0 62229 0 62229 142239 0 142239 N"/></draw:custom-shape><draw:custom-shape draw:name="Shape 1511" draw:style-name="gr12" draw:text-style-name="P411" svg:width="0.4925in" svg:height="0.1551in" svg:x="2.5846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512" draw:style-name="gr11" draw:text-style-name="P411" svg:width="0.4913in" svg:height="0.1551in" svg:x="3.078in" svg:y="0.0827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513" draw:style-name="gr15" draw:text-style-name="P411" svg:width="0.4933in" svg:height="0.1551in" svg:x="3.5693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514" draw:style-name="gr11" draw:text-style-name="P411" svg:width="0.4913in" svg:height="0.1551in" svg:x="4.0634in" svg:y="0.0827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1515" draw:style-name="gr12" draw:text-style-name="P411" svg:width="0.4925in" svg:height="0.1551in" svg:x="4.5547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516" draw:style-name="gr11" draw:text-style-name="P411" svg:width="0.4913in" svg:height="0.1551in" svg:x="5.048in" svg:y="0.0827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517" draw:style-name="gr12" draw:text-style-name="P411" svg:width="0.4925in" svg:height="0.1551in" svg:x="5.5398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518" draw:style-name="gr11" draw:text-style-name="P411" svg:width="0.4913in" svg:height="0.1551in" svg:x="6.0327in" svg:y="0.0827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519" draw:style-name="gr33" draw:text-style-name="P411" svg:width="1.1661in" svg:height="0.1551in" svg:x="1.6in" svg:y="0.239in"><text:p/><draw:enhanced-geometry draw:mirror-horizontal="false" draw:mirror-vertical="false" drawooo:sub-view-size="1066800 142238" svg:viewBox="0 0 1066800 142238" draw:type="ooxml-non-primitive" draw:enhanced-path="M 0 142238 L 0 0 1066800 0 1066800 142238 0 142238 N"/></draw:custom-shape><draw:custom-shape draw:name="Shape 1520" draw:style-name="gr34" draw:text-style-name="P411" svg:width="0.3106in" svg:height="0.1551in" svg:x="2.7665in" svg:y="0.239in"><text:p/><draw:enhanced-geometry draw:mirror-horizontal="false" draw:mirror-vertical="false" drawooo:sub-view-size="284479 142238" svg:viewBox="0 0 284479 142238" draw:type="ooxml-non-primitive" draw:enhanced-path="M 0 0 L 0 142238 284479 142238 284479 0 0 0 N"/></draw:custom-shape><draw:custom-shape draw:name="Shape 1521" draw:style-name="gr11" draw:text-style-name="P411" svg:width="0.4913in" svg:height="0.1551in" svg:x="3.078in" svg:y="0.239in"><text:p/><draw:enhanced-geometry draw:mirror-horizontal="false" draw:mirror-vertical="false" drawooo:sub-view-size="449579 142238" svg:viewBox="0 0 449579 142238" draw:type="ooxml-non-primitive" draw:enhanced-path="M 0 142238 L 0 0 449579 0 449579 142238 0 142238 N"/></draw:custom-shape><draw:custom-shape draw:name="Shape 1522" draw:style-name="gr15" draw:text-style-name="P411" svg:width="0.4933in" svg:height="0.1551in" svg:x="3.5693in" svg:y="0.239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1523" draw:style-name="gr11" draw:text-style-name="P411" svg:width="0.4913in" svg:height="0.1551in" svg:x="4.0634in" svg:y="0.239in"><text:p/><draw:enhanced-geometry draw:mirror-horizontal="false" draw:mirror-vertical="false" drawooo:sub-view-size="449578 142238" svg:viewBox="0 0 449578 142238" draw:type="ooxml-non-primitive" draw:enhanced-path="M 0 142238 L 0 0 449578 0 449578 142238 0 142238 N"/></draw:custom-shape><draw:custom-shape draw:name="Shape 1524" draw:style-name="gr12" draw:text-style-name="P411" svg:width="0.4925in" svg:height="0.1551in" svg:x="4.5547in" svg:y="0.239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1525" draw:style-name="gr11" draw:text-style-name="P411" svg:width="0.4913in" svg:height="0.1551in" svg:x="5.048in" svg:y="0.239in"><text:p/><draw:enhanced-geometry draw:mirror-horizontal="false" draw:mirror-vertical="false" drawooo:sub-view-size="449579 142238" svg:viewBox="0 0 449579 142238" draw:type="ooxml-non-primitive" draw:enhanced-path="M 0 142238 L 0 0 449579 0 449579 142238 0 142238 N"/></draw:custom-shape><draw:custom-shape draw:name="Shape 1526" draw:style-name="gr12" draw:text-style-name="P411" svg:width="0.4925in" svg:height="0.1551in" svg:x="5.5398in" svg:y="0.239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1527" draw:style-name="gr11" draw:text-style-name="P411" svg:width="0.4913in" svg:height="0.1551in" svg:x="6.0327in" svg:y="0.239in"><text:p/><draw:enhanced-geometry draw:mirror-horizontal="false" draw:mirror-vertical="false" drawooo:sub-view-size="449579 142238" svg:viewBox="0 0 449579 142238" draw:type="ooxml-non-primitive" draw:enhanced-path="M 0 0 L 0 142238 449579 142238 449579 0 0 0 N"/></draw:custom-shape></draw:g><text:span text:style-name="T149">:</text:span><text:span text:style-name="T148">add</text:span><text:span text:style-name="T149">r</text:span><text:span text:style-name="T111"> </text:span><text:span text:style-name="T102">;</text:span><text:span text:style-name="T111"> </text:span><text:span text:style-name="T120">H</text:span><text:span text:style-name="T124">e</text:span><text:span text:style-name="T122">x</text:span><text:span text:style-name="T128"> </text:span><text:span text:style-name="T303">%</text:span><text:span text:style-name="T304">add</text:span><text:span text:style-name="T303">r</text:span><text:span text:style-name="T111"> </text:span><text:span text:style-name="T102">; </text:span><text:span text:style-name="T308">B</text:span><text:span text:style-name="T309">i</text:span><text:span text:style-name="T310">na</text:span><text:span text:style-name="T309">ry</text:span></text:p>
        <text:p text:style-name="P191"/>
        <text:p text:style-name="P61"><text:span text:style-name="T94">Register</text:span><text:span text:style-name="T95"> </text:span><text:span text:style-name="T94">Management</text:span></text:p>
        <text:p text:style-name="P7"/>
      </text:section>
      <text:section text:style-name="Sect8" text:name="Section13">
        <text:p text:style-name="P133"><text:span text:style-name="T102">;</text:span></text:p>
        <text:p text:style-name="P133"><draw:g text:anchor-type="paragraph" draw:z-index="63" draw:name="drawingObject1528" draw:style-name="gr1"><draw:custom-shape draw:name="Shape 1529" draw:style-name="gr8" draw:text-style-name="P411" svg:width="0.0831in" svg:height="0.1551in" svg:x="1.6in" svg:y="-0.1528in"><text:p/><draw:enhanced-geometry draw:mirror-horizontal="false" draw:mirror-vertical="false" drawooo:sub-view-size="76200 142238" svg:viewBox="0 0 76200 142238" draw:type="ooxml-non-primitive" draw:enhanced-path="M 0 142238 L 0 0 76200 0 76200 142238 0 142238 N"/></draw:custom-shape><draw:custom-shape draw:name="Shape 1530" draw:style-name="gr36" draw:text-style-name="P411" svg:width="0.3331in" svg:height="0.1551in" svg:x="1.6835in" svg:y="-0.1528in"><text:p/><draw:enhanced-geometry draw:mirror-horizontal="false" draw:mirror-vertical="false" drawooo:sub-view-size="304800 142238" svg:viewBox="0 0 304800 142238" draw:type="ooxml-non-primitive" draw:enhanced-path="M 0 142238 L 0 0 304800 0 304800 142238 0 142238 N"/></draw:custom-shape><draw:custom-shape draw:name="Shape 1531" draw:style-name="gr8" draw:text-style-name="P411" svg:width="0.076in" svg:height="0.1551in" svg:x="2.0165in" svg:y="-0.1528in"><text:p/><draw:enhanced-geometry draw:mirror-horizontal="false" draw:mirror-vertical="false" drawooo:sub-view-size="69850 142238" svg:viewBox="0 0 69850 142238" draw:type="ooxml-non-primitive" draw:enhanced-path="M 0 142238 L 0 0 69850 0 69850 142238 0 142238 N"/></draw:custom-shape><draw:custom-shape draw:name="Shape 1532" draw:style-name="gr11" draw:text-style-name="P411" svg:width="0.4913in" svg:height="0.1551in" svg:x="2.0929in" svg:y="-0.1528in"><text:p/><draw:enhanced-geometry draw:mirror-horizontal="false" draw:mirror-vertical="false" drawooo:sub-view-size="449581 142238" svg:viewBox="0 0 449581 142238" draw:type="ooxml-non-primitive" draw:enhanced-path="M 0 142238 L 0 0 449581 0 449581 142238 0 142238 N"/></draw:custom-shape><draw:custom-shape draw:name="Shape 1533" draw:style-name="gr12" draw:text-style-name="P411" svg:width="0.4925in" svg:height="0.1551in" svg:x="2.5846in" svg:y="-0.1528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1534" draw:style-name="gr131" draw:text-style-name="P411" svg:width="1.5835in" svg:height="0.1551in" svg:x="3.078in" svg:y="-0.1528in"><text:p/><draw:enhanced-geometry draw:mirror-horizontal="false" draw:mirror-vertical="false" drawooo:sub-view-size="1447800 142238" svg:viewBox="0 0 1447800 142238" draw:type="ooxml-non-primitive" draw:enhanced-path="M 0 142238 L 0 0 1447800 0 1447800 142238 0 142238 N"/></draw:custom-shape><draw:custom-shape draw:name="Shape 1535" draw:style-name="gr93" draw:text-style-name="P411" svg:width="0.3858in" svg:height="0.1551in" svg:x="4.6618in" svg:y="-0.1528in"><text:p/><draw:enhanced-geometry draw:mirror-horizontal="false" draw:mirror-vertical="false" drawooo:sub-view-size="353058 142238" svg:viewBox="0 0 353058 142238" draw:type="ooxml-non-primitive" draw:enhanced-path="M 0 142238 L 0 0 353058 0 353058 142238 0 142238 N"/></draw:custom-shape><draw:custom-shape draw:name="Shape 1536" draw:style-name="gr11" draw:text-style-name="P411" svg:width="0.4913in" svg:height="0.1551in" svg:x="5.048in" svg:y="-0.1528in"><text:p/><draw:enhanced-geometry draw:mirror-horizontal="false" draw:mirror-vertical="false" drawooo:sub-view-size="449579 142238" svg:viewBox="0 0 449579 142238" draw:type="ooxml-non-primitive" draw:enhanced-path="M 0 142238 L 0 0 449579 0 449579 142238 0 142238 N"/></draw:custom-shape><draw:custom-shape draw:name="Shape 1537" draw:style-name="gr12" draw:text-style-name="P411" svg:width="0.4925in" svg:height="0.1551in" svg:x="5.5398in" svg:y="-0.1528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1538" draw:style-name="gr11" draw:text-style-name="P411" svg:width="0.4913in" svg:height="0.1551in" svg:x="6.0327in" svg:y="-0.1528in"><text:p/><draw:enhanced-geometry draw:mirror-horizontal="false" draw:mirror-vertical="false" drawooo:sub-view-size="449579 142238" svg:viewBox="0 0 449579 142238" draw:type="ooxml-non-primitive" draw:enhanced-path="M 0 142238 L 0 0 449579 0 449579 142238 0 142238 N"/></draw:custom-shape><draw:custom-shape draw:name="Shape 1539" draw:style-name="gr35" draw:text-style-name="P411" svg:width="1.3331in" svg:height="0.1551in" svg:x="1.6in" svg:y="0.0035in"><text:p/><draw:enhanced-geometry draw:mirror-horizontal="false" draw:mirror-vertical="false" drawooo:sub-view-size="1219200 142239" svg:viewBox="0 0 1219200 142239" draw:type="ooxml-non-primitive" draw:enhanced-path="M 0 142239 L 0 0 1219200 0 1219200 142239 0 142239 N"/></draw:custom-shape><draw:custom-shape draw:name="Shape 1540" draw:style-name="gr8" draw:text-style-name="P411" svg:width="0.1441in" svg:height="0.1551in" svg:x="2.9335in" svg:y="0.0035in"><text:p/><draw:enhanced-geometry draw:mirror-horizontal="false" draw:mirror-vertical="false" drawooo:sub-view-size="132079 142239" svg:viewBox="0 0 132079 142239" draw:type="ooxml-non-primitive" draw:enhanced-path="M 0 0 L 0 142239 132079 142239 132079 0 0 0 N"/></draw:custom-shape><draw:custom-shape draw:name="Shape 1541" draw:style-name="gr111" draw:text-style-name="P411" svg:width="1.2504in" svg:height="0.1551in" svg:x="3.078in" svg:y="0.0035in"><text:p/><draw:enhanced-geometry draw:mirror-horizontal="false" draw:mirror-vertical="false" drawooo:sub-view-size="1143000 142239" svg:viewBox="0 0 1143000 142239" draw:type="ooxml-non-primitive" draw:enhanced-path="M 0 142239 L 0 0 1143000 0 1143000 142239 0 142239 N"/></draw:custom-shape><draw:custom-shape draw:name="Shape 1542" draw:style-name="gr112" draw:text-style-name="P411" svg:width="0.226in" svg:height="0.1551in" svg:x="4.3283in" svg:y="0.0035in"><text:p/><draw:enhanced-geometry draw:mirror-horizontal="false" draw:mirror-vertical="false" drawooo:sub-view-size="207008 142239" svg:viewBox="0 0 207008 142239" draw:type="ooxml-non-primitive" draw:enhanced-path="M 0 142239 L 0 0 207008 0 207008 142239 0 142239 N"/></draw:custom-shape><draw:custom-shape draw:name="Shape 1543" draw:style-name="gr12" draw:text-style-name="P411" svg:width="0.4925in" svg:height="0.1551in" svg:x="4.5547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544" draw:style-name="gr11" draw:text-style-name="P411" svg:width="0.4913in" svg:height="0.1551in" svg:x="5.048in" svg:y="0.003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545" draw:style-name="gr12" draw:text-style-name="P411" svg:width="0.4925in" svg:height="0.1551in" svg:x="5.5398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546" draw:style-name="gr11" draw:text-style-name="P411" svg:width="0.4913in" svg:height="0.1551in" svg:x="6.0327in" svg:y="0.0035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/draw:g><text:span text:style-name="T266">;</text:span><text:span text:style-name="T267">a</text:span><text:span text:style-name="T266">c</text:span><text:span text:style-name="T102"> </text:span><text:span text:style-name="T312">[x]</text:span><text:span text:style-name="T111"> </text:span><text:span text:style-name="T312">[y]</text:span><text:span text:style-name="T102"> </text:span><text:span text:style-name="T298">[</text:span><text:span text:style-name="T299">p</text:span><text:span text:style-name="T298">]</text:span></text:p>
        <text:p text:style-name="P392"><text:span text:style-name="T102">; </text:span><text:span text:style-name="T218">D</text:span><text:span text:style-name="T217">is</text:span><text:span text:style-name="T219">p</text:span><text:span text:style-name="T217">l</text:span><text:span text:style-name="T219">a</text:span><text:span text:style-name="T217">y</text:span><text:span text:style-name="T102"> </text:span><text:span text:style-name="T239">r</text:span><text:span text:style-name="T240">eg</text:span><text:span text:style-name="T239">ist</text:span><text:span text:style-name="T240">e</text:span><text:span text:style-name="T239">rs</text:span><text:span text:style-name="T128"> </text:span><text:span text:style-name="T102">; </text:span><text:span text:style-name="T118">S</text:span><text:span text:style-name="T117">e</text:span><text:span text:style-name="T116">t</text:span><text:span text:style-name="T102"> </text:span><text:span text:style-name="T239">r</text:span><text:span text:style-name="T240">eg</text:span><text:span text:style-name="T239">ist</text:span><text:span text:style-name="T240">e</text:span><text:span text:style-name="T239">rs</text:span></text:p>
      </text:section>
      <text:section text:style-name="Sect1" text:name="Section14">
        <text:p text:style-name="P142"/>
        <text:p text:style-name="P61"><text:span text:style-name="T94">Execute</text:span><text:span text:style-name="T95"> </text:span><text:span text:style-name="T94">Subroutine</text:span></text:p>
        <text:p text:style-name="P138"><draw:g text:anchor-type="paragraph" draw:z-index="76" draw:name="drawingObject1547" draw:style-name="gr1"><draw:custom-shape draw:name="Shape 1548" draw:style-name="gr8" draw:text-style-name="P411" svg:width="0.0831in" svg:height="0.1551in" svg:x="1.6in" svg:y="0.0827in"><text:p/><draw:enhanced-geometry draw:mirror-horizontal="false" draw:mirror-vertical="false" drawooo:sub-view-size="76200 142239" svg:viewBox="0 0 76200 142239" draw:type="ooxml-non-primitive" draw:enhanced-path="M 0 142239 L 0 0 76200 0 76200 142239 0 142239 N"/></draw:custom-shape><draw:custom-shape draw:name="Shape 1549" draw:style-name="gr36" draw:text-style-name="P411" svg:width="0.3331in" svg:height="0.1551in" svg:x="1.6835in" svg:y="0.0827in"><text:p/><draw:enhanced-geometry draw:mirror-horizontal="false" draw:mirror-vertical="false" drawooo:sub-view-size="304800 142239" svg:viewBox="0 0 304800 142239" draw:type="ooxml-non-primitive" draw:enhanced-path="M 0 142239 L 0 0 304800 0 304800 142239 0 142239 N"/></draw:custom-shape><draw:custom-shape draw:name="Shape 1550" draw:style-name="gr8" draw:text-style-name="P411" svg:width="0.076in" svg:height="0.1551in" svg:x="2.0165in" svg:y="0.0827in"><text:p/><draw:enhanced-geometry draw:mirror-horizontal="false" draw:mirror-vertical="false" drawooo:sub-view-size="69850 142239" svg:viewBox="0 0 69850 142239" draw:type="ooxml-non-primitive" draw:enhanced-path="M 0 142239 L 0 0 69850 0 69850 142239 0 142239 N"/></draw:custom-shape><draw:custom-shape draw:name="Shape 1551" draw:style-name="gr11" draw:text-style-name="P411" svg:width="0.4913in" svg:height="0.1551in" svg:x="2.0929in" svg:y="0.0827in"><text:p/><draw:enhanced-geometry draw:mirror-horizontal="false" draw:mirror-vertical="false" drawooo:sub-view-size="449581 142239" svg:viewBox="0 0 449581 142239" draw:type="ooxml-non-primitive" draw:enhanced-path="M 0 142239 L 0 0 449581 0 449581 142239 0 142239 N"/></draw:custom-shape><draw:custom-shape draw:name="Shape 1552" draw:style-name="gr12" draw:text-style-name="P411" svg:width="0.4925in" svg:height="0.1551in" svg:x="2.5846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553" draw:style-name="gr11" draw:text-style-name="P411" svg:width="0.4913in" svg:height="0.1551in" svg:x="3.078in" svg:y="0.0827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554" draw:style-name="gr15" draw:text-style-name="P411" svg:width="0.4933in" svg:height="0.1551in" svg:x="3.5693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555" draw:style-name="gr11" draw:text-style-name="P411" svg:width="0.4913in" svg:height="0.1551in" svg:x="4.0634in" svg:y="0.0827in"><text:p/><draw:enhanced-geometry draw:mirror-horizontal="false" draw:mirror-vertical="false" drawooo:sub-view-size="449578 142239" svg:viewBox="0 0 449578 142239" draw:type="ooxml-non-primitive" draw:enhanced-path="M 0 142239 L 0 0 449578 0 449578 142239 0 142239 N"/></draw:custom-shape><draw:custom-shape draw:name="Shape 1556" draw:style-name="gr12" draw:text-style-name="P411" svg:width="0.4925in" svg:height="0.1551in" svg:x="4.5547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557" draw:style-name="gr11" draw:text-style-name="P411" svg:width="0.4913in" svg:height="0.1551in" svg:x="5.048in" svg:y="0.0827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558" draw:style-name="gr12" draw:text-style-name="P411" svg:width="0.4925in" svg:height="0.1551in" svg:x="5.5398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559" draw:style-name="gr11" draw:text-style-name="P411" svg:width="0.4913in" svg:height="0.1551in" svg:x="6.0327in" svg:y="0.0827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560" draw:style-name="gr8" draw:text-style-name="P411" svg:width="0.0831in" svg:height="0.1551in" svg:x="1.6in" svg:y="0.239in"><text:p/><draw:enhanced-geometry draw:mirror-horizontal="false" draw:mirror-vertical="false" drawooo:sub-view-size="76200 142238" svg:viewBox="0 0 76200 142238" draw:type="ooxml-non-primitive" draw:enhanced-path="M 0 142238 L 0 0 76200 0 76200 142238 0 142238 N"/></draw:custom-shape><draw:custom-shape draw:name="Shape 1561" draw:style-name="gr100" draw:text-style-name="P411" svg:width="0.4094in" svg:height="0.1551in" svg:x="1.6835in" svg:y="0.239in"><text:p/><draw:enhanced-geometry draw:mirror-horizontal="false" draw:mirror-vertical="false" drawooo:sub-view-size="374650 142238" svg:viewBox="0 0 374650 142238" draw:type="ooxml-non-primitive" draw:enhanced-path="M 0 142238 L 0 0 374650 0 374650 142238 0 142238 N"/></draw:custom-shape><draw:custom-shape draw:name="Shape 1562" draw:style-name="gr11" draw:text-style-name="P411" svg:width="0.4913in" svg:height="0.1551in" svg:x="2.0929in" svg:y="0.239in"><text:p/><draw:enhanced-geometry draw:mirror-horizontal="false" draw:mirror-vertical="false" drawooo:sub-view-size="449581 142238" svg:viewBox="0 0 449581 142238" draw:type="ooxml-non-primitive" draw:enhanced-path="M 0 142238 L 0 0 449581 0 449581 142238 0 142238 N"/></draw:custom-shape><draw:custom-shape draw:name="Shape 1563" draw:style-name="gr12" draw:text-style-name="P411" svg:width="0.4925in" svg:height="0.1551in" svg:x="2.5846in" svg:y="0.239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1564" draw:style-name="gr37" draw:text-style-name="P411" svg:width="2.1669in" svg:height="0.1551in" svg:x="3.078in" svg:y="0.239in"><text:p/><draw:enhanced-geometry draw:mirror-horizontal="false" draw:mirror-vertical="false" drawooo:sub-view-size="1981200 142238" svg:viewBox="0 0 1981200 142238" draw:type="ooxml-non-primitive" draw:enhanced-path="M 0 142238 L 0 0 1981200 0 1981200 142238 0 142238 N"/></draw:custom-shape><draw:custom-shape draw:name="Shape 1565" draw:style-name="gr101" draw:text-style-name="P411" svg:width="0.2941in" svg:height="0.1551in" svg:x="5.2453in" svg:y="0.239in"><text:p/><draw:enhanced-geometry draw:mirror-horizontal="false" draw:mirror-vertical="false" drawooo:sub-view-size="269238 142238" svg:viewBox="0 0 269238 142238" draw:type="ooxml-non-primitive" draw:enhanced-path="M 0 142238 L 0 0 269238 0 269238 142238 0 142238 N"/></draw:custom-shape><draw:custom-shape draw:name="Shape 1566" draw:style-name="gr12" draw:text-style-name="P411" svg:width="0.4925in" svg:height="0.1551in" svg:x="5.5398in" svg:y="0.239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1567" draw:style-name="gr11" draw:text-style-name="P411" svg:width="0.4913in" svg:height="0.1551in" svg:x="6.0327in" svg:y="0.239in"><text:p/><draw:enhanced-geometry draw:mirror-horizontal="false" draw:mirror-vertical="false" drawooo:sub-view-size="449579 142238" svg:viewBox="0 0 449579 142238" draw:type="ooxml-non-primitive" draw:enhanced-path="M 0 0 L 0 142238 449579 142238 449579 0 0 0 N"/></draw:custom-shape></draw:g><text:span text:style-name="T254">←</text:span><text:span text:style-name="T255">add</text:span><text:span text:style-name="T254">r</text:span></text:p>
        <text:p text:style-name="P135"><text:span text:style-name="T313">←</text:span><text:span text:style-name="T128"><text:tab/></text:span><text:span text:style-name="T102">; </text:span><text:span text:style-name="T101">C</text:span><text:span text:style-name="T98">on</text:span><text:span text:style-name="T97">ti</text:span><text:span text:style-name="T98">nue</text:span><text:span text:style-name="T111"> </text:span><text:span text:style-name="T97">fr</text:span><text:span text:style-name="T98">o</text:span><text:span text:style-name="T97">m</text:span><text:span text:style-name="T165"> </text:span><text:span text:style-name="T205">b</text:span><text:span text:style-name="T204">r</text:span><text:span text:style-name="T205">ea</text:span><text:span text:style-name="T204">k</text:span><text:span text:style-name="T205">po</text:span><text:span text:style-name="T204">i</text:span><text:span text:style-name="T205">n</text:span><text:span text:style-name="T204">t</text:span></text:p>
        <text:p text:style-name="P192"/>
        <text:p text:style-name="P61"><text:span text:style-name="T94">Breakpoint</text:span><text:span text:style-name="T95"> </text:span><text:span text:style-name="T94">Management</text:span></text:p>
        <text:p text:style-name="P7"/>
      </text:section>
      <text:section text:style-name="Sect9" text:name="Section15">
        <text:p text:style-name="P393"><text:span text:style-name="T149">!</text:span><text:span text:style-name="T148">add</text:span><text:span text:style-name="T149">r</text:span><text:span text:style-name="T128"> </text:span><text:span text:style-name="T102">!</text:span></text:p>
        <text:p text:style-name="P133"><draw:g text:anchor-type="paragraph" draw:z-index="88" draw:name="drawingObject1568" draw:style-name="gr1"><draw:custom-shape draw:name="Shape 1569" draw:style-name="gr51" draw:text-style-name="P411" svg:width="0.9996in" svg:height="0.1551in" svg:x="1.6in" svg:y="-0.3083in"><text:p/><draw:enhanced-geometry draw:mirror-horizontal="false" draw:mirror-vertical="false" drawooo:sub-view-size="914400 142238" svg:viewBox="0 0 914400 142238" draw:type="ooxml-non-primitive" draw:enhanced-path="M 0 142238 L 0 0 914400 0 914400 142238 0 142238 N"/></draw:custom-shape><draw:custom-shape draw:name="Shape 1570" draw:style-name="gr25" draw:text-style-name="P411" svg:width="0.4776in" svg:height="0.1551in" svg:x="2.6in" svg:y="-0.3083in"><text:p/><draw:enhanced-geometry draw:mirror-horizontal="false" draw:mirror-vertical="false" drawooo:sub-view-size="436881 142238" svg:viewBox="0 0 436881 142238" draw:type="ooxml-non-primitive" draw:enhanced-path="M 0 142238 L 0 0 436881 0 436881 142238 0 142238 N"/></draw:custom-shape><draw:custom-shape draw:name="Shape 1571" draw:style-name="gr73" draw:text-style-name="P411" svg:width="3.0835in" svg:height="0.1551in" svg:x="3.078in" svg:y="-0.3083in"><text:p/><draw:enhanced-geometry draw:mirror-horizontal="false" draw:mirror-vertical="false" drawooo:sub-view-size="2819400 142238" svg:viewBox="0 0 2819400 142238" draw:type="ooxml-non-primitive" draw:enhanced-path="M 0 142238 L 0 0 2819400 0 2819400 142238 0 142238 N"/></draw:custom-shape><draw:custom-shape draw:name="Shape 1572" draw:style-name="gr74" draw:text-style-name="P411" svg:width="0.3622in" svg:height="0.1551in" svg:x="6.1618in" svg:y="-0.3083in"><text:p/><draw:enhanced-geometry draw:mirror-horizontal="false" draw:mirror-vertical="false" drawooo:sub-view-size="331470 142238" svg:viewBox="0 0 331470 142238" draw:type="ooxml-non-primitive" draw:enhanced-path="M 0 0 L 0 142238 331470 142238 331470 0 0 0 N"/></draw:custom-shape><draw:custom-shape draw:name="Shape 1573" draw:style-name="gr75" draw:text-style-name="P411" svg:width="1.0831in" svg:height="0.1559in" svg:x="1.6in" svg:y="-0.1528in"><text:p/><draw:enhanced-geometry draw:mirror-horizontal="false" draw:mirror-vertical="false" drawooo:sub-view-size="990600 142239" svg:viewBox="0 0 990600 142239" draw:type="ooxml-non-primitive" draw:enhanced-path="M 0 142239 L 0 0 990600 0 990600 142239 0 142239 N"/></draw:custom-shape><draw:custom-shape draw:name="Shape 1574" draw:style-name="gr76" draw:text-style-name="P411" svg:width="0.3941in" svg:height="0.1559in" svg:x="2.6835in" svg:y="-0.1528in"><text:p/><draw:enhanced-geometry draw:mirror-horizontal="false" draw:mirror-vertical="false" drawooo:sub-view-size="360679 142239" svg:viewBox="0 0 360679 142239" draw:type="ooxml-non-primitive" draw:enhanced-path="M 0 0 L 0 142239 360679 142239 360679 0 0 0 N"/></draw:custom-shape><draw:custom-shape draw:name="Shape 1575" draw:style-name="gr77" draw:text-style-name="P411" svg:width="3.2504in" svg:height="0.1559in" svg:x="3.078in" svg:y="-0.1528in"><text:p/><draw:enhanced-geometry draw:mirror-horizontal="false" draw:mirror-vertical="false" drawooo:sub-view-size="2971800 142239" svg:viewBox="0 0 2971800 142239" draw:type="ooxml-non-primitive" draw:enhanced-path="M 0 142239 L 0 0 2971800 0 2971800 142239 0 142239 N"/></draw:custom-shape><draw:custom-shape draw:name="Shape 1576" draw:style-name="gr3" draw:text-style-name="P411" svg:width="0.1953in" svg:height="0.1559in" svg:x="6.3283in" svg:y="-0.1528in"><text:p/><draw:enhanced-geometry draw:mirror-horizontal="false" draw:mirror-vertical="false" drawooo:sub-view-size="179070 142239" svg:viewBox="0 0 179070 142239" draw:type="ooxml-non-primitive" draw:enhanced-path="M 0 0 L 0 142239 179070 142239 179070 0 0 0 N"/></draw:custom-shape><draw:custom-shape draw:name="Shape 1577" draw:style-name="gr49" draw:text-style-name="P411" svg:width="1.0831in" svg:height="0.1551in" svg:x="1.6in" svg:y="0.0035in"><text:p/><draw:enhanced-geometry draw:mirror-horizontal="false" draw:mirror-vertical="false" drawooo:sub-view-size="990600 142239" svg:viewBox="0 0 990600 142239" draw:type="ooxml-non-primitive" draw:enhanced-path="M 0 142239 L 0 0 990600 0 990600 142239 0 142239 N"/></draw:custom-shape><draw:custom-shape draw:name="Shape 1578" draw:style-name="gr22" draw:text-style-name="P411" svg:width="0.3941in" svg:height="0.1551in" svg:x="2.6835in" svg:y="0.0035in"><text:p/><draw:enhanced-geometry draw:mirror-horizontal="false" draw:mirror-vertical="false" drawooo:sub-view-size="360679 142239" svg:viewBox="0 0 360679 142239" draw:type="ooxml-non-primitive" draw:enhanced-path="M 0 0 L 0 142239 360679 142239 360679 0 0 0 N"/></draw:custom-shape><draw:custom-shape draw:name="Shape 1579" draw:style-name="gr78" draw:text-style-name="P411" svg:width="1.8335in" svg:height="0.1551in" svg:x="3.078in" svg:y="0.0035in"><text:p/><draw:enhanced-geometry draw:mirror-horizontal="false" draw:mirror-vertical="false" drawooo:sub-view-size="1676400 142239" svg:viewBox="0 0 1676400 142239" draw:type="ooxml-non-primitive" draw:enhanced-path="M 0 142239 L 0 0 1676400 0 1676400 142239 0 142239 N"/></draw:custom-shape><draw:custom-shape draw:name="Shape 1580" draw:style-name="gr8" draw:text-style-name="P411" svg:width="0.1358in" svg:height="0.1551in" svg:x="4.9118in" svg:y="0.0035in"><text:p/><draw:enhanced-geometry draw:mirror-horizontal="false" draw:mirror-vertical="false" drawooo:sub-view-size="124458 142239" svg:viewBox="0 0 124458 142239" draw:type="ooxml-non-primitive" draw:enhanced-path="M 0 142239 L 0 0 124458 0 124458 142239 0 142239 N"/></draw:custom-shape><draw:custom-shape draw:name="Shape 1581" draw:style-name="gr11" draw:text-style-name="P411" svg:width="0.4913in" svg:height="0.1551in" svg:x="5.048in" svg:y="0.0035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582" draw:style-name="gr12" draw:text-style-name="P411" svg:width="0.4925in" svg:height="0.1551in" svg:x="5.5398in" svg:y="0.0035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583" draw:style-name="gr11" draw:text-style-name="P411" svg:width="0.4913in" svg:height="0.1551in" svg:x="6.0327in" svg:y="0.0035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/draw:g><text:span text:style-name="T305">S</text:span><text:span text:style-name="T306">T</text:span><text:span text:style-name="T303">O</text:span><text:span text:style-name="T305">P</text:span><text:span text:style-name="T303">/</text:span><text:span text:style-name="T307">R</text:span><text:span text:style-name="T305">ES</text:span><text:span text:style-name="T306">T</text:span><text:span text:style-name="T303">O</text:span><text:span text:style-name="T307">R</text:span><text:span text:style-name="T305">E</text:span></text:p>
        <text:p text:style-name="P36"><text:span text:style-name="T102">; </text:span><text:span text:style-name="T118">S</text:span><text:span text:style-name="T117">e</text:span><text:span text:style-name="T116">t</text:span><text:span text:style-name="T102"> </text:span><text:span text:style-name="T310">b</text:span><text:span text:style-name="T309">r</text:span><text:span text:style-name="T310">ea</text:span><text:span text:style-name="T309">k</text:span><text:span text:style-name="T310">po</text:span><text:span text:style-name="T309">i</text:span><text:span text:style-name="T310">n</text:span><text:span text:style-name="T309">t,</text:span><text:span text:style-name="T111"> </text:span><text:span text:style-name="T140">enab</text:span><text:span text:style-name="T141">l</text:span><text:span text:style-name="T140">e</text:span><text:span text:style-name="T111"> </text:span><text:span text:style-name="T131">B</text:span><text:span text:style-name="T130">R</text:span><text:span text:style-name="T131">K</text:span><text:span text:style-name="T102"> </text:span><text:span text:style-name="T301">tr</text:span><text:span text:style-name="T302">app</text:span><text:span text:style-name="T301">i</text:span><text:span text:style-name="T302">ng</text:span></text:p>
        <text:p text:style-name="P394"><text:span text:style-name="T102">; </text:span><text:span text:style-name="T146">C</text:span><text:span text:style-name="T145">l</text:span><text:span text:style-name="T147">ea</text:span><text:span text:style-name="T145">r</text:span><text:span text:style-name="T111"> </text:span><text:span text:style-name="T310">b</text:span><text:span text:style-name="T309">r</text:span><text:span text:style-name="T310">ea</text:span><text:span text:style-name="T309">k</text:span><text:span text:style-name="T310">po</text:span><text:span text:style-name="T309">i</text:span><text:span text:style-name="T310">n</text:span><text:span text:style-name="T309">t,</text:span><text:span text:style-name="T102"> </text:span><text:span text:style-name="T140">enab</text:span><text:span text:style-name="T141">l</text:span><text:span text:style-name="T140">e</text:span><text:span text:style-name="T102"> </text:span><text:span text:style-name="T131">B</text:span><text:span text:style-name="T130">R</text:span><text:span text:style-name="T131">K</text:span><text:span text:style-name="T102"> </text:span><text:span text:style-name="T301">tr</text:span><text:span text:style-name="T302">app</text:span><text:span text:style-name="T301">i</text:span><text:span text:style-name="T302">ng</text:span><text:span text:style-name="T128"> </text:span><text:span text:style-name="T102">; </text:span><text:span text:style-name="T311">D</text:span><text:span text:style-name="T309">is</text:span><text:span text:style-name="T310">ab</text:span><text:span text:style-name="T309">l</text:span><text:span text:style-name="T310">e</text:span><text:span text:style-name="T102"> </text:span><text:span text:style-name="T131">B</text:span><text:span text:style-name="T130">R</text:span><text:span text:style-name="T131">K</text:span><text:span text:style-name="T102"> </text:span><text:span text:style-name="T301">tr</text:span><text:span text:style-name="T302">app</text:span><text:span text:style-name="T301">i</text:span><text:span text:style-name="T302">ng</text:span></text:p>
      </text:section>
      <text:section text:style-name="Sect1" text:name="Section16">
        <text:p text:style-name="P1"/>
        <text:p text:style-name="P395"/>
        <text:p text:style-name="P251"><text:span text:style-name="T89">- 37 -</text:span></text:p>
      </text:section>
      <text:section text:style-name="Sect10" text:name="Section17">
        <text:p text:style-name="P51"><text:span text:style-name="T94">Memory</text:span><text:span text:style-name="T95"> </text:span><text:span text:style-name="T94">Save/Load</text:span></text:p>
        <text:p text:style-name="P110"><draw:g text:anchor-type="paragraph" draw:z-index="8" draw:name="drawingObject1584" draw:style-name="gr1"><draw:custom-shape draw:name="Shape 1585" draw:style-name="gr204" draw:text-style-name="P411" svg:width="2.1661in" svg:height="0.1551in" svg:x="0.6in" svg:y="0.0827in"><text:p/><draw:enhanced-geometry draw:mirror-horizontal="false" draw:mirror-vertical="false" drawooo:sub-view-size="1981198 142240" svg:viewBox="0 0 1981198 142240" draw:type="ooxml-non-primitive" draw:enhanced-path="M 0 142240 L 0 0 1981198 0 1981198 142240 0 142240 N"/></draw:custom-shape><draw:custom-shape draw:name="Shape 1586" draw:style-name="gr205" draw:text-style-name="P411" svg:width="0.2961in" svg:height="0.1551in" svg:x="2.7665in" svg:y="0.0827in"><text:p/><draw:enhanced-geometry draw:mirror-horizontal="false" draw:mirror-vertical="false" drawooo:sub-view-size="270511 142240" svg:viewBox="0 0 270511 142240" draw:type="ooxml-non-primitive" draw:enhanced-path="M 0 142240 L 0 0 270511 0 270511 142240 0 142240 N"/></draw:custom-shape><draw:custom-shape draw:name="Shape 1587" draw:style-name="gr23" draw:text-style-name="P411" svg:width="0.4996in" svg:height="0.1551in" svg:x="3.0634in" svg:y="0.0827in"><text:p/><draw:enhanced-geometry draw:mirror-horizontal="false" draw:mirror-vertical="false" drawooo:sub-view-size="457200 142240" svg:viewBox="0 0 457200 142240" draw:type="ooxml-non-primitive" draw:enhanced-path="M 0 142240 L 0 0 457200 0 457200 142240 0 142240 N"/></draw:custom-shape><draw:custom-shape draw:name="Shape 1588" draw:style-name="gr17" draw:text-style-name="P411" svg:width="0.4843in" svg:height="0.1551in" svg:x="3.5634in" svg:y="0.0827in"><text:p/><draw:enhanced-geometry draw:mirror-horizontal="false" draw:mirror-vertical="false" drawooo:sub-view-size="443228 142240" svg:viewBox="0 0 443228 142240" draw:type="ooxml-non-primitive" draw:enhanced-path="M 0 142240 L 0 0 443228 0 443228 142240 0 142240 N"/></draw:custom-shape><draw:custom-shape draw:name="Shape 1589" draw:style-name="gr11" draw:text-style-name="P411" svg:width="0.4913in" svg:height="0.1551in" svg:x="4.048in" svg:y="0.0827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1590" draw:style-name="gr12" draw:text-style-name="P411" svg:width="0.4925in" svg:height="0.1551in" svg:x="4.5398in" svg:y="0.0827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591" draw:style-name="gr11" draw:text-style-name="P411" svg:width="0.4913in" svg:height="0.1551in" svg:x="5.0327in" svg:y="0.0827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1592" draw:style-name="gr204" draw:text-style-name="P411" svg:width="2.1661in" svg:height="0.1551in" svg:x="0.6in" svg:y="0.239in"><text:p/><draw:enhanced-geometry draw:mirror-horizontal="false" draw:mirror-vertical="false" drawooo:sub-view-size="1981198 142239" svg:viewBox="0 0 1981198 142239" draw:type="ooxml-non-primitive" draw:enhanced-path="M 0 142239 L 0 0 1981198 0 1981198 142239 0 142239 N"/></draw:custom-shape><draw:custom-shape draw:name="Shape 1593" draw:style-name="gr205" draw:text-style-name="P411" svg:width="0.2961in" svg:height="0.1551in" svg:x="2.7665in" svg:y="0.239in"><text:p/><draw:enhanced-geometry draw:mirror-horizontal="false" draw:mirror-vertical="false" drawooo:sub-view-size="270511 142239" svg:viewBox="0 0 270511 142239" draw:type="ooxml-non-primitive" draw:enhanced-path="M 0 142239 L 0 0 270511 0 270511 142239 0 142239 N"/></draw:custom-shape><draw:custom-shape draw:name="Shape 1594" draw:style-name="gr23" draw:text-style-name="P411" svg:width="0.4996in" svg:height="0.1551in" svg:x="3.0634in" svg:y="0.239in"><text:p/><draw:enhanced-geometry draw:mirror-horizontal="false" draw:mirror-vertical="false" drawooo:sub-view-size="457200 142239" svg:viewBox="0 0 457200 142239" draw:type="ooxml-non-primitive" draw:enhanced-path="M 0 142239 L 0 0 457200 0 457200 142239 0 142239 N"/></draw:custom-shape><draw:custom-shape draw:name="Shape 1595" draw:style-name="gr17" draw:text-style-name="P411" svg:width="0.4843in" svg:height="0.1551in" svg:x="3.5634in" svg:y="0.239in"><text:p/><draw:enhanced-geometry draw:mirror-horizontal="false" draw:mirror-vertical="false" drawooo:sub-view-size="443228 142239" svg:viewBox="0 0 443228 142239" draw:type="ooxml-non-primitive" draw:enhanced-path="M 0 142239 L 0 0 443228 0 443228 142239 0 142239 N"/></draw:custom-shape><draw:custom-shape draw:name="Shape 1596" draw:style-name="gr11" draw:text-style-name="P411" svg:width="0.4913in" svg:height="0.1551in" svg:x="4.048in" svg:y="0.239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597" draw:style-name="gr12" draw:text-style-name="P411" svg:width="0.4925in" svg:height="0.1551in" svg:x="4.5398in" svg:y="0.239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598" draw:style-name="gr11" draw:text-style-name="P411" svg:width="0.4913in" svg:height="0.1551in" svg:x="5.0327in" svg:y="0.239in"><text:p/><draw:enhanced-geometry draw:mirror-horizontal="false" draw:mirror-vertical="false" drawooo:sub-view-size="449579 142239" svg:viewBox="0 0 449579 142239" draw:type="ooxml-non-primitive" draw:enhanced-path="M 0 0 L 0 142239 449579 142239 449579 0 0 0 N"/></draw:custom-shape></draw:g><text:span text:style-name="T269">&gt;</text:span><text:span text:style-name="T270">st</text:span><text:span text:style-name="T271">a</text:span><text:span text:style-name="T270">rt</text:span><text:span text:style-name="T102"> </text:span><text:span text:style-name="T129">end</text:span><text:span text:style-name="T133">+</text:span><text:span text:style-name="T129">1</text:span><text:span text:style-name="T111"> </text:span><text:span text:style-name="T125">["fil</text:span><text:span text:style-name="T126">ena</text:span><text:span text:style-name="T125">m</text:span><text:span text:style-name="T126">e</text:span><text:span text:style-name="T125">"]</text:span><text:span text:style-name="T128"> </text:span><text:span text:style-name="T178">&lt;</text:span><text:span text:style-name="T175">["fil</text:span><text:span text:style-name="T174">ena</text:span><text:span text:style-name="T175">m</text:span><text:span text:style-name="T174">e</text:span><text:span text:style-name="T175">"]</text:span></text:p>
        <text:p text:style-name="P193"/>
        <text:p text:style-name="P34"><text:span text:style-name="T94">Copy</text:span><text:span text:style-name="T95"> </text:span><text:span text:style-name="T94">and</text:span><text:span text:style-name="T95"> </text:span><text:span text:style-name="T94">Pattern</text:span><text:span text:style-name="T95"> </text:span><text:span text:style-name="T94">Fill</text:span></text:p>
        <text:p text:style-name="P396"><draw:g text:anchor-type="paragraph" draw:z-index="27" draw:name="drawingObject1599" draw:style-name="gr1"><draw:custom-shape draw:name="Shape 1600" draw:style-name="gr45" draw:text-style-name="P411" svg:width="1.4996in" svg:height="0.1551in" svg:x="0.6in" svg:y="0.0827in"><text:p/><draw:enhanced-geometry draw:mirror-horizontal="false" draw:mirror-vertical="false" drawooo:sub-view-size="1371598 142239" svg:viewBox="0 0 1371598 142239" draw:type="ooxml-non-primitive" draw:enhanced-path="M 0 142239 L 0 0 1371598 0 1371598 142239 0 142239 N"/></draw:custom-shape><draw:custom-shape draw:name="Shape 1601" draw:style-name="gr46" draw:text-style-name="P411" svg:width="0.4689in" svg:height="0.1551in" svg:x="2.1in" svg:y="0.0827in"><text:p/><draw:enhanced-geometry draw:mirror-horizontal="false" draw:mirror-vertical="false" drawooo:sub-view-size="429261 142239" svg:viewBox="0 0 429261 142239" draw:type="ooxml-non-primitive" draw:enhanced-path="M 0 142239 L 0 0 429261 0 429261 142239 0 142239 N"/></draw:custom-shape><draw:custom-shape draw:name="Shape 1602" draw:style-name="gr15" draw:text-style-name="P411" svg:width="0.4933in" svg:height="0.1551in" svg:x="2.5693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603" draw:style-name="gr23" draw:text-style-name="P411" svg:width="0.4996in" svg:height="0.1551in" svg:x="3.0634in" svg:y="0.0827in"><text:p/><draw:enhanced-geometry draw:mirror-horizontal="false" draw:mirror-vertical="false" drawooo:sub-view-size="457200 142239" svg:viewBox="0 0 457200 142239" draw:type="ooxml-non-primitive" draw:enhanced-path="M 0 142239 L 0 0 457200 0 457200 142239 0 142239 N"/></draw:custom-shape><draw:custom-shape draw:name="Shape 1604" draw:style-name="gr17" draw:text-style-name="P411" svg:width="0.4843in" svg:height="0.1551in" svg:x="3.5634in" svg:y="0.0827in"><text:p/><draw:enhanced-geometry draw:mirror-horizontal="false" draw:mirror-vertical="false" drawooo:sub-view-size="443228 142239" svg:viewBox="0 0 443228 142239" draw:type="ooxml-non-primitive" draw:enhanced-path="M 0 142239 L 0 0 443228 0 443228 142239 0 142239 N"/></draw:custom-shape><draw:custom-shape draw:name="Shape 1605" draw:style-name="gr11" draw:text-style-name="P411" svg:width="0.4913in" svg:height="0.1551in" svg:x="4.048in" svg:y="0.0827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606" draw:style-name="gr12" draw:text-style-name="P411" svg:width="0.4925in" svg:height="0.1551in" svg:x="4.5398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607" draw:style-name="gr11" draw:text-style-name="P411" svg:width="0.4913in" svg:height="0.1551in" svg:x="5.0327in" svg:y="0.0827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608" draw:style-name="gr150" draw:text-style-name="P411" svg:width="1.4996in" svg:height="0.1559in" svg:x="0.6in" svg:y="0.2382in"><text:p/><draw:enhanced-geometry draw:mirror-horizontal="false" draw:mirror-vertical="false" drawooo:sub-view-size="1371598 142240" svg:viewBox="0 0 1371598 142240" draw:type="ooxml-non-primitive" draw:enhanced-path="M 0 142240 L 0 0 1371598 0 1371598 142240 0 142240 N"/></draw:custom-shape><draw:custom-shape draw:name="Shape 1609" draw:style-name="gr151" draw:text-style-name="P411" svg:width="0.4689in" svg:height="0.1559in" svg:x="2.1in" svg:y="0.2382in"><text:p/><draw:enhanced-geometry draw:mirror-horizontal="false" draw:mirror-vertical="false" drawooo:sub-view-size="429261 142240" svg:viewBox="0 0 429261 142240" draw:type="ooxml-non-primitive" draw:enhanced-path="M 0 142240 L 0 0 429261 0 429261 142240 0 142240 N"/></draw:custom-shape><draw:custom-shape draw:name="Shape 1610" draw:style-name="gr6" draw:text-style-name="P411" svg:width="0.4933in" svg:height="0.1559in" svg:x="2.5693in" svg:y="0.2382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611" draw:style-name="gr64" draw:text-style-name="P411" svg:width="1.1661in" svg:height="0.1559in" svg:x="3.0634in" svg:y="0.2382in"><text:p/><draw:enhanced-geometry draw:mirror-horizontal="false" draw:mirror-vertical="false" drawooo:sub-view-size="1066800 142240" svg:viewBox="0 0 1066800 142240" draw:type="ooxml-non-primitive" draw:enhanced-path="M 0 142240 L 0 0 1066800 0 1066800 142240 0 142240 N"/></draw:custom-shape><draw:custom-shape draw:name="Shape 1612" draw:style-name="gr182" draw:text-style-name="P411" svg:width="0.3094in" svg:height="0.1559in" svg:x="4.2299in" svg:y="0.2382in"><text:p/><draw:enhanced-geometry draw:mirror-horizontal="false" draw:mirror-vertical="false" drawooo:sub-view-size="283208 142240" svg:viewBox="0 0 283208 142240" draw:type="ooxml-non-primitive" draw:enhanced-path="M 0 142240 L 0 0 283208 0 283208 142240 0 142240 N"/></draw:custom-shape><draw:custom-shape draw:name="Shape 1613" draw:style-name="gr4" draw:text-style-name="P411" svg:width="0.4925in" svg:height="0.1559in" svg:x="4.5398in" svg:y="0.2382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614" draw:style-name="gr5" draw:text-style-name="P411" svg:width="0.4913in" svg:height="0.1559in" svg:x="5.0327in" svg:y="0.2382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1615" draw:style-name="gr175" draw:text-style-name="P411" svg:width="1.9161in" svg:height="0.1551in" svg:x="0.6in" svg:y="0.3945in"><text:p/><draw:enhanced-geometry draw:mirror-horizontal="false" draw:mirror-vertical="false" drawooo:sub-view-size="1752598 142241" svg:viewBox="0 0 1752598 142241" draw:type="ooxml-non-primitive" draw:enhanced-path="M 0 142241 L 0 0 1752598 0 1752598 142241 0 142241 N"/></draw:custom-shape><draw:custom-shape draw:name="Shape 1616" draw:style-name="gr8" draw:text-style-name="P411" svg:width="0.0524in" svg:height="0.1551in" svg:x="2.5165in" svg:y="0.3945in"><text:p/><draw:enhanced-geometry draw:mirror-horizontal="false" draw:mirror-vertical="false" drawooo:sub-view-size="48261 142241" svg:viewBox="0 0 48261 142241" draw:type="ooxml-non-primitive" draw:enhanced-path="M 0 142241 L 0 0 48261 0 48261 142241 0 142241 N"/></draw:custom-shape><draw:custom-shape draw:name="Shape 1617" draw:style-name="gr15" draw:text-style-name="P411" svg:width="0.4933in" svg:height="0.1551in" svg:x="2.5693in" svg:y="0.394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618" draw:style-name="gr36" draw:text-style-name="P411" svg:width="0.3331in" svg:height="0.1551in" svg:x="3.0634in" svg:y="0.3945in"><text:p/><draw:enhanced-geometry draw:mirror-horizontal="false" draw:mirror-vertical="false" drawooo:sub-view-size="304800 142241" svg:viewBox="0 0 304800 142241" draw:type="ooxml-non-primitive" draw:enhanced-path="M 0 142241 L 0 0 304800 0 304800 142241 0 142241 N"/></draw:custom-shape><draw:custom-shape draw:name="Shape 1619" draw:style-name="gr8" draw:text-style-name="P411" svg:width="0.1579in" svg:height="0.1551in" svg:x="3.3965in" svg:y="0.3945in"><text:p/><draw:enhanced-geometry draw:mirror-horizontal="false" draw:mirror-vertical="false" drawooo:sub-view-size="144778 142241" svg:viewBox="0 0 144778 142241" draw:type="ooxml-non-primitive" draw:enhanced-path="M 0 142241 L 0 0 144778 0 144778 142241 0 142241 N"/></draw:custom-shape><draw:custom-shape draw:name="Shape 1620" draw:style-name="gr12" draw:text-style-name="P411" svg:width="0.4925in" svg:height="0.1551in" svg:x="3.5547in" svg:y="0.394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621" draw:style-name="gr11" draw:text-style-name="P411" svg:width="0.4913in" svg:height="0.1551in" svg:x="4.048in" svg:y="0.3945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1622" draw:style-name="gr12" draw:text-style-name="P411" svg:width="0.4925in" svg:height="0.1551in" svg:x="4.5398in" svg:y="0.394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623" draw:style-name="gr11" draw:text-style-name="P411" svg:width="0.4913in" svg:height="0.1551in" svg:x="5.0327in" svg:y="0.3945in"><text:p/><draw:enhanced-geometry draw:mirror-horizontal="false" draw:mirror-vertical="false" drawooo:sub-view-size="449579 142241" svg:viewBox="0 0 449579 142241" draw:type="ooxml-non-primitive" draw:enhanced-path="M 0 0 L 0 142241 449579 142241 449579 0 0 0 N"/></draw:custom-shape></draw:g><text:span text:style-name="T272">&amp;</text:span><text:span text:style-name="T270">st</text:span><text:span text:style-name="T271">a</text:span><text:span text:style-name="T270">rt</text:span><text:span text:style-name="T102"> </text:span><text:span text:style-name="T129">end</text:span><text:span text:style-name="T111"> </text:span><text:span text:style-name="T175">t</text:span><text:span text:style-name="T174">a</text:span><text:span text:style-name="T175">r</text:span><text:span text:style-name="T174">ge</text:span><text:span text:style-name="T175">t</text:span><text:span text:style-name="T128"> </text:span><text:span text:style-name="T108">@st</text:span><text:span text:style-name="T110">a</text:span><text:span text:style-name="T108">rt</text:span><text:span text:style-name="T102"> </text:span><text:span text:style-name="T276">"</text:span><text:span text:style-name="T277">pa</text:span><text:span text:style-name="T276">tt</text:span><text:span text:style-name="T277">e</text:span><text:span text:style-name="T276">r</text:span><text:span text:style-name="T277">n</text:span><text:span text:style-name="T276">"</text:span><text:span text:style-name="T128"> </text:span><text:span text:style-name="T272">&amp;</text:span><text:span text:style-name="T270">st</text:span><text:span text:style-name="T271">a</text:span><text:span text:style-name="T270">rt</text:span><text:span text:style-name="T102"> </text:span><text:span text:style-name="T105">end</text:span><text:span text:style-name="T104">-l</text:span><text:span text:style-name="T105">eng</text:span><text:span text:style-name="T104">t</text:span><text:span text:style-name="T105">h</text:span><text:span text:style-name="T102"> </text:span><text:span text:style-name="T233">*</text:span></text:p>
        <text:p text:style-name="P29"/>
        <text:p text:style-name="P397"><text:span text:style-name="T102">; </text:span><text:span text:style-name="T314">S</text:span><text:span text:style-name="T315">a</text:span><text:span text:style-name="T316">v</text:span><text:span text:style-name="T315">e</text:span><text:span text:style-name="T128"> </text:span><text:span text:style-name="T102">; </text:span><text:span text:style-name="T129">Load</text:span></text:p>
        <text:p text:style-name="P10"/>
        <text:p text:style-name="P282"/>
        <text:p text:style-name="P35"><text:span text:style-name="T102">; </text:span><text:span text:style-name="T317">C</text:span><text:span text:style-name="T315">op</text:span><text:span text:style-name="T316">y</text:span></text:p>
        <text:p text:style-name="P398"><text:span text:style-name="T102">; </text:span><text:span text:style-name="T144">P</text:span><text:span text:style-name="T147">a</text:span><text:span text:style-name="T145">tt</text:span><text:span text:style-name="T147">e</text:span><text:span text:style-name="T145">r</text:span><text:span text:style-name="T147">n</text:span><text:span text:style-name="T102"> </text:span><text:span text:style-name="T318">F</text:span><text:span text:style-name="T319">ill</text:span><text:span text:style-name="T128"> </text:span><text:span text:style-name="T102">; </text:span><text:span text:style-name="T111">,,</text:span></text:p>
      </text:section>
      <text:section text:style-name="Sect1" text:name="Section18">
        <text:p text:style-name="P142"/>
        <text:p text:style-name="P34"><text:span text:style-name="T94">Search</text:span></text:p>
        <text:p text:style-name="P109"><draw:g text:anchor-type="paragraph" draw:z-index="40" draw:name="drawingObject1624" draw:style-name="gr1"><draw:custom-shape draw:name="Shape 1625" draw:style-name="gr162" draw:text-style-name="P411" svg:width="3.5835in" svg:height="0.1551in" svg:x="0.6in" svg:y="0.0827in"><text:p/><draw:enhanced-geometry draw:mirror-horizontal="false" draw:mirror-vertical="false" drawooo:sub-view-size="3276600 142239" svg:viewBox="0 0 3276600 142239" draw:type="ooxml-non-primitive" draw:enhanced-path="M 0 142239 L 0 0 3276600 0 3276600 142239 0 142239 N"/></draw:custom-shape><draw:custom-shape draw:name="Shape 1626" draw:style-name="gr163" draw:text-style-name="P411" svg:width="0.3551in" svg:height="0.1551in" svg:x="4.1839in" svg:y="0.0827in"><text:p/><draw:enhanced-geometry draw:mirror-horizontal="false" draw:mirror-vertical="false" drawooo:sub-view-size="325118 142239" svg:viewBox="0 0 325118 142239" draw:type="ooxml-non-primitive" draw:enhanced-path="M 0 142239 L 0 0 325118 0 325118 142239 0 142239 N"/></draw:custom-shape><draw:custom-shape draw:name="Shape 1627" draw:style-name="gr12" draw:text-style-name="P411" svg:width="0.4925in" svg:height="0.1551in" svg:x="4.5398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628" draw:style-name="gr11" draw:text-style-name="P411" svg:width="0.4913in" svg:height="0.1551in" svg:x="5.0327in" svg:y="0.0827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629" draw:style-name="gr143" draw:text-style-name="P411" svg:width="1.2496in" svg:height="0.1559in" svg:x="0.6in" svg:y="0.2382in"><text:p/><draw:enhanced-geometry draw:mirror-horizontal="false" draw:mirror-vertical="false" drawooo:sub-view-size="1142998 142240" svg:viewBox="0 0 1142998 142240" draw:type="ooxml-non-primitive" draw:enhanced-path="M 0 142240 L 0 0 1142998 0 1142998 142240 0 142240 N"/></draw:custom-shape><draw:custom-shape draw:name="Shape 1630" draw:style-name="gr144" draw:text-style-name="P411" svg:width="0.2276in" svg:height="0.1559in" svg:x="1.85in" svg:y="0.2382in"><text:p/><draw:enhanced-geometry draw:mirror-horizontal="false" draw:mirror-vertical="false" drawooo:sub-view-size="208279 142240" svg:viewBox="0 0 208279 142240" draw:type="ooxml-non-primitive" draw:enhanced-path="M 0 142240 L 0 0 208279 0 208279 142240 0 142240 N"/></draw:custom-shape><draw:custom-shape draw:name="Shape 1631" draw:style-name="gr5" draw:text-style-name="P411" svg:width="0.4913in" svg:height="0.1559in" svg:x="2.078in" svg:y="0.2382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1632" draw:style-name="gr6" draw:text-style-name="P411" svg:width="0.4933in" svg:height="0.1559in" svg:x="2.5693in" svg:y="0.2382in"><text:p/><draw:enhanced-geometry draw:mirror-horizontal="false" draw:mirror-vertical="false" drawooo:sub-view-size="450850 142240" svg:viewBox="0 0 450850 142240" draw:type="ooxml-non-primitive" draw:enhanced-path="M 0 142240 L 0 0 450850 0 450850 142240 0 142240 N"/></draw:custom-shape><draw:custom-shape draw:name="Shape 1633" draw:style-name="gr164" draw:text-style-name="P411" svg:width="1.7496in" svg:height="0.1559in" svg:x="3.0634in" svg:y="0.2382in"><text:p/><draw:enhanced-geometry draw:mirror-horizontal="false" draw:mirror-vertical="false" drawooo:sub-view-size="1600200 142240" svg:viewBox="0 0 1600200 142240" draw:type="ooxml-non-primitive" draw:enhanced-path="M 0 142240 L 0 0 1600200 0 1600200 142240 0 142240 N"/></draw:custom-shape><draw:custom-shape draw:name="Shape 1634" draw:style-name="gr165" draw:text-style-name="P411" svg:width="0.2189in" svg:height="0.1559in" svg:x="4.8134in" svg:y="0.2382in"><text:p/><draw:enhanced-geometry draw:mirror-horizontal="false" draw:mirror-vertical="false" drawooo:sub-view-size="200658 142240" svg:viewBox="0 0 200658 142240" draw:type="ooxml-non-primitive" draw:enhanced-path="M 0 142240 L 0 0 200658 0 200658 142240 0 142240 N"/></draw:custom-shape><draw:custom-shape draw:name="Shape 1635" draw:style-name="gr5" draw:text-style-name="P411" svg:width="0.4913in" svg:height="0.1559in" svg:x="5.0327in" svg:y="0.2382in"><text:p/><draw:enhanced-geometry draw:mirror-horizontal="false" draw:mirror-vertical="false" drawooo:sub-view-size="449579 142240" svg:viewBox="0 0 449579 142240" draw:type="ooxml-non-primitive" draw:enhanced-path="M 0 142240 L 0 0 449579 0 449579 142240 0 142240 N"/></draw:custom-shape><draw:custom-shape draw:name="Shape 1636" draw:style-name="gr92" draw:text-style-name="P411" svg:width="1.5831in" svg:height="0.1551in" svg:x="0.6in" svg:y="0.3945in"><text:p/><draw:enhanced-geometry draw:mirror-horizontal="false" draw:mirror-vertical="false" drawooo:sub-view-size="1447798 142241" svg:viewBox="0 0 1447798 142241" draw:type="ooxml-non-primitive" draw:enhanced-path="M 0 142241 L 0 0 1447798 0 1447798 142241 0 142241 N"/></draw:custom-shape><draw:custom-shape draw:name="Shape 1637" draw:style-name="gr93" draw:text-style-name="P411" svg:width="0.3858in" svg:height="0.1551in" svg:x="2.1835in" svg:y="0.3945in"><text:p/><draw:enhanced-geometry draw:mirror-horizontal="false" draw:mirror-vertical="false" drawooo:sub-view-size="353061 142241" svg:viewBox="0 0 353061 142241" draw:type="ooxml-non-primitive" draw:enhanced-path="M 0 142241 L 0 0 353061 0 353061 142241 0 142241 N"/></draw:custom-shape><draw:custom-shape draw:name="Shape 1638" draw:style-name="gr15" draw:text-style-name="P411" svg:width="0.4933in" svg:height="0.1551in" svg:x="2.5693in" svg:y="0.394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639" draw:style-name="gr11" draw:text-style-name="P411" svg:width="0.4913in" svg:height="0.1551in" svg:x="3.0634in" svg:y="0.3945in"><text:p/><draw:enhanced-geometry draw:mirror-horizontal="false" draw:mirror-vertical="false" drawooo:sub-view-size="449578 142241" svg:viewBox="0 0 449578 142241" draw:type="ooxml-non-primitive" draw:enhanced-path="M 0 142241 L 0 0 449578 0 449578 142241 0 142241 N"/></draw:custom-shape><draw:custom-shape draw:name="Shape 1640" draw:style-name="gr12" draw:text-style-name="P411" svg:width="0.4925in" svg:height="0.1551in" svg:x="3.5547in" svg:y="0.394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641" draw:style-name="gr11" draw:text-style-name="P411" svg:width="0.4913in" svg:height="0.1551in" svg:x="4.048in" svg:y="0.3945in"><text:p/><draw:enhanced-geometry draw:mirror-horizontal="false" draw:mirror-vertical="false" drawooo:sub-view-size="449579 142241" svg:viewBox="0 0 449579 142241" draw:type="ooxml-non-primitive" draw:enhanced-path="M 0 142241 L 0 0 449579 0 449579 142241 0 142241 N"/></draw:custom-shape><draw:custom-shape draw:name="Shape 1642" draw:style-name="gr12" draw:text-style-name="P411" svg:width="0.4925in" svg:height="0.1551in" svg:x="4.5398in" svg:y="0.3945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643" draw:style-name="gr11" draw:text-style-name="P411" svg:width="0.4913in" svg:height="0.1551in" svg:x="5.0327in" svg:y="0.3945in"><text:p/><draw:enhanced-geometry draw:mirror-horizontal="false" draw:mirror-vertical="false" drawooo:sub-view-size="449579 142241" svg:viewBox="0 0 449579 142241" draw:type="ooxml-non-primitive" draw:enhanced-path="M 0 0 L 0 142241 449579 142241 449579 0 0 0 N"/></draw:custom-shape></draw:g><text:span text:style-name="T149">/</text:span><text:span text:style-name="T148">add</text:span><text:span text:style-name="T149">r:</text:span><text:span text:style-name="T148">nn</text:span><text:span text:style-name="T102"> </text:span><text:span text:style-name="T239">[</text:span><text:span text:style-name="T240">nn</text:span><text:span text:style-name="T239">]</text:span><text:span text:style-name="T111"> </text:span><text:span text:style-name="T239">[</text:span><text:span text:style-name="T240">nn</text:span><text:span text:style-name="T239">]</text:span><text:span text:style-name="T111"> </text:span><text:span text:style-name="T239">[</text:span><text:span text:style-name="T240">nn</text:span><text:span text:style-name="T239">]</text:span><text:span text:style-name="T102"> </text:span><text:span text:style-name="T239">[</text:span><text:span text:style-name="T240">nn</text:span><text:span text:style-name="T239">]</text:span><text:span text:style-name="T102"> </text:span><text:span text:style-name="T239">[</text:span><text:span text:style-name="T240">nn</text:span><text:span text:style-name="T239">]</text:span><text:span text:style-name="T111"> </text:span><text:span text:style-name="T239">[</text:span><text:span text:style-name="T240">nn</text:span><text:span text:style-name="T239">]</text:span><text:span text:style-name="T102"> </text:span><text:span text:style-name="T239">[</text:span><text:span text:style-name="T240">nn</text:span><text:span text:style-name="T239">]</text:span></text:p>
        <text:p text:style-name="P399"><text:span text:style-name="T149">/</text:span><text:span text:style-name="T148">add</text:span><text:span text:style-name="T149">r</text:span><text:span text:style-name="T111"> </text:span><text:span text:style-name="T264">"stri</text:span><text:span text:style-name="T265">ng</text:span><text:span text:style-name="T264">"</text:span><text:span text:style-name="T128"><text:tab/></text:span><text:span text:style-name="T102">; </text:span><text:span text:style-name="T130">U</text:span><text:span text:style-name="T129">p</text:span><text:span text:style-name="T111"> </text:span><text:span text:style-name="T239">t</text:span><text:span text:style-name="T240">o</text:span><text:span text:style-name="T111"> </text:span><text:span text:style-name="T129">16</text:span><text:span text:style-name="T102"> </text:span><text:span text:style-name="T149">c</text:span><text:span text:style-name="T148">ha</text:span><text:span text:style-name="T149">r</text:span><text:span text:style-name="T148">a</text:span><text:span text:style-name="T149">ct</text:span><text:span text:style-name="T148">e</text:span><text:span text:style-name="T149">rs</text:span><text:span text:style-name="T128"> </text:span><text:span text:style-name="T149">/</text:span><text:span text:style-name="T148">add</text:span><text:span text:style-name="T149">r</text:span><text:span text:style-name="T111"> </text:span><text:span text:style-name="T158">m</text:span><text:span text:style-name="T159">ne</text:span><text:span text:style-name="T102"> </text:span><text:span text:style-name="T108">[</text:span><text:span text:style-name="T110">ope</text:span><text:span text:style-name="T108">r</text:span><text:span text:style-name="T110">and</text:span><text:span text:style-name="T108">]</text:span></text:p>
        <text:p text:style-name="P194"/>
        <text:p text:style-name="P34"><text:span text:style-name="T94">Assertion</text:span><text:span text:style-name="T95"> </text:span><text:span text:style-name="T94">Tester</text:span></text:p>
        <text:p text:style-name="P106"><draw:g text:anchor-type="paragraph" draw:z-index="47" draw:name="drawingObject1644" draw:style-name="gr1"><draw:custom-shape draw:name="Shape 1645" draw:style-name="gr81" draw:text-style-name="P411" svg:width="3.5835in" svg:height="0.1559in" svg:x="0.6in" svg:y="0.0827in"><text:p/><draw:enhanced-geometry draw:mirror-horizontal="false" draw:mirror-vertical="false" drawooo:sub-view-size="3276600 142241" svg:viewBox="0 0 3276600 142241" draw:type="ooxml-non-primitive" draw:enhanced-path="M 0 142241 L 0 0 3276600 0 3276600 142241 0 142241 N"/></draw:custom-shape><draw:custom-shape draw:name="Shape 1646" draw:style-name="gr82" draw:text-style-name="P411" svg:width="0.3551in" svg:height="0.1559in" svg:x="4.1839in" svg:y="0.0827in"><text:p/><draw:enhanced-geometry draw:mirror-horizontal="false" draw:mirror-vertical="false" drawooo:sub-view-size="325118 142241" svg:viewBox="0 0 325118 142241" draw:type="ooxml-non-primitive" draw:enhanced-path="M 0 142241 L 0 0 325118 0 325118 142241 0 142241 N"/></draw:custom-shape><draw:custom-shape draw:name="Shape 1647" draw:style-name="gr4" draw:text-style-name="P411" svg:width="0.4925in" svg:height="0.1559in" svg:x="4.5398in" svg:y="0.0827in"><text:p/><draw:enhanced-geometry draw:mirror-horizontal="false" draw:mirror-vertical="false" drawooo:sub-view-size="450850 142241" svg:viewBox="0 0 450850 142241" draw:type="ooxml-non-primitive" draw:enhanced-path="M 0 142241 L 0 0 450850 0 450850 142241 0 142241 N"/></draw:custom-shape><draw:custom-shape draw:name="Shape 1648" draw:style-name="gr5" draw:text-style-name="P411" svg:width="0.4913in" svg:height="0.1559in" svg:x="5.0327in" svg:y="0.0827in"><text:p/><draw:enhanced-geometry draw:mirror-horizontal="false" draw:mirror-vertical="false" drawooo:sub-view-size="449579 142241" svg:viewBox="0 0 449579 142241" draw:type="ooxml-non-primitive" draw:enhanced-path="M 0 0 L 0 142241 449579 142241 449579 0 0 0 N"/></draw:custom-shape></draw:g><text:span text:style-name="T185">=</text:span><text:span text:style-name="T186">add</text:span><text:span text:style-name="T183">r</text:span><text:span text:style-name="T102"> </text:span><text:span text:style-name="T129">nn</text:span><text:span text:style-name="T111"> </text:span><text:span text:style-name="T239">[</text:span><text:span text:style-name="T240">nn</text:span><text:span text:style-name="T239">]</text:span><text:span text:style-name="T102"> </text:span><text:span text:style-name="T239">[</text:span><text:span text:style-name="T240">nn</text:span><text:span text:style-name="T239">]</text:span><text:span text:style-name="T102"> </text:span><text:span text:style-name="T239">[</text:span><text:span text:style-name="T240">nn</text:span><text:span text:style-name="T239">]</text:span><text:span text:style-name="T111"> </text:span><text:span text:style-name="T239">[</text:span><text:span text:style-name="T240">nn</text:span><text:span text:style-name="T239">]</text:span><text:span text:style-name="T102"> </text:span><text:span text:style-name="T239">[</text:span><text:span text:style-name="T240">nn</text:span><text:span text:style-name="T239">]</text:span><text:span text:style-name="T102"> </text:span><text:span text:style-name="T239">[</text:span><text:span text:style-name="T240">nn</text:span><text:span text:style-name="T239">]</text:span><text:span text:style-name="T111"> </text:span><text:span text:style-name="T239">[</text:span><text:span text:style-name="T240">nn</text:span><text:span text:style-name="T239">]</text:span></text:p>
        <text:p text:style-name="P144"/>
      </text:section>
      <text:section text:style-name="Sect11" text:name="Section19">
        <text:p text:style-name="P34"><text:span text:style-name="T94">Numeric</text:span><text:span text:style-name="T95"> </text:span><text:span text:style-name="T94">Conversion</text:span></text:p>
        <text:p text:style-name="P400"><draw:g text:anchor-type="paragraph" draw:z-index="57" draw:name="drawingObject1649" draw:style-name="gr1"><draw:custom-shape draw:name="Shape 1650" draw:style-name="gr13" draw:text-style-name="P411" svg:width="0.7496in" svg:height="0.1551in" svg:x="0.6in" svg:y="0.0827in"><text:p/><draw:enhanced-geometry draw:mirror-horizontal="false" draw:mirror-vertical="false" drawooo:sub-view-size="685798 142239" svg:viewBox="0 0 685798 142239" draw:type="ooxml-non-primitive" draw:enhanced-path="M 0 142239 L 0 0 685798 0 685798 142239 0 142239 N"/></draw:custom-shape><draw:custom-shape draw:name="Shape 1651" draw:style-name="gr14" draw:text-style-name="P411" svg:width="0.2343in" svg:height="0.1551in" svg:x="1.35in" svg:y="0.0827in"><text:p/><draw:enhanced-geometry draw:mirror-horizontal="false" draw:mirror-vertical="false" drawooo:sub-view-size="214630 142239" svg:viewBox="0 0 214630 142239" draw:type="ooxml-non-primitive" draw:enhanced-path="M 0 142239 L 0 0 214630 0 214630 142239 0 142239 N"/></draw:custom-shape><draw:custom-shape draw:name="Shape 1652" draw:style-name="gr12" draw:text-style-name="P411" svg:width="0.4925in" svg:height="0.1551in" svg:x="1.5846in" svg:y="0.0827in"><text:p/><draw:enhanced-geometry draw:mirror-horizontal="false" draw:mirror-vertical="false" drawooo:sub-view-size="450851 142239" svg:viewBox="0 0 450851 142239" draw:type="ooxml-non-primitive" draw:enhanced-path="M 0 142239 L 0 0 450851 0 450851 142239 0 142239 N"/></draw:custom-shape><draw:custom-shape draw:name="Shape 1653" draw:style-name="gr11" draw:text-style-name="P411" svg:width="0.4913in" svg:height="0.1551in" svg:x="2.078in" svg:y="0.0827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654" draw:style-name="gr15" draw:text-style-name="P411" svg:width="0.4933in" svg:height="0.1551in" svg:x="2.5693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655" draw:style-name="gr35" draw:text-style-name="P411" svg:width="1.3331in" svg:height="0.1551in" svg:x="3.0634in" svg:y="0.0827in"><text:p/><draw:enhanced-geometry draw:mirror-horizontal="false" draw:mirror-vertical="false" drawooo:sub-view-size="1219200 142239" svg:viewBox="0 0 1219200 142239" draw:type="ooxml-non-primitive" draw:enhanced-path="M 0 142239 L 0 0 1219200 0 1219200 142239 0 142239 N"/></draw:custom-shape><draw:custom-shape draw:name="Shape 1656" draw:style-name="gr8" draw:text-style-name="P411" svg:width="0.1425in" svg:height="0.1551in" svg:x="4.3965in" svg:y="0.0827in"><text:p/><draw:enhanced-geometry draw:mirror-horizontal="false" draw:mirror-vertical="false" drawooo:sub-view-size="130808 142239" svg:viewBox="0 0 130808 142239" draw:type="ooxml-non-primitive" draw:enhanced-path="M 0 142239 L 0 0 130808 0 130808 142239 0 142239 N"/></draw:custom-shape><draw:custom-shape draw:name="Shape 1657" draw:style-name="gr12" draw:text-style-name="P411" svg:width="0.4925in" svg:height="0.1551in" svg:x="4.5398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658" draw:style-name="gr11" draw:text-style-name="P411" svg:width="0.4913in" svg:height="0.1551in" svg:x="5.0327in" svg:y="0.0827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659" draw:style-name="gr13" draw:text-style-name="P411" svg:width="0.7496in" svg:height="0.1551in" svg:x="0.6in" svg:y="0.239in"><text:p/><draw:enhanced-geometry draw:mirror-horizontal="false" draw:mirror-vertical="false" drawooo:sub-view-size="685798 142238" svg:viewBox="0 0 685798 142238" draw:type="ooxml-non-primitive" draw:enhanced-path="M 0 142238 L 0 0 685798 0 685798 142238 0 142238 N"/></draw:custom-shape><draw:custom-shape draw:name="Shape 1660" draw:style-name="gr14" draw:text-style-name="P411" svg:width="0.2343in" svg:height="0.1551in" svg:x="1.35in" svg:y="0.239in"><text:p/><draw:enhanced-geometry draw:mirror-horizontal="false" draw:mirror-vertical="false" drawooo:sub-view-size="214630 142238" svg:viewBox="0 0 214630 142238" draw:type="ooxml-non-primitive" draw:enhanced-path="M 0 142238 L 0 0 214630 0 214630 142238 0 142238 N"/></draw:custom-shape><draw:custom-shape draw:name="Shape 1661" draw:style-name="gr12" draw:text-style-name="P411" svg:width="0.4925in" svg:height="0.1551in" svg:x="1.5846in" svg:y="0.239in"><text:p/><draw:enhanced-geometry draw:mirror-horizontal="false" draw:mirror-vertical="false" drawooo:sub-view-size="450851 142238" svg:viewBox="0 0 450851 142238" draw:type="ooxml-non-primitive" draw:enhanced-path="M 0 142238 L 0 0 450851 0 450851 142238 0 142238 N"/></draw:custom-shape><draw:custom-shape draw:name="Shape 1662" draw:style-name="gr11" draw:text-style-name="P411" svg:width="0.4913in" svg:height="0.1551in" svg:x="2.078in" svg:y="0.239in"><text:p/><draw:enhanced-geometry draw:mirror-horizontal="false" draw:mirror-vertical="false" drawooo:sub-view-size="449579 142238" svg:viewBox="0 0 449579 142238" draw:type="ooxml-non-primitive" draw:enhanced-path="M 0 142238 L 0 0 449579 0 449579 142238 0 142238 N"/></draw:custom-shape><draw:custom-shape draw:name="Shape 1663" draw:style-name="gr15" draw:text-style-name="P411" svg:width="0.4933in" svg:height="0.1551in" svg:x="2.5693in" svg:y="0.239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1664" draw:style-name="gr35" draw:text-style-name="P411" svg:width="1.3331in" svg:height="0.1551in" svg:x="3.0634in" svg:y="0.239in"><text:p/><draw:enhanced-geometry draw:mirror-horizontal="false" draw:mirror-vertical="false" drawooo:sub-view-size="1219200 142238" svg:viewBox="0 0 1219200 142238" draw:type="ooxml-non-primitive" draw:enhanced-path="M 0 142238 L 0 0 1219200 0 1219200 142238 0 142238 N"/></draw:custom-shape><draw:custom-shape draw:name="Shape 1665" draw:style-name="gr8" draw:text-style-name="P411" svg:width="0.1425in" svg:height="0.1551in" svg:x="4.3965in" svg:y="0.239in"><text:p/><draw:enhanced-geometry draw:mirror-horizontal="false" draw:mirror-vertical="false" drawooo:sub-view-size="130808 142238" svg:viewBox="0 0 130808 142238" draw:type="ooxml-non-primitive" draw:enhanced-path="M 0 142238 L 0 0 130808 0 130808 142238 0 142238 N"/></draw:custom-shape><draw:custom-shape draw:name="Shape 1666" draw:style-name="gr12" draw:text-style-name="P411" svg:width="0.4925in" svg:height="0.1551in" svg:x="4.5398in" svg:y="0.239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1667" draw:style-name="gr11" draw:text-style-name="P411" svg:width="0.4913in" svg:height="0.1551in" svg:x="5.0327in" svg:y="0.239in"><text:p/><draw:enhanced-geometry draw:mirror-horizontal="false" draw:mirror-vertical="false" drawooo:sub-view-size="449579 142238" svg:viewBox="0 0 449579 142238" draw:type="ooxml-non-primitive" draw:enhanced-path="M 0 0 L 0 142238 449579 142238 449579 0 0 0 N"/></draw:custom-shape></draw:g><text:span text:style-name="T98">$hh</text:span><text:span text:style-name="T97">[</text:span><text:span text:style-name="T98">hh</text:span><text:span text:style-name="T97">]</text:span><text:span text:style-name="T128"> </text:span><text:span text:style-name="T320">#nu</text:span><text:span text:style-name="T321">m</text:span><text:span text:style-name="T320">be</text:span><text:span text:style-name="T321">r</text:span></text:p>
        <text:p text:style-name="P195"/>
        <text:p text:style-name="P34"><text:span text:style-name="T94">BASIC</text:span><text:span text:style-name="T95"> </text:span><text:span text:style-name="T94">Stage</text:span><text:span text:style-name="T95"> </text:span><text:span text:style-name="T94">Select</text:span></text:p>
        <text:p text:style-name="P107"><draw:g text:anchor-type="paragraph" draw:z-index="71" draw:name="drawingObject1668" draw:style-name="gr1"><draw:custom-shape draw:name="Shape 1669" draw:style-name="gr8" draw:text-style-name="P411" svg:width="0.0831in" svg:height="0.1551in" svg:x="0.6in" svg:y="0.0827in"><text:p/><draw:enhanced-geometry draw:mirror-horizontal="false" draw:mirror-vertical="false" drawooo:sub-view-size="76200 142238" svg:viewBox="0 0 76200 142238" draw:type="ooxml-non-primitive" draw:enhanced-path="M 0 142238 L 0 0 76200 0 76200 142238 0 142238 N"/></draw:custom-shape><draw:custom-shape draw:name="Shape 1670" draw:style-name="gr119" draw:text-style-name="P411" svg:width="4.5004in" svg:height="0.1551in" svg:x="0.6835in" svg:y="0.0827in"><text:p/><draw:enhanced-geometry draw:mirror-horizontal="false" draw:mirror-vertical="false" drawooo:sub-view-size="4114800 142238" svg:viewBox="0 0 4114800 142238" draw:type="ooxml-non-primitive" draw:enhanced-path="M 0 142238 L 0 0 4114800 0 4114800 142238 0 142238 N"/></draw:custom-shape><draw:custom-shape draw:name="Shape 1671" draw:style-name="gr120" draw:text-style-name="P411" svg:width="0.3398in" svg:height="0.1551in" svg:x="5.1839in" svg:y="0.0827in"><text:p/><draw:enhanced-geometry draw:mirror-horizontal="false" draw:mirror-vertical="false" drawooo:sub-view-size="311150 142238" svg:viewBox="0 0 311150 142238" draw:type="ooxml-non-primitive" draw:enhanced-path="M 0 0 L 0 142238 311150 142238 311150 0 0 0 N"/></draw:custom-shape><draw:custom-shape draw:name="Shape 1672" draw:style-name="gr8" draw:text-style-name="P411" svg:width="0.0831in" svg:height="0.1551in" svg:x="0.6in" svg:y="0.239in"><text:p/><draw:enhanced-geometry draw:mirror-horizontal="false" draw:mirror-vertical="false" drawooo:sub-view-size="76200 142239" svg:viewBox="0 0 76200 142239" draw:type="ooxml-non-primitive" draw:enhanced-path="M 0 142239 L 0 0 76200 0 76200 142239 0 142239 N"/></draw:custom-shape><draw:custom-shape draw:name="Shape 1673" draw:style-name="gr121" draw:text-style-name="P411" svg:width="4.5835in" svg:height="0.1551in" svg:x="0.6835in" svg:y="0.239in"><text:p/><draw:enhanced-geometry draw:mirror-horizontal="false" draw:mirror-vertical="false" drawooo:sub-view-size="4191000 142239" svg:viewBox="0 0 4191000 142239" draw:type="ooxml-non-primitive" draw:enhanced-path="M 0 142239 L 0 0 4191000 0 4191000 142239 0 142239 N"/></draw:custom-shape><draw:custom-shape draw:name="Shape 1674" draw:style-name="gr122" draw:text-style-name="P411" svg:width="0.2567in" svg:height="0.1551in" svg:x="5.2673in" svg:y="0.239in"><text:p/><draw:enhanced-geometry draw:mirror-horizontal="false" draw:mirror-vertical="false" drawooo:sub-view-size="234950 142239" svg:viewBox="0 0 234950 142239" draw:type="ooxml-non-primitive" draw:enhanced-path="M 0 0 L 0 142239 234950 142239 234950 0 0 0 N"/></draw:custom-shape></draw:g><text:span text:style-name="T309">↑st</text:span><text:span text:style-name="T310">a</text:span><text:span text:style-name="T309">rt-</text:span><text:span text:style-name="T310">page</text:span><text:span text:style-name="T111"> </text:span><text:span text:style-name="T97">[</text:span><text:span text:style-name="T98">end</text:span><text:span text:style-name="T97">-</text:span><text:span text:style-name="T98">page</text:span><text:span text:style-name="T97">]</text:span><text:span text:style-name="T102"> </text:span><text:span text:style-name="T260">[</text:span><text:span text:style-name="T261">N</text:span><text:span text:style-name="T262">E</text:span><text:span text:style-name="T260">W]</text:span><text:span text:style-name="T128"> </text:span><text:span text:style-name="T108">↑</text:span></text:p>
        <text:p text:style-name="P194"/>
        <text:p text:style-name="P34"><text:span text:style-name="T94">User</text:span><text:span text:style-name="T95"> </text:span><text:span text:style-name="T94">Plug-In</text:span></text:p>
        <text:p text:style-name="P401"><draw:g text:anchor-type="paragraph" draw:z-index="80" draw:name="drawingObject1675" draw:style-name="gr1"><draw:custom-shape draw:name="Shape 1676" draw:style-name="gr8" draw:text-style-name="P411" svg:width="0.0831in" svg:height="0.1551in" svg:x="0.6in" svg:y="0.0827in"><text:p/><draw:enhanced-geometry draw:mirror-horizontal="false" draw:mirror-vertical="false" drawooo:sub-view-size="76200 142239" svg:viewBox="0 0 76200 142239" draw:type="ooxml-non-primitive" draw:enhanced-path="M 0 142239 L 0 0 76200 0 76200 142239 0 142239 N"/></draw:custom-shape><draw:custom-shape draw:name="Shape 1677" draw:style-name="gr51" draw:text-style-name="P411" svg:width="0.9996in" svg:height="0.1551in" svg:x="0.6835in" svg:y="0.0827in"><text:p/><draw:enhanced-geometry draw:mirror-horizontal="false" draw:mirror-vertical="false" drawooo:sub-view-size="914398 142239" svg:viewBox="0 0 914398 142239" draw:type="ooxml-non-primitive" draw:enhanced-path="M 0 142239 L 0 0 914398 0 914398 142239 0 142239 N"/></draw:custom-shape><draw:custom-shape draw:name="Shape 1678" draw:style-name="gr22" draw:text-style-name="P411" svg:width="0.3941in" svg:height="0.1551in" svg:x="1.6835in" svg:y="0.0827in"><text:p/><draw:enhanced-geometry draw:mirror-horizontal="false" draw:mirror-vertical="false" drawooo:sub-view-size="360680 142239" svg:viewBox="0 0 360680 142239" draw:type="ooxml-non-primitive" draw:enhanced-path="M 0 142239 L 0 0 360680 0 360680 142239 0 142239 N"/></draw:custom-shape><draw:custom-shape draw:name="Shape 1679" draw:style-name="gr11" draw:text-style-name="P411" svg:width="0.4913in" svg:height="0.1551in" svg:x="2.078in" svg:y="0.0827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680" draw:style-name="gr15" draw:text-style-name="P411" svg:width="0.4933in" svg:height="0.1551in" svg:x="2.5693in" svg:y="0.0827in"><text:p/><draw:enhanced-geometry draw:mirror-horizontal="false" draw:mirror-vertical="false" drawooo:sub-view-size="450850 142239" svg:viewBox="0 0 450850 142239" draw:type="ooxml-non-primitive" draw:enhanced-path="M 0 142239 L 0 0 450850 0 450850 142239 0 142239 N"/></draw:custom-shape><draw:custom-shape draw:name="Shape 1681" draw:style-name="gr38" draw:text-style-name="P411" svg:width="1.6661in" svg:height="0.1551in" svg:x="3.0634in" svg:y="0.0827in"><text:p/><draw:enhanced-geometry draw:mirror-horizontal="false" draw:mirror-vertical="false" drawooo:sub-view-size="1524000 142239" svg:viewBox="0 0 1524000 142239" draw:type="ooxml-non-primitive" draw:enhanced-path="M 0 142239 L 0 0 1524000 0 1524000 142239 0 142239 N"/></draw:custom-shape><draw:custom-shape draw:name="Shape 1682" draw:style-name="gr39" draw:text-style-name="P411" svg:width="0.3024in" svg:height="0.1551in" svg:x="4.7299in" svg:y="0.0827in"><text:p/><draw:enhanced-geometry draw:mirror-horizontal="false" draw:mirror-vertical="false" drawooo:sub-view-size="276858 142239" svg:viewBox="0 0 276858 142239" draw:type="ooxml-non-primitive" draw:enhanced-path="M 0 142239 L 0 0 276858 0 276858 142239 0 142239 N"/></draw:custom-shape><draw:custom-shape draw:name="Shape 1683" draw:style-name="gr11" draw:text-style-name="P411" svg:width="0.4913in" svg:height="0.1551in" svg:x="5.0327in" svg:y="0.0827in"><text:p/><draw:enhanced-geometry draw:mirror-horizontal="false" draw:mirror-vertical="false" drawooo:sub-view-size="449579 142239" svg:viewBox="0 0 449579 142239" draw:type="ooxml-non-primitive" draw:enhanced-path="M 0 142239 L 0 0 449579 0 449579 142239 0 142239 N"/></draw:custom-shape><draw:custom-shape draw:name="Shape 1684" draw:style-name="gr8" draw:text-style-name="P411" svg:width="0.0831in" svg:height="0.1551in" svg:x="0.6in" svg:y="0.239in"><text:p/><draw:enhanced-geometry draw:mirror-horizontal="false" draw:mirror-vertical="false" drawooo:sub-view-size="76200 142238" svg:viewBox="0 0 76200 142238" draw:type="ooxml-non-primitive" draw:enhanced-path="M 0 142238 L 0 0 76200 0 76200 142238 0 142238 N"/></draw:custom-shape><draw:custom-shape draw:name="Shape 1685" draw:style-name="gr23" draw:text-style-name="P411" svg:width="0.4996in" svg:height="0.1551in" svg:x="0.6835in" svg:y="0.239in"><text:p/><draw:enhanced-geometry draw:mirror-horizontal="false" draw:mirror-vertical="false" drawooo:sub-view-size="457198 142238" svg:viewBox="0 0 457198 142238" draw:type="ooxml-non-primitive" draw:enhanced-path="M 0 142238 L 0 0 457198 0 457198 142238 0 142238 N"/></draw:custom-shape><draw:custom-shape draw:name="Shape 1686" draw:style-name="gr57" draw:text-style-name="P411" svg:width="0.4012in" svg:height="0.1551in" svg:x="1.1835in" svg:y="0.239in"><text:p/><draw:enhanced-geometry draw:mirror-horizontal="false" draw:mirror-vertical="false" drawooo:sub-view-size="367030 142238" svg:viewBox="0 0 367030 142238" draw:type="ooxml-non-primitive" draw:enhanced-path="M 0 142238 L 0 0 367030 0 367030 142238 0 142238 N"/></draw:custom-shape><draw:custom-shape draw:name="Shape 1687" draw:style-name="gr12" draw:text-style-name="P411" svg:width="0.4925in" svg:height="0.1551in" svg:x="1.5846in" svg:y="0.239in"><text:p/><draw:enhanced-geometry draw:mirror-horizontal="false" draw:mirror-vertical="false" drawooo:sub-view-size="450851 142238" svg:viewBox="0 0 450851 142238" draw:type="ooxml-non-primitive" draw:enhanced-path="M 0 142238 L 0 0 450851 0 450851 142238 0 142238 N"/></draw:custom-shape><draw:custom-shape draw:name="Shape 1688" draw:style-name="gr11" draw:text-style-name="P411" svg:width="0.4913in" svg:height="0.1551in" svg:x="2.078in" svg:y="0.239in"><text:p/><draw:enhanced-geometry draw:mirror-horizontal="false" draw:mirror-vertical="false" drawooo:sub-view-size="449579 142238" svg:viewBox="0 0 449579 142238" draw:type="ooxml-non-primitive" draw:enhanced-path="M 0 142238 L 0 0 449579 0 449579 142238 0 142238 N"/></draw:custom-shape><draw:custom-shape draw:name="Shape 1689" draw:style-name="gr15" draw:text-style-name="P411" svg:width="0.4933in" svg:height="0.1551in" svg:x="2.5693in" svg:y="0.239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1690" draw:style-name="gr35" draw:text-style-name="P411" svg:width="1.3331in" svg:height="0.1551in" svg:x="3.0634in" svg:y="0.239in"><text:p/><draw:enhanced-geometry draw:mirror-horizontal="false" draw:mirror-vertical="false" drawooo:sub-view-size="1219200 142238" svg:viewBox="0 0 1219200 142238" draw:type="ooxml-non-primitive" draw:enhanced-path="M 0 142238 L 0 0 1219200 0 1219200 142238 0 142238 N"/></draw:custom-shape><draw:custom-shape draw:name="Shape 1691" draw:style-name="gr8" draw:text-style-name="P411" svg:width="0.1425in" svg:height="0.1551in" svg:x="4.3965in" svg:y="0.239in"><text:p/><draw:enhanced-geometry draw:mirror-horizontal="false" draw:mirror-vertical="false" drawooo:sub-view-size="130808 142238" svg:viewBox="0 0 130808 142238" draw:type="ooxml-non-primitive" draw:enhanced-path="M 0 142238 L 0 0 130808 0 130808 142238 0 142238 N"/></draw:custom-shape><draw:custom-shape draw:name="Shape 1692" draw:style-name="gr12" draw:text-style-name="P411" svg:width="0.4925in" svg:height="0.1551in" svg:x="4.5398in" svg:y="0.239in"><text:p/><draw:enhanced-geometry draw:mirror-horizontal="false" draw:mirror-vertical="false" drawooo:sub-view-size="450850 142238" svg:viewBox="0 0 450850 142238" draw:type="ooxml-non-primitive" draw:enhanced-path="M 0 142238 L 0 0 450850 0 450850 142238 0 142238 N"/></draw:custom-shape><draw:custom-shape draw:name="Shape 1693" draw:style-name="gr11" draw:text-style-name="P411" svg:width="0.4913in" svg:height="0.1551in" svg:x="5.0327in" svg:y="0.239in"><text:p/><draw:enhanced-geometry draw:mirror-horizontal="false" draw:mirror-vertical="false" drawooo:sub-view-size="449579 142238" svg:viewBox="0 0 449579 142238" draw:type="ooxml-non-primitive" draw:enhanced-path="M 0 0 L 0 142238 449579 142238 449579 0 0 0 N"/></draw:custom-shape></draw:g><text:span text:style-name="T309">`[</text:span><text:span text:style-name="T310">pa</text:span><text:span text:style-name="T309">r</text:span><text:span text:style-name="T310">a</text:span><text:span text:style-name="T309">m</text:span><text:span text:style-name="T310">e</text:span><text:span text:style-name="T309">t</text:span><text:span text:style-name="T310">e</text:span><text:span text:style-name="T309">rs]</text:span><text:span text:style-name="T128"> </text:span><text:span text:style-name="T147">£</text:span><text:span text:style-name="T145">[</text:span><text:span text:style-name="T147">add</text:span><text:span text:style-name="T145">r]</text:span></text:p>
        <text:p text:style-name="P30"/>
        <text:p text:style-name="P402"><text:span text:style-name="T102">; </text:span><text:span text:style-name="T120">H</text:span><text:span text:style-name="T124">e</text:span><text:span text:style-name="T122">x</text:span><text:span text:style-name="T111"> </text:span><text:span text:style-name="T239">t</text:span><text:span text:style-name="T240">o</text:span><text:span text:style-name="T111"> </text:span><text:span text:style-name="T203">ba</text:span><text:span text:style-name="T202">s</text:span><text:span text:style-name="T203">e</text:span><text:span text:style-name="T202">-</text:span><text:span text:style-name="T203">10</text:span><text:span text:style-name="T128"> </text:span><text:span text:style-name="T102">; </text:span><text:span text:style-name="T182">B</text:span><text:span text:style-name="T186">a</text:span><text:span text:style-name="T183">s</text:span><text:span text:style-name="T186">e</text:span><text:span text:style-name="T183">-</text:span><text:span text:style-name="T186">10</text:span><text:span text:style-name="T102"> </text:span><text:span text:style-name="T125">t</text:span><text:span text:style-name="T126">o</text:span><text:span text:style-name="T102"> </text:span><text:span text:style-name="T120">H</text:span><text:span text:style-name="T124">e</text:span><text:span text:style-name="T122">x</text:span></text:p>
        <text:p text:style-name="P17"/>
        <text:p text:style-name="P403"/>
        <text:p text:style-name="P404"><text:span text:style-name="T102">; </text:span><text:span text:style-name="T118">S</text:span><text:span text:style-name="T117">e</text:span><text:span text:style-name="T116">t</text:span><text:span text:style-name="T102"> </text:span><text:span text:style-name="T322">st</text:span><text:span text:style-name="T323">age</text:span><text:span text:style-name="T102"> </text:span><text:span text:style-name="T324">st</text:span><text:span text:style-name="T325">a</text:span><text:span text:style-name="T324">rt</text:span><text:span text:style-name="T111"> </text:span><text:span text:style-name="T129">and</text:span><text:span text:style-name="T102"> </text:span><text:span text:style-name="T129">end</text:span><text:span text:style-name="T212"> </text:span><text:span text:style-name="T102">; </text:span><text:span text:style-name="T131">S</text:span><text:span text:style-name="T129">ho</text:span><text:span text:style-name="T130">w</text:span><text:span text:style-name="T111"> </text:span><text:span text:style-name="T322">st</text:span><text:span text:style-name="T323">age</text:span><text:span text:style-name="T111"> </text:span><text:span text:style-name="T140">add</text:span><text:span text:style-name="T141">r</text:span><text:span text:style-name="T140">e</text:span><text:span text:style-name="T141">ss</text:span><text:span text:style-name="T111"> </text:span><text:span text:style-name="T183">r</text:span><text:span text:style-name="T186">ange</text:span></text:p>
        <text:p text:style-name="P18"/>
        <text:p text:style-name="P405"/>
        <text:p text:style-name="P406"><text:span text:style-name="T102">; </text:span><text:span text:style-name="T326">O</text:span><text:span text:style-name="T327">ne</text:span><text:span text:style-name="T326">-tim</text:span><text:span text:style-name="T327">e</text:span><text:span text:style-name="T165"> </text:span><text:span text:style-name="T110">e</text:span><text:span text:style-name="T108">x</text:span><text:span text:style-name="T110">e</text:span><text:span text:style-name="T108">c</text:span><text:span text:style-name="T110">u</text:span><text:span text:style-name="T108">ti</text:span><text:span text:style-name="T110">on</text:span><text:span text:style-name="T128"> </text:span><text:span text:style-name="T102">; </text:span><text:span text:style-name="T325">L</text:span><text:span text:style-name="T324">ist</text:span><text:span text:style-name="T111"> </text:span><text:span text:style-name="T110">e</text:span><text:span text:style-name="T108">x</text:span><text:span text:style-name="T110">e</text:span><text:span text:style-name="T108">c</text:span><text:span text:style-name="T110">u</text:span><text:span text:style-name="T108">ti</text:span><text:span text:style-name="T110">on</text:span></text:p>
      </text:section>
      <text:section text:style-name="Sect1" text:name="Section20"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00"/>
        <text:p text:style-name="P223"><text:span text:style-name="T89">- 38 -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1" svg:font-family="'Liberation Mono'" style:font-family-generic="system" style:font-pitch="variable"/>
    <style:font-face style:name="Liberation Sans2" svg:font-family="'Liberation Sans'" style:font-family-generic="system" style:font-pitch="variable"/>
    <style:font-face style:name="OpenSymbol1" svg:font-family="OpenSymbo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7.5in" fo:page-height="7.5in" style:num-format="1" style:print-orientation="portrait" fo:margin-top="0.7874in" fo:margin-bottom="0.4992in" fo:margin-left="1.1811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.5in" fo:page-height="7.5in" style:num-format="1" style:print-orientation="portrait" fo:margin-top="0.6665in" fo:margin-bottom="0.4992in" fo:margin-left="0.5008in" fo:margin-right="0.5902in" style:writing-mode="lr-tb" style:layout-grid-color="#c0c0c0" style:layout-grid-lines="1608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7.5in" fo:page-height="7.5in" style:num-format="1" style:print-orientation="portrait" fo:margin-top="0.6665in" fo:margin-bottom="0.4992in" fo:margin-left="1.1811in" fo:margin-right="0.5543in" style:writing-mode="lr-tb" style:layout-grid-color="#c0c0c0" style:layout-grid-lines="1608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7.5in" fo:page-height="7.5in" style:num-format="1" style:print-orientation="portrait" fo:margin-top="0.6665in" fo:margin-bottom="0.4992in" fo:margin-left="1.1811in" fo:margin-right="0.5791in" style:writing-mode="lr-tb" style:layout-grid-color="#c0c0c0" style:layout-grid-lines="1608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7.5in" fo:page-height="7.5in" style:num-format="1" style:print-orientation="portrait" fo:margin-top="0.6665in" fo:margin-bottom="0.4992in" fo:margin-left="1.1811in" fo:margin-right="0.5547in" style:writing-mode="lr-tb" style:layout-grid-color="#c0c0c0" style:layout-grid-lines="1608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7.5in" fo:page-height="7.5in" style:num-format="1" style:print-orientation="portrait" fo:margin-top="0.4972in" fo:margin-bottom="0.4992in" fo:margin-left="1.1811in" fo:margin-right="0.5846in" style:writing-mode="lr-tb" style:layout-grid-color="#c0c0c0" style:layout-grid-lines="165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7.5in" fo:page-height="7.5in" style:num-format="1" style:print-orientation="portrait" fo:margin-top="0.5in" fo:margin-bottom="0.4992in" fo:margin-left="1.1811in" fo:margin-right="0.5409in" style:writing-mode="lr-tb" style:layout-grid-color="#c0c0c0" style:layout-grid-lines="1651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7.5in" fo:page-height="7.5in" style:num-format="1" style:print-orientation="portrait" fo:margin-top="0.598in" fo:margin-bottom="0.4992in" fo:margin-left="1.1811in" fo:margin-right="0.5118in" style:writing-mode="lr-tb" style:layout-grid-color="#c0c0c0" style:layout-grid-lines="1626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7.5in" fo:page-height="7.5in" style:num-format="1" style:print-orientation="portrait" fo:margin-top="0.6665in" fo:margin-bottom="0.4992in" fo:margin-left="1.1811in" fo:margin-right="0.5209in" style:writing-mode="lr-tb" style:layout-grid-color="#c0c0c0" style:layout-grid-lines="1608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7.5in" fo:page-height="7.5in" style:num-format="1" style:print-orientation="portrait" fo:margin-top="0.6398in" fo:margin-bottom="0.4992in" fo:margin-left="1.1811in" fo:margin-right="0.5244in" style:writing-mode="lr-tb" style:layout-grid-color="#c0c0c0" style:layout-grid-lines="1615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7.5in" fo:page-height="7.5in" style:num-format="1" style:print-orientation="portrait" fo:margin-top="0.6665in" fo:margin-bottom="0.4992in" fo:margin-left="1.1811in" fo:margin-right="0.5445in" style:writing-mode="lr-tb" style:layout-grid-color="#c0c0c0" style:layout-grid-lines="1608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7.5in" fo:page-height="7.5in" style:num-format="1" style:print-orientation="portrait" fo:margin-top="0.6665in" fo:margin-bottom="0.4992in" fo:margin-left="1.1811in" fo:margin-right="0.5902in" style:writing-mode="lr-tb" style:layout-grid-color="#c0c0c0" style:layout-grid-lines="1608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7.5in" fo:page-height="7.5in" style:num-format="1" style:print-orientation="portrait" fo:margin-top="0.6665in" fo:margin-bottom="0.4992in" fo:margin-left="1.1811in" fo:margin-right="0.5201in" style:writing-mode="lr-tb" style:layout-grid-color="#c0c0c0" style:layout-grid-lines="1608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7.5in" fo:page-height="7.5in" style:num-format="1" style:print-orientation="portrait" fo:margin-top="0.6665in" fo:margin-bottom="0.4992in" fo:margin-left="1.1811in" fo:margin-right="0.5173in" style:writing-mode="lr-tb" style:layout-grid-color="#c0c0c0" style:layout-grid-lines="1608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7.5in" fo:page-height="7.5in" style:num-format="1" style:print-orientation="portrait" fo:margin-top="0.5in" fo:margin-bottom="0.4992in" fo:margin-left="1.1811in" fo:margin-right="0.5291in" style:writing-mode="lr-tb" style:layout-grid-color="#c0c0c0" style:layout-grid-lines="1651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6">
      <style:page-layout-properties fo:page-width="7.5in" fo:page-height="7.5in" style:num-format="1" style:print-orientation="portrait" fo:margin-top="0.5in" fo:margin-bottom="0.4992in" fo:margin-left="0.5008in" fo:margin-right="0.5902in" style:writing-mode="lr-tb" style:layout-grid-color="#c0c0c0" style:layout-grid-lines="1651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7">
      <style:page-layout-properties fo:page-width="7.5in" fo:page-height="7.5in" style:num-format="1" style:print-orientation="portrait" fo:margin-top="0.6665in" fo:margin-bottom="0.4992in" fo:margin-left="1.1811in" fo:margin-right="0.5327in" style:writing-mode="lr-tb" style:layout-grid-color="#c0c0c0" style:layout-grid-lines="1608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7.5in" fo:page-height="7.5in" style:num-format="1" style:print-orientation="portrait" fo:margin-top="0.6398in" fo:margin-bottom="0.4992in" fo:margin-left="0.5008in" fo:margin-right="0.5902in" style:writing-mode="lr-tb" style:layout-grid-color="#c0c0c0" style:layout-grid-lines="1615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7.5in" fo:page-height="7.5in" style:num-format="1" style:print-orientation="portrait" fo:margin-top="0.6665in" fo:margin-bottom="0.4992in" fo:margin-left="1.1811in" fo:margin-right="0.5075in" style:writing-mode="lr-tb" style:layout-grid-color="#c0c0c0" style:layout-grid-lines="1608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7.5in" fo:page-height="7.5in" style:num-format="1" style:print-orientation="portrait" fo:margin-top="0.5in" fo:margin-bottom="0.4992in" fo:margin-left="1.1811in" fo:margin-right="0.5902in" style:writing-mode="lr-tb" style:layout-grid-color="#c0c0c0" style:layout-grid-lines="1651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4"/>
    <style:master-page style:name="Converted5" style:page-layout-name="Mpm2"/>
    <style:master-page style:name="Converted6" style:page-layout-name="Mpm5"/>
    <style:master-page style:name="Converted7" style:page-layout-name="Mpm2"/>
    <style:master-page style:name="Converted8" style:page-layout-name="Mpm6"/>
    <style:master-page style:name="Converted9" style:page-layout-name="Mpm2"/>
    <style:master-page style:name="Converted10" style:page-layout-name="Mpm7"/>
    <style:master-page style:name="Converted11" style:page-layout-name="Mpm2"/>
    <style:master-page style:name="Converted12" style:page-layout-name="Mpm8"/>
    <style:master-page style:name="Converted13" style:page-layout-name="Mpm2"/>
    <style:master-page style:name="Converted14" style:page-layout-name="Mpm9"/>
    <style:master-page style:name="Converted15" style:page-layout-name="Mpm2"/>
    <style:master-page style:name="Converted16" style:page-layout-name="Mpm10"/>
    <style:master-page style:name="Converted17" style:page-layout-name="Mpm2"/>
    <style:master-page style:name="Converted18" style:page-layout-name="Mpm11"/>
    <style:master-page style:name="Converted19" style:page-layout-name="Mpm2"/>
    <style:master-page style:name="Converted20" style:page-layout-name="Mpm12"/>
    <style:master-page style:name="Converted21" style:page-layout-name="Mpm2"/>
    <style:master-page style:name="Converted22" style:page-layout-name="Mpm13"/>
    <style:master-page style:name="Converted23" style:page-layout-name="Mpm2"/>
    <style:master-page style:name="Converted24" style:page-layout-name="Mpm12"/>
    <style:master-page style:name="Converted25" style:page-layout-name="Mpm2"/>
    <style:master-page style:name="Converted26" style:page-layout-name="Mpm14"/>
    <style:master-page style:name="Converted27" style:page-layout-name="Mpm2"/>
    <style:master-page style:name="Converted28" style:page-layout-name="Mpm15"/>
    <style:master-page style:name="Converted29" style:page-layout-name="Mpm16"/>
    <style:master-page style:name="Converted30" style:page-layout-name="Mpm17"/>
    <style:master-page style:name="Converted31" style:page-layout-name="Mpm18"/>
    <style:master-page style:name="Converted32" style:page-layout-name="Mpm19"/>
    <style:master-page style:name="Converted33" style:page-layout-name="Mpm2"/>
    <style:master-page style:name="Converted34" style:page-layout-name="Mpm20"/>
    <style:master-page style:name="Converted35" style:page-layout-name="Mpm2"/>
    <style:master-page style:name="Converted36" style:page-layout-name="Mpm12"/>
    <style:master-page style:name="Converted37" style:page-layout-name="Mpm18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1-18T14:04:41.564629203</dc:date>
    <meta:editing-duration>PT7M37S</meta:editing-duration>
    <meta:editing-cycles>2</meta:editing-cycles>
    <meta:generator>LibreOffice/7.1.4.2$MacOSX_X86_64 LibreOffice_project/a529a4fab45b75fefc5b6226684193eb000654f6</meta:generator>
    <meta:document-statistic meta:table-count="0" meta:image-count="0" meta:object-count="0" meta:page-count="39" meta:paragraph-count="540" meta:word-count="6366" meta:character-count="39240" meta:non-whitespace-character-count="30718"/>
  </office:meta>
</office:document-meta>
</file>